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74.15pt"/>
    </style:style>
    <style:style style:name="co3" style:family="table-column">
      <style:table-column-properties fo:break-before="auto" style:column-width="61.94pt"/>
    </style:style>
    <style:style style:name="co4" style:family="table-column">
      <style:table-column-properties fo:break-before="auto" style:column-width="66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put" table:style-name="ta1">
        <table:shapes>
          <draw:frame draw:z-index="0" draw:style-name="gr1" draw:text-style-name="P1" svg:width="453.51pt" svg:height="255.09pt" svg:x="492.12pt" svg:y="719.89pt">
            <draw:object draw:notify-on-update-of-ranges="output.A2:output.A401 output.B1:output.B1 output.B2:output.B4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1.87pt" svg:y="991.62pt">
            <draw:object draw:notify-on-update-of-ranges="output.A2:output.A401 output.C1:output.C1 output.C2:output.C4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90.31pt" svg:y="1392.04pt">
            <draw:object draw:notify-on-update-of-ranges="output.A2:output.A401 output.D1:output.D1 output.D2:output.D4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90.11pt" svg:y="1665.47pt">
            <draw:object draw:notify-on-update-of-ranges="output.A2:output.A401 output.E1:output.E1 output.E2:output.E40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48.61pt" svg:height="255.09pt" svg:x="489.03pt" svg:y="348.26pt">
            <draw:object draw:notify-on-update-of-ranges="output.A2:output.A401 output.B1:output.B1 output.B2:output.B401 output.C1:output.C1 output.C2:output.C401 output.D1:output.D1 output.D2:output.D401 output.E1:output.E1 output.E2:output.E40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484.78pt" svg:y="73.5pt">
            <draw:object draw:notify-on-update-of-ranges="output.A1:output.A1 output.A2:output.A401 output.G1:output.G1 output.G2:output.G40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visibility="collapse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<text:s/>Fill</text:p>
          </table:table-cell>
          <table:table-cell office:value-type="string" calcext:value-type="string">
            <text:p><text:s/>Copy</text:p>
          </table:table-cell>
          <table:table-cell office:value-type="string" calcext:value-type="string">
            <text:p><text:s/>AXPY</text:p>
          </table:table-cell>
          <table:table-cell office:value-type="string" calcext:value-type="string">
            <text:p><text:s/>DOT</text:p>
          </table:table-cell>
          <table:table-cell table:number-columns-repeated="2" office:value-type="string" calcext:value-type="string">
            <text:p><text:s/>Uncertain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00.171341" calcext:value-type="float">
            <text:p>11200.171341</text:p>
          </table:table-cell>
          <table:table-cell office:value-type="float" office:value="22875.199049" calcext:value-type="float">
            <text:p>22875.199049</text:p>
          </table:table-cell>
          <table:table-cell office:value-type="float" office:value="35588.731699" calcext:value-type="float">
            <text:p>35588.731699</text:p>
          </table:table-cell>
          <table:table-cell office:value-type="float" office:value="17223.554808" calcext:value-type="float">
            <text:p>17223.554808</text:p>
          </table:table-cell>
          <table:table-cell office:value-type="string" calcext:value-type="string">
            <text:p><text:s/>4.9%</text:p>
          </table:table-cell>
          <table:table-cell table:formula="of:=[.F2]+0" office:value-type="percentage" office:value="0.049" calcext:value-type="percentage">
            <text:p>4.9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99.613344" calcext:value-type="float">
            <text:p>13399.613344</text:p>
          </table:table-cell>
          <table:table-cell office:value-type="float" office:value="27452.421504" calcext:value-type="float">
            <text:p>27452.421504</text:p>
          </table:table-cell>
          <table:table-cell office:value-type="float" office:value="40814.950707" calcext:value-type="float">
            <text:p>40814.950707</text:p>
          </table:table-cell>
          <table:table-cell office:value-type="float" office:value="18935.672573" calcext:value-type="float">
            <text:p>18935.672573</text:p>
          </table:table-cell>
          <table:table-cell office:value-type="string" calcext:value-type="string">
            <text:p><text:s/>5.7%</text:p>
          </table:table-cell>
          <table:table-cell table:formula="of:=[.F3]+0" office:value-type="percentage" office:value="0.057" calcext:value-type="percentage">
            <text:p>5.7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583.299872" calcext:value-type="float">
            <text:p>12583.299872</text:p>
          </table:table-cell>
          <table:table-cell office:value-type="float" office:value="25444.153677" calcext:value-type="float">
            <text:p>25444.153677</text:p>
          </table:table-cell>
          <table:table-cell office:value-type="float" office:value="39342.590342" calcext:value-type="float">
            <text:p>39342.590342</text:p>
          </table:table-cell>
          <table:table-cell office:value-type="float" office:value="18742.46165" calcext:value-type="float">
            <text:p>18742.46165</text:p>
          </table:table-cell>
          <table:table-cell office:value-type="string" calcext:value-type="string">
            <text:p><text:s/>5.2%</text:p>
          </table:table-cell>
          <table:table-cell table:formula="of:=[.F4]+0" office:value-type="percentage" office:value="0.052" calcext:value-type="percentage">
            <text:p>5.2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065.929705" calcext:value-type="float">
            <text:p>13065.929705</text:p>
          </table:table-cell>
          <table:table-cell office:value-type="float" office:value="26612.129245" calcext:value-type="float">
            <text:p>26612.129245</text:p>
          </table:table-cell>
          <table:table-cell office:value-type="float" office:value="39196.383938" calcext:value-type="float">
            <text:p>39196.383938</text:p>
          </table:table-cell>
          <table:table-cell office:value-type="float" office:value="17912.369293" calcext:value-type="float">
            <text:p>17912.369293</text:p>
          </table:table-cell>
          <table:table-cell office:value-type="string" calcext:value-type="string">
            <text:p><text:s/>5.2%</text:p>
          </table:table-cell>
          <table:table-cell table:formula="of:=[.F5]+0" office:value-type="percentage" office:value="0.052" calcext:value-type="percentage">
            <text:p>5.20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37.729548" calcext:value-type="float">
            <text:p>12137.729548</text:p>
          </table:table-cell>
          <table:table-cell office:value-type="float" office:value="24248.373669" calcext:value-type="float">
            <text:p>24248.373669</text:p>
          </table:table-cell>
          <table:table-cell office:value-type="float" office:value="37651.653595" calcext:value-type="float">
            <text:p>37651.653595</text:p>
          </table:table-cell>
          <table:table-cell office:value-type="float" office:value="16847.399367" calcext:value-type="float">
            <text:p>16847.399367</text:p>
          </table:table-cell>
          <table:table-cell office:value-type="string" calcext:value-type="string">
            <text:p><text:s/>4.7%</text:p>
          </table:table-cell>
          <table:table-cell table:formula="of:=[.F6]+0" office:value-type="percentage" office:value="0.047" calcext:value-type="percentage">
            <text:p>4.70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02.43265" calcext:value-type="float">
            <text:p>12502.43265</text:p>
          </table:table-cell>
          <table:table-cell office:value-type="float" office:value="25793.874857" calcext:value-type="float">
            <text:p>25793.874857</text:p>
          </table:table-cell>
          <table:table-cell office:value-type="float" office:value="38722.031289" calcext:value-type="float">
            <text:p>38722.031289</text:p>
          </table:table-cell>
          <table:table-cell office:value-type="float" office:value="14306.364855" calcext:value-type="float">
            <text:p>14306.364855</text:p>
          </table:table-cell>
          <table:table-cell office:value-type="string" calcext:value-type="string">
            <text:p><text:s/>4.7%</text:p>
          </table:table-cell>
          <table:table-cell table:formula="of:=[.F7]+0" office:value-type="percentage" office:value="0.047" calcext:value-type="percentage">
            <text:p>4.7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210.285985" calcext:value-type="float">
            <text:p>12210.285985</text:p>
          </table:table-cell>
          <table:table-cell office:value-type="float" office:value="24590.45549" calcext:value-type="float">
            <text:p>24590.45549</text:p>
          </table:table-cell>
          <table:table-cell office:value-type="float" office:value="37581.744831" calcext:value-type="float">
            <text:p>37581.744831</text:p>
          </table:table-cell>
          <table:table-cell office:value-type="float" office:value="14865.187118" calcext:value-type="float">
            <text:p>14865.187118</text:p>
          </table:table-cell>
          <table:table-cell office:value-type="string" calcext:value-type="string">
            <text:p><text:s/>4.4%</text:p>
          </table:table-cell>
          <table:table-cell table:formula="of:=[.F8]+0" office:value-type="percentage" office:value="0.044" calcext:value-type="percentage">
            <text:p>4.4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480.145831" calcext:value-type="float">
            <text:p>13480.145831</text:p>
          </table:table-cell>
          <table:table-cell office:value-type="float" office:value="27510.758859" calcext:value-type="float">
            <text:p>27510.758859</text:p>
          </table:table-cell>
          <table:table-cell office:value-type="float" office:value="41210.909429" calcext:value-type="float">
            <text:p>41210.909429</text:p>
          </table:table-cell>
          <table:table-cell office:value-type="float" office:value="15861.85383" calcext:value-type="float">
            <text:p>15861.85383</text:p>
          </table:table-cell>
          <table:table-cell office:value-type="string" calcext:value-type="string">
            <text:p><text:s/>4.8%</text:p>
          </table:table-cell>
          <table:table-cell table:formula="of:=[.F9]+0" office:value-type="percentage" office:value="0.048" calcext:value-type="percentage">
            <text:p>4.80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842.635587" calcext:value-type="float">
            <text:p>11842.635587</text:p>
          </table:table-cell>
          <table:table-cell office:value-type="float" office:value="20220.416224" calcext:value-type="float">
            <text:p>20220.416224</text:p>
          </table:table-cell>
          <table:table-cell office:value-type="float" office:value="37865.369188" calcext:value-type="float">
            <text:p>37865.369188</text:p>
          </table:table-cell>
          <table:table-cell office:value-type="float" office:value="15214.003669" calcext:value-type="float">
            <text:p>15214.003669</text:p>
          </table:table-cell>
          <table:table-cell office:value-type="string" calcext:value-type="string">
            <text:p><text:s/>4.1%</text:p>
          </table:table-cell>
          <table:table-cell table:formula="of:=[.F10]+0" office:value-type="percentage" office:value="0.041" calcext:value-type="percentage">
            <text:p>4.10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40.880634" calcext:value-type="float">
            <text:p>13340.880634</text:p>
          </table:table-cell>
          <table:table-cell office:value-type="float" office:value="27060.655612" calcext:value-type="float">
            <text:p>27060.655612</text:p>
          </table:table-cell>
          <table:table-cell office:value-type="float" office:value="40366.439603" calcext:value-type="float">
            <text:p>40366.439603</text:p>
          </table:table-cell>
          <table:table-cell office:value-type="float" office:value="15479.530383" calcext:value-type="float">
            <text:p>15479.530383</text:p>
          </table:table-cell>
          <table:table-cell office:value-type="string" calcext:value-type="string">
            <text:p><text:s/>4.5%</text:p>
          </table:table-cell>
          <table:table-cell table:formula="of:=[.F11]+0" office:value-type="percentage" office:value="0.045" calcext:value-type="percentage">
            <text:p>4.50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261.660226" calcext:value-type="float">
            <text:p>12261.660226</text:p>
          </table:table-cell>
          <table:table-cell office:value-type="float" office:value="24799.408918" calcext:value-type="float">
            <text:p>24799.408918</text:p>
          </table:table-cell>
          <table:table-cell office:value-type="float" office:value="37749.077247" calcext:value-type="float">
            <text:p>37749.077247</text:p>
          </table:table-cell>
          <table:table-cell office:value-type="float" office:value="14619.343766" calcext:value-type="float">
            <text:p>14619.343766</text:p>
          </table:table-cell>
          <table:table-cell office:value-type="string" calcext:value-type="string">
            <text:p><text:s/>4.0%</text:p>
          </table:table-cell>
          <table:table-cell table:formula="of:=[.F12]+0"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74.243127" calcext:value-type="float">
            <text:p>13374.243127</text:p>
          </table:table-cell>
          <table:table-cell office:value-type="float" office:value="26248.849239" calcext:value-type="float">
            <text:p>26248.849239</text:p>
          </table:table-cell>
          <table:table-cell office:value-type="float" office:value="39383.86668" calcext:value-type="float">
            <text:p>39383.86668</text:p>
          </table:table-cell>
          <table:table-cell office:value-type="float" office:value="15694.452105" calcext:value-type="float">
            <text:p>15694.452105</text:p>
          </table:table-cell>
          <table:table-cell office:value-type="string" calcext:value-type="string">
            <text:p><text:s/>4.3%</text:p>
          </table:table-cell>
          <table:table-cell table:formula="of:=[.F13]+0" office:value-type="percentage" office:value="0.043" calcext:value-type="percentage">
            <text:p>4.30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849.265969" calcext:value-type="float">
            <text:p>12849.265969</text:p>
          </table:table-cell>
          <table:table-cell office:value-type="float" office:value="26236.805054" calcext:value-type="float">
            <text:p>26236.805054</text:p>
          </table:table-cell>
          <table:table-cell office:value-type="float" office:value="40234.358287" calcext:value-type="float">
            <text:p>40234.358287</text:p>
          </table:table-cell>
          <table:table-cell office:value-type="float" office:value="15880.211224" calcext:value-type="float">
            <text:p>15880.211224</text:p>
          </table:table-cell>
          <table:table-cell office:value-type="string" calcext:value-type="string">
            <text:p><text:s/>4.0%</text:p>
          </table:table-cell>
          <table:table-cell table:formula="of:=[.F14]+0"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791.952387" calcext:value-type="float">
            <text:p>12791.952387</text:p>
          </table:table-cell>
          <table:table-cell office:value-type="float" office:value="25873.93556" calcext:value-type="float">
            <text:p>25873.93556</text:p>
          </table:table-cell>
          <table:table-cell office:value-type="float" office:value="39717.526176" calcext:value-type="float">
            <text:p>39717.526176</text:p>
          </table:table-cell>
          <table:table-cell office:value-type="float" office:value="15863.120106" calcext:value-type="float">
            <text:p>15863.120106</text:p>
          </table:table-cell>
          <table:table-cell office:value-type="string" calcext:value-type="string">
            <text:p><text:s/>3.8%</text:p>
          </table:table-cell>
          <table:table-cell table:formula="of:=[.F15]+0" office:value-type="percentage" office:value="0.038" calcext:value-type="percentage">
            <text:p>3.80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796.150027" calcext:value-type="float">
            <text:p>13796.150027</text:p>
          </table:table-cell>
          <table:table-cell office:value-type="float" office:value="28096.559599" calcext:value-type="float">
            <text:p>28096.559599</text:p>
          </table:table-cell>
          <table:table-cell office:value-type="float" office:value="41848.696854" calcext:value-type="float">
            <text:p>41848.696854</text:p>
          </table:table-cell>
          <table:table-cell office:value-type="float" office:value="16419.16605" calcext:value-type="float">
            <text:p>16419.16605</text:p>
          </table:table-cell>
          <table:table-cell office:value-type="string" calcext:value-type="string">
            <text:p><text:s/>4.0%</text:p>
          </table:table-cell>
          <table:table-cell table:formula="of:=[.F16]+0"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228.401818" calcext:value-type="float">
            <text:p>13228.401818</text:p>
          </table:table-cell>
          <table:table-cell office:value-type="float" office:value="26813.440261" calcext:value-type="float">
            <text:p>26813.440261</text:p>
          </table:table-cell>
          <table:table-cell office:value-type="float" office:value="40976.39617" calcext:value-type="float">
            <text:p>40976.39617</text:p>
          </table:table-cell>
          <table:table-cell office:value-type="float" office:value="16524.329811" calcext:value-type="float">
            <text:p>16524.329811</text:p>
          </table:table-cell>
          <table:table-cell office:value-type="string" calcext:value-type="string">
            <text:p><text:s/>3.8%</text:p>
          </table:table-cell>
          <table:table-cell table:formula="of:=[.F17]+0" office:value-type="percentage" office:value="0.038" calcext:value-type="percentage">
            <text:p>3.80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145.938995" calcext:value-type="float">
            <text:p>13145.938995</text:p>
          </table:table-cell>
          <table:table-cell office:value-type="float" office:value="26638.077794" calcext:value-type="float">
            <text:p>26638.077794</text:p>
          </table:table-cell>
          <table:table-cell office:value-type="float" office:value="40882.285602" calcext:value-type="float">
            <text:p>40882.285602</text:p>
          </table:table-cell>
          <table:table-cell office:value-type="float" office:value="16505.586527" calcext:value-type="float">
            <text:p>16505.586527</text:p>
          </table:table-cell>
          <table:table-cell office:value-type="string" calcext:value-type="string">
            <text:p><text:s/>3.6%</text:p>
          </table:table-cell>
          <table:table-cell table:formula="of:=[.F18]+0" office:value-type="percentage" office:value="0.036" calcext:value-type="percentage">
            <text:p>3.6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80.648286" calcext:value-type="float">
            <text:p>13680.648286</text:p>
          </table:table-cell>
          <table:table-cell office:value-type="float" office:value="27786.425213" calcext:value-type="float">
            <text:p>27786.425213</text:p>
          </table:table-cell>
          <table:table-cell office:value-type="float" office:value="40994.36206" calcext:value-type="float">
            <text:p>40994.36206</text:p>
          </table:table-cell>
          <table:table-cell office:value-type="float" office:value="16369.762401" calcext:value-type="float">
            <text:p>16369.762401</text:p>
          </table:table-cell>
          <table:table-cell office:value-type="string" calcext:value-type="string">
            <text:p><text:s/>3.7%</text:p>
          </table:table-cell>
          <table:table-cell table:formula="of:=[.F19]+0" office:value-type="percentage" office:value="0.037" calcext:value-type="percentage">
            <text:p>3.7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737.216439" calcext:value-type="float">
            <text:p>13737.216439</text:p>
          </table:table-cell>
          <table:table-cell office:value-type="float" office:value="27727.558245" calcext:value-type="float">
            <text:p>27727.558245</text:p>
          </table:table-cell>
          <table:table-cell office:value-type="float" office:value="41353.99964" calcext:value-type="float">
            <text:p>41353.99964</text:p>
          </table:table-cell>
          <table:table-cell office:value-type="float" office:value="16564.881307" calcext:value-type="float">
            <text:p>16564.881307</text:p>
          </table:table-cell>
          <table:table-cell office:value-type="string" calcext:value-type="string">
            <text:p><text:s/>3.5%</text:p>
          </table:table-cell>
          <table:table-cell table:formula="of:=[.F20]+0" office:value-type="percentage" office:value="0.035" calcext:value-type="percentage">
            <text:p>3.50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84.19408" calcext:value-type="float">
            <text:p>13384.19408</text:p>
          </table:table-cell>
          <table:table-cell office:value-type="float" office:value="27062.643915" calcext:value-type="float">
            <text:p>27062.643915</text:p>
          </table:table-cell>
          <table:table-cell office:value-type="float" office:value="41062.107308" calcext:value-type="float">
            <text:p>41062.107308</text:p>
          </table:table-cell>
          <table:table-cell office:value-type="float" office:value="16609.455241" calcext:value-type="float">
            <text:p>16609.455241</text:p>
          </table:table-cell>
          <table:table-cell office:value-type="string" calcext:value-type="string">
            <text:p><text:s/>3.4%</text:p>
          </table:table-cell>
          <table:table-cell table:formula="of:=[.F21]+0" office:value-type="percentage" office:value="0.034" calcext:value-type="percentage">
            <text:p>3.40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859.560964" calcext:value-type="float">
            <text:p>12859.560964</text:p>
          </table:table-cell>
          <table:table-cell office:value-type="float" office:value="25740.198368" calcext:value-type="float">
            <text:p>25740.198368</text:p>
          </table:table-cell>
          <table:table-cell office:value-type="float" office:value="37927.617259" calcext:value-type="float">
            <text:p>37927.617259</text:p>
          </table:table-cell>
          <table:table-cell office:value-type="float" office:value="15497.350987" calcext:value-type="float">
            <text:p>15497.350987</text:p>
          </table:table-cell>
          <table:table-cell office:value-type="string" calcext:value-type="string">
            <text:p><text:s/>3.1%</text:p>
          </table:table-cell>
          <table:table-cell table:formula="of:=[.F22]+0" office:value-type="percentage" office:value="0.031" calcext:value-type="percentage">
            <text:p>3.10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771.220725" calcext:value-type="float">
            <text:p>13771.220725</text:p>
          </table:table-cell>
          <table:table-cell office:value-type="float" office:value="27774.049045" calcext:value-type="float">
            <text:p>27774.049045</text:p>
          </table:table-cell>
          <table:table-cell office:value-type="float" office:value="40483.519728" calcext:value-type="float">
            <text:p>40483.519728</text:p>
          </table:table-cell>
          <table:table-cell office:value-type="float" office:value="16191.984927" calcext:value-type="float">
            <text:p>16191.984927</text:p>
          </table:table-cell>
          <table:table-cell office:value-type="string" calcext:value-type="string">
            <text:p><text:s/>3.3%</text:p>
          </table:table-cell>
          <table:table-cell table:formula="of:=[.F23]+0" office:value-type="percentage" office:value="0.033" calcext:value-type="percentage">
            <text:p>3.30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973.366364" calcext:value-type="float">
            <text:p>13973.366364</text:p>
          </table:table-cell>
          <table:table-cell office:value-type="float" office:value="28265.775298" calcext:value-type="float">
            <text:p>28265.775298</text:p>
          </table:table-cell>
          <table:table-cell office:value-type="float" office:value="42238.69216" calcext:value-type="float">
            <text:p>42238.69216</text:p>
          </table:table-cell>
          <table:table-cell office:value-type="float" office:value="16777.929486" calcext:value-type="float">
            <text:p>16777.929486</text:p>
          </table:table-cell>
          <table:table-cell office:value-type="string" calcext:value-type="string">
            <text:p><text:s/>3.2%</text:p>
          </table:table-cell>
          <table:table-cell table:formula="of:=[.F24]+0" office:value-type="percentage" office:value="0.032" calcext:value-type="percentage">
            <text:p>3.20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542.1656" calcext:value-type="float">
            <text:p>13542.1656</text:p>
          </table:table-cell>
          <table:table-cell office:value-type="float" office:value="27287.495119" calcext:value-type="float">
            <text:p>27287.495119</text:p>
          </table:table-cell>
          <table:table-cell office:value-type="float" office:value="41543.242416" calcext:value-type="float">
            <text:p>41543.242416</text:p>
          </table:table-cell>
          <table:table-cell office:value-type="float" office:value="16869.690638" calcext:value-type="float">
            <text:p>16869.690638</text:p>
          </table:table-cell>
          <table:table-cell office:value-type="string" calcext:value-type="string">
            <text:p><text:s/>3.1%</text:p>
          </table:table-cell>
          <table:table-cell table:formula="of:=[.F25]+0" office:value-type="percentage" office:value="0.031" calcext:value-type="percentage">
            <text:p>3.1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89.426699" calcext:value-type="float">
            <text:p>13489.426699</text:p>
          </table:table-cell>
          <table:table-cell office:value-type="float" office:value="26986.329174" calcext:value-type="float">
            <text:p>26986.329174</text:p>
          </table:table-cell>
          <table:table-cell office:value-type="float" office:value="41210.917827" calcext:value-type="float">
            <text:p>41210.917827</text:p>
          </table:table-cell>
          <table:table-cell office:value-type="float" office:value="16775.173551" calcext:value-type="float">
            <text:p>16775.173551</text:p>
          </table:table-cell>
          <table:table-cell office:value-type="string" calcext:value-type="string">
            <text:p><text:s/>2.9%</text:p>
          </table:table-cell>
          <table:table-cell table:formula="of:=[.F26]+0" office:value-type="percentage" office:value="0.029" calcext:value-type="percentage">
            <text:p>2.90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513.696776" calcext:value-type="float">
            <text:p>13513.696776</text:p>
          </table:table-cell>
          <table:table-cell office:value-type="float" office:value="24481.646636" calcext:value-type="float">
            <text:p>24481.646636</text:p>
          </table:table-cell>
          <table:table-cell office:value-type="float" office:value="41241.585746" calcext:value-type="float">
            <text:p>41241.585746</text:p>
          </table:table-cell>
          <table:table-cell office:value-type="float" office:value="16551.501808" calcext:value-type="float">
            <text:p>16551.501808</text:p>
          </table:table-cell>
          <table:table-cell office:value-type="string" calcext:value-type="string">
            <text:p><text:s/>2.9%</text:p>
          </table:table-cell>
          <table:table-cell table:formula="of:=[.F27]+0" office:value-type="percentage" office:value="0.029" calcext:value-type="percentage">
            <text:p>2.90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138.968489" calcext:value-type="float">
            <text:p>12138.968489</text:p>
          </table:table-cell>
          <table:table-cell office:value-type="float" office:value="24493.891647" calcext:value-type="float">
            <text:p>24493.891647</text:p>
          </table:table-cell>
          <table:table-cell office:value-type="float" office:value="37907.478743" calcext:value-type="float">
            <text:p>37907.478743</text:p>
          </table:table-cell>
          <table:table-cell office:value-type="float" office:value="16761.995686" calcext:value-type="float">
            <text:p>16761.995686</text:p>
          </table:table-cell>
          <table:table-cell office:value-type="string" calcext:value-type="string">
            <text:p><text:s/>2.5%</text:p>
          </table:table-cell>
          <table:table-cell table:formula="of:=[.F28]+0" office:value-type="percentage" office:value="0.025" calcext:value-type="percentage">
            <text:p>2.50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654.486594" calcext:value-type="float">
            <text:p>13654.486594</text:p>
          </table:table-cell>
          <table:table-cell office:value-type="float" office:value="24264.918946" calcext:value-type="float">
            <text:p>24264.918946</text:p>
          </table:table-cell>
          <table:table-cell office:value-type="float" office:value="36044.020558" calcext:value-type="float">
            <text:p>36044.020558</text:p>
          </table:table-cell>
          <table:table-cell office:value-type="float" office:value="16602.410056" calcext:value-type="float">
            <text:p>16602.410056</text:p>
          </table:table-cell>
          <table:table-cell office:value-type="string" calcext:value-type="string">
            <text:p><text:s/>2.7%</text:p>
          </table:table-cell>
          <table:table-cell table:formula="of:=[.F29]+0" office:value-type="percentage" office:value="0.027" calcext:value-type="percentage">
            <text:p>2.70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601.376148" calcext:value-type="float">
            <text:p>13601.376148</text:p>
          </table:table-cell>
          <table:table-cell office:value-type="float" office:value="24535.140965" calcext:value-type="float">
            <text:p>24535.140965</text:p>
          </table:table-cell>
          <table:table-cell office:value-type="float" office:value="36226.054982" calcext:value-type="float">
            <text:p>36226.054982</text:p>
          </table:table-cell>
          <table:table-cell office:value-type="float" office:value="16510.765936" calcext:value-type="float">
            <text:p>16510.765936</text:p>
          </table:table-cell>
          <table:table-cell office:value-type="string" calcext:value-type="string">
            <text:p><text:s/>2.6%</text:p>
          </table:table-cell>
          <table:table-cell table:formula="of:=[.F30]+0" office:value-type="percentage" office:value="0.026" calcext:value-type="percentage">
            <text:p>2.60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71.533447" calcext:value-type="float">
            <text:p>13571.533447</text:p>
          </table:table-cell>
          <table:table-cell office:value-type="float" office:value="25164.451358" calcext:value-type="float">
            <text:p>25164.451358</text:p>
          </table:table-cell>
          <table:table-cell office:value-type="float" office:value="36562.844633" calcext:value-type="float">
            <text:p>36562.844633</text:p>
          </table:table-cell>
          <table:table-cell office:value-type="float" office:value="16648.950726" calcext:value-type="float">
            <text:p>16648.950726</text:p>
          </table:table-cell>
          <table:table-cell office:value-type="string" calcext:value-type="string">
            <text:p><text:s/>2.5%</text:p>
          </table:table-cell>
          <table:table-cell table:formula="of:=[.F31]+0" office:value-type="percentage" office:value="0.025" calcext:value-type="percentage">
            <text:p>2.50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42.320868" calcext:value-type="float">
            <text:p>12042.320868</text:p>
          </table:table-cell>
          <table:table-cell office:value-type="float" office:value="25010.494839" calcext:value-type="float">
            <text:p>25010.494839</text:p>
          </table:table-cell>
          <table:table-cell office:value-type="float" office:value="36349.091321" calcext:value-type="float">
            <text:p>36349.091321</text:p>
          </table:table-cell>
          <table:table-cell office:value-type="float" office:value="16228.078267" calcext:value-type="float">
            <text:p>16228.078267</text:p>
          </table:table-cell>
          <table:table-cell office:value-type="string" calcext:value-type="string">
            <text:p><text:s/>2.2%</text:p>
          </table:table-cell>
          <table:table-cell table:formula="of:=[.F32]+0" office:value-type="percentage" office:value="0.022" calcext:value-type="percentage">
            <text:p>2.20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300.5014" calcext:value-type="float">
            <text:p>12300.5014</text:p>
          </table:table-cell>
          <table:table-cell office:value-type="float" office:value="25368.217932" calcext:value-type="float">
            <text:p>25368.217932</text:p>
          </table:table-cell>
          <table:table-cell office:value-type="float" office:value="36305.410426" calcext:value-type="float">
            <text:p>36305.410426</text:p>
          </table:table-cell>
          <table:table-cell office:value-type="float" office:value="16208.823974" calcext:value-type="float">
            <text:p>16208.823974</text:p>
          </table:table-cell>
          <table:table-cell office:value-type="string" calcext:value-type="string">
            <text:p><text:s/>2.2%</text:p>
          </table:table-cell>
          <table:table-cell table:formula="of:=[.F33]+0" office:value-type="percentage" office:value="0.022" calcext:value-type="percentage">
            <text:p>2.20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643.028998" calcext:value-type="float">
            <text:p>12643.028998</text:p>
          </table:table-cell>
          <table:table-cell office:value-type="float" office:value="25911.697594" calcext:value-type="float">
            <text:p>25911.697594</text:p>
          </table:table-cell>
          <table:table-cell office:value-type="float" office:value="37066.153608" calcext:value-type="float">
            <text:p>37066.153608</text:p>
          </table:table-cell>
          <table:table-cell office:value-type="float" office:value="16450.843704" calcext:value-type="float">
            <text:p>16450.843704</text:p>
          </table:table-cell>
          <table:table-cell office:value-type="string" calcext:value-type="string">
            <text:p><text:s/>2.2%</text:p>
          </table:table-cell>
          <table:table-cell table:formula="of:=[.F34]+0" office:value-type="percentage" office:value="0.022" calcext:value-type="percentage">
            <text:p>2.2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31.751078" calcext:value-type="float">
            <text:p>12831.751078</text:p>
          </table:table-cell>
          <table:table-cell office:value-type="float" office:value="26315.118034" calcext:value-type="float">
            <text:p>26315.118034</text:p>
          </table:table-cell>
          <table:table-cell office:value-type="float" office:value="37467.66369" calcext:value-type="float">
            <text:p>37467.66369</text:p>
          </table:table-cell>
          <table:table-cell office:value-type="float" office:value="16454.460155" calcext:value-type="float">
            <text:p>16454.460155</text:p>
          </table:table-cell>
          <table:table-cell office:value-type="string" calcext:value-type="string">
            <text:p><text:s/>2.2%</text:p>
          </table:table-cell>
          <table:table-cell table:formula="of:=[.F35]+0" office:value-type="percentage" office:value="0.022" calcext:value-type="percentage">
            <text:p>2.2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22.463674" calcext:value-type="float">
            <text:p>13022.463674</text:p>
          </table:table-cell>
          <table:table-cell office:value-type="float" office:value="26271.667493" calcext:value-type="float">
            <text:p>26271.667493</text:p>
          </table:table-cell>
          <table:table-cell office:value-type="float" office:value="36934.619175" calcext:value-type="float">
            <text:p>36934.619175</text:p>
          </table:table-cell>
          <table:table-cell office:value-type="float" office:value="16279.239967" calcext:value-type="float">
            <text:p>16279.239967</text:p>
          </table:table-cell>
          <table:table-cell office:value-type="string" calcext:value-type="string">
            <text:p><text:s/>2.1%</text:p>
          </table:table-cell>
          <table:table-cell table:formula="of:=[.F36]+0" office:value-type="percentage" office:value="0.021" calcext:value-type="percentage">
            <text:p>2.10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194.532414" calcext:value-type="float">
            <text:p>14194.532414</text:p>
          </table:table-cell>
          <table:table-cell office:value-type="float" office:value="27162.113432" calcext:value-type="float">
            <text:p>27162.113432</text:p>
          </table:table-cell>
          <table:table-cell office:value-type="float" office:value="37795.358397" calcext:value-type="float">
            <text:p>37795.358397</text:p>
          </table:table-cell>
          <table:table-cell office:value-type="float" office:value="16225.232336" calcext:value-type="float">
            <text:p>16225.232336</text:p>
          </table:table-cell>
          <table:table-cell office:value-type="string" calcext:value-type="string">
            <text:p><text:s/>2.2%</text:p>
          </table:table-cell>
          <table:table-cell table:formula="of:=[.F37]+0" office:value-type="percentage" office:value="0.022" calcext:value-type="percentage">
            <text:p>2.20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4.905613" calcext:value-type="float">
            <text:p>14554.905613</text:p>
          </table:table-cell>
          <table:table-cell office:value-type="float" office:value="27743.204735" calcext:value-type="float">
            <text:p>27743.204735</text:p>
          </table:table-cell>
          <table:table-cell office:value-type="float" office:value="38390.062243" calcext:value-type="float">
            <text:p>38390.062243</text:p>
          </table:table-cell>
          <table:table-cell office:value-type="float" office:value="16358.00634" calcext:value-type="float">
            <text:p>16358.00634</text:p>
          </table:table-cell>
          <table:table-cell office:value-type="string" calcext:value-type="string">
            <text:p><text:s/>2.2%</text:p>
          </table:table-cell>
          <table:table-cell table:formula="of:=[.F38]+0" office:value-type="percentage" office:value="0.022" calcext:value-type="percentage">
            <text:p>2.20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917.564107" calcext:value-type="float">
            <text:p>13917.564107</text:p>
          </table:table-cell>
          <table:table-cell office:value-type="float" office:value="27457.535239" calcext:value-type="float">
            <text:p>27457.535239</text:p>
          </table:table-cell>
          <table:table-cell office:value-type="float" office:value="37922.534777" calcext:value-type="float">
            <text:p>37922.534777</text:p>
          </table:table-cell>
          <table:table-cell office:value-type="float" office:value="16245.995407" calcext:value-type="float">
            <text:p>16245.995407</text:p>
          </table:table-cell>
          <table:table-cell office:value-type="string" calcext:value-type="string">
            <text:p><text:s/>2.1%</text:p>
          </table:table-cell>
          <table:table-cell table:formula="of:=[.F39]+0" office:value-type="percentage" office:value="0.021" calcext:value-type="percentage">
            <text:p>2.10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906.528904" calcext:value-type="float">
            <text:p>13906.528904</text:p>
          </table:table-cell>
          <table:table-cell office:value-type="float" office:value="27405.221778" calcext:value-type="float">
            <text:p>27405.221778</text:p>
          </table:table-cell>
          <table:table-cell office:value-type="float" office:value="37685.706871" calcext:value-type="float">
            <text:p>37685.706871</text:p>
          </table:table-cell>
          <table:table-cell office:value-type="float" office:value="16035.613737" calcext:value-type="float">
            <text:p>16035.613737</text:p>
          </table:table-cell>
          <table:table-cell office:value-type="string" calcext:value-type="string">
            <text:p><text:s/>2.0%</text:p>
          </table:table-cell>
          <table:table-cell table:formula="of:=[.F40]+0"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34.772211" calcext:value-type="float">
            <text:p>15034.772211</text:p>
          </table:table-cell>
          <table:table-cell office:value-type="float" office:value="27957.483607" calcext:value-type="float">
            <text:p>27957.483607</text:p>
          </table:table-cell>
          <table:table-cell office:value-type="float" office:value="37924.427066" calcext:value-type="float">
            <text:p>37924.427066</text:p>
          </table:table-cell>
          <table:table-cell office:value-type="float" office:value="15823.289235" calcext:value-type="float">
            <text:p>15823.289235</text:p>
          </table:table-cell>
          <table:table-cell office:value-type="string" calcext:value-type="string">
            <text:p><text:s/>2.1%</text:p>
          </table:table-cell>
          <table:table-cell table:formula="of:=[.F41]+0" office:value-type="percentage" office:value="0.021" calcext:value-type="percentage">
            <text:p>2.10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984.981167" calcext:value-type="float">
            <text:p>13984.981167</text:p>
          </table:table-cell>
          <table:table-cell office:value-type="float" office:value="26866.746763" calcext:value-type="float">
            <text:p>26866.746763</text:p>
          </table:table-cell>
          <table:table-cell office:value-type="float" office:value="36286.884106" calcext:value-type="float">
            <text:p>36286.884106</text:p>
          </table:table-cell>
          <table:table-cell office:value-type="float" office:value="15382.811849" calcext:value-type="float">
            <text:p>15382.811849</text:p>
          </table:table-cell>
          <table:table-cell office:value-type="string" calcext:value-type="string">
            <text:p><text:s/>1.9%</text:p>
          </table:table-cell>
          <table:table-cell table:formula="of:=[.F42]+0" office:value-type="percentage" office:value="0.019" calcext:value-type="percentage">
            <text:p>1.9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9.848906" calcext:value-type="float">
            <text:p>14559.848906</text:p>
          </table:table-cell>
          <table:table-cell office:value-type="float" office:value="28099.191405" calcext:value-type="float">
            <text:p>28099.191405</text:p>
          </table:table-cell>
          <table:table-cell office:value-type="float" office:value="37579.854344" calcext:value-type="float">
            <text:p>37579.854344</text:p>
          </table:table-cell>
          <table:table-cell office:value-type="float" office:value="15762.999372" calcext:value-type="float">
            <text:p>15762.999372</text:p>
          </table:table-cell>
          <table:table-cell office:value-type="string" calcext:value-type="string">
            <text:p><text:s/>1.9%</text:p>
          </table:table-cell>
          <table:table-cell table:formula="of:=[.F43]+0" office:value-type="percentage" office:value="0.019" calcext:value-type="percentage">
            <text:p>1.90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847.298595" calcext:value-type="float">
            <text:p>14847.298595</text:p>
          </table:table-cell>
          <table:table-cell office:value-type="float" office:value="27592.657883" calcext:value-type="float">
            <text:p>27592.657883</text:p>
          </table:table-cell>
          <table:table-cell office:value-type="float" office:value="35876.088614" calcext:value-type="float">
            <text:p>35876.088614</text:p>
          </table:table-cell>
          <table:table-cell office:value-type="float" office:value="14837.334144" calcext:value-type="float">
            <text:p>14837.334144</text:p>
          </table:table-cell>
          <table:table-cell office:value-type="string" calcext:value-type="string">
            <text:p><text:s/>1.9%</text:p>
          </table:table-cell>
          <table:table-cell table:formula="of:=[.F44]+0" office:value-type="percentage" office:value="0.019" calcext:value-type="percentage">
            <text:p>1.90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269.261004" calcext:value-type="float">
            <text:p>14269.261004</text:p>
          </table:table-cell>
          <table:table-cell office:value-type="float" office:value="27304.284142" calcext:value-type="float">
            <text:p>27304.284142</text:p>
          </table:table-cell>
          <table:table-cell office:value-type="float" office:value="36284.719083" calcext:value-type="float">
            <text:p>36284.719083</text:p>
          </table:table-cell>
          <table:table-cell office:value-type="float" office:value="14897.686879" calcext:value-type="float">
            <text:p>14897.686879</text:p>
          </table:table-cell>
          <table:table-cell office:value-type="string" calcext:value-type="string">
            <text:p><text:s/>1.8%</text:p>
          </table:table-cell>
          <table:table-cell table:formula="of:=[.F45]+0" office:value-type="percentage" office:value="0.018" calcext:value-type="percentage">
            <text:p>1.80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911.889215" calcext:value-type="float">
            <text:p>14911.889215</text:p>
          </table:table-cell>
          <table:table-cell office:value-type="float" office:value="27212.425535" calcext:value-type="float">
            <text:p>27212.425535</text:p>
          </table:table-cell>
          <table:table-cell office:value-type="float" office:value="35612.460318" calcext:value-type="float">
            <text:p>35612.460318</text:p>
          </table:table-cell>
          <table:table-cell office:value-type="float" office:value="14195.735583" calcext:value-type="float">
            <text:p>14195.735583</text:p>
          </table:table-cell>
          <table:table-cell office:value-type="string" calcext:value-type="string">
            <text:p><text:s/>1.8%</text:p>
          </table:table-cell>
          <table:table-cell table:formula="of:=[.F46]+0" office:value-type="percentage" office:value="0.018" calcext:value-type="percentage">
            <text:p>1.80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466.783465" calcext:value-type="float">
            <text:p>15466.783465</text:p>
          </table:table-cell>
          <table:table-cell office:value-type="float" office:value="29013.908237" calcext:value-type="float">
            <text:p>29013.908237</text:p>
          </table:table-cell>
          <table:table-cell office:value-type="float" office:value="38008.821992" calcext:value-type="float">
            <text:p>38008.821992</text:p>
          </table:table-cell>
          <table:table-cell office:value-type="float" office:value="15454.41776" calcext:value-type="float">
            <text:p>15454.41776</text:p>
          </table:table-cell>
          <table:table-cell office:value-type="string" calcext:value-type="string">
            <text:p><text:s/>1.8%</text:p>
          </table:table-cell>
          <table:table-cell table:formula="of:=[.F47]+0" office:value-type="percentage" office:value="0.018" calcext:value-type="percentage">
            <text:p>1.80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893.803536" calcext:value-type="float">
            <text:p>15893.803536</text:p>
          </table:table-cell>
          <table:table-cell office:value-type="float" office:value="29554.086728" calcext:value-type="float">
            <text:p>29554.086728</text:p>
          </table:table-cell>
          <table:table-cell office:value-type="float" office:value="38518.812551" calcext:value-type="float">
            <text:p>38518.812551</text:p>
          </table:table-cell>
          <table:table-cell office:value-type="float" office:value="15594.092722" calcext:value-type="float">
            <text:p>15594.092722</text:p>
          </table:table-cell>
          <table:table-cell office:value-type="string" calcext:value-type="string">
            <text:p><text:s/>1.8%</text:p>
          </table:table-cell>
          <table:table-cell table:formula="of:=[.F48]+0" office:value-type="percentage" office:value="0.018" calcext:value-type="percentage">
            <text:p>1.80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772.791599" calcext:value-type="float">
            <text:p>16772.791599</text:p>
          </table:table-cell>
          <table:table-cell office:value-type="float" office:value="29890.593288" calcext:value-type="float">
            <text:p>29890.593288</text:p>
          </table:table-cell>
          <table:table-cell office:value-type="float" office:value="38452.748658" calcext:value-type="float">
            <text:p>38452.748658</text:p>
          </table:table-cell>
          <table:table-cell office:value-type="float" office:value="15375.066429" calcext:value-type="float">
            <text:p>15375.066429</text:p>
          </table:table-cell>
          <table:table-cell office:value-type="string" calcext:value-type="string">
            <text:p><text:s/>1.9%</text:p>
          </table:table-cell>
          <table:table-cell table:formula="of:=[.F49]+0" office:value-type="percentage" office:value="0.019" calcext:value-type="percentage">
            <text:p>1.9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29.440089" calcext:value-type="float">
            <text:p>17329.440089</text:p>
          </table:table-cell>
          <table:table-cell office:value-type="float" office:value="30554.616614" calcext:value-type="float">
            <text:p>30554.616614</text:p>
          </table:table-cell>
          <table:table-cell office:value-type="float" office:value="39199.62737" calcext:value-type="float">
            <text:p>39199.62737</text:p>
          </table:table-cell>
          <table:table-cell office:value-type="float" office:value="15496.660696" calcext:value-type="float">
            <text:p>15496.660696</text:p>
          </table:table-cell>
          <table:table-cell office:value-type="string" calcext:value-type="string">
            <text:p><text:s/>1.9%</text:p>
          </table:table-cell>
          <table:table-cell table:formula="of:=[.F50]+0" office:value-type="percentage" office:value="0.019" calcext:value-type="percentage">
            <text:p>1.90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682.863959" calcext:value-type="float">
            <text:p>16682.863959</text:p>
          </table:table-cell>
          <table:table-cell office:value-type="float" office:value="30199.412464" calcext:value-type="float">
            <text:p>30199.412464</text:p>
          </table:table-cell>
          <table:table-cell office:value-type="float" office:value="38788.7822" calcext:value-type="float">
            <text:p>38788.7822</text:p>
          </table:table-cell>
          <table:table-cell office:value-type="float" office:value="15518.91899" calcext:value-type="float">
            <text:p>15518.91899</text:p>
          </table:table-cell>
          <table:table-cell office:value-type="string" calcext:value-type="string">
            <text:p><text:s/>1.8%</text:p>
          </table:table-cell>
          <table:table-cell table:formula="of:=[.F51]+0" office:value-type="percentage" office:value="0.018" calcext:value-type="percentage">
            <text:p>1.80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571.037968" calcext:value-type="float">
            <text:p>16571.037968</text:p>
          </table:table-cell>
          <table:table-cell office:value-type="float" office:value="30009.552416" calcext:value-type="float">
            <text:p>30009.552416</text:p>
          </table:table-cell>
          <table:table-cell office:value-type="float" office:value="37725.172912" calcext:value-type="float">
            <text:p>37725.172912</text:p>
          </table:table-cell>
          <table:table-cell office:value-type="float" office:value="14917.163221" calcext:value-type="float">
            <text:p>14917.163221</text:p>
          </table:table-cell>
          <table:table-cell office:value-type="string" calcext:value-type="string">
            <text:p><text:s/>1.7%</text:p>
          </table:table-cell>
          <table:table-cell table:formula="of:=[.F52]+0" office:value-type="percentage" office:value="0.017" calcext:value-type="percentage">
            <text:p>1.7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450.350262" calcext:value-type="float">
            <text:p>17450.350262</text:p>
          </table:table-cell>
          <table:table-cell office:value-type="float" office:value="30559.665458" calcext:value-type="float">
            <text:p>30559.665458</text:p>
          </table:table-cell>
          <table:table-cell office:value-type="float" office:value="38277.344711" calcext:value-type="float">
            <text:p>38277.344711</text:p>
          </table:table-cell>
          <table:table-cell office:value-type="float" office:value="15100.200578" calcext:value-type="float">
            <text:p>15100.200578</text:p>
          </table:table-cell>
          <table:table-cell office:value-type="string" calcext:value-type="string">
            <text:p><text:s/>1.7%</text:p>
          </table:table-cell>
          <table:table-cell table:formula="of:=[.F53]+0" office:value-type="percentage" office:value="0.017" calcext:value-type="percentage">
            <text:p>1.70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816.561206" calcext:value-type="float">
            <text:p>17816.561206</text:p>
          </table:table-cell>
          <table:table-cell office:value-type="float" office:value="30260.325127" calcext:value-type="float">
            <text:p>30260.325127</text:p>
          </table:table-cell>
          <table:table-cell office:value-type="float" office:value="37979.842762" calcext:value-type="float">
            <text:p>37979.842762</text:p>
          </table:table-cell>
          <table:table-cell office:value-type="float" office:value="14900.556083" calcext:value-type="float">
            <text:p>14900.556083</text:p>
          </table:table-cell>
          <table:table-cell office:value-type="string" calcext:value-type="string">
            <text:p><text:s/>1.7%</text:p>
          </table:table-cell>
          <table:table-cell table:formula="of:=[.F54]+0" office:value-type="percentage" office:value="0.017" calcext:value-type="percentage">
            <text:p>1.70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05.104614" calcext:value-type="float">
            <text:p>18005.104614</text:p>
          </table:table-cell>
          <table:table-cell office:value-type="float" office:value="30413.963076" calcext:value-type="float">
            <text:p>30413.963076</text:p>
          </table:table-cell>
          <table:table-cell office:value-type="float" office:value="38723.547731" calcext:value-type="float">
            <text:p>38723.547731</text:p>
          </table:table-cell>
          <table:table-cell office:value-type="float" office:value="15141.016721" calcext:value-type="float">
            <text:p>15141.016721</text:p>
          </table:table-cell>
          <table:table-cell office:value-type="string" calcext:value-type="string">
            <text:p><text:s/>1.7%</text:p>
          </table:table-cell>
          <table:table-cell table:formula="of:=[.F55]+0" office:value-type="percentage" office:value="0.017" calcext:value-type="percentage">
            <text:p>1.70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381.154236" calcext:value-type="float">
            <text:p>19381.154236</text:p>
          </table:table-cell>
          <table:table-cell office:value-type="float" office:value="32693.38787" calcext:value-type="float">
            <text:p>32693.38787</text:p>
          </table:table-cell>
          <table:table-cell office:value-type="float" office:value="40329.781432" calcext:value-type="float">
            <text:p>40329.781432</text:p>
          </table:table-cell>
          <table:table-cell office:value-type="float" office:value="15654.990132" calcext:value-type="float">
            <text:p>15654.990132</text:p>
          </table:table-cell>
          <table:table-cell office:value-type="string" calcext:value-type="string">
            <text:p><text:s/>1.8%</text:p>
          </table:table-cell>
          <table:table-cell table:formula="of:=[.F56]+0" office:value-type="percentage" office:value="0.018" calcext:value-type="percentage">
            <text:p>1.80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612.890668" calcext:value-type="float">
            <text:p>18612.890668</text:p>
          </table:table-cell>
          <table:table-cell office:value-type="float" office:value="32525.101658" calcext:value-type="float">
            <text:p>32525.101658</text:p>
          </table:table-cell>
          <table:table-cell office:value-type="float" office:value="40072.829063" calcext:value-type="float">
            <text:p>40072.829063</text:p>
          </table:table-cell>
          <table:table-cell office:value-type="float" office:value="15507.842862" calcext:value-type="float">
            <text:p>15507.842862</text:p>
          </table:table-cell>
          <table:table-cell office:value-type="string" calcext:value-type="string">
            <text:p><text:s/>1.6%</text:p>
          </table:table-cell>
          <table:table-cell table:formula="of:=[.F57]+0" office:value-type="percentage" office:value="0.016" calcext:value-type="percentage">
            <text:p>1.60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630.676678" calcext:value-type="float">
            <text:p>18630.676678</text:p>
          </table:table-cell>
          <table:table-cell office:value-type="float" office:value="32015.263989" calcext:value-type="float">
            <text:p>32015.263989</text:p>
          </table:table-cell>
          <table:table-cell office:value-type="float" office:value="39727.653928" calcext:value-type="float">
            <text:p>39727.653928</text:p>
          </table:table-cell>
          <table:table-cell office:value-type="float" office:value="15444.489155" calcext:value-type="float">
            <text:p>15444.489155</text:p>
          </table:table-cell>
          <table:table-cell office:value-type="string" calcext:value-type="string">
            <text:p><text:s/>1.6%</text:p>
          </table:table-cell>
          <table:table-cell table:formula="of:=[.F58]+0" office:value-type="percentage" office:value="0.016" calcext:value-type="percentage">
            <text:p>1.60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598.74035" calcext:value-type="float">
            <text:p>19598.74035</text:p>
          </table:table-cell>
          <table:table-cell office:value-type="float" office:value="33559.952674" calcext:value-type="float">
            <text:p>33559.952674</text:p>
          </table:table-cell>
          <table:table-cell office:value-type="float" office:value="41233.552286" calcext:value-type="float">
            <text:p>41233.552286</text:p>
          </table:table-cell>
          <table:table-cell office:value-type="float" office:value="15877.490455" calcext:value-type="float">
            <text:p>15877.490455</text:p>
          </table:table-cell>
          <table:table-cell office:value-type="string" calcext:value-type="string">
            <text:p><text:s/>1.6%</text:p>
          </table:table-cell>
          <table:table-cell table:formula="of:=[.F59]+0" office:value-type="percentage" office:value="0.016" calcext:value-type="percentage">
            <text:p>1.60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561.153697" calcext:value-type="float">
            <text:p>20561.153697</text:p>
          </table:table-cell>
          <table:table-cell office:value-type="float" office:value="33651.733001" calcext:value-type="float">
            <text:p>33651.733001</text:p>
          </table:table-cell>
          <table:table-cell office:value-type="float" office:value="40873.684612" calcext:value-type="float">
            <text:p>40873.684612</text:p>
          </table:table-cell>
          <table:table-cell office:value-type="float" office:value="15589.693226" calcext:value-type="float">
            <text:p>15589.693226</text:p>
          </table:table-cell>
          <table:table-cell office:value-type="string" calcext:value-type="string">
            <text:p><text:s/>1.7%</text:p>
          </table:table-cell>
          <table:table-cell table:formula="of:=[.F60]+0" office:value-type="percentage" office:value="0.017" calcext:value-type="percentage">
            <text:p>1.70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757.077634" calcext:value-type="float">
            <text:p>19757.077634</text:p>
          </table:table-cell>
          <table:table-cell office:value-type="float" office:value="33252.553678" calcext:value-type="float">
            <text:p>33252.553678</text:p>
          </table:table-cell>
          <table:table-cell office:value-type="float" office:value="40570.070878" calcext:value-type="float">
            <text:p>40570.070878</text:p>
          </table:table-cell>
          <table:table-cell office:value-type="float" office:value="15565.146797" calcext:value-type="float">
            <text:p>15565.146797</text:p>
          </table:table-cell>
          <table:table-cell office:value-type="string" calcext:value-type="string">
            <text:p><text:s/>1.6%</text:p>
          </table:table-cell>
          <table:table-cell table:formula="of:=[.F61]+0" office:value-type="percentage" office:value="0.016" calcext:value-type="percentage">
            <text:p>1.60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245.906349" calcext:value-type="float">
            <text:p>21245.906349</text:p>
          </table:table-cell>
          <table:table-cell office:value-type="float" office:value="34473.915481" calcext:value-type="float">
            <text:p>34473.915481</text:p>
          </table:table-cell>
          <table:table-cell office:value-type="float" office:value="41557.41086" calcext:value-type="float">
            <text:p>41557.41086</text:p>
          </table:table-cell>
          <table:table-cell office:value-type="float" office:value="15677.406838" calcext:value-type="float">
            <text:p>15677.406838</text:p>
          </table:table-cell>
          <table:table-cell office:value-type="string" calcext:value-type="string">
            <text:p><text:s/>1.6%</text:p>
          </table:table-cell>
          <table:table-cell table:formula="of:=[.F62]+0" office:value-type="percentage" office:value="0.016" calcext:value-type="percentage">
            <text:p>1.60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724.876382" calcext:value-type="float">
            <text:p>20724.876382</text:p>
          </table:table-cell>
          <table:table-cell office:value-type="float" office:value="34490.590801" calcext:value-type="float">
            <text:p>34490.590801</text:p>
          </table:table-cell>
          <table:table-cell office:value-type="float" office:value="41468.478409" calcext:value-type="float">
            <text:p>41468.478409</text:p>
          </table:table-cell>
          <table:table-cell office:value-type="float" office:value="15755.831944" calcext:value-type="float">
            <text:p>15755.831944</text:p>
          </table:table-cell>
          <table:table-cell office:value-type="string" calcext:value-type="string">
            <text:p><text:s/>1.5%</text:p>
          </table:table-cell>
          <table:table-cell table:formula="of:=[.F63]+0" office:value-type="percentage" office:value="0.015" calcext:value-type="percentage">
            <text:p>1.50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913.953932" calcext:value-type="float">
            <text:p>21913.953932</text:p>
          </table:table-cell>
          <table:table-cell office:value-type="float" office:value="35045.238041" calcext:value-type="float">
            <text:p>35045.238041</text:p>
          </table:table-cell>
          <table:table-cell office:value-type="float" office:value="41827.033398" calcext:value-type="float">
            <text:p>41827.033398</text:p>
          </table:table-cell>
          <table:table-cell office:value-type="float" office:value="15687.451607" calcext:value-type="float">
            <text:p>15687.451607</text:p>
          </table:table-cell>
          <table:table-cell office:value-type="string" calcext:value-type="string">
            <text:p><text:s/>1.6%</text:p>
          </table:table-cell>
          <table:table-cell table:formula="of:=[.F64]+0" office:value-type="percentage" office:value="0.016" calcext:value-type="percentage">
            <text:p>1.60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062.540882" calcext:value-type="float">
            <text:p>21062.540882</text:p>
          </table:table-cell>
          <table:table-cell office:value-type="float" office:value="35018.450075" calcext:value-type="float">
            <text:p>35018.450075</text:p>
          </table:table-cell>
          <table:table-cell office:value-type="float" office:value="41651.879211" calcext:value-type="float">
            <text:p>41651.879211</text:p>
          </table:table-cell>
          <table:table-cell office:value-type="float" office:value="15718.141735" calcext:value-type="float">
            <text:p>15718.141735</text:p>
          </table:table-cell>
          <table:table-cell office:value-type="string" calcext:value-type="string">
            <text:p><text:s/>1.5%</text:p>
          </table:table-cell>
          <table:table-cell table:formula="of:=[.F65]+0" office:value-type="percentage" office:value="0.015" calcext:value-type="percentage">
            <text:p>1.50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311.185613" calcext:value-type="float">
            <text:p>21311.185613</text:p>
          </table:table-cell>
          <table:table-cell office:value-type="float" office:value="35160.369669" calcext:value-type="float">
            <text:p>35160.369669</text:p>
          </table:table-cell>
          <table:table-cell office:value-type="float" office:value="41526.842567" calcext:value-type="float">
            <text:p>41526.842567</text:p>
          </table:table-cell>
          <table:table-cell office:value-type="float" office:value="15639.334631" calcext:value-type="float">
            <text:p>15639.334631</text:p>
          </table:table-cell>
          <table:table-cell office:value-type="string" calcext:value-type="string">
            <text:p><text:s/>1.5%</text:p>
          </table:table-cell>
          <table:table-cell table:formula="of:=[.F66]+0" office:value-type="percentage" office:value="0.015" calcext:value-type="percentage">
            <text:p>1.50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794.48688" calcext:value-type="float">
            <text:p>22794.48688</text:p>
          </table:table-cell>
          <table:table-cell office:value-type="float" office:value="35756.061354" calcext:value-type="float">
            <text:p>35756.061354</text:p>
          </table:table-cell>
          <table:table-cell office:value-type="float" office:value="42227.686045" calcext:value-type="float">
            <text:p>42227.686045</text:p>
          </table:table-cell>
          <table:table-cell office:value-type="float" office:value="15656.713934" calcext:value-type="float">
            <text:p>15656.713934</text:p>
          </table:table-cell>
          <table:table-cell office:value-type="string" calcext:value-type="string">
            <text:p><text:s/>1.5%</text:p>
          </table:table-cell>
          <table:table-cell table:formula="of:=[.F67]+0" office:value-type="percentage" office:value="0.015" calcext:value-type="percentage">
            <text:p>1.50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028.779378" calcext:value-type="float">
            <text:p>23028.779378</text:p>
          </table:table-cell>
          <table:table-cell office:value-type="float" office:value="35976.241324" calcext:value-type="float">
            <text:p>35976.241324</text:p>
          </table:table-cell>
          <table:table-cell office:value-type="float" office:value="42161.14776" calcext:value-type="float">
            <text:p>42161.14776</text:p>
          </table:table-cell>
          <table:table-cell office:value-type="float" office:value="15638.691092" calcext:value-type="float">
            <text:p>15638.691092</text:p>
          </table:table-cell>
          <table:table-cell office:value-type="string" calcext:value-type="string">
            <text:p><text:s/>1.5%</text:p>
          </table:table-cell>
          <table:table-cell table:formula="of:=[.F68]+0" office:value-type="percentage" office:value="0.015" calcext:value-type="percentage">
            <text:p>1.50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514.753609" calcext:value-type="float">
            <text:p>23514.753609</text:p>
          </table:table-cell>
          <table:table-cell office:value-type="float" office:value="36497.419662" calcext:value-type="float">
            <text:p>36497.419662</text:p>
          </table:table-cell>
          <table:table-cell office:value-type="float" office:value="42693.205485" calcext:value-type="float">
            <text:p>42693.205485</text:p>
          </table:table-cell>
          <table:table-cell office:value-type="float" office:value="15746.472487" calcext:value-type="float">
            <text:p>15746.472487</text:p>
          </table:table-cell>
          <table:table-cell office:value-type="string" calcext:value-type="string">
            <text:p><text:s/>1.5%</text:p>
          </table:table-cell>
          <table:table-cell table:formula="of:=[.F69]+0" office:value-type="percentage" office:value="0.015" calcext:value-type="percentage">
            <text:p>1.50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673.074282" calcext:value-type="float">
            <text:p>23673.074282</text:p>
          </table:table-cell>
          <table:table-cell office:value-type="float" office:value="36543.244029" calcext:value-type="float">
            <text:p>36543.244029</text:p>
          </table:table-cell>
          <table:table-cell office:value-type="float" office:value="42556.267928" calcext:value-type="float">
            <text:p>42556.267928</text:p>
          </table:table-cell>
          <table:table-cell office:value-type="float" office:value="15659.42066" calcext:value-type="float">
            <text:p>15659.42066</text:p>
          </table:table-cell>
          <table:table-cell office:value-type="string" calcext:value-type="string">
            <text:p><text:s/>1.4%</text:p>
          </table:table-cell>
          <table:table-cell table:formula="of:=[.F70]+0" office:value-type="percentage" office:value="0.014" calcext:value-type="percentage">
            <text:p>1.40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654.055055" calcext:value-type="float">
            <text:p>23654.055055</text:p>
          </table:table-cell>
          <table:table-cell office:value-type="float" office:value="36384.454576" calcext:value-type="float">
            <text:p>36384.454576</text:p>
          </table:table-cell>
          <table:table-cell office:value-type="float" office:value="41901.176314" calcext:value-type="float">
            <text:p>41901.176314</text:p>
          </table:table-cell>
          <table:table-cell office:value-type="float" office:value="15443.203966" calcext:value-type="float">
            <text:p>15443.203966</text:p>
          </table:table-cell>
          <table:table-cell office:value-type="string" calcext:value-type="string">
            <text:p><text:s/>1.4%</text:p>
          </table:table-cell>
          <table:table-cell table:formula="of:=[.F71]+0" office:value-type="percentage" office:value="0.014" calcext:value-type="percentage">
            <text:p>1.40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15.902729" calcext:value-type="float">
            <text:p>22815.902729</text:p>
          </table:table-cell>
          <table:table-cell office:value-type="float" office:value="36189.067985" calcext:value-type="float">
            <text:p>36189.067985</text:p>
          </table:table-cell>
          <table:table-cell office:value-type="float" office:value="41937.894926" calcext:value-type="float">
            <text:p>41937.894926</text:p>
          </table:table-cell>
          <table:table-cell office:value-type="float" office:value="15499.372922" calcext:value-type="float">
            <text:p>15499.372922</text:p>
          </table:table-cell>
          <table:table-cell office:value-type="string" calcext:value-type="string">
            <text:p><text:s/>1.3%</text:p>
          </table:table-cell>
          <table:table-cell table:formula="of:=[.F72]+0" office:value-type="percentage" office:value="0.013" calcext:value-type="percentage">
            <text:p>1.30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521.937917" calcext:value-type="float">
            <text:p>24521.937917</text:p>
          </table:table-cell>
          <table:table-cell office:value-type="float" office:value="37212.841274" calcext:value-type="float">
            <text:p>37212.841274</text:p>
          </table:table-cell>
          <table:table-cell office:value-type="float" office:value="42773.509397" calcext:value-type="float">
            <text:p>42773.509397</text:p>
          </table:table-cell>
          <table:table-cell office:value-type="float" office:value="15587.641162" calcext:value-type="float">
            <text:p>15587.641162</text:p>
          </table:table-cell>
          <table:table-cell office:value-type="string" calcext:value-type="string">
            <text:p><text:s/>1.4%</text:p>
          </table:table-cell>
          <table:table-cell table:formula="of:=[.F73]+0" office:value-type="percentage" office:value="0.014" calcext:value-type="percentage">
            <text:p>1.40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674.967362" calcext:value-type="float">
            <text:p>23674.967362</text:p>
          </table:table-cell>
          <table:table-cell office:value-type="float" office:value="36920.172789" calcext:value-type="float">
            <text:p>36920.172789</text:p>
          </table:table-cell>
          <table:table-cell office:value-type="float" office:value="42391.44922" calcext:value-type="float">
            <text:p>42391.44922</text:p>
          </table:table-cell>
          <table:table-cell office:value-type="float" office:value="15572.758183" calcext:value-type="float">
            <text:p>15572.758183</text:p>
          </table:table-cell>
          <table:table-cell office:value-type="string" calcext:value-type="string">
            <text:p><text:s/>1.3%</text:p>
          </table:table-cell>
          <table:table-cell table:formula="of:=[.F74]+0" office:value-type="percentage" office:value="0.013" calcext:value-type="percentage">
            <text:p>1.3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694.434065" calcext:value-type="float">
            <text:p>24694.434065</text:p>
          </table:table-cell>
          <table:table-cell office:value-type="float" office:value="37054.71955" calcext:value-type="float">
            <text:p>37054.71955</text:p>
          </table:table-cell>
          <table:table-cell office:value-type="float" office:value="42469.80832" calcext:value-type="float">
            <text:p>42469.80832</text:p>
          </table:table-cell>
          <table:table-cell office:value-type="float" office:value="15396.62398" calcext:value-type="float">
            <text:p>15396.62398</text:p>
          </table:table-cell>
          <table:table-cell office:value-type="string" calcext:value-type="string">
            <text:p><text:s/>1.3%</text:p>
          </table:table-cell>
          <table:table-cell table:formula="of:=[.F75]+0" office:value-type="percentage" office:value="0.013" calcext:value-type="percentage">
            <text:p>1.30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185.079221" calcext:value-type="float">
            <text:p>24185.079221</text:p>
          </table:table-cell>
          <table:table-cell office:value-type="float" office:value="37316.499031" calcext:value-type="float">
            <text:p>37316.499031</text:p>
          </table:table-cell>
          <table:table-cell office:value-type="float" office:value="42695.889631" calcext:value-type="float">
            <text:p>42695.889631</text:p>
          </table:table-cell>
          <table:table-cell office:value-type="float" office:value="15538.457418" calcext:value-type="float">
            <text:p>15538.457418</text:p>
          </table:table-cell>
          <table:table-cell office:value-type="string" calcext:value-type="string">
            <text:p><text:s/>1.2%</text:p>
          </table:table-cell>
          <table:table-cell table:formula="of:=[.F76]+0" office:value-type="percentage" office:value="0.012" calcext:value-type="percentage">
            <text:p>1.20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480.92092" calcext:value-type="float">
            <text:p>24480.92092</text:p>
          </table:table-cell>
          <table:table-cell office:value-type="float" office:value="37542.282512" calcext:value-type="float">
            <text:p>37542.282512</text:p>
          </table:table-cell>
          <table:table-cell office:value-type="float" office:value="42880.740478" calcext:value-type="float">
            <text:p>42880.740478</text:p>
          </table:table-cell>
          <table:table-cell office:value-type="float" office:value="15583.156318" calcext:value-type="float">
            <text:p>15583.156318</text:p>
          </table:table-cell>
          <table:table-cell office:value-type="string" calcext:value-type="string">
            <text:p><text:s/>1.2%</text:p>
          </table:table-cell>
          <table:table-cell table:formula="of:=[.F77]+0" office:value-type="percentage" office:value="0.012" calcext:value-type="percentage">
            <text:p>1.20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788.007047" calcext:value-type="float">
            <text:p>25788.007047</text:p>
          </table:table-cell>
          <table:table-cell office:value-type="float" office:value="38065.763197" calcext:value-type="float">
            <text:p>38065.763197</text:p>
          </table:table-cell>
          <table:table-cell office:value-type="float" office:value="43190.78332" calcext:value-type="float">
            <text:p>43190.78332</text:p>
          </table:table-cell>
          <table:table-cell office:value-type="float" office:value="15551.223688" calcext:value-type="float">
            <text:p>15551.223688</text:p>
          </table:table-cell>
          <table:table-cell office:value-type="string" calcext:value-type="string">
            <text:p><text:s/>1.2%</text:p>
          </table:table-cell>
          <table:table-cell table:formula="of:=[.F78]+0" office:value-type="percentage" office:value="0.012" calcext:value-type="percentage">
            <text:p>1.20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894.852913" calcext:value-type="float">
            <text:p>25894.852913</text:p>
          </table:table-cell>
          <table:table-cell office:value-type="float" office:value="37828.937683" calcext:value-type="float">
            <text:p>37828.937683</text:p>
          </table:table-cell>
          <table:table-cell office:value-type="float" office:value="42820.942249" calcext:value-type="float">
            <text:p>42820.942249</text:p>
          </table:table-cell>
          <table:table-cell office:value-type="float" office:value="15365.883491" calcext:value-type="float">
            <text:p>15365.883491</text:p>
          </table:table-cell>
          <table:table-cell office:value-type="string" calcext:value-type="string">
            <text:p><text:s/>1.2%</text:p>
          </table:table-cell>
          <table:table-cell table:formula="of:=[.F79]+0" office:value-type="percentage" office:value="0.012" calcext:value-type="percentage">
            <text:p>1.20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503.010379" calcext:value-type="float">
            <text:p>26503.010379</text:p>
          </table:table-cell>
          <table:table-cell office:value-type="float" office:value="38450.041215" calcext:value-type="float">
            <text:p>38450.041215</text:p>
          </table:table-cell>
          <table:table-cell office:value-type="float" office:value="43361.237829" calcext:value-type="float">
            <text:p>43361.237829</text:p>
          </table:table-cell>
          <table:table-cell office:value-type="float" office:value="15527.549414" calcext:value-type="float">
            <text:p>15527.549414</text:p>
          </table:table-cell>
          <table:table-cell office:value-type="string" calcext:value-type="string">
            <text:p><text:s/>1.2%</text:p>
          </table:table-cell>
          <table:table-cell table:formula="of:=[.F80]+0" office:value-type="percentage" office:value="0.012" calcext:value-type="percentage">
            <text:p>1.20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426.49212" calcext:value-type="float">
            <text:p>25426.49212</text:p>
          </table:table-cell>
          <table:table-cell office:value-type="float" office:value="38121.026152" calcext:value-type="float">
            <text:p>38121.026152</text:p>
          </table:table-cell>
          <table:table-cell office:value-type="float" office:value="42936.67545" calcext:value-type="float">
            <text:p>42936.67545</text:p>
          </table:table-cell>
          <table:table-cell office:value-type="float" office:value="15430.891128" calcext:value-type="float">
            <text:p>15430.891128</text:p>
          </table:table-cell>
          <table:table-cell office:value-type="string" calcext:value-type="string">
            <text:p><text:s/>1.1%</text:p>
          </table:table-cell>
          <table:table-cell table:formula="of:=[.F81]+0" office:value-type="percentage" office:value="0.011" calcext:value-type="percentage">
            <text:p>1.10%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913.160544" calcext:value-type="float">
            <text:p>26913.160544</text:p>
          </table:table-cell>
          <table:table-cell office:value-type="float" office:value="38689.606109" calcext:value-type="float">
            <text:p>38689.606109</text:p>
          </table:table-cell>
          <table:table-cell office:value-type="float" office:value="43361.433133" calcext:value-type="float">
            <text:p>43361.433133</text:p>
          </table:table-cell>
          <table:table-cell office:value-type="float" office:value="15459.884712" calcext:value-type="float">
            <text:p>15459.884712</text:p>
          </table:table-cell>
          <table:table-cell office:value-type="string" calcext:value-type="string">
            <text:p><text:s/>1.2%</text:p>
          </table:table-cell>
          <table:table-cell table:formula="of:=[.F82]+0" office:value-type="percentage" office:value="0.012" calcext:value-type="percentage">
            <text:p>1.20%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4002.731103" calcext:value-type="float">
            <text:p>24002.731103</text:p>
          </table:table-cell>
          <table:table-cell office:value-type="float" office:value="35966.760255" calcext:value-type="float">
            <text:p>35966.760255</text:p>
          </table:table-cell>
          <table:table-cell office:value-type="float" office:value="40069.6876" calcext:value-type="float">
            <text:p>40069.6876</text:p>
          </table:table-cell>
          <table:table-cell office:value-type="float" office:value="14430.508408" calcext:value-type="float">
            <text:p>14430.508408</text:p>
          </table:table-cell>
          <table:table-cell office:value-type="string" calcext:value-type="string">
            <text:p><text:s/>1.0%</text:p>
          </table:table-cell>
          <table:table-cell table:formula="of:=[.F83]+0" office:value-type="percentage" office:value="0.01" calcext:value-type="percentage">
            <text:p>1.00%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010.197997" calcext:value-type="float">
            <text:p>25010.197997</text:p>
          </table:table-cell>
          <table:table-cell office:value-type="float" office:value="35865.771936" calcext:value-type="float">
            <text:p>35865.771936</text:p>
          </table:table-cell>
          <table:table-cell office:value-type="float" office:value="39715.788187" calcext:value-type="float">
            <text:p>39715.788187</text:p>
          </table:table-cell>
          <table:table-cell office:value-type="float" office:value="14381.738541" calcext:value-type="float">
            <text:p>14381.738541</text:p>
          </table:table-cell>
          <table:table-cell office:value-type="string" calcext:value-type="string">
            <text:p><text:s/>1.0%</text:p>
          </table:table-cell>
          <table:table-cell table:formula="of:=[.F84]+0" office:value-type="percentage" office:value="0.01" calcext:value-type="percentage">
            <text:p>1.00%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322.303167" calcext:value-type="float">
            <text:p>25322.303167</text:p>
          </table:table-cell>
          <table:table-cell office:value-type="float" office:value="37164.299639" calcext:value-type="float">
            <text:p>37164.299639</text:p>
          </table:table-cell>
          <table:table-cell office:value-type="float" office:value="41133.517009" calcext:value-type="float">
            <text:p>41133.517009</text:p>
          </table:table-cell>
          <table:table-cell office:value-type="float" office:value="14753.231595" calcext:value-type="float">
            <text:p>14753.231595</text:p>
          </table:table-cell>
          <table:table-cell office:value-type="string" calcext:value-type="string">
            <text:p><text:s/>1.0%</text:p>
          </table:table-cell>
          <table:table-cell table:formula="of:=[.F85]+0" office:value-type="percentage" office:value="0.01" calcext:value-type="percentage">
            <text:p>1.00%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484.776666" calcext:value-type="float">
            <text:p>25484.776666</text:p>
          </table:table-cell>
          <table:table-cell office:value-type="float" office:value="37157.301464" calcext:value-type="float">
            <text:p>37157.301464</text:p>
          </table:table-cell>
          <table:table-cell office:value-type="float" office:value="41081.50331" calcext:value-type="float">
            <text:p>41081.50331</text:p>
          </table:table-cell>
          <table:table-cell office:value-type="float" office:value="14694.507657" calcext:value-type="float">
            <text:p>14694.507657</text:p>
          </table:table-cell>
          <table:table-cell office:value-type="string" calcext:value-type="string">
            <text:p><text:s/>1.0%</text:p>
          </table:table-cell>
          <table:table-cell table:formula="of:=[.F86]+0" office:value-type="percentage" office:value="0.01" calcext:value-type="percentage">
            <text:p>1.00%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854.501427" calcext:value-type="float">
            <text:p>25854.501427</text:p>
          </table:table-cell>
          <table:table-cell office:value-type="float" office:value="37543.7104" calcext:value-type="float">
            <text:p>37543.7104</text:p>
          </table:table-cell>
          <table:table-cell office:value-type="float" office:value="41443.430657" calcext:value-type="float">
            <text:p>41443.430657</text:p>
          </table:table-cell>
          <table:table-cell office:value-type="float" office:value="14779.026215" calcext:value-type="float">
            <text:p>14779.026215</text:p>
          </table:table-cell>
          <table:table-cell office:value-type="string" calcext:value-type="string">
            <text:p><text:s/>1.0%</text:p>
          </table:table-cell>
          <table:table-cell table:formula="of:=[.F87]+0" office:value-type="percentage" office:value="0.01" calcext:value-type="percentage">
            <text:p>1.00%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6455.662502" calcext:value-type="float">
            <text:p>26455.662502</text:p>
          </table:table-cell>
          <table:table-cell office:value-type="float" office:value="38267.516956" calcext:value-type="float">
            <text:p>38267.516956</text:p>
          </table:table-cell>
          <table:table-cell office:value-type="float" office:value="42167.30961" calcext:value-type="float">
            <text:p>42167.30961</text:p>
          </table:table-cell>
          <table:table-cell office:value-type="float" office:value="15005.789249" calcext:value-type="float">
            <text:p>15005.789249</text:p>
          </table:table-cell>
          <table:table-cell office:value-type="string" calcext:value-type="string">
            <text:p><text:s/>1.0%</text:p>
          </table:table-cell>
          <table:table-cell table:formula="of:=[.F88]+0" office:value-type="percentage" office:value="0.01" calcext:value-type="percentage">
            <text:p>1.00%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7821.327623" calcext:value-type="float">
            <text:p>27821.327623</text:p>
          </table:table-cell>
          <table:table-cell office:value-type="float" office:value="38634.145628" calcext:value-type="float">
            <text:p>38634.145628</text:p>
          </table:table-cell>
          <table:table-cell office:value-type="float" office:value="42401.511474" calcext:value-type="float">
            <text:p>42401.511474</text:p>
          </table:table-cell>
          <table:table-cell office:value-type="float" office:value="14973.255771" calcext:value-type="float">
            <text:p>14973.255771</text:p>
          </table:table-cell>
          <table:table-cell office:value-type="string" calcext:value-type="string">
            <text:p><text:s/>1.0%</text:p>
          </table:table-cell>
          <table:table-cell table:formula="of:=[.F89]+0" office:value-type="percentage" office:value="0.01" calcext:value-type="percentage">
            <text:p>1.00%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7412.59255" calcext:value-type="float">
            <text:p>27412.59255</text:p>
          </table:table-cell>
          <table:table-cell office:value-type="float" office:value="39374.843962" calcext:value-type="float">
            <text:p>39374.843962</text:p>
          </table:table-cell>
          <table:table-cell office:value-type="float" office:value="43332.701197" calcext:value-type="float">
            <text:p>43332.701197</text:p>
          </table:table-cell>
          <table:table-cell office:value-type="float" office:value="15309.32281" calcext:value-type="float">
            <text:p>15309.32281</text:p>
          </table:table-cell>
          <table:table-cell office:value-type="string" calcext:value-type="string">
            <text:p><text:s/>0.9%</text:p>
          </table:table-cell>
          <table:table-cell table:formula="of:=[.F90]+0" office:value-type="percentage" office:value="0.009" calcext:value-type="percentage">
            <text:p>0.90%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7942.268376" calcext:value-type="float">
            <text:p>27942.268376</text:p>
          </table:table-cell>
          <table:table-cell office:value-type="float" office:value="38431.928548" calcext:value-type="float">
            <text:p>38431.928548</text:p>
          </table:table-cell>
          <table:table-cell office:value-type="float" office:value="41939.06571" calcext:value-type="float">
            <text:p>41939.06571</text:p>
          </table:table-cell>
          <table:table-cell office:value-type="float" office:value="14791.150051" calcext:value-type="float">
            <text:p>14791.150051</text:p>
          </table:table-cell>
          <table:table-cell office:value-type="string" calcext:value-type="string">
            <text:p><text:s/>0.9%</text:p>
          </table:table-cell>
          <table:table-cell table:formula="of:=[.F91]+0" office:value-type="percentage" office:value="0.009" calcext:value-type="percentage">
            <text:p>0.90%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620.49582" calcext:value-type="float">
            <text:p>27620.49582</text:p>
          </table:table-cell>
          <table:table-cell office:value-type="float" office:value="37900.229829" calcext:value-type="float">
            <text:p>37900.229829</text:p>
          </table:table-cell>
          <table:table-cell office:value-type="float" office:value="41260.276388" calcext:value-type="float">
            <text:p>41260.276388</text:p>
          </table:table-cell>
          <table:table-cell office:value-type="float" office:value="14597.306865" calcext:value-type="float">
            <text:p>14597.306865</text:p>
          </table:table-cell>
          <table:table-cell office:value-type="string" calcext:value-type="string">
            <text:p><text:s/>0.9%</text:p>
          </table:table-cell>
          <table:table-cell table:formula="of:=[.F92]+0" office:value-type="percentage" office:value="0.009" calcext:value-type="percentage">
            <text:p>0.90%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9595.581647" calcext:value-type="float">
            <text:p>29595.581647</text:p>
          </table:table-cell>
          <table:table-cell office:value-type="float" office:value="40291.545957" calcext:value-type="float">
            <text:p>40291.545957</text:p>
          </table:table-cell>
          <table:table-cell office:value-type="float" office:value="43732.147515" calcext:value-type="float">
            <text:p>43732.147515</text:p>
          </table:table-cell>
          <table:table-cell office:value-type="float" office:value="15354.390694" calcext:value-type="float">
            <text:p>15354.390694</text:p>
          </table:table-cell>
          <table:table-cell office:value-type="string" calcext:value-type="string">
            <text:p><text:s/>0.9%</text:p>
          </table:table-cell>
          <table:table-cell table:formula="of:=[.F93]+0" office:value-type="percentage" office:value="0.009" calcext:value-type="percentage">
            <text:p>0.90%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9964.844595" calcext:value-type="float">
            <text:p>29964.844595</text:p>
          </table:table-cell>
          <table:table-cell office:value-type="float" office:value="40420.51907" calcext:value-type="float">
            <text:p>40420.51907</text:p>
          </table:table-cell>
          <table:table-cell office:value-type="float" office:value="43881.972106" calcext:value-type="float">
            <text:p>43881.972106</text:p>
          </table:table-cell>
          <table:table-cell office:value-type="float" office:value="15388.411354" calcext:value-type="float">
            <text:p>15388.411354</text:p>
          </table:table-cell>
          <table:table-cell office:value-type="string" calcext:value-type="string">
            <text:p><text:s/>0.9%</text:p>
          </table:table-cell>
          <table:table-cell table:formula="of:=[.F94]+0" office:value-type="percentage" office:value="0.009" calcext:value-type="percentage">
            <text:p>0.90%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8753.678791" calcext:value-type="float">
            <text:p>28753.678791</text:p>
          </table:table-cell>
          <table:table-cell office:value-type="float" office:value="40253.169004" calcext:value-type="float">
            <text:p>40253.169004</text:p>
          </table:table-cell>
          <table:table-cell office:value-type="float" office:value="43552.953739" calcext:value-type="float">
            <text:p>43552.953739</text:p>
          </table:table-cell>
          <table:table-cell office:value-type="float" office:value="15313.086641" calcext:value-type="float">
            <text:p>15313.086641</text:p>
          </table:table-cell>
          <table:table-cell office:value-type="string" calcext:value-type="string">
            <text:p><text:s/>0.8%</text:p>
          </table:table-cell>
          <table:table-cell table:formula="of:=[.F95]+0" office:value-type="percentage" office:value="0.008" calcext:value-type="percentage">
            <text:p>0.80%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012.185722" calcext:value-type="float">
            <text:p>30012.185722</text:p>
          </table:table-cell>
          <table:table-cell office:value-type="float" office:value="40371.317265" calcext:value-type="float">
            <text:p>40371.317265</text:p>
          </table:table-cell>
          <table:table-cell office:value-type="float" office:value="43485.111875" calcext:value-type="float">
            <text:p>43485.111875</text:p>
          </table:table-cell>
          <table:table-cell office:value-type="float" office:value="15206.171105" calcext:value-type="float">
            <text:p>15206.171105</text:p>
          </table:table-cell>
          <table:table-cell office:value-type="string" calcext:value-type="string">
            <text:p><text:s/>0.9%</text:p>
          </table:table-cell>
          <table:table-cell table:formula="of:=[.F96]+0" office:value-type="percentage" office:value="0.009" calcext:value-type="percentage">
            <text:p>0.90%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9446.95224" calcext:value-type="float">
            <text:p>29446.95224</text:p>
          </table:table-cell>
          <table:table-cell office:value-type="float" office:value="40723.645454" calcext:value-type="float">
            <text:p>40723.645454</text:p>
          </table:table-cell>
          <table:table-cell office:value-type="float" office:value="43997.70065" calcext:value-type="float">
            <text:p>43997.70065</text:p>
          </table:table-cell>
          <table:table-cell office:value-type="float" office:value="15388.890992" calcext:value-type="float">
            <text:p>15388.890992</text:p>
          </table:table-cell>
          <table:table-cell office:value-type="string" calcext:value-type="string">
            <text:p><text:s/>0.8%</text:p>
          </table:table-cell>
          <table:table-cell table:formula="of:=[.F97]+0" office:value-type="percentage" office:value="0.008" calcext:value-type="percentage">
            <text:p>0.80%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9302.196457" calcext:value-type="float">
            <text:p>29302.196457</text:p>
          </table:table-cell>
          <table:table-cell office:value-type="float" office:value="40360.071025" calcext:value-type="float">
            <text:p>40360.071025</text:p>
          </table:table-cell>
          <table:table-cell office:value-type="float" office:value="43611.005473" calcext:value-type="float">
            <text:p>43611.005473</text:p>
          </table:table-cell>
          <table:table-cell office:value-type="float" office:value="15218.455595" calcext:value-type="float">
            <text:p>15218.455595</text:p>
          </table:table-cell>
          <table:table-cell office:value-type="string" calcext:value-type="string">
            <text:p><text:s/>0.8%</text:p>
          </table:table-cell>
          <table:table-cell table:formula="of:=[.F98]+0" office:value-type="percentage" office:value="0.008" calcext:value-type="percentage">
            <text:p>0.80%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836.875521" calcext:value-type="float">
            <text:p>30836.875521</text:p>
          </table:table-cell>
          <table:table-cell office:value-type="float" office:value="41095.20848" calcext:value-type="float">
            <text:p>41095.20848</text:p>
          </table:table-cell>
          <table:table-cell office:value-type="float" office:value="44130.120392" calcext:value-type="float">
            <text:p>44130.120392</text:p>
          </table:table-cell>
          <table:table-cell office:value-type="float" office:value="15337.865889" calcext:value-type="float">
            <text:p>15337.865889</text:p>
          </table:table-cell>
          <table:table-cell office:value-type="string" calcext:value-type="string">
            <text:p><text:s/>0.8%</text:p>
          </table:table-cell>
          <table:table-cell table:formula="of:=[.F99]+0" office:value-type="percentage" office:value="0.008" calcext:value-type="percentage">
            <text:p>0.80%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1238.344974" calcext:value-type="float">
            <text:p>31238.344974</text:p>
          </table:table-cell>
          <table:table-cell office:value-type="float" office:value="41127.310826" calcext:value-type="float">
            <text:p>41127.310826</text:p>
          </table:table-cell>
          <table:table-cell office:value-type="float" office:value="44132.857929" calcext:value-type="float">
            <text:p>44132.857929</text:p>
          </table:table-cell>
          <table:table-cell office:value-type="float" office:value="15329.292681" calcext:value-type="float">
            <text:p>15329.292681</text:p>
          </table:table-cell>
          <table:table-cell office:value-type="string" calcext:value-type="string">
            <text:p><text:s/>0.8%</text:p>
          </table:table-cell>
          <table:table-cell table:formula="of:=[.F100]+0" office:value-type="percentage" office:value="0.008" calcext:value-type="percentage">
            <text:p>0.80%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9716.448561" calcext:value-type="float">
            <text:p>29716.448561</text:p>
          </table:table-cell>
          <table:table-cell office:value-type="float" office:value="40570.730212" calcext:value-type="float">
            <text:p>40570.730212</text:p>
          </table:table-cell>
          <table:table-cell office:value-type="float" office:value="43387.767472" calcext:value-type="float">
            <text:p>43387.767472</text:p>
          </table:table-cell>
          <table:table-cell office:value-type="float" office:value="15122.266978" calcext:value-type="float">
            <text:p>15122.266978</text:p>
          </table:table-cell>
          <table:table-cell office:value-type="string" calcext:value-type="string">
            <text:p><text:s/>0.7%</text:p>
          </table:table-cell>
          <table:table-cell table:formula="of:=[.F101]+0" office:value-type="percentage" office:value="0.007" calcext:value-type="percentage">
            <text:p>0.70%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093.367014" calcext:value-type="float">
            <text:p>30093.367014</text:p>
          </table:table-cell>
          <table:table-cell office:value-type="float" office:value="41078.561967" calcext:value-type="float">
            <text:p>41078.561967</text:p>
          </table:table-cell>
          <table:table-cell office:value-type="float" office:value="43919.330686" calcext:value-type="float">
            <text:p>43919.330686</text:p>
          </table:table-cell>
          <table:table-cell office:value-type="float" office:value="15277.154677" calcext:value-type="float">
            <text:p>15277.154677</text:p>
          </table:table-cell>
          <table:table-cell office:value-type="string" calcext:value-type="string">
            <text:p><text:s/>0.7%</text:p>
          </table:table-cell>
          <table:table-cell table:formula="of:=[.F102]+0" office:value-type="percentage" office:value="0.007" calcext:value-type="percentage">
            <text:p>0.70%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0636.299923" calcext:value-type="float">
            <text:p>30636.299923</text:p>
          </table:table-cell>
          <table:table-cell office:value-type="float" office:value="41412.248796" calcext:value-type="float">
            <text:p>41412.248796</text:p>
          </table:table-cell>
          <table:table-cell office:value-type="float" office:value="44276.537077" calcext:value-type="float">
            <text:p>44276.537077</text:p>
          </table:table-cell>
          <table:table-cell office:value-type="float" office:value="15357.180484" calcext:value-type="float">
            <text:p>15357.180484</text:p>
          </table:table-cell>
          <table:table-cell office:value-type="string" calcext:value-type="string">
            <text:p><text:s/>0.7%</text:p>
          </table:table-cell>
          <table:table-cell table:formula="of:=[.F103]+0" office:value-type="percentage" office:value="0.007" calcext:value-type="percentage">
            <text:p>0.70%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0772.471647" calcext:value-type="float">
            <text:p>30772.471647</text:p>
          </table:table-cell>
          <table:table-cell office:value-type="float" office:value="41433.153844" calcext:value-type="float">
            <text:p>41433.153844</text:p>
          </table:table-cell>
          <table:table-cell office:value-type="float" office:value="44029.844534" calcext:value-type="float">
            <text:p>44029.844534</text:p>
          </table:table-cell>
          <table:table-cell office:value-type="float" office:value="15276.557504" calcext:value-type="float">
            <text:p>15276.557504</text:p>
          </table:table-cell>
          <table:table-cell office:value-type="string" calcext:value-type="string">
            <text:p><text:s/>0.7%</text:p>
          </table:table-cell>
          <table:table-cell table:formula="of:=[.F104]+0" office:value-type="percentage" office:value="0.007" calcext:value-type="percentage">
            <text:p>0.70%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0449.512263" calcext:value-type="float">
            <text:p>30449.512263</text:p>
          </table:table-cell>
          <table:table-cell office:value-type="float" office:value="40055.987353" calcext:value-type="float">
            <text:p>40055.987353</text:p>
          </table:table-cell>
          <table:table-cell office:value-type="float" office:value="42617.785947" calcext:value-type="float">
            <text:p>42617.785947</text:p>
          </table:table-cell>
          <table:table-cell office:value-type="float" office:value="14736.658553" calcext:value-type="float">
            <text:p>14736.658553</text:p>
          </table:table-cell>
          <table:table-cell office:value-type="string" calcext:value-type="string">
            <text:p><text:s/>0.7%</text:p>
          </table:table-cell>
          <table:table-cell table:formula="of:=[.F105]+0" office:value-type="percentage" office:value="0.007" calcext:value-type="percentage">
            <text:p>0.70%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1872.452742" calcext:value-type="float">
            <text:p>31872.452742</text:p>
          </table:table-cell>
          <table:table-cell office:value-type="float" office:value="41542.497452" calcext:value-type="float">
            <text:p>41542.497452</text:p>
          </table:table-cell>
          <table:table-cell office:value-type="float" office:value="44030.203432" calcext:value-type="float">
            <text:p>44030.203432</text:p>
          </table:table-cell>
          <table:table-cell office:value-type="float" office:value="15162.941268" calcext:value-type="float">
            <text:p>15162.941268</text:p>
          </table:table-cell>
          <table:table-cell office:value-type="string" calcext:value-type="string">
            <text:p><text:s/>0.7%</text:p>
          </table:table-cell>
          <table:table-cell table:formula="of:=[.F106]+0" office:value-type="percentage" office:value="0.007" calcext:value-type="percentage">
            <text:p>0.70%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2247.169718" calcext:value-type="float">
            <text:p>32247.169718</text:p>
          </table:table-cell>
          <table:table-cell office:value-type="float" office:value="41841.284527" calcext:value-type="float">
            <text:p>41841.284527</text:p>
          </table:table-cell>
          <table:table-cell office:value-type="float" office:value="44212.559645" calcext:value-type="float">
            <text:p>44212.559645</text:p>
          </table:table-cell>
          <table:table-cell office:value-type="float" office:value="15259.362933" calcext:value-type="float">
            <text:p>15259.362933</text:p>
          </table:table-cell>
          <table:table-cell office:value-type="string" calcext:value-type="string">
            <text:p><text:s/>0.7%</text:p>
          </table:table-cell>
          <table:table-cell table:formula="of:=[.F107]+0" office:value-type="percentage" office:value="0.007" calcext:value-type="percentage">
            <text:p>0.70%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2384.590842" calcext:value-type="float">
            <text:p>32384.590842</text:p>
          </table:table-cell>
          <table:table-cell office:value-type="float" office:value="42023.916528" calcext:value-type="float">
            <text:p>42023.916528</text:p>
          </table:table-cell>
          <table:table-cell office:value-type="float" office:value="44337.672838" calcext:value-type="float">
            <text:p>44337.672838</text:p>
          </table:table-cell>
          <table:table-cell office:value-type="float" office:value="15271.938591" calcext:value-type="float">
            <text:p>15271.938591</text:p>
          </table:table-cell>
          <table:table-cell office:value-type="string" calcext:value-type="string">
            <text:p><text:s/>0.7%</text:p>
          </table:table-cell>
          <table:table-cell table:formula="of:=[.F108]+0" office:value-type="percentage" office:value="0.007" calcext:value-type="percentage">
            <text:p>0.70%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1516.34735" calcext:value-type="float">
            <text:p>31516.34735</text:p>
          </table:table-cell>
          <table:table-cell office:value-type="float" office:value="41676.291049" calcext:value-type="float">
            <text:p>41676.291049</text:p>
          </table:table-cell>
          <table:table-cell office:value-type="float" office:value="43991.176713" calcext:value-type="float">
            <text:p>43991.176713</text:p>
          </table:table-cell>
          <table:table-cell office:value-type="float" office:value="15174.653699" calcext:value-type="float">
            <text:p>15174.653699</text:p>
          </table:table-cell>
          <table:table-cell office:value-type="string" calcext:value-type="string">
            <text:p><text:s/>0.6%</text:p>
          </table:table-cell>
          <table:table-cell table:formula="of:=[.F109]+0" office:value-type="percentage" office:value="0.006" calcext:value-type="percentage">
            <text:p>0.60%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1605.487954" calcext:value-type="float">
            <text:p>31605.487954</text:p>
          </table:table-cell>
          <table:table-cell office:value-type="float" office:value="41644.354468" calcext:value-type="float">
            <text:p>41644.354468</text:p>
          </table:table-cell>
          <table:table-cell office:value-type="float" office:value="43822.412915" calcext:value-type="float">
            <text:p>43822.412915</text:p>
          </table:table-cell>
          <table:table-cell office:value-type="float" office:value="15145.253471" calcext:value-type="float">
            <text:p>15145.253471</text:p>
          </table:table-cell>
          <table:table-cell office:value-type="string" calcext:value-type="string">
            <text:p><text:s/>0.6%</text:p>
          </table:table-cell>
          <table:table-cell table:formula="of:=[.F110]+0" office:value-type="percentage" office:value="0.006" calcext:value-type="percentage">
            <text:p>0.60%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714.186889" calcext:value-type="float">
            <text:p>30714.186889</text:p>
          </table:table-cell>
          <table:table-cell office:value-type="float" office:value="40762.056139" calcext:value-type="float">
            <text:p>40762.056139</text:p>
          </table:table-cell>
          <table:table-cell office:value-type="float" office:value="42770.869757" calcext:value-type="float">
            <text:p>42770.869757</text:p>
          </table:table-cell>
          <table:table-cell office:value-type="float" office:value="15047.597057" calcext:value-type="float">
            <text:p>15047.597057</text:p>
          </table:table-cell>
          <table:table-cell office:value-type="string" calcext:value-type="string">
            <text:p><text:s/>0.6%</text:p>
          </table:table-cell>
          <table:table-cell table:formula="of:=[.F111]+0" office:value-type="percentage" office:value="0.006" calcext:value-type="percentage">
            <text:p>0.60%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3235.2847" calcext:value-type="float">
            <text:p>33235.2847</text:p>
          </table:table-cell>
          <table:table-cell office:value-type="float" office:value="42270.563278" calcext:value-type="float">
            <text:p>42270.563278</text:p>
          </table:table-cell>
          <table:table-cell office:value-type="float" office:value="44547.002707" calcext:value-type="float">
            <text:p>44547.002707</text:p>
          </table:table-cell>
          <table:table-cell office:value-type="float" office:value="15306.632699" calcext:value-type="float">
            <text:p>15306.632699</text:p>
          </table:table-cell>
          <table:table-cell office:value-type="string" calcext:value-type="string">
            <text:p><text:s/>0.6%</text:p>
          </table:table-cell>
          <table:table-cell table:formula="of:=[.F112]+0" office:value-type="percentage" office:value="0.006" calcext:value-type="percentage">
            <text:p>0.60%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2274.389981" calcext:value-type="float">
            <text:p>32274.389981</text:p>
          </table:table-cell>
          <table:table-cell office:value-type="float" office:value="42126.71903" calcext:value-type="float">
            <text:p>42126.71903</text:p>
          </table:table-cell>
          <table:table-cell office:value-type="float" office:value="44303.771811" calcext:value-type="float">
            <text:p>44303.771811</text:p>
          </table:table-cell>
          <table:table-cell office:value-type="float" office:value="15190.94124" calcext:value-type="float">
            <text:p>15190.94124</text:p>
          </table:table-cell>
          <table:table-cell office:value-type="string" calcext:value-type="string">
            <text:p><text:s/>0.6%</text:p>
          </table:table-cell>
          <table:table-cell table:formula="of:=[.F113]+0" office:value-type="percentage" office:value="0.006" calcext:value-type="percentage">
            <text:p>0.60%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8781.32831" calcext:value-type="float">
            <text:p>28781.32831</text:p>
          </table:table-cell>
          <table:table-cell office:value-type="float" office:value="38325.821719" calcext:value-type="float">
            <text:p>38325.821719</text:p>
          </table:table-cell>
          <table:table-cell office:value-type="float" office:value="39509.737566" calcext:value-type="float">
            <text:p>39509.737566</text:p>
          </table:table-cell>
          <table:table-cell office:value-type="float" office:value="14522.992912" calcext:value-type="float">
            <text:p>14522.992912</text:p>
          </table:table-cell>
          <table:table-cell office:value-type="string" calcext:value-type="string">
            <text:p><text:s/>0.5%</text:p>
          </table:table-cell>
          <table:table-cell table:formula="of:=[.F114]+0" office:value-type="percentage" office:value="0.005" calcext:value-type="percentage">
            <text:p>0.50%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1562.881552" calcext:value-type="float">
            <text:p>31562.881552</text:p>
          </table:table-cell>
          <table:table-cell office:value-type="float" office:value="41305.657356" calcext:value-type="float">
            <text:p>41305.657356</text:p>
          </table:table-cell>
          <table:table-cell office:value-type="float" office:value="43054.311567" calcext:value-type="float">
            <text:p>43054.311567</text:p>
          </table:table-cell>
          <table:table-cell office:value-type="float" office:value="15052.024072" calcext:value-type="float">
            <text:p>15052.024072</text:p>
          </table:table-cell>
          <table:table-cell office:value-type="string" calcext:value-type="string">
            <text:p><text:s/>0.5%</text:p>
          </table:table-cell>
          <table:table-cell table:formula="of:=[.F115]+0" office:value-type="percentage" office:value="0.005" calcext:value-type="percentage">
            <text:p>0.50%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2703.117103" calcext:value-type="float">
            <text:p>32703.117103</text:p>
          </table:table-cell>
          <table:table-cell office:value-type="float" office:value="42395.728722" calcext:value-type="float">
            <text:p>42395.728722</text:p>
          </table:table-cell>
          <table:table-cell office:value-type="float" office:value="44431.294521" calcext:value-type="float">
            <text:p>44431.294521</text:p>
          </table:table-cell>
          <table:table-cell office:value-type="float" office:value="15187.282083" calcext:value-type="float">
            <text:p>15187.282083</text:p>
          </table:table-cell>
          <table:table-cell office:value-type="string" calcext:value-type="string">
            <text:p><text:s/>0.5%</text:p>
          </table:table-cell>
          <table:table-cell table:formula="of:=[.F116]+0" office:value-type="percentage" office:value="0.005" calcext:value-type="percentage">
            <text:p>0.50%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2931.387601" calcext:value-type="float">
            <text:p>32931.387601</text:p>
          </table:table-cell>
          <table:table-cell office:value-type="float" office:value="42536.763287" calcext:value-type="float">
            <text:p>42536.763287</text:p>
          </table:table-cell>
          <table:table-cell office:value-type="float" office:value="44518.926639" calcext:value-type="float">
            <text:p>44518.926639</text:p>
          </table:table-cell>
          <table:table-cell office:value-type="float" office:value="15203.974677" calcext:value-type="float">
            <text:p>15203.974677</text:p>
          </table:table-cell>
          <table:table-cell office:value-type="string" calcext:value-type="string">
            <text:p><text:s/>0.5%</text:p>
          </table:table-cell>
          <table:table-cell table:formula="of:=[.F117]+0" office:value-type="percentage" office:value="0.005" calcext:value-type="percentage">
            <text:p>0.50%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9446.44677" calcext:value-type="float">
            <text:p>29446.44677</text:p>
          </table:table-cell>
          <table:table-cell office:value-type="float" office:value="38617.027985" calcext:value-type="float">
            <text:p>38617.027985</text:p>
          </table:table-cell>
          <table:table-cell office:value-type="float" office:value="39788.212819" calcext:value-type="float">
            <text:p>39788.212819</text:p>
          </table:table-cell>
          <table:table-cell office:value-type="float" office:value="14523.571097" calcext:value-type="float">
            <text:p>14523.571097</text:p>
          </table:table-cell>
          <table:table-cell office:value-type="string" calcext:value-type="string">
            <text:p><text:s/>0.4%</text:p>
          </table:table-cell>
          <table:table-cell table:formula="of:=[.F118]+0" office:value-type="percentage" office:value="0.004" calcext:value-type="percentage">
            <text:p>0.40%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3183.120188" calcext:value-type="float">
            <text:p>33183.120188</text:p>
          </table:table-cell>
          <table:table-cell office:value-type="float" office:value="42646.113874" calcext:value-type="float">
            <text:p>42646.113874</text:p>
          </table:table-cell>
          <table:table-cell office:value-type="float" office:value="44421.893892" calcext:value-type="float">
            <text:p>44421.893892</text:p>
          </table:table-cell>
          <table:table-cell office:value-type="float" office:value="15166.825278" calcext:value-type="float">
            <text:p>15166.825278</text:p>
          </table:table-cell>
          <table:table-cell office:value-type="string" calcext:value-type="string">
            <text:p><text:s/>0.5%</text:p>
          </table:table-cell>
          <table:table-cell table:formula="of:=[.F119]+0" office:value-type="percentage" office:value="0.005" calcext:value-type="percentage">
            <text:p>0.50%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1933.283678" calcext:value-type="float">
            <text:p>31933.283678</text:p>
          </table:table-cell>
          <table:table-cell office:value-type="float" office:value="41405.377599" calcext:value-type="float">
            <text:p>41405.377599</text:p>
          </table:table-cell>
          <table:table-cell office:value-type="float" office:value="43032.176828" calcext:value-type="float">
            <text:p>43032.176828</text:p>
          </table:table-cell>
          <table:table-cell office:value-type="float" office:value="15000.395028" calcext:value-type="float">
            <text:p>15000.395028</text:p>
          </table:table-cell>
          <table:table-cell office:value-type="string" calcext:value-type="string">
            <text:p><text:s/>0.5%</text:p>
          </table:table-cell>
          <table:table-cell table:formula="of:=[.F120]+0" office:value-type="percentage" office:value="0.005" calcext:value-type="percentage">
            <text:p>0.50%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4584.02185" calcext:value-type="float">
            <text:p>34584.02185</text:p>
          </table:table-cell>
          <table:table-cell office:value-type="float" office:value="42870.764411" calcext:value-type="float">
            <text:p>42870.764411</text:p>
          </table:table-cell>
          <table:table-cell office:value-type="float" office:value="44634.218952" calcext:value-type="float">
            <text:p>44634.218952</text:p>
          </table:table-cell>
          <table:table-cell office:value-type="float" office:value="15232.242023" calcext:value-type="float">
            <text:p>15232.242023</text:p>
          </table:table-cell>
          <table:table-cell office:value-type="string" calcext:value-type="string">
            <text:p><text:s/>0.5%</text:p>
          </table:table-cell>
          <table:table-cell table:formula="of:=[.F121]+0" office:value-type="percentage" office:value="0.005" calcext:value-type="percentage">
            <text:p>0.50%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4081.84833" calcext:value-type="float">
            <text:p>34081.84833</text:p>
          </table:table-cell>
          <table:table-cell office:value-type="float" office:value="42357.061793" calcext:value-type="float">
            <text:p>42357.061793</text:p>
          </table:table-cell>
          <table:table-cell office:value-type="float" office:value="44076.588396" calcext:value-type="float">
            <text:p>44076.588396</text:p>
          </table:table-cell>
          <table:table-cell office:value-type="float" office:value="15019.258492" calcext:value-type="float">
            <text:p>15019.258492</text:p>
          </table:table-cell>
          <table:table-cell office:value-type="string" calcext:value-type="string">
            <text:p><text:s/>0.5%</text:p>
          </table:table-cell>
          <table:table-cell table:formula="of:=[.F122]+0" office:value-type="percentage" office:value="0.005" calcext:value-type="percentage">
            <text:p>0.50%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0435.451766" calcext:value-type="float">
            <text:p>30435.451766</text:p>
          </table:table-cell>
          <table:table-cell office:value-type="float" office:value="38634.798953" calcext:value-type="float">
            <text:p>38634.798953</text:p>
          </table:table-cell>
          <table:table-cell office:value-type="float" office:value="39458.793573" calcext:value-type="float">
            <text:p>39458.793573</text:p>
          </table:table-cell>
          <table:table-cell office:value-type="float" office:value="14447.438721" calcext:value-type="float">
            <text:p>14447.438721</text:p>
          </table:table-cell>
          <table:table-cell office:value-type="string" calcext:value-type="string">
            <text:p><text:s/>0.4%</text:p>
          </table:table-cell>
          <table:table-cell table:formula="of:=[.F123]+0" office:value-type="percentage" office:value="0.004" calcext:value-type="percentage">
            <text:p>0.40%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2809.401358" calcext:value-type="float">
            <text:p>32809.401358</text:p>
          </table:table-cell>
          <table:table-cell office:value-type="float" office:value="41504.237624" calcext:value-type="float">
            <text:p>41504.237624</text:p>
          </table:table-cell>
          <table:table-cell office:value-type="float" office:value="42759.027529" calcext:value-type="float">
            <text:p>42759.027529</text:p>
          </table:table-cell>
          <table:table-cell office:value-type="float" office:value="14853.48464" calcext:value-type="float">
            <text:p>14853.48464</text:p>
          </table:table-cell>
          <table:table-cell office:value-type="string" calcext:value-type="string">
            <text:p><text:s/>0.4%</text:p>
          </table:table-cell>
          <table:table-cell table:formula="of:=[.F124]+0" office:value-type="percentage" office:value="0.004" calcext:value-type="percentage">
            <text:p>0.40%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4632.523024" calcext:value-type="float">
            <text:p>34632.523024</text:p>
          </table:table-cell>
          <table:table-cell office:value-type="float" office:value="43074.752608" calcext:value-type="float">
            <text:p>43074.752608</text:p>
          </table:table-cell>
          <table:table-cell office:value-type="float" office:value="44649.590744" calcext:value-type="float">
            <text:p>44649.590744</text:p>
          </table:table-cell>
          <table:table-cell office:value-type="float" office:value="15153.942434" calcext:value-type="float">
            <text:p>15153.942434</text:p>
          </table:table-cell>
          <table:table-cell office:value-type="string" calcext:value-type="string">
            <text:p><text:s/>0.4%</text:p>
          </table:table-cell>
          <table:table-cell table:formula="of:=[.F125]+0" office:value-type="percentage" office:value="0.004" calcext:value-type="percentage">
            <text:p>0.40%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3963.058929" calcext:value-type="float">
            <text:p>33963.058929</text:p>
          </table:table-cell>
          <table:table-cell office:value-type="float" office:value="43067.879321" calcext:value-type="float">
            <text:p>43067.879321</text:p>
          </table:table-cell>
          <table:table-cell office:value-type="float" office:value="44530.755856" calcext:value-type="float">
            <text:p>44530.755856</text:p>
          </table:table-cell>
          <table:table-cell office:value-type="float" office:value="15137.365169" calcext:value-type="float">
            <text:p>15137.365169</text:p>
          </table:table-cell>
          <table:table-cell office:value-type="string" calcext:value-type="string">
            <text:p><text:s/>0.4%</text:p>
          </table:table-cell>
          <table:table-cell table:formula="of:=[.F126]+0" office:value-type="percentage" office:value="0.004" calcext:value-type="percentage">
            <text:p>0.40%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0101.421333" calcext:value-type="float">
            <text:p>30101.421333</text:p>
          </table:table-cell>
          <table:table-cell office:value-type="float" office:value="38737.55274" calcext:value-type="float">
            <text:p>38737.55274</text:p>
          </table:table-cell>
          <table:table-cell office:value-type="float" office:value="39502.124974" calcext:value-type="float">
            <text:p>39502.124974</text:p>
          </table:table-cell>
          <table:table-cell office:value-type="float" office:value="14397.591415" calcext:value-type="float">
            <text:p>14397.591415</text:p>
          </table:table-cell>
          <table:table-cell office:value-type="string" calcext:value-type="string">
            <text:p><text:s/>0.4%</text:p>
          </table:table-cell>
          <table:table-cell table:formula="of:=[.F127]+0" office:value-type="percentage" office:value="0.004" calcext:value-type="percentage">
            <text:p>0.40%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5139.102508" calcext:value-type="float">
            <text:p>35139.102508</text:p>
          </table:table-cell>
          <table:table-cell office:value-type="float" office:value="43365.922546" calcext:value-type="float">
            <text:p>43365.922546</text:p>
          </table:table-cell>
          <table:table-cell office:value-type="float" office:value="44871.900486" calcext:value-type="float">
            <text:p>44871.900486</text:p>
          </table:table-cell>
          <table:table-cell office:value-type="float" office:value="15204.32891" calcext:value-type="float">
            <text:p>15204.32891</text:p>
          </table:table-cell>
          <table:table-cell office:value-type="string" calcext:value-type="string">
            <text:p><text:s/>0.4%</text:p>
          </table:table-cell>
          <table:table-cell table:formula="of:=[.F128]+0" office:value-type="percentage" office:value="0.004" calcext:value-type="percentage">
            <text:p>0.40%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3830.770647" calcext:value-type="float">
            <text:p>33830.770647</text:p>
          </table:table-cell>
          <table:table-cell office:value-type="float" office:value="42251.660019" calcext:value-type="float">
            <text:p>42251.660019</text:p>
          </table:table-cell>
          <table:table-cell office:value-type="float" office:value="43292.053957" calcext:value-type="float">
            <text:p>43292.053957</text:p>
          </table:table-cell>
          <table:table-cell office:value-type="float" office:value="14972.658906" calcext:value-type="float">
            <text:p>14972.658906</text:p>
          </table:table-cell>
          <table:table-cell office:value-type="string" calcext:value-type="string">
            <text:p><text:s/>0.4%</text:p>
          </table:table-cell>
          <table:table-cell table:formula="of:=[.F129]+0" office:value-type="percentage" office:value="0.004" calcext:value-type="percentage">
            <text:p>0.40%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3277.426112" calcext:value-type="float">
            <text:p>33277.426112</text:p>
          </table:table-cell>
          <table:table-cell office:value-type="float" office:value="41743.483163" calcext:value-type="float">
            <text:p>41743.483163</text:p>
          </table:table-cell>
          <table:table-cell office:value-type="float" office:value="42970.84584" calcext:value-type="float">
            <text:p>42970.84584</text:p>
          </table:table-cell>
          <table:table-cell office:value-type="float" office:value="14612.7001" calcext:value-type="float">
            <text:p>14612.7001</text:p>
          </table:table-cell>
          <table:table-cell office:value-type="string" calcext:value-type="string">
            <text:p><text:s/>0.4%</text:p>
          </table:table-cell>
          <table:table-cell table:formula="of:=[.F130]+0" office:value-type="percentage" office:value="0.004" calcext:value-type="percentage">
            <text:p>0.40%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3470.008417" calcext:value-type="float">
            <text:p>33470.008417</text:p>
          </table:table-cell>
          <table:table-cell office:value-type="float" office:value="42005.658152" calcext:value-type="float">
            <text:p>42005.658152</text:p>
          </table:table-cell>
          <table:table-cell office:value-type="float" office:value="43265.981387" calcext:value-type="float">
            <text:p>43265.981387</text:p>
          </table:table-cell>
          <table:table-cell office:value-type="float" office:value="14677.175688" calcext:value-type="float">
            <text:p>14677.175688</text:p>
          </table:table-cell>
          <table:table-cell office:value-type="string" calcext:value-type="string">
            <text:p><text:s/>0.3%</text:p>
          </table:table-cell>
          <table:table-cell table:formula="of:=[.F131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0905.087821" calcext:value-type="float">
            <text:p>30905.087821</text:p>
          </table:table-cell>
          <table:table-cell office:value-type="float" office:value="39011.984154" calcext:value-type="float">
            <text:p>39011.984154</text:p>
          </table:table-cell>
          <table:table-cell office:value-type="float" office:value="39559.996355" calcext:value-type="float">
            <text:p>39559.996355</text:p>
          </table:table-cell>
          <table:table-cell office:value-type="float" office:value="14423.216258" calcext:value-type="float">
            <text:p>14423.216258</text:p>
          </table:table-cell>
          <table:table-cell office:value-type="string" calcext:value-type="string">
            <text:p><text:s/>0.3%</text:p>
          </table:table-cell>
          <table:table-cell table:formula="of:=[.F132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4006.628883" calcext:value-type="float">
            <text:p>34006.628883</text:p>
          </table:table-cell>
          <table:table-cell office:value-type="float" office:value="42144.845591" calcext:value-type="float">
            <text:p>42144.845591</text:p>
          </table:table-cell>
          <table:table-cell office:value-type="float" office:value="43139.018963" calcext:value-type="float">
            <text:p>43139.018963</text:p>
          </table:table-cell>
          <table:table-cell office:value-type="float" office:value="14983.047371" calcext:value-type="float">
            <text:p>14983.047371</text:p>
          </table:table-cell>
          <table:table-cell office:value-type="string" calcext:value-type="string">
            <text:p><text:s/>0.3%</text:p>
          </table:table-cell>
          <table:table-cell table:formula="of:=[.F133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34816.131384" calcext:value-type="float">
            <text:p>34816.131384</text:p>
          </table:table-cell>
          <table:table-cell office:value-type="float" office:value="43573.348272" calcext:value-type="float">
            <text:p>43573.348272</text:p>
          </table:table-cell>
          <table:table-cell office:value-type="float" office:value="44842.824426" calcext:value-type="float">
            <text:p>44842.824426</text:p>
          </table:table-cell>
          <table:table-cell office:value-type="float" office:value="15165.433688" calcext:value-type="float">
            <text:p>15165.433688</text:p>
          </table:table-cell>
          <table:table-cell office:value-type="string" calcext:value-type="string">
            <text:p><text:s/>0.3%</text:p>
          </table:table-cell>
          <table:table-cell table:formula="of:=[.F134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5770.719809" calcext:value-type="float">
            <text:p>35770.719809</text:p>
          </table:table-cell>
          <table:table-cell office:value-type="float" office:value="43684.080486" calcext:value-type="float">
            <text:p>43684.080486</text:p>
          </table:table-cell>
          <table:table-cell office:value-type="float" office:value="44858.899936" calcext:value-type="float">
            <text:p>44858.899936</text:p>
          </table:table-cell>
          <table:table-cell office:value-type="float" office:value="15178.490376" calcext:value-type="float">
            <text:p>15178.490376</text:p>
          </table:table-cell>
          <table:table-cell office:value-type="string" calcext:value-type="string">
            <text:p><text:s/>0.3%</text:p>
          </table:table-cell>
          <table:table-cell table:formula="of:=[.F135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0295.585435" calcext:value-type="float">
            <text:p>30295.585435</text:p>
          </table:table-cell>
          <table:table-cell office:value-type="float" office:value="38591.106415" calcext:value-type="float">
            <text:p>38591.106415</text:p>
          </table:table-cell>
          <table:table-cell office:value-type="float" office:value="39143.140498" calcext:value-type="float">
            <text:p>39143.140498</text:p>
          </table:table-cell>
          <table:table-cell office:value-type="float" office:value="14253.585637" calcext:value-type="float">
            <text:p>14253.585637</text:p>
          </table:table-cell>
          <table:table-cell office:value-type="string" calcext:value-type="string">
            <text:p><text:s/>0.3%</text:p>
          </table:table-cell>
          <table:table-cell table:formula="of:=[.F136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34188.527178" calcext:value-type="float">
            <text:p>34188.527178</text:p>
          </table:table-cell>
          <table:table-cell office:value-type="float" office:value="42281.91892" calcext:value-type="float">
            <text:p>42281.91892</text:p>
          </table:table-cell>
          <table:table-cell office:value-type="float" office:value="43179.416307" calcext:value-type="float">
            <text:p>43179.416307</text:p>
          </table:table-cell>
          <table:table-cell office:value-type="float" office:value="14927.979058" calcext:value-type="float">
            <text:p>14927.979058</text:p>
          </table:table-cell>
          <table:table-cell office:value-type="string" calcext:value-type="string">
            <text:p><text:s/>0.3%</text:p>
          </table:table-cell>
          <table:table-cell table:formula="of:=[.F137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5977.651069" calcext:value-type="float">
            <text:p>35977.651069</text:p>
          </table:table-cell>
          <table:table-cell office:value-type="float" office:value="43742.640712" calcext:value-type="float">
            <text:p>43742.640712</text:p>
          </table:table-cell>
          <table:table-cell office:value-type="float" office:value="44807.366149" calcext:value-type="float">
            <text:p>44807.366149</text:p>
          </table:table-cell>
          <table:table-cell office:value-type="float" office:value="15122.01741" calcext:value-type="float">
            <text:p>15122.01741</text:p>
          </table:table-cell>
          <table:table-cell office:value-type="string" calcext:value-type="string">
            <text:p><text:s/>0.3%</text:p>
          </table:table-cell>
          <table:table-cell table:formula="of:=[.F138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35663.415752" calcext:value-type="float">
            <text:p>35663.415752</text:p>
          </table:table-cell>
          <table:table-cell office:value-type="float" office:value="43903.950093" calcext:value-type="float">
            <text:p>43903.950093</text:p>
          </table:table-cell>
          <table:table-cell office:value-type="float" office:value="45040.626271" calcext:value-type="float">
            <text:p>45040.626271</text:p>
          </table:table-cell>
          <table:table-cell office:value-type="float" office:value="15152.027468" calcext:value-type="float">
            <text:p>15152.027468</text:p>
          </table:table-cell>
          <table:table-cell office:value-type="string" calcext:value-type="string">
            <text:p><text:s/>0.3%</text:p>
          </table:table-cell>
          <table:table-cell table:formula="of:=[.F139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4258.333796" calcext:value-type="float">
            <text:p>34258.333796</text:p>
          </table:table-cell>
          <table:table-cell office:value-type="float" office:value="42039.858573" calcext:value-type="float">
            <text:p>42039.858573</text:p>
          </table:table-cell>
          <table:table-cell office:value-type="float" office:value="42790.920675" calcext:value-type="float">
            <text:p>42790.920675</text:p>
          </table:table-cell>
          <table:table-cell office:value-type="float" office:value="14871.718497" calcext:value-type="float">
            <text:p>14871.718497</text:p>
          </table:table-cell>
          <table:table-cell office:value-type="string" calcext:value-type="string">
            <text:p><text:s/>0.3%</text:p>
          </table:table-cell>
          <table:table-cell table:formula="of:=[.F140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2722.847994" calcext:value-type="float">
            <text:p>32722.847994</text:p>
          </table:table-cell>
          <table:table-cell office:value-type="float" office:value="40210.527108" calcext:value-type="float">
            <text:p>40210.527108</text:p>
          </table:table-cell>
          <table:table-cell office:value-type="float" office:value="41225.427331" calcext:value-type="float">
            <text:p>41225.427331</text:p>
          </table:table-cell>
          <table:table-cell office:value-type="float" office:value="14670.294291" calcext:value-type="float">
            <text:p>14670.294291</text:p>
          </table:table-cell>
          <table:table-cell office:value-type="string" calcext:value-type="string">
            <text:p><text:s/>0.3%</text:p>
          </table:table-cell>
          <table:table-cell table:formula="of:=[.F141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4641.170296" calcext:value-type="float">
            <text:p>34641.170296</text:p>
          </table:table-cell>
          <table:table-cell office:value-type="float" office:value="42388.00255" calcext:value-type="float">
            <text:p>42388.00255</text:p>
          </table:table-cell>
          <table:table-cell office:value-type="float" office:value="43101.726632" calcext:value-type="float">
            <text:p>43101.726632</text:p>
          </table:table-cell>
          <table:table-cell office:value-type="float" office:value="14943.700583" calcext:value-type="float">
            <text:p>14943.700583</text:p>
          </table:table-cell>
          <table:table-cell office:value-type="string" calcext:value-type="string">
            <text:p><text:s/>0.3%</text:p>
          </table:table-cell>
          <table:table-cell table:formula="of:=[.F142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5861.555475" calcext:value-type="float">
            <text:p>35861.555475</text:p>
          </table:table-cell>
          <table:table-cell office:value-type="float" office:value="43874.393311" calcext:value-type="float">
            <text:p>43874.393311</text:p>
          </table:table-cell>
          <table:table-cell office:value-type="float" office:value="44932.548299" calcext:value-type="float">
            <text:p>44932.548299</text:p>
          </table:table-cell>
          <table:table-cell office:value-type="float" office:value="15121.254289" calcext:value-type="float">
            <text:p>15121.254289</text:p>
          </table:table-cell>
          <table:table-cell office:value-type="string" calcext:value-type="string">
            <text:p><text:s/>0.3%</text:p>
          </table:table-cell>
          <table:table-cell table:formula="of:=[.F143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6131.194843" calcext:value-type="float">
            <text:p>36131.194843</text:p>
          </table:table-cell>
          <table:table-cell office:value-type="float" office:value="44110.885019" calcext:value-type="float">
            <text:p>44110.885019</text:p>
          </table:table-cell>
          <table:table-cell office:value-type="float" office:value="44991.203123" calcext:value-type="float">
            <text:p>44991.203123</text:p>
          </table:table-cell>
          <table:table-cell office:value-type="float" office:value="15178.877211" calcext:value-type="float">
            <text:p>15178.877211</text:p>
          </table:table-cell>
          <table:table-cell office:value-type="string" calcext:value-type="string">
            <text:p><text:s/>0.3%</text:p>
          </table:table-cell>
          <table:table-cell table:formula="of:=[.F144]+0" office:value-type="percentage" office:value="0.003" calcext:value-type="percentage">
            <text:p>0.3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0978.79991" calcext:value-type="float">
            <text:p>30978.79991</text:p>
          </table:table-cell>
          <table:table-cell office:value-type="float" office:value="38721.842659" calcext:value-type="float">
            <text:p>38721.842659</text:p>
          </table:table-cell>
          <table:table-cell office:value-type="float" office:value="39293.940295" calcext:value-type="float">
            <text:p>39293.940295</text:p>
          </table:table-cell>
          <table:table-cell office:value-type="float" office:value="14366.746818" calcext:value-type="float">
            <text:p>14366.746818</text:p>
          </table:table-cell>
          <table:table-cell office:value-type="string" calcext:value-type="string">
            <text:p><text:s/>0.2%</text:p>
          </table:table-cell>
          <table:table-cell table:formula="of:=[.F145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4675.095046" calcext:value-type="float">
            <text:p>34675.095046</text:p>
          </table:table-cell>
          <table:table-cell office:value-type="float" office:value="42362.774506" calcext:value-type="float">
            <text:p>42362.774506</text:p>
          </table:table-cell>
          <table:table-cell office:value-type="float" office:value="43132.604312" calcext:value-type="float">
            <text:p>43132.604312</text:p>
          </table:table-cell>
          <table:table-cell office:value-type="float" office:value="14947.494221" calcext:value-type="float">
            <text:p>14947.494221</text:p>
          </table:table-cell>
          <table:table-cell office:value-type="string" calcext:value-type="string">
            <text:p><text:s/>0.2%</text:p>
          </table:table-cell>
          <table:table-cell table:formula="of:=[.F146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6510.633986" calcext:value-type="float">
            <text:p>36510.633986</text:p>
          </table:table-cell>
          <table:table-cell office:value-type="float" office:value="44157.945236" calcext:value-type="float">
            <text:p>44157.945236</text:p>
          </table:table-cell>
          <table:table-cell office:value-type="float" office:value="45070.528862" calcext:value-type="float">
            <text:p>45070.528862</text:p>
          </table:table-cell>
          <table:table-cell office:value-type="float" office:value="15184.401809" calcext:value-type="float">
            <text:p>15184.401809</text:p>
          </table:table-cell>
          <table:table-cell office:value-type="string" calcext:value-type="string">
            <text:p><text:s/>0.2%</text:p>
          </table:table-cell>
          <table:table-cell table:formula="of:=[.F147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36212.150614" calcext:value-type="float">
            <text:p>36212.150614</text:p>
          </table:table-cell>
          <table:table-cell office:value-type="float" office:value="43929.566963" calcext:value-type="float">
            <text:p>43929.566963</text:p>
          </table:table-cell>
          <table:table-cell office:value-type="float" office:value="44797.7277" calcext:value-type="float">
            <text:p>44797.7277</text:p>
          </table:table-cell>
          <table:table-cell office:value-type="float" office:value="15030.899819" calcext:value-type="float">
            <text:p>15030.899819</text:p>
          </table:table-cell>
          <table:table-cell office:value-type="string" calcext:value-type="string">
            <text:p><text:s/>0.2%</text:p>
          </table:table-cell>
          <table:table-cell table:formula="of:=[.F148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32561.945065" calcext:value-type="float">
            <text:p>32561.945065</text:p>
          </table:table-cell>
          <table:table-cell office:value-type="float" office:value="39826.907615" calcext:value-type="float">
            <text:p>39826.907615</text:p>
          </table:table-cell>
          <table:table-cell office:value-type="float" office:value="40395.479809" calcext:value-type="float">
            <text:p>40395.479809</text:p>
          </table:table-cell>
          <table:table-cell office:value-type="float" office:value="14453.593091" calcext:value-type="float">
            <text:p>14453.593091</text:p>
          </table:table-cell>
          <table:table-cell office:value-type="string" calcext:value-type="string">
            <text:p><text:s/>0.2%</text:p>
          </table:table-cell>
          <table:table-cell table:formula="of:=[.F149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4750.773807" calcext:value-type="float">
            <text:p>34750.773807</text:p>
          </table:table-cell>
          <table:table-cell office:value-type="float" office:value="42303.020043" calcext:value-type="float">
            <text:p>42303.020043</text:p>
          </table:table-cell>
          <table:table-cell office:value-type="float" office:value="42827.319955" calcext:value-type="float">
            <text:p>42827.319955</text:p>
          </table:table-cell>
          <table:table-cell office:value-type="float" office:value="14875.941442" calcext:value-type="float">
            <text:p>14875.941442</text:p>
          </table:table-cell>
          <table:table-cell office:value-type="string" calcext:value-type="string">
            <text:p><text:s/>0.2%</text:p>
          </table:table-cell>
          <table:table-cell table:formula="of:=[.F150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34997.471591" calcext:value-type="float">
            <text:p>34997.471591</text:p>
          </table:table-cell>
          <table:table-cell office:value-type="float" office:value="42695.339247" calcext:value-type="float">
            <text:p>42695.339247</text:p>
          </table:table-cell>
          <table:table-cell office:value-type="float" office:value="43132.5601" calcext:value-type="float">
            <text:p>43132.5601</text:p>
          </table:table-cell>
          <table:table-cell office:value-type="float" office:value="14886.475013" calcext:value-type="float">
            <text:p>14886.475013</text:p>
          </table:table-cell>
          <table:table-cell office:value-type="string" calcext:value-type="string">
            <text:p><text:s/>0.2%</text:p>
          </table:table-cell>
          <table:table-cell table:formula="of:=[.F151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36889.165431" calcext:value-type="float">
            <text:p>36889.165431</text:p>
          </table:table-cell>
          <table:table-cell office:value-type="float" office:value="43980.466902" calcext:value-type="float">
            <text:p>43980.466902</text:p>
          </table:table-cell>
          <table:table-cell office:value-type="float" office:value="44461.739878" calcext:value-type="float">
            <text:p>44461.739878</text:p>
          </table:table-cell>
          <table:table-cell office:value-type="float" office:value="15090.468682" calcext:value-type="float">
            <text:p>15090.468682</text:p>
          </table:table-cell>
          <table:table-cell office:value-type="string" calcext:value-type="string">
            <text:p><text:s/>0.2%</text:p>
          </table:table-cell>
          <table:table-cell table:formula="of:=[.F152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36921.829254" calcext:value-type="float">
            <text:p>36921.829254</text:p>
          </table:table-cell>
          <table:table-cell office:value-type="float" office:value="43845.623813" calcext:value-type="float">
            <text:p>43845.623813</text:p>
          </table:table-cell>
          <table:table-cell office:value-type="float" office:value="44698.854184" calcext:value-type="float">
            <text:p>44698.854184</text:p>
          </table:table-cell>
          <table:table-cell office:value-type="float" office:value="15147.210927" calcext:value-type="float">
            <text:p>15147.210927</text:p>
          </table:table-cell>
          <table:table-cell office:value-type="string" calcext:value-type="string">
            <text:p><text:s/>0.2%</text:p>
          </table:table-cell>
          <table:table-cell table:formula="of:=[.F153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31384.210373" calcext:value-type="float">
            <text:p>31384.210373</text:p>
          </table:table-cell>
          <table:table-cell office:value-type="float" office:value="38115.300162" calcext:value-type="float">
            <text:p>38115.300162</text:p>
          </table:table-cell>
          <table:table-cell office:value-type="float" office:value="38708.863133" calcext:value-type="float">
            <text:p>38708.863133</text:p>
          </table:table-cell>
          <table:table-cell office:value-type="float" office:value="14308.2669" calcext:value-type="float">
            <text:p>14308.2669</text:p>
          </table:table-cell>
          <table:table-cell office:value-type="string" calcext:value-type="string">
            <text:p><text:s/>0.2%</text:p>
          </table:table-cell>
          <table:table-cell table:formula="of:=[.F154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35252.624139" calcext:value-type="float">
            <text:p>35252.624139</text:p>
          </table:table-cell>
          <table:table-cell office:value-type="float" office:value="41562.132542" calcext:value-type="float">
            <text:p>41562.132542</text:p>
          </table:table-cell>
          <table:table-cell office:value-type="float" office:value="42597.263162" calcext:value-type="float">
            <text:p>42597.263162</text:p>
          </table:table-cell>
          <table:table-cell office:value-type="float" office:value="14871.322062" calcext:value-type="float">
            <text:p>14871.322062</text:p>
          </table:table-cell>
          <table:table-cell office:value-type="string" calcext:value-type="string">
            <text:p><text:s/>0.2%</text:p>
          </table:table-cell>
          <table:table-cell table:formula="of:=[.F155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6976.873525" calcext:value-type="float">
            <text:p>36976.873525</text:p>
          </table:table-cell>
          <table:table-cell office:value-type="float" office:value="42872.57319" calcext:value-type="float">
            <text:p>42872.57319</text:p>
          </table:table-cell>
          <table:table-cell office:value-type="float" office:value="44291.637223" calcext:value-type="float">
            <text:p>44291.637223</text:p>
          </table:table-cell>
          <table:table-cell office:value-type="float" office:value="15117.661932" calcext:value-type="float">
            <text:p>15117.661932</text:p>
          </table:table-cell>
          <table:table-cell office:value-type="string" calcext:value-type="string">
            <text:p><text:s/>0.2%</text:p>
          </table:table-cell>
          <table:table-cell table:formula="of:=[.F156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6877.689565" calcext:value-type="float">
            <text:p>36877.689565</text:p>
          </table:table-cell>
          <table:table-cell office:value-type="float" office:value="42868.557856" calcext:value-type="float">
            <text:p>42868.557856</text:p>
          </table:table-cell>
          <table:table-cell office:value-type="float" office:value="43999.677748" calcext:value-type="float">
            <text:p>43999.677748</text:p>
          </table:table-cell>
          <table:table-cell office:value-type="float" office:value="15078.273742" calcext:value-type="float">
            <text:p>15078.273742</text:p>
          </table:table-cell>
          <table:table-cell office:value-type="string" calcext:value-type="string">
            <text:p><text:s/>0.2%</text:p>
          </table:table-cell>
          <table:table-cell table:formula="of:=[.F157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6406.54079" calcext:value-type="float">
            <text:p>36406.54079</text:p>
          </table:table-cell>
          <table:table-cell office:value-type="float" office:value="42422.158041" calcext:value-type="float">
            <text:p>42422.158041</text:p>
          </table:table-cell>
          <table:table-cell office:value-type="float" office:value="43766.365003" calcext:value-type="float">
            <text:p>43766.365003</text:p>
          </table:table-cell>
          <table:table-cell office:value-type="float" office:value="14937.566111" calcext:value-type="float">
            <text:p>14937.566111</text:p>
          </table:table-cell>
          <table:table-cell office:value-type="string" calcext:value-type="string">
            <text:p><text:s/>0.2%</text:p>
          </table:table-cell>
          <table:table-cell table:formula="of:=[.F158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36443.839018" calcext:value-type="float">
            <text:p>36443.839018</text:p>
          </table:table-cell>
          <table:table-cell office:value-type="float" office:value="42291.743698" calcext:value-type="float">
            <text:p>42291.743698</text:p>
          </table:table-cell>
          <table:table-cell office:value-type="float" office:value="43641.568017" calcext:value-type="float">
            <text:p>43641.568017</text:p>
          </table:table-cell>
          <table:table-cell office:value-type="float" office:value="15002.88162" calcext:value-type="float">
            <text:p>15002.88162</text:p>
          </table:table-cell>
          <table:table-cell office:value-type="string" calcext:value-type="string">
            <text:p><text:s/>0.2%</text:p>
          </table:table-cell>
          <table:table-cell table:formula="of:=[.F159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36849.64205" calcext:value-type="float">
            <text:p>36849.64205</text:p>
          </table:table-cell>
          <table:table-cell office:value-type="float" office:value="42489.872059" calcext:value-type="float">
            <text:p>42489.872059</text:p>
          </table:table-cell>
          <table:table-cell office:value-type="float" office:value="43744.193528" calcext:value-type="float">
            <text:p>43744.193528</text:p>
          </table:table-cell>
          <table:table-cell office:value-type="float" office:value="15004.405789" calcext:value-type="float">
            <text:p>15004.405789</text:p>
          </table:table-cell>
          <table:table-cell office:value-type="string" calcext:value-type="string">
            <text:p><text:s/>0.2%</text:p>
          </table:table-cell>
          <table:table-cell table:formula="of:=[.F160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7160.219357" calcext:value-type="float">
            <text:p>37160.219357</text:p>
          </table:table-cell>
          <table:table-cell office:value-type="float" office:value="42907.735088" calcext:value-type="float">
            <text:p>42907.735088</text:p>
          </table:table-cell>
          <table:table-cell office:value-type="float" office:value="44107.628415" calcext:value-type="float">
            <text:p>44107.628415</text:p>
          </table:table-cell>
          <table:table-cell office:value-type="float" office:value="15069.830855" calcext:value-type="float">
            <text:p>15069.830855</text:p>
          </table:table-cell>
          <table:table-cell office:value-type="string" calcext:value-type="string">
            <text:p><text:s/>0.2%</text:p>
          </table:table-cell>
          <table:table-cell table:formula="of:=[.F161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37197.75659" calcext:value-type="float">
            <text:p>37197.75659</text:p>
          </table:table-cell>
          <table:table-cell office:value-type="float" office:value="42839.815727" calcext:value-type="float">
            <text:p>42839.815727</text:p>
          </table:table-cell>
          <table:table-cell office:value-type="float" office:value="44166.370541" calcext:value-type="float">
            <text:p>44166.370541</text:p>
          </table:table-cell>
          <table:table-cell office:value-type="float" office:value="15129.730804" calcext:value-type="float">
            <text:p>15129.730804</text:p>
          </table:table-cell>
          <table:table-cell office:value-type="string" calcext:value-type="string">
            <text:p><text:s/>0.2%</text:p>
          </table:table-cell>
          <table:table-cell table:formula="of:=[.F162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6805.288278" calcext:value-type="float">
            <text:p>36805.288278</text:p>
          </table:table-cell>
          <table:table-cell office:value-type="float" office:value="42441.966209" calcext:value-type="float">
            <text:p>42441.966209</text:p>
          </table:table-cell>
          <table:table-cell office:value-type="float" office:value="43635.073797" calcext:value-type="float">
            <text:p>43635.073797</text:p>
          </table:table-cell>
          <table:table-cell office:value-type="float" office:value="14910.429026" calcext:value-type="float">
            <text:p>14910.429026</text:p>
          </table:table-cell>
          <table:table-cell office:value-type="string" calcext:value-type="string">
            <text:p><text:s/>0.2%</text:p>
          </table:table-cell>
          <table:table-cell table:formula="of:=[.F163]+0" office:value-type="percentage" office:value="0.002" calcext:value-type="percentage">
            <text:p>0.20%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36426.375038" calcext:value-type="float">
            <text:p>36426.375038</text:p>
          </table:table-cell>
          <table:table-cell office:value-type="float" office:value="41927.058847" calcext:value-type="float">
            <text:p>41927.058847</text:p>
          </table:table-cell>
          <table:table-cell office:value-type="float" office:value="43266.456016" calcext:value-type="float">
            <text:p>43266.456016</text:p>
          </table:table-cell>
          <table:table-cell office:value-type="float" office:value="14771.400764" calcext:value-type="float">
            <text:p>14771.400764</text:p>
          </table:table-cell>
          <table:table-cell office:value-type="string" calcext:value-type="string">
            <text:p><text:s/>0.1%</text:p>
          </table:table-cell>
          <table:table-cell table:formula="of:=[.F164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35672.964012" calcext:value-type="float">
            <text:p>35672.964012</text:p>
          </table:table-cell>
          <table:table-cell office:value-type="float" office:value="41075.258847" calcext:value-type="float">
            <text:p>41075.258847</text:p>
          </table:table-cell>
          <table:table-cell office:value-type="float" office:value="42120.237141" calcext:value-type="float">
            <text:p>42120.237141</text:p>
          </table:table-cell>
          <table:table-cell office:value-type="float" office:value="14418.083931" calcext:value-type="float">
            <text:p>14418.083931</text:p>
          </table:table-cell>
          <table:table-cell office:value-type="string" calcext:value-type="string">
            <text:p><text:s/>0.1%</text:p>
          </table:table-cell>
          <table:table-cell table:formula="of:=[.F165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36269.961898" calcext:value-type="float">
            <text:p>36269.961898</text:p>
          </table:table-cell>
          <table:table-cell office:value-type="float" office:value="41722.911648" calcext:value-type="float">
            <text:p>41722.911648</text:p>
          </table:table-cell>
          <table:table-cell office:value-type="float" office:value="42784.696814" calcext:value-type="float">
            <text:p>42784.696814</text:p>
          </table:table-cell>
          <table:table-cell office:value-type="float" office:value="14746.677524" calcext:value-type="float">
            <text:p>14746.677524</text:p>
          </table:table-cell>
          <table:table-cell office:value-type="string" calcext:value-type="string">
            <text:p><text:s/>0.1%</text:p>
          </table:table-cell>
          <table:table-cell table:formula="of:=[.F166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36993.894591" calcext:value-type="float">
            <text:p>36993.894591</text:p>
          </table:table-cell>
          <table:table-cell office:value-type="float" office:value="42641.921452" calcext:value-type="float">
            <text:p>42641.921452</text:p>
          </table:table-cell>
          <table:table-cell office:value-type="float" office:value="43698.950833" calcext:value-type="float">
            <text:p>43698.950833</text:p>
          </table:table-cell>
          <table:table-cell office:value-type="float" office:value="14937.511854" calcext:value-type="float">
            <text:p>14937.511854</text:p>
          </table:table-cell>
          <table:table-cell office:value-type="string" calcext:value-type="string">
            <text:p><text:s/>0.1%</text:p>
          </table:table-cell>
          <table:table-cell table:formula="of:=[.F167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7541.079355" calcext:value-type="float">
            <text:p>37541.079355</text:p>
          </table:table-cell>
          <table:table-cell office:value-type="float" office:value="42844.859749" calcext:value-type="float">
            <text:p>42844.859749</text:p>
          </table:table-cell>
          <table:table-cell office:value-type="float" office:value="44095.179808" calcext:value-type="float">
            <text:p>44095.179808</text:p>
          </table:table-cell>
          <table:table-cell office:value-type="float" office:value="15119.022391" calcext:value-type="float">
            <text:p>15119.022391</text:p>
          </table:table-cell>
          <table:table-cell office:value-type="string" calcext:value-type="string">
            <text:p><text:s/>0.1%</text:p>
          </table:table-cell>
          <table:table-cell table:formula="of:=[.F168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37458.87471" calcext:value-type="float">
            <text:p>37458.87471</text:p>
          </table:table-cell>
          <table:table-cell office:value-type="float" office:value="42360.834618" calcext:value-type="float">
            <text:p>42360.834618</text:p>
          </table:table-cell>
          <table:table-cell office:value-type="float" office:value="43710.596027" calcext:value-type="float">
            <text:p>43710.596027</text:p>
          </table:table-cell>
          <table:table-cell office:value-type="float" office:value="14940.319404" calcext:value-type="float">
            <text:p>14940.319404</text:p>
          </table:table-cell>
          <table:table-cell office:value-type="string" calcext:value-type="string">
            <text:p><text:s/>0.1%</text:p>
          </table:table-cell>
          <table:table-cell table:formula="of:=[.F169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6353.378561" calcext:value-type="float">
            <text:p>36353.378561</text:p>
          </table:table-cell>
          <table:table-cell office:value-type="float" office:value="41375.452101" calcext:value-type="float">
            <text:p>41375.452101</text:p>
          </table:table-cell>
          <table:table-cell office:value-type="float" office:value="42710.214046" calcext:value-type="float">
            <text:p>42710.214046</text:p>
          </table:table-cell>
          <table:table-cell office:value-type="float" office:value="14603.355317" calcext:value-type="float">
            <text:p>14603.355317</text:p>
          </table:table-cell>
          <table:table-cell office:value-type="string" calcext:value-type="string">
            <text:p><text:s/>0.1%</text:p>
          </table:table-cell>
          <table:table-cell table:formula="of:=[.F170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7696.782722" calcext:value-type="float">
            <text:p>37696.782722</text:p>
          </table:table-cell>
          <table:table-cell office:value-type="float" office:value="43042.821962" calcext:value-type="float">
            <text:p>43042.821962</text:p>
          </table:table-cell>
          <table:table-cell office:value-type="float" office:value="44096.173977" calcext:value-type="float">
            <text:p>44096.173977</text:p>
          </table:table-cell>
          <table:table-cell office:value-type="float" office:value="15115.210561" calcext:value-type="float">
            <text:p>15115.210561</text:p>
          </table:table-cell>
          <table:table-cell office:value-type="string" calcext:value-type="string">
            <text:p><text:s/>0.1%</text:p>
          </table:table-cell>
          <table:table-cell table:formula="of:=[.F171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36999.064714" calcext:value-type="float">
            <text:p>36999.064714</text:p>
          </table:table-cell>
          <table:table-cell office:value-type="float" office:value="42210.950983" calcext:value-type="float">
            <text:p>42210.950983</text:p>
          </table:table-cell>
          <table:table-cell office:value-type="float" office:value="43667.322531" calcext:value-type="float">
            <text:p>43667.322531</text:p>
          </table:table-cell>
          <table:table-cell office:value-type="float" office:value="14938.25724" calcext:value-type="float">
            <text:p>14938.25724</text:p>
          </table:table-cell>
          <table:table-cell office:value-type="string" calcext:value-type="string">
            <text:p><text:s/>0.1%</text:p>
          </table:table-cell>
          <table:table-cell table:formula="of:=[.F172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33168.248396" calcext:value-type="float">
            <text:p>33168.248396</text:p>
          </table:table-cell>
          <table:table-cell office:value-type="float" office:value="41256.308796" calcext:value-type="float">
            <text:p>41256.308796</text:p>
          </table:table-cell>
          <table:table-cell office:value-type="float" office:value="42760.800292" calcext:value-type="float">
            <text:p>42760.800292</text:p>
          </table:table-cell>
          <table:table-cell office:value-type="float" office:value="14632.217142" calcext:value-type="float">
            <text:p>14632.217142</text:p>
          </table:table-cell>
          <table:table-cell office:value-type="string" calcext:value-type="string">
            <text:p><text:s/>0.1%</text:p>
          </table:table-cell>
          <table:table-cell table:formula="of:=[.F173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32976.77431" calcext:value-type="float">
            <text:p>32976.77431</text:p>
          </table:table-cell>
          <table:table-cell office:value-type="float" office:value="41952.737565" calcext:value-type="float">
            <text:p>41952.737565</text:p>
          </table:table-cell>
          <table:table-cell office:value-type="float" office:value="43447.111708" calcext:value-type="float">
            <text:p>43447.111708</text:p>
          </table:table-cell>
          <table:table-cell office:value-type="float" office:value="14884.689132" calcext:value-type="float">
            <text:p>14884.689132</text:p>
          </table:table-cell>
          <table:table-cell office:value-type="string" calcext:value-type="string">
            <text:p><text:s/>0.1%</text:p>
          </table:table-cell>
          <table:table-cell table:formula="of:=[.F174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29795.96722" calcext:value-type="float">
            <text:p>29795.96722</text:p>
          </table:table-cell>
          <table:table-cell office:value-type="float" office:value="42621.154789" calcext:value-type="float">
            <text:p>42621.154789</text:p>
          </table:table-cell>
          <table:table-cell office:value-type="float" office:value="44005.815172" calcext:value-type="float">
            <text:p>44005.815172</text:p>
          </table:table-cell>
          <table:table-cell office:value-type="float" office:value="15076.267477" calcext:value-type="float">
            <text:p>15076.267477</text:p>
          </table:table-cell>
          <table:table-cell office:value-type="string" calcext:value-type="string">
            <text:p><text:s/>0.1%</text:p>
          </table:table-cell>
          <table:table-cell table:formula="of:=[.F175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27192.816547" calcext:value-type="float">
            <text:p>27192.816547</text:p>
          </table:table-cell>
          <table:table-cell office:value-type="float" office:value="42167.280214" calcext:value-type="float">
            <text:p>42167.280214</text:p>
          </table:table-cell>
          <table:table-cell office:value-type="float" office:value="43599.890067" calcext:value-type="float">
            <text:p>43599.890067</text:p>
          </table:table-cell>
          <table:table-cell office:value-type="float" office:value="14914.194808" calcext:value-type="float">
            <text:p>14914.194808</text:p>
          </table:table-cell>
          <table:table-cell office:value-type="string" calcext:value-type="string">
            <text:p><text:s/>0.1%</text:p>
          </table:table-cell>
          <table:table-cell table:formula="of:=[.F176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27474.218513" calcext:value-type="float">
            <text:p>27474.218513</text:p>
          </table:table-cell>
          <table:table-cell office:value-type="float" office:value="42774.659684" calcext:value-type="float">
            <text:p>42774.659684</text:p>
          </table:table-cell>
          <table:table-cell office:value-type="float" office:value="44017.376114" calcext:value-type="float">
            <text:p>44017.376114</text:p>
          </table:table-cell>
          <table:table-cell office:value-type="float" office:value="15101.350365" calcext:value-type="float">
            <text:p>15101.350365</text:p>
          </table:table-cell>
          <table:table-cell office:value-type="string" calcext:value-type="string">
            <text:p><text:s/>0.1%</text:p>
          </table:table-cell>
          <table:table-cell table:formula="of:=[.F177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27325.034165" calcext:value-type="float">
            <text:p>27325.034165</text:p>
          </table:table-cell>
          <table:table-cell office:value-type="float" office:value="42325.717578" calcext:value-type="float">
            <text:p>42325.717578</text:p>
          </table:table-cell>
          <table:table-cell office:value-type="float" office:value="43836.607394" calcext:value-type="float">
            <text:p>43836.607394</text:p>
          </table:table-cell>
          <table:table-cell office:value-type="float" office:value="14963.688692" calcext:value-type="float">
            <text:p>14963.688692</text:p>
          </table:table-cell>
          <table:table-cell office:value-type="string" calcext:value-type="string">
            <text:p><text:s/>0.1%</text:p>
          </table:table-cell>
          <table:table-cell table:formula="of:=[.F178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27496.148751" calcext:value-type="float">
            <text:p>27496.148751</text:p>
          </table:table-cell>
          <table:table-cell office:value-type="float" office:value="42838.70758" calcext:value-type="float">
            <text:p>42838.70758</text:p>
          </table:table-cell>
          <table:table-cell office:value-type="float" office:value="44156.600447" calcext:value-type="float">
            <text:p>44156.600447</text:p>
          </table:table-cell>
          <table:table-cell office:value-type="float" office:value="15110.353809" calcext:value-type="float">
            <text:p>15110.353809</text:p>
          </table:table-cell>
          <table:table-cell office:value-type="string" calcext:value-type="string">
            <text:p><text:s/>0.1%</text:p>
          </table:table-cell>
          <table:table-cell table:formula="of:=[.F179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27461.133144" calcext:value-type="float">
            <text:p>27461.133144</text:p>
          </table:table-cell>
          <table:table-cell office:value-type="float" office:value="42785.796806" calcext:value-type="float">
            <text:p>42785.796806</text:p>
          </table:table-cell>
          <table:table-cell office:value-type="float" office:value="44023.75914" calcext:value-type="float">
            <text:p>44023.75914</text:p>
          </table:table-cell>
          <table:table-cell office:value-type="float" office:value="15063.499899" calcext:value-type="float">
            <text:p>15063.499899</text:p>
          </table:table-cell>
          <table:table-cell office:value-type="string" calcext:value-type="string">
            <text:p><text:s/>0.1%</text:p>
          </table:table-cell>
          <table:table-cell table:formula="of:=[.F180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26729.627162" calcext:value-type="float">
            <text:p>26729.627162</text:p>
          </table:table-cell>
          <table:table-cell office:value-type="float" office:value="41268.826834" calcext:value-type="float">
            <text:p>41268.826834</text:p>
          </table:table-cell>
          <table:table-cell office:value-type="float" office:value="42413.577517" calcext:value-type="float">
            <text:p>42413.577517</text:p>
          </table:table-cell>
          <table:table-cell office:value-type="float" office:value="14701.382052" calcext:value-type="float">
            <text:p>14701.382052</text:p>
          </table:table-cell>
          <table:table-cell office:value-type="string" calcext:value-type="string">
            <text:p><text:s/>0.1%</text:p>
          </table:table-cell>
          <table:table-cell table:formula="of:=[.F181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26560.168344" calcext:value-type="float">
            <text:p>26560.168344</text:p>
          </table:table-cell>
          <table:table-cell office:value-type="float" office:value="40479.523044" calcext:value-type="float">
            <text:p>40479.523044</text:p>
          </table:table-cell>
          <table:table-cell office:value-type="float" office:value="42224.836404" calcext:value-type="float">
            <text:p>42224.836404</text:p>
          </table:table-cell>
          <table:table-cell office:value-type="float" office:value="14583.096687" calcext:value-type="float">
            <text:p>14583.096687</text:p>
          </table:table-cell>
          <table:table-cell office:value-type="string" calcext:value-type="string">
            <text:p><text:s/>0.1%</text:p>
          </table:table-cell>
          <table:table-cell table:formula="of:=[.F182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27514.349072" calcext:value-type="float">
            <text:p>27514.349072</text:p>
          </table:table-cell>
          <table:table-cell office:value-type="float" office:value="42607.725164" calcext:value-type="float">
            <text:p>42607.725164</text:p>
          </table:table-cell>
          <table:table-cell office:value-type="float" office:value="44123.615044" calcext:value-type="float">
            <text:p>44123.615044</text:p>
          </table:table-cell>
          <table:table-cell office:value-type="float" office:value="15132.108088" calcext:value-type="float">
            <text:p>15132.108088</text:p>
          </table:table-cell>
          <table:table-cell office:value-type="string" calcext:value-type="string">
            <text:p><text:s/>0.1%</text:p>
          </table:table-cell>
          <table:table-cell table:formula="of:=[.F183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27151.619265" calcext:value-type="float">
            <text:p>27151.619265</text:p>
          </table:table-cell>
          <table:table-cell office:value-type="float" office:value="41858.273497" calcext:value-type="float">
            <text:p>41858.273497</text:p>
          </table:table-cell>
          <table:table-cell office:value-type="float" office:value="43603.131758" calcext:value-type="float">
            <text:p>43603.131758</text:p>
          </table:table-cell>
          <table:table-cell office:value-type="float" office:value="14996.588052" calcext:value-type="float">
            <text:p>14996.588052</text:p>
          </table:table-cell>
          <table:table-cell office:value-type="string" calcext:value-type="string">
            <text:p><text:s/>0.1%</text:p>
          </table:table-cell>
          <table:table-cell table:formula="of:=[.F184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26475.025303" calcext:value-type="float">
            <text:p>26475.025303</text:p>
          </table:table-cell>
          <table:table-cell office:value-type="float" office:value="40607.118392" calcext:value-type="float">
            <text:p>40607.118392</text:p>
          </table:table-cell>
          <table:table-cell office:value-type="float" office:value="42370.792656" calcext:value-type="float">
            <text:p>42370.792656</text:p>
          </table:table-cell>
          <table:table-cell office:value-type="float" office:value="14582.775018" calcext:value-type="float">
            <text:p>14582.775018</text:p>
          </table:table-cell>
          <table:table-cell office:value-type="string" calcext:value-type="string">
            <text:p><text:s/>0.1%</text:p>
          </table:table-cell>
          <table:table-cell table:formula="of:=[.F185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7234.872647" calcext:value-type="float">
            <text:p>27234.872647</text:p>
          </table:table-cell>
          <table:table-cell office:value-type="float" office:value="42207.401483" calcext:value-type="float">
            <text:p>42207.401483</text:p>
          </table:table-cell>
          <table:table-cell office:value-type="float" office:value="43811.213625" calcext:value-type="float">
            <text:p>43811.213625</text:p>
          </table:table-cell>
          <table:table-cell office:value-type="float" office:value="15018.154126" calcext:value-type="float">
            <text:p>15018.154126</text:p>
          </table:table-cell>
          <table:table-cell office:value-type="string" calcext:value-type="string">
            <text:p><text:s/>0.1%</text:p>
          </table:table-cell>
          <table:table-cell table:formula="of:=[.F186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27337.96152" calcext:value-type="float">
            <text:p>27337.96152</text:p>
          </table:table-cell>
          <table:table-cell office:value-type="float" office:value="42368.610411" calcext:value-type="float">
            <text:p>42368.610411</text:p>
          </table:table-cell>
          <table:table-cell office:value-type="float" office:value="44059.282077" calcext:value-type="float">
            <text:p>44059.282077</text:p>
          </table:table-cell>
          <table:table-cell office:value-type="float" office:value="15051.825503" calcext:value-type="float">
            <text:p>15051.825503</text:p>
          </table:table-cell>
          <table:table-cell office:value-type="string" calcext:value-type="string">
            <text:p><text:s/>0.1%</text:p>
          </table:table-cell>
          <table:table-cell table:formula="of:=[.F187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27477.315522" calcext:value-type="float">
            <text:p>27477.315522</text:p>
          </table:table-cell>
          <table:table-cell office:value-type="float" office:value="42499.28018" calcext:value-type="float">
            <text:p>42499.28018</text:p>
          </table:table-cell>
          <table:table-cell office:value-type="float" office:value="44134.658948" calcext:value-type="float">
            <text:p>44134.658948</text:p>
          </table:table-cell>
          <table:table-cell office:value-type="float" office:value="15119.893177" calcext:value-type="float">
            <text:p>15119.893177</text:p>
          </table:table-cell>
          <table:table-cell office:value-type="string" calcext:value-type="string">
            <text:p><text:s/>0.1%</text:p>
          </table:table-cell>
          <table:table-cell table:formula="of:=[.F188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27221.176061" calcext:value-type="float">
            <text:p>27221.176061</text:p>
          </table:table-cell>
          <table:table-cell office:value-type="float" office:value="42202.008279" calcext:value-type="float">
            <text:p>42202.008279</text:p>
          </table:table-cell>
          <table:table-cell office:value-type="float" office:value="43636.692517" calcext:value-type="float">
            <text:p>43636.692517</text:p>
          </table:table-cell>
          <table:table-cell office:value-type="float" office:value="14965.239204" calcext:value-type="float">
            <text:p>14965.239204</text:p>
          </table:table-cell>
          <table:table-cell office:value-type="string" calcext:value-type="string">
            <text:p><text:s/>0.1%</text:p>
          </table:table-cell>
          <table:table-cell table:formula="of:=[.F189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27472.164001" calcext:value-type="float">
            <text:p>27472.164001</text:p>
          </table:table-cell>
          <table:table-cell office:value-type="float" office:value="42654.591476" calcext:value-type="float">
            <text:p>42654.591476</text:p>
          </table:table-cell>
          <table:table-cell office:value-type="float" office:value="43945.91879" calcext:value-type="float">
            <text:p>43945.91879</text:p>
          </table:table-cell>
          <table:table-cell office:value-type="float" office:value="15090.23873" calcext:value-type="float">
            <text:p>15090.23873</text:p>
          </table:table-cell>
          <table:table-cell office:value-type="string" calcext:value-type="string">
            <text:p><text:s/>0.1%</text:p>
          </table:table-cell>
          <table:table-cell table:formula="of:=[.F190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27353.391649" calcext:value-type="float">
            <text:p>27353.391649</text:p>
          </table:table-cell>
          <table:table-cell office:value-type="float" office:value="42394.318937" calcext:value-type="float">
            <text:p>42394.318937</text:p>
          </table:table-cell>
          <table:table-cell office:value-type="float" office:value="43692.572686" calcext:value-type="float">
            <text:p>43692.572686</text:p>
          </table:table-cell>
          <table:table-cell office:value-type="float" office:value="15062.149358" calcext:value-type="float">
            <text:p>15062.149358</text:p>
          </table:table-cell>
          <table:table-cell office:value-type="string" calcext:value-type="string">
            <text:p><text:s/>0.1%</text:p>
          </table:table-cell>
          <table:table-cell table:formula="of:=[.F191]+0" office:value-type="percentage" office:value="0.001" calcext:value-type="percentage">
            <text:p>0.10%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27500.745309" calcext:value-type="float">
            <text:p>27500.745309</text:p>
          </table:table-cell>
          <table:table-cell office:value-type="float" office:value="41737.416847" calcext:value-type="float">
            <text:p>41737.416847</text:p>
          </table:table-cell>
          <table:table-cell office:value-type="float" office:value="43710.203087" calcext:value-type="float">
            <text:p>43710.203087</text:p>
          </table:table-cell>
          <table:table-cell office:value-type="float" office:value="15132.563312" calcext:value-type="float">
            <text:p>15132.563312</text:p>
          </table:table-cell>
          <table:table-cell office:value-type="string" calcext:value-type="string">
            <text:p><text:s/>0.0%</text:p>
          </table:table-cell>
          <table:table-cell table:formula="of:=[.F19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27298.058115" calcext:value-type="float">
            <text:p>27298.058115</text:p>
          </table:table-cell>
          <table:table-cell office:value-type="float" office:value="41102.720264" calcext:value-type="float">
            <text:p>41102.720264</text:p>
          </table:table-cell>
          <table:table-cell office:value-type="float" office:value="43183.360707" calcext:value-type="float">
            <text:p>43183.360707</text:p>
          </table:table-cell>
          <table:table-cell office:value-type="float" office:value="15028.713343" calcext:value-type="float">
            <text:p>15028.713343</text:p>
          </table:table-cell>
          <table:table-cell office:value-type="string" calcext:value-type="string">
            <text:p><text:s/>0.0%</text:p>
          </table:table-cell>
          <table:table-cell table:formula="of:=[.F19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27155.115096" calcext:value-type="float">
            <text:p>27155.115096</text:p>
          </table:table-cell>
          <table:table-cell office:value-type="float" office:value="40861.271652" calcext:value-type="float">
            <text:p>40861.271652</text:p>
          </table:table-cell>
          <table:table-cell office:value-type="float" office:value="42909.460705" calcext:value-type="float">
            <text:p>42909.460705</text:p>
          </table:table-cell>
          <table:table-cell office:value-type="float" office:value="14933.031434" calcext:value-type="float">
            <text:p>14933.031434</text:p>
          </table:table-cell>
          <table:table-cell office:value-type="string" calcext:value-type="string">
            <text:p><text:s/>0.0%</text:p>
          </table:table-cell>
          <table:table-cell table:formula="of:=[.F19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float" office:value="27370.017011" calcext:value-type="float">
            <text:p>27370.017011</text:p>
          </table:table-cell>
          <table:table-cell office:value-type="float" office:value="41383.187271" calcext:value-type="float">
            <text:p>41383.187271</text:p>
          </table:table-cell>
          <table:table-cell office:value-type="float" office:value="43316.899309" calcext:value-type="float">
            <text:p>43316.899309</text:p>
          </table:table-cell>
          <table:table-cell office:value-type="float" office:value="15077.161424" calcext:value-type="float">
            <text:p>15077.161424</text:p>
          </table:table-cell>
          <table:table-cell office:value-type="string" calcext:value-type="string">
            <text:p><text:s/>0.0%</text:p>
          </table:table-cell>
          <table:table-cell table:formula="of:=[.F19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284" calcext:value-type="float">
            <text:p>8284</text:p>
          </table:table-cell>
          <table:table-cell office:value-type="float" office:value="27327.411191" calcext:value-type="float">
            <text:p>27327.411191</text:p>
          </table:table-cell>
          <table:table-cell office:value-type="float" office:value="41271.519207" calcext:value-type="float">
            <text:p>41271.519207</text:p>
          </table:table-cell>
          <table:table-cell office:value-type="float" office:value="43184.389677" calcext:value-type="float">
            <text:p>43184.389677</text:p>
          </table:table-cell>
          <table:table-cell office:value-type="float" office:value="15087.73396" calcext:value-type="float">
            <text:p>15087.73396</text:p>
          </table:table-cell>
          <table:table-cell office:value-type="string" calcext:value-type="string">
            <text:p><text:s/>0.0%</text:p>
          </table:table-cell>
          <table:table-cell table:formula="of:=[.F19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float" office:value="27344.323051" calcext:value-type="float">
            <text:p>27344.323051</text:p>
          </table:table-cell>
          <table:table-cell office:value-type="float" office:value="41354.992493" calcext:value-type="float">
            <text:p>41354.992493</text:p>
          </table:table-cell>
          <table:table-cell office:value-type="float" office:value="43206.889723" calcext:value-type="float">
            <text:p>43206.889723</text:p>
          </table:table-cell>
          <table:table-cell office:value-type="float" office:value="15082.552048" calcext:value-type="float">
            <text:p>15082.552048</text:p>
          </table:table-cell>
          <table:table-cell office:value-type="string" calcext:value-type="string">
            <text:p><text:s/>0.0%</text:p>
          </table:table-cell>
          <table:table-cell table:formula="of:=[.F19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27015.026903" calcext:value-type="float">
            <text:p>27015.026903</text:p>
          </table:table-cell>
          <table:table-cell office:value-type="float" office:value="40725.720832" calcext:value-type="float">
            <text:p>40725.720832</text:p>
          </table:table-cell>
          <table:table-cell office:value-type="float" office:value="42615.790321" calcext:value-type="float">
            <text:p>42615.790321</text:p>
          </table:table-cell>
          <table:table-cell office:value-type="float" office:value="14915.07039" calcext:value-type="float">
            <text:p>14915.07039</text:p>
          </table:table-cell>
          <table:table-cell office:value-type="string" calcext:value-type="string">
            <text:p><text:s/>0.0%</text:p>
          </table:table-cell>
          <table:table-cell table:formula="of:=[.F19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27227.758841" calcext:value-type="float">
            <text:p>27227.758841</text:p>
          </table:table-cell>
          <table:table-cell office:value-type="float" office:value="40705.565197" calcext:value-type="float">
            <text:p>40705.565197</text:p>
          </table:table-cell>
          <table:table-cell office:value-type="float" office:value="42431.323047" calcext:value-type="float">
            <text:p>42431.323047</text:p>
          </table:table-cell>
          <table:table-cell office:value-type="float" office:value="15037.81704" calcext:value-type="float">
            <text:p>15037.81704</text:p>
          </table:table-cell>
          <table:table-cell office:value-type="string" calcext:value-type="string">
            <text:p><text:s/>0.0%</text:p>
          </table:table-cell>
          <table:table-cell table:formula="of:=[.F19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27327.898959" calcext:value-type="float">
            <text:p>27327.898959</text:p>
          </table:table-cell>
          <table:table-cell office:value-type="float" office:value="40738.699568" calcext:value-type="float">
            <text:p>40738.699568</text:p>
          </table:table-cell>
          <table:table-cell office:value-type="float" office:value="42557.21066" calcext:value-type="float">
            <text:p>42557.21066</text:p>
          </table:table-cell>
          <table:table-cell office:value-type="float" office:value="15088.432842" calcext:value-type="float">
            <text:p>15088.432842</text:p>
          </table:table-cell>
          <table:table-cell office:value-type="string" calcext:value-type="string">
            <text:p><text:s/>0.0%</text:p>
          </table:table-cell>
          <table:table-cell table:formula="of:=[.F20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27321.789955" calcext:value-type="float">
            <text:p>27321.789955</text:p>
          </table:table-cell>
          <table:table-cell office:value-type="float" office:value="40805.122138" calcext:value-type="float">
            <text:p>40805.122138</text:p>
          </table:table-cell>
          <table:table-cell office:value-type="float" office:value="42607.31902" calcext:value-type="float">
            <text:p>42607.31902</text:p>
          </table:table-cell>
          <table:table-cell office:value-type="float" office:value="15079.912756" calcext:value-type="float">
            <text:p>15079.912756</text:p>
          </table:table-cell>
          <table:table-cell office:value-type="string" calcext:value-type="string">
            <text:p><text:s/>0.0%</text:p>
          </table:table-cell>
          <table:table-cell table:formula="of:=[.F20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26945.582295" calcext:value-type="float">
            <text:p>26945.582295</text:p>
          </table:table-cell>
          <table:table-cell office:value-type="float" office:value="40250.049332" calcext:value-type="float">
            <text:p>40250.049332</text:p>
          </table:table-cell>
          <table:table-cell office:value-type="float" office:value="42124.013557" calcext:value-type="float">
            <text:p>42124.013557</text:p>
          </table:table-cell>
          <table:table-cell office:value-type="float" office:value="14889.869092" calcext:value-type="float">
            <text:p>14889.869092</text:p>
          </table:table-cell>
          <table:table-cell office:value-type="string" calcext:value-type="string">
            <text:p><text:s/>0.0%</text:p>
          </table:table-cell>
          <table:table-cell table:formula="of:=[.F20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float" office:value="27134.347709" calcext:value-type="float">
            <text:p>27134.347709</text:p>
          </table:table-cell>
          <table:table-cell office:value-type="float" office:value="40776.608252" calcext:value-type="float">
            <text:p>40776.608252</text:p>
          </table:table-cell>
          <table:table-cell office:value-type="float" office:value="42477.976099" calcext:value-type="float">
            <text:p>42477.976099</text:p>
          </table:table-cell>
          <table:table-cell office:value-type="float" office:value="15081.894313" calcext:value-type="float">
            <text:p>15081.894313</text:p>
          </table:table-cell>
          <table:table-cell office:value-type="string" calcext:value-type="string">
            <text:p><text:s/>0.0%</text:p>
          </table:table-cell>
          <table:table-cell table:formula="of:=[.F20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444" calcext:value-type="float">
            <text:p>10444</text:p>
          </table:table-cell>
          <table:table-cell office:value-type="float" office:value="27124.175857" calcext:value-type="float">
            <text:p>27124.175857</text:p>
          </table:table-cell>
          <table:table-cell office:value-type="float" office:value="40172.971088" calcext:value-type="float">
            <text:p>40172.971088</text:p>
          </table:table-cell>
          <table:table-cell office:value-type="float" office:value="42129.899832" calcext:value-type="float">
            <text:p>42129.899832</text:p>
          </table:table-cell>
          <table:table-cell office:value-type="float" office:value="15035.910871" calcext:value-type="float">
            <text:p>15035.910871</text:p>
          </table:table-cell>
          <table:table-cell office:value-type="string" calcext:value-type="string">
            <text:p><text:s/>0.0%</text:p>
          </table:table-cell>
          <table:table-cell table:formula="of:=[.F20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751" calcext:value-type="float">
            <text:p>10751</text:p>
          </table:table-cell>
          <table:table-cell office:value-type="float" office:value="27185.792582" calcext:value-type="float">
            <text:p>27185.792582</text:p>
          </table:table-cell>
          <table:table-cell office:value-type="float" office:value="40051.240619" calcext:value-type="float">
            <text:p>40051.240619</text:p>
          </table:table-cell>
          <table:table-cell office:value-type="float" office:value="42187.905567" calcext:value-type="float">
            <text:p>42187.905567</text:p>
          </table:table-cell>
          <table:table-cell office:value-type="float" office:value="15105.914204" calcext:value-type="float">
            <text:p>15105.914204</text:p>
          </table:table-cell>
          <table:table-cell office:value-type="string" calcext:value-type="string">
            <text:p><text:s/>0.0%</text:p>
          </table:table-cell>
          <table:table-cell table:formula="of:=[.F20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067" calcext:value-type="float">
            <text:p>11067</text:p>
          </table:table-cell>
          <table:table-cell office:value-type="float" office:value="27314.513059" calcext:value-type="float">
            <text:p>27314.513059</text:p>
          </table:table-cell>
          <table:table-cell office:value-type="float" office:value="39947.34654" calcext:value-type="float">
            <text:p>39947.34654</text:p>
          </table:table-cell>
          <table:table-cell office:value-type="float" office:value="41756.043213" calcext:value-type="float">
            <text:p>41756.043213</text:p>
          </table:table-cell>
          <table:table-cell office:value-type="float" office:value="15111.097787" calcext:value-type="float">
            <text:p>15111.097787</text:p>
          </table:table-cell>
          <table:table-cell office:value-type="string" calcext:value-type="string">
            <text:p><text:s/>0.0%</text:p>
          </table:table-cell>
          <table:table-cell table:formula="of:=[.F20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393" calcext:value-type="float">
            <text:p>11393</text:p>
          </table:table-cell>
          <table:table-cell office:value-type="float" office:value="26773.475258" calcext:value-type="float">
            <text:p>26773.475258</text:p>
          </table:table-cell>
          <table:table-cell office:value-type="float" office:value="39226.897194" calcext:value-type="float">
            <text:p>39226.897194</text:p>
          </table:table-cell>
          <table:table-cell office:value-type="float" office:value="41081.53727" calcext:value-type="float">
            <text:p>41081.53727</text:p>
          </table:table-cell>
          <table:table-cell office:value-type="float" office:value="14898.646798" calcext:value-type="float">
            <text:p>14898.646798</text:p>
          </table:table-cell>
          <table:table-cell office:value-type="string" calcext:value-type="string">
            <text:p><text:s/>0.0%</text:p>
          </table:table-cell>
          <table:table-cell table:formula="of:=[.F20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728" calcext:value-type="float">
            <text:p>11728</text:p>
          </table:table-cell>
          <table:table-cell office:value-type="float" office:value="27033.975725" calcext:value-type="float">
            <text:p>27033.975725</text:p>
          </table:table-cell>
          <table:table-cell office:value-type="float" office:value="39473.655525" calcext:value-type="float">
            <text:p>39473.655525</text:p>
          </table:table-cell>
          <table:table-cell office:value-type="float" office:value="41500.792529" calcext:value-type="float">
            <text:p>41500.792529</text:p>
          </table:table-cell>
          <table:table-cell office:value-type="float" office:value="14993.316023" calcext:value-type="float">
            <text:p>14993.316023</text:p>
          </table:table-cell>
          <table:table-cell office:value-type="string" calcext:value-type="string">
            <text:p><text:s/>0.0%</text:p>
          </table:table-cell>
          <table:table-cell table:formula="of:=[.F20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072" calcext:value-type="float">
            <text:p>12072</text:p>
          </table:table-cell>
          <table:table-cell office:value-type="float" office:value="27119.419906" calcext:value-type="float">
            <text:p>27119.419906</text:p>
          </table:table-cell>
          <table:table-cell office:value-type="float" office:value="39931.498982" calcext:value-type="float">
            <text:p>39931.498982</text:p>
          </table:table-cell>
          <table:table-cell office:value-type="float" office:value="41872.628774" calcext:value-type="float">
            <text:p>41872.628774</text:p>
          </table:table-cell>
          <table:table-cell office:value-type="float" office:value="15081.46105" calcext:value-type="float">
            <text:p>15081.46105</text:p>
          </table:table-cell>
          <table:table-cell office:value-type="string" calcext:value-type="string">
            <text:p><text:s/>0.0%</text:p>
          </table:table-cell>
          <table:table-cell table:formula="of:=[.F20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427" calcext:value-type="float">
            <text:p>12427</text:p>
          </table:table-cell>
          <table:table-cell office:value-type="float" office:value="27141.667603" calcext:value-type="float">
            <text:p>27141.667603</text:p>
          </table:table-cell>
          <table:table-cell office:value-type="float" office:value="39543.0799" calcext:value-type="float">
            <text:p>39543.0799</text:p>
          </table:table-cell>
          <table:table-cell office:value-type="float" office:value="41479.528328" calcext:value-type="float">
            <text:p>41479.528328</text:p>
          </table:table-cell>
          <table:table-cell office:value-type="float" office:value="15110.362359" calcext:value-type="float">
            <text:p>15110.362359</text:p>
          </table:table-cell>
          <table:table-cell office:value-type="string" calcext:value-type="string">
            <text:p><text:s/>0.0%</text:p>
          </table:table-cell>
          <table:table-cell table:formula="of:=[.F21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793" calcext:value-type="float">
            <text:p>12793</text:p>
          </table:table-cell>
          <table:table-cell office:value-type="float" office:value="26813.330787" calcext:value-type="float">
            <text:p>26813.330787</text:p>
          </table:table-cell>
          <table:table-cell office:value-type="float" office:value="38763.577506" calcext:value-type="float">
            <text:p>38763.577506</text:p>
          </table:table-cell>
          <table:table-cell office:value-type="float" office:value="40386.241981" calcext:value-type="float">
            <text:p>40386.241981</text:p>
          </table:table-cell>
          <table:table-cell office:value-type="float" office:value="14936.735902" calcext:value-type="float">
            <text:p>14936.735902</text:p>
          </table:table-cell>
          <table:table-cell office:value-type="string" calcext:value-type="string">
            <text:p><text:s/>0.0%</text:p>
          </table:table-cell>
          <table:table-cell table:formula="of:=[.F21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169" calcext:value-type="float">
            <text:p>13169</text:p>
          </table:table-cell>
          <table:table-cell office:value-type="float" office:value="27027.971863" calcext:value-type="float">
            <text:p>27027.971863</text:p>
          </table:table-cell>
          <table:table-cell office:value-type="float" office:value="38807.774638" calcext:value-type="float">
            <text:p>38807.774638</text:p>
          </table:table-cell>
          <table:table-cell office:value-type="float" office:value="40231.074985" calcext:value-type="float">
            <text:p>40231.074985</text:p>
          </table:table-cell>
          <table:table-cell office:value-type="float" office:value="15048.406689" calcext:value-type="float">
            <text:p>15048.406689</text:p>
          </table:table-cell>
          <table:table-cell office:value-type="string" calcext:value-type="string">
            <text:p><text:s/>0.0%</text:p>
          </table:table-cell>
          <table:table-cell table:formula="of:=[.F21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27134.96806" calcext:value-type="float">
            <text:p>27134.96806</text:p>
          </table:table-cell>
          <table:table-cell office:value-type="float" office:value="38804.578682" calcext:value-type="float">
            <text:p>38804.578682</text:p>
          </table:table-cell>
          <table:table-cell office:value-type="float" office:value="39983.103795" calcext:value-type="float">
            <text:p>39983.103795</text:p>
          </table:table-cell>
          <table:table-cell office:value-type="float" office:value="15096.2725" calcext:value-type="float">
            <text:p>15096.2725</text:p>
          </table:table-cell>
          <table:table-cell office:value-type="string" calcext:value-type="string">
            <text:p><text:s/>0.0%</text:p>
          </table:table-cell>
          <table:table-cell table:formula="of:=[.F21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954" calcext:value-type="float">
            <text:p>13954</text:p>
          </table:table-cell>
          <table:table-cell office:value-type="float" office:value="27070.027871" calcext:value-type="float">
            <text:p>27070.027871</text:p>
          </table:table-cell>
          <table:table-cell office:value-type="float" office:value="38699.080274" calcext:value-type="float">
            <text:p>38699.080274</text:p>
          </table:table-cell>
          <table:table-cell office:value-type="float" office:value="39571.441624" calcext:value-type="float">
            <text:p>39571.441624</text:p>
          </table:table-cell>
          <table:table-cell office:value-type="float" office:value="15076.783784" calcext:value-type="float">
            <text:p>15076.783784</text:p>
          </table:table-cell>
          <table:table-cell office:value-type="string" calcext:value-type="string">
            <text:p><text:s/>0.0%</text:p>
          </table:table-cell>
          <table:table-cell table:formula="of:=[.F21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float" office:value="26329.100113" calcext:value-type="float">
            <text:p>26329.100113</text:p>
          </table:table-cell>
          <table:table-cell office:value-type="float" office:value="37181.853525" calcext:value-type="float">
            <text:p>37181.853525</text:p>
          </table:table-cell>
          <table:table-cell office:value-type="float" office:value="38281.364768" calcext:value-type="float">
            <text:p>38281.364768</text:p>
          </table:table-cell>
          <table:table-cell office:value-type="float" office:value="14725.22713" calcext:value-type="float">
            <text:p>14725.22713</text:p>
          </table:table-cell>
          <table:table-cell office:value-type="string" calcext:value-type="string">
            <text:p><text:s/>0.0%</text:p>
          </table:table-cell>
          <table:table-cell table:formula="of:=[.F21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787" calcext:value-type="float">
            <text:p>14787</text:p>
          </table:table-cell>
          <table:table-cell office:value-type="float" office:value="26002.437223" calcext:value-type="float">
            <text:p>26002.437223</text:p>
          </table:table-cell>
          <table:table-cell office:value-type="float" office:value="36169.410929" calcext:value-type="float">
            <text:p>36169.410929</text:p>
          </table:table-cell>
          <table:table-cell office:value-type="float" office:value="37471.01901" calcext:value-type="float">
            <text:p>37471.01901</text:p>
          </table:table-cell>
          <table:table-cell office:value-type="float" office:value="14490.37632" calcext:value-type="float">
            <text:p>14490.37632</text:p>
          </table:table-cell>
          <table:table-cell office:value-type="string" calcext:value-type="string">
            <text:p><text:s/>0.0%</text:p>
          </table:table-cell>
          <table:table-cell table:formula="of:=[.F21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221" calcext:value-type="float">
            <text:p>15221</text:p>
          </table:table-cell>
          <table:table-cell office:value-type="float" office:value="26935.792264" calcext:value-type="float">
            <text:p>26935.792264</text:p>
          </table:table-cell>
          <table:table-cell office:value-type="float" office:value="37683.209228" calcext:value-type="float">
            <text:p>37683.209228</text:p>
          </table:table-cell>
          <table:table-cell office:value-type="float" office:value="39009.583026" calcext:value-type="float">
            <text:p>39009.583026</text:p>
          </table:table-cell>
          <table:table-cell office:value-type="float" office:value="15040.053859" calcext:value-type="float">
            <text:p>15040.053859</text:p>
          </table:table-cell>
          <table:table-cell office:value-type="string" calcext:value-type="string">
            <text:p><text:s/>0.0%</text:p>
          </table:table-cell>
          <table:table-cell table:formula="of:=[.F21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669" calcext:value-type="float">
            <text:p>15669</text:p>
          </table:table-cell>
          <table:table-cell office:value-type="float" office:value="26711.753793" calcext:value-type="float">
            <text:p>26711.753793</text:p>
          </table:table-cell>
          <table:table-cell office:value-type="float" office:value="37399.877346" calcext:value-type="float">
            <text:p>37399.877346</text:p>
          </table:table-cell>
          <table:table-cell office:value-type="float" office:value="38478.544262" calcext:value-type="float">
            <text:p>38478.544262</text:p>
          </table:table-cell>
          <table:table-cell office:value-type="float" office:value="14854.710505" calcext:value-type="float">
            <text:p>14854.710505</text:p>
          </table:table-cell>
          <table:table-cell office:value-type="string" calcext:value-type="string">
            <text:p><text:s/>0.0%</text:p>
          </table:table-cell>
          <table:table-cell table:formula="of:=[.F21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130" calcext:value-type="float">
            <text:p>16130</text:p>
          </table:table-cell>
          <table:table-cell office:value-type="float" office:value="26645.509761" calcext:value-type="float">
            <text:p>26645.509761</text:p>
          </table:table-cell>
          <table:table-cell office:value-type="float" office:value="37431.714926" calcext:value-type="float">
            <text:p>37431.714926</text:p>
          </table:table-cell>
          <table:table-cell office:value-type="float" office:value="38830.849803" calcext:value-type="float">
            <text:p>38830.849803</text:p>
          </table:table-cell>
          <table:table-cell office:value-type="float" office:value="14893.11162" calcext:value-type="float">
            <text:p>14893.11162</text:p>
          </table:table-cell>
          <table:table-cell office:value-type="string" calcext:value-type="string">
            <text:p><text:s/>0.0%</text:p>
          </table:table-cell>
          <table:table-cell table:formula="of:=[.F21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604" calcext:value-type="float">
            <text:p>16604</text:p>
          </table:table-cell>
          <table:table-cell office:value-type="float" office:value="26604.660792" calcext:value-type="float">
            <text:p>26604.660792</text:p>
          </table:table-cell>
          <table:table-cell office:value-type="float" office:value="38061.032134" calcext:value-type="float">
            <text:p>38061.032134</text:p>
          </table:table-cell>
          <table:table-cell office:value-type="float" office:value="39103.1104" calcext:value-type="float">
            <text:p>39103.1104</text:p>
          </table:table-cell>
          <table:table-cell office:value-type="float" office:value="14969.319005" calcext:value-type="float">
            <text:p>14969.319005</text:p>
          </table:table-cell>
          <table:table-cell office:value-type="string" calcext:value-type="string">
            <text:p><text:s/>0.0%</text:p>
          </table:table-cell>
          <table:table-cell table:formula="of:=[.F22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92" calcext:value-type="float">
            <text:p>17092</text:p>
          </table:table-cell>
          <table:table-cell office:value-type="float" office:value="26476.448207" calcext:value-type="float">
            <text:p>26476.448207</text:p>
          </table:table-cell>
          <table:table-cell office:value-type="float" office:value="37462.518267" calcext:value-type="float">
            <text:p>37462.518267</text:p>
          </table:table-cell>
          <table:table-cell office:value-type="float" office:value="38295.938948" calcext:value-type="float">
            <text:p>38295.938948</text:p>
          </table:table-cell>
          <table:table-cell office:value-type="float" office:value="14861.278241" calcext:value-type="float">
            <text:p>14861.278241</text:p>
          </table:table-cell>
          <table:table-cell office:value-type="string" calcext:value-type="string">
            <text:p><text:s/>0.0%</text:p>
          </table:table-cell>
          <table:table-cell table:formula="of:=[.F22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594" calcext:value-type="float">
            <text:p>17594</text:p>
          </table:table-cell>
          <table:table-cell office:value-type="float" office:value="25931.916232" calcext:value-type="float">
            <text:p>25931.916232</text:p>
          </table:table-cell>
          <table:table-cell office:value-type="float" office:value="36416.876755" calcext:value-type="float">
            <text:p>36416.876755</text:p>
          </table:table-cell>
          <table:table-cell office:value-type="float" office:value="37709.01298" calcext:value-type="float">
            <text:p>37709.01298</text:p>
          </table:table-cell>
          <table:table-cell office:value-type="float" office:value="14687.408649" calcext:value-type="float">
            <text:p>14687.408649</text:p>
          </table:table-cell>
          <table:table-cell office:value-type="string" calcext:value-type="string">
            <text:p><text:s/>0.0%</text:p>
          </table:table-cell>
          <table:table-cell table:formula="of:=[.F22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112" calcext:value-type="float">
            <text:p>18112</text:p>
          </table:table-cell>
          <table:table-cell office:value-type="float" office:value="26165.698602" calcext:value-type="float">
            <text:p>26165.698602</text:p>
          </table:table-cell>
          <table:table-cell office:value-type="float" office:value="36303.282367" calcext:value-type="float">
            <text:p>36303.282367</text:p>
          </table:table-cell>
          <table:table-cell office:value-type="float" office:value="37683.057639" calcext:value-type="float">
            <text:p>37683.057639</text:p>
          </table:table-cell>
          <table:table-cell office:value-type="float" office:value="14771.234417" calcext:value-type="float">
            <text:p>14771.234417</text:p>
          </table:table-cell>
          <table:table-cell office:value-type="string" calcext:value-type="string">
            <text:p><text:s/>0.0%</text:p>
          </table:table-cell>
          <table:table-cell table:formula="of:=[.F22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644" calcext:value-type="float">
            <text:p>18644</text:p>
          </table:table-cell>
          <table:table-cell office:value-type="float" office:value="26748.276401" calcext:value-type="float">
            <text:p>26748.276401</text:p>
          </table:table-cell>
          <table:table-cell office:value-type="float" office:value="36970.076965" calcext:value-type="float">
            <text:p>36970.076965</text:p>
          </table:table-cell>
          <table:table-cell office:value-type="float" office:value="38424.773981" calcext:value-type="float">
            <text:p>38424.773981</text:p>
          </table:table-cell>
          <table:table-cell office:value-type="float" office:value="15081.559913" calcext:value-type="float">
            <text:p>15081.559913</text:p>
          </table:table-cell>
          <table:table-cell office:value-type="string" calcext:value-type="string">
            <text:p><text:s/>0.0%</text:p>
          </table:table-cell>
          <table:table-cell table:formula="of:=[.F22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192" calcext:value-type="float">
            <text:p>19192</text:p>
          </table:table-cell>
          <table:table-cell office:value-type="float" office:value="26195.07635" calcext:value-type="float">
            <text:p>26195.07635</text:p>
          </table:table-cell>
          <table:table-cell office:value-type="float" office:value="35240.558174" calcext:value-type="float">
            <text:p>35240.558174</text:p>
          </table:table-cell>
          <table:table-cell office:value-type="float" office:value="37084.034534" calcext:value-type="float">
            <text:p>37084.034534</text:p>
          </table:table-cell>
          <table:table-cell office:value-type="float" office:value="14874.995152" calcext:value-type="float">
            <text:p>14874.995152</text:p>
          </table:table-cell>
          <table:table-cell office:value-type="string" calcext:value-type="string">
            <text:p><text:s/>0.0%</text:p>
          </table:table-cell>
          <table:table-cell table:formula="of:=[.F22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756" calcext:value-type="float">
            <text:p>19756</text:p>
          </table:table-cell>
          <table:table-cell office:value-type="float" office:value="26565.145508" calcext:value-type="float">
            <text:p>26565.145508</text:p>
          </table:table-cell>
          <table:table-cell office:value-type="float" office:value="35643.724462" calcext:value-type="float">
            <text:p>35643.724462</text:p>
          </table:table-cell>
          <table:table-cell office:value-type="float" office:value="37953.192367" calcext:value-type="float">
            <text:p>37953.192367</text:p>
          </table:table-cell>
          <table:table-cell office:value-type="float" office:value="15033.364074" calcext:value-type="float">
            <text:p>15033.364074</text:p>
          </table:table-cell>
          <table:table-cell office:value-type="string" calcext:value-type="string">
            <text:p><text:s/>0.0%</text:p>
          </table:table-cell>
          <table:table-cell table:formula="of:=[.F22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float" office:value="26348.278229" calcext:value-type="float">
            <text:p>26348.278229</text:p>
          </table:table-cell>
          <table:table-cell office:value-type="float" office:value="34621.267594" calcext:value-type="float">
            <text:p>34621.267594</text:p>
          </table:table-cell>
          <table:table-cell office:value-type="float" office:value="37396.957541" calcext:value-type="float">
            <text:p>37396.957541</text:p>
          </table:table-cell>
          <table:table-cell office:value-type="float" office:value="14882.533068" calcext:value-type="float">
            <text:p>14882.533068</text:p>
          </table:table-cell>
          <table:table-cell office:value-type="string" calcext:value-type="string">
            <text:p><text:s/>0.0%</text:p>
          </table:table-cell>
          <table:table-cell table:formula="of:=[.F22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935" calcext:value-type="float">
            <text:p>20935</text:p>
          </table:table-cell>
          <table:table-cell office:value-type="float" office:value="25796.974536" calcext:value-type="float">
            <text:p>25796.974536</text:p>
          </table:table-cell>
          <table:table-cell office:value-type="float" office:value="32421.084881" calcext:value-type="float">
            <text:p>32421.084881</text:p>
          </table:table-cell>
          <table:table-cell office:value-type="float" office:value="36098.96458" calcext:value-type="float">
            <text:p>36098.96458</text:p>
          </table:table-cell>
          <table:table-cell office:value-type="float" office:value="14660.166283" calcext:value-type="float">
            <text:p>14660.166283</text:p>
          </table:table-cell>
          <table:table-cell office:value-type="string" calcext:value-type="string">
            <text:p><text:s/>0.0%</text:p>
          </table:table-cell>
          <table:table-cell table:formula="of:=[.F22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550" calcext:value-type="float">
            <text:p>21550</text:p>
          </table:table-cell>
          <table:table-cell office:value-type="float" office:value="25555.878013" calcext:value-type="float">
            <text:p>25555.878013</text:p>
          </table:table-cell>
          <table:table-cell office:value-type="float" office:value="31358.139025" calcext:value-type="float">
            <text:p>31358.139025</text:p>
          </table:table-cell>
          <table:table-cell office:value-type="float" office:value="35427.378078" calcext:value-type="float">
            <text:p>35427.378078</text:p>
          </table:table-cell>
          <table:table-cell office:value-type="float" office:value="14481.142906" calcext:value-type="float">
            <text:p>14481.142906</text:p>
          </table:table-cell>
          <table:table-cell office:value-type="string" calcext:value-type="string">
            <text:p><text:s/>0.0%</text:p>
          </table:table-cell>
          <table:table-cell table:formula="of:=[.F22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184" calcext:value-type="float">
            <text:p>22184</text:p>
          </table:table-cell>
          <table:table-cell office:value-type="float" office:value="25446.515765" calcext:value-type="float">
            <text:p>25446.515765</text:p>
          </table:table-cell>
          <table:table-cell office:value-type="float" office:value="30462.004617" calcext:value-type="float">
            <text:p>30462.004617</text:p>
          </table:table-cell>
          <table:table-cell office:value-type="float" office:value="35024.017438" calcext:value-type="float">
            <text:p>35024.017438</text:p>
          </table:table-cell>
          <table:table-cell office:value-type="float" office:value="14468.083242" calcext:value-type="float">
            <text:p>14468.083242</text:p>
          </table:table-cell>
          <table:table-cell office:value-type="string" calcext:value-type="string">
            <text:p><text:s/>0.0%</text:p>
          </table:table-cell>
          <table:table-cell table:formula="of:=[.F23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836" calcext:value-type="float">
            <text:p>22836</text:p>
          </table:table-cell>
          <table:table-cell office:value-type="float" office:value="24607.457567" calcext:value-type="float">
            <text:p>24607.457567</text:p>
          </table:table-cell>
          <table:table-cell office:value-type="float" office:value="28505.55142" calcext:value-type="float">
            <text:p>28505.55142</text:p>
          </table:table-cell>
          <table:table-cell office:value-type="float" office:value="32453.363435" calcext:value-type="float">
            <text:p>32453.363435</text:p>
          </table:table-cell>
          <table:table-cell office:value-type="float" office:value="14179.149828" calcext:value-type="float">
            <text:p>14179.149828</text:p>
          </table:table-cell>
          <table:table-cell office:value-type="string" calcext:value-type="string">
            <text:p><text:s/>0.0%</text:p>
          </table:table-cell>
          <table:table-cell table:formula="of:=[.F23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507" calcext:value-type="float">
            <text:p>23507</text:p>
          </table:table-cell>
          <table:table-cell office:value-type="float" office:value="26061.480295" calcext:value-type="float">
            <text:p>26061.480295</text:p>
          </table:table-cell>
          <table:table-cell office:value-type="float" office:value="31176.982721" calcext:value-type="float">
            <text:p>31176.982721</text:p>
          </table:table-cell>
          <table:table-cell office:value-type="float" office:value="35547.553454" calcext:value-type="float">
            <text:p>35547.553454</text:p>
          </table:table-cell>
          <table:table-cell office:value-type="float" office:value="14988.141737" calcext:value-type="float">
            <text:p>14988.141737</text:p>
          </table:table-cell>
          <table:table-cell office:value-type="string" calcext:value-type="string">
            <text:p><text:s/>0.0%</text:p>
          </table:table-cell>
          <table:table-cell table:formula="of:=[.F23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198" calcext:value-type="float">
            <text:p>24198</text:p>
          </table:table-cell>
          <table:table-cell office:value-type="float" office:value="24375.14862" calcext:value-type="float">
            <text:p>24375.14862</text:p>
          </table:table-cell>
          <table:table-cell office:value-type="float" office:value="28588.467141" calcext:value-type="float">
            <text:p>28588.467141</text:p>
          </table:table-cell>
          <table:table-cell office:value-type="float" office:value="32714.451214" calcext:value-type="float">
            <text:p>32714.451214</text:p>
          </table:table-cell>
          <table:table-cell office:value-type="float" office:value="14042.660299" calcext:value-type="float">
            <text:p>14042.660299</text:p>
          </table:table-cell>
          <table:table-cell office:value-type="string" calcext:value-type="string">
            <text:p><text:s/>0.0%</text:p>
          </table:table-cell>
          <table:table-cell table:formula="of:=[.F23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24703.144049" calcext:value-type="float">
            <text:p>24703.144049</text:p>
          </table:table-cell>
          <table:table-cell office:value-type="float" office:value="27932.97444" calcext:value-type="float">
            <text:p>27932.97444</text:p>
          </table:table-cell>
          <table:table-cell office:value-type="float" office:value="33379.376382" calcext:value-type="float">
            <text:p>33379.376382</text:p>
          </table:table-cell>
          <table:table-cell office:value-type="float" office:value="14275.683693" calcext:value-type="float">
            <text:p>14275.683693</text:p>
          </table:table-cell>
          <table:table-cell office:value-type="string" calcext:value-type="string">
            <text:p><text:s/>0.0%</text:p>
          </table:table-cell>
          <table:table-cell table:formula="of:=[.F23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642" calcext:value-type="float">
            <text:p>25642</text:p>
          </table:table-cell>
          <table:table-cell office:value-type="float" office:value="23723.119284" calcext:value-type="float">
            <text:p>23723.119284</text:p>
          </table:table-cell>
          <table:table-cell office:value-type="float" office:value="26087.436806" calcext:value-type="float">
            <text:p>26087.436806</text:p>
          </table:table-cell>
          <table:table-cell office:value-type="float" office:value="30743.552856" calcext:value-type="float">
            <text:p>30743.552856</text:p>
          </table:table-cell>
          <table:table-cell office:value-type="float" office:value="13732.734011" calcext:value-type="float">
            <text:p>13732.734011</text:p>
          </table:table-cell>
          <table:table-cell office:value-type="string" calcext:value-type="string">
            <text:p><text:s/>0.0%</text:p>
          </table:table-cell>
          <table:table-cell table:formula="of:=[.F23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396" calcext:value-type="float">
            <text:p>26396</text:p>
          </table:table-cell>
          <table:table-cell office:value-type="float" office:value="24819.51439" calcext:value-type="float">
            <text:p>24819.51439</text:p>
          </table:table-cell>
          <table:table-cell office:value-type="float" office:value="27513.453742" calcext:value-type="float">
            <text:p>27513.453742</text:p>
          </table:table-cell>
          <table:table-cell office:value-type="float" office:value="32418.409343" calcext:value-type="float">
            <text:p>32418.409343</text:p>
          </table:table-cell>
          <table:table-cell office:value-type="float" office:value="14198.275864" calcext:value-type="float">
            <text:p>14198.275864</text:p>
          </table:table-cell>
          <table:table-cell office:value-type="string" calcext:value-type="string">
            <text:p><text:s/>0.0%</text:p>
          </table:table-cell>
          <table:table-cell table:formula="of:=[.F23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172" calcext:value-type="float">
            <text:p>27172</text:p>
          </table:table-cell>
          <table:table-cell office:value-type="float" office:value="25229.326335" calcext:value-type="float">
            <text:p>25229.326335</text:p>
          </table:table-cell>
          <table:table-cell office:value-type="float" office:value="27647.685898" calcext:value-type="float">
            <text:p>27647.685898</text:p>
          </table:table-cell>
          <table:table-cell office:value-type="float" office:value="32773.408536" calcext:value-type="float">
            <text:p>32773.408536</text:p>
          </table:table-cell>
          <table:table-cell office:value-type="float" office:value="14362.296698" calcext:value-type="float">
            <text:p>14362.296698</text:p>
          </table:table-cell>
          <table:table-cell office:value-type="string" calcext:value-type="string">
            <text:p><text:s/>0.0%</text:p>
          </table:table-cell>
          <table:table-cell table:formula="of:=[.F23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26224.027204" calcext:value-type="float">
            <text:p>26224.027204</text:p>
          </table:table-cell>
          <table:table-cell office:value-type="float" office:value="28321.626986" calcext:value-type="float">
            <text:p>28321.626986</text:p>
          </table:table-cell>
          <table:table-cell office:value-type="float" office:value="33787.331658" calcext:value-type="float">
            <text:p>33787.331658</text:p>
          </table:table-cell>
          <table:table-cell office:value-type="float" office:value="14984.368678" calcext:value-type="float">
            <text:p>14984.368678</text:p>
          </table:table-cell>
          <table:table-cell office:value-type="string" calcext:value-type="string">
            <text:p><text:s/>0.0%</text:p>
          </table:table-cell>
          <table:table-cell table:formula="of:=[.F23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793" calcext:value-type="float">
            <text:p>28793</text:p>
          </table:table-cell>
          <table:table-cell office:value-type="float" office:value="25423.397523" calcext:value-type="float">
            <text:p>25423.397523</text:p>
          </table:table-cell>
          <table:table-cell office:value-type="float" office:value="27398.128144" calcext:value-type="float">
            <text:p>27398.128144</text:p>
          </table:table-cell>
          <table:table-cell office:value-type="float" office:value="32607.453243" calcext:value-type="float">
            <text:p>32607.453243</text:p>
          </table:table-cell>
          <table:table-cell office:value-type="float" office:value="14616.703576" calcext:value-type="float">
            <text:p>14616.703576</text:p>
          </table:table-cell>
          <table:table-cell office:value-type="string" calcext:value-type="string">
            <text:p><text:s/>0.0%</text:p>
          </table:table-cell>
          <table:table-cell table:formula="of:=[.F23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639" calcext:value-type="float">
            <text:p>29639</text:p>
          </table:table-cell>
          <table:table-cell office:value-type="float" office:value="25939.57624" calcext:value-type="float">
            <text:p>25939.57624</text:p>
          </table:table-cell>
          <table:table-cell office:value-type="float" office:value="27824.642261" calcext:value-type="float">
            <text:p>27824.642261</text:p>
          </table:table-cell>
          <table:table-cell office:value-type="float" office:value="33126.405968" calcext:value-type="float">
            <text:p>33126.405968</text:p>
          </table:table-cell>
          <table:table-cell office:value-type="float" office:value="14892.049495" calcext:value-type="float">
            <text:p>14892.049495</text:p>
          </table:table-cell>
          <table:table-cell office:value-type="string" calcext:value-type="string">
            <text:p><text:s/>0.0%</text:p>
          </table:table-cell>
          <table:table-cell table:formula="of:=[.F24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25464.570936" calcext:value-type="float">
            <text:p>25464.570936</text:p>
          </table:table-cell>
          <table:table-cell office:value-type="float" office:value="27024.498648" calcext:value-type="float">
            <text:p>27024.498648</text:p>
          </table:table-cell>
          <table:table-cell office:value-type="float" office:value="32304.806393" calcext:value-type="float">
            <text:p>32304.806393</text:p>
          </table:table-cell>
          <table:table-cell office:value-type="float" office:value="14702.586653" calcext:value-type="float">
            <text:p>14702.586653</text:p>
          </table:table-cell>
          <table:table-cell office:value-type="string" calcext:value-type="string">
            <text:p><text:s/>0.0%</text:p>
          </table:table-cell>
          <table:table-cell table:formula="of:=[.F24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407" calcext:value-type="float">
            <text:p>31407</text:p>
          </table:table-cell>
          <table:table-cell office:value-type="float" office:value="25652.526181" calcext:value-type="float">
            <text:p>25652.526181</text:p>
          </table:table-cell>
          <table:table-cell office:value-type="float" office:value="27069.086024" calcext:value-type="float">
            <text:p>27069.086024</text:p>
          </table:table-cell>
          <table:table-cell office:value-type="float" office:value="32516.442359" calcext:value-type="float">
            <text:p>32516.442359</text:p>
          </table:table-cell>
          <table:table-cell office:value-type="float" office:value="14772.740136" calcext:value-type="float">
            <text:p>14772.740136</text:p>
          </table:table-cell>
          <table:table-cell office:value-type="string" calcext:value-type="string">
            <text:p><text:s/>0.0%</text:p>
          </table:table-cell>
          <table:table-cell table:formula="of:=[.F24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331" calcext:value-type="float">
            <text:p>32331</text:p>
          </table:table-cell>
          <table:table-cell office:value-type="float" office:value="26022.72978" calcext:value-type="float">
            <text:p>26022.72978</text:p>
          </table:table-cell>
          <table:table-cell office:value-type="float" office:value="27616.709926" calcext:value-type="float">
            <text:p>27616.709926</text:p>
          </table:table-cell>
          <table:table-cell office:value-type="float" office:value="33023.269541" calcext:value-type="float">
            <text:p>33023.269541</text:p>
          </table:table-cell>
          <table:table-cell office:value-type="float" office:value="15043.475867" calcext:value-type="float">
            <text:p>15043.475867</text:p>
          </table:table-cell>
          <table:table-cell office:value-type="string" calcext:value-type="string">
            <text:p><text:s/>0.0%</text:p>
          </table:table-cell>
          <table:table-cell table:formula="of:=[.F24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281" calcext:value-type="float">
            <text:p>33281</text:p>
          </table:table-cell>
          <table:table-cell office:value-type="float" office:value="25905.670057" calcext:value-type="float">
            <text:p>25905.670057</text:p>
          </table:table-cell>
          <table:table-cell office:value-type="float" office:value="27206.995248" calcext:value-type="float">
            <text:p>27206.995248</text:p>
          </table:table-cell>
          <table:table-cell office:value-type="float" office:value="32724.862675" calcext:value-type="float">
            <text:p>32724.862675</text:p>
          </table:table-cell>
          <table:table-cell office:value-type="float" office:value="14984.324821" calcext:value-type="float">
            <text:p>14984.324821</text:p>
          </table:table-cell>
          <table:table-cell office:value-type="string" calcext:value-type="string">
            <text:p><text:s/>0.0%</text:p>
          </table:table-cell>
          <table:table-cell table:formula="of:=[.F24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259" calcext:value-type="float">
            <text:p>34259</text:p>
          </table:table-cell>
          <table:table-cell office:value-type="float" office:value="25844.563358" calcext:value-type="float">
            <text:p>25844.563358</text:p>
          </table:table-cell>
          <table:table-cell office:value-type="float" office:value="27169.355115" calcext:value-type="float">
            <text:p>27169.355115</text:p>
          </table:table-cell>
          <table:table-cell office:value-type="float" office:value="32741.882096" calcext:value-type="float">
            <text:p>32741.882096</text:p>
          </table:table-cell>
          <table:table-cell office:value-type="float" office:value="15038.074901" calcext:value-type="float">
            <text:p>15038.074901</text:p>
          </table:table-cell>
          <table:table-cell office:value-type="string" calcext:value-type="string">
            <text:p><text:s/>0.0%</text:p>
          </table:table-cell>
          <table:table-cell table:formula="of:=[.F24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267" calcext:value-type="float">
            <text:p>35267</text:p>
          </table:table-cell>
          <table:table-cell office:value-type="float" office:value="25422.937348" calcext:value-type="float">
            <text:p>25422.937348</text:p>
          </table:table-cell>
          <table:table-cell office:value-type="float" office:value="26644.378514" calcext:value-type="float">
            <text:p>26644.378514</text:p>
          </table:table-cell>
          <table:table-cell office:value-type="float" office:value="31961.839494" calcext:value-type="float">
            <text:p>31961.839494</text:p>
          </table:table-cell>
          <table:table-cell office:value-type="float" office:value="14882.571586" calcext:value-type="float">
            <text:p>14882.571586</text:p>
          </table:table-cell>
          <table:table-cell office:value-type="string" calcext:value-type="string">
            <text:p><text:s/>0.0%</text:p>
          </table:table-cell>
          <table:table-cell table:formula="of:=[.F24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303" calcext:value-type="float">
            <text:p>36303</text:p>
          </table:table-cell>
          <table:table-cell office:value-type="float" office:value="25507.429374" calcext:value-type="float">
            <text:p>25507.429374</text:p>
          </table:table-cell>
          <table:table-cell office:value-type="float" office:value="26819.12854" calcext:value-type="float">
            <text:p>26819.12854</text:p>
          </table:table-cell>
          <table:table-cell office:value-type="float" office:value="32165.717787" calcext:value-type="float">
            <text:p>32165.717787</text:p>
          </table:table-cell>
          <table:table-cell office:value-type="float" office:value="14972.974862" calcext:value-type="float">
            <text:p>14972.974862</text:p>
          </table:table-cell>
          <table:table-cell office:value-type="string" calcext:value-type="string">
            <text:p><text:s/>0.0%</text:p>
          </table:table-cell>
          <table:table-cell table:formula="of:=[.F24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370" calcext:value-type="float">
            <text:p>37370</text:p>
          </table:table-cell>
          <table:table-cell office:value-type="float" office:value="25401.077614" calcext:value-type="float">
            <text:p>25401.077614</text:p>
          </table:table-cell>
          <table:table-cell office:value-type="float" office:value="27021.060261" calcext:value-type="float">
            <text:p>27021.060261</text:p>
          </table:table-cell>
          <table:table-cell office:value-type="float" office:value="32398.248923" calcext:value-type="float">
            <text:p>32398.248923</text:p>
          </table:table-cell>
          <table:table-cell office:value-type="float" office:value="15069.422567" calcext:value-type="float">
            <text:p>15069.422567</text:p>
          </table:table-cell>
          <table:table-cell office:value-type="string" calcext:value-type="string">
            <text:p><text:s/>0.0%</text:p>
          </table:table-cell>
          <table:table-cell table:formula="of:=[.F24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469" calcext:value-type="float">
            <text:p>38469</text:p>
          </table:table-cell>
          <table:table-cell office:value-type="float" office:value="25154.824184" calcext:value-type="float">
            <text:p>25154.824184</text:p>
          </table:table-cell>
          <table:table-cell office:value-type="float" office:value="26957.446938" calcext:value-type="float">
            <text:p>26957.446938</text:p>
          </table:table-cell>
          <table:table-cell office:value-type="float" office:value="32363.497737" calcext:value-type="float">
            <text:p>32363.497737</text:p>
          </table:table-cell>
          <table:table-cell office:value-type="float" office:value="15049.783062" calcext:value-type="float">
            <text:p>15049.783062</text:p>
          </table:table-cell>
          <table:table-cell office:value-type="string" calcext:value-type="string">
            <text:p><text:s/>0.0%</text:p>
          </table:table-cell>
          <table:table-cell table:formula="of:=[.F24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4191.15203" calcext:value-type="float">
            <text:p>24191.15203</text:p>
          </table:table-cell>
          <table:table-cell office:value-type="float" office:value="26523.945986" calcext:value-type="float">
            <text:p>26523.945986</text:p>
          </table:table-cell>
          <table:table-cell office:value-type="float" office:value="31892.262973" calcext:value-type="float">
            <text:p>31892.262973</text:p>
          </table:table-cell>
          <table:table-cell office:value-type="float" office:value="14856.368256" calcext:value-type="float">
            <text:p>14856.368256</text:p>
          </table:table-cell>
          <table:table-cell office:value-type="string" calcext:value-type="string">
            <text:p><text:s/>0.0%</text:p>
          </table:table-cell>
          <table:table-cell table:formula="of:=[.F25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float" office:value="24252.349879" calcext:value-type="float">
            <text:p>24252.349879</text:p>
          </table:table-cell>
          <table:table-cell office:value-type="float" office:value="26862.84998" calcext:value-type="float">
            <text:p>26862.84998</text:p>
          </table:table-cell>
          <table:table-cell office:value-type="float" office:value="32143.544857" calcext:value-type="float">
            <text:p>32143.544857</text:p>
          </table:table-cell>
          <table:table-cell office:value-type="float" office:value="14985.251885" calcext:value-type="float">
            <text:p>14985.251885</text:p>
          </table:table-cell>
          <table:table-cell office:value-type="string" calcext:value-type="string">
            <text:p><text:s/>0.0%</text:p>
          </table:table-cell>
          <table:table-cell table:formula="of:=[.F25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962" calcext:value-type="float">
            <text:p>41962</text:p>
          </table:table-cell>
          <table:table-cell office:value-type="float" office:value="24141.074191" calcext:value-type="float">
            <text:p>24141.074191</text:p>
          </table:table-cell>
          <table:table-cell office:value-type="float" office:value="26877.121483" calcext:value-type="float">
            <text:p>26877.121483</text:p>
          </table:table-cell>
          <table:table-cell office:value-type="float" office:value="32241.815883" calcext:value-type="float">
            <text:p>32241.815883</text:p>
          </table:table-cell>
          <table:table-cell office:value-type="float" office:value="15047.721516" calcext:value-type="float">
            <text:p>15047.721516</text:p>
          </table:table-cell>
          <table:table-cell office:value-type="string" calcext:value-type="string">
            <text:p><text:s/>0.0%</text:p>
          </table:table-cell>
          <table:table-cell table:formula="of:=[.F25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196" calcext:value-type="float">
            <text:p>43196</text:p>
          </table:table-cell>
          <table:table-cell office:value-type="float" office:value="23814.4995" calcext:value-type="float">
            <text:p>23814.4995</text:p>
          </table:table-cell>
          <table:table-cell office:value-type="float" office:value="26623.222083" calcext:value-type="float">
            <text:p>26623.222083</text:p>
          </table:table-cell>
          <table:table-cell office:value-type="float" office:value="31932.806817" calcext:value-type="float">
            <text:p>31932.806817</text:p>
          </table:table-cell>
          <table:table-cell office:value-type="float" office:value="14919.432315" calcext:value-type="float">
            <text:p>14919.432315</text:p>
          </table:table-cell>
          <table:table-cell office:value-type="string" calcext:value-type="string">
            <text:p><text:s/>0.0%</text:p>
          </table:table-cell>
          <table:table-cell table:formula="of:=[.F25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466" calcext:value-type="float">
            <text:p>44466</text:p>
          </table:table-cell>
          <table:table-cell office:value-type="float" office:value="23578.846725" calcext:value-type="float">
            <text:p>23578.846725</text:p>
          </table:table-cell>
          <table:table-cell office:value-type="float" office:value="26807.610106" calcext:value-type="float">
            <text:p>26807.610106</text:p>
          </table:table-cell>
          <table:table-cell office:value-type="float" office:value="32192.17291" calcext:value-type="float">
            <text:p>32192.17291</text:p>
          </table:table-cell>
          <table:table-cell office:value-type="float" office:value="15044.300409" calcext:value-type="float">
            <text:p>15044.300409</text:p>
          </table:table-cell>
          <table:table-cell office:value-type="string" calcext:value-type="string">
            <text:p><text:s/>0.0%</text:p>
          </table:table-cell>
          <table:table-cell table:formula="of:=[.F25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5773" calcext:value-type="float">
            <text:p>45773</text:p>
          </table:table-cell>
          <table:table-cell office:value-type="float" office:value="23417.42695" calcext:value-type="float">
            <text:p>23417.42695</text:p>
          </table:table-cell>
          <table:table-cell office:value-type="float" office:value="26680.340978" calcext:value-type="float">
            <text:p>26680.340978</text:p>
          </table:table-cell>
          <table:table-cell office:value-type="float" office:value="32105.506266" calcext:value-type="float">
            <text:p>32105.506266</text:p>
          </table:table-cell>
          <table:table-cell office:value-type="float" office:value="14995.998091" calcext:value-type="float">
            <text:p>14995.998091</text:p>
          </table:table-cell>
          <table:table-cell office:value-type="string" calcext:value-type="string">
            <text:p><text:s/>0.0%</text:p>
          </table:table-cell>
          <table:table-cell table:formula="of:=[.F25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7119" calcext:value-type="float">
            <text:p>47119</text:p>
          </table:table-cell>
          <table:table-cell office:value-type="float" office:value="23407.098393" calcext:value-type="float">
            <text:p>23407.098393</text:p>
          </table:table-cell>
          <table:table-cell office:value-type="float" office:value="26780.862232" calcext:value-type="float">
            <text:p>26780.862232</text:p>
          </table:table-cell>
          <table:table-cell office:value-type="float" office:value="32183.052785" calcext:value-type="float">
            <text:p>32183.052785</text:p>
          </table:table-cell>
          <table:table-cell office:value-type="float" office:value="15025.225367" calcext:value-type="float">
            <text:p>15025.225367</text:p>
          </table:table-cell>
          <table:table-cell office:value-type="string" calcext:value-type="string">
            <text:p><text:s/>0.0%</text:p>
          </table:table-cell>
          <table:table-cell table:formula="of:=[.F25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8504" calcext:value-type="float">
            <text:p>48504</text:p>
          </table:table-cell>
          <table:table-cell office:value-type="float" office:value="22809.539935" calcext:value-type="float">
            <text:p>22809.539935</text:p>
          </table:table-cell>
          <table:table-cell office:value-type="float" office:value="26375.023091" calcext:value-type="float">
            <text:p>26375.023091</text:p>
          </table:table-cell>
          <table:table-cell office:value-type="float" office:value="31707.419543" calcext:value-type="float">
            <text:p>31707.419543</text:p>
          </table:table-cell>
          <table:table-cell office:value-type="float" office:value="14817.00383" calcext:value-type="float">
            <text:p>14817.00383</text:p>
          </table:table-cell>
          <table:table-cell office:value-type="string" calcext:value-type="string">
            <text:p><text:s/>0.0%</text:p>
          </table:table-cell>
          <table:table-cell table:formula="of:=[.F25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9930" calcext:value-type="float">
            <text:p>49930</text:p>
          </table:table-cell>
          <table:table-cell office:value-type="float" office:value="21586.223629" calcext:value-type="float">
            <text:p>21586.223629</text:p>
          </table:table-cell>
          <table:table-cell office:value-type="float" office:value="24994.193952" calcext:value-type="float">
            <text:p>24994.193952</text:p>
          </table:table-cell>
          <table:table-cell office:value-type="float" office:value="30225.854398" calcext:value-type="float">
            <text:p>30225.854398</text:p>
          </table:table-cell>
          <table:table-cell office:value-type="float" office:value="14176.662906" calcext:value-type="float">
            <text:p>14176.662906</text:p>
          </table:table-cell>
          <table:table-cell office:value-type="string" calcext:value-type="string">
            <text:p><text:s/>0.0%</text:p>
          </table:table-cell>
          <table:table-cell table:formula="of:=[.F25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1397" calcext:value-type="float">
            <text:p>51397</text:p>
          </table:table-cell>
          <table:table-cell office:value-type="float" office:value="21399.147114" calcext:value-type="float">
            <text:p>21399.147114</text:p>
          </table:table-cell>
          <table:table-cell office:value-type="float" office:value="24912.897953" calcext:value-type="float">
            <text:p>24912.897953</text:p>
          </table:table-cell>
          <table:table-cell office:value-type="float" office:value="29649.836864" calcext:value-type="float">
            <text:p>29649.836864</text:p>
          </table:table-cell>
          <table:table-cell office:value-type="float" office:value="14341.684181" calcext:value-type="float">
            <text:p>14341.684181</text:p>
          </table:table-cell>
          <table:table-cell office:value-type="string" calcext:value-type="string">
            <text:p><text:s/>0.0%</text:p>
          </table:table-cell>
          <table:table-cell table:formula="of:=[.F25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2908" calcext:value-type="float">
            <text:p>52908</text:p>
          </table:table-cell>
          <table:table-cell office:value-type="float" office:value="22292.492862" calcext:value-type="float">
            <text:p>22292.492862</text:p>
          </table:table-cell>
          <table:table-cell office:value-type="float" office:value="26764.42931" calcext:value-type="float">
            <text:p>26764.42931</text:p>
          </table:table-cell>
          <table:table-cell office:value-type="float" office:value="32178.062405" calcext:value-type="float">
            <text:p>32178.062405</text:p>
          </table:table-cell>
          <table:table-cell office:value-type="float" office:value="15086.525982" calcext:value-type="float">
            <text:p>15086.525982</text:p>
          </table:table-cell>
          <table:table-cell office:value-type="string" calcext:value-type="string">
            <text:p><text:s/>0.0%</text:p>
          </table:table-cell>
          <table:table-cell table:formula="of:=[.F26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4464" calcext:value-type="float">
            <text:p>54464</text:p>
          </table:table-cell>
          <table:table-cell office:value-type="float" office:value="21116.054111" calcext:value-type="float">
            <text:p>21116.054111</text:p>
          </table:table-cell>
          <table:table-cell office:value-type="float" office:value="25254.565706" calcext:value-type="float">
            <text:p>25254.565706</text:p>
          </table:table-cell>
          <table:table-cell office:value-type="float" office:value="30338.104619" calcext:value-type="float">
            <text:p>30338.104619</text:p>
          </table:table-cell>
          <table:table-cell office:value-type="float" office:value="14532.991403" calcext:value-type="float">
            <text:p>14532.991403</text:p>
          </table:table-cell>
          <table:table-cell office:value-type="string" calcext:value-type="string">
            <text:p><text:s/>0.0%</text:p>
          </table:table-cell>
          <table:table-cell table:formula="of:=[.F26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6065" calcext:value-type="float">
            <text:p>56065</text:p>
          </table:table-cell>
          <table:table-cell office:value-type="float" office:value="21807.566854" calcext:value-type="float">
            <text:p>21807.566854</text:p>
          </table:table-cell>
          <table:table-cell office:value-type="float" office:value="26730.943373" calcext:value-type="float">
            <text:p>26730.943373</text:p>
          </table:table-cell>
          <table:table-cell office:value-type="float" office:value="32102.202372" calcext:value-type="float">
            <text:p>32102.202372</text:p>
          </table:table-cell>
          <table:table-cell office:value-type="float" office:value="14990.429511" calcext:value-type="float">
            <text:p>14990.429511</text:p>
          </table:table-cell>
          <table:table-cell office:value-type="string" calcext:value-type="string">
            <text:p><text:s/>0.0%</text:p>
          </table:table-cell>
          <table:table-cell table:formula="of:=[.F26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7713" calcext:value-type="float">
            <text:p>57713</text:p>
          </table:table-cell>
          <table:table-cell office:value-type="float" office:value="21327.721158" calcext:value-type="float">
            <text:p>21327.721158</text:p>
          </table:table-cell>
          <table:table-cell office:value-type="float" office:value="25961.109381" calcext:value-type="float">
            <text:p>25961.109381</text:p>
          </table:table-cell>
          <table:table-cell office:value-type="float" office:value="31328.185723" calcext:value-type="float">
            <text:p>31328.185723</text:p>
          </table:table-cell>
          <table:table-cell office:value-type="float" office:value="14755.600355" calcext:value-type="float">
            <text:p>14755.600355</text:p>
          </table:table-cell>
          <table:table-cell office:value-type="string" calcext:value-type="string">
            <text:p><text:s/>0.0%</text:p>
          </table:table-cell>
          <table:table-cell table:formula="of:=[.F26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9410" calcext:value-type="float">
            <text:p>59410</text:p>
          </table:table-cell>
          <table:table-cell office:value-type="float" office:value="21174.438972" calcext:value-type="float">
            <text:p>21174.438972</text:p>
          </table:table-cell>
          <table:table-cell office:value-type="float" office:value="26313.454035" calcext:value-type="float">
            <text:p>26313.454035</text:p>
          </table:table-cell>
          <table:table-cell office:value-type="float" office:value="31615.887693" calcext:value-type="float">
            <text:p>31615.887693</text:p>
          </table:table-cell>
          <table:table-cell office:value-type="float" office:value="14776.608763" calcext:value-type="float">
            <text:p>14776.608763</text:p>
          </table:table-cell>
          <table:table-cell office:value-type="string" calcext:value-type="string">
            <text:p><text:s/>0.0%</text:p>
          </table:table-cell>
          <table:table-cell table:formula="of:=[.F26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1156" calcext:value-type="float">
            <text:p>61156</text:p>
          </table:table-cell>
          <table:table-cell office:value-type="float" office:value="21177.768529" calcext:value-type="float">
            <text:p>21177.768529</text:p>
          </table:table-cell>
          <table:table-cell office:value-type="float" office:value="26316.233219" calcext:value-type="float">
            <text:p>26316.233219</text:p>
          </table:table-cell>
          <table:table-cell office:value-type="float" office:value="31638.854805" calcext:value-type="float">
            <text:p>31638.854805</text:p>
          </table:table-cell>
          <table:table-cell office:value-type="float" office:value="14869.889158" calcext:value-type="float">
            <text:p>14869.889158</text:p>
          </table:table-cell>
          <table:table-cell office:value-type="string" calcext:value-type="string">
            <text:p><text:s/>0.0%</text:p>
          </table:table-cell>
          <table:table-cell table:formula="of:=[.F26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2954" calcext:value-type="float">
            <text:p>62954</text:p>
          </table:table-cell>
          <table:table-cell office:value-type="float" office:value="20451.303308" calcext:value-type="float">
            <text:p>20451.303308</text:p>
          </table:table-cell>
          <table:table-cell office:value-type="float" office:value="25702.320411" calcext:value-type="float">
            <text:p>25702.320411</text:p>
          </table:table-cell>
          <table:table-cell office:value-type="float" office:value="30993.957536" calcext:value-type="float">
            <text:p>30993.957536</text:p>
          </table:table-cell>
          <table:table-cell office:value-type="float" office:value="14555.843156" calcext:value-type="float">
            <text:p>14555.843156</text:p>
          </table:table-cell>
          <table:table-cell office:value-type="string" calcext:value-type="string">
            <text:p><text:s/>0.0%</text:p>
          </table:table-cell>
          <table:table-cell table:formula="of:=[.F26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4804" calcext:value-type="float">
            <text:p>64804</text:p>
          </table:table-cell>
          <table:table-cell office:value-type="float" office:value="21109.45023" calcext:value-type="float">
            <text:p>21109.45023</text:p>
          </table:table-cell>
          <table:table-cell office:value-type="float" office:value="26698.612984" calcext:value-type="float">
            <text:p>26698.612984</text:p>
          </table:table-cell>
          <table:table-cell office:value-type="float" office:value="32166.409243" calcext:value-type="float">
            <text:p>32166.409243</text:p>
          </table:table-cell>
          <table:table-cell office:value-type="float" office:value="15044.506299" calcext:value-type="float">
            <text:p>15044.506299</text:p>
          </table:table-cell>
          <table:table-cell office:value-type="string" calcext:value-type="string">
            <text:p><text:s/>0.0%</text:p>
          </table:table-cell>
          <table:table-cell table:formula="of:=[.F26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6710" calcext:value-type="float">
            <text:p>66710</text:p>
          </table:table-cell>
          <table:table-cell office:value-type="float" office:value="20144.592644" calcext:value-type="float">
            <text:p>20144.592644</text:p>
          </table:table-cell>
          <table:table-cell office:value-type="float" office:value="24469.964878" calcext:value-type="float">
            <text:p>24469.964878</text:p>
          </table:table-cell>
          <table:table-cell office:value-type="float" office:value="29442.620887" calcext:value-type="float">
            <text:p>29442.620887</text:p>
          </table:table-cell>
          <table:table-cell office:value-type="float" office:value="14178.675501" calcext:value-type="float">
            <text:p>14178.675501</text:p>
          </table:table-cell>
          <table:table-cell office:value-type="string" calcext:value-type="string">
            <text:p><text:s/>0.0%</text:p>
          </table:table-cell>
          <table:table-cell table:formula="of:=[.F26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8671" calcext:value-type="float">
            <text:p>68671</text:p>
          </table:table-cell>
          <table:table-cell office:value-type="float" office:value="20705.97215" calcext:value-type="float">
            <text:p>20705.97215</text:p>
          </table:table-cell>
          <table:table-cell office:value-type="float" office:value="26204.929076" calcext:value-type="float">
            <text:p>26204.929076</text:p>
          </table:table-cell>
          <table:table-cell office:value-type="float" office:value="31571.144749" calcext:value-type="float">
            <text:p>31571.144749</text:p>
          </table:table-cell>
          <table:table-cell office:value-type="float" office:value="14832.591598" calcext:value-type="float">
            <text:p>14832.591598</text:p>
          </table:table-cell>
          <table:table-cell office:value-type="string" calcext:value-type="string">
            <text:p><text:s/>0.0%</text:p>
          </table:table-cell>
          <table:table-cell table:formula="of:=[.F26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0689" calcext:value-type="float">
            <text:p>70689</text:p>
          </table:table-cell>
          <table:table-cell office:value-type="float" office:value="20672.232855" calcext:value-type="float">
            <text:p>20672.232855</text:p>
          </table:table-cell>
          <table:table-cell office:value-type="float" office:value="26666.982838" calcext:value-type="float">
            <text:p>26666.982838</text:p>
          </table:table-cell>
          <table:table-cell office:value-type="float" office:value="32093.992939" calcext:value-type="float">
            <text:p>32093.992939</text:p>
          </table:table-cell>
          <table:table-cell office:value-type="float" office:value="15045.457015" calcext:value-type="float">
            <text:p>15045.457015</text:p>
          </table:table-cell>
          <table:table-cell office:value-type="string" calcext:value-type="string">
            <text:p><text:s/>0.0%</text:p>
          </table:table-cell>
          <table:table-cell table:formula="of:=[.F27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2767" calcext:value-type="float">
            <text:p>72767</text:p>
          </table:table-cell>
          <table:table-cell office:value-type="float" office:value="19840.824574" calcext:value-type="float">
            <text:p>19840.824574</text:p>
          </table:table-cell>
          <table:table-cell office:value-type="float" office:value="24429.347041" calcext:value-type="float">
            <text:p>24429.347041</text:p>
          </table:table-cell>
          <table:table-cell office:value-type="float" office:value="29412.566575" calcext:value-type="float">
            <text:p>29412.566575</text:p>
          </table:table-cell>
          <table:table-cell office:value-type="float" office:value="14130.585809" calcext:value-type="float">
            <text:p>14130.585809</text:p>
          </table:table-cell>
          <table:table-cell office:value-type="string" calcext:value-type="string">
            <text:p><text:s/>0.0%</text:p>
          </table:table-cell>
          <table:table-cell table:formula="of:=[.F27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4907" calcext:value-type="float">
            <text:p>74907</text:p>
          </table:table-cell>
          <table:table-cell office:value-type="float" office:value="20537.415115" calcext:value-type="float">
            <text:p>20537.415115</text:p>
          </table:table-cell>
          <table:table-cell office:value-type="float" office:value="26333.433219" calcext:value-type="float">
            <text:p>26333.433219</text:p>
          </table:table-cell>
          <table:table-cell office:value-type="float" office:value="31526.321908" calcext:value-type="float">
            <text:p>31526.321908</text:p>
          </table:table-cell>
          <table:table-cell office:value-type="float" office:value="14848.480848" calcext:value-type="float">
            <text:p>14848.480848</text:p>
          </table:table-cell>
          <table:table-cell office:value-type="string" calcext:value-type="string">
            <text:p><text:s/>0.0%</text:p>
          </table:table-cell>
          <table:table-cell table:formula="of:=[.F27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7109" calcext:value-type="float">
            <text:p>77109</text:p>
          </table:table-cell>
          <table:table-cell office:value-type="float" office:value="20532.582775" calcext:value-type="float">
            <text:p>20532.582775</text:p>
          </table:table-cell>
          <table:table-cell office:value-type="float" office:value="26693.393543" calcext:value-type="float">
            <text:p>26693.393543</text:p>
          </table:table-cell>
          <table:table-cell office:value-type="float" office:value="32161.865032" calcext:value-type="float">
            <text:p>32161.865032</text:p>
          </table:table-cell>
          <table:table-cell office:value-type="float" office:value="15030.554654" calcext:value-type="float">
            <text:p>15030.554654</text:p>
          </table:table-cell>
          <table:table-cell office:value-type="string" calcext:value-type="string">
            <text:p><text:s/>0.0%</text:p>
          </table:table-cell>
          <table:table-cell table:formula="of:=[.F27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9375" calcext:value-type="float">
            <text:p>79375</text:p>
          </table:table-cell>
          <table:table-cell office:value-type="float" office:value="20504.429215" calcext:value-type="float">
            <text:p>20504.429215</text:p>
          </table:table-cell>
          <table:table-cell office:value-type="float" office:value="26674.691425" calcext:value-type="float">
            <text:p>26674.691425</text:p>
          </table:table-cell>
          <table:table-cell office:value-type="float" office:value="32082.836893" calcext:value-type="float">
            <text:p>32082.836893</text:p>
          </table:table-cell>
          <table:table-cell office:value-type="float" office:value="15089.045737" calcext:value-type="float">
            <text:p>15089.045737</text:p>
          </table:table-cell>
          <table:table-cell office:value-type="string" calcext:value-type="string">
            <text:p><text:s/>0.0%</text:p>
          </table:table-cell>
          <table:table-cell table:formula="of:=[.F27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1709" calcext:value-type="float">
            <text:p>81709</text:p>
          </table:table-cell>
          <table:table-cell office:value-type="float" office:value="19702.464352" calcext:value-type="float">
            <text:p>19702.464352</text:p>
          </table:table-cell>
          <table:table-cell office:value-type="float" office:value="24328.643968" calcext:value-type="float">
            <text:p>24328.643968</text:p>
          </table:table-cell>
          <table:table-cell office:value-type="float" office:value="29474.181593" calcext:value-type="float">
            <text:p>29474.181593</text:p>
          </table:table-cell>
          <table:table-cell office:value-type="float" office:value="14163.154749" calcext:value-type="float">
            <text:p>14163.154749</text:p>
          </table:table-cell>
          <table:table-cell office:value-type="string" calcext:value-type="string">
            <text:p><text:s/>0.0%</text:p>
          </table:table-cell>
          <table:table-cell table:formula="of:=[.F27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float" office:value="20281.739692" calcext:value-type="float">
            <text:p>20281.739692</text:p>
          </table:table-cell>
          <table:table-cell office:value-type="float" office:value="26037.131556" calcext:value-type="float">
            <text:p>26037.131556</text:p>
          </table:table-cell>
          <table:table-cell office:value-type="float" office:value="31474.150388" calcext:value-type="float">
            <text:p>31474.150388</text:p>
          </table:table-cell>
          <table:table-cell office:value-type="float" office:value="14838.971931" calcext:value-type="float">
            <text:p>14838.971931</text:p>
          </table:table-cell>
          <table:table-cell office:value-type="string" calcext:value-type="string">
            <text:p><text:s/>0.0%</text:p>
          </table:table-cell>
          <table:table-cell table:formula="of:=[.F27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6583" calcext:value-type="float">
            <text:p>86583</text:p>
          </table:table-cell>
          <table:table-cell office:value-type="float" office:value="19776.496864" calcext:value-type="float">
            <text:p>19776.496864</text:p>
          </table:table-cell>
          <table:table-cell office:value-type="float" office:value="25047.063519" calcext:value-type="float">
            <text:p>25047.063519</text:p>
          </table:table-cell>
          <table:table-cell office:value-type="float" office:value="30415.301264" calcext:value-type="float">
            <text:p>30415.301264</text:p>
          </table:table-cell>
          <table:table-cell office:value-type="float" office:value="14475.539717" calcext:value-type="float">
            <text:p>14475.539717</text:p>
          </table:table-cell>
          <table:table-cell office:value-type="string" calcext:value-type="string">
            <text:p><text:s/>0.0%</text:p>
          </table:table-cell>
          <table:table-cell table:formula="of:=[.F27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9129" calcext:value-type="float">
            <text:p>89129</text:p>
          </table:table-cell>
          <table:table-cell office:value-type="float" office:value="19419.436051" calcext:value-type="float">
            <text:p>19419.436051</text:p>
          </table:table-cell>
          <table:table-cell office:value-type="float" office:value="23396.931389" calcext:value-type="float">
            <text:p>23396.931389</text:p>
          </table:table-cell>
          <table:table-cell office:value-type="float" office:value="28326.064227" calcext:value-type="float">
            <text:p>28326.064227</text:p>
          </table:table-cell>
          <table:table-cell office:value-type="float" office:value="13794.906054" calcext:value-type="float">
            <text:p>13794.906054</text:p>
          </table:table-cell>
          <table:table-cell office:value-type="string" calcext:value-type="string">
            <text:p><text:s/>0.0%</text:p>
          </table:table-cell>
          <table:table-cell table:formula="of:=[.F27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1749" calcext:value-type="float">
            <text:p>91749</text:p>
          </table:table-cell>
          <table:table-cell office:value-type="float" office:value="20274.561139" calcext:value-type="float">
            <text:p>20274.561139</text:p>
          </table:table-cell>
          <table:table-cell office:value-type="float" office:value="24886.063449" calcext:value-type="float">
            <text:p>24886.063449</text:p>
          </table:table-cell>
          <table:table-cell office:value-type="float" office:value="30545.079147" calcext:value-type="float">
            <text:p>30545.079147</text:p>
          </table:table-cell>
          <table:table-cell office:value-type="float" office:value="14529.776203" calcext:value-type="float">
            <text:p>14529.776203</text:p>
          </table:table-cell>
          <table:table-cell office:value-type="string" calcext:value-type="string">
            <text:p><text:s/>0.0%</text:p>
          </table:table-cell>
          <table:table-cell table:formula="of:=[.F27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4446" calcext:value-type="float">
            <text:p>94446</text:p>
          </table:table-cell>
          <table:table-cell office:value-type="float" office:value="20344.376705" calcext:value-type="float">
            <text:p>20344.376705</text:p>
          </table:table-cell>
          <table:table-cell office:value-type="float" office:value="25053.733029" calcext:value-type="float">
            <text:p>25053.733029</text:p>
          </table:table-cell>
          <table:table-cell office:value-type="float" office:value="30867.227471" calcext:value-type="float">
            <text:p>30867.227471</text:p>
          </table:table-cell>
          <table:table-cell office:value-type="float" office:value="14686.431363" calcext:value-type="float">
            <text:p>14686.431363</text:p>
          </table:table-cell>
          <table:table-cell office:value-type="string" calcext:value-type="string">
            <text:p><text:s/>0.0%</text:p>
          </table:table-cell>
          <table:table-cell table:formula="of:=[.F28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7222" calcext:value-type="float">
            <text:p>97222</text:p>
          </table:table-cell>
          <table:table-cell office:value-type="float" office:value="19745.420979" calcext:value-type="float">
            <text:p>19745.420979</text:p>
          </table:table-cell>
          <table:table-cell office:value-type="float" office:value="23068.432378" calcext:value-type="float">
            <text:p>23068.432378</text:p>
          </table:table-cell>
          <table:table-cell office:value-type="float" office:value="28450.939507" calcext:value-type="float">
            <text:p>28450.939507</text:p>
          </table:table-cell>
          <table:table-cell office:value-type="float" office:value="13975.501136" calcext:value-type="float">
            <text:p>13975.501136</text:p>
          </table:table-cell>
          <table:table-cell office:value-type="string" calcext:value-type="string">
            <text:p><text:s/>0.0%</text:p>
          </table:table-cell>
          <table:table-cell table:formula="of:=[.F28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20220.249747" calcext:value-type="float">
            <text:p>20220.249747</text:p>
          </table:table-cell>
          <table:table-cell office:value-type="float" office:value="24506.564496" calcext:value-type="float">
            <text:p>24506.564496</text:p>
          </table:table-cell>
          <table:table-cell office:value-type="float" office:value="30478.179401" calcext:value-type="float">
            <text:p>30478.179401</text:p>
          </table:table-cell>
          <table:table-cell office:value-type="float" office:value="14507.645041" calcext:value-type="float">
            <text:p>14507.645041</text:p>
          </table:table-cell>
          <table:table-cell office:value-type="string" calcext:value-type="string">
            <text:p><text:s/>0.0%</text:p>
          </table:table-cell>
          <table:table-cell table:formula="of:=[.F28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3023" calcext:value-type="float">
            <text:p>103023</text:p>
          </table:table-cell>
          <table:table-cell office:value-type="float" office:value="20380.081997" calcext:value-type="float">
            <text:p>20380.081997</text:p>
          </table:table-cell>
          <table:table-cell office:value-type="float" office:value="24220.262907" calcext:value-type="float">
            <text:p>24220.262907</text:p>
          </table:table-cell>
          <table:table-cell office:value-type="float" office:value="30418.805414" calcext:value-type="float">
            <text:p>30418.805414</text:p>
          </table:table-cell>
          <table:table-cell office:value-type="float" office:value="14606.595538" calcext:value-type="float">
            <text:p>14606.595538</text:p>
          </table:table-cell>
          <table:table-cell office:value-type="string" calcext:value-type="string">
            <text:p><text:s/>0.0%</text:p>
          </table:table-cell>
          <table:table-cell table:formula="of:=[.F28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6051" calcext:value-type="float">
            <text:p>106051</text:p>
          </table:table-cell>
          <table:table-cell office:value-type="float" office:value="20456.941241" calcext:value-type="float">
            <text:p>20456.941241</text:p>
          </table:table-cell>
          <table:table-cell office:value-type="float" office:value="24461.889491" calcext:value-type="float">
            <text:p>24461.889491</text:p>
          </table:table-cell>
          <table:table-cell office:value-type="float" office:value="30552.789988" calcext:value-type="float">
            <text:p>30552.789988</text:p>
          </table:table-cell>
          <table:table-cell office:value-type="float" office:value="14685.747015" calcext:value-type="float">
            <text:p>14685.747015</text:p>
          </table:table-cell>
          <table:table-cell office:value-type="string" calcext:value-type="string">
            <text:p><text:s/>0.0%</text:p>
          </table:table-cell>
          <table:table-cell table:formula="of:=[.F28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9169" calcext:value-type="float">
            <text:p>109169</text:p>
          </table:table-cell>
          <table:table-cell office:value-type="float" office:value="20168.965339" calcext:value-type="float">
            <text:p>20168.965339</text:p>
          </table:table-cell>
          <table:table-cell office:value-type="float" office:value="23777.572447" calcext:value-type="float">
            <text:p>23777.572447</text:p>
          </table:table-cell>
          <table:table-cell office:value-type="float" office:value="30082.011844" calcext:value-type="float">
            <text:p>30082.011844</text:p>
          </table:table-cell>
          <table:table-cell office:value-type="float" office:value="14473.229077" calcext:value-type="float">
            <text:p>14473.229077</text:p>
          </table:table-cell>
          <table:table-cell office:value-type="string" calcext:value-type="string">
            <text:p><text:s/>0.0%</text:p>
          </table:table-cell>
          <table:table-cell table:formula="of:=[.F28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2378" calcext:value-type="float">
            <text:p>112378</text:p>
          </table:table-cell>
          <table:table-cell office:value-type="float" office:value="20370.639916" calcext:value-type="float">
            <text:p>20370.639916</text:p>
          </table:table-cell>
          <table:table-cell office:value-type="float" office:value="24075.47005" calcext:value-type="float">
            <text:p>24075.47005</text:p>
          </table:table-cell>
          <table:table-cell office:value-type="float" office:value="30394.473438" calcext:value-type="float">
            <text:p>30394.473438</text:p>
          </table:table-cell>
          <table:table-cell office:value-type="float" office:value="14596.748452" calcext:value-type="float">
            <text:p>14596.748452</text:p>
          </table:table-cell>
          <table:table-cell office:value-type="string" calcext:value-type="string">
            <text:p><text:s/>0.0%</text:p>
          </table:table-cell>
          <table:table-cell table:formula="of:=[.F28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5682" calcext:value-type="float">
            <text:p>115682</text:p>
          </table:table-cell>
          <table:table-cell office:value-type="float" office:value="20363.97527" calcext:value-type="float">
            <text:p>20363.97527</text:p>
          </table:table-cell>
          <table:table-cell office:value-type="float" office:value="24090.849256" calcext:value-type="float">
            <text:p>24090.849256</text:p>
          </table:table-cell>
          <table:table-cell office:value-type="float" office:value="30650.725494" calcext:value-type="float">
            <text:p>30650.725494</text:p>
          </table:table-cell>
          <table:table-cell office:value-type="float" office:value="14620.958662" calcext:value-type="float">
            <text:p>14620.958662</text:p>
          </table:table-cell>
          <table:table-cell office:value-type="string" calcext:value-type="string">
            <text:p><text:s/>0.0%</text:p>
          </table:table-cell>
          <table:table-cell table:formula="of:=[.F28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9082" calcext:value-type="float">
            <text:p>119082</text:p>
          </table:table-cell>
          <table:table-cell office:value-type="float" office:value="20378.830354" calcext:value-type="float">
            <text:p>20378.830354</text:p>
          </table:table-cell>
          <table:table-cell office:value-type="float" office:value="23952.980719" calcext:value-type="float">
            <text:p>23952.980719</text:p>
          </table:table-cell>
          <table:table-cell office:value-type="float" office:value="30332.020301" calcext:value-type="float">
            <text:p>30332.020301</text:p>
          </table:table-cell>
          <table:table-cell office:value-type="float" office:value="14575.551281" calcext:value-type="float">
            <text:p>14575.551281</text:p>
          </table:table-cell>
          <table:table-cell office:value-type="string" calcext:value-type="string">
            <text:p><text:s/>0.0%</text:p>
          </table:table-cell>
          <table:table-cell table:formula="of:=[.F28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2583" calcext:value-type="float">
            <text:p>122583</text:p>
          </table:table-cell>
          <table:table-cell office:value-type="float" office:value="20296.371742" calcext:value-type="float">
            <text:p>20296.371742</text:p>
          </table:table-cell>
          <table:table-cell office:value-type="float" office:value="23599.4698" calcext:value-type="float">
            <text:p>23599.4698</text:p>
          </table:table-cell>
          <table:table-cell office:value-type="float" office:value="30201.249046" calcext:value-type="float">
            <text:p>30201.249046</text:p>
          </table:table-cell>
          <table:table-cell office:value-type="float" office:value="14482.033657" calcext:value-type="float">
            <text:p>14482.033657</text:p>
          </table:table-cell>
          <table:table-cell office:value-type="string" calcext:value-type="string">
            <text:p><text:s/>0.0%</text:p>
          </table:table-cell>
          <table:table-cell table:formula="of:=[.F28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6187" calcext:value-type="float">
            <text:p>126187</text:p>
          </table:table-cell>
          <table:table-cell office:value-type="float" office:value="20357.84938" calcext:value-type="float">
            <text:p>20357.84938</text:p>
          </table:table-cell>
          <table:table-cell office:value-type="float" office:value="23357.810489" calcext:value-type="float">
            <text:p>23357.810489</text:p>
          </table:table-cell>
          <table:table-cell office:value-type="float" office:value="29749.979189" calcext:value-type="float">
            <text:p>29749.979189</text:p>
          </table:table-cell>
          <table:table-cell office:value-type="float" office:value="14454.554645" calcext:value-type="float">
            <text:p>14454.554645</text:p>
          </table:table-cell>
          <table:table-cell office:value-type="string" calcext:value-type="string">
            <text:p><text:s/>0.0%</text:p>
          </table:table-cell>
          <table:table-cell table:formula="of:=[.F29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9896" calcext:value-type="float">
            <text:p>129896</text:p>
          </table:table-cell>
          <table:table-cell office:value-type="float" office:value="20343.060521" calcext:value-type="float">
            <text:p>20343.060521</text:p>
          </table:table-cell>
          <table:table-cell office:value-type="float" office:value="23374.014352" calcext:value-type="float">
            <text:p>23374.014352</text:p>
          </table:table-cell>
          <table:table-cell office:value-type="float" office:value="29912.127756" calcext:value-type="float">
            <text:p>29912.127756</text:p>
          </table:table-cell>
          <table:table-cell office:value-type="float" office:value="14460.628034" calcext:value-type="float">
            <text:p>14460.628034</text:p>
          </table:table-cell>
          <table:table-cell office:value-type="string" calcext:value-type="string">
            <text:p><text:s/>0.0%</text:p>
          </table:table-cell>
          <table:table-cell table:formula="of:=[.F29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3715" calcext:value-type="float">
            <text:p>133715</text:p>
          </table:table-cell>
          <table:table-cell office:value-type="float" office:value="20123.251995" calcext:value-type="float">
            <text:p>20123.251995</text:p>
          </table:table-cell>
          <table:table-cell office:value-type="float" office:value="22711.127747" calcext:value-type="float">
            <text:p>22711.127747</text:p>
          </table:table-cell>
          <table:table-cell office:value-type="float" office:value="29412.119412" calcext:value-type="float">
            <text:p>29412.119412</text:p>
          </table:table-cell>
          <table:table-cell office:value-type="float" office:value="14271.759538" calcext:value-type="float">
            <text:p>14271.759538</text:p>
          </table:table-cell>
          <table:table-cell office:value-type="string" calcext:value-type="string">
            <text:p><text:s/>0.0%</text:p>
          </table:table-cell>
          <table:table-cell table:formula="of:=[.F29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645" calcext:value-type="float">
            <text:p>137645</text:p>
          </table:table-cell>
          <table:table-cell office:value-type="float" office:value="20314.798797" calcext:value-type="float">
            <text:p>20314.798797</text:p>
          </table:table-cell>
          <table:table-cell office:value-type="float" office:value="22897.237189" calcext:value-type="float">
            <text:p>22897.237189</text:p>
          </table:table-cell>
          <table:table-cell office:value-type="float" office:value="29267.503466" calcext:value-type="float">
            <text:p>29267.503466</text:p>
          </table:table-cell>
          <table:table-cell office:value-type="float" office:value="14377.831464" calcext:value-type="float">
            <text:p>14377.831464</text:p>
          </table:table-cell>
          <table:table-cell office:value-type="string" calcext:value-type="string">
            <text:p><text:s/>0.0%</text:p>
          </table:table-cell>
          <table:table-cell table:formula="of:=[.F29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1692" calcext:value-type="float">
            <text:p>141692</text:p>
          </table:table-cell>
          <table:table-cell office:value-type="float" office:value="20405.384315" calcext:value-type="float">
            <text:p>20405.384315</text:p>
          </table:table-cell>
          <table:table-cell office:value-type="float" office:value="22534.609353" calcext:value-type="float">
            <text:p>22534.609353</text:p>
          </table:table-cell>
          <table:table-cell office:value-type="float" office:value="29176.774571" calcext:value-type="float">
            <text:p>29176.774571</text:p>
          </table:table-cell>
          <table:table-cell office:value-type="float" office:value="14310.513182" calcext:value-type="float">
            <text:p>14310.513182</text:p>
          </table:table-cell>
          <table:table-cell office:value-type="string" calcext:value-type="string">
            <text:p><text:s/>0.0%</text:p>
          </table:table-cell>
          <table:table-cell table:formula="of:=[.F29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5857" calcext:value-type="float">
            <text:p>145857</text:p>
          </table:table-cell>
          <table:table-cell office:value-type="float" office:value="20180.722903" calcext:value-type="float">
            <text:p>20180.722903</text:p>
          </table:table-cell>
          <table:table-cell office:value-type="float" office:value="21677.531047" calcext:value-type="float">
            <text:p>21677.531047</text:p>
          </table:table-cell>
          <table:table-cell office:value-type="float" office:value="28459.465835" calcext:value-type="float">
            <text:p>28459.465835</text:p>
          </table:table-cell>
          <table:table-cell office:value-type="float" office:value="14072.507792" calcext:value-type="float">
            <text:p>14072.507792</text:p>
          </table:table-cell>
          <table:table-cell office:value-type="string" calcext:value-type="string">
            <text:p><text:s/>0.0%</text:p>
          </table:table-cell>
          <table:table-cell table:formula="of:=[.F29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0145" calcext:value-type="float">
            <text:p>150145</text:p>
          </table:table-cell>
          <table:table-cell office:value-type="float" office:value="20280.659868" calcext:value-type="float">
            <text:p>20280.659868</text:p>
          </table:table-cell>
          <table:table-cell office:value-type="float" office:value="21377.80627" calcext:value-type="float">
            <text:p>21377.80627</text:p>
          </table:table-cell>
          <table:table-cell office:value-type="float" office:value="28232.650463" calcext:value-type="float">
            <text:p>28232.650463</text:p>
          </table:table-cell>
          <table:table-cell office:value-type="float" office:value="13953.184917" calcext:value-type="float">
            <text:p>13953.184917</text:p>
          </table:table-cell>
          <table:table-cell office:value-type="string" calcext:value-type="string">
            <text:p><text:s/>0.0%</text:p>
          </table:table-cell>
          <table:table-cell table:formula="of:=[.F29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4559" calcext:value-type="float">
            <text:p>154559</text:p>
          </table:table-cell>
          <table:table-cell office:value-type="float" office:value="20337.53213" calcext:value-type="float">
            <text:p>20337.53213</text:p>
          </table:table-cell>
          <table:table-cell office:value-type="float" office:value="21063.376751" calcext:value-type="float">
            <text:p>21063.376751</text:p>
          </table:table-cell>
          <table:table-cell office:value-type="float" office:value="27992.011412" calcext:value-type="float">
            <text:p>27992.011412</text:p>
          </table:table-cell>
          <table:table-cell office:value-type="float" office:value="13949.167395" calcext:value-type="float">
            <text:p>13949.167395</text:p>
          </table:table-cell>
          <table:table-cell office:value-type="string" calcext:value-type="string">
            <text:p><text:s/>0.0%</text:p>
          </table:table-cell>
          <table:table-cell table:formula="of:=[.F29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9102" calcext:value-type="float">
            <text:p>159102</text:p>
          </table:table-cell>
          <table:table-cell office:value-type="float" office:value="20186.646276" calcext:value-type="float">
            <text:p>20186.646276</text:p>
          </table:table-cell>
          <table:table-cell office:value-type="float" office:value="20541.678553" calcext:value-type="float">
            <text:p>20541.678553</text:p>
          </table:table-cell>
          <table:table-cell office:value-type="float" office:value="27525.564889" calcext:value-type="float">
            <text:p>27525.564889</text:p>
          </table:table-cell>
          <table:table-cell office:value-type="float" office:value="13834.918554" calcext:value-type="float">
            <text:p>13834.918554</text:p>
          </table:table-cell>
          <table:table-cell office:value-type="string" calcext:value-type="string">
            <text:p><text:s/>0.0%</text:p>
          </table:table-cell>
          <table:table-cell table:formula="of:=[.F29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3779" calcext:value-type="float">
            <text:p>163779</text:p>
          </table:table-cell>
          <table:table-cell office:value-type="float" office:value="20122.435688" calcext:value-type="float">
            <text:p>20122.435688</text:p>
          </table:table-cell>
          <table:table-cell office:value-type="float" office:value="19596.756332" calcext:value-type="float">
            <text:p>19596.756332</text:p>
          </table:table-cell>
          <table:table-cell office:value-type="float" office:value="26586.852287" calcext:value-type="float">
            <text:p>26586.852287</text:p>
          </table:table-cell>
          <table:table-cell office:value-type="float" office:value="13602.874343" calcext:value-type="float">
            <text:p>13602.874343</text:p>
          </table:table-cell>
          <table:table-cell office:value-type="string" calcext:value-type="string">
            <text:p><text:s/>0.0%</text:p>
          </table:table-cell>
          <table:table-cell table:formula="of:=[.F29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8594" calcext:value-type="float">
            <text:p>168594</text:p>
          </table:table-cell>
          <table:table-cell office:value-type="float" office:value="20251.001027" calcext:value-type="float">
            <text:p>20251.001027</text:p>
          </table:table-cell>
          <table:table-cell office:value-type="float" office:value="19463.870583" calcext:value-type="float">
            <text:p>19463.870583</text:p>
          </table:table-cell>
          <table:table-cell office:value-type="float" office:value="26014.615307" calcext:value-type="float">
            <text:p>26014.615307</text:p>
          </table:table-cell>
          <table:table-cell office:value-type="float" office:value="13508.692376" calcext:value-type="float">
            <text:p>13508.692376</text:p>
          </table:table-cell>
          <table:table-cell office:value-type="string" calcext:value-type="string">
            <text:p><text:s/>0.0%</text:p>
          </table:table-cell>
          <table:table-cell table:formula="of:=[.F30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3550" calcext:value-type="float">
            <text:p>173550</text:p>
          </table:table-cell>
          <table:table-cell office:value-type="float" office:value="20312.980649" calcext:value-type="float">
            <text:p>20312.980649</text:p>
          </table:table-cell>
          <table:table-cell office:value-type="float" office:value="19032.68477" calcext:value-type="float">
            <text:p>19032.68477</text:p>
          </table:table-cell>
          <table:table-cell office:value-type="float" office:value="26037.950138" calcext:value-type="float">
            <text:p>26037.950138</text:p>
          </table:table-cell>
          <table:table-cell office:value-type="float" office:value="13515.673679" calcext:value-type="float">
            <text:p>13515.673679</text:p>
          </table:table-cell>
          <table:table-cell office:value-type="string" calcext:value-type="string">
            <text:p><text:s/>0.0%</text:p>
          </table:table-cell>
          <table:table-cell table:formula="of:=[.F30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8652" calcext:value-type="float">
            <text:p>178652</text:p>
          </table:table-cell>
          <table:table-cell office:value-type="float" office:value="20007.005017" calcext:value-type="float">
            <text:p>20007.005017</text:p>
          </table:table-cell>
          <table:table-cell office:value-type="float" office:value="18371.849592" calcext:value-type="float">
            <text:p>18371.849592</text:p>
          </table:table-cell>
          <table:table-cell office:value-type="float" office:value="25060.315161" calcext:value-type="float">
            <text:p>25060.315161</text:p>
          </table:table-cell>
          <table:table-cell office:value-type="float" office:value="13183.837907" calcext:value-type="float">
            <text:p>13183.837907</text:p>
          </table:table-cell>
          <table:table-cell office:value-type="string" calcext:value-type="string">
            <text:p><text:s/>0.0%</text:p>
          </table:table-cell>
          <table:table-cell table:formula="of:=[.F30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3904" calcext:value-type="float">
            <text:p>183904</text:p>
          </table:table-cell>
          <table:table-cell office:value-type="float" office:value="20103.664854" calcext:value-type="float">
            <text:p>20103.664854</text:p>
          </table:table-cell>
          <table:table-cell office:value-type="float" office:value="17896.172758" calcext:value-type="float">
            <text:p>17896.172758</text:p>
          </table:table-cell>
          <table:table-cell office:value-type="float" office:value="24485.880632" calcext:value-type="float">
            <text:p>24485.880632</text:p>
          </table:table-cell>
          <table:table-cell office:value-type="float" office:value="13169.395629" calcext:value-type="float">
            <text:p>13169.395629</text:p>
          </table:table-cell>
          <table:table-cell office:value-type="string" calcext:value-type="string">
            <text:p><text:s/>0.0%</text:p>
          </table:table-cell>
          <table:table-cell table:formula="of:=[.F30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9310" calcext:value-type="float">
            <text:p>189310</text:p>
          </table:table-cell>
          <table:table-cell office:value-type="float" office:value="20083.44831" calcext:value-type="float">
            <text:p>20083.44831</text:p>
          </table:table-cell>
          <table:table-cell office:value-type="float" office:value="17241.260257" calcext:value-type="float">
            <text:p>17241.260257</text:p>
          </table:table-cell>
          <table:table-cell office:value-type="float" office:value="23857.659026" calcext:value-type="float">
            <text:p>23857.659026</text:p>
          </table:table-cell>
          <table:table-cell office:value-type="float" office:value="13066.883615" calcext:value-type="float">
            <text:p>13066.883615</text:p>
          </table:table-cell>
          <table:table-cell office:value-type="string" calcext:value-type="string">
            <text:p><text:s/>0.0%</text:p>
          </table:table-cell>
          <table:table-cell table:formula="of:=[.F30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4876" calcext:value-type="float">
            <text:p>194876</text:p>
          </table:table-cell>
          <table:table-cell office:value-type="float" office:value="19873.552037" calcext:value-type="float">
            <text:p>19873.552037</text:p>
          </table:table-cell>
          <table:table-cell office:value-type="float" office:value="16289.204809" calcext:value-type="float">
            <text:p>16289.204809</text:p>
          </table:table-cell>
          <table:table-cell office:value-type="float" office:value="22997.743307" calcext:value-type="float">
            <text:p>22997.743307</text:p>
          </table:table-cell>
          <table:table-cell office:value-type="float" office:value="12814.426802" calcext:value-type="float">
            <text:p>12814.426802</text:p>
          </table:table-cell>
          <table:table-cell office:value-type="string" calcext:value-type="string">
            <text:p><text:s/>0.0%</text:p>
          </table:table-cell>
          <table:table-cell table:formula="of:=[.F30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0604" calcext:value-type="float">
            <text:p>200604</text:p>
          </table:table-cell>
          <table:table-cell office:value-type="float" office:value="20118.056821" calcext:value-type="float">
            <text:p>20118.056821</text:p>
          </table:table-cell>
          <table:table-cell office:value-type="float" office:value="16401.085658" calcext:value-type="float">
            <text:p>16401.085658</text:p>
          </table:table-cell>
          <table:table-cell office:value-type="float" office:value="22812.50528" calcext:value-type="float">
            <text:p>22812.50528</text:p>
          </table:table-cell>
          <table:table-cell office:value-type="float" office:value="12873.297867" calcext:value-type="float">
            <text:p>12873.297867</text:p>
          </table:table-cell>
          <table:table-cell office:value-type="string" calcext:value-type="string">
            <text:p><text:s/>0.0%</text:p>
          </table:table-cell>
          <table:table-cell table:formula="of:=[.F30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6501" calcext:value-type="float">
            <text:p>206501</text:p>
          </table:table-cell>
          <table:table-cell office:value-type="float" office:value="19931.93921" calcext:value-type="float">
            <text:p>19931.93921</text:p>
          </table:table-cell>
          <table:table-cell office:value-type="float" office:value="15446.444982" calcext:value-type="float">
            <text:p>15446.444982</text:p>
          </table:table-cell>
          <table:table-cell office:value-type="float" office:value="21846.74772" calcext:value-type="float">
            <text:p>21846.74772</text:p>
          </table:table-cell>
          <table:table-cell office:value-type="float" office:value="12585.002631" calcext:value-type="float">
            <text:p>12585.002631</text:p>
          </table:table-cell>
          <table:table-cell office:value-type="string" calcext:value-type="string">
            <text:p><text:s/>0.0%</text:p>
          </table:table-cell>
          <table:table-cell table:formula="of:=[.F30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2572" calcext:value-type="float">
            <text:p>212572</text:p>
          </table:table-cell>
          <table:table-cell office:value-type="float" office:value="19979.352678" calcext:value-type="float">
            <text:p>19979.352678</text:p>
          </table:table-cell>
          <table:table-cell office:value-type="float" office:value="15094.636097" calcext:value-type="float">
            <text:p>15094.636097</text:p>
          </table:table-cell>
          <table:table-cell office:value-type="float" office:value="21266.90223" calcext:value-type="float">
            <text:p>21266.90223</text:p>
          </table:table-cell>
          <table:table-cell office:value-type="float" office:value="12512.334727" calcext:value-type="float">
            <text:p>12512.334727</text:p>
          </table:table-cell>
          <table:table-cell office:value-type="string" calcext:value-type="string">
            <text:p><text:s/>0.0%</text:p>
          </table:table-cell>
          <table:table-cell table:formula="of:=[.F30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8821" calcext:value-type="float">
            <text:p>218821</text:p>
          </table:table-cell>
          <table:table-cell office:value-type="float" office:value="20039.804692" calcext:value-type="float">
            <text:p>20039.804692</text:p>
          </table:table-cell>
          <table:table-cell office:value-type="float" office:value="14825.984739" calcext:value-type="float">
            <text:p>14825.984739</text:p>
          </table:table-cell>
          <table:table-cell office:value-type="float" office:value="21072.763619" calcext:value-type="float">
            <text:p>21072.763619</text:p>
          </table:table-cell>
          <table:table-cell office:value-type="float" office:value="12498.912013" calcext:value-type="float">
            <text:p>12498.912013</text:p>
          </table:table-cell>
          <table:table-cell office:value-type="string" calcext:value-type="string">
            <text:p><text:s/>0.0%</text:p>
          </table:table-cell>
          <table:table-cell table:formula="of:=[.F30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254" calcext:value-type="float">
            <text:p>225254</text:p>
          </table:table-cell>
          <table:table-cell office:value-type="float" office:value="19263.357694" calcext:value-type="float">
            <text:p>19263.357694</text:p>
          </table:table-cell>
          <table:table-cell office:value-type="float" office:value="13609.222191" calcext:value-type="float">
            <text:p>13609.222191</text:p>
          </table:table-cell>
          <table:table-cell office:value-type="float" office:value="19347.682873" calcext:value-type="float">
            <text:p>19347.682873</text:p>
          </table:table-cell>
          <table:table-cell office:value-type="float" office:value="11985.22484" calcext:value-type="float">
            <text:p>11985.22484</text:p>
          </table:table-cell>
          <table:table-cell office:value-type="string" calcext:value-type="string">
            <text:p><text:s/>0.0%</text:p>
          </table:table-cell>
          <table:table-cell table:formula="of:=[.F31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1876" calcext:value-type="float">
            <text:p>231876</text:p>
          </table:table-cell>
          <table:table-cell office:value-type="float" office:value="19794.794531" calcext:value-type="float">
            <text:p>19794.794531</text:p>
          </table:table-cell>
          <table:table-cell office:value-type="float" office:value="13906.814344" calcext:value-type="float">
            <text:p>13906.814344</text:p>
          </table:table-cell>
          <table:table-cell office:value-type="float" office:value="19794.584173" calcext:value-type="float">
            <text:p>19794.584173</text:p>
          </table:table-cell>
          <table:table-cell office:value-type="float" office:value="12205.978286" calcext:value-type="float">
            <text:p>12205.978286</text:p>
          </table:table-cell>
          <table:table-cell office:value-type="string" calcext:value-type="string">
            <text:p><text:s/>0.0%</text:p>
          </table:table-cell>
          <table:table-cell table:formula="of:=[.F31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8692" calcext:value-type="float">
            <text:p>238692</text:p>
          </table:table-cell>
          <table:table-cell office:value-type="float" office:value="19423.157444" calcext:value-type="float">
            <text:p>19423.157444</text:p>
          </table:table-cell>
          <table:table-cell office:value-type="float" office:value="13294.192075" calcext:value-type="float">
            <text:p>13294.192075</text:p>
          </table:table-cell>
          <table:table-cell office:value-type="float" office:value="19159.092015" calcext:value-type="float">
            <text:p>19159.092015</text:p>
          </table:table-cell>
          <table:table-cell office:value-type="float" office:value="11992.173671" calcext:value-type="float">
            <text:p>11992.173671</text:p>
          </table:table-cell>
          <table:table-cell office:value-type="string" calcext:value-type="string">
            <text:p><text:s/>0.0%</text:p>
          </table:table-cell>
          <table:table-cell table:formula="of:=[.F31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5709" calcext:value-type="float">
            <text:p>245709</text:p>
          </table:table-cell>
          <table:table-cell office:value-type="float" office:value="19172.463864" calcext:value-type="float">
            <text:p>19172.463864</text:p>
          </table:table-cell>
          <table:table-cell office:value-type="float" office:value="12890.961732" calcext:value-type="float">
            <text:p>12890.961732</text:p>
          </table:table-cell>
          <table:table-cell office:value-type="float" office:value="18650.802991" calcext:value-type="float">
            <text:p>18650.802991</text:p>
          </table:table-cell>
          <table:table-cell office:value-type="float" office:value="11852.574088" calcext:value-type="float">
            <text:p>11852.574088</text:p>
          </table:table-cell>
          <table:table-cell office:value-type="string" calcext:value-type="string">
            <text:p><text:s/>0.0%</text:p>
          </table:table-cell>
          <table:table-cell table:formula="of:=[.F31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2932" calcext:value-type="float">
            <text:p>252932</text:p>
          </table:table-cell>
          <table:table-cell office:value-type="float" office:value="19222.982347" calcext:value-type="float">
            <text:p>19222.982347</text:p>
          </table:table-cell>
          <table:table-cell office:value-type="float" office:value="12528.171621" calcext:value-type="float">
            <text:p>12528.171621</text:p>
          </table:table-cell>
          <table:table-cell office:value-type="float" office:value="18227.456189" calcext:value-type="float">
            <text:p>18227.456189</text:p>
          </table:table-cell>
          <table:table-cell office:value-type="float" office:value="11810.691823" calcext:value-type="float">
            <text:p>11810.691823</text:p>
          </table:table-cell>
          <table:table-cell office:value-type="string" calcext:value-type="string">
            <text:p><text:s/>0.0%</text:p>
          </table:table-cell>
          <table:table-cell table:formula="of:=[.F31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0368" calcext:value-type="float">
            <text:p>260368</text:p>
          </table:table-cell>
          <table:table-cell office:value-type="float" office:value="18948.44235" calcext:value-type="float">
            <text:p>18948.44235</text:p>
          </table:table-cell>
          <table:table-cell office:value-type="float" office:value="12240.605503" calcext:value-type="float">
            <text:p>12240.605503</text:p>
          </table:table-cell>
          <table:table-cell office:value-type="float" office:value="17679.518238" calcext:value-type="float">
            <text:p>17679.518238</text:p>
          </table:table-cell>
          <table:table-cell office:value-type="float" office:value="11586.521678" calcext:value-type="float">
            <text:p>11586.521678</text:p>
          </table:table-cell>
          <table:table-cell office:value-type="string" calcext:value-type="string">
            <text:p><text:s/>0.0%</text:p>
          </table:table-cell>
          <table:table-cell table:formula="of:=[.F31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8022" calcext:value-type="float">
            <text:p>268022</text:p>
          </table:table-cell>
          <table:table-cell office:value-type="float" office:value="18756.132438" calcext:value-type="float">
            <text:p>18756.132438</text:p>
          </table:table-cell>
          <table:table-cell office:value-type="float" office:value="11906.960445" calcext:value-type="float">
            <text:p>11906.960445</text:p>
          </table:table-cell>
          <table:table-cell office:value-type="float" office:value="17324.394255" calcext:value-type="float">
            <text:p>17324.394255</text:p>
          </table:table-cell>
          <table:table-cell office:value-type="float" office:value="11556.155214" calcext:value-type="float">
            <text:p>11556.155214</text:p>
          </table:table-cell>
          <table:table-cell office:value-type="string" calcext:value-type="string">
            <text:p><text:s/>0.0%</text:p>
          </table:table-cell>
          <table:table-cell table:formula="of:=[.F31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5901" calcext:value-type="float">
            <text:p>275901</text:p>
          </table:table-cell>
          <table:table-cell office:value-type="float" office:value="18148.821316" calcext:value-type="float">
            <text:p>18148.821316</text:p>
          </table:table-cell>
          <table:table-cell office:value-type="float" office:value="11641.949949" calcext:value-type="float">
            <text:p>11641.949949</text:p>
          </table:table-cell>
          <table:table-cell office:value-type="float" office:value="17038.206514" calcext:value-type="float">
            <text:p>17038.206514</text:p>
          </table:table-cell>
          <table:table-cell office:value-type="float" office:value="11427.321353" calcext:value-type="float">
            <text:p>11427.321353</text:p>
          </table:table-cell>
          <table:table-cell office:value-type="string" calcext:value-type="string">
            <text:p><text:s/>0.0%</text:p>
          </table:table-cell>
          <table:table-cell table:formula="of:=[.F31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4011" calcext:value-type="float">
            <text:p>284011</text:p>
          </table:table-cell>
          <table:table-cell office:value-type="float" office:value="16919.122603" calcext:value-type="float">
            <text:p>16919.122603</text:p>
          </table:table-cell>
          <table:table-cell office:value-type="float" office:value="11212.256191" calcext:value-type="float">
            <text:p>11212.256191</text:p>
          </table:table-cell>
          <table:table-cell office:value-type="float" office:value="16273.864887" calcext:value-type="float">
            <text:p>16273.864887</text:p>
          </table:table-cell>
          <table:table-cell office:value-type="float" office:value="10598.273052" calcext:value-type="float">
            <text:p>10598.273052</text:p>
          </table:table-cell>
          <table:table-cell office:value-type="string" calcext:value-type="string">
            <text:p><text:s/>0.0%</text:p>
          </table:table-cell>
          <table:table-cell table:formula="of:=[.F31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2360" calcext:value-type="float">
            <text:p>292360</text:p>
          </table:table-cell>
          <table:table-cell office:value-type="float" office:value="17861.468454" calcext:value-type="float">
            <text:p>17861.468454</text:p>
          </table:table-cell>
          <table:table-cell office:value-type="float" office:value="11378.620477" calcext:value-type="float">
            <text:p>11378.620477</text:p>
          </table:table-cell>
          <table:table-cell office:value-type="float" office:value="16627.159017" calcext:value-type="float">
            <text:p>16627.159017</text:p>
          </table:table-cell>
          <table:table-cell office:value-type="float" office:value="11250.59557" calcext:value-type="float">
            <text:p>11250.59557</text:p>
          </table:table-cell>
          <table:table-cell office:value-type="string" calcext:value-type="string">
            <text:p><text:s/>0.0%</text:p>
          </table:table-cell>
          <table:table-cell table:formula="of:=[.F31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0955" calcext:value-type="float">
            <text:p>300955</text:p>
          </table:table-cell>
          <table:table-cell office:value-type="float" office:value="18222.494676" calcext:value-type="float">
            <text:p>18222.494676</text:p>
          </table:table-cell>
          <table:table-cell office:value-type="float" office:value="11303.94067" calcext:value-type="float">
            <text:p>11303.94067</text:p>
          </table:table-cell>
          <table:table-cell office:value-type="float" office:value="16417.220383" calcext:value-type="float">
            <text:p>16417.220383</text:p>
          </table:table-cell>
          <table:table-cell office:value-type="float" office:value="11249.244054" calcext:value-type="float">
            <text:p>11249.244054</text:p>
          </table:table-cell>
          <table:table-cell office:value-type="string" calcext:value-type="string">
            <text:p><text:s/>0.0%</text:p>
          </table:table-cell>
          <table:table-cell table:formula="of:=[.F32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9802" calcext:value-type="float">
            <text:p>309802</text:p>
          </table:table-cell>
          <table:table-cell office:value-type="float" office:value="17859.847347" calcext:value-type="float">
            <text:p>17859.847347</text:p>
          </table:table-cell>
          <table:table-cell office:value-type="float" office:value="11193.87079" calcext:value-type="float">
            <text:p>11193.87079</text:p>
          </table:table-cell>
          <table:table-cell office:value-type="float" office:value="16388.803335" calcext:value-type="float">
            <text:p>16388.803335</text:p>
          </table:table-cell>
          <table:table-cell office:value-type="float" office:value="11197.168775" calcext:value-type="float">
            <text:p>11197.168775</text:p>
          </table:table-cell>
          <table:table-cell office:value-type="string" calcext:value-type="string">
            <text:p><text:s/>0.0%</text:p>
          </table:table-cell>
          <table:table-cell table:formula="of:=[.F32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8910" calcext:value-type="float">
            <text:p>318910</text:p>
          </table:table-cell>
          <table:table-cell office:value-type="float" office:value="17012.75999" calcext:value-type="float">
            <text:p>17012.75999</text:p>
          </table:table-cell>
          <table:table-cell office:value-type="float" office:value="11075.183358" calcext:value-type="float">
            <text:p>11075.183358</text:p>
          </table:table-cell>
          <table:table-cell office:value-type="float" office:value="16214.077375" calcext:value-type="float">
            <text:p>16214.077375</text:p>
          </table:table-cell>
          <table:table-cell office:value-type="float" office:value="11154.286646" calcext:value-type="float">
            <text:p>11154.286646</text:p>
          </table:table-cell>
          <table:table-cell office:value-type="string" calcext:value-type="string">
            <text:p><text:s/>0.0%</text:p>
          </table:table-cell>
          <table:table-cell table:formula="of:=[.F32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8285" calcext:value-type="float">
            <text:p>328285</text:p>
          </table:table-cell>
          <table:table-cell office:value-type="float" office:value="17157.336776" calcext:value-type="float">
            <text:p>17157.336776</text:p>
          </table:table-cell>
          <table:table-cell office:value-type="float" office:value="11082.626649" calcext:value-type="float">
            <text:p>11082.626649</text:p>
          </table:table-cell>
          <table:table-cell office:value-type="float" office:value="16237.000171" calcext:value-type="float">
            <text:p>16237.000171</text:p>
          </table:table-cell>
          <table:table-cell office:value-type="float" office:value="11113.08647" calcext:value-type="float">
            <text:p>11113.08647</text:p>
          </table:table-cell>
          <table:table-cell office:value-type="string" calcext:value-type="string">
            <text:p><text:s/>0.0%</text:p>
          </table:table-cell>
          <table:table-cell table:formula="of:=[.F32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7935" calcext:value-type="float">
            <text:p>337935</text:p>
          </table:table-cell>
          <table:table-cell office:value-type="float" office:value="16335.514362" calcext:value-type="float">
            <text:p>16335.514362</text:p>
          </table:table-cell>
          <table:table-cell office:value-type="float" office:value="10960.533224" calcext:value-type="float">
            <text:p>10960.533224</text:p>
          </table:table-cell>
          <table:table-cell office:value-type="float" office:value="16053.448139" calcext:value-type="float">
            <text:p>16053.448139</text:p>
          </table:table-cell>
          <table:table-cell office:value-type="float" office:value="10979.991958" calcext:value-type="float">
            <text:p>10979.991958</text:p>
          </table:table-cell>
          <table:table-cell office:value-type="string" calcext:value-type="string">
            <text:p><text:s/>0.0%</text:p>
          </table:table-cell>
          <table:table-cell table:formula="of:=[.F32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7870" calcext:value-type="float">
            <text:p>347870</text:p>
          </table:table-cell>
          <table:table-cell office:value-type="float" office:value="16187.627445" calcext:value-type="float">
            <text:p>16187.627445</text:p>
          </table:table-cell>
          <table:table-cell office:value-type="float" office:value="10898.747523" calcext:value-type="float">
            <text:p>10898.747523</text:p>
          </table:table-cell>
          <table:table-cell office:value-type="float" office:value="16000.071164" calcext:value-type="float">
            <text:p>16000.071164</text:p>
          </table:table-cell>
          <table:table-cell office:value-type="float" office:value="11013.405037" calcext:value-type="float">
            <text:p>11013.405037</text:p>
          </table:table-cell>
          <table:table-cell office:value-type="string" calcext:value-type="string">
            <text:p><text:s/>0.0%</text:p>
          </table:table-cell>
          <table:table-cell table:formula="of:=[.F32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8096" calcext:value-type="float">
            <text:p>358096</text:p>
          </table:table-cell>
          <table:table-cell office:value-type="float" office:value="15238.520136" calcext:value-type="float">
            <text:p>15238.520136</text:p>
          </table:table-cell>
          <table:table-cell office:value-type="float" office:value="10799.789161" calcext:value-type="float">
            <text:p>10799.789161</text:p>
          </table:table-cell>
          <table:table-cell office:value-type="float" office:value="15896.074514" calcext:value-type="float">
            <text:p>15896.074514</text:p>
          </table:table-cell>
          <table:table-cell office:value-type="float" office:value="10893.868705" calcext:value-type="float">
            <text:p>10893.868705</text:p>
          </table:table-cell>
          <table:table-cell office:value-type="string" calcext:value-type="string">
            <text:p><text:s/>0.0%</text:p>
          </table:table-cell>
          <table:table-cell table:formula="of:=[.F32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8623" calcext:value-type="float">
            <text:p>368623</text:p>
          </table:table-cell>
          <table:table-cell office:value-type="float" office:value="14802.613216" calcext:value-type="float">
            <text:p>14802.613216</text:p>
          </table:table-cell>
          <table:table-cell office:value-type="float" office:value="10821.950783" calcext:value-type="float">
            <text:p>10821.950783</text:p>
          </table:table-cell>
          <table:table-cell office:value-type="float" office:value="15817.14144" calcext:value-type="float">
            <text:p>15817.14144</text:p>
          </table:table-cell>
          <table:table-cell office:value-type="float" office:value="10919.732418" calcext:value-type="float">
            <text:p>10919.732418</text:p>
          </table:table-cell>
          <table:table-cell office:value-type="string" calcext:value-type="string">
            <text:p><text:s/>0.0%</text:p>
          </table:table-cell>
          <table:table-cell table:formula="of:=[.F32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9459" calcext:value-type="float">
            <text:p>379459</text:p>
          </table:table-cell>
          <table:table-cell office:value-type="float" office:value="14150.662323" calcext:value-type="float">
            <text:p>14150.662323</text:p>
          </table:table-cell>
          <table:table-cell office:value-type="float" office:value="10686.248926" calcext:value-type="float">
            <text:p>10686.248926</text:p>
          </table:table-cell>
          <table:table-cell office:value-type="float" office:value="15743.826728" calcext:value-type="float">
            <text:p>15743.826728</text:p>
          </table:table-cell>
          <table:table-cell office:value-type="float" office:value="10793.542682" calcext:value-type="float">
            <text:p>10793.542682</text:p>
          </table:table-cell>
          <table:table-cell office:value-type="string" calcext:value-type="string">
            <text:p><text:s/>0.0%</text:p>
          </table:table-cell>
          <table:table-cell table:formula="of:=[.F32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0614" calcext:value-type="float">
            <text:p>390614</text:p>
          </table:table-cell>
          <table:table-cell office:value-type="float" office:value="13876.514644" calcext:value-type="float">
            <text:p>13876.514644</text:p>
          </table:table-cell>
          <table:table-cell office:value-type="float" office:value="10641.902343" calcext:value-type="float">
            <text:p>10641.902343</text:p>
          </table:table-cell>
          <table:table-cell office:value-type="float" office:value="15652.505389" calcext:value-type="float">
            <text:p>15652.505389</text:p>
          </table:table-cell>
          <table:table-cell office:value-type="float" office:value="10817.417944" calcext:value-type="float">
            <text:p>10817.417944</text:p>
          </table:table-cell>
          <table:table-cell office:value-type="string" calcext:value-type="string">
            <text:p><text:s/>0.0%</text:p>
          </table:table-cell>
          <table:table-cell table:formula="of:=[.F32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2097" calcext:value-type="float">
            <text:p>402097</text:p>
          </table:table-cell>
          <table:table-cell office:value-type="float" office:value="12849.058544" calcext:value-type="float">
            <text:p>12849.058544</text:p>
          </table:table-cell>
          <table:table-cell office:value-type="float" office:value="10572.519409" calcext:value-type="float">
            <text:p>10572.519409</text:p>
          </table:table-cell>
          <table:table-cell office:value-type="float" office:value="15616.359329" calcext:value-type="float">
            <text:p>15616.359329</text:p>
          </table:table-cell>
          <table:table-cell office:value-type="float" office:value="10791.05031" calcext:value-type="float">
            <text:p>10791.05031</text:p>
          </table:table-cell>
          <table:table-cell office:value-type="string" calcext:value-type="string">
            <text:p><text:s/>0.0%</text:p>
          </table:table-cell>
          <table:table-cell table:formula="of:=[.F33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3918" calcext:value-type="float">
            <text:p>413918</text:p>
          </table:table-cell>
          <table:table-cell office:value-type="float" office:value="12445.121267" calcext:value-type="float">
            <text:p>12445.121267</text:p>
          </table:table-cell>
          <table:table-cell office:value-type="float" office:value="10529.870506" calcext:value-type="float">
            <text:p>10529.870506</text:p>
          </table:table-cell>
          <table:table-cell office:value-type="float" office:value="15585.567363" calcext:value-type="float">
            <text:p>15585.567363</text:p>
          </table:table-cell>
          <table:table-cell office:value-type="float" office:value="10853.933205" calcext:value-type="float">
            <text:p>10853.933205</text:p>
          </table:table-cell>
          <table:table-cell office:value-type="string" calcext:value-type="string">
            <text:p><text:s/>0.0%</text:p>
          </table:table-cell>
          <table:table-cell table:formula="of:=[.F33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6086" calcext:value-type="float">
            <text:p>426086</text:p>
          </table:table-cell>
          <table:table-cell office:value-type="float" office:value="11964.771435" calcext:value-type="float">
            <text:p>11964.771435</text:p>
          </table:table-cell>
          <table:table-cell office:value-type="float" office:value="10457.126125" calcext:value-type="float">
            <text:p>10457.126125</text:p>
          </table:table-cell>
          <table:table-cell office:value-type="float" office:value="15488.11816" calcext:value-type="float">
            <text:p>15488.11816</text:p>
          </table:table-cell>
          <table:table-cell office:value-type="float" office:value="10871.696867" calcext:value-type="float">
            <text:p>10871.696867</text:p>
          </table:table-cell>
          <table:table-cell office:value-type="string" calcext:value-type="string">
            <text:p><text:s/>0.0%</text:p>
          </table:table-cell>
          <table:table-cell table:formula="of:=[.F33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8612" calcext:value-type="float">
            <text:p>438612</text:p>
          </table:table-cell>
          <table:table-cell office:value-type="float" office:value="11472.86892" calcext:value-type="float">
            <text:p>11472.86892</text:p>
          </table:table-cell>
          <table:table-cell office:value-type="float" office:value="10477.810223" calcext:value-type="float">
            <text:p>10477.810223</text:p>
          </table:table-cell>
          <table:table-cell office:value-type="float" office:value="15502.623036" calcext:value-type="float">
            <text:p>15502.623036</text:p>
          </table:table-cell>
          <table:table-cell office:value-type="float" office:value="10904.647725" calcext:value-type="float">
            <text:p>10904.647725</text:p>
          </table:table-cell>
          <table:table-cell office:value-type="string" calcext:value-type="string">
            <text:p><text:s/>0.0%</text:p>
          </table:table-cell>
          <table:table-cell table:formula="of:=[.F33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51505" calcext:value-type="float">
            <text:p>451505</text:p>
          </table:table-cell>
          <table:table-cell office:value-type="float" office:value="10743.618205" calcext:value-type="float">
            <text:p>10743.618205</text:p>
          </table:table-cell>
          <table:table-cell office:value-type="float" office:value="10379.025625" calcext:value-type="float">
            <text:p>10379.025625</text:p>
          </table:table-cell>
          <table:table-cell office:value-type="float" office:value="15561.567748" calcext:value-type="float">
            <text:p>15561.567748</text:p>
          </table:table-cell>
          <table:table-cell office:value-type="float" office:value="10919.995212" calcext:value-type="float">
            <text:p>10919.995212</text:p>
          </table:table-cell>
          <table:table-cell office:value-type="string" calcext:value-type="string">
            <text:p><text:s/>0.0%</text:p>
          </table:table-cell>
          <table:table-cell table:formula="of:=[.F33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64778" calcext:value-type="float">
            <text:p>464778</text:p>
          </table:table-cell>
          <table:table-cell office:value-type="float" office:value="10472.433202" calcext:value-type="float">
            <text:p>10472.433202</text:p>
          </table:table-cell>
          <table:table-cell office:value-type="float" office:value="10453.555952" calcext:value-type="float">
            <text:p>10453.555952</text:p>
          </table:table-cell>
          <table:table-cell office:value-type="float" office:value="15560.028352" calcext:value-type="float">
            <text:p>15560.028352</text:p>
          </table:table-cell>
          <table:table-cell office:value-type="float" office:value="10937.123846" calcext:value-type="float">
            <text:p>10937.123846</text:p>
          </table:table-cell>
          <table:table-cell office:value-type="string" calcext:value-type="string">
            <text:p><text:s/>0.0%</text:p>
          </table:table-cell>
          <table:table-cell table:formula="of:=[.F33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78442" calcext:value-type="float">
            <text:p>478442</text:p>
          </table:table-cell>
          <table:table-cell office:value-type="float" office:value="10197.146902" calcext:value-type="float">
            <text:p>10197.146902</text:p>
          </table:table-cell>
          <table:table-cell office:value-type="float" office:value="10439.711829" calcext:value-type="float">
            <text:p>10439.711829</text:p>
          </table:table-cell>
          <table:table-cell office:value-type="float" office:value="15568.32204" calcext:value-type="float">
            <text:p>15568.32204</text:p>
          </table:table-cell>
          <table:table-cell office:value-type="float" office:value="10934.640448" calcext:value-type="float">
            <text:p>10934.640448</text:p>
          </table:table-cell>
          <table:table-cell office:value-type="string" calcext:value-type="string">
            <text:p><text:s/>0.0%</text:p>
          </table:table-cell>
          <table:table-cell table:formula="of:=[.F33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92506" calcext:value-type="float">
            <text:p>492506</text:p>
          </table:table-cell>
          <table:table-cell office:value-type="float" office:value="10024.539809" calcext:value-type="float">
            <text:p>10024.539809</text:p>
          </table:table-cell>
          <table:table-cell office:value-type="float" office:value="10516.871702" calcext:value-type="float">
            <text:p>10516.871702</text:p>
          </table:table-cell>
          <table:table-cell office:value-type="float" office:value="15671.30544" calcext:value-type="float">
            <text:p>15671.30544</text:p>
          </table:table-cell>
          <table:table-cell office:value-type="float" office:value="11024.670158" calcext:value-type="float">
            <text:p>11024.670158</text:p>
          </table:table-cell>
          <table:table-cell office:value-type="string" calcext:value-type="string">
            <text:p><text:s/>0.0%</text:p>
          </table:table-cell>
          <table:table-cell table:formula="of:=[.F33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06985" calcext:value-type="float">
            <text:p>506985</text:p>
          </table:table-cell>
          <table:table-cell office:value-type="float" office:value="9749.222981" calcext:value-type="float">
            <text:p>9749.222981</text:p>
          </table:table-cell>
          <table:table-cell office:value-type="float" office:value="10532.508136" calcext:value-type="float">
            <text:p>10532.508136</text:p>
          </table:table-cell>
          <table:table-cell office:value-type="float" office:value="15655.256843" calcext:value-type="float">
            <text:p>15655.256843</text:p>
          </table:table-cell>
          <table:table-cell office:value-type="float" office:value="11018.397461" calcext:value-type="float">
            <text:p>11018.397461</text:p>
          </table:table-cell>
          <table:table-cell office:value-type="string" calcext:value-type="string">
            <text:p><text:s/>0.0%</text:p>
          </table:table-cell>
          <table:table-cell table:formula="of:=[.F33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21889" calcext:value-type="float">
            <text:p>521889</text:p>
          </table:table-cell>
          <table:table-cell office:value-type="float" office:value="9590.686823" calcext:value-type="float">
            <text:p>9590.686823</text:p>
          </table:table-cell>
          <table:table-cell office:value-type="float" office:value="10548.259571" calcext:value-type="float">
            <text:p>10548.259571</text:p>
          </table:table-cell>
          <table:table-cell office:value-type="float" office:value="15741.068211" calcext:value-type="float">
            <text:p>15741.068211</text:p>
          </table:table-cell>
          <table:table-cell office:value-type="float" office:value="11142.940984" calcext:value-type="float">
            <text:p>11142.940984</text:p>
          </table:table-cell>
          <table:table-cell office:value-type="string" calcext:value-type="string">
            <text:p><text:s/>0.0%</text:p>
          </table:table-cell>
          <table:table-cell table:formula="of:=[.F33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37231" calcext:value-type="float">
            <text:p>537231</text:p>
          </table:table-cell>
          <table:table-cell office:value-type="float" office:value="9402.600199" calcext:value-type="float">
            <text:p>9402.600199</text:p>
          </table:table-cell>
          <table:table-cell office:value-type="float" office:value="10488.019883" calcext:value-type="float">
            <text:p>10488.019883</text:p>
          </table:table-cell>
          <table:table-cell office:value-type="float" office:value="15827.959131" calcext:value-type="float">
            <text:p>15827.959131</text:p>
          </table:table-cell>
          <table:table-cell office:value-type="float" office:value="11033.943457" calcext:value-type="float">
            <text:p>11033.943457</text:p>
          </table:table-cell>
          <table:table-cell office:value-type="string" calcext:value-type="string">
            <text:p><text:s/>0.0%</text:p>
          </table:table-cell>
          <table:table-cell table:formula="of:=[.F34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53024" calcext:value-type="float">
            <text:p>553024</text:p>
          </table:table-cell>
          <table:table-cell office:value-type="float" office:value="9315.472725" calcext:value-type="float">
            <text:p>9315.472725</text:p>
          </table:table-cell>
          <table:table-cell office:value-type="float" office:value="10544.261388" calcext:value-type="float">
            <text:p>10544.261388</text:p>
          </table:table-cell>
          <table:table-cell office:value-type="float" office:value="15877.527905" calcext:value-type="float">
            <text:p>15877.527905</text:p>
          </table:table-cell>
          <table:table-cell office:value-type="float" office:value="11126.586284" calcext:value-type="float">
            <text:p>11126.586284</text:p>
          </table:table-cell>
          <table:table-cell office:value-type="string" calcext:value-type="string">
            <text:p><text:s/>0.0%</text:p>
          </table:table-cell>
          <table:table-cell table:formula="of:=[.F34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69281" calcext:value-type="float">
            <text:p>569281</text:p>
          </table:table-cell>
          <table:table-cell office:value-type="float" office:value="9183.718122" calcext:value-type="float">
            <text:p>9183.718122</text:p>
          </table:table-cell>
          <table:table-cell office:value-type="float" office:value="10534.600789" calcext:value-type="float">
            <text:p>10534.600789</text:p>
          </table:table-cell>
          <table:table-cell office:value-type="float" office:value="15801.782753" calcext:value-type="float">
            <text:p>15801.782753</text:p>
          </table:table-cell>
          <table:table-cell office:value-type="float" office:value="11152.852162" calcext:value-type="float">
            <text:p>11152.852162</text:p>
          </table:table-cell>
          <table:table-cell office:value-type="string" calcext:value-type="string">
            <text:p><text:s/>0.0%</text:p>
          </table:table-cell>
          <table:table-cell table:formula="of:=[.F34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86016" calcext:value-type="float">
            <text:p>586016</text:p>
          </table:table-cell>
          <table:table-cell office:value-type="float" office:value="9182.123339" calcext:value-type="float">
            <text:p>9182.123339</text:p>
          </table:table-cell>
          <table:table-cell office:value-type="float" office:value="10575.618686" calcext:value-type="float">
            <text:p>10575.618686</text:p>
          </table:table-cell>
          <table:table-cell office:value-type="float" office:value="15992.783721" calcext:value-type="float">
            <text:p>15992.783721</text:p>
          </table:table-cell>
          <table:table-cell office:value-type="float" office:value="11193.515678" calcext:value-type="float">
            <text:p>11193.515678</text:p>
          </table:table-cell>
          <table:table-cell office:value-type="string" calcext:value-type="string">
            <text:p><text:s/>0.0%</text:p>
          </table:table-cell>
          <table:table-cell table:formula="of:=[.F34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03243" calcext:value-type="float">
            <text:p>603243</text:p>
          </table:table-cell>
          <table:table-cell office:value-type="float" office:value="9067.282813" calcext:value-type="float">
            <text:p>9067.282813</text:p>
          </table:table-cell>
          <table:table-cell office:value-type="float" office:value="10550.286834" calcext:value-type="float">
            <text:p>10550.286834</text:p>
          </table:table-cell>
          <table:table-cell office:value-type="float" office:value="15915.827479" calcext:value-type="float">
            <text:p>15915.827479</text:p>
          </table:table-cell>
          <table:table-cell office:value-type="float" office:value="11199.794596" calcext:value-type="float">
            <text:p>11199.794596</text:p>
          </table:table-cell>
          <table:table-cell office:value-type="string" calcext:value-type="string">
            <text:p><text:s/>0.0%</text:p>
          </table:table-cell>
          <table:table-cell table:formula="of:=[.F34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20977" calcext:value-type="float">
            <text:p>620977</text:p>
          </table:table-cell>
          <table:table-cell office:value-type="float" office:value="9021.073167" calcext:value-type="float">
            <text:p>9021.073167</text:p>
          </table:table-cell>
          <table:table-cell office:value-type="float" office:value="10675.213281" calcext:value-type="float">
            <text:p>10675.213281</text:p>
          </table:table-cell>
          <table:table-cell office:value-type="float" office:value="16011.010302" calcext:value-type="float">
            <text:p>16011.010302</text:p>
          </table:table-cell>
          <table:table-cell office:value-type="float" office:value="11270.774962" calcext:value-type="float">
            <text:p>11270.774962</text:p>
          </table:table-cell>
          <table:table-cell office:value-type="string" calcext:value-type="string">
            <text:p><text:s/>0.0%</text:p>
          </table:table-cell>
          <table:table-cell table:formula="of:=[.F34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39232" calcext:value-type="float">
            <text:p>639232</text:p>
          </table:table-cell>
          <table:table-cell office:value-type="float" office:value="8954.47092" calcext:value-type="float">
            <text:p>8954.47092</text:p>
          </table:table-cell>
          <table:table-cell office:value-type="float" office:value="10557.352614" calcext:value-type="float">
            <text:p>10557.352614</text:p>
          </table:table-cell>
          <table:table-cell office:value-type="float" office:value="16079.807491" calcext:value-type="float">
            <text:p>16079.807491</text:p>
          </table:table-cell>
          <table:table-cell office:value-type="float" office:value="11266.350844" calcext:value-type="float">
            <text:p>11266.350844</text:p>
          </table:table-cell>
          <table:table-cell office:value-type="string" calcext:value-type="string">
            <text:p><text:s/>0.0%</text:p>
          </table:table-cell>
          <table:table-cell table:formula="of:=[.F34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58024" calcext:value-type="float">
            <text:p>658024</text:p>
          </table:table-cell>
          <table:table-cell office:value-type="float" office:value="8880.728731" calcext:value-type="float">
            <text:p>8880.728731</text:p>
          </table:table-cell>
          <table:table-cell office:value-type="float" office:value="10624.479518" calcext:value-type="float">
            <text:p>10624.479518</text:p>
          </table:table-cell>
          <table:table-cell office:value-type="float" office:value="16097.739151" calcext:value-type="float">
            <text:p>16097.739151</text:p>
          </table:table-cell>
          <table:table-cell office:value-type="float" office:value="11260.095078" calcext:value-type="float">
            <text:p>11260.095078</text:p>
          </table:table-cell>
          <table:table-cell office:value-type="string" calcext:value-type="string">
            <text:p><text:s/>0.0%</text:p>
          </table:table-cell>
          <table:table-cell table:formula="of:=[.F34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77368" calcext:value-type="float">
            <text:p>677368</text:p>
          </table:table-cell>
          <table:table-cell office:value-type="float" office:value="8933.86477" calcext:value-type="float">
            <text:p>8933.86477</text:p>
          </table:table-cell>
          <table:table-cell office:value-type="float" office:value="10610.214979" calcext:value-type="float">
            <text:p>10610.214979</text:p>
          </table:table-cell>
          <table:table-cell office:value-type="float" office:value="16084.105214" calcext:value-type="float">
            <text:p>16084.105214</text:p>
          </table:table-cell>
          <table:table-cell office:value-type="float" office:value="11317.451599" calcext:value-type="float">
            <text:p>11317.451599</text:p>
          </table:table-cell>
          <table:table-cell office:value-type="string" calcext:value-type="string">
            <text:p><text:s/>0.0%</text:p>
          </table:table-cell>
          <table:table-cell table:formula="of:=[.F34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97280" calcext:value-type="float">
            <text:p>697280</text:p>
          </table:table-cell>
          <table:table-cell office:value-type="float" office:value="8913.176789" calcext:value-type="float">
            <text:p>8913.176789</text:p>
          </table:table-cell>
          <table:table-cell office:value-type="float" office:value="10627.447994" calcext:value-type="float">
            <text:p>10627.447994</text:p>
          </table:table-cell>
          <table:table-cell office:value-type="float" office:value="15978.989674" calcext:value-type="float">
            <text:p>15978.989674</text:p>
          </table:table-cell>
          <table:table-cell office:value-type="float" office:value="11224.252459" calcext:value-type="float">
            <text:p>11224.252459</text:p>
          </table:table-cell>
          <table:table-cell office:value-type="string" calcext:value-type="string">
            <text:p><text:s/>0.0%</text:p>
          </table:table-cell>
          <table:table-cell table:formula="of:=[.F34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17778" calcext:value-type="float">
            <text:p>717778</text:p>
          </table:table-cell>
          <table:table-cell office:value-type="float" office:value="8876.664681" calcext:value-type="float">
            <text:p>8876.664681</text:p>
          </table:table-cell>
          <table:table-cell office:value-type="float" office:value="10642.356703" calcext:value-type="float">
            <text:p>10642.356703</text:p>
          </table:table-cell>
          <table:table-cell office:value-type="float" office:value="16044.629226" calcext:value-type="float">
            <text:p>16044.629226</text:p>
          </table:table-cell>
          <table:table-cell office:value-type="float" office:value="11389.652729" calcext:value-type="float">
            <text:p>11389.652729</text:p>
          </table:table-cell>
          <table:table-cell office:value-type="string" calcext:value-type="string">
            <text:p><text:s/>0.0%</text:p>
          </table:table-cell>
          <table:table-cell table:formula="of:=[.F35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38879" calcext:value-type="float">
            <text:p>738879</text:p>
          </table:table-cell>
          <table:table-cell office:value-type="float" office:value="8819.850367" calcext:value-type="float">
            <text:p>8819.850367</text:p>
          </table:table-cell>
          <table:table-cell office:value-type="float" office:value="10619.640714" calcext:value-type="float">
            <text:p>10619.640714</text:p>
          </table:table-cell>
          <table:table-cell office:value-type="float" office:value="16012.426443" calcext:value-type="float">
            <text:p>16012.426443</text:p>
          </table:table-cell>
          <table:table-cell office:value-type="float" office:value="11289.867814" calcext:value-type="float">
            <text:p>11289.867814</text:p>
          </table:table-cell>
          <table:table-cell office:value-type="string" calcext:value-type="string">
            <text:p><text:s/>0.0%</text:p>
          </table:table-cell>
          <table:table-cell table:formula="of:=[.F35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60600" calcext:value-type="float">
            <text:p>760600</text:p>
          </table:table-cell>
          <table:table-cell office:value-type="float" office:value="8859.845872" calcext:value-type="float">
            <text:p>8859.845872</text:p>
          </table:table-cell>
          <table:table-cell office:value-type="float" office:value="10688.445005" calcext:value-type="float">
            <text:p>10688.445005</text:p>
          </table:table-cell>
          <table:table-cell office:value-type="float" office:value="16098.244986" calcext:value-type="float">
            <text:p>16098.244986</text:p>
          </table:table-cell>
          <table:table-cell office:value-type="float" office:value="11427.683011" calcext:value-type="float">
            <text:p>11427.683011</text:p>
          </table:table-cell>
          <table:table-cell office:value-type="string" calcext:value-type="string">
            <text:p><text:s/>0.0%</text:p>
          </table:table-cell>
          <table:table-cell table:formula="of:=[.F35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82959" calcext:value-type="float">
            <text:p>782959</text:p>
          </table:table-cell>
          <table:table-cell office:value-type="float" office:value="8720.508286" calcext:value-type="float">
            <text:p>8720.508286</text:p>
          </table:table-cell>
          <table:table-cell office:value-type="float" office:value="10668.7863" calcext:value-type="float">
            <text:p>10668.7863</text:p>
          </table:table-cell>
          <table:table-cell office:value-type="float" office:value="15964.177669" calcext:value-type="float">
            <text:p>15964.177669</text:p>
          </table:table-cell>
          <table:table-cell office:value-type="float" office:value="11363.659525" calcext:value-type="float">
            <text:p>11363.659525</text:p>
          </table:table-cell>
          <table:table-cell office:value-type="string" calcext:value-type="string">
            <text:p><text:s/>0.0%</text:p>
          </table:table-cell>
          <table:table-cell table:formula="of:=[.F35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05976" calcext:value-type="float">
            <text:p>805976</text:p>
          </table:table-cell>
          <table:table-cell office:value-type="float" office:value="8711.834926" calcext:value-type="float">
            <text:p>8711.834926</text:p>
          </table:table-cell>
          <table:table-cell office:value-type="float" office:value="10617.048337" calcext:value-type="float">
            <text:p>10617.048337</text:p>
          </table:table-cell>
          <table:table-cell office:value-type="float" office:value="16155.687797" calcext:value-type="float">
            <text:p>16155.687797</text:p>
          </table:table-cell>
          <table:table-cell office:value-type="float" office:value="11422.942885" calcext:value-type="float">
            <text:p>11422.942885</text:p>
          </table:table-cell>
          <table:table-cell office:value-type="string" calcext:value-type="string">
            <text:p><text:s/>0.0%</text:p>
          </table:table-cell>
          <table:table-cell table:formula="of:=[.F35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29670" calcext:value-type="float">
            <text:p>829670</text:p>
          </table:table-cell>
          <table:table-cell office:value-type="float" office:value="8580.15209" calcext:value-type="float">
            <text:p>8580.15209</text:p>
          </table:table-cell>
          <table:table-cell office:value-type="float" office:value="10528.099375" calcext:value-type="float">
            <text:p>10528.099375</text:p>
          </table:table-cell>
          <table:table-cell office:value-type="float" office:value="15845.411908" calcext:value-type="float">
            <text:p>15845.411908</text:p>
          </table:table-cell>
          <table:table-cell office:value-type="float" office:value="11291.87644" calcext:value-type="float">
            <text:p>11291.87644</text:p>
          </table:table-cell>
          <table:table-cell office:value-type="string" calcext:value-type="string">
            <text:p><text:s/>0.0%</text:p>
          </table:table-cell>
          <table:table-cell table:formula="of:=[.F35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54059" calcext:value-type="float">
            <text:p>854059</text:p>
          </table:table-cell>
          <table:table-cell office:value-type="float" office:value="8689.690187" calcext:value-type="float">
            <text:p>8689.690187</text:p>
          </table:table-cell>
          <table:table-cell office:value-type="float" office:value="10679.728266" calcext:value-type="float">
            <text:p>10679.728266</text:p>
          </table:table-cell>
          <table:table-cell office:value-type="float" office:value="16230.058754" calcext:value-type="float">
            <text:p>16230.058754</text:p>
          </table:table-cell>
          <table:table-cell office:value-type="float" office:value="11508.499706" calcext:value-type="float">
            <text:p>11508.499706</text:p>
          </table:table-cell>
          <table:table-cell office:value-type="string" calcext:value-type="string">
            <text:p><text:s/>0.0%</text:p>
          </table:table-cell>
          <table:table-cell table:formula="of:=[.F35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79166" calcext:value-type="float">
            <text:p>879166</text:p>
          </table:table-cell>
          <table:table-cell office:value-type="float" office:value="8670.19498" calcext:value-type="float">
            <text:p>8670.19498</text:p>
          </table:table-cell>
          <table:table-cell office:value-type="float" office:value="10683.871096" calcext:value-type="float">
            <text:p>10683.871096</text:p>
          </table:table-cell>
          <table:table-cell office:value-type="float" office:value="16149.911764" calcext:value-type="float">
            <text:p>16149.911764</text:p>
          </table:table-cell>
          <table:table-cell office:value-type="float" office:value="11472.339088" calcext:value-type="float">
            <text:p>11472.339088</text:p>
          </table:table-cell>
          <table:table-cell office:value-type="string" calcext:value-type="string">
            <text:p><text:s/>0.0%</text:p>
          </table:table-cell>
          <table:table-cell table:formula="of:=[.F35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05011" calcext:value-type="float">
            <text:p>905011</text:p>
          </table:table-cell>
          <table:table-cell office:value-type="float" office:value="8640.145048" calcext:value-type="float">
            <text:p>8640.145048</text:p>
          </table:table-cell>
          <table:table-cell office:value-type="float" office:value="10754.768672" calcext:value-type="float">
            <text:p>10754.768672</text:p>
          </table:table-cell>
          <table:table-cell office:value-type="float" office:value="16257.134695" calcext:value-type="float">
            <text:p>16257.134695</text:p>
          </table:table-cell>
          <table:table-cell office:value-type="float" office:value="11525.116103" calcext:value-type="float">
            <text:p>11525.116103</text:p>
          </table:table-cell>
          <table:table-cell office:value-type="string" calcext:value-type="string">
            <text:p><text:s/>0.0%</text:p>
          </table:table-cell>
          <table:table-cell table:formula="of:=[.F35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31616" calcext:value-type="float">
            <text:p>931616</text:p>
          </table:table-cell>
          <table:table-cell office:value-type="float" office:value="8644.814799" calcext:value-type="float">
            <text:p>8644.814799</text:p>
          </table:table-cell>
          <table:table-cell office:value-type="float" office:value="10677.1567" calcext:value-type="float">
            <text:p>10677.1567</text:p>
          </table:table-cell>
          <table:table-cell office:value-type="float" office:value="16240.943711" calcext:value-type="float">
            <text:p>16240.943711</text:p>
          </table:table-cell>
          <table:table-cell office:value-type="float" office:value="11496.942052" calcext:value-type="float">
            <text:p>11496.942052</text:p>
          </table:table-cell>
          <table:table-cell office:value-type="string" calcext:value-type="string">
            <text:p><text:s/>0.0%</text:p>
          </table:table-cell>
          <table:table-cell table:formula="of:=[.F35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59003" calcext:value-type="float">
            <text:p>959003</text:p>
          </table:table-cell>
          <table:table-cell office:value-type="float" office:value="8730.998042" calcext:value-type="float">
            <text:p>8730.998042</text:p>
          </table:table-cell>
          <table:table-cell office:value-type="float" office:value="10743.295624" calcext:value-type="float">
            <text:p>10743.295624</text:p>
          </table:table-cell>
          <table:table-cell office:value-type="float" office:value="16226.594942" calcext:value-type="float">
            <text:p>16226.594942</text:p>
          </table:table-cell>
          <table:table-cell office:value-type="float" office:value="11557.143475" calcext:value-type="float">
            <text:p>11557.143475</text:p>
          </table:table-cell>
          <table:table-cell office:value-type="string" calcext:value-type="string">
            <text:p><text:s/>0.0%</text:p>
          </table:table-cell>
          <table:table-cell table:formula="of:=[.F36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87195" calcext:value-type="float">
            <text:p>987195</text:p>
          </table:table-cell>
          <table:table-cell office:value-type="float" office:value="8691.909548" calcext:value-type="float">
            <text:p>8691.909548</text:p>
          </table:table-cell>
          <table:table-cell office:value-type="float" office:value="10725.544397" calcext:value-type="float">
            <text:p>10725.544397</text:p>
          </table:table-cell>
          <table:table-cell office:value-type="float" office:value="16085.391364" calcext:value-type="float">
            <text:p>16085.391364</text:p>
          </table:table-cell>
          <table:table-cell office:value-type="float" office:value="11564.714684" calcext:value-type="float">
            <text:p>11564.714684</text:p>
          </table:table-cell>
          <table:table-cell office:value-type="string" calcext:value-type="string">
            <text:p><text:s/>0.0%</text:p>
          </table:table-cell>
          <table:table-cell table:formula="of:=[.F36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16216" calcext:value-type="float">
            <text:p>1016216</text:p>
          </table:table-cell>
          <table:table-cell office:value-type="float" office:value="8737.345952" calcext:value-type="float">
            <text:p>8737.345952</text:p>
          </table:table-cell>
          <table:table-cell office:value-type="float" office:value="10810.387136" calcext:value-type="float">
            <text:p>10810.387136</text:p>
          </table:table-cell>
          <table:table-cell office:value-type="float" office:value="16209.804514" calcext:value-type="float">
            <text:p>16209.804514</text:p>
          </table:table-cell>
          <table:table-cell office:value-type="float" office:value="11627.626681" calcext:value-type="float">
            <text:p>11627.626681</text:p>
          </table:table-cell>
          <table:table-cell office:value-type="string" calcext:value-type="string">
            <text:p><text:s/>0.0%</text:p>
          </table:table-cell>
          <table:table-cell table:formula="of:=[.F36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46089" calcext:value-type="float">
            <text:p>1046089</text:p>
          </table:table-cell>
          <table:table-cell office:value-type="float" office:value="8663.141128" calcext:value-type="float">
            <text:p>8663.141128</text:p>
          </table:table-cell>
          <table:table-cell office:value-type="float" office:value="10825.864675" calcext:value-type="float">
            <text:p>10825.864675</text:p>
          </table:table-cell>
          <table:table-cell office:value-type="float" office:value="16155.15758" calcext:value-type="float">
            <text:p>16155.15758</text:p>
          </table:table-cell>
          <table:table-cell office:value-type="float" office:value="11579.603165" calcext:value-type="float">
            <text:p>11579.603165</text:p>
          </table:table-cell>
          <table:table-cell office:value-type="string" calcext:value-type="string">
            <text:p><text:s/>0.0%</text:p>
          </table:table-cell>
          <table:table-cell table:formula="of:=[.F36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76841" calcext:value-type="float">
            <text:p>1076841</text:p>
          </table:table-cell>
          <table:table-cell office:value-type="float" office:value="8807.506121" calcext:value-type="float">
            <text:p>8807.506121</text:p>
          </table:table-cell>
          <table:table-cell office:value-type="float" office:value="10668.752803" calcext:value-type="float">
            <text:p>10668.752803</text:p>
          </table:table-cell>
          <table:table-cell office:value-type="float" office:value="16236.00105" calcext:value-type="float">
            <text:p>16236.00105</text:p>
          </table:table-cell>
          <table:table-cell office:value-type="float" office:value="11498.858954" calcext:value-type="float">
            <text:p>11498.858954</text:p>
          </table:table-cell>
          <table:table-cell office:value-type="string" calcext:value-type="string">
            <text:p><text:s/>0.0%</text:p>
          </table:table-cell>
          <table:table-cell table:formula="of:=[.F36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08497" calcext:value-type="float">
            <text:p>1108497</text:p>
          </table:table-cell>
          <table:table-cell office:value-type="float" office:value="8813.197149" calcext:value-type="float">
            <text:p>8813.197149</text:p>
          </table:table-cell>
          <table:table-cell office:value-type="float" office:value="10725.454163" calcext:value-type="float">
            <text:p>10725.454163</text:p>
          </table:table-cell>
          <table:table-cell office:value-type="float" office:value="16349.013872" calcext:value-type="float">
            <text:p>16349.013872</text:p>
          </table:table-cell>
          <table:table-cell office:value-type="float" office:value="11699.349618" calcext:value-type="float">
            <text:p>11699.349618</text:p>
          </table:table-cell>
          <table:table-cell office:value-type="string" calcext:value-type="string">
            <text:p><text:s/>0.0%</text:p>
          </table:table-cell>
          <table:table-cell table:formula="of:=[.F36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41084" calcext:value-type="float">
            <text:p>1141084</text:p>
          </table:table-cell>
          <table:table-cell office:value-type="float" office:value="8640.741642" calcext:value-type="float">
            <text:p>8640.741642</text:p>
          </table:table-cell>
          <table:table-cell office:value-type="float" office:value="10691.361088" calcext:value-type="float">
            <text:p>10691.361088</text:p>
          </table:table-cell>
          <table:table-cell office:value-type="float" office:value="16040.882478" calcext:value-type="float">
            <text:p>16040.882478</text:p>
          </table:table-cell>
          <table:table-cell office:value-type="float" office:value="11121.244669" calcext:value-type="float">
            <text:p>11121.244669</text:p>
          </table:table-cell>
          <table:table-cell office:value-type="string" calcext:value-type="string">
            <text:p><text:s/>0.0%</text:p>
          </table:table-cell>
          <table:table-cell table:formula="of:=[.F36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74629" calcext:value-type="float">
            <text:p>1174629</text:p>
          </table:table-cell>
          <table:table-cell office:value-type="float" office:value="8650.828647" calcext:value-type="float">
            <text:p>8650.828647</text:p>
          </table:table-cell>
          <table:table-cell office:value-type="float" office:value="10784.201058" calcext:value-type="float">
            <text:p>10784.201058</text:p>
          </table:table-cell>
          <table:table-cell office:value-type="float" office:value="16391.121236" calcext:value-type="float">
            <text:p>16391.121236</text:p>
          </table:table-cell>
          <table:table-cell office:value-type="float" office:value="11545.405723" calcext:value-type="float">
            <text:p>11545.405723</text:p>
          </table:table-cell>
          <table:table-cell office:value-type="string" calcext:value-type="string">
            <text:p><text:s/>0.0%</text:p>
          </table:table-cell>
          <table:table-cell table:formula="of:=[.F36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09159" calcext:value-type="float">
            <text:p>1209159</text:p>
          </table:table-cell>
          <table:table-cell office:value-type="float" office:value="8719.829488" calcext:value-type="float">
            <text:p>8719.829488</text:p>
          </table:table-cell>
          <table:table-cell office:value-type="float" office:value="10700.076799" calcext:value-type="float">
            <text:p>10700.076799</text:p>
          </table:table-cell>
          <table:table-cell office:value-type="float" office:value="16159.407157" calcext:value-type="float">
            <text:p>16159.407157</text:p>
          </table:table-cell>
          <table:table-cell office:value-type="float" office:value="11223.16698" calcext:value-type="float">
            <text:p>11223.16698</text:p>
          </table:table-cell>
          <table:table-cell office:value-type="string" calcext:value-type="string">
            <text:p><text:s/>0.0%</text:p>
          </table:table-cell>
          <table:table-cell table:formula="of:=[.F36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44705" calcext:value-type="float">
            <text:p>1244705</text:p>
          </table:table-cell>
          <table:table-cell office:value-type="float" office:value="8776.532137" calcext:value-type="float">
            <text:p>8776.532137</text:p>
          </table:table-cell>
          <table:table-cell office:value-type="float" office:value="10763.218808" calcext:value-type="float">
            <text:p>10763.218808</text:p>
          </table:table-cell>
          <table:table-cell office:value-type="float" office:value="16282.443432" calcext:value-type="float">
            <text:p>16282.443432</text:p>
          </table:table-cell>
          <table:table-cell office:value-type="float" office:value="11409.825036" calcext:value-type="float">
            <text:p>11409.825036</text:p>
          </table:table-cell>
          <table:table-cell office:value-type="string" calcext:value-type="string">
            <text:p><text:s/>0.0%</text:p>
          </table:table-cell>
          <table:table-cell table:formula="of:=[.F36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81296" calcext:value-type="float">
            <text:p>1281296</text:p>
          </table:table-cell>
          <table:table-cell office:value-type="float" office:value="8725.16051" calcext:value-type="float">
            <text:p>8725.16051</text:p>
          </table:table-cell>
          <table:table-cell office:value-type="float" office:value="10789.007784" calcext:value-type="float">
            <text:p>10789.007784</text:p>
          </table:table-cell>
          <table:table-cell office:value-type="float" office:value="16395.767585" calcext:value-type="float">
            <text:p>16395.767585</text:p>
          </table:table-cell>
          <table:table-cell office:value-type="float" office:value="11664.717478" calcext:value-type="float">
            <text:p>11664.717478</text:p>
          </table:table-cell>
          <table:table-cell office:value-type="string" calcext:value-type="string">
            <text:p><text:s/>0.0%</text:p>
          </table:table-cell>
          <table:table-cell table:formula="of:=[.F37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18963" calcext:value-type="float">
            <text:p>1318963</text:p>
          </table:table-cell>
          <table:table-cell office:value-type="float" office:value="8709.784832" calcext:value-type="float">
            <text:p>8709.784832</text:p>
          </table:table-cell>
          <table:table-cell office:value-type="float" office:value="10754.390119" calcext:value-type="float">
            <text:p>10754.390119</text:p>
          </table:table-cell>
          <table:table-cell office:value-type="float" office:value="16082.824619" calcext:value-type="float">
            <text:p>16082.824619</text:p>
          </table:table-cell>
          <table:table-cell office:value-type="float" office:value="11063.440249" calcext:value-type="float">
            <text:p>11063.440249</text:p>
          </table:table-cell>
          <table:table-cell office:value-type="string" calcext:value-type="string">
            <text:p><text:s/>0.0%</text:p>
          </table:table-cell>
          <table:table-cell table:formula="of:=[.F37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57736" calcext:value-type="float">
            <text:p>1357736</text:p>
          </table:table-cell>
          <table:table-cell office:value-type="float" office:value="8743.296889" calcext:value-type="float">
            <text:p>8743.296889</text:p>
          </table:table-cell>
          <table:table-cell office:value-type="float" office:value="10879.525197" calcext:value-type="float">
            <text:p>10879.525197</text:p>
          </table:table-cell>
          <table:table-cell office:value-type="float" office:value="16550.396149" calcext:value-type="float">
            <text:p>16550.396149</text:p>
          </table:table-cell>
          <table:table-cell office:value-type="float" office:value="11712.833024" calcext:value-type="float">
            <text:p>11712.833024</text:p>
          </table:table-cell>
          <table:table-cell office:value-type="string" calcext:value-type="string">
            <text:p><text:s/>0.0%</text:p>
          </table:table-cell>
          <table:table-cell table:formula="of:=[.F37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97650" calcext:value-type="float">
            <text:p>1397650</text:p>
          </table:table-cell>
          <table:table-cell office:value-type="float" office:value="8721.227364" calcext:value-type="float">
            <text:p>8721.227364</text:p>
          </table:table-cell>
          <table:table-cell office:value-type="float" office:value="10858.380809" calcext:value-type="float">
            <text:p>10858.380809</text:p>
          </table:table-cell>
          <table:table-cell office:value-type="float" office:value="16248.411633" calcext:value-type="float">
            <text:p>16248.411633</text:p>
          </table:table-cell>
          <table:table-cell office:value-type="float" office:value="11279.264252" calcext:value-type="float">
            <text:p>11279.264252</text:p>
          </table:table-cell>
          <table:table-cell office:value-type="string" calcext:value-type="string">
            <text:p><text:s/>0.0%</text:p>
          </table:table-cell>
          <table:table-cell table:formula="of:=[.F37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38737" calcext:value-type="float">
            <text:p>1438737</text:p>
          </table:table-cell>
          <table:table-cell office:value-type="float" office:value="8731.923146" calcext:value-type="float">
            <text:p>8731.923146</text:p>
          </table:table-cell>
          <table:table-cell office:value-type="float" office:value="10900.402977" calcext:value-type="float">
            <text:p>10900.402977</text:p>
          </table:table-cell>
          <table:table-cell office:value-type="float" office:value="16475.487672" calcext:value-type="float">
            <text:p>16475.487672</text:p>
          </table:table-cell>
          <table:table-cell office:value-type="float" office:value="11652.033857" calcext:value-type="float">
            <text:p>11652.033857</text:p>
          </table:table-cell>
          <table:table-cell office:value-type="string" calcext:value-type="string">
            <text:p><text:s/>0.0%</text:p>
          </table:table-cell>
          <table:table-cell table:formula="of:=[.F37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81031" calcext:value-type="float">
            <text:p>1481031</text:p>
          </table:table-cell>
          <table:table-cell office:value-type="float" office:value="8735.896471" calcext:value-type="float">
            <text:p>8735.896471</text:p>
          </table:table-cell>
          <table:table-cell office:value-type="float" office:value="10817.373269" calcext:value-type="float">
            <text:p>10817.373269</text:p>
          </table:table-cell>
          <table:table-cell office:value-type="float" office:value="16260.082034" calcext:value-type="float">
            <text:p>16260.082034</text:p>
          </table:table-cell>
          <table:table-cell office:value-type="float" office:value="11368.078936" calcext:value-type="float">
            <text:p>11368.078936</text:p>
          </table:table-cell>
          <table:table-cell office:value-type="string" calcext:value-type="string">
            <text:p><text:s/>0.0%</text:p>
          </table:table-cell>
          <table:table-cell table:formula="of:=[.F37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24570" calcext:value-type="float">
            <text:p>1524570</text:p>
          </table:table-cell>
          <table:table-cell office:value-type="float" office:value="8774.949325" calcext:value-type="float">
            <text:p>8774.949325</text:p>
          </table:table-cell>
          <table:table-cell office:value-type="float" office:value="10923.173367" calcext:value-type="float">
            <text:p>10923.173367</text:p>
          </table:table-cell>
          <table:table-cell office:value-type="float" office:value="16445.565373" calcext:value-type="float">
            <text:p>16445.565373</text:p>
          </table:table-cell>
          <table:table-cell office:value-type="float" office:value="11701.860246" calcext:value-type="float">
            <text:p>11701.860246</text:p>
          </table:table-cell>
          <table:table-cell office:value-type="string" calcext:value-type="string">
            <text:p><text:s/>0.0%</text:p>
          </table:table-cell>
          <table:table-cell table:formula="of:=[.F37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69388" calcext:value-type="float">
            <text:p>1569388</text:p>
          </table:table-cell>
          <table:table-cell office:value-type="float" office:value="8750.682169" calcext:value-type="float">
            <text:p>8750.682169</text:p>
          </table:table-cell>
          <table:table-cell office:value-type="float" office:value="10865.958643" calcext:value-type="float">
            <text:p>10865.958643</text:p>
          </table:table-cell>
          <table:table-cell office:value-type="float" office:value="16275.132872" calcext:value-type="float">
            <text:p>16275.132872</text:p>
          </table:table-cell>
          <table:table-cell office:value-type="float" office:value="11457.745831" calcext:value-type="float">
            <text:p>11457.745831</text:p>
          </table:table-cell>
          <table:table-cell office:value-type="string" calcext:value-type="string">
            <text:p><text:s/>0.0%</text:p>
          </table:table-cell>
          <table:table-cell table:formula="of:=[.F37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15523" calcext:value-type="float">
            <text:p>1615523</text:p>
          </table:table-cell>
          <table:table-cell office:value-type="float" office:value="8941.549157" calcext:value-type="float">
            <text:p>8941.549157</text:p>
          </table:table-cell>
          <table:table-cell office:value-type="float" office:value="10745.02853" calcext:value-type="float">
            <text:p>10745.02853</text:p>
          </table:table-cell>
          <table:table-cell office:value-type="float" office:value="16478.123243" calcext:value-type="float">
            <text:p>16478.123243</text:p>
          </table:table-cell>
          <table:table-cell office:value-type="float" office:value="11503.68563" calcext:value-type="float">
            <text:p>11503.68563</text:p>
          </table:table-cell>
          <table:table-cell office:value-type="string" calcext:value-type="string">
            <text:p><text:s/>0.0%</text:p>
          </table:table-cell>
          <table:table-cell table:formula="of:=[.F37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63015" calcext:value-type="float">
            <text:p>1663015</text:p>
          </table:table-cell>
          <table:table-cell office:value-type="float" office:value="9008.463821" calcext:value-type="float">
            <text:p>9008.463821</text:p>
          </table:table-cell>
          <table:table-cell office:value-type="float" office:value="10756.883315" calcext:value-type="float">
            <text:p>10756.883315</text:p>
          </table:table-cell>
          <table:table-cell office:value-type="float" office:value="16703.524865" calcext:value-type="float">
            <text:p>16703.524865</text:p>
          </table:table-cell>
          <table:table-cell office:value-type="float" office:value="11769.18167" calcext:value-type="float">
            <text:p>11769.18167</text:p>
          </table:table-cell>
          <table:table-cell office:value-type="string" calcext:value-type="string">
            <text:p><text:s/>0.0%</text:p>
          </table:table-cell>
          <table:table-cell table:formula="of:=[.F37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11903" calcext:value-type="float">
            <text:p>1711903</text:p>
          </table:table-cell>
          <table:table-cell office:value-type="float" office:value="8858.561303" calcext:value-type="float">
            <text:p>8858.561303</text:p>
          </table:table-cell>
          <table:table-cell office:value-type="float" office:value="10631.14497" calcext:value-type="float">
            <text:p>10631.14497</text:p>
          </table:table-cell>
          <table:table-cell office:value-type="float" office:value="16179.887723" calcext:value-type="float">
            <text:p>16179.887723</text:p>
          </table:table-cell>
          <table:table-cell office:value-type="float" office:value="10964.478125" calcext:value-type="float">
            <text:p>10964.478125</text:p>
          </table:table-cell>
          <table:table-cell office:value-type="string" calcext:value-type="string">
            <text:p><text:s/>0.0%</text:p>
          </table:table-cell>
          <table:table-cell table:formula="of:=[.F38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62228" calcext:value-type="float">
            <text:p>1762228</text:p>
          </table:table-cell>
          <table:table-cell office:value-type="float" office:value="8981.008157" calcext:value-type="float">
            <text:p>8981.008157</text:p>
          </table:table-cell>
          <table:table-cell office:value-type="float" office:value="10797.054852" calcext:value-type="float">
            <text:p>10797.054852</text:p>
          </table:table-cell>
          <table:table-cell office:value-type="float" office:value="16502.462299" calcext:value-type="float">
            <text:p>16502.462299</text:p>
          </table:table-cell>
          <table:table-cell office:value-type="float" office:value="11651.868564" calcext:value-type="float">
            <text:p>11651.868564</text:p>
          </table:table-cell>
          <table:table-cell office:value-type="string" calcext:value-type="string">
            <text:p><text:s/>0.0%</text:p>
          </table:table-cell>
          <table:table-cell table:formula="of:=[.F38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14032" calcext:value-type="float">
            <text:p>1814032</text:p>
          </table:table-cell>
          <table:table-cell office:value-type="float" office:value="8933.537089" calcext:value-type="float">
            <text:p>8933.537089</text:p>
          </table:table-cell>
          <table:table-cell office:value-type="float" office:value="10791.839679" calcext:value-type="float">
            <text:p>10791.839679</text:p>
          </table:table-cell>
          <table:table-cell office:value-type="float" office:value="16613.873856" calcext:value-type="float">
            <text:p>16613.873856</text:p>
          </table:table-cell>
          <table:table-cell office:value-type="float" office:value="11804.237228" calcext:value-type="float">
            <text:p>11804.237228</text:p>
          </table:table-cell>
          <table:table-cell office:value-type="string" calcext:value-type="string">
            <text:p><text:s/>0.0%</text:p>
          </table:table-cell>
          <table:table-cell table:formula="of:=[.F38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67360" calcext:value-type="float">
            <text:p>1867360</text:p>
          </table:table-cell>
          <table:table-cell office:value-type="float" office:value="8978.675277" calcext:value-type="float">
            <text:p>8978.675277</text:p>
          </table:table-cell>
          <table:table-cell office:value-type="float" office:value="10764.048115" calcext:value-type="float">
            <text:p>10764.048115</text:p>
          </table:table-cell>
          <table:table-cell office:value-type="float" office:value="16394.460871" calcext:value-type="float">
            <text:p>16394.460871</text:p>
          </table:table-cell>
          <table:table-cell office:value-type="float" office:value="11541.192596" calcext:value-type="float">
            <text:p>11541.192596</text:p>
          </table:table-cell>
          <table:table-cell office:value-type="string" calcext:value-type="string">
            <text:p><text:s/>0.0%</text:p>
          </table:table-cell>
          <table:table-cell table:formula="of:=[.F38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22255" calcext:value-type="float">
            <text:p>1922255</text:p>
          </table:table-cell>
          <table:table-cell office:value-type="float" office:value="8796.398377" calcext:value-type="float">
            <text:p>8796.398377</text:p>
          </table:table-cell>
          <table:table-cell office:value-type="float" office:value="10678.77567" calcext:value-type="float">
            <text:p>10678.77567</text:p>
          </table:table-cell>
          <table:table-cell office:value-type="float" office:value="16188.036207" calcext:value-type="float">
            <text:p>16188.036207</text:p>
          </table:table-cell>
          <table:table-cell office:value-type="float" office:value="11186.464978" calcext:value-type="float">
            <text:p>11186.464978</text:p>
          </table:table-cell>
          <table:table-cell office:value-type="string" calcext:value-type="string">
            <text:p><text:s/>0.0%</text:p>
          </table:table-cell>
          <table:table-cell table:formula="of:=[.F38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78763" calcext:value-type="float">
            <text:p>1978763</text:p>
          </table:table-cell>
          <table:table-cell office:value-type="float" office:value="8941.875661" calcext:value-type="float">
            <text:p>8941.875661</text:p>
          </table:table-cell>
          <table:table-cell office:value-type="float" office:value="10791.572493" calcext:value-type="float">
            <text:p>10791.572493</text:p>
          </table:table-cell>
          <table:table-cell office:value-type="float" office:value="16644.693839" calcext:value-type="float">
            <text:p>16644.693839</text:p>
          </table:table-cell>
          <table:table-cell office:value-type="float" office:value="11868.279322" calcext:value-type="float">
            <text:p>11868.279322</text:p>
          </table:table-cell>
          <table:table-cell office:value-type="string" calcext:value-type="string">
            <text:p><text:s/>0.0%</text:p>
          </table:table-cell>
          <table:table-cell table:formula="of:=[.F38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36933" calcext:value-type="float">
            <text:p>2036933</text:p>
          </table:table-cell>
          <table:table-cell office:value-type="float" office:value="8887.755231" calcext:value-type="float">
            <text:p>8887.755231</text:p>
          </table:table-cell>
          <table:table-cell office:value-type="float" office:value="10779.549626" calcext:value-type="float">
            <text:p>10779.549626</text:p>
          </table:table-cell>
          <table:table-cell office:value-type="float" office:value="16562.320905" calcext:value-type="float">
            <text:p>16562.320905</text:p>
          </table:table-cell>
          <table:table-cell office:value-type="float" office:value="11830.201894" calcext:value-type="float">
            <text:p>11830.201894</text:p>
          </table:table-cell>
          <table:table-cell office:value-type="string" calcext:value-type="string">
            <text:p><text:s/>0.0%</text:p>
          </table:table-cell>
          <table:table-cell table:formula="of:=[.F38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96813" calcext:value-type="float">
            <text:p>2096813</text:p>
          </table:table-cell>
          <table:table-cell office:value-type="float" office:value="8839.473713" calcext:value-type="float">
            <text:p>8839.473713</text:p>
          </table:table-cell>
          <table:table-cell office:value-type="float" office:value="10796.392205" calcext:value-type="float">
            <text:p>10796.392205</text:p>
          </table:table-cell>
          <table:table-cell office:value-type="float" office:value="16604.831144" calcext:value-type="float">
            <text:p>16604.831144</text:p>
          </table:table-cell>
          <table:table-cell office:value-type="float" office:value="11814.000549" calcext:value-type="float">
            <text:p>11814.000549</text:p>
          </table:table-cell>
          <table:table-cell office:value-type="string" calcext:value-type="string">
            <text:p><text:s/>0.0%</text:p>
          </table:table-cell>
          <table:table-cell table:formula="of:=[.F38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58454" calcext:value-type="float">
            <text:p>2158454</text:p>
          </table:table-cell>
          <table:table-cell office:value-type="float" office:value="8836.083934" calcext:value-type="float">
            <text:p>8836.083934</text:p>
          </table:table-cell>
          <table:table-cell office:value-type="float" office:value="10912.039396" calcext:value-type="float">
            <text:p>10912.039396</text:p>
          </table:table-cell>
          <table:table-cell office:value-type="float" office:value="16640.349366" calcext:value-type="float">
            <text:p>16640.349366</text:p>
          </table:table-cell>
          <table:table-cell office:value-type="float" office:value="11915.500992" calcext:value-type="float">
            <text:p>11915.500992</text:p>
          </table:table-cell>
          <table:table-cell office:value-type="string" calcext:value-type="string">
            <text:p><text:s/>0.0%</text:p>
          </table:table-cell>
          <table:table-cell table:formula="of:=[.F38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21906" calcext:value-type="float">
            <text:p>2221906</text:p>
          </table:table-cell>
          <table:table-cell office:value-type="float" office:value="8793.640863" calcext:value-type="float">
            <text:p>8793.640863</text:p>
          </table:table-cell>
          <table:table-cell office:value-type="float" office:value="10863.633404" calcext:value-type="float">
            <text:p>10863.633404</text:p>
          </table:table-cell>
          <table:table-cell office:value-type="float" office:value="16625.105897" calcext:value-type="float">
            <text:p>16625.105897</text:p>
          </table:table-cell>
          <table:table-cell office:value-type="float" office:value="11876.102222" calcext:value-type="float">
            <text:p>11876.102222</text:p>
          </table:table-cell>
          <table:table-cell office:value-type="string" calcext:value-type="string">
            <text:p><text:s/>0.0%</text:p>
          </table:table-cell>
          <table:table-cell table:formula="of:=[.F38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87224" calcext:value-type="float">
            <text:p>2287224</text:p>
          </table:table-cell>
          <table:table-cell office:value-type="float" office:value="8792.420597" calcext:value-type="float">
            <text:p>8792.420597</text:p>
          </table:table-cell>
          <table:table-cell office:value-type="float" office:value="10866.770186" calcext:value-type="float">
            <text:p>10866.770186</text:p>
          </table:table-cell>
          <table:table-cell office:value-type="float" office:value="16702.93233" calcext:value-type="float">
            <text:p>16702.93233</text:p>
          </table:table-cell>
          <table:table-cell office:value-type="float" office:value="11887.66441" calcext:value-type="float">
            <text:p>11887.66441</text:p>
          </table:table-cell>
          <table:table-cell office:value-type="string" calcext:value-type="string">
            <text:p><text:s/>0.0%</text:p>
          </table:table-cell>
          <table:table-cell table:formula="of:=[.F39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54462" calcext:value-type="float">
            <text:p>2354462</text:p>
          </table:table-cell>
          <table:table-cell office:value-type="float" office:value="8844.719516" calcext:value-type="float">
            <text:p>8844.719516</text:p>
          </table:table-cell>
          <table:table-cell office:value-type="float" office:value="10894.702" calcext:value-type="float">
            <text:p>10894.702</text:p>
          </table:table-cell>
          <table:table-cell office:value-type="float" office:value="16771.012409" calcext:value-type="float">
            <text:p>16771.012409</text:p>
          </table:table-cell>
          <table:table-cell office:value-type="float" office:value="11906.754057" calcext:value-type="float">
            <text:p>11906.754057</text:p>
          </table:table-cell>
          <table:table-cell office:value-type="string" calcext:value-type="string">
            <text:p><text:s/>0.0%</text:p>
          </table:table-cell>
          <table:table-cell table:formula="of:=[.F391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23676" calcext:value-type="float">
            <text:p>2423676</text:p>
          </table:table-cell>
          <table:table-cell office:value-type="float" office:value="8815.781205" calcext:value-type="float">
            <text:p>8815.781205</text:p>
          </table:table-cell>
          <table:table-cell office:value-type="float" office:value="10903.198038" calcext:value-type="float">
            <text:p>10903.198038</text:p>
          </table:table-cell>
          <table:table-cell office:value-type="float" office:value="16497.943487" calcext:value-type="float">
            <text:p>16497.943487</text:p>
          </table:table-cell>
          <table:table-cell office:value-type="float" office:value="11836.211273" calcext:value-type="float">
            <text:p>11836.211273</text:p>
          </table:table-cell>
          <table:table-cell office:value-type="string" calcext:value-type="string">
            <text:p><text:s/>0.0%</text:p>
          </table:table-cell>
          <table:table-cell table:formula="of:=[.F392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94925" calcext:value-type="float">
            <text:p>2494925</text:p>
          </table:table-cell>
          <table:table-cell office:value-type="float" office:value="8778.345346" calcext:value-type="float">
            <text:p>8778.345346</text:p>
          </table:table-cell>
          <table:table-cell office:value-type="float" office:value="10975.245903" calcext:value-type="float">
            <text:p>10975.245903</text:p>
          </table:table-cell>
          <table:table-cell office:value-type="float" office:value="16684.648973" calcext:value-type="float">
            <text:p>16684.648973</text:p>
          </table:table-cell>
          <table:table-cell office:value-type="float" office:value="11907.950554" calcext:value-type="float">
            <text:p>11907.950554</text:p>
          </table:table-cell>
          <table:table-cell office:value-type="string" calcext:value-type="string">
            <text:p><text:s/>0.0%</text:p>
          </table:table-cell>
          <table:table-cell table:formula="of:=[.F393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68269" calcext:value-type="float">
            <text:p>2568269</text:p>
          </table:table-cell>
          <table:table-cell office:value-type="float" office:value="8776.230968" calcext:value-type="float">
            <text:p>8776.230968</text:p>
          </table:table-cell>
          <table:table-cell office:value-type="float" office:value="10959.358048" calcext:value-type="float">
            <text:p>10959.358048</text:p>
          </table:table-cell>
          <table:table-cell office:value-type="float" office:value="16611.439914" calcext:value-type="float">
            <text:p>16611.439914</text:p>
          </table:table-cell>
          <table:table-cell office:value-type="float" office:value="11907.054168" calcext:value-type="float">
            <text:p>11907.054168</text:p>
          </table:table-cell>
          <table:table-cell office:value-type="string" calcext:value-type="string">
            <text:p><text:s/>0.0%</text:p>
          </table:table-cell>
          <table:table-cell table:formula="of:=[.F394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43769" calcext:value-type="float">
            <text:p>2643769</text:p>
          </table:table-cell>
          <table:table-cell office:value-type="float" office:value="8776.886998" calcext:value-type="float">
            <text:p>8776.886998</text:p>
          </table:table-cell>
          <table:table-cell office:value-type="float" office:value="10997.760559" calcext:value-type="float">
            <text:p>10997.760559</text:p>
          </table:table-cell>
          <table:table-cell office:value-type="float" office:value="16700.757648" calcext:value-type="float">
            <text:p>16700.757648</text:p>
          </table:table-cell>
          <table:table-cell office:value-type="float" office:value="11948.364873" calcext:value-type="float">
            <text:p>11948.364873</text:p>
          </table:table-cell>
          <table:table-cell office:value-type="string" calcext:value-type="string">
            <text:p><text:s/>0.0%</text:p>
          </table:table-cell>
          <table:table-cell table:formula="of:=[.F395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21488" calcext:value-type="float">
            <text:p>2721488</text:p>
          </table:table-cell>
          <table:table-cell office:value-type="float" office:value="8854.116484" calcext:value-type="float">
            <text:p>8854.116484</text:p>
          </table:table-cell>
          <table:table-cell office:value-type="float" office:value="11072.849378" calcext:value-type="float">
            <text:p>11072.849378</text:p>
          </table:table-cell>
          <table:table-cell office:value-type="float" office:value="16692.983943" calcext:value-type="float">
            <text:p>16692.983943</text:p>
          </table:table-cell>
          <table:table-cell office:value-type="float" office:value="12002.980754" calcext:value-type="float">
            <text:p>12002.980754</text:p>
          </table:table-cell>
          <table:table-cell office:value-type="string" calcext:value-type="string">
            <text:p><text:s/>0.0%</text:p>
          </table:table-cell>
          <table:table-cell table:formula="of:=[.F396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01492" calcext:value-type="float">
            <text:p>2801492</text:p>
          </table:table-cell>
          <table:table-cell office:value-type="float" office:value="8768.295667" calcext:value-type="float">
            <text:p>8768.295667</text:p>
          </table:table-cell>
          <table:table-cell office:value-type="float" office:value="10968.527673" calcext:value-type="float">
            <text:p>10968.527673</text:p>
          </table:table-cell>
          <table:table-cell office:value-type="float" office:value="16540.426141" calcext:value-type="float">
            <text:p>16540.426141</text:p>
          </table:table-cell>
          <table:table-cell office:value-type="float" office:value="11840.212958" calcext:value-type="float">
            <text:p>11840.212958</text:p>
          </table:table-cell>
          <table:table-cell office:value-type="string" calcext:value-type="string">
            <text:p><text:s/>0.0%</text:p>
          </table:table-cell>
          <table:table-cell table:formula="of:=[.F397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83848" calcext:value-type="float">
            <text:p>2883848</text:p>
          </table:table-cell>
          <table:table-cell office:value-type="float" office:value="8817.372731" calcext:value-type="float">
            <text:p>8817.372731</text:p>
          </table:table-cell>
          <table:table-cell office:value-type="float" office:value="11024.980183" calcext:value-type="float">
            <text:p>11024.980183</text:p>
          </table:table-cell>
          <table:table-cell office:value-type="float" office:value="16588.666395" calcext:value-type="float">
            <text:p>16588.666395</text:p>
          </table:table-cell>
          <table:table-cell office:value-type="float" office:value="11927.139503" calcext:value-type="float">
            <text:p>11927.139503</text:p>
          </table:table-cell>
          <table:table-cell office:value-type="string" calcext:value-type="string">
            <text:p><text:s/>0.0%</text:p>
          </table:table-cell>
          <table:table-cell table:formula="of:=[.F398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68624" calcext:value-type="float">
            <text:p>2968624</text:p>
          </table:table-cell>
          <table:table-cell office:value-type="float" office:value="8793.392656" calcext:value-type="float">
            <text:p>8793.392656</text:p>
          </table:table-cell>
          <table:table-cell office:value-type="float" office:value="10944.587803" calcext:value-type="float">
            <text:p>10944.587803</text:p>
          </table:table-cell>
          <table:table-cell office:value-type="float" office:value="16448.534737" calcext:value-type="float">
            <text:p>16448.534737</text:p>
          </table:table-cell>
          <table:table-cell office:value-type="float" office:value="11847.457477" calcext:value-type="float">
            <text:p>11847.457477</text:p>
          </table:table-cell>
          <table:table-cell office:value-type="string" calcext:value-type="string">
            <text:p><text:s/>0.0%</text:p>
          </table:table-cell>
          <table:table-cell table:formula="of:=[.F399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55893" calcext:value-type="float">
            <text:p>3055893</text:p>
          </table:table-cell>
          <table:table-cell office:value-type="float" office:value="8761.241365" calcext:value-type="float">
            <text:p>8761.241365</text:p>
          </table:table-cell>
          <table:table-cell office:value-type="float" office:value="10959.852664" calcext:value-type="float">
            <text:p>10959.852664</text:p>
          </table:table-cell>
          <table:table-cell office:value-type="float" office:value="16562.733609" calcext:value-type="float">
            <text:p>16562.733609</text:p>
          </table:table-cell>
          <table:table-cell office:value-type="float" office:value="11871.635094" calcext:value-type="float">
            <text:p>11871.635094</text:p>
          </table:table-cell>
          <table:table-cell office:value-type="string" calcext:value-type="string">
            <text:p><text:s/>0.0%</text:p>
          </table:table-cell>
          <table:table-cell table:formula="of:=[.F400]+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8713.266263" calcext:value-type="float">
            <text:p>8713.266263</text:p>
          </table:table-cell>
          <table:table-cell office:value-type="float" office:value="10904.233395" calcext:value-type="float">
            <text:p>10904.233395</text:p>
          </table:table-cell>
          <table:table-cell office:value-type="float" office:value="16501.047978" calcext:value-type="float">
            <text:p>16501.047978</text:p>
          </table:table-cell>
          <table:table-cell office:value-type="float" office:value="11812.292455" calcext:value-type="float">
            <text:p>11812.292455</text:p>
          </table:table-cell>
          <table:table-cell office:value-type="string" calcext:value-type="string">
            <text:p><text:s/>0.0%</text:p>
          </table:table-cell>
          <table:table-cell table:formula="of:=[.F401]+0" office:value-type="percentage" office:value="0" calcext:value-type="percentage">
            <text:p>0.00%</text:p>
          </table:table-cell>
        </table:table-row>
        <table:table-row table:style-name="ro1" table:number-rows-repeated="10481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09:25:33.578234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date>2015-09-24T07:48:48.844167691</dc:date>
    <meta:editing-duration>PT14H27M34S</meta:editing-duration>
    <meta:editing-cycles>13</meta:editing-cycles>
    <meta:document-statistic meta:table-count="1" meta:cell-count="280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645cm" svg:y="0.315cm" chart:style-name="ch2">
          <text:p>Fill</text:p>
        </chart:title>
        <chart:plot-area chart:style-name="ch3" table:cell-range-address="output.A1:output.B401" chart:data-source-has-labels="both" svg:x="1.354cm" svg:y="1.316cm" svg:width="14.326cm" svg:height="6.5cm">
          <chartooo:coordinate-region svg:x="2.663cm" svg:y="1.316cm" svg:width="12.866cm" svg:height="4.689cm"/>
          <chart:axis chart:dimension="x" chart:name="primary-x" chart:style-name="ch4" chartooo:axis-type="auto">
            <chartooo:date-scale/>
            <chart:title svg:x="7.704cm" svg:y="7.997cm" chart:style-name="ch5">
              <text:p>Array size</text:p>
            </chart:title>
            <chart:categories table:cell-range-address="output.A2:output.A401"/>
          </chart:axis>
          <chart:axis chart:dimension="y" chart:name="primary-y" chart:style-name="ch4">
            <chart:title svg:x="0.451cm" svg:y="5.787cm" chart:style-name="ch6">
              <text:p>Bandwidth (MB)</text:p>
            </chart:title>
            <chart:grid chart:style-name="ch7" chart:class="major"/>
          </chart:axis>
          <chart:series chart:style-name="ch8" chart:values-cell-range-address="output.B2:output.B401" chart:label-cell-address="output.B1:output.B1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ill</text:p>
                <draw:g>
                  <svg:desc>output.B1:output.B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.A2:output.A401</svg:desc>
                </draw:g>
              </table:table-cell>
              <table:table-cell office:value-type="float" office:value="11200.171341">
                <text:p>11200.171341</text:p>
                <draw:g>
                  <svg:desc>output.B2:output.B401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399.613344">
                <text:p>13399.6133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583.299872">
                <text:p>12583.29987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065.929705">
                <text:p>13065.92970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137.729548">
                <text:p>12137.72954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502.43265">
                <text:p>12502.4326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210.285985">
                <text:p>12210.28598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3480.145831">
                <text:p>13480.14583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842.635587">
                <text:p>11842.63558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340.880634">
                <text:p>13340.8806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261.660226">
                <text:p>12261.6602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3374.243127">
                <text:p>13374.24312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849.265969">
                <text:p>12849.26596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2791.952387">
                <text:p>12791.95238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3796.150027">
                <text:p>13796.15002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3228.401818">
                <text:p>13228.4018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145.938995">
                <text:p>13145.9389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3680.648286">
                <text:p>13680.64828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3737.216439">
                <text:p>13737.21643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3384.19408">
                <text:p>13384.1940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2859.560964">
                <text:p>12859.56096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771.220725">
                <text:p>13771.22072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973.366364">
                <text:p>13973.36636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3542.1656">
                <text:p>13542.16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489.426699">
                <text:p>13489.42669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3513.696776">
                <text:p>13513.69677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138.968489">
                <text:p>12138.96848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3654.486594">
                <text:p>13654.48659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601.376148">
                <text:p>13601.3761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571.533447">
                <text:p>13571.53344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042.320868">
                <text:p>12042.32086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300.5014">
                <text:p>12300.501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643.028998">
                <text:p>12643.02899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2831.751078">
                <text:p>12831.7510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022.463674">
                <text:p>13022.46367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4194.532414">
                <text:p>14194.53241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4554.905613">
                <text:p>14554.9056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3917.564107">
                <text:p>13917.5641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906.528904">
                <text:p>13906.52890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034.772211">
                <text:p>15034.77221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984.981167">
                <text:p>13984.9811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559.848906">
                <text:p>14559.8489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4847.298595">
                <text:p>14847.29859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4269.261004">
                <text:p>14269.26100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4911.889215">
                <text:p>14911.88921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466.783465">
                <text:p>15466.78346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5893.803536">
                <text:p>15893.80353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6772.791599">
                <text:p>16772.79159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7329.440089">
                <text:p>17329.44008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6682.863959">
                <text:p>16682.8639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571.037968">
                <text:p>16571.03796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7450.350262">
                <text:p>17450.35026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7816.561206">
                <text:p>17816.56120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8005.104614">
                <text:p>18005.10461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9381.154236">
                <text:p>19381.15423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8612.890668">
                <text:p>18612.89066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8630.676678">
                <text:p>18630.67667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9598.74035">
                <text:p>19598.7403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0561.153697">
                <text:p>20561.15369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9757.077634">
                <text:p>19757.07763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1245.906349">
                <text:p>21245.90634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0724.876382">
                <text:p>20724.87638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1913.953932">
                <text:p>21913.95393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1062.540882">
                <text:p>21062.54088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1311.185613">
                <text:p>21311.18561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2794.48688">
                <text:p>22794.4868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3028.779378">
                <text:p>23028.77937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3514.753609">
                <text:p>23514.75360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3673.074282">
                <text:p>23673.07428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3654.055055">
                <text:p>23654.05505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15.902729">
                <text:p>22815.90272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4521.937917">
                <text:p>24521.93791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3674.967362">
                <text:p>23674.96736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694.434065">
                <text:p>24694.43406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4185.079221">
                <text:p>24185.07922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4480.92092">
                <text:p>24480.9209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5788.007047">
                <text:p>25788.00704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5894.852913">
                <text:p>25894.85291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6503.010379">
                <text:p>26503.01037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5426.49212">
                <text:p>25426.4921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6913.160544">
                <text:p>26913.16054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4002.731103">
                <text:p>24002.731103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5010.197997">
                <text:p>25010.197997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5322.303167">
                <text:p>25322.303167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5484.776666">
                <text:p>25484.77666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5854.501427">
                <text:p>25854.501427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6455.662502">
                <text:p>26455.66250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7821.327623">
                <text:p>27821.32762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7412.59255">
                <text:p>27412.5925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7942.268376">
                <text:p>27942.268376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7620.49582">
                <text:p>27620.49582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9595.581647">
                <text:p>29595.581647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9964.844595">
                <text:p>29964.8445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8753.678791">
                <text:p>28753.67879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30012.185722">
                <text:p>30012.18572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9446.95224">
                <text:p>29446.9522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9302.196457">
                <text:p>29302.196457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0836.875521">
                <text:p>30836.875521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1238.344974">
                <text:p>31238.344974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9716.448561">
                <text:p>29716.448561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30093.367014">
                <text:p>30093.36701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0636.299923">
                <text:p>30636.299923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0772.471647">
                <text:p>30772.471647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30449.512263">
                <text:p>30449.512263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31872.452742">
                <text:p>31872.452742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32247.169718">
                <text:p>32247.169718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32384.590842">
                <text:p>32384.59084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31516.34735">
                <text:p>31516.34735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31605.487954">
                <text:p>31605.487954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0714.186889">
                <text:p>30714.186889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33235.2847">
                <text:p>33235.284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32274.389981">
                <text:p>32274.38998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8781.32831">
                <text:p>28781.32831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31562.881552">
                <text:p>31562.88155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32703.117103">
                <text:p>32703.11710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2931.387601">
                <text:p>32931.387601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29446.44677">
                <text:p>29446.4467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3183.120188">
                <text:p>33183.120188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31933.283678">
                <text:p>31933.283678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34584.02185">
                <text:p>34584.02185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34081.84833">
                <text:p>34081.84833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30435.451766">
                <text:p>30435.451766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32809.401358">
                <text:p>32809.401358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34632.523024">
                <text:p>34632.52302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33963.058929">
                <text:p>33963.058929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30101.421333">
                <text:p>30101.421333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35139.102508">
                <text:p>35139.102508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33830.770647">
                <text:p>33830.770647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33277.426112">
                <text:p>33277.426112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33470.008417">
                <text:p>33470.008417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30905.087821">
                <text:p>30905.087821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34006.628883">
                <text:p>34006.628883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34816.131384">
                <text:p>34816.131384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35770.719809">
                <text:p>35770.719809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30295.585435">
                <text:p>30295.585435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34188.527178">
                <text:p>34188.527178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35977.651069">
                <text:p>35977.651069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35663.415752">
                <text:p>35663.415752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34258.333796">
                <text:p>34258.333796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32722.847994">
                <text:p>32722.847994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34641.170296">
                <text:p>34641.170296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35861.555475">
                <text:p>35861.555475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36131.194843">
                <text:p>36131.194843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0978.79991">
                <text:p>30978.79991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34675.095046">
                <text:p>34675.095046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6510.633986">
                <text:p>36510.633986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36212.150614">
                <text:p>36212.150614</text:p>
              </table:table-cell>
            </table:table-row>
            <table:table-row>
              <table:table-cell office:value-type="float" office:value="2122">
                <text:p>2120</text:p>
              </table:table-cell>
              <table:table-cell office:value-type="float" office:value="32561.945065">
                <text:p>32561.945065</text:p>
              </table:table-cell>
            </table:table-row>
            <table:table-row>
              <table:table-cell office:value-type="float" office:value="2185">
                <text:p>2190</text:p>
              </table:table-cell>
              <table:table-cell office:value-type="float" office:value="34750.773807">
                <text:p>34750.773807</text:p>
              </table:table-cell>
            </table:table-row>
            <table:table-row>
              <table:table-cell office:value-type="float" office:value="2249">
                <text:p>2250</text:p>
              </table:table-cell>
              <table:table-cell office:value-type="float" office:value="34997.471591">
                <text:p>34997.471591</text:p>
              </table:table-cell>
            </table:table-row>
            <table:table-row>
              <table:table-cell office:value-type="float" office:value="2315">
                <text:p>2320</text:p>
              </table:table-cell>
              <table:table-cell office:value-type="float" office:value="36889.165431">
                <text:p>36889.165431</text:p>
              </table:table-cell>
            </table:table-row>
            <table:table-row>
              <table:table-cell office:value-type="float" office:value="2383">
                <text:p>2380</text:p>
              </table:table-cell>
              <table:table-cell office:value-type="float" office:value="36921.829254">
                <text:p>36921.829254</text:p>
              </table:table-cell>
            </table:table-row>
            <table:table-row>
              <table:table-cell office:value-type="float" office:value="2453">
                <text:p>2450</text:p>
              </table:table-cell>
              <table:table-cell office:value-type="float" office:value="31384.210373">
                <text:p>31384.210373</text:p>
              </table:table-cell>
            </table:table-row>
            <table:table-row>
              <table:table-cell office:value-type="float" office:value="2525">
                <text:p>2530</text:p>
              </table:table-cell>
              <table:table-cell office:value-type="float" office:value="35252.624139">
                <text:p>35252.62413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6976.873525">
                <text:p>36976.873525</text:p>
              </table:table-cell>
            </table:table-row>
            <table:table-row>
              <table:table-cell office:value-type="float" office:value="2676">
                <text:p>2680</text:p>
              </table:table-cell>
              <table:table-cell office:value-type="float" office:value="36877.689565">
                <text:p>36877.689565</text:p>
              </table:table-cell>
            </table:table-row>
            <table:table-row>
              <table:table-cell office:value-type="float" office:value="2755">
                <text:p>2760</text:p>
              </table:table-cell>
              <table:table-cell office:value-type="float" office:value="36406.54079">
                <text:p>36406.54079</text:p>
              </table:table-cell>
            </table:table-row>
            <table:table-row>
              <table:table-cell office:value-type="float" office:value="2836">
                <text:p>2840</text:p>
              </table:table-cell>
              <table:table-cell office:value-type="float" office:value="36443.839018">
                <text:p>36443.839018</text:p>
              </table:table-cell>
            </table:table-row>
            <table:table-row>
              <table:table-cell office:value-type="float" office:value="2919">
                <text:p>2920</text:p>
              </table:table-cell>
              <table:table-cell office:value-type="float" office:value="36849.64205">
                <text:p>36849.64205</text:p>
              </table:table-cell>
            </table:table-row>
            <table:table-row>
              <table:table-cell office:value-type="float" office:value="3005">
                <text:p>3010</text:p>
              </table:table-cell>
              <table:table-cell office:value-type="float" office:value="37160.219357">
                <text:p>37160.219357</text:p>
              </table:table-cell>
            </table:table-row>
            <table:table-row>
              <table:table-cell office:value-type="float" office:value="3093">
                <text:p>3090</text:p>
              </table:table-cell>
              <table:table-cell office:value-type="float" office:value="37197.75659">
                <text:p>37197.75659</text:p>
              </table:table-cell>
            </table:table-row>
            <table:table-row>
              <table:table-cell office:value-type="float" office:value="3184">
                <text:p>3180</text:p>
              </table:table-cell>
              <table:table-cell office:value-type="float" office:value="36805.288278">
                <text:p>36805.288278</text:p>
              </table:table-cell>
            </table:table-row>
            <table:table-row>
              <table:table-cell office:value-type="float" office:value="3278">
                <text:p>3280</text:p>
              </table:table-cell>
              <table:table-cell office:value-type="float" office:value="36426.375038">
                <text:p>36426.375038</text:p>
              </table:table-cell>
            </table:table-row>
            <table:table-row>
              <table:table-cell office:value-type="float" office:value="3374">
                <text:p>3370</text:p>
              </table:table-cell>
              <table:table-cell office:value-type="float" office:value="35672.964012">
                <text:p>35672.964012</text:p>
              </table:table-cell>
            </table:table-row>
            <table:table-row>
              <table:table-cell office:value-type="float" office:value="3473">
                <text:p>3470</text:p>
              </table:table-cell>
              <table:table-cell office:value-type="float" office:value="36269.961898">
                <text:p>36269.961898</text:p>
              </table:table-cell>
            </table:table-row>
            <table:table-row>
              <table:table-cell office:value-type="float" office:value="3575">
                <text:p>3580</text:p>
              </table:table-cell>
              <table:table-cell office:value-type="float" office:value="36993.894591">
                <text:p>36993.894591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37541.079355">
                <text:p>37541.079355</text:p>
              </table:table-cell>
            </table:table-row>
            <table:table-row>
              <table:table-cell office:value-type="float" office:value="3789">
                <text:p>3790</text:p>
              </table:table-cell>
              <table:table-cell office:value-type="float" office:value="37458.87471">
                <text:p>37458.8747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6353.378561">
                <text:p>36353.378561</text:p>
              </table:table-cell>
            </table:table-row>
            <table:table-row>
              <table:table-cell office:value-type="float" office:value="4015">
                <text:p>4020</text:p>
              </table:table-cell>
              <table:table-cell office:value-type="float" office:value="37696.782722">
                <text:p>37696.782722</text:p>
              </table:table-cell>
            </table:table-row>
            <table:table-row>
              <table:table-cell office:value-type="float" office:value="4133">
                <text:p>4130</text:p>
              </table:table-cell>
              <table:table-cell office:value-type="float" office:value="36999.064714">
                <text:p>36999.064714</text:p>
              </table:table-cell>
            </table:table-row>
            <table:table-row>
              <table:table-cell office:value-type="float" office:value="4254">
                <text:p>4250</text:p>
              </table:table-cell>
              <table:table-cell office:value-type="float" office:value="33168.248396">
                <text:p>33168.248396</text:p>
              </table:table-cell>
            </table:table-row>
            <table:table-row>
              <table:table-cell office:value-type="float" office:value="4379">
                <text:p>4380</text:p>
              </table:table-cell>
              <table:table-cell office:value-type="float" office:value="32976.77431">
                <text:p>32976.77431</text:p>
              </table:table-cell>
            </table:table-row>
            <table:table-row>
              <table:table-cell office:value-type="float" office:value="4508">
                <text:p>4510</text:p>
              </table:table-cell>
              <table:table-cell office:value-type="float" office:value="29795.96722">
                <text:p>29795.96722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27192.816547">
                <text:p>27192.816547</text:p>
              </table:table-cell>
            </table:table-row>
            <table:table-row>
              <table:table-cell office:value-type="float" office:value="4777">
                <text:p>4780</text:p>
              </table:table-cell>
              <table:table-cell office:value-type="float" office:value="27474.218513">
                <text:p>27474.218513</text:p>
              </table:table-cell>
            </table:table-row>
            <table:table-row>
              <table:table-cell office:value-type="float" office:value="4917">
                <text:p>4920</text:p>
              </table:table-cell>
              <table:table-cell office:value-type="float" office:value="27325.034165">
                <text:p>27325.034165</text:p>
              </table:table-cell>
            </table:table-row>
            <table:table-row>
              <table:table-cell office:value-type="float" office:value="5062">
                <text:p>5060</text:p>
              </table:table-cell>
              <table:table-cell office:value-type="float" office:value="27496.148751">
                <text:p>27496.148751</text:p>
              </table:table-cell>
            </table:table-row>
            <table:table-row>
              <table:table-cell office:value-type="float" office:value="5211">
                <text:p>5210</text:p>
              </table:table-cell>
              <table:table-cell office:value-type="float" office:value="27461.133144">
                <text:p>27461.133144</text:p>
              </table:table-cell>
            </table:table-row>
            <table:table-row>
              <table:table-cell office:value-type="float" office:value="5364">
                <text:p>5360</text:p>
              </table:table-cell>
              <table:table-cell office:value-type="float" office:value="26729.627162">
                <text:p>26729.627162</text:p>
              </table:table-cell>
            </table:table-row>
            <table:table-row>
              <table:table-cell office:value-type="float" office:value="5521">
                <text:p>5520</text:p>
              </table:table-cell>
              <table:table-cell office:value-type="float" office:value="26560.168344">
                <text:p>26560.168344</text:p>
              </table:table-cell>
            </table:table-row>
            <table:table-row>
              <table:table-cell office:value-type="float" office:value="5684">
                <text:p>5680</text:p>
              </table:table-cell>
              <table:table-cell office:value-type="float" office:value="27514.349072">
                <text:p>27514.349072</text:p>
              </table:table-cell>
            </table:table-row>
            <table:table-row>
              <table:table-cell office:value-type="float" office:value="5851">
                <text:p>5850</text:p>
              </table:table-cell>
              <table:table-cell office:value-type="float" office:value="27151.619265">
                <text:p>27151.619265</text:p>
              </table:table-cell>
            </table:table-row>
            <table:table-row>
              <table:table-cell office:value-type="float" office:value="6023">
                <text:p>6020</text:p>
              </table:table-cell>
              <table:table-cell office:value-type="float" office:value="26475.025303">
                <text:p>26475.025303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7234.872647">
                <text:p>27234.872647</text:p>
              </table:table-cell>
            </table:table-row>
            <table:table-row>
              <table:table-cell office:value-type="float" office:value="6382">
                <text:p>6380</text:p>
              </table:table-cell>
              <table:table-cell office:value-type="float" office:value="27337.96152">
                <text:p>27337.96152</text:p>
              </table:table-cell>
            </table:table-row>
            <table:table-row>
              <table:table-cell office:value-type="float" office:value="6570">
                <text:p>6570</text:p>
              </table:table-cell>
              <table:table-cell office:value-type="float" office:value="27477.315522">
                <text:p>27477.315522</text:p>
              </table:table-cell>
            </table:table-row>
            <table:table-row>
              <table:table-cell office:value-type="float" office:value="6763">
                <text:p>6760</text:p>
              </table:table-cell>
              <table:table-cell office:value-type="float" office:value="27221.176061">
                <text:p>27221.176061</text:p>
              </table:table-cell>
            </table:table-row>
            <table:table-row>
              <table:table-cell office:value-type="float" office:value="6962">
                <text:p>6960</text:p>
              </table:table-cell>
              <table:table-cell office:value-type="float" office:value="27472.164001">
                <text:p>27472.164001</text:p>
              </table:table-cell>
            </table:table-row>
            <table:table-row>
              <table:table-cell office:value-type="float" office:value="7166">
                <text:p>7170</text:p>
              </table:table-cell>
              <table:table-cell office:value-type="float" office:value="27353.391649">
                <text:p>27353.391649</text:p>
              </table:table-cell>
            </table:table-row>
            <table:table-row>
              <table:table-cell office:value-type="float" office:value="7377">
                <text:p>7380</text:p>
              </table:table-cell>
              <table:table-cell office:value-type="float" office:value="27500.745309">
                <text:p>27500.745309</text:p>
              </table:table-cell>
            </table:table-row>
            <table:table-row>
              <table:table-cell office:value-type="float" office:value="7594">
                <text:p>7590</text:p>
              </table:table-cell>
              <table:table-cell office:value-type="float" office:value="27298.058115">
                <text:p>27298.058115</text:p>
              </table:table-cell>
            </table:table-row>
            <table:table-row>
              <table:table-cell office:value-type="float" office:value="7817">
                <text:p>7820</text:p>
              </table:table-cell>
              <table:table-cell office:value-type="float" office:value="27155.115096">
                <text:p>27155.115096</text:p>
              </table:table-cell>
            </table:table-row>
            <table:table-row>
              <table:table-cell office:value-type="float" office:value="8047">
                <text:p>8050</text:p>
              </table:table-cell>
              <table:table-cell office:value-type="float" office:value="27370.017011">
                <text:p>27370.017011</text:p>
              </table:table-cell>
            </table:table-row>
            <table:table-row>
              <table:table-cell office:value-type="float" office:value="8284">
                <text:p>8280</text:p>
              </table:table-cell>
              <table:table-cell office:value-type="float" office:value="27327.411191">
                <text:p>27327.411191</text:p>
              </table:table-cell>
            </table:table-row>
            <table:table-row>
              <table:table-cell office:value-type="float" office:value="8527">
                <text:p>8530</text:p>
              </table:table-cell>
              <table:table-cell office:value-type="float" office:value="27344.323051">
                <text:p>27344.323051</text:p>
              </table:table-cell>
            </table:table-row>
            <table:table-row>
              <table:table-cell office:value-type="float" office:value="8778">
                <text:p>8780</text:p>
              </table:table-cell>
              <table:table-cell office:value-type="float" office:value="27015.026903">
                <text:p>27015.026903</text:p>
              </table:table-cell>
            </table:table-row>
            <table:table-row>
              <table:table-cell office:value-type="float" office:value="9036">
                <text:p>9040</text:p>
              </table:table-cell>
              <table:table-cell office:value-type="float" office:value="27227.758841">
                <text:p>27227.758841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27327.898959">
                <text:p>27327.898959</text:p>
              </table:table-cell>
            </table:table-row>
            <table:table-row>
              <table:table-cell office:value-type="float" office:value="9575">
                <text:p>9580</text:p>
              </table:table-cell>
              <table:table-cell office:value-type="float" office:value="27321.789955">
                <text:p>27321.789955</text:p>
              </table:table-cell>
            </table:table-row>
            <table:table-row>
              <table:table-cell office:value-type="float" office:value="9856">
                <text:p>9860</text:p>
              </table:table-cell>
              <table:table-cell office:value-type="float" office:value="26945.582295">
                <text:p>26945.582295</text:p>
              </table:table-cell>
            </table:table-row>
            <table:table-row>
              <table:table-cell office:value-type="float" office:value="10146">
                <text:p>10150</text:p>
              </table:table-cell>
              <table:table-cell office:value-type="float" office:value="27134.347709">
                <text:p>27134.347709</text:p>
              </table:table-cell>
            </table:table-row>
            <table:table-row>
              <table:table-cell office:value-type="float" office:value="10444">
                <text:p>10440</text:p>
              </table:table-cell>
              <table:table-cell office:value-type="float" office:value="27124.175857">
                <text:p>27124.175857</text:p>
              </table:table-cell>
            </table:table-row>
            <table:table-row>
              <table:table-cell office:value-type="float" office:value="10751">
                <text:p>10750</text:p>
              </table:table-cell>
              <table:table-cell office:value-type="float" office:value="27185.792582">
                <text:p>27185.792582</text:p>
              </table:table-cell>
            </table:table-row>
            <table:table-row>
              <table:table-cell office:value-type="float" office:value="11067">
                <text:p>11070</text:p>
              </table:table-cell>
              <table:table-cell office:value-type="float" office:value="27314.513059">
                <text:p>27314.513059</text:p>
              </table:table-cell>
            </table:table-row>
            <table:table-row>
              <table:table-cell office:value-type="float" office:value="11393">
                <text:p>11390</text:p>
              </table:table-cell>
              <table:table-cell office:value-type="float" office:value="26773.475258">
                <text:p>26773.475258</text:p>
              </table:table-cell>
            </table:table-row>
            <table:table-row>
              <table:table-cell office:value-type="float" office:value="11728">
                <text:p>11730</text:p>
              </table:table-cell>
              <table:table-cell office:value-type="float" office:value="27033.975725">
                <text:p>27033.975725</text:p>
              </table:table-cell>
            </table:table-row>
            <table:table-row>
              <table:table-cell office:value-type="float" office:value="12072">
                <text:p>12070</text:p>
              </table:table-cell>
              <table:table-cell office:value-type="float" office:value="27119.419906">
                <text:p>27119.419906</text:p>
              </table:table-cell>
            </table:table-row>
            <table:table-row>
              <table:table-cell office:value-type="float" office:value="12427">
                <text:p>12430</text:p>
              </table:table-cell>
              <table:table-cell office:value-type="float" office:value="27141.667603">
                <text:p>27141.667603</text:p>
              </table:table-cell>
            </table:table-row>
            <table:table-row>
              <table:table-cell office:value-type="float" office:value="12793">
                <text:p>12790</text:p>
              </table:table-cell>
              <table:table-cell office:value-type="float" office:value="26813.330787">
                <text:p>26813.330787</text:p>
              </table:table-cell>
            </table:table-row>
            <table:table-row>
              <table:table-cell office:value-type="float" office:value="13169">
                <text:p>13170</text:p>
              </table:table-cell>
              <table:table-cell office:value-type="float" office:value="27027.971863">
                <text:p>27027.971863</text:p>
              </table:table-cell>
            </table:table-row>
            <table:table-row>
              <table:table-cell office:value-type="float" office:value="13556">
                <text:p>13560</text:p>
              </table:table-cell>
              <table:table-cell office:value-type="float" office:value="27134.96806">
                <text:p>27134.96806</text:p>
              </table:table-cell>
            </table:table-row>
            <table:table-row>
              <table:table-cell office:value-type="float" office:value="13954">
                <text:p>13950</text:p>
              </table:table-cell>
              <table:table-cell office:value-type="float" office:value="27070.027871">
                <text:p>27070.027871</text:p>
              </table:table-cell>
            </table:table-row>
            <table:table-row>
              <table:table-cell office:value-type="float" office:value="14365">
                <text:p>14370</text:p>
              </table:table-cell>
              <table:table-cell office:value-type="float" office:value="26329.100113">
                <text:p>26329.100113</text:p>
              </table:table-cell>
            </table:table-row>
            <table:table-row>
              <table:table-cell office:value-type="float" office:value="14787">
                <text:p>14790</text:p>
              </table:table-cell>
              <table:table-cell office:value-type="float" office:value="26002.437223">
                <text:p>26002.437223</text:p>
              </table:table-cell>
            </table:table-row>
            <table:table-row>
              <table:table-cell office:value-type="float" office:value="15221">
                <text:p>15220</text:p>
              </table:table-cell>
              <table:table-cell office:value-type="float" office:value="26935.792264">
                <text:p>26935.792264</text:p>
              </table:table-cell>
            </table:table-row>
            <table:table-row>
              <table:table-cell office:value-type="float" office:value="15669">
                <text:p>15670</text:p>
              </table:table-cell>
              <table:table-cell office:value-type="float" office:value="26711.753793">
                <text:p>26711.753793</text:p>
              </table:table-cell>
            </table:table-row>
            <table:table-row>
              <table:table-cell office:value-type="float" office:value="16130">
                <text:p>16130</text:p>
              </table:table-cell>
              <table:table-cell office:value-type="float" office:value="26645.509761">
                <text:p>26645.509761</text:p>
              </table:table-cell>
            </table:table-row>
            <table:table-row>
              <table:table-cell office:value-type="float" office:value="16604">
                <text:p>16600</text:p>
              </table:table-cell>
              <table:table-cell office:value-type="float" office:value="26604.660792">
                <text:p>26604.660792</text:p>
              </table:table-cell>
            </table:table-row>
            <table:table-row>
              <table:table-cell office:value-type="float" office:value="17092">
                <text:p>17090</text:p>
              </table:table-cell>
              <table:table-cell office:value-type="float" office:value="26476.448207">
                <text:p>26476.448207</text:p>
              </table:table-cell>
            </table:table-row>
            <table:table-row>
              <table:table-cell office:value-type="float" office:value="17594">
                <text:p>17590</text:p>
              </table:table-cell>
              <table:table-cell office:value-type="float" office:value="25931.916232">
                <text:p>25931.916232</text:p>
              </table:table-cell>
            </table:table-row>
            <table:table-row>
              <table:table-cell office:value-type="float" office:value="18112">
                <text:p>18110</text:p>
              </table:table-cell>
              <table:table-cell office:value-type="float" office:value="26165.698602">
                <text:p>26165.698602</text:p>
              </table:table-cell>
            </table:table-row>
            <table:table-row>
              <table:table-cell office:value-type="float" office:value="18644">
                <text:p>18640</text:p>
              </table:table-cell>
              <table:table-cell office:value-type="float" office:value="26748.276401">
                <text:p>26748.276401</text:p>
              </table:table-cell>
            </table:table-row>
            <table:table-row>
              <table:table-cell office:value-type="float" office:value="19192">
                <text:p>19190</text:p>
              </table:table-cell>
              <table:table-cell office:value-type="float" office:value="26195.07635">
                <text:p>26195.07635</text:p>
              </table:table-cell>
            </table:table-row>
            <table:table-row>
              <table:table-cell office:value-type="float" office:value="19756">
                <text:p>19760</text:p>
              </table:table-cell>
              <table:table-cell office:value-type="float" office:value="26565.145508">
                <text:p>26565.145508</text:p>
              </table:table-cell>
            </table:table-row>
            <table:table-row>
              <table:table-cell office:value-type="float" office:value="20337">
                <text:p>20340</text:p>
              </table:table-cell>
              <table:table-cell office:value-type="float" office:value="26348.278229">
                <text:p>26348.278229</text:p>
              </table:table-cell>
            </table:table-row>
            <table:table-row>
              <table:table-cell office:value-type="float" office:value="20935">
                <text:p>20940</text:p>
              </table:table-cell>
              <table:table-cell office:value-type="float" office:value="25796.974536">
                <text:p>25796.974536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25555.878013">
                <text:p>25555.878013</text:p>
              </table:table-cell>
            </table:table-row>
            <table:table-row>
              <table:table-cell office:value-type="float" office:value="22184">
                <text:p>22180</text:p>
              </table:table-cell>
              <table:table-cell office:value-type="float" office:value="25446.515765">
                <text:p>25446.515765</text:p>
              </table:table-cell>
            </table:table-row>
            <table:table-row>
              <table:table-cell office:value-type="float" office:value="22836">
                <text:p>22840</text:p>
              </table:table-cell>
              <table:table-cell office:value-type="float" office:value="24607.457567">
                <text:p>24607.457567</text:p>
              </table:table-cell>
            </table:table-row>
            <table:table-row>
              <table:table-cell office:value-type="float" office:value="23507">
                <text:p>23510</text:p>
              </table:table-cell>
              <table:table-cell office:value-type="float" office:value="26061.480295">
                <text:p>26061.480295</text:p>
              </table:table-cell>
            </table:table-row>
            <table:table-row>
              <table:table-cell office:value-type="float" office:value="24198">
                <text:p>24200</text:p>
              </table:table-cell>
              <table:table-cell office:value-type="float" office:value="24375.14862">
                <text:p>24375.14862</text:p>
              </table:table-cell>
            </table:table-row>
            <table:table-row>
              <table:table-cell office:value-type="float" office:value="24910">
                <text:p>24910</text:p>
              </table:table-cell>
              <table:table-cell office:value-type="float" office:value="24703.144049">
                <text:p>24703.144049</text:p>
              </table:table-cell>
            </table:table-row>
            <table:table-row>
              <table:table-cell office:value-type="float" office:value="25642">
                <text:p>25640</text:p>
              </table:table-cell>
              <table:table-cell office:value-type="float" office:value="23723.119284">
                <text:p>23723.119284</text:p>
              </table:table-cell>
            </table:table-row>
            <table:table-row>
              <table:table-cell office:value-type="float" office:value="26396">
                <text:p>26400</text:p>
              </table:table-cell>
              <table:table-cell office:value-type="float" office:value="24819.51439">
                <text:p>24819.51439</text:p>
              </table:table-cell>
            </table:table-row>
            <table:table-row>
              <table:table-cell office:value-type="float" office:value="27172">
                <text:p>27170</text:p>
              </table:table-cell>
              <table:table-cell office:value-type="float" office:value="25229.326335">
                <text:p>25229.326335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26224.027204">
                <text:p>26224.027204</text:p>
              </table:table-cell>
            </table:table-row>
            <table:table-row>
              <table:table-cell office:value-type="float" office:value="28793">
                <text:p>28790</text:p>
              </table:table-cell>
              <table:table-cell office:value-type="float" office:value="25423.397523">
                <text:p>25423.397523</text:p>
              </table:table-cell>
            </table:table-row>
            <table:table-row>
              <table:table-cell office:value-type="float" office:value="29639">
                <text:p>29640</text:p>
              </table:table-cell>
              <table:table-cell office:value-type="float" office:value="25939.57624">
                <text:p>25939.57624</text:p>
              </table:table-cell>
            </table:table-row>
            <table:table-row>
              <table:table-cell office:value-type="float" office:value="30510">
                <text:p>30510</text:p>
              </table:table-cell>
              <table:table-cell office:value-type="float" office:value="25464.570936">
                <text:p>25464.570936</text:p>
              </table:table-cell>
            </table:table-row>
            <table:table-row>
              <table:table-cell office:value-type="float" office:value="31407">
                <text:p>31410</text:p>
              </table:table-cell>
              <table:table-cell office:value-type="float" office:value="25652.526181">
                <text:p>25652.526181</text:p>
              </table:table-cell>
            </table:table-row>
            <table:table-row>
              <table:table-cell office:value-type="float" office:value="32331">
                <text:p>32330</text:p>
              </table:table-cell>
              <table:table-cell office:value-type="float" office:value="26022.72978">
                <text:p>26022.72978</text:p>
              </table:table-cell>
            </table:table-row>
            <table:table-row>
              <table:table-cell office:value-type="float" office:value="33281">
                <text:p>33280</text:p>
              </table:table-cell>
              <table:table-cell office:value-type="float" office:value="25905.670057">
                <text:p>25905.670057</text:p>
              </table:table-cell>
            </table:table-row>
            <table:table-row>
              <table:table-cell office:value-type="float" office:value="34259">
                <text:p>34260</text:p>
              </table:table-cell>
              <table:table-cell office:value-type="float" office:value="25844.563358">
                <text:p>25844.563358</text:p>
              </table:table-cell>
            </table:table-row>
            <table:table-row>
              <table:table-cell office:value-type="float" office:value="35267">
                <text:p>35270</text:p>
              </table:table-cell>
              <table:table-cell office:value-type="float" office:value="25422.937348">
                <text:p>25422.937348</text:p>
              </table:table-cell>
            </table:table-row>
            <table:table-row>
              <table:table-cell office:value-type="float" office:value="36303">
                <text:p>36300</text:p>
              </table:table-cell>
              <table:table-cell office:value-type="float" office:value="25507.429374">
                <text:p>25507.429374</text:p>
              </table:table-cell>
            </table:table-row>
            <table:table-row>
              <table:table-cell office:value-type="float" office:value="37370">
                <text:p>37370</text:p>
              </table:table-cell>
              <table:table-cell office:value-type="float" office:value="25401.077614">
                <text:p>25401.077614</text:p>
              </table:table-cell>
            </table:table-row>
            <table:table-row>
              <table:table-cell office:value-type="float" office:value="38469">
                <text:p>38470</text:p>
              </table:table-cell>
              <table:table-cell office:value-type="float" office:value="25154.824184">
                <text:p>25154.824184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24191.15203">
                <text:p>24191.15203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24252.349879">
                <text:p>24252.349879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24141.074191">
                <text:p>24141.074191</text:p>
              </table:table-cell>
            </table:table-row>
            <table:table-row>
              <table:table-cell office:value-type="float" office:value="43196">
                <text:p>43200</text:p>
              </table:table-cell>
              <table:table-cell office:value-type="float" office:value="23814.4995">
                <text:p>23814.4995</text:p>
              </table:table-cell>
            </table:table-row>
            <table:table-row>
              <table:table-cell office:value-type="float" office:value="44466">
                <text:p>44470</text:p>
              </table:table-cell>
              <table:table-cell office:value-type="float" office:value="23578.846725">
                <text:p>23578.846725</text:p>
              </table:table-cell>
            </table:table-row>
            <table:table-row>
              <table:table-cell office:value-type="float" office:value="45773">
                <text:p>45770</text:p>
              </table:table-cell>
              <table:table-cell office:value-type="float" office:value="23417.42695">
                <text:p>23417.42695</text:p>
              </table:table-cell>
            </table:table-row>
            <table:table-row>
              <table:table-cell office:value-type="float" office:value="47119">
                <text:p>47120</text:p>
              </table:table-cell>
              <table:table-cell office:value-type="float" office:value="23407.098393">
                <text:p>23407.098393</text:p>
              </table:table-cell>
            </table:table-row>
            <table:table-row>
              <table:table-cell office:value-type="float" office:value="48504">
                <text:p>48500</text:p>
              </table:table-cell>
              <table:table-cell office:value-type="float" office:value="22809.539935">
                <text:p>22809.539935</text:p>
              </table:table-cell>
            </table:table-row>
            <table:table-row>
              <table:table-cell office:value-type="float" office:value="49930">
                <text:p>49930</text:p>
              </table:table-cell>
              <table:table-cell office:value-type="float" office:value="21586.223629">
                <text:p>21586.223629</text:p>
              </table:table-cell>
            </table:table-row>
            <table:table-row>
              <table:table-cell office:value-type="float" office:value="51397">
                <text:p>51400</text:p>
              </table:table-cell>
              <table:table-cell office:value-type="float" office:value="21399.147114">
                <text:p>21399.147114</text:p>
              </table:table-cell>
            </table:table-row>
            <table:table-row>
              <table:table-cell office:value-type="float" office:value="52908">
                <text:p>52910</text:p>
              </table:table-cell>
              <table:table-cell office:value-type="float" office:value="22292.492862">
                <text:p>22292.492862</text:p>
              </table:table-cell>
            </table:table-row>
            <table:table-row>
              <table:table-cell office:value-type="float" office:value="54464">
                <text:p>54460</text:p>
              </table:table-cell>
              <table:table-cell office:value-type="float" office:value="21116.054111">
                <text:p>21116.054111</text:p>
              </table:table-cell>
            </table:table-row>
            <table:table-row>
              <table:table-cell office:value-type="float" office:value="56065">
                <text:p>56070</text:p>
              </table:table-cell>
              <table:table-cell office:value-type="float" office:value="21807.566854">
                <text:p>21807.566854</text:p>
              </table:table-cell>
            </table:table-row>
            <table:table-row>
              <table:table-cell office:value-type="float" office:value="57713">
                <text:p>57710</text:p>
              </table:table-cell>
              <table:table-cell office:value-type="float" office:value="21327.721158">
                <text:p>21327.721158</text:p>
              </table:table-cell>
            </table:table-row>
            <table:table-row>
              <table:table-cell office:value-type="float" office:value="59410">
                <text:p>59410</text:p>
              </table:table-cell>
              <table:table-cell office:value-type="float" office:value="21174.438972">
                <text:p>21174.438972</text:p>
              </table:table-cell>
            </table:table-row>
            <table:table-row>
              <table:table-cell office:value-type="float" office:value="61156">
                <text:p>61160</text:p>
              </table:table-cell>
              <table:table-cell office:value-type="float" office:value="21177.768529">
                <text:p>21177.768529</text:p>
              </table:table-cell>
            </table:table-row>
            <table:table-row>
              <table:table-cell office:value-type="float" office:value="62954">
                <text:p>62950</text:p>
              </table:table-cell>
              <table:table-cell office:value-type="float" office:value="20451.303308">
                <text:p>20451.303308</text:p>
              </table:table-cell>
            </table:table-row>
            <table:table-row>
              <table:table-cell office:value-type="float" office:value="64804">
                <text:p>64800</text:p>
              </table:table-cell>
              <table:table-cell office:value-type="float" office:value="21109.45023">
                <text:p>21109.45023</text:p>
              </table:table-cell>
            </table:table-row>
            <table:table-row>
              <table:table-cell office:value-type="float" office:value="66710">
                <text:p>66710</text:p>
              </table:table-cell>
              <table:table-cell office:value-type="float" office:value="20144.592644">
                <text:p>20144.592644</text:p>
              </table:table-cell>
            </table:table-row>
            <table:table-row>
              <table:table-cell office:value-type="float" office:value="68671">
                <text:p>68670</text:p>
              </table:table-cell>
              <table:table-cell office:value-type="float" office:value="20705.97215">
                <text:p>20705.97215</text:p>
              </table:table-cell>
            </table:table-row>
            <table:table-row>
              <table:table-cell office:value-type="float" office:value="70689">
                <text:p>70690</text:p>
              </table:table-cell>
              <table:table-cell office:value-type="float" office:value="20672.232855">
                <text:p>20672.232855</text:p>
              </table:table-cell>
            </table:table-row>
            <table:table-row>
              <table:table-cell office:value-type="float" office:value="72767">
                <text:p>72770</text:p>
              </table:table-cell>
              <table:table-cell office:value-type="float" office:value="19840.824574">
                <text:p>19840.824574</text:p>
              </table:table-cell>
            </table:table-row>
            <table:table-row>
              <table:table-cell office:value-type="float" office:value="74907">
                <text:p>74910</text:p>
              </table:table-cell>
              <table:table-cell office:value-type="float" office:value="20537.415115">
                <text:p>20537.415115</text:p>
              </table:table-cell>
            </table:table-row>
            <table:table-row>
              <table:table-cell office:value-type="float" office:value="77109">
                <text:p>77110</text:p>
              </table:table-cell>
              <table:table-cell office:value-type="float" office:value="20532.582775">
                <text:p>20532.582775</text:p>
              </table:table-cell>
            </table:table-row>
            <table:table-row>
              <table:table-cell office:value-type="float" office:value="79375">
                <text:p>79380</text:p>
              </table:table-cell>
              <table:table-cell office:value-type="float" office:value="20504.429215">
                <text:p>20504.429215</text:p>
              </table:table-cell>
            </table:table-row>
            <table:table-row>
              <table:table-cell office:value-type="float" office:value="81709">
                <text:p>81710</text:p>
              </table:table-cell>
              <table:table-cell office:value-type="float" office:value="19702.464352">
                <text:p>19702.464352</text:p>
              </table:table-cell>
            </table:table-row>
            <table:table-row>
              <table:table-cell office:value-type="float" office:value="84111">
                <text:p>84110</text:p>
              </table:table-cell>
              <table:table-cell office:value-type="float" office:value="20281.739692">
                <text:p>20281.739692</text:p>
              </table:table-cell>
            </table:table-row>
            <table:table-row>
              <table:table-cell office:value-type="float" office:value="86583">
                <text:p>86580</text:p>
              </table:table-cell>
              <table:table-cell office:value-type="float" office:value="19776.496864">
                <text:p>19776.496864</text:p>
              </table:table-cell>
            </table:table-row>
            <table:table-row>
              <table:table-cell office:value-type="float" office:value="89129">
                <text:p>89130</text:p>
              </table:table-cell>
              <table:table-cell office:value-type="float" office:value="19419.436051">
                <text:p>19419.436051</text:p>
              </table:table-cell>
            </table:table-row>
            <table:table-row>
              <table:table-cell office:value-type="float" office:value="91749">
                <text:p>91750</text:p>
              </table:table-cell>
              <table:table-cell office:value-type="float" office:value="20274.561139">
                <text:p>20274.561139</text:p>
              </table:table-cell>
            </table:table-row>
            <table:table-row>
              <table:table-cell office:value-type="float" office:value="94446">
                <text:p>94450</text:p>
              </table:table-cell>
              <table:table-cell office:value-type="float" office:value="20344.376705">
                <text:p>20344.376705</text:p>
              </table:table-cell>
            </table:table-row>
            <table:table-row>
              <table:table-cell office:value-type="float" office:value="97222">
                <text:p>97220</text:p>
              </table:table-cell>
              <table:table-cell office:value-type="float" office:value="19745.420979">
                <text:p>19745.420979</text:p>
              </table:table-cell>
            </table:table-row>
            <table:table-row>
              <table:table-cell office:value-type="float" office:value="100080">
                <text:p>100080</text:p>
              </table:table-cell>
              <table:table-cell office:value-type="float" office:value="20220.249747">
                <text:p>20220.249747</text:p>
              </table:table-cell>
            </table:table-row>
            <table:table-row>
              <table:table-cell office:value-type="float" office:value="103023">
                <text:p>103020</text:p>
              </table:table-cell>
              <table:table-cell office:value-type="float" office:value="20380.081997">
                <text:p>20380.081997</text:p>
              </table:table-cell>
            </table:table-row>
            <table:table-row>
              <table:table-cell office:value-type="float" office:value="106051">
                <text:p>106050</text:p>
              </table:table-cell>
              <table:table-cell office:value-type="float" office:value="20456.941241">
                <text:p>20456.941241</text:p>
              </table:table-cell>
            </table:table-row>
            <table:table-row>
              <table:table-cell office:value-type="float" office:value="109169">
                <text:p>109170</text:p>
              </table:table-cell>
              <table:table-cell office:value-type="float" office:value="20168.965339">
                <text:p>20168.965339</text:p>
              </table:table-cell>
            </table:table-row>
            <table:table-row>
              <table:table-cell office:value-type="float" office:value="112378">
                <text:p>112380</text:p>
              </table:table-cell>
              <table:table-cell office:value-type="float" office:value="20370.639916">
                <text:p>20370.639916</text:p>
              </table:table-cell>
            </table:table-row>
            <table:table-row>
              <table:table-cell office:value-type="float" office:value="115682">
                <text:p>115680</text:p>
              </table:table-cell>
              <table:table-cell office:value-type="float" office:value="20363.97527">
                <text:p>20363.97527</text:p>
              </table:table-cell>
            </table:table-row>
            <table:table-row>
              <table:table-cell office:value-type="float" office:value="119082">
                <text:p>119080</text:p>
              </table:table-cell>
              <table:table-cell office:value-type="float" office:value="20378.830354">
                <text:p>20378.830354</text:p>
              </table:table-cell>
            </table:table-row>
            <table:table-row>
              <table:table-cell office:value-type="float" office:value="122583">
                <text:p>122580</text:p>
              </table:table-cell>
              <table:table-cell office:value-type="float" office:value="20296.371742">
                <text:p>20296.371742</text:p>
              </table:table-cell>
            </table:table-row>
            <table:table-row>
              <table:table-cell office:value-type="float" office:value="126187">
                <text:p>126190</text:p>
              </table:table-cell>
              <table:table-cell office:value-type="float" office:value="20357.84938">
                <text:p>20357.84938</text:p>
              </table:table-cell>
            </table:table-row>
            <table:table-row>
              <table:table-cell office:value-type="float" office:value="129896">
                <text:p>129900</text:p>
              </table:table-cell>
              <table:table-cell office:value-type="float" office:value="20343.060521">
                <text:p>20343.060521</text:p>
              </table:table-cell>
            </table:table-row>
            <table:table-row>
              <table:table-cell office:value-type="float" office:value="133715">
                <text:p>133720</text:p>
              </table:table-cell>
              <table:table-cell office:value-type="float" office:value="20123.251995">
                <text:p>20123.251995</text:p>
              </table:table-cell>
            </table:table-row>
            <table:table-row>
              <table:table-cell office:value-type="float" office:value="137645">
                <text:p>137650</text:p>
              </table:table-cell>
              <table:table-cell office:value-type="float" office:value="20314.798797">
                <text:p>20314.798797</text:p>
              </table:table-cell>
            </table:table-row>
            <table:table-row>
              <table:table-cell office:value-type="float" office:value="141692">
                <text:p>141690</text:p>
              </table:table-cell>
              <table:table-cell office:value-type="float" office:value="20405.384315">
                <text:p>20405.384315</text:p>
              </table:table-cell>
            </table:table-row>
            <table:table-row>
              <table:table-cell office:value-type="float" office:value="145857">
                <text:p>145860</text:p>
              </table:table-cell>
              <table:table-cell office:value-type="float" office:value="20180.722903">
                <text:p>20180.722903</text:p>
              </table:table-cell>
            </table:table-row>
            <table:table-row>
              <table:table-cell office:value-type="float" office:value="150145">
                <text:p>150150</text:p>
              </table:table-cell>
              <table:table-cell office:value-type="float" office:value="20280.659868">
                <text:p>20280.659868</text:p>
              </table:table-cell>
            </table:table-row>
            <table:table-row>
              <table:table-cell office:value-type="float" office:value="154559">
                <text:p>154560</text:p>
              </table:table-cell>
              <table:table-cell office:value-type="float" office:value="20337.53213">
                <text:p>20337.53213</text:p>
              </table:table-cell>
            </table:table-row>
            <table:table-row>
              <table:table-cell office:value-type="float" office:value="159102">
                <text:p>159100</text:p>
              </table:table-cell>
              <table:table-cell office:value-type="float" office:value="20186.646276">
                <text:p>20186.646276</text:p>
              </table:table-cell>
            </table:table-row>
            <table:table-row>
              <table:table-cell office:value-type="float" office:value="163779">
                <text:p>163780</text:p>
              </table:table-cell>
              <table:table-cell office:value-type="float" office:value="20122.435688">
                <text:p>20122.435688</text:p>
              </table:table-cell>
            </table:table-row>
            <table:table-row>
              <table:table-cell office:value-type="float" office:value="168594">
                <text:p>168590</text:p>
              </table:table-cell>
              <table:table-cell office:value-type="float" office:value="20251.001027">
                <text:p>20251.001027</text:p>
              </table:table-cell>
            </table:table-row>
            <table:table-row>
              <table:table-cell office:value-type="float" office:value="173550">
                <text:p>173550</text:p>
              </table:table-cell>
              <table:table-cell office:value-type="float" office:value="20312.980649">
                <text:p>20312.980649</text:p>
              </table:table-cell>
            </table:table-row>
            <table:table-row>
              <table:table-cell office:value-type="float" office:value="178652">
                <text:p>178650</text:p>
              </table:table-cell>
              <table:table-cell office:value-type="float" office:value="20007.005017">
                <text:p>20007.005017</text:p>
              </table:table-cell>
            </table:table-row>
            <table:table-row>
              <table:table-cell office:value-type="float" office:value="183904">
                <text:p>183900</text:p>
              </table:table-cell>
              <table:table-cell office:value-type="float" office:value="20103.664854">
                <text:p>20103.664854</text:p>
              </table:table-cell>
            </table:table-row>
            <table:table-row>
              <table:table-cell office:value-type="float" office:value="189310">
                <text:p>189310</text:p>
              </table:table-cell>
              <table:table-cell office:value-type="float" office:value="20083.44831">
                <text:p>20083.44831</text:p>
              </table:table-cell>
            </table:table-row>
            <table:table-row>
              <table:table-cell office:value-type="float" office:value="194876">
                <text:p>194880</text:p>
              </table:table-cell>
              <table:table-cell office:value-type="float" office:value="19873.552037">
                <text:p>19873.552037</text:p>
              </table:table-cell>
            </table:table-row>
            <table:table-row>
              <table:table-cell office:value-type="float" office:value="200604">
                <text:p>200600</text:p>
              </table:table-cell>
              <table:table-cell office:value-type="float" office:value="20118.056821">
                <text:p>20118.056821</text:p>
              </table:table-cell>
            </table:table-row>
            <table:table-row>
              <table:table-cell office:value-type="float" office:value="206501">
                <text:p>206500</text:p>
              </table:table-cell>
              <table:table-cell office:value-type="float" office:value="19931.93921">
                <text:p>19931.93921</text:p>
              </table:table-cell>
            </table:table-row>
            <table:table-row>
              <table:table-cell office:value-type="float" office:value="212572">
                <text:p>212570</text:p>
              </table:table-cell>
              <table:table-cell office:value-type="float" office:value="19979.352678">
                <text:p>19979.352678</text:p>
              </table:table-cell>
            </table:table-row>
            <table:table-row>
              <table:table-cell office:value-type="float" office:value="218821">
                <text:p>218820</text:p>
              </table:table-cell>
              <table:table-cell office:value-type="float" office:value="20039.804692">
                <text:p>20039.804692</text:p>
              </table:table-cell>
            </table:table-row>
            <table:table-row>
              <table:table-cell office:value-type="float" office:value="225254">
                <text:p>225250</text:p>
              </table:table-cell>
              <table:table-cell office:value-type="float" office:value="19263.357694">
                <text:p>19263.357694</text:p>
              </table:table-cell>
            </table:table-row>
            <table:table-row>
              <table:table-cell office:value-type="float" office:value="231876">
                <text:p>231880</text:p>
              </table:table-cell>
              <table:table-cell office:value-type="float" office:value="19794.794531">
                <text:p>19794.794531</text:p>
              </table:table-cell>
            </table:table-row>
            <table:table-row>
              <table:table-cell office:value-type="float" office:value="238692">
                <text:p>238690</text:p>
              </table:table-cell>
              <table:table-cell office:value-type="float" office:value="19423.157444">
                <text:p>19423.157444</text:p>
              </table:table-cell>
            </table:table-row>
            <table:table-row>
              <table:table-cell office:value-type="float" office:value="245709">
                <text:p>245710</text:p>
              </table:table-cell>
              <table:table-cell office:value-type="float" office:value="19172.463864">
                <text:p>19172.463864</text:p>
              </table:table-cell>
            </table:table-row>
            <table:table-row>
              <table:table-cell office:value-type="float" office:value="252932">
                <text:p>252930</text:p>
              </table:table-cell>
              <table:table-cell office:value-type="float" office:value="19222.982347">
                <text:p>19222.982347</text:p>
              </table:table-cell>
            </table:table-row>
            <table:table-row>
              <table:table-cell office:value-type="float" office:value="260368">
                <text:p>260370</text:p>
              </table:table-cell>
              <table:table-cell office:value-type="float" office:value="18948.44235">
                <text:p>18948.44235</text:p>
              </table:table-cell>
            </table:table-row>
            <table:table-row>
              <table:table-cell office:value-type="float" office:value="268022">
                <text:p>268020</text:p>
              </table:table-cell>
              <table:table-cell office:value-type="float" office:value="18756.132438">
                <text:p>18756.132438</text:p>
              </table:table-cell>
            </table:table-row>
            <table:table-row>
              <table:table-cell office:value-type="float" office:value="275901">
                <text:p>275900</text:p>
              </table:table-cell>
              <table:table-cell office:value-type="float" office:value="18148.821316">
                <text:p>18148.821316</text:p>
              </table:table-cell>
            </table:table-row>
            <table:table-row>
              <table:table-cell office:value-type="float" office:value="284011">
                <text:p>284010</text:p>
              </table:table-cell>
              <table:table-cell office:value-type="float" office:value="16919.122603">
                <text:p>16919.122603</text:p>
              </table:table-cell>
            </table:table-row>
            <table:table-row>
              <table:table-cell office:value-type="float" office:value="292360">
                <text:p>292360</text:p>
              </table:table-cell>
              <table:table-cell office:value-type="float" office:value="17861.468454">
                <text:p>17861.468454</text:p>
              </table:table-cell>
            </table:table-row>
            <table:table-row>
              <table:table-cell office:value-type="float" office:value="300955">
                <text:p>300960</text:p>
              </table:table-cell>
              <table:table-cell office:value-type="float" office:value="18222.494676">
                <text:p>18222.494676</text:p>
              </table:table-cell>
            </table:table-row>
            <table:table-row>
              <table:table-cell office:value-type="float" office:value="309802">
                <text:p>309800</text:p>
              </table:table-cell>
              <table:table-cell office:value-type="float" office:value="17859.847347">
                <text:p>17859.847347</text:p>
              </table:table-cell>
            </table:table-row>
            <table:table-row>
              <table:table-cell office:value-type="float" office:value="318910">
                <text:p>318910</text:p>
              </table:table-cell>
              <table:table-cell office:value-type="float" office:value="17012.75999">
                <text:p>17012.75999</text:p>
              </table:table-cell>
            </table:table-row>
            <table:table-row>
              <table:table-cell office:value-type="float" office:value="328285">
                <text:p>328290</text:p>
              </table:table-cell>
              <table:table-cell office:value-type="float" office:value="17157.336776">
                <text:p>17157.336776</text:p>
              </table:table-cell>
            </table:table-row>
            <table:table-row>
              <table:table-cell office:value-type="float" office:value="337935">
                <text:p>337940</text:p>
              </table:table-cell>
              <table:table-cell office:value-type="float" office:value="16335.514362">
                <text:p>16335.514362</text:p>
              </table:table-cell>
            </table:table-row>
            <table:table-row>
              <table:table-cell office:value-type="float" office:value="347870">
                <text:p>347870</text:p>
              </table:table-cell>
              <table:table-cell office:value-type="float" office:value="16187.627445">
                <text:p>16187.627445</text:p>
              </table:table-cell>
            </table:table-row>
            <table:table-row>
              <table:table-cell office:value-type="float" office:value="358096">
                <text:p>358100</text:p>
              </table:table-cell>
              <table:table-cell office:value-type="float" office:value="15238.520136">
                <text:p>15238.520136</text:p>
              </table:table-cell>
            </table:table-row>
            <table:table-row>
              <table:table-cell office:value-type="float" office:value="368623">
                <text:p>368620</text:p>
              </table:table-cell>
              <table:table-cell office:value-type="float" office:value="14802.613216">
                <text:p>14802.613216</text:p>
              </table:table-cell>
            </table:table-row>
            <table:table-row>
              <table:table-cell office:value-type="float" office:value="379459">
                <text:p>379460</text:p>
              </table:table-cell>
              <table:table-cell office:value-type="float" office:value="14150.662323">
                <text:p>14150.662323</text:p>
              </table:table-cell>
            </table:table-row>
            <table:table-row>
              <table:table-cell office:value-type="float" office:value="390614">
                <text:p>390610</text:p>
              </table:table-cell>
              <table:table-cell office:value-type="float" office:value="13876.514644">
                <text:p>13876.514644</text:p>
              </table:table-cell>
            </table:table-row>
            <table:table-row>
              <table:table-cell office:value-type="float" office:value="402097">
                <text:p>402100</text:p>
              </table:table-cell>
              <table:table-cell office:value-type="float" office:value="12849.058544">
                <text:p>12849.058544</text:p>
              </table:table-cell>
            </table:table-row>
            <table:table-row>
              <table:table-cell office:value-type="float" office:value="413918">
                <text:p>413920</text:p>
              </table:table-cell>
              <table:table-cell office:value-type="float" office:value="12445.121267">
                <text:p>12445.121267</text:p>
              </table:table-cell>
            </table:table-row>
            <table:table-row>
              <table:table-cell office:value-type="float" office:value="426086">
                <text:p>426090</text:p>
              </table:table-cell>
              <table:table-cell office:value-type="float" office:value="11964.771435">
                <text:p>11964.771435</text:p>
              </table:table-cell>
            </table:table-row>
            <table:table-row>
              <table:table-cell office:value-type="float" office:value="438612">
                <text:p>438610</text:p>
              </table:table-cell>
              <table:table-cell office:value-type="float" office:value="11472.86892">
                <text:p>11472.86892</text:p>
              </table:table-cell>
            </table:table-row>
            <table:table-row>
              <table:table-cell office:value-type="float" office:value="451505">
                <text:p>451510</text:p>
              </table:table-cell>
              <table:table-cell office:value-type="float" office:value="10743.618205">
                <text:p>10743.618205</text:p>
              </table:table-cell>
            </table:table-row>
            <table:table-row>
              <table:table-cell office:value-type="float" office:value="464778">
                <text:p>464780</text:p>
              </table:table-cell>
              <table:table-cell office:value-type="float" office:value="10472.433202">
                <text:p>10472.433202</text:p>
              </table:table-cell>
            </table:table-row>
            <table:table-row>
              <table:table-cell office:value-type="float" office:value="478442">
                <text:p>478440</text:p>
              </table:table-cell>
              <table:table-cell office:value-type="float" office:value="10197.146902">
                <text:p>10197.146902</text:p>
              </table:table-cell>
            </table:table-row>
            <table:table-row>
              <table:table-cell office:value-type="float" office:value="492506">
                <text:p>492510</text:p>
              </table:table-cell>
              <table:table-cell office:value-type="float" office:value="10024.539809">
                <text:p>10024.539809</text:p>
              </table:table-cell>
            </table:table-row>
            <table:table-row>
              <table:table-cell office:value-type="float" office:value="506985">
                <text:p>506990</text:p>
              </table:table-cell>
              <table:table-cell office:value-type="float" office:value="9749.222981">
                <text:p>9749.222981</text:p>
              </table:table-cell>
            </table:table-row>
            <table:table-row>
              <table:table-cell office:value-type="float" office:value="521889">
                <text:p>521890</text:p>
              </table:table-cell>
              <table:table-cell office:value-type="float" office:value="9590.686823">
                <text:p>9590.686823</text:p>
              </table:table-cell>
            </table:table-row>
            <table:table-row>
              <table:table-cell office:value-type="float" office:value="537231">
                <text:p>537230</text:p>
              </table:table-cell>
              <table:table-cell office:value-type="float" office:value="9402.600199">
                <text:p>9402.600199</text:p>
              </table:table-cell>
            </table:table-row>
            <table:table-row>
              <table:table-cell office:value-type="float" office:value="553024">
                <text:p>553020</text:p>
              </table:table-cell>
              <table:table-cell office:value-type="float" office:value="9315.472725">
                <text:p>9315.472725</text:p>
              </table:table-cell>
            </table:table-row>
            <table:table-row>
              <table:table-cell office:value-type="float" office:value="569281">
                <text:p>569280</text:p>
              </table:table-cell>
              <table:table-cell office:value-type="float" office:value="9183.718122">
                <text:p>9183.718122</text:p>
              </table:table-cell>
            </table:table-row>
            <table:table-row>
              <table:table-cell office:value-type="float" office:value="586016">
                <text:p>586020</text:p>
              </table:table-cell>
              <table:table-cell office:value-type="float" office:value="9182.123339">
                <text:p>9182.123339</text:p>
              </table:table-cell>
            </table:table-row>
            <table:table-row>
              <table:table-cell office:value-type="float" office:value="603243">
                <text:p>603240</text:p>
              </table:table-cell>
              <table:table-cell office:value-type="float" office:value="9067.282813">
                <text:p>9067.282813</text:p>
              </table:table-cell>
            </table:table-row>
            <table:table-row>
              <table:table-cell office:value-type="float" office:value="620977">
                <text:p>620980</text:p>
              </table:table-cell>
              <table:table-cell office:value-type="float" office:value="9021.073167">
                <text:p>9021.073167</text:p>
              </table:table-cell>
            </table:table-row>
            <table:table-row>
              <table:table-cell office:value-type="float" office:value="639232">
                <text:p>639230</text:p>
              </table:table-cell>
              <table:table-cell office:value-type="float" office:value="8954.47092">
                <text:p>8954.47092</text:p>
              </table:table-cell>
            </table:table-row>
            <table:table-row>
              <table:table-cell office:value-type="float" office:value="658024">
                <text:p>658020</text:p>
              </table:table-cell>
              <table:table-cell office:value-type="float" office:value="8880.728731">
                <text:p>8880.728731</text:p>
              </table:table-cell>
            </table:table-row>
            <table:table-row>
              <table:table-cell office:value-type="float" office:value="677368">
                <text:p>677370</text:p>
              </table:table-cell>
              <table:table-cell office:value-type="float" office:value="8933.86477">
                <text:p>8933.86477</text:p>
              </table:table-cell>
            </table:table-row>
            <table:table-row>
              <table:table-cell office:value-type="float" office:value="697280">
                <text:p>697280</text:p>
              </table:table-cell>
              <table:table-cell office:value-type="float" office:value="8913.176789">
                <text:p>8913.176789</text:p>
              </table:table-cell>
            </table:table-row>
            <table:table-row>
              <table:table-cell office:value-type="float" office:value="717778">
                <text:p>717780</text:p>
              </table:table-cell>
              <table:table-cell office:value-type="float" office:value="8876.664681">
                <text:p>8876.664681</text:p>
              </table:table-cell>
            </table:table-row>
            <table:table-row>
              <table:table-cell office:value-type="float" office:value="738879">
                <text:p>738880</text:p>
              </table:table-cell>
              <table:table-cell office:value-type="float" office:value="8819.850367">
                <text:p>8819.850367</text:p>
              </table:table-cell>
            </table:table-row>
            <table:table-row>
              <table:table-cell office:value-type="float" office:value="760600">
                <text:p>760600</text:p>
              </table:table-cell>
              <table:table-cell office:value-type="float" office:value="8859.845872">
                <text:p>8859.845872</text:p>
              </table:table-cell>
            </table:table-row>
            <table:table-row>
              <table:table-cell office:value-type="float" office:value="782959">
                <text:p>782960</text:p>
              </table:table-cell>
              <table:table-cell office:value-type="float" office:value="8720.508286">
                <text:p>8720.508286</text:p>
              </table:table-cell>
            </table:table-row>
            <table:table-row>
              <table:table-cell office:value-type="float" office:value="805976">
                <text:p>805980</text:p>
              </table:table-cell>
              <table:table-cell office:value-type="float" office:value="8711.834926">
                <text:p>8711.834926</text:p>
              </table:table-cell>
            </table:table-row>
            <table:table-row>
              <table:table-cell office:value-type="float" office:value="829670">
                <text:p>829670</text:p>
              </table:table-cell>
              <table:table-cell office:value-type="float" office:value="8580.15209">
                <text:p>8580.15209</text:p>
              </table:table-cell>
            </table:table-row>
            <table:table-row>
              <table:table-cell office:value-type="float" office:value="854059">
                <text:p>854060</text:p>
              </table:table-cell>
              <table:table-cell office:value-type="float" office:value="8689.690187">
                <text:p>8689.690187</text:p>
              </table:table-cell>
            </table:table-row>
            <table:table-row>
              <table:table-cell office:value-type="float" office:value="879166">
                <text:p>879170</text:p>
              </table:table-cell>
              <table:table-cell office:value-type="float" office:value="8670.19498">
                <text:p>8670.19498</text:p>
              </table:table-cell>
            </table:table-row>
            <table:table-row>
              <table:table-cell office:value-type="float" office:value="905011">
                <text:p>905010</text:p>
              </table:table-cell>
              <table:table-cell office:value-type="float" office:value="8640.145048">
                <text:p>8640.145048</text:p>
              </table:table-cell>
            </table:table-row>
            <table:table-row>
              <table:table-cell office:value-type="float" office:value="931616">
                <text:p>931620</text:p>
              </table:table-cell>
              <table:table-cell office:value-type="float" office:value="8644.814799">
                <text:p>8644.814799</text:p>
              </table:table-cell>
            </table:table-row>
            <table:table-row>
              <table:table-cell office:value-type="float" office:value="959003">
                <text:p>959000</text:p>
              </table:table-cell>
              <table:table-cell office:value-type="float" office:value="8730.998042">
                <text:p>8730.998042</text:p>
              </table:table-cell>
            </table:table-row>
            <table:table-row>
              <table:table-cell office:value-type="float" office:value="987195">
                <text:p>987200</text:p>
              </table:table-cell>
              <table:table-cell office:value-type="float" office:value="8691.909548">
                <text:p>8691.909548</text:p>
              </table:table-cell>
            </table:table-row>
            <table:table-row>
              <table:table-cell office:value-type="float" office:value="1016216">
                <text:p>1016220</text:p>
              </table:table-cell>
              <table:table-cell office:value-type="float" office:value="8737.345952">
                <text:p>8737.345952</text:p>
              </table:table-cell>
            </table:table-row>
            <table:table-row>
              <table:table-cell office:value-type="float" office:value="1046089">
                <text:p>1046090</text:p>
              </table:table-cell>
              <table:table-cell office:value-type="float" office:value="8663.141128">
                <text:p>8663.141128</text:p>
              </table:table-cell>
            </table:table-row>
            <table:table-row>
              <table:table-cell office:value-type="float" office:value="1076841">
                <text:p>1076840</text:p>
              </table:table-cell>
              <table:table-cell office:value-type="float" office:value="8807.506121">
                <text:p>8807.506121</text:p>
              </table:table-cell>
            </table:table-row>
            <table:table-row>
              <table:table-cell office:value-type="float" office:value="1108497">
                <text:p>1108500</text:p>
              </table:table-cell>
              <table:table-cell office:value-type="float" office:value="8813.197149">
                <text:p>8813.197149</text:p>
              </table:table-cell>
            </table:table-row>
            <table:table-row>
              <table:table-cell office:value-type="float" office:value="1141084">
                <text:p>1141080</text:p>
              </table:table-cell>
              <table:table-cell office:value-type="float" office:value="8640.741642">
                <text:p>8640.741642</text:p>
              </table:table-cell>
            </table:table-row>
            <table:table-row>
              <table:table-cell office:value-type="float" office:value="1174629">
                <text:p>1174630</text:p>
              </table:table-cell>
              <table:table-cell office:value-type="float" office:value="8650.828647">
                <text:p>8650.828647</text:p>
              </table:table-cell>
            </table:table-row>
            <table:table-row>
              <table:table-cell office:value-type="float" office:value="1209159">
                <text:p>1209160</text:p>
              </table:table-cell>
              <table:table-cell office:value-type="float" office:value="8719.829488">
                <text:p>8719.829488</text:p>
              </table:table-cell>
            </table:table-row>
            <table:table-row>
              <table:table-cell office:value-type="float" office:value="1244705">
                <text:p>1244710</text:p>
              </table:table-cell>
              <table:table-cell office:value-type="float" office:value="8776.532137">
                <text:p>8776.532137</text:p>
              </table:table-cell>
            </table:table-row>
            <table:table-row>
              <table:table-cell office:value-type="float" office:value="1281296">
                <text:p>1281300</text:p>
              </table:table-cell>
              <table:table-cell office:value-type="float" office:value="8725.16051">
                <text:p>8725.16051</text:p>
              </table:table-cell>
            </table:table-row>
            <table:table-row>
              <table:table-cell office:value-type="float" office:value="1318963">
                <text:p>1318960</text:p>
              </table:table-cell>
              <table:table-cell office:value-type="float" office:value="8709.784832">
                <text:p>8709.784832</text:p>
              </table:table-cell>
            </table:table-row>
            <table:table-row>
              <table:table-cell office:value-type="float" office:value="1357736">
                <text:p>1357740</text:p>
              </table:table-cell>
              <table:table-cell office:value-type="float" office:value="8743.296889">
                <text:p>8743.296889</text:p>
              </table:table-cell>
            </table:table-row>
            <table:table-row>
              <table:table-cell office:value-type="float" office:value="1397650">
                <text:p>1397650</text:p>
              </table:table-cell>
              <table:table-cell office:value-type="float" office:value="8721.227364">
                <text:p>8721.227364</text:p>
              </table:table-cell>
            </table:table-row>
            <table:table-row>
              <table:table-cell office:value-type="float" office:value="1438737">
                <text:p>1438740</text:p>
              </table:table-cell>
              <table:table-cell office:value-type="float" office:value="8731.923146">
                <text:p>8731.923146</text:p>
              </table:table-cell>
            </table:table-row>
            <table:table-row>
              <table:table-cell office:value-type="float" office:value="1481031">
                <text:p>1481030</text:p>
              </table:table-cell>
              <table:table-cell office:value-type="float" office:value="8735.896471">
                <text:p>8735.896471</text:p>
              </table:table-cell>
            </table:table-row>
            <table:table-row>
              <table:table-cell office:value-type="float" office:value="1524570">
                <text:p>1524570</text:p>
              </table:table-cell>
              <table:table-cell office:value-type="float" office:value="8774.949325">
                <text:p>8774.949325</text:p>
              </table:table-cell>
            </table:table-row>
            <table:table-row>
              <table:table-cell office:value-type="float" office:value="1569388">
                <text:p>1569390</text:p>
              </table:table-cell>
              <table:table-cell office:value-type="float" office:value="8750.682169">
                <text:p>8750.682169</text:p>
              </table:table-cell>
            </table:table-row>
            <table:table-row>
              <table:table-cell office:value-type="float" office:value="1615523">
                <text:p>1615520</text:p>
              </table:table-cell>
              <table:table-cell office:value-type="float" office:value="8941.549157">
                <text:p>8941.549157</text:p>
              </table:table-cell>
            </table:table-row>
            <table:table-row>
              <table:table-cell office:value-type="float" office:value="1663015">
                <text:p>1663020</text:p>
              </table:table-cell>
              <table:table-cell office:value-type="float" office:value="9008.463821">
                <text:p>9008.463821</text:p>
              </table:table-cell>
            </table:table-row>
            <table:table-row>
              <table:table-cell office:value-type="float" office:value="1711903">
                <text:p>1711900</text:p>
              </table:table-cell>
              <table:table-cell office:value-type="float" office:value="8858.561303">
                <text:p>8858.561303</text:p>
              </table:table-cell>
            </table:table-row>
            <table:table-row>
              <table:table-cell office:value-type="float" office:value="1762228">
                <text:p>1762230</text:p>
              </table:table-cell>
              <table:table-cell office:value-type="float" office:value="8981.008157">
                <text:p>8981.008157</text:p>
              </table:table-cell>
            </table:table-row>
            <table:table-row>
              <table:table-cell office:value-type="float" office:value="1814032">
                <text:p>1814030</text:p>
              </table:table-cell>
              <table:table-cell office:value-type="float" office:value="8933.537089">
                <text:p>8933.537089</text:p>
              </table:table-cell>
            </table:table-row>
            <table:table-row>
              <table:table-cell office:value-type="float" office:value="1867360">
                <text:p>1867360</text:p>
              </table:table-cell>
              <table:table-cell office:value-type="float" office:value="8978.675277">
                <text:p>8978.675277</text:p>
              </table:table-cell>
            </table:table-row>
            <table:table-row>
              <table:table-cell office:value-type="float" office:value="1922255">
                <text:p>1922260</text:p>
              </table:table-cell>
              <table:table-cell office:value-type="float" office:value="8796.398377">
                <text:p>8796.398377</text:p>
              </table:table-cell>
            </table:table-row>
            <table:table-row>
              <table:table-cell office:value-type="float" office:value="1978763">
                <text:p>1978760</text:p>
              </table:table-cell>
              <table:table-cell office:value-type="float" office:value="8941.875661">
                <text:p>8941.875661</text:p>
              </table:table-cell>
            </table:table-row>
            <table:table-row>
              <table:table-cell office:value-type="float" office:value="2036933">
                <text:p>2036930</text:p>
              </table:table-cell>
              <table:table-cell office:value-type="float" office:value="8887.755231">
                <text:p>8887.755231</text:p>
              </table:table-cell>
            </table:table-row>
            <table:table-row>
              <table:table-cell office:value-type="float" office:value="2096813">
                <text:p>2096810</text:p>
              </table:table-cell>
              <table:table-cell office:value-type="float" office:value="8839.473713">
                <text:p>8839.473713</text:p>
              </table:table-cell>
            </table:table-row>
            <table:table-row>
              <table:table-cell office:value-type="float" office:value="2158454">
                <text:p>2158450</text:p>
              </table:table-cell>
              <table:table-cell office:value-type="float" office:value="8836.083934">
                <text:p>8836.083934</text:p>
              </table:table-cell>
            </table:table-row>
            <table:table-row>
              <table:table-cell office:value-type="float" office:value="2221906">
                <text:p>2221910</text:p>
              </table:table-cell>
              <table:table-cell office:value-type="float" office:value="8793.640863">
                <text:p>8793.640863</text:p>
              </table:table-cell>
            </table:table-row>
            <table:table-row>
              <table:table-cell office:value-type="float" office:value="2287224">
                <text:p>2287220</text:p>
              </table:table-cell>
              <table:table-cell office:value-type="float" office:value="8792.420597">
                <text:p>8792.420597</text:p>
              </table:table-cell>
            </table:table-row>
            <table:table-row>
              <table:table-cell office:value-type="float" office:value="2354462">
                <text:p>2354460</text:p>
              </table:table-cell>
              <table:table-cell office:value-type="float" office:value="8844.719516">
                <text:p>8844.719516</text:p>
              </table:table-cell>
            </table:table-row>
            <table:table-row>
              <table:table-cell office:value-type="float" office:value="2423676">
                <text:p>2423680</text:p>
              </table:table-cell>
              <table:table-cell office:value-type="float" office:value="8815.781205">
                <text:p>8815.781205</text:p>
              </table:table-cell>
            </table:table-row>
            <table:table-row>
              <table:table-cell office:value-type="float" office:value="2494925">
                <text:p>2494930</text:p>
              </table:table-cell>
              <table:table-cell office:value-type="float" office:value="8778.345346">
                <text:p>8778.345346</text:p>
              </table:table-cell>
            </table:table-row>
            <table:table-row>
              <table:table-cell office:value-type="float" office:value="2568269">
                <text:p>2568270</text:p>
              </table:table-cell>
              <table:table-cell office:value-type="float" office:value="8776.230968">
                <text:p>8776.230968</text:p>
              </table:table-cell>
            </table:table-row>
            <table:table-row>
              <table:table-cell office:value-type="float" office:value="2643769">
                <text:p>2643770</text:p>
              </table:table-cell>
              <table:table-cell office:value-type="float" office:value="8776.886998">
                <text:p>8776.886998</text:p>
              </table:table-cell>
            </table:table-row>
            <table:table-row>
              <table:table-cell office:value-type="float" office:value="2721488">
                <text:p>2721490</text:p>
              </table:table-cell>
              <table:table-cell office:value-type="float" office:value="8854.116484">
                <text:p>8854.116484</text:p>
              </table:table-cell>
            </table:table-row>
            <table:table-row>
              <table:table-cell office:value-type="float" office:value="2801492">
                <text:p>2801490</text:p>
              </table:table-cell>
              <table:table-cell office:value-type="float" office:value="8768.295667">
                <text:p>8768.295667</text:p>
              </table:table-cell>
            </table:table-row>
            <table:table-row>
              <table:table-cell office:value-type="float" office:value="2883848">
                <text:p>2883850</text:p>
              </table:table-cell>
              <table:table-cell office:value-type="float" office:value="8817.372731">
                <text:p>8817.372731</text:p>
              </table:table-cell>
            </table:table-row>
            <table:table-row>
              <table:table-cell office:value-type="float" office:value="2968624">
                <text:p>2968620</text:p>
              </table:table-cell>
              <table:table-cell office:value-type="float" office:value="8793.392656">
                <text:p>8793.392656</text:p>
              </table:table-cell>
            </table:table-row>
            <table:table-row>
              <table:table-cell office:value-type="float" office:value="3055893">
                <text:p>3055890</text:p>
              </table:table-cell>
              <table:table-cell office:value-type="float" office:value="8761.241365">
                <text:p>8761.241365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8713.266263">
                <text:p>8713.266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5cm" chart:style-name="ch2">
          <text:p>Copy</text:p>
        </chart:title>
        <chart:plot-area chart:style-name="ch3" table:cell-range-address="output.A2:output.A401 output.C1:output.C401" chart:data-source-has-labels="both" svg:x="1.354cm" svg:y="1.316cm" svg:width="14.326cm" svg:height="6.5cm">
          <chartooo:coordinate-region svg:x="2.663cm" svg:y="1.316cm" svg:width="12.866cm" svg:height="4.689cm"/>
          <chart:axis chart:dimension="x" chart:name="primary-x" chart:style-name="ch4" chartooo:axis-type="auto">
            <chartooo:date-scale/>
            <chart:title svg:x="7.704cm" svg:y="7.997cm" chart:style-name="ch5">
              <text:p>Array size</text:p>
            </chart:title>
            <chart:categories table:cell-range-address="output.A2:output.A401"/>
          </chart:axis>
          <chart:axis chart:dimension="y" chart:name="primary-y" chart:style-name="ch4">
            <chart:title svg:x="0.451cm" svg:y="5.787cm" chart:style-name="ch6">
              <text:p>Bandwidth (MB)</text:p>
            </chart:title>
            <chart:grid chart:style-name="ch7" chart:class="major"/>
          </chart:axis>
          <chart:series chart:style-name="ch8" chart:values-cell-range-address="output.C2:output.C401" chart:label-cell-address="output.C1:output.C1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py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.A2:output.A401</svg:desc>
                </draw:g>
              </table:table-cell>
              <table:table-cell office:value-type="float" office:value="22875.199049">
                <text:p>22875.199049</text:p>
                <draw:g>
                  <svg:desc>output.C2:output.C401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7452.421504">
                <text:p>27452.4215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5444.153677">
                <text:p>25444.15367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6612.129245">
                <text:p>26612.12924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4248.373669">
                <text:p>24248.3736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5793.874857">
                <text:p>25793.87485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590.45549">
                <text:p>24590.4554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7510.758859">
                <text:p>27510.75885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0220.416224">
                <text:p>20220.41622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7060.655612">
                <text:p>27060.6556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799.408918">
                <text:p>24799.40891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6248.849239">
                <text:p>26248.84923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6236.805054">
                <text:p>26236.80505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5873.93556">
                <text:p>25873.9355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8096.559599">
                <text:p>28096.55959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6813.440261">
                <text:p>26813.44026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6638.077794">
                <text:p>26638.07779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7786.425213">
                <text:p>27786.42521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7727.558245">
                <text:p>27727.55824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7062.643915">
                <text:p>27062.64391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5740.198368">
                <text:p>25740.19836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7774.049045">
                <text:p>27774.04904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265.775298">
                <text:p>28265.77529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7287.495119">
                <text:p>27287.4951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986.329174">
                <text:p>26986.32917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4481.646636">
                <text:p>24481.64663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493.891647">
                <text:p>24493.89164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4264.918946">
                <text:p>24264.91894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4535.140965">
                <text:p>24535.1409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164.451358">
                <text:p>25164.45135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010.494839">
                <text:p>25010.49483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5368.217932">
                <text:p>25368.21793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5911.697594">
                <text:p>25911.69759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6315.118034">
                <text:p>26315.1180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271.667493">
                <text:p>26271.66749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7162.113432">
                <text:p>27162.1134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7743.204735">
                <text:p>27743.20473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7457.535239">
                <text:p>27457.5352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405.221778">
                <text:p>27405.22177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7957.483607">
                <text:p>27957.48360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6866.746763">
                <text:p>26866.74676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8099.191405">
                <text:p>28099.19140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7592.657883">
                <text:p>27592.65788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7304.284142">
                <text:p>27304.28414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7212.425535">
                <text:p>27212.42553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013.908237">
                <text:p>29013.90823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9554.086728">
                <text:p>29554.08672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9890.593288">
                <text:p>29890.59328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0554.616614">
                <text:p>30554.61661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0199.412464">
                <text:p>30199.4124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0009.552416">
                <text:p>30009.55241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0559.665458">
                <text:p>30559.66545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0260.325127">
                <text:p>30260.32512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0413.963076">
                <text:p>30413.96307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2693.38787">
                <text:p>32693.3878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2525.101658">
                <text:p>32525.10165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2015.263989">
                <text:p>32015.26398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3559.952674">
                <text:p>33559.95267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3651.733001">
                <text:p>33651.73300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3252.553678">
                <text:p>33252.55367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4473.915481">
                <text:p>34473.91548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4490.590801">
                <text:p>34490.59080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5045.238041">
                <text:p>35045.23804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5018.450075">
                <text:p>35018.45007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5160.369669">
                <text:p>35160.36966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5756.061354">
                <text:p>35756.06135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5976.241324">
                <text:p>35976.24132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6497.419662">
                <text:p>36497.41966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6543.244029">
                <text:p>36543.24402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6384.454576">
                <text:p>36384.45457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6189.067985">
                <text:p>36189.06798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7212.841274">
                <text:p>37212.84127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6920.172789">
                <text:p>36920.17278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7054.71955">
                <text:p>37054.7195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7316.499031">
                <text:p>37316.49903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7542.282512">
                <text:p>37542.28251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8065.763197">
                <text:p>38065.76319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7828.937683">
                <text:p>37828.93768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8450.041215">
                <text:p>38450.04121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8121.026152">
                <text:p>38121.02615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8689.606109">
                <text:p>38689.60610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5966.760255">
                <text:p>35966.76025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5865.771936">
                <text:p>35865.77193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7164.299639">
                <text:p>37164.299639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7157.301464">
                <text:p>37157.30146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7543.7104">
                <text:p>37543.710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8267.516956">
                <text:p>38267.516956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8634.145628">
                <text:p>38634.14562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9374.843962">
                <text:p>39374.84396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8431.928548">
                <text:p>38431.92854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7900.229829">
                <text:p>37900.22982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0291.545957">
                <text:p>40291.545957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0420.51907">
                <text:p>40420.5190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0253.169004">
                <text:p>40253.16900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0371.317265">
                <text:p>40371.31726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0723.645454">
                <text:p>40723.64545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0360.071025">
                <text:p>40360.07102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1095.20848">
                <text:p>41095.2084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41127.310826">
                <text:p>41127.31082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40570.730212">
                <text:p>40570.73021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41078.561967">
                <text:p>41078.56196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41412.248796">
                <text:p>41412.248796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1433.153844">
                <text:p>41433.153844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40055.987353">
                <text:p>40055.987353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41542.497452">
                <text:p>41542.497452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41841.284527">
                <text:p>41841.284527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42023.916528">
                <text:p>42023.916528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41676.291049">
                <text:p>41676.291049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41644.354468">
                <text:p>41644.354468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40762.056139">
                <text:p>40762.056139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42270.563278">
                <text:p>42270.563278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42126.71903">
                <text:p>42126.7190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8325.821719">
                <text:p>38325.821719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41305.657356">
                <text:p>41305.657356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42395.728722">
                <text:p>42395.72872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2536.763287">
                <text:p>42536.763287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38617.027985">
                <text:p>38617.027985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2646.113874">
                <text:p>42646.113874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41405.377599">
                <text:p>41405.377599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42870.764411">
                <text:p>42870.764411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42357.061793">
                <text:p>42357.061793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38634.798953">
                <text:p>38634.798953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41504.237624">
                <text:p>41504.237624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43074.752608">
                <text:p>43074.752608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43067.879321">
                <text:p>43067.879321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38737.55274">
                <text:p>38737.55274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43365.922546">
                <text:p>43365.922546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42251.660019">
                <text:p>42251.660019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41743.483163">
                <text:p>41743.483163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42005.658152">
                <text:p>42005.658152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39011.984154">
                <text:p>39011.984154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42144.845591">
                <text:p>42144.845591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43573.348272">
                <text:p>43573.348272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43684.080486">
                <text:p>43684.080486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38591.106415">
                <text:p>38591.106415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42281.91892">
                <text:p>42281.91892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43742.640712">
                <text:p>43742.640712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43903.950093">
                <text:p>43903.950093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42039.858573">
                <text:p>42039.858573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40210.527108">
                <text:p>40210.527108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42388.00255">
                <text:p>42388.00255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43874.393311">
                <text:p>43874.393311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44110.885019">
                <text:p>44110.885019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8721.842659">
                <text:p>38721.842659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42362.774506">
                <text:p>42362.774506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4157.945236">
                <text:p>44157.945236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43929.566963">
                <text:p>43929.566963</text:p>
              </table:table-cell>
            </table:table-row>
            <table:table-row>
              <table:table-cell office:value-type="float" office:value="2122">
                <text:p>2120</text:p>
              </table:table-cell>
              <table:table-cell office:value-type="float" office:value="39826.907615">
                <text:p>39826.907615</text:p>
              </table:table-cell>
            </table:table-row>
            <table:table-row>
              <table:table-cell office:value-type="float" office:value="2185">
                <text:p>2190</text:p>
              </table:table-cell>
              <table:table-cell office:value-type="float" office:value="42303.020043">
                <text:p>42303.020043</text:p>
              </table:table-cell>
            </table:table-row>
            <table:table-row>
              <table:table-cell office:value-type="float" office:value="2249">
                <text:p>2250</text:p>
              </table:table-cell>
              <table:table-cell office:value-type="float" office:value="42695.339247">
                <text:p>42695.339247</text:p>
              </table:table-cell>
            </table:table-row>
            <table:table-row>
              <table:table-cell office:value-type="float" office:value="2315">
                <text:p>2320</text:p>
              </table:table-cell>
              <table:table-cell office:value-type="float" office:value="43980.466902">
                <text:p>43980.466902</text:p>
              </table:table-cell>
            </table:table-row>
            <table:table-row>
              <table:table-cell office:value-type="float" office:value="2383">
                <text:p>2380</text:p>
              </table:table-cell>
              <table:table-cell office:value-type="float" office:value="43845.623813">
                <text:p>43845.623813</text:p>
              </table:table-cell>
            </table:table-row>
            <table:table-row>
              <table:table-cell office:value-type="float" office:value="2453">
                <text:p>2450</text:p>
              </table:table-cell>
              <table:table-cell office:value-type="float" office:value="38115.300162">
                <text:p>38115.300162</text:p>
              </table:table-cell>
            </table:table-row>
            <table:table-row>
              <table:table-cell office:value-type="float" office:value="2525">
                <text:p>2530</text:p>
              </table:table-cell>
              <table:table-cell office:value-type="float" office:value="41562.132542">
                <text:p>41562.13254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2872.57319">
                <text:p>42872.57319</text:p>
              </table:table-cell>
            </table:table-row>
            <table:table-row>
              <table:table-cell office:value-type="float" office:value="2676">
                <text:p>2680</text:p>
              </table:table-cell>
              <table:table-cell office:value-type="float" office:value="42868.557856">
                <text:p>42868.557856</text:p>
              </table:table-cell>
            </table:table-row>
            <table:table-row>
              <table:table-cell office:value-type="float" office:value="2755">
                <text:p>2760</text:p>
              </table:table-cell>
              <table:table-cell office:value-type="float" office:value="42422.158041">
                <text:p>42422.158041</text:p>
              </table:table-cell>
            </table:table-row>
            <table:table-row>
              <table:table-cell office:value-type="float" office:value="2836">
                <text:p>2840</text:p>
              </table:table-cell>
              <table:table-cell office:value-type="float" office:value="42291.743698">
                <text:p>42291.743698</text:p>
              </table:table-cell>
            </table:table-row>
            <table:table-row>
              <table:table-cell office:value-type="float" office:value="2919">
                <text:p>2920</text:p>
              </table:table-cell>
              <table:table-cell office:value-type="float" office:value="42489.872059">
                <text:p>42489.872059</text:p>
              </table:table-cell>
            </table:table-row>
            <table:table-row>
              <table:table-cell office:value-type="float" office:value="3005">
                <text:p>3010</text:p>
              </table:table-cell>
              <table:table-cell office:value-type="float" office:value="42907.735088">
                <text:p>42907.735088</text:p>
              </table:table-cell>
            </table:table-row>
            <table:table-row>
              <table:table-cell office:value-type="float" office:value="3093">
                <text:p>3090</text:p>
              </table:table-cell>
              <table:table-cell office:value-type="float" office:value="42839.815727">
                <text:p>42839.815727</text:p>
              </table:table-cell>
            </table:table-row>
            <table:table-row>
              <table:table-cell office:value-type="float" office:value="3184">
                <text:p>3180</text:p>
              </table:table-cell>
              <table:table-cell office:value-type="float" office:value="42441.966209">
                <text:p>42441.966209</text:p>
              </table:table-cell>
            </table:table-row>
            <table:table-row>
              <table:table-cell office:value-type="float" office:value="3278">
                <text:p>3280</text:p>
              </table:table-cell>
              <table:table-cell office:value-type="float" office:value="41927.058847">
                <text:p>41927.058847</text:p>
              </table:table-cell>
            </table:table-row>
            <table:table-row>
              <table:table-cell office:value-type="float" office:value="3374">
                <text:p>3370</text:p>
              </table:table-cell>
              <table:table-cell office:value-type="float" office:value="41075.258847">
                <text:p>41075.258847</text:p>
              </table:table-cell>
            </table:table-row>
            <table:table-row>
              <table:table-cell office:value-type="float" office:value="3473">
                <text:p>3470</text:p>
              </table:table-cell>
              <table:table-cell office:value-type="float" office:value="41722.911648">
                <text:p>41722.911648</text:p>
              </table:table-cell>
            </table:table-row>
            <table:table-row>
              <table:table-cell office:value-type="float" office:value="3575">
                <text:p>3580</text:p>
              </table:table-cell>
              <table:table-cell office:value-type="float" office:value="42641.921452">
                <text:p>42641.921452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42844.859749">
                <text:p>42844.859749</text:p>
              </table:table-cell>
            </table:table-row>
            <table:table-row>
              <table:table-cell office:value-type="float" office:value="3789">
                <text:p>3790</text:p>
              </table:table-cell>
              <table:table-cell office:value-type="float" office:value="42360.834618">
                <text:p>42360.83461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41375.452101">
                <text:p>41375.452101</text:p>
              </table:table-cell>
            </table:table-row>
            <table:table-row>
              <table:table-cell office:value-type="float" office:value="4015">
                <text:p>4020</text:p>
              </table:table-cell>
              <table:table-cell office:value-type="float" office:value="43042.821962">
                <text:p>43042.821962</text:p>
              </table:table-cell>
            </table:table-row>
            <table:table-row>
              <table:table-cell office:value-type="float" office:value="4133">
                <text:p>4130</text:p>
              </table:table-cell>
              <table:table-cell office:value-type="float" office:value="42210.950983">
                <text:p>42210.950983</text:p>
              </table:table-cell>
            </table:table-row>
            <table:table-row>
              <table:table-cell office:value-type="float" office:value="4254">
                <text:p>4250</text:p>
              </table:table-cell>
              <table:table-cell office:value-type="float" office:value="41256.308796">
                <text:p>41256.308796</text:p>
              </table:table-cell>
            </table:table-row>
            <table:table-row>
              <table:table-cell office:value-type="float" office:value="4379">
                <text:p>4380</text:p>
              </table:table-cell>
              <table:table-cell office:value-type="float" office:value="41952.737565">
                <text:p>41952.737565</text:p>
              </table:table-cell>
            </table:table-row>
            <table:table-row>
              <table:table-cell office:value-type="float" office:value="4508">
                <text:p>4510</text:p>
              </table:table-cell>
              <table:table-cell office:value-type="float" office:value="42621.154789">
                <text:p>42621.154789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42167.280214">
                <text:p>42167.280214</text:p>
              </table:table-cell>
            </table:table-row>
            <table:table-row>
              <table:table-cell office:value-type="float" office:value="4777">
                <text:p>4780</text:p>
              </table:table-cell>
              <table:table-cell office:value-type="float" office:value="42774.659684">
                <text:p>42774.659684</text:p>
              </table:table-cell>
            </table:table-row>
            <table:table-row>
              <table:table-cell office:value-type="float" office:value="4917">
                <text:p>4920</text:p>
              </table:table-cell>
              <table:table-cell office:value-type="float" office:value="42325.717578">
                <text:p>42325.717578</text:p>
              </table:table-cell>
            </table:table-row>
            <table:table-row>
              <table:table-cell office:value-type="float" office:value="5062">
                <text:p>5060</text:p>
              </table:table-cell>
              <table:table-cell office:value-type="float" office:value="42838.70758">
                <text:p>42838.70758</text:p>
              </table:table-cell>
            </table:table-row>
            <table:table-row>
              <table:table-cell office:value-type="float" office:value="5211">
                <text:p>5210</text:p>
              </table:table-cell>
              <table:table-cell office:value-type="float" office:value="42785.796806">
                <text:p>42785.796806</text:p>
              </table:table-cell>
            </table:table-row>
            <table:table-row>
              <table:table-cell office:value-type="float" office:value="5364">
                <text:p>5360</text:p>
              </table:table-cell>
              <table:table-cell office:value-type="float" office:value="41268.826834">
                <text:p>41268.826834</text:p>
              </table:table-cell>
            </table:table-row>
            <table:table-row>
              <table:table-cell office:value-type="float" office:value="5521">
                <text:p>5520</text:p>
              </table:table-cell>
              <table:table-cell office:value-type="float" office:value="40479.523044">
                <text:p>40479.523044</text:p>
              </table:table-cell>
            </table:table-row>
            <table:table-row>
              <table:table-cell office:value-type="float" office:value="5684">
                <text:p>5680</text:p>
              </table:table-cell>
              <table:table-cell office:value-type="float" office:value="42607.725164">
                <text:p>42607.725164</text:p>
              </table:table-cell>
            </table:table-row>
            <table:table-row>
              <table:table-cell office:value-type="float" office:value="5851">
                <text:p>5850</text:p>
              </table:table-cell>
              <table:table-cell office:value-type="float" office:value="41858.273497">
                <text:p>41858.273497</text:p>
              </table:table-cell>
            </table:table-row>
            <table:table-row>
              <table:table-cell office:value-type="float" office:value="6023">
                <text:p>6020</text:p>
              </table:table-cell>
              <table:table-cell office:value-type="float" office:value="40607.118392">
                <text:p>40607.118392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2207.401483">
                <text:p>42207.401483</text:p>
              </table:table-cell>
            </table:table-row>
            <table:table-row>
              <table:table-cell office:value-type="float" office:value="6382">
                <text:p>6380</text:p>
              </table:table-cell>
              <table:table-cell office:value-type="float" office:value="42368.610411">
                <text:p>42368.610411</text:p>
              </table:table-cell>
            </table:table-row>
            <table:table-row>
              <table:table-cell office:value-type="float" office:value="6570">
                <text:p>6570</text:p>
              </table:table-cell>
              <table:table-cell office:value-type="float" office:value="42499.28018">
                <text:p>42499.28018</text:p>
              </table:table-cell>
            </table:table-row>
            <table:table-row>
              <table:table-cell office:value-type="float" office:value="6763">
                <text:p>6760</text:p>
              </table:table-cell>
              <table:table-cell office:value-type="float" office:value="42202.008279">
                <text:p>42202.008279</text:p>
              </table:table-cell>
            </table:table-row>
            <table:table-row>
              <table:table-cell office:value-type="float" office:value="6962">
                <text:p>6960</text:p>
              </table:table-cell>
              <table:table-cell office:value-type="float" office:value="42654.591476">
                <text:p>42654.591476</text:p>
              </table:table-cell>
            </table:table-row>
            <table:table-row>
              <table:table-cell office:value-type="float" office:value="7166">
                <text:p>7170</text:p>
              </table:table-cell>
              <table:table-cell office:value-type="float" office:value="42394.318937">
                <text:p>42394.318937</text:p>
              </table:table-cell>
            </table:table-row>
            <table:table-row>
              <table:table-cell office:value-type="float" office:value="7377">
                <text:p>7380</text:p>
              </table:table-cell>
              <table:table-cell office:value-type="float" office:value="41737.416847">
                <text:p>41737.416847</text:p>
              </table:table-cell>
            </table:table-row>
            <table:table-row>
              <table:table-cell office:value-type="float" office:value="7594">
                <text:p>7590</text:p>
              </table:table-cell>
              <table:table-cell office:value-type="float" office:value="41102.720264">
                <text:p>41102.720264</text:p>
              </table:table-cell>
            </table:table-row>
            <table:table-row>
              <table:table-cell office:value-type="float" office:value="7817">
                <text:p>7820</text:p>
              </table:table-cell>
              <table:table-cell office:value-type="float" office:value="40861.271652">
                <text:p>40861.271652</text:p>
              </table:table-cell>
            </table:table-row>
            <table:table-row>
              <table:table-cell office:value-type="float" office:value="8047">
                <text:p>8050</text:p>
              </table:table-cell>
              <table:table-cell office:value-type="float" office:value="41383.187271">
                <text:p>41383.187271</text:p>
              </table:table-cell>
            </table:table-row>
            <table:table-row>
              <table:table-cell office:value-type="float" office:value="8284">
                <text:p>8280</text:p>
              </table:table-cell>
              <table:table-cell office:value-type="float" office:value="41271.519207">
                <text:p>41271.519207</text:p>
              </table:table-cell>
            </table:table-row>
            <table:table-row>
              <table:table-cell office:value-type="float" office:value="8527">
                <text:p>8530</text:p>
              </table:table-cell>
              <table:table-cell office:value-type="float" office:value="41354.992493">
                <text:p>41354.992493</text:p>
              </table:table-cell>
            </table:table-row>
            <table:table-row>
              <table:table-cell office:value-type="float" office:value="8778">
                <text:p>8780</text:p>
              </table:table-cell>
              <table:table-cell office:value-type="float" office:value="40725.720832">
                <text:p>40725.720832</text:p>
              </table:table-cell>
            </table:table-row>
            <table:table-row>
              <table:table-cell office:value-type="float" office:value="9036">
                <text:p>9040</text:p>
              </table:table-cell>
              <table:table-cell office:value-type="float" office:value="40705.565197">
                <text:p>40705.565197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40738.699568">
                <text:p>40738.699568</text:p>
              </table:table-cell>
            </table:table-row>
            <table:table-row>
              <table:table-cell office:value-type="float" office:value="9575">
                <text:p>9580</text:p>
              </table:table-cell>
              <table:table-cell office:value-type="float" office:value="40805.122138">
                <text:p>40805.122138</text:p>
              </table:table-cell>
            </table:table-row>
            <table:table-row>
              <table:table-cell office:value-type="float" office:value="9856">
                <text:p>9860</text:p>
              </table:table-cell>
              <table:table-cell office:value-type="float" office:value="40250.049332">
                <text:p>40250.049332</text:p>
              </table:table-cell>
            </table:table-row>
            <table:table-row>
              <table:table-cell office:value-type="float" office:value="10146">
                <text:p>10150</text:p>
              </table:table-cell>
              <table:table-cell office:value-type="float" office:value="40776.608252">
                <text:p>40776.608252</text:p>
              </table:table-cell>
            </table:table-row>
            <table:table-row>
              <table:table-cell office:value-type="float" office:value="10444">
                <text:p>10440</text:p>
              </table:table-cell>
              <table:table-cell office:value-type="float" office:value="40172.971088">
                <text:p>40172.971088</text:p>
              </table:table-cell>
            </table:table-row>
            <table:table-row>
              <table:table-cell office:value-type="float" office:value="10751">
                <text:p>10750</text:p>
              </table:table-cell>
              <table:table-cell office:value-type="float" office:value="40051.240619">
                <text:p>40051.240619</text:p>
              </table:table-cell>
            </table:table-row>
            <table:table-row>
              <table:table-cell office:value-type="float" office:value="11067">
                <text:p>11070</text:p>
              </table:table-cell>
              <table:table-cell office:value-type="float" office:value="39947.34654">
                <text:p>39947.34654</text:p>
              </table:table-cell>
            </table:table-row>
            <table:table-row>
              <table:table-cell office:value-type="float" office:value="11393">
                <text:p>11390</text:p>
              </table:table-cell>
              <table:table-cell office:value-type="float" office:value="39226.897194">
                <text:p>39226.897194</text:p>
              </table:table-cell>
            </table:table-row>
            <table:table-row>
              <table:table-cell office:value-type="float" office:value="11728">
                <text:p>11730</text:p>
              </table:table-cell>
              <table:table-cell office:value-type="float" office:value="39473.655525">
                <text:p>39473.655525</text:p>
              </table:table-cell>
            </table:table-row>
            <table:table-row>
              <table:table-cell office:value-type="float" office:value="12072">
                <text:p>12070</text:p>
              </table:table-cell>
              <table:table-cell office:value-type="float" office:value="39931.498982">
                <text:p>39931.498982</text:p>
              </table:table-cell>
            </table:table-row>
            <table:table-row>
              <table:table-cell office:value-type="float" office:value="12427">
                <text:p>12430</text:p>
              </table:table-cell>
              <table:table-cell office:value-type="float" office:value="39543.0799">
                <text:p>39543.0799</text:p>
              </table:table-cell>
            </table:table-row>
            <table:table-row>
              <table:table-cell office:value-type="float" office:value="12793">
                <text:p>12790</text:p>
              </table:table-cell>
              <table:table-cell office:value-type="float" office:value="38763.577506">
                <text:p>38763.577506</text:p>
              </table:table-cell>
            </table:table-row>
            <table:table-row>
              <table:table-cell office:value-type="float" office:value="13169">
                <text:p>13170</text:p>
              </table:table-cell>
              <table:table-cell office:value-type="float" office:value="38807.774638">
                <text:p>38807.774638</text:p>
              </table:table-cell>
            </table:table-row>
            <table:table-row>
              <table:table-cell office:value-type="float" office:value="13556">
                <text:p>13560</text:p>
              </table:table-cell>
              <table:table-cell office:value-type="float" office:value="38804.578682">
                <text:p>38804.578682</text:p>
              </table:table-cell>
            </table:table-row>
            <table:table-row>
              <table:table-cell office:value-type="float" office:value="13954">
                <text:p>13950</text:p>
              </table:table-cell>
              <table:table-cell office:value-type="float" office:value="38699.080274">
                <text:p>38699.080274</text:p>
              </table:table-cell>
            </table:table-row>
            <table:table-row>
              <table:table-cell office:value-type="float" office:value="14365">
                <text:p>14370</text:p>
              </table:table-cell>
              <table:table-cell office:value-type="float" office:value="37181.853525">
                <text:p>37181.853525</text:p>
              </table:table-cell>
            </table:table-row>
            <table:table-row>
              <table:table-cell office:value-type="float" office:value="14787">
                <text:p>14790</text:p>
              </table:table-cell>
              <table:table-cell office:value-type="float" office:value="36169.410929">
                <text:p>36169.410929</text:p>
              </table:table-cell>
            </table:table-row>
            <table:table-row>
              <table:table-cell office:value-type="float" office:value="15221">
                <text:p>15220</text:p>
              </table:table-cell>
              <table:table-cell office:value-type="float" office:value="37683.209228">
                <text:p>37683.209228</text:p>
              </table:table-cell>
            </table:table-row>
            <table:table-row>
              <table:table-cell office:value-type="float" office:value="15669">
                <text:p>15670</text:p>
              </table:table-cell>
              <table:table-cell office:value-type="float" office:value="37399.877346">
                <text:p>37399.877346</text:p>
              </table:table-cell>
            </table:table-row>
            <table:table-row>
              <table:table-cell office:value-type="float" office:value="16130">
                <text:p>16130</text:p>
              </table:table-cell>
              <table:table-cell office:value-type="float" office:value="37431.714926">
                <text:p>37431.714926</text:p>
              </table:table-cell>
            </table:table-row>
            <table:table-row>
              <table:table-cell office:value-type="float" office:value="16604">
                <text:p>16600</text:p>
              </table:table-cell>
              <table:table-cell office:value-type="float" office:value="38061.032134">
                <text:p>38061.032134</text:p>
              </table:table-cell>
            </table:table-row>
            <table:table-row>
              <table:table-cell office:value-type="float" office:value="17092">
                <text:p>17090</text:p>
              </table:table-cell>
              <table:table-cell office:value-type="float" office:value="37462.518267">
                <text:p>37462.518267</text:p>
              </table:table-cell>
            </table:table-row>
            <table:table-row>
              <table:table-cell office:value-type="float" office:value="17594">
                <text:p>17590</text:p>
              </table:table-cell>
              <table:table-cell office:value-type="float" office:value="36416.876755">
                <text:p>36416.876755</text:p>
              </table:table-cell>
            </table:table-row>
            <table:table-row>
              <table:table-cell office:value-type="float" office:value="18112">
                <text:p>18110</text:p>
              </table:table-cell>
              <table:table-cell office:value-type="float" office:value="36303.282367">
                <text:p>36303.282367</text:p>
              </table:table-cell>
            </table:table-row>
            <table:table-row>
              <table:table-cell office:value-type="float" office:value="18644">
                <text:p>18640</text:p>
              </table:table-cell>
              <table:table-cell office:value-type="float" office:value="36970.076965">
                <text:p>36970.076965</text:p>
              </table:table-cell>
            </table:table-row>
            <table:table-row>
              <table:table-cell office:value-type="float" office:value="19192">
                <text:p>19190</text:p>
              </table:table-cell>
              <table:table-cell office:value-type="float" office:value="35240.558174">
                <text:p>35240.558174</text:p>
              </table:table-cell>
            </table:table-row>
            <table:table-row>
              <table:table-cell office:value-type="float" office:value="19756">
                <text:p>19760</text:p>
              </table:table-cell>
              <table:table-cell office:value-type="float" office:value="35643.724462">
                <text:p>35643.724462</text:p>
              </table:table-cell>
            </table:table-row>
            <table:table-row>
              <table:table-cell office:value-type="float" office:value="20337">
                <text:p>20340</text:p>
              </table:table-cell>
              <table:table-cell office:value-type="float" office:value="34621.267594">
                <text:p>34621.267594</text:p>
              </table:table-cell>
            </table:table-row>
            <table:table-row>
              <table:table-cell office:value-type="float" office:value="20935">
                <text:p>20940</text:p>
              </table:table-cell>
              <table:table-cell office:value-type="float" office:value="32421.084881">
                <text:p>32421.084881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31358.139025">
                <text:p>31358.139025</text:p>
              </table:table-cell>
            </table:table-row>
            <table:table-row>
              <table:table-cell office:value-type="float" office:value="22184">
                <text:p>22180</text:p>
              </table:table-cell>
              <table:table-cell office:value-type="float" office:value="30462.004617">
                <text:p>30462.004617</text:p>
              </table:table-cell>
            </table:table-row>
            <table:table-row>
              <table:table-cell office:value-type="float" office:value="22836">
                <text:p>22840</text:p>
              </table:table-cell>
              <table:table-cell office:value-type="float" office:value="28505.55142">
                <text:p>28505.55142</text:p>
              </table:table-cell>
            </table:table-row>
            <table:table-row>
              <table:table-cell office:value-type="float" office:value="23507">
                <text:p>23510</text:p>
              </table:table-cell>
              <table:table-cell office:value-type="float" office:value="31176.982721">
                <text:p>31176.982721</text:p>
              </table:table-cell>
            </table:table-row>
            <table:table-row>
              <table:table-cell office:value-type="float" office:value="24198">
                <text:p>24200</text:p>
              </table:table-cell>
              <table:table-cell office:value-type="float" office:value="28588.467141">
                <text:p>28588.467141</text:p>
              </table:table-cell>
            </table:table-row>
            <table:table-row>
              <table:table-cell office:value-type="float" office:value="24910">
                <text:p>24910</text:p>
              </table:table-cell>
              <table:table-cell office:value-type="float" office:value="27932.97444">
                <text:p>27932.97444</text:p>
              </table:table-cell>
            </table:table-row>
            <table:table-row>
              <table:table-cell office:value-type="float" office:value="25642">
                <text:p>25640</text:p>
              </table:table-cell>
              <table:table-cell office:value-type="float" office:value="26087.436806">
                <text:p>26087.436806</text:p>
              </table:table-cell>
            </table:table-row>
            <table:table-row>
              <table:table-cell office:value-type="float" office:value="26396">
                <text:p>26400</text:p>
              </table:table-cell>
              <table:table-cell office:value-type="float" office:value="27513.453742">
                <text:p>27513.453742</text:p>
              </table:table-cell>
            </table:table-row>
            <table:table-row>
              <table:table-cell office:value-type="float" office:value="27172">
                <text:p>27170</text:p>
              </table:table-cell>
              <table:table-cell office:value-type="float" office:value="27647.685898">
                <text:p>27647.685898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28321.626986">
                <text:p>28321.626986</text:p>
              </table:table-cell>
            </table:table-row>
            <table:table-row>
              <table:table-cell office:value-type="float" office:value="28793">
                <text:p>28790</text:p>
              </table:table-cell>
              <table:table-cell office:value-type="float" office:value="27398.128144">
                <text:p>27398.128144</text:p>
              </table:table-cell>
            </table:table-row>
            <table:table-row>
              <table:table-cell office:value-type="float" office:value="29639">
                <text:p>29640</text:p>
              </table:table-cell>
              <table:table-cell office:value-type="float" office:value="27824.642261">
                <text:p>27824.642261</text:p>
              </table:table-cell>
            </table:table-row>
            <table:table-row>
              <table:table-cell office:value-type="float" office:value="30510">
                <text:p>30510</text:p>
              </table:table-cell>
              <table:table-cell office:value-type="float" office:value="27024.498648">
                <text:p>27024.498648</text:p>
              </table:table-cell>
            </table:table-row>
            <table:table-row>
              <table:table-cell office:value-type="float" office:value="31407">
                <text:p>31410</text:p>
              </table:table-cell>
              <table:table-cell office:value-type="float" office:value="27069.086024">
                <text:p>27069.086024</text:p>
              </table:table-cell>
            </table:table-row>
            <table:table-row>
              <table:table-cell office:value-type="float" office:value="32331">
                <text:p>32330</text:p>
              </table:table-cell>
              <table:table-cell office:value-type="float" office:value="27616.709926">
                <text:p>27616.709926</text:p>
              </table:table-cell>
            </table:table-row>
            <table:table-row>
              <table:table-cell office:value-type="float" office:value="33281">
                <text:p>33280</text:p>
              </table:table-cell>
              <table:table-cell office:value-type="float" office:value="27206.995248">
                <text:p>27206.995248</text:p>
              </table:table-cell>
            </table:table-row>
            <table:table-row>
              <table:table-cell office:value-type="float" office:value="34259">
                <text:p>34260</text:p>
              </table:table-cell>
              <table:table-cell office:value-type="float" office:value="27169.355115">
                <text:p>27169.355115</text:p>
              </table:table-cell>
            </table:table-row>
            <table:table-row>
              <table:table-cell office:value-type="float" office:value="35267">
                <text:p>35270</text:p>
              </table:table-cell>
              <table:table-cell office:value-type="float" office:value="26644.378514">
                <text:p>26644.378514</text:p>
              </table:table-cell>
            </table:table-row>
            <table:table-row>
              <table:table-cell office:value-type="float" office:value="36303">
                <text:p>36300</text:p>
              </table:table-cell>
              <table:table-cell office:value-type="float" office:value="26819.12854">
                <text:p>26819.12854</text:p>
              </table:table-cell>
            </table:table-row>
            <table:table-row>
              <table:table-cell office:value-type="float" office:value="37370">
                <text:p>37370</text:p>
              </table:table-cell>
              <table:table-cell office:value-type="float" office:value="27021.060261">
                <text:p>27021.060261</text:p>
              </table:table-cell>
            </table:table-row>
            <table:table-row>
              <table:table-cell office:value-type="float" office:value="38469">
                <text:p>38470</text:p>
              </table:table-cell>
              <table:table-cell office:value-type="float" office:value="26957.446938">
                <text:p>26957.446938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26523.945986">
                <text:p>26523.945986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26862.84998">
                <text:p>26862.84998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26877.121483">
                <text:p>26877.121483</text:p>
              </table:table-cell>
            </table:table-row>
            <table:table-row>
              <table:table-cell office:value-type="float" office:value="43196">
                <text:p>43200</text:p>
              </table:table-cell>
              <table:table-cell office:value-type="float" office:value="26623.222083">
                <text:p>26623.222083</text:p>
              </table:table-cell>
            </table:table-row>
            <table:table-row>
              <table:table-cell office:value-type="float" office:value="44466">
                <text:p>44470</text:p>
              </table:table-cell>
              <table:table-cell office:value-type="float" office:value="26807.610106">
                <text:p>26807.610106</text:p>
              </table:table-cell>
            </table:table-row>
            <table:table-row>
              <table:table-cell office:value-type="float" office:value="45773">
                <text:p>45770</text:p>
              </table:table-cell>
              <table:table-cell office:value-type="float" office:value="26680.340978">
                <text:p>26680.340978</text:p>
              </table:table-cell>
            </table:table-row>
            <table:table-row>
              <table:table-cell office:value-type="float" office:value="47119">
                <text:p>47120</text:p>
              </table:table-cell>
              <table:table-cell office:value-type="float" office:value="26780.862232">
                <text:p>26780.862232</text:p>
              </table:table-cell>
            </table:table-row>
            <table:table-row>
              <table:table-cell office:value-type="float" office:value="48504">
                <text:p>48500</text:p>
              </table:table-cell>
              <table:table-cell office:value-type="float" office:value="26375.023091">
                <text:p>26375.023091</text:p>
              </table:table-cell>
            </table:table-row>
            <table:table-row>
              <table:table-cell office:value-type="float" office:value="49930">
                <text:p>49930</text:p>
              </table:table-cell>
              <table:table-cell office:value-type="float" office:value="24994.193952">
                <text:p>24994.193952</text:p>
              </table:table-cell>
            </table:table-row>
            <table:table-row>
              <table:table-cell office:value-type="float" office:value="51397">
                <text:p>51400</text:p>
              </table:table-cell>
              <table:table-cell office:value-type="float" office:value="24912.897953">
                <text:p>24912.897953</text:p>
              </table:table-cell>
            </table:table-row>
            <table:table-row>
              <table:table-cell office:value-type="float" office:value="52908">
                <text:p>52910</text:p>
              </table:table-cell>
              <table:table-cell office:value-type="float" office:value="26764.42931">
                <text:p>26764.42931</text:p>
              </table:table-cell>
            </table:table-row>
            <table:table-row>
              <table:table-cell office:value-type="float" office:value="54464">
                <text:p>54460</text:p>
              </table:table-cell>
              <table:table-cell office:value-type="float" office:value="25254.565706">
                <text:p>25254.565706</text:p>
              </table:table-cell>
            </table:table-row>
            <table:table-row>
              <table:table-cell office:value-type="float" office:value="56065">
                <text:p>56070</text:p>
              </table:table-cell>
              <table:table-cell office:value-type="float" office:value="26730.943373">
                <text:p>26730.943373</text:p>
              </table:table-cell>
            </table:table-row>
            <table:table-row>
              <table:table-cell office:value-type="float" office:value="57713">
                <text:p>57710</text:p>
              </table:table-cell>
              <table:table-cell office:value-type="float" office:value="25961.109381">
                <text:p>25961.109381</text:p>
              </table:table-cell>
            </table:table-row>
            <table:table-row>
              <table:table-cell office:value-type="float" office:value="59410">
                <text:p>59410</text:p>
              </table:table-cell>
              <table:table-cell office:value-type="float" office:value="26313.454035">
                <text:p>26313.454035</text:p>
              </table:table-cell>
            </table:table-row>
            <table:table-row>
              <table:table-cell office:value-type="float" office:value="61156">
                <text:p>61160</text:p>
              </table:table-cell>
              <table:table-cell office:value-type="float" office:value="26316.233219">
                <text:p>26316.233219</text:p>
              </table:table-cell>
            </table:table-row>
            <table:table-row>
              <table:table-cell office:value-type="float" office:value="62954">
                <text:p>62950</text:p>
              </table:table-cell>
              <table:table-cell office:value-type="float" office:value="25702.320411">
                <text:p>25702.320411</text:p>
              </table:table-cell>
            </table:table-row>
            <table:table-row>
              <table:table-cell office:value-type="float" office:value="64804">
                <text:p>64800</text:p>
              </table:table-cell>
              <table:table-cell office:value-type="float" office:value="26698.612984">
                <text:p>26698.612984</text:p>
              </table:table-cell>
            </table:table-row>
            <table:table-row>
              <table:table-cell office:value-type="float" office:value="66710">
                <text:p>66710</text:p>
              </table:table-cell>
              <table:table-cell office:value-type="float" office:value="24469.964878">
                <text:p>24469.964878</text:p>
              </table:table-cell>
            </table:table-row>
            <table:table-row>
              <table:table-cell office:value-type="float" office:value="68671">
                <text:p>68670</text:p>
              </table:table-cell>
              <table:table-cell office:value-type="float" office:value="26204.929076">
                <text:p>26204.929076</text:p>
              </table:table-cell>
            </table:table-row>
            <table:table-row>
              <table:table-cell office:value-type="float" office:value="70689">
                <text:p>70690</text:p>
              </table:table-cell>
              <table:table-cell office:value-type="float" office:value="26666.982838">
                <text:p>26666.982838</text:p>
              </table:table-cell>
            </table:table-row>
            <table:table-row>
              <table:table-cell office:value-type="float" office:value="72767">
                <text:p>72770</text:p>
              </table:table-cell>
              <table:table-cell office:value-type="float" office:value="24429.347041">
                <text:p>24429.347041</text:p>
              </table:table-cell>
            </table:table-row>
            <table:table-row>
              <table:table-cell office:value-type="float" office:value="74907">
                <text:p>74910</text:p>
              </table:table-cell>
              <table:table-cell office:value-type="float" office:value="26333.433219">
                <text:p>26333.433219</text:p>
              </table:table-cell>
            </table:table-row>
            <table:table-row>
              <table:table-cell office:value-type="float" office:value="77109">
                <text:p>77110</text:p>
              </table:table-cell>
              <table:table-cell office:value-type="float" office:value="26693.393543">
                <text:p>26693.393543</text:p>
              </table:table-cell>
            </table:table-row>
            <table:table-row>
              <table:table-cell office:value-type="float" office:value="79375">
                <text:p>79380</text:p>
              </table:table-cell>
              <table:table-cell office:value-type="float" office:value="26674.691425">
                <text:p>26674.691425</text:p>
              </table:table-cell>
            </table:table-row>
            <table:table-row>
              <table:table-cell office:value-type="float" office:value="81709">
                <text:p>81710</text:p>
              </table:table-cell>
              <table:table-cell office:value-type="float" office:value="24328.643968">
                <text:p>24328.643968</text:p>
              </table:table-cell>
            </table:table-row>
            <table:table-row>
              <table:table-cell office:value-type="float" office:value="84111">
                <text:p>84110</text:p>
              </table:table-cell>
              <table:table-cell office:value-type="float" office:value="26037.131556">
                <text:p>26037.131556</text:p>
              </table:table-cell>
            </table:table-row>
            <table:table-row>
              <table:table-cell office:value-type="float" office:value="86583">
                <text:p>86580</text:p>
              </table:table-cell>
              <table:table-cell office:value-type="float" office:value="25047.063519">
                <text:p>25047.063519</text:p>
              </table:table-cell>
            </table:table-row>
            <table:table-row>
              <table:table-cell office:value-type="float" office:value="89129">
                <text:p>89130</text:p>
              </table:table-cell>
              <table:table-cell office:value-type="float" office:value="23396.931389">
                <text:p>23396.931389</text:p>
              </table:table-cell>
            </table:table-row>
            <table:table-row>
              <table:table-cell office:value-type="float" office:value="91749">
                <text:p>91750</text:p>
              </table:table-cell>
              <table:table-cell office:value-type="float" office:value="24886.063449">
                <text:p>24886.063449</text:p>
              </table:table-cell>
            </table:table-row>
            <table:table-row>
              <table:table-cell office:value-type="float" office:value="94446">
                <text:p>94450</text:p>
              </table:table-cell>
              <table:table-cell office:value-type="float" office:value="25053.733029">
                <text:p>25053.733029</text:p>
              </table:table-cell>
            </table:table-row>
            <table:table-row>
              <table:table-cell office:value-type="float" office:value="97222">
                <text:p>97220</text:p>
              </table:table-cell>
              <table:table-cell office:value-type="float" office:value="23068.432378">
                <text:p>23068.432378</text:p>
              </table:table-cell>
            </table:table-row>
            <table:table-row>
              <table:table-cell office:value-type="float" office:value="100080">
                <text:p>100080</text:p>
              </table:table-cell>
              <table:table-cell office:value-type="float" office:value="24506.564496">
                <text:p>24506.564496</text:p>
              </table:table-cell>
            </table:table-row>
            <table:table-row>
              <table:table-cell office:value-type="float" office:value="103023">
                <text:p>103020</text:p>
              </table:table-cell>
              <table:table-cell office:value-type="float" office:value="24220.262907">
                <text:p>24220.262907</text:p>
              </table:table-cell>
            </table:table-row>
            <table:table-row>
              <table:table-cell office:value-type="float" office:value="106051">
                <text:p>106050</text:p>
              </table:table-cell>
              <table:table-cell office:value-type="float" office:value="24461.889491">
                <text:p>24461.889491</text:p>
              </table:table-cell>
            </table:table-row>
            <table:table-row>
              <table:table-cell office:value-type="float" office:value="109169">
                <text:p>109170</text:p>
              </table:table-cell>
              <table:table-cell office:value-type="float" office:value="23777.572447">
                <text:p>23777.572447</text:p>
              </table:table-cell>
            </table:table-row>
            <table:table-row>
              <table:table-cell office:value-type="float" office:value="112378">
                <text:p>112380</text:p>
              </table:table-cell>
              <table:table-cell office:value-type="float" office:value="24075.47005">
                <text:p>24075.47005</text:p>
              </table:table-cell>
            </table:table-row>
            <table:table-row>
              <table:table-cell office:value-type="float" office:value="115682">
                <text:p>115680</text:p>
              </table:table-cell>
              <table:table-cell office:value-type="float" office:value="24090.849256">
                <text:p>24090.849256</text:p>
              </table:table-cell>
            </table:table-row>
            <table:table-row>
              <table:table-cell office:value-type="float" office:value="119082">
                <text:p>119080</text:p>
              </table:table-cell>
              <table:table-cell office:value-type="float" office:value="23952.980719">
                <text:p>23952.980719</text:p>
              </table:table-cell>
            </table:table-row>
            <table:table-row>
              <table:table-cell office:value-type="float" office:value="122583">
                <text:p>122580</text:p>
              </table:table-cell>
              <table:table-cell office:value-type="float" office:value="23599.4698">
                <text:p>23599.4698</text:p>
              </table:table-cell>
            </table:table-row>
            <table:table-row>
              <table:table-cell office:value-type="float" office:value="126187">
                <text:p>126190</text:p>
              </table:table-cell>
              <table:table-cell office:value-type="float" office:value="23357.810489">
                <text:p>23357.810489</text:p>
              </table:table-cell>
            </table:table-row>
            <table:table-row>
              <table:table-cell office:value-type="float" office:value="129896">
                <text:p>129900</text:p>
              </table:table-cell>
              <table:table-cell office:value-type="float" office:value="23374.014352">
                <text:p>23374.014352</text:p>
              </table:table-cell>
            </table:table-row>
            <table:table-row>
              <table:table-cell office:value-type="float" office:value="133715">
                <text:p>133720</text:p>
              </table:table-cell>
              <table:table-cell office:value-type="float" office:value="22711.127747">
                <text:p>22711.127747</text:p>
              </table:table-cell>
            </table:table-row>
            <table:table-row>
              <table:table-cell office:value-type="float" office:value="137645">
                <text:p>137650</text:p>
              </table:table-cell>
              <table:table-cell office:value-type="float" office:value="22897.237189">
                <text:p>22897.237189</text:p>
              </table:table-cell>
            </table:table-row>
            <table:table-row>
              <table:table-cell office:value-type="float" office:value="141692">
                <text:p>141690</text:p>
              </table:table-cell>
              <table:table-cell office:value-type="float" office:value="22534.609353">
                <text:p>22534.609353</text:p>
              </table:table-cell>
            </table:table-row>
            <table:table-row>
              <table:table-cell office:value-type="float" office:value="145857">
                <text:p>145860</text:p>
              </table:table-cell>
              <table:table-cell office:value-type="float" office:value="21677.531047">
                <text:p>21677.531047</text:p>
              </table:table-cell>
            </table:table-row>
            <table:table-row>
              <table:table-cell office:value-type="float" office:value="150145">
                <text:p>150150</text:p>
              </table:table-cell>
              <table:table-cell office:value-type="float" office:value="21377.80627">
                <text:p>21377.80627</text:p>
              </table:table-cell>
            </table:table-row>
            <table:table-row>
              <table:table-cell office:value-type="float" office:value="154559">
                <text:p>154560</text:p>
              </table:table-cell>
              <table:table-cell office:value-type="float" office:value="21063.376751">
                <text:p>21063.376751</text:p>
              </table:table-cell>
            </table:table-row>
            <table:table-row>
              <table:table-cell office:value-type="float" office:value="159102">
                <text:p>159100</text:p>
              </table:table-cell>
              <table:table-cell office:value-type="float" office:value="20541.678553">
                <text:p>20541.678553</text:p>
              </table:table-cell>
            </table:table-row>
            <table:table-row>
              <table:table-cell office:value-type="float" office:value="163779">
                <text:p>163780</text:p>
              </table:table-cell>
              <table:table-cell office:value-type="float" office:value="19596.756332">
                <text:p>19596.756332</text:p>
              </table:table-cell>
            </table:table-row>
            <table:table-row>
              <table:table-cell office:value-type="float" office:value="168594">
                <text:p>168590</text:p>
              </table:table-cell>
              <table:table-cell office:value-type="float" office:value="19463.870583">
                <text:p>19463.870583</text:p>
              </table:table-cell>
            </table:table-row>
            <table:table-row>
              <table:table-cell office:value-type="float" office:value="173550">
                <text:p>173550</text:p>
              </table:table-cell>
              <table:table-cell office:value-type="float" office:value="19032.68477">
                <text:p>19032.68477</text:p>
              </table:table-cell>
            </table:table-row>
            <table:table-row>
              <table:table-cell office:value-type="float" office:value="178652">
                <text:p>178650</text:p>
              </table:table-cell>
              <table:table-cell office:value-type="float" office:value="18371.849592">
                <text:p>18371.849592</text:p>
              </table:table-cell>
            </table:table-row>
            <table:table-row>
              <table:table-cell office:value-type="float" office:value="183904">
                <text:p>183900</text:p>
              </table:table-cell>
              <table:table-cell office:value-type="float" office:value="17896.172758">
                <text:p>17896.172758</text:p>
              </table:table-cell>
            </table:table-row>
            <table:table-row>
              <table:table-cell office:value-type="float" office:value="189310">
                <text:p>189310</text:p>
              </table:table-cell>
              <table:table-cell office:value-type="float" office:value="17241.260257">
                <text:p>17241.260257</text:p>
              </table:table-cell>
            </table:table-row>
            <table:table-row>
              <table:table-cell office:value-type="float" office:value="194876">
                <text:p>194880</text:p>
              </table:table-cell>
              <table:table-cell office:value-type="float" office:value="16289.204809">
                <text:p>16289.204809</text:p>
              </table:table-cell>
            </table:table-row>
            <table:table-row>
              <table:table-cell office:value-type="float" office:value="200604">
                <text:p>200600</text:p>
              </table:table-cell>
              <table:table-cell office:value-type="float" office:value="16401.085658">
                <text:p>16401.085658</text:p>
              </table:table-cell>
            </table:table-row>
            <table:table-row>
              <table:table-cell office:value-type="float" office:value="206501">
                <text:p>206500</text:p>
              </table:table-cell>
              <table:table-cell office:value-type="float" office:value="15446.444982">
                <text:p>15446.444982</text:p>
              </table:table-cell>
            </table:table-row>
            <table:table-row>
              <table:table-cell office:value-type="float" office:value="212572">
                <text:p>212570</text:p>
              </table:table-cell>
              <table:table-cell office:value-type="float" office:value="15094.636097">
                <text:p>15094.636097</text:p>
              </table:table-cell>
            </table:table-row>
            <table:table-row>
              <table:table-cell office:value-type="float" office:value="218821">
                <text:p>218820</text:p>
              </table:table-cell>
              <table:table-cell office:value-type="float" office:value="14825.984739">
                <text:p>14825.984739</text:p>
              </table:table-cell>
            </table:table-row>
            <table:table-row>
              <table:table-cell office:value-type="float" office:value="225254">
                <text:p>225250</text:p>
              </table:table-cell>
              <table:table-cell office:value-type="float" office:value="13609.222191">
                <text:p>13609.222191</text:p>
              </table:table-cell>
            </table:table-row>
            <table:table-row>
              <table:table-cell office:value-type="float" office:value="231876">
                <text:p>231880</text:p>
              </table:table-cell>
              <table:table-cell office:value-type="float" office:value="13906.814344">
                <text:p>13906.814344</text:p>
              </table:table-cell>
            </table:table-row>
            <table:table-row>
              <table:table-cell office:value-type="float" office:value="238692">
                <text:p>238690</text:p>
              </table:table-cell>
              <table:table-cell office:value-type="float" office:value="13294.192075">
                <text:p>13294.192075</text:p>
              </table:table-cell>
            </table:table-row>
            <table:table-row>
              <table:table-cell office:value-type="float" office:value="245709">
                <text:p>245710</text:p>
              </table:table-cell>
              <table:table-cell office:value-type="float" office:value="12890.961732">
                <text:p>12890.961732</text:p>
              </table:table-cell>
            </table:table-row>
            <table:table-row>
              <table:table-cell office:value-type="float" office:value="252932">
                <text:p>252930</text:p>
              </table:table-cell>
              <table:table-cell office:value-type="float" office:value="12528.171621">
                <text:p>12528.171621</text:p>
              </table:table-cell>
            </table:table-row>
            <table:table-row>
              <table:table-cell office:value-type="float" office:value="260368">
                <text:p>260370</text:p>
              </table:table-cell>
              <table:table-cell office:value-type="float" office:value="12240.605503">
                <text:p>12240.605503</text:p>
              </table:table-cell>
            </table:table-row>
            <table:table-row>
              <table:table-cell office:value-type="float" office:value="268022">
                <text:p>268020</text:p>
              </table:table-cell>
              <table:table-cell office:value-type="float" office:value="11906.960445">
                <text:p>11906.960445</text:p>
              </table:table-cell>
            </table:table-row>
            <table:table-row>
              <table:table-cell office:value-type="float" office:value="275901">
                <text:p>275900</text:p>
              </table:table-cell>
              <table:table-cell office:value-type="float" office:value="11641.949949">
                <text:p>11641.949949</text:p>
              </table:table-cell>
            </table:table-row>
            <table:table-row>
              <table:table-cell office:value-type="float" office:value="284011">
                <text:p>284010</text:p>
              </table:table-cell>
              <table:table-cell office:value-type="float" office:value="11212.256191">
                <text:p>11212.256191</text:p>
              </table:table-cell>
            </table:table-row>
            <table:table-row>
              <table:table-cell office:value-type="float" office:value="292360">
                <text:p>292360</text:p>
              </table:table-cell>
              <table:table-cell office:value-type="float" office:value="11378.620477">
                <text:p>11378.620477</text:p>
              </table:table-cell>
            </table:table-row>
            <table:table-row>
              <table:table-cell office:value-type="float" office:value="300955">
                <text:p>300960</text:p>
              </table:table-cell>
              <table:table-cell office:value-type="float" office:value="11303.94067">
                <text:p>11303.94067</text:p>
              </table:table-cell>
            </table:table-row>
            <table:table-row>
              <table:table-cell office:value-type="float" office:value="309802">
                <text:p>309800</text:p>
              </table:table-cell>
              <table:table-cell office:value-type="float" office:value="11193.87079">
                <text:p>11193.87079</text:p>
              </table:table-cell>
            </table:table-row>
            <table:table-row>
              <table:table-cell office:value-type="float" office:value="318910">
                <text:p>318910</text:p>
              </table:table-cell>
              <table:table-cell office:value-type="float" office:value="11075.183358">
                <text:p>11075.183358</text:p>
              </table:table-cell>
            </table:table-row>
            <table:table-row>
              <table:table-cell office:value-type="float" office:value="328285">
                <text:p>328290</text:p>
              </table:table-cell>
              <table:table-cell office:value-type="float" office:value="11082.626649">
                <text:p>11082.626649</text:p>
              </table:table-cell>
            </table:table-row>
            <table:table-row>
              <table:table-cell office:value-type="float" office:value="337935">
                <text:p>337940</text:p>
              </table:table-cell>
              <table:table-cell office:value-type="float" office:value="10960.533224">
                <text:p>10960.533224</text:p>
              </table:table-cell>
            </table:table-row>
            <table:table-row>
              <table:table-cell office:value-type="float" office:value="347870">
                <text:p>347870</text:p>
              </table:table-cell>
              <table:table-cell office:value-type="float" office:value="10898.747523">
                <text:p>10898.747523</text:p>
              </table:table-cell>
            </table:table-row>
            <table:table-row>
              <table:table-cell office:value-type="float" office:value="358096">
                <text:p>358100</text:p>
              </table:table-cell>
              <table:table-cell office:value-type="float" office:value="10799.789161">
                <text:p>10799.789161</text:p>
              </table:table-cell>
            </table:table-row>
            <table:table-row>
              <table:table-cell office:value-type="float" office:value="368623">
                <text:p>368620</text:p>
              </table:table-cell>
              <table:table-cell office:value-type="float" office:value="10821.950783">
                <text:p>10821.950783</text:p>
              </table:table-cell>
            </table:table-row>
            <table:table-row>
              <table:table-cell office:value-type="float" office:value="379459">
                <text:p>379460</text:p>
              </table:table-cell>
              <table:table-cell office:value-type="float" office:value="10686.248926">
                <text:p>10686.248926</text:p>
              </table:table-cell>
            </table:table-row>
            <table:table-row>
              <table:table-cell office:value-type="float" office:value="390614">
                <text:p>390610</text:p>
              </table:table-cell>
              <table:table-cell office:value-type="float" office:value="10641.902343">
                <text:p>10641.902343</text:p>
              </table:table-cell>
            </table:table-row>
            <table:table-row>
              <table:table-cell office:value-type="float" office:value="402097">
                <text:p>402100</text:p>
              </table:table-cell>
              <table:table-cell office:value-type="float" office:value="10572.519409">
                <text:p>10572.519409</text:p>
              </table:table-cell>
            </table:table-row>
            <table:table-row>
              <table:table-cell office:value-type="float" office:value="413918">
                <text:p>413920</text:p>
              </table:table-cell>
              <table:table-cell office:value-type="float" office:value="10529.870506">
                <text:p>10529.870506</text:p>
              </table:table-cell>
            </table:table-row>
            <table:table-row>
              <table:table-cell office:value-type="float" office:value="426086">
                <text:p>426090</text:p>
              </table:table-cell>
              <table:table-cell office:value-type="float" office:value="10457.126125">
                <text:p>10457.126125</text:p>
              </table:table-cell>
            </table:table-row>
            <table:table-row>
              <table:table-cell office:value-type="float" office:value="438612">
                <text:p>438610</text:p>
              </table:table-cell>
              <table:table-cell office:value-type="float" office:value="10477.810223">
                <text:p>10477.810223</text:p>
              </table:table-cell>
            </table:table-row>
            <table:table-row>
              <table:table-cell office:value-type="float" office:value="451505">
                <text:p>451510</text:p>
              </table:table-cell>
              <table:table-cell office:value-type="float" office:value="10379.025625">
                <text:p>10379.025625</text:p>
              </table:table-cell>
            </table:table-row>
            <table:table-row>
              <table:table-cell office:value-type="float" office:value="464778">
                <text:p>464780</text:p>
              </table:table-cell>
              <table:table-cell office:value-type="float" office:value="10453.555952">
                <text:p>10453.555952</text:p>
              </table:table-cell>
            </table:table-row>
            <table:table-row>
              <table:table-cell office:value-type="float" office:value="478442">
                <text:p>478440</text:p>
              </table:table-cell>
              <table:table-cell office:value-type="float" office:value="10439.711829">
                <text:p>10439.711829</text:p>
              </table:table-cell>
            </table:table-row>
            <table:table-row>
              <table:table-cell office:value-type="float" office:value="492506">
                <text:p>492510</text:p>
              </table:table-cell>
              <table:table-cell office:value-type="float" office:value="10516.871702">
                <text:p>10516.871702</text:p>
              </table:table-cell>
            </table:table-row>
            <table:table-row>
              <table:table-cell office:value-type="float" office:value="506985">
                <text:p>506990</text:p>
              </table:table-cell>
              <table:table-cell office:value-type="float" office:value="10532.508136">
                <text:p>10532.508136</text:p>
              </table:table-cell>
            </table:table-row>
            <table:table-row>
              <table:table-cell office:value-type="float" office:value="521889">
                <text:p>521890</text:p>
              </table:table-cell>
              <table:table-cell office:value-type="float" office:value="10548.259571">
                <text:p>10548.259571</text:p>
              </table:table-cell>
            </table:table-row>
            <table:table-row>
              <table:table-cell office:value-type="float" office:value="537231">
                <text:p>537230</text:p>
              </table:table-cell>
              <table:table-cell office:value-type="float" office:value="10488.019883">
                <text:p>10488.019883</text:p>
              </table:table-cell>
            </table:table-row>
            <table:table-row>
              <table:table-cell office:value-type="float" office:value="553024">
                <text:p>553020</text:p>
              </table:table-cell>
              <table:table-cell office:value-type="float" office:value="10544.261388">
                <text:p>10544.261388</text:p>
              </table:table-cell>
            </table:table-row>
            <table:table-row>
              <table:table-cell office:value-type="float" office:value="569281">
                <text:p>569280</text:p>
              </table:table-cell>
              <table:table-cell office:value-type="float" office:value="10534.600789">
                <text:p>10534.600789</text:p>
              </table:table-cell>
            </table:table-row>
            <table:table-row>
              <table:table-cell office:value-type="float" office:value="586016">
                <text:p>586020</text:p>
              </table:table-cell>
              <table:table-cell office:value-type="float" office:value="10575.618686">
                <text:p>10575.618686</text:p>
              </table:table-cell>
            </table:table-row>
            <table:table-row>
              <table:table-cell office:value-type="float" office:value="603243">
                <text:p>603240</text:p>
              </table:table-cell>
              <table:table-cell office:value-type="float" office:value="10550.286834">
                <text:p>10550.286834</text:p>
              </table:table-cell>
            </table:table-row>
            <table:table-row>
              <table:table-cell office:value-type="float" office:value="620977">
                <text:p>620980</text:p>
              </table:table-cell>
              <table:table-cell office:value-type="float" office:value="10675.213281">
                <text:p>10675.213281</text:p>
              </table:table-cell>
            </table:table-row>
            <table:table-row>
              <table:table-cell office:value-type="float" office:value="639232">
                <text:p>639230</text:p>
              </table:table-cell>
              <table:table-cell office:value-type="float" office:value="10557.352614">
                <text:p>10557.352614</text:p>
              </table:table-cell>
            </table:table-row>
            <table:table-row>
              <table:table-cell office:value-type="float" office:value="658024">
                <text:p>658020</text:p>
              </table:table-cell>
              <table:table-cell office:value-type="float" office:value="10624.479518">
                <text:p>10624.479518</text:p>
              </table:table-cell>
            </table:table-row>
            <table:table-row>
              <table:table-cell office:value-type="float" office:value="677368">
                <text:p>677370</text:p>
              </table:table-cell>
              <table:table-cell office:value-type="float" office:value="10610.214979">
                <text:p>10610.214979</text:p>
              </table:table-cell>
            </table:table-row>
            <table:table-row>
              <table:table-cell office:value-type="float" office:value="697280">
                <text:p>697280</text:p>
              </table:table-cell>
              <table:table-cell office:value-type="float" office:value="10627.447994">
                <text:p>10627.447994</text:p>
              </table:table-cell>
            </table:table-row>
            <table:table-row>
              <table:table-cell office:value-type="float" office:value="717778">
                <text:p>717780</text:p>
              </table:table-cell>
              <table:table-cell office:value-type="float" office:value="10642.356703">
                <text:p>10642.356703</text:p>
              </table:table-cell>
            </table:table-row>
            <table:table-row>
              <table:table-cell office:value-type="float" office:value="738879">
                <text:p>738880</text:p>
              </table:table-cell>
              <table:table-cell office:value-type="float" office:value="10619.640714">
                <text:p>10619.640714</text:p>
              </table:table-cell>
            </table:table-row>
            <table:table-row>
              <table:table-cell office:value-type="float" office:value="760600">
                <text:p>760600</text:p>
              </table:table-cell>
              <table:table-cell office:value-type="float" office:value="10688.445005">
                <text:p>10688.445005</text:p>
              </table:table-cell>
            </table:table-row>
            <table:table-row>
              <table:table-cell office:value-type="float" office:value="782959">
                <text:p>782960</text:p>
              </table:table-cell>
              <table:table-cell office:value-type="float" office:value="10668.7863">
                <text:p>10668.7863</text:p>
              </table:table-cell>
            </table:table-row>
            <table:table-row>
              <table:table-cell office:value-type="float" office:value="805976">
                <text:p>805980</text:p>
              </table:table-cell>
              <table:table-cell office:value-type="float" office:value="10617.048337">
                <text:p>10617.048337</text:p>
              </table:table-cell>
            </table:table-row>
            <table:table-row>
              <table:table-cell office:value-type="float" office:value="829670">
                <text:p>829670</text:p>
              </table:table-cell>
              <table:table-cell office:value-type="float" office:value="10528.099375">
                <text:p>10528.099375</text:p>
              </table:table-cell>
            </table:table-row>
            <table:table-row>
              <table:table-cell office:value-type="float" office:value="854059">
                <text:p>854060</text:p>
              </table:table-cell>
              <table:table-cell office:value-type="float" office:value="10679.728266">
                <text:p>10679.728266</text:p>
              </table:table-cell>
            </table:table-row>
            <table:table-row>
              <table:table-cell office:value-type="float" office:value="879166">
                <text:p>879170</text:p>
              </table:table-cell>
              <table:table-cell office:value-type="float" office:value="10683.871096">
                <text:p>10683.871096</text:p>
              </table:table-cell>
            </table:table-row>
            <table:table-row>
              <table:table-cell office:value-type="float" office:value="905011">
                <text:p>905010</text:p>
              </table:table-cell>
              <table:table-cell office:value-type="float" office:value="10754.768672">
                <text:p>10754.768672</text:p>
              </table:table-cell>
            </table:table-row>
            <table:table-row>
              <table:table-cell office:value-type="float" office:value="931616">
                <text:p>931620</text:p>
              </table:table-cell>
              <table:table-cell office:value-type="float" office:value="10677.1567">
                <text:p>10677.1567</text:p>
              </table:table-cell>
            </table:table-row>
            <table:table-row>
              <table:table-cell office:value-type="float" office:value="959003">
                <text:p>959000</text:p>
              </table:table-cell>
              <table:table-cell office:value-type="float" office:value="10743.295624">
                <text:p>10743.295624</text:p>
              </table:table-cell>
            </table:table-row>
            <table:table-row>
              <table:table-cell office:value-type="float" office:value="987195">
                <text:p>987200</text:p>
              </table:table-cell>
              <table:table-cell office:value-type="float" office:value="10725.544397">
                <text:p>10725.544397</text:p>
              </table:table-cell>
            </table:table-row>
            <table:table-row>
              <table:table-cell office:value-type="float" office:value="1016216">
                <text:p>1016220</text:p>
              </table:table-cell>
              <table:table-cell office:value-type="float" office:value="10810.387136">
                <text:p>10810.387136</text:p>
              </table:table-cell>
            </table:table-row>
            <table:table-row>
              <table:table-cell office:value-type="float" office:value="1046089">
                <text:p>1046090</text:p>
              </table:table-cell>
              <table:table-cell office:value-type="float" office:value="10825.864675">
                <text:p>10825.864675</text:p>
              </table:table-cell>
            </table:table-row>
            <table:table-row>
              <table:table-cell office:value-type="float" office:value="1076841">
                <text:p>1076840</text:p>
              </table:table-cell>
              <table:table-cell office:value-type="float" office:value="10668.752803">
                <text:p>10668.752803</text:p>
              </table:table-cell>
            </table:table-row>
            <table:table-row>
              <table:table-cell office:value-type="float" office:value="1108497">
                <text:p>1108500</text:p>
              </table:table-cell>
              <table:table-cell office:value-type="float" office:value="10725.454163">
                <text:p>10725.454163</text:p>
              </table:table-cell>
            </table:table-row>
            <table:table-row>
              <table:table-cell office:value-type="float" office:value="1141084">
                <text:p>1141080</text:p>
              </table:table-cell>
              <table:table-cell office:value-type="float" office:value="10691.361088">
                <text:p>10691.361088</text:p>
              </table:table-cell>
            </table:table-row>
            <table:table-row>
              <table:table-cell office:value-type="float" office:value="1174629">
                <text:p>1174630</text:p>
              </table:table-cell>
              <table:table-cell office:value-type="float" office:value="10784.201058">
                <text:p>10784.201058</text:p>
              </table:table-cell>
            </table:table-row>
            <table:table-row>
              <table:table-cell office:value-type="float" office:value="1209159">
                <text:p>1209160</text:p>
              </table:table-cell>
              <table:table-cell office:value-type="float" office:value="10700.076799">
                <text:p>10700.076799</text:p>
              </table:table-cell>
            </table:table-row>
            <table:table-row>
              <table:table-cell office:value-type="float" office:value="1244705">
                <text:p>1244710</text:p>
              </table:table-cell>
              <table:table-cell office:value-type="float" office:value="10763.218808">
                <text:p>10763.218808</text:p>
              </table:table-cell>
            </table:table-row>
            <table:table-row>
              <table:table-cell office:value-type="float" office:value="1281296">
                <text:p>1281300</text:p>
              </table:table-cell>
              <table:table-cell office:value-type="float" office:value="10789.007784">
                <text:p>10789.007784</text:p>
              </table:table-cell>
            </table:table-row>
            <table:table-row>
              <table:table-cell office:value-type="float" office:value="1318963">
                <text:p>1318960</text:p>
              </table:table-cell>
              <table:table-cell office:value-type="float" office:value="10754.390119">
                <text:p>10754.390119</text:p>
              </table:table-cell>
            </table:table-row>
            <table:table-row>
              <table:table-cell office:value-type="float" office:value="1357736">
                <text:p>1357740</text:p>
              </table:table-cell>
              <table:table-cell office:value-type="float" office:value="10879.525197">
                <text:p>10879.525197</text:p>
              </table:table-cell>
            </table:table-row>
            <table:table-row>
              <table:table-cell office:value-type="float" office:value="1397650">
                <text:p>1397650</text:p>
              </table:table-cell>
              <table:table-cell office:value-type="float" office:value="10858.380809">
                <text:p>10858.380809</text:p>
              </table:table-cell>
            </table:table-row>
            <table:table-row>
              <table:table-cell office:value-type="float" office:value="1438737">
                <text:p>1438740</text:p>
              </table:table-cell>
              <table:table-cell office:value-type="float" office:value="10900.402977">
                <text:p>10900.402977</text:p>
              </table:table-cell>
            </table:table-row>
            <table:table-row>
              <table:table-cell office:value-type="float" office:value="1481031">
                <text:p>1481030</text:p>
              </table:table-cell>
              <table:table-cell office:value-type="float" office:value="10817.373269">
                <text:p>10817.373269</text:p>
              </table:table-cell>
            </table:table-row>
            <table:table-row>
              <table:table-cell office:value-type="float" office:value="1524570">
                <text:p>1524570</text:p>
              </table:table-cell>
              <table:table-cell office:value-type="float" office:value="10923.173367">
                <text:p>10923.173367</text:p>
              </table:table-cell>
            </table:table-row>
            <table:table-row>
              <table:table-cell office:value-type="float" office:value="1569388">
                <text:p>1569390</text:p>
              </table:table-cell>
              <table:table-cell office:value-type="float" office:value="10865.958643">
                <text:p>10865.958643</text:p>
              </table:table-cell>
            </table:table-row>
            <table:table-row>
              <table:table-cell office:value-type="float" office:value="1615523">
                <text:p>1615520</text:p>
              </table:table-cell>
              <table:table-cell office:value-type="float" office:value="10745.02853">
                <text:p>10745.02853</text:p>
              </table:table-cell>
            </table:table-row>
            <table:table-row>
              <table:table-cell office:value-type="float" office:value="1663015">
                <text:p>1663020</text:p>
              </table:table-cell>
              <table:table-cell office:value-type="float" office:value="10756.883315">
                <text:p>10756.883315</text:p>
              </table:table-cell>
            </table:table-row>
            <table:table-row>
              <table:table-cell office:value-type="float" office:value="1711903">
                <text:p>1711900</text:p>
              </table:table-cell>
              <table:table-cell office:value-type="float" office:value="10631.14497">
                <text:p>10631.14497</text:p>
              </table:table-cell>
            </table:table-row>
            <table:table-row>
              <table:table-cell office:value-type="float" office:value="1762228">
                <text:p>1762230</text:p>
              </table:table-cell>
              <table:table-cell office:value-type="float" office:value="10797.054852">
                <text:p>10797.054852</text:p>
              </table:table-cell>
            </table:table-row>
            <table:table-row>
              <table:table-cell office:value-type="float" office:value="1814032">
                <text:p>1814030</text:p>
              </table:table-cell>
              <table:table-cell office:value-type="float" office:value="10791.839679">
                <text:p>10791.839679</text:p>
              </table:table-cell>
            </table:table-row>
            <table:table-row>
              <table:table-cell office:value-type="float" office:value="1867360">
                <text:p>1867360</text:p>
              </table:table-cell>
              <table:table-cell office:value-type="float" office:value="10764.048115">
                <text:p>10764.048115</text:p>
              </table:table-cell>
            </table:table-row>
            <table:table-row>
              <table:table-cell office:value-type="float" office:value="1922255">
                <text:p>1922260</text:p>
              </table:table-cell>
              <table:table-cell office:value-type="float" office:value="10678.77567">
                <text:p>10678.77567</text:p>
              </table:table-cell>
            </table:table-row>
            <table:table-row>
              <table:table-cell office:value-type="float" office:value="1978763">
                <text:p>1978760</text:p>
              </table:table-cell>
              <table:table-cell office:value-type="float" office:value="10791.572493">
                <text:p>10791.572493</text:p>
              </table:table-cell>
            </table:table-row>
            <table:table-row>
              <table:table-cell office:value-type="float" office:value="2036933">
                <text:p>2036930</text:p>
              </table:table-cell>
              <table:table-cell office:value-type="float" office:value="10779.549626">
                <text:p>10779.549626</text:p>
              </table:table-cell>
            </table:table-row>
            <table:table-row>
              <table:table-cell office:value-type="float" office:value="2096813">
                <text:p>2096810</text:p>
              </table:table-cell>
              <table:table-cell office:value-type="float" office:value="10796.392205">
                <text:p>10796.392205</text:p>
              </table:table-cell>
            </table:table-row>
            <table:table-row>
              <table:table-cell office:value-type="float" office:value="2158454">
                <text:p>2158450</text:p>
              </table:table-cell>
              <table:table-cell office:value-type="float" office:value="10912.039396">
                <text:p>10912.039396</text:p>
              </table:table-cell>
            </table:table-row>
            <table:table-row>
              <table:table-cell office:value-type="float" office:value="2221906">
                <text:p>2221910</text:p>
              </table:table-cell>
              <table:table-cell office:value-type="float" office:value="10863.633404">
                <text:p>10863.633404</text:p>
              </table:table-cell>
            </table:table-row>
            <table:table-row>
              <table:table-cell office:value-type="float" office:value="2287224">
                <text:p>2287220</text:p>
              </table:table-cell>
              <table:table-cell office:value-type="float" office:value="10866.770186">
                <text:p>10866.770186</text:p>
              </table:table-cell>
            </table:table-row>
            <table:table-row>
              <table:table-cell office:value-type="float" office:value="2354462">
                <text:p>2354460</text:p>
              </table:table-cell>
              <table:table-cell office:value-type="float" office:value="10894.702">
                <text:p>10894.702</text:p>
              </table:table-cell>
            </table:table-row>
            <table:table-row>
              <table:table-cell office:value-type="float" office:value="2423676">
                <text:p>2423680</text:p>
              </table:table-cell>
              <table:table-cell office:value-type="float" office:value="10903.198038">
                <text:p>10903.198038</text:p>
              </table:table-cell>
            </table:table-row>
            <table:table-row>
              <table:table-cell office:value-type="float" office:value="2494925">
                <text:p>2494930</text:p>
              </table:table-cell>
              <table:table-cell office:value-type="float" office:value="10975.245903">
                <text:p>10975.245903</text:p>
              </table:table-cell>
            </table:table-row>
            <table:table-row>
              <table:table-cell office:value-type="float" office:value="2568269">
                <text:p>2568270</text:p>
              </table:table-cell>
              <table:table-cell office:value-type="float" office:value="10959.358048">
                <text:p>10959.358048</text:p>
              </table:table-cell>
            </table:table-row>
            <table:table-row>
              <table:table-cell office:value-type="float" office:value="2643769">
                <text:p>2643770</text:p>
              </table:table-cell>
              <table:table-cell office:value-type="float" office:value="10997.760559">
                <text:p>10997.760559</text:p>
              </table:table-cell>
            </table:table-row>
            <table:table-row>
              <table:table-cell office:value-type="float" office:value="2721488">
                <text:p>2721490</text:p>
              </table:table-cell>
              <table:table-cell office:value-type="float" office:value="11072.849378">
                <text:p>11072.849378</text:p>
              </table:table-cell>
            </table:table-row>
            <table:table-row>
              <table:table-cell office:value-type="float" office:value="2801492">
                <text:p>2801490</text:p>
              </table:table-cell>
              <table:table-cell office:value-type="float" office:value="10968.527673">
                <text:p>10968.527673</text:p>
              </table:table-cell>
            </table:table-row>
            <table:table-row>
              <table:table-cell office:value-type="float" office:value="2883848">
                <text:p>2883850</text:p>
              </table:table-cell>
              <table:table-cell office:value-type="float" office:value="11024.980183">
                <text:p>11024.980183</text:p>
              </table:table-cell>
            </table:table-row>
            <table:table-row>
              <table:table-cell office:value-type="float" office:value="2968624">
                <text:p>2968620</text:p>
              </table:table-cell>
              <table:table-cell office:value-type="float" office:value="10944.587803">
                <text:p>10944.587803</text:p>
              </table:table-cell>
            </table:table-row>
            <table:table-row>
              <table:table-cell office:value-type="float" office:value="3055893">
                <text:p>3055890</text:p>
              </table:table-cell>
              <table:table-cell office:value-type="float" office:value="10959.852664">
                <text:p>10959.852664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10904.233395">
                <text:p>10904.2333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12cm" svg:y="0.315cm" chart:style-name="ch2">
          <text:p>AXPY</text:p>
        </chart:title>
        <chart:plot-area chart:style-name="ch3" table:cell-range-address="output.A2:output.A401 output.D1:output.D401" chart:data-source-has-labels="both" svg:x="1.354cm" svg:y="1.316cm" svg:width="14.326cm" svg:height="6.5cm">
          <chartooo:coordinate-region svg:x="2.663cm" svg:y="1.316cm" svg:width="12.866cm" svg:height="4.689cm"/>
          <chart:axis chart:dimension="x" chart:name="primary-x" chart:style-name="ch4" chartooo:axis-type="auto">
            <chartooo:date-scale/>
            <chart:title svg:x="7.704cm" svg:y="7.997cm" chart:style-name="ch5">
              <text:p>Array size</text:p>
            </chart:title>
            <chart:categories table:cell-range-address="output.A2:output.A401"/>
          </chart:axis>
          <chart:axis chart:dimension="y" chart:name="primary-y" chart:style-name="ch4">
            <chart:title svg:x="0.451cm" svg:y="5.787cm" chart:style-name="ch6">
              <text:p>Bandwidth (MB)</text:p>
            </chart:title>
            <chart:grid chart:style-name="ch7" chart:class="major"/>
          </chart:axis>
          <chart:series chart:style-name="ch8" chart:values-cell-range-address="output.D2:output.D401" chart:label-cell-address="output.D1:output.D1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XPY</text:p>
                <draw:g>
                  <svg:desc>output.D1:output.D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.A2:output.A401</svg:desc>
                </draw:g>
              </table:table-cell>
              <table:table-cell office:value-type="float" office:value="35588.731699">
                <text:p>35588.731699</text:p>
                <draw:g>
                  <svg:desc>output.D2:output.D401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0814.950707">
                <text:p>40814.9507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342.590342">
                <text:p>39342.59034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196.383938">
                <text:p>39196.38393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7651.653595">
                <text:p>37651.65359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8722.031289">
                <text:p>38722.0312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7581.744831">
                <text:p>37581.74483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1210.909429">
                <text:p>41210.90942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7865.369188">
                <text:p>37865.3691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0366.439603">
                <text:p>40366.4396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749.077247">
                <text:p>37749.07724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9383.86668">
                <text:p>39383.8666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0234.358287">
                <text:p>40234.35828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9717.526176">
                <text:p>39717.5261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1848.696854">
                <text:p>41848.69685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0976.39617">
                <text:p>40976.3961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0882.285602">
                <text:p>40882.2856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0994.36206">
                <text:p>40994.3620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1353.99964">
                <text:p>41353.9996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1062.107308">
                <text:p>41062.10730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7927.617259">
                <text:p>37927.61725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0483.519728">
                <text:p>40483.51972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2238.69216">
                <text:p>42238.6921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1543.242416">
                <text:p>41543.2424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1210.917827">
                <text:p>41210.91782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1241.585746">
                <text:p>41241.58574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7907.478743">
                <text:p>37907.47874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6044.020558">
                <text:p>36044.02055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6226.054982">
                <text:p>36226.0549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6562.844633">
                <text:p>36562.84463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6349.091321">
                <text:p>36349.09132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6305.410426">
                <text:p>36305.4104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7066.153608">
                <text:p>37066.15360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7467.66369">
                <text:p>37467.663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6934.619175">
                <text:p>36934.61917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7795.358397">
                <text:p>37795.35839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8390.062243">
                <text:p>38390.06224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7922.534777">
                <text:p>37922.5347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7685.706871">
                <text:p>37685.70687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7924.427066">
                <text:p>37924.42706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6286.884106">
                <text:p>36286.8841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7579.854344">
                <text:p>37579.85434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5876.088614">
                <text:p>35876.08861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6284.719083">
                <text:p>36284.71908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5612.460318">
                <text:p>35612.4603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8008.821992">
                <text:p>38008.82199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8518.812551">
                <text:p>38518.81255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8452.748658">
                <text:p>38452.74865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9199.62737">
                <text:p>39199.6273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8788.7822">
                <text:p>38788.78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7725.172912">
                <text:p>37725.17291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8277.344711">
                <text:p>38277.34471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7979.842762">
                <text:p>37979.84276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8723.547731">
                <text:p>38723.54773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40329.781432">
                <text:p>40329.78143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40072.829063">
                <text:p>40072.82906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9727.653928">
                <text:p>39727.65392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41233.552286">
                <text:p>41233.55228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40873.684612">
                <text:p>40873.68461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40570.070878">
                <text:p>40570.07087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41557.41086">
                <text:p>41557.4108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1468.478409">
                <text:p>41468.47840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41827.033398">
                <text:p>41827.03339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41651.879211">
                <text:p>41651.87921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1526.842567">
                <text:p>41526.84256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42227.686045">
                <text:p>42227.68604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42161.14776">
                <text:p>42161.1477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42693.205485">
                <text:p>42693.20548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42556.267928">
                <text:p>42556.26792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41901.176314">
                <text:p>41901.17631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41937.894926">
                <text:p>41937.89492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2773.509397">
                <text:p>42773.50939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42391.44922">
                <text:p>42391.4492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42469.80832">
                <text:p>42469.8083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2695.889631">
                <text:p>42695.88963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42880.740478">
                <text:p>42880.74047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43190.78332">
                <text:p>43190.7833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42820.942249">
                <text:p>42820.942249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43361.237829">
                <text:p>43361.23782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42936.67545">
                <text:p>42936.6754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43361.433133">
                <text:p>43361.433133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40069.6876">
                <text:p>40069.687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9715.788187">
                <text:p>39715.788187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41133.517009">
                <text:p>41133.517009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41081.50331">
                <text:p>41081.50331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41443.430657">
                <text:p>41443.430657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42167.30961">
                <text:p>42167.3096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42401.511474">
                <text:p>42401.51147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3332.701197">
                <text:p>43332.701197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41939.06571">
                <text:p>41939.0657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1260.276388">
                <text:p>41260.276388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3732.147515">
                <text:p>43732.147515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881.972106">
                <text:p>43881.97210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3552.953739">
                <text:p>43552.953739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3485.111875">
                <text:p>43485.11187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3997.70065">
                <text:p>43997.70065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3611.005473">
                <text:p>43611.00547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4130.120392">
                <text:p>44130.120392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44132.857929">
                <text:p>44132.857929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43387.767472">
                <text:p>43387.76747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43919.330686">
                <text:p>43919.33068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44276.537077">
                <text:p>44276.537077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4029.844534">
                <text:p>44029.844534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42617.785947">
                <text:p>42617.785947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44030.203432">
                <text:p>44030.203432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44212.559645">
                <text:p>44212.559645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44337.672838">
                <text:p>44337.672838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43991.176713">
                <text:p>43991.176713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43822.412915">
                <text:p>43822.412915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42770.869757">
                <text:p>42770.869757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44547.002707">
                <text:p>44547.00270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44303.771811">
                <text:p>44303.77181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9509.737566">
                <text:p>39509.737566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43054.311567">
                <text:p>43054.311567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44431.294521">
                <text:p>44431.29452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4518.926639">
                <text:p>44518.926639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39788.212819">
                <text:p>39788.21281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4421.893892">
                <text:p>44421.893892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43032.176828">
                <text:p>43032.176828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44634.218952">
                <text:p>44634.218952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44076.588396">
                <text:p>44076.588396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39458.793573">
                <text:p>39458.793573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42759.027529">
                <text:p>42759.027529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44649.590744">
                <text:p>44649.59074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44530.755856">
                <text:p>44530.755856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39502.124974">
                <text:p>39502.124974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44871.900486">
                <text:p>44871.900486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43292.053957">
                <text:p>43292.053957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42970.84584">
                <text:p>42970.8458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43265.981387">
                <text:p>43265.981387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39559.996355">
                <text:p>39559.996355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43139.018963">
                <text:p>43139.018963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44842.824426">
                <text:p>44842.824426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44858.899936">
                <text:p>44858.899936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39143.140498">
                <text:p>39143.140498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43179.416307">
                <text:p>43179.416307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44807.366149">
                <text:p>44807.366149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45040.626271">
                <text:p>45040.626271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42790.920675">
                <text:p>42790.920675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41225.427331">
                <text:p>41225.427331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43101.726632">
                <text:p>43101.726632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44932.548299">
                <text:p>44932.548299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44991.203123">
                <text:p>44991.203123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9293.940295">
                <text:p>39293.940295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43132.604312">
                <text:p>43132.60431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5070.528862">
                <text:p>45070.528862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44797.7277">
                <text:p>44797.7277</text:p>
              </table:table-cell>
            </table:table-row>
            <table:table-row>
              <table:table-cell office:value-type="float" office:value="2122">
                <text:p>2120</text:p>
              </table:table-cell>
              <table:table-cell office:value-type="float" office:value="40395.479809">
                <text:p>40395.479809</text:p>
              </table:table-cell>
            </table:table-row>
            <table:table-row>
              <table:table-cell office:value-type="float" office:value="2185">
                <text:p>2190</text:p>
              </table:table-cell>
              <table:table-cell office:value-type="float" office:value="42827.319955">
                <text:p>42827.319955</text:p>
              </table:table-cell>
            </table:table-row>
            <table:table-row>
              <table:table-cell office:value-type="float" office:value="2249">
                <text:p>2250</text:p>
              </table:table-cell>
              <table:table-cell office:value-type="float" office:value="43132.5601">
                <text:p>43132.5601</text:p>
              </table:table-cell>
            </table:table-row>
            <table:table-row>
              <table:table-cell office:value-type="float" office:value="2315">
                <text:p>2320</text:p>
              </table:table-cell>
              <table:table-cell office:value-type="float" office:value="44461.739878">
                <text:p>44461.739878</text:p>
              </table:table-cell>
            </table:table-row>
            <table:table-row>
              <table:table-cell office:value-type="float" office:value="2383">
                <text:p>2380</text:p>
              </table:table-cell>
              <table:table-cell office:value-type="float" office:value="44698.854184">
                <text:p>44698.854184</text:p>
              </table:table-cell>
            </table:table-row>
            <table:table-row>
              <table:table-cell office:value-type="float" office:value="2453">
                <text:p>2450</text:p>
              </table:table-cell>
              <table:table-cell office:value-type="float" office:value="38708.863133">
                <text:p>38708.863133</text:p>
              </table:table-cell>
            </table:table-row>
            <table:table-row>
              <table:table-cell office:value-type="float" office:value="2525">
                <text:p>2530</text:p>
              </table:table-cell>
              <table:table-cell office:value-type="float" office:value="42597.263162">
                <text:p>42597.26316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4291.637223">
                <text:p>44291.637223</text:p>
              </table:table-cell>
            </table:table-row>
            <table:table-row>
              <table:table-cell office:value-type="float" office:value="2676">
                <text:p>2680</text:p>
              </table:table-cell>
              <table:table-cell office:value-type="float" office:value="43999.677748">
                <text:p>43999.677748</text:p>
              </table:table-cell>
            </table:table-row>
            <table:table-row>
              <table:table-cell office:value-type="float" office:value="2755">
                <text:p>2760</text:p>
              </table:table-cell>
              <table:table-cell office:value-type="float" office:value="43766.365003">
                <text:p>43766.365003</text:p>
              </table:table-cell>
            </table:table-row>
            <table:table-row>
              <table:table-cell office:value-type="float" office:value="2836">
                <text:p>2840</text:p>
              </table:table-cell>
              <table:table-cell office:value-type="float" office:value="43641.568017">
                <text:p>43641.568017</text:p>
              </table:table-cell>
            </table:table-row>
            <table:table-row>
              <table:table-cell office:value-type="float" office:value="2919">
                <text:p>2920</text:p>
              </table:table-cell>
              <table:table-cell office:value-type="float" office:value="43744.193528">
                <text:p>43744.193528</text:p>
              </table:table-cell>
            </table:table-row>
            <table:table-row>
              <table:table-cell office:value-type="float" office:value="3005">
                <text:p>3010</text:p>
              </table:table-cell>
              <table:table-cell office:value-type="float" office:value="44107.628415">
                <text:p>44107.628415</text:p>
              </table:table-cell>
            </table:table-row>
            <table:table-row>
              <table:table-cell office:value-type="float" office:value="3093">
                <text:p>3090</text:p>
              </table:table-cell>
              <table:table-cell office:value-type="float" office:value="44166.370541">
                <text:p>44166.370541</text:p>
              </table:table-cell>
            </table:table-row>
            <table:table-row>
              <table:table-cell office:value-type="float" office:value="3184">
                <text:p>3180</text:p>
              </table:table-cell>
              <table:table-cell office:value-type="float" office:value="43635.073797">
                <text:p>43635.073797</text:p>
              </table:table-cell>
            </table:table-row>
            <table:table-row>
              <table:table-cell office:value-type="float" office:value="3278">
                <text:p>3280</text:p>
              </table:table-cell>
              <table:table-cell office:value-type="float" office:value="43266.456016">
                <text:p>43266.456016</text:p>
              </table:table-cell>
            </table:table-row>
            <table:table-row>
              <table:table-cell office:value-type="float" office:value="3374">
                <text:p>3370</text:p>
              </table:table-cell>
              <table:table-cell office:value-type="float" office:value="42120.237141">
                <text:p>42120.237141</text:p>
              </table:table-cell>
            </table:table-row>
            <table:table-row>
              <table:table-cell office:value-type="float" office:value="3473">
                <text:p>3470</text:p>
              </table:table-cell>
              <table:table-cell office:value-type="float" office:value="42784.696814">
                <text:p>42784.696814</text:p>
              </table:table-cell>
            </table:table-row>
            <table:table-row>
              <table:table-cell office:value-type="float" office:value="3575">
                <text:p>3580</text:p>
              </table:table-cell>
              <table:table-cell office:value-type="float" office:value="43698.950833">
                <text:p>43698.950833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44095.179808">
                <text:p>44095.179808</text:p>
              </table:table-cell>
            </table:table-row>
            <table:table-row>
              <table:table-cell office:value-type="float" office:value="3789">
                <text:p>3790</text:p>
              </table:table-cell>
              <table:table-cell office:value-type="float" office:value="43710.596027">
                <text:p>43710.59602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42710.214046">
                <text:p>42710.214046</text:p>
              </table:table-cell>
            </table:table-row>
            <table:table-row>
              <table:table-cell office:value-type="float" office:value="4015">
                <text:p>4020</text:p>
              </table:table-cell>
              <table:table-cell office:value-type="float" office:value="44096.173977">
                <text:p>44096.173977</text:p>
              </table:table-cell>
            </table:table-row>
            <table:table-row>
              <table:table-cell office:value-type="float" office:value="4133">
                <text:p>4130</text:p>
              </table:table-cell>
              <table:table-cell office:value-type="float" office:value="43667.322531">
                <text:p>43667.322531</text:p>
              </table:table-cell>
            </table:table-row>
            <table:table-row>
              <table:table-cell office:value-type="float" office:value="4254">
                <text:p>4250</text:p>
              </table:table-cell>
              <table:table-cell office:value-type="float" office:value="42760.800292">
                <text:p>42760.800292</text:p>
              </table:table-cell>
            </table:table-row>
            <table:table-row>
              <table:table-cell office:value-type="float" office:value="4379">
                <text:p>4380</text:p>
              </table:table-cell>
              <table:table-cell office:value-type="float" office:value="43447.111708">
                <text:p>43447.111708</text:p>
              </table:table-cell>
            </table:table-row>
            <table:table-row>
              <table:table-cell office:value-type="float" office:value="4508">
                <text:p>4510</text:p>
              </table:table-cell>
              <table:table-cell office:value-type="float" office:value="44005.815172">
                <text:p>44005.815172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43599.890067">
                <text:p>43599.890067</text:p>
              </table:table-cell>
            </table:table-row>
            <table:table-row>
              <table:table-cell office:value-type="float" office:value="4777">
                <text:p>4780</text:p>
              </table:table-cell>
              <table:table-cell office:value-type="float" office:value="44017.376114">
                <text:p>44017.376114</text:p>
              </table:table-cell>
            </table:table-row>
            <table:table-row>
              <table:table-cell office:value-type="float" office:value="4917">
                <text:p>4920</text:p>
              </table:table-cell>
              <table:table-cell office:value-type="float" office:value="43836.607394">
                <text:p>43836.607394</text:p>
              </table:table-cell>
            </table:table-row>
            <table:table-row>
              <table:table-cell office:value-type="float" office:value="5062">
                <text:p>5060</text:p>
              </table:table-cell>
              <table:table-cell office:value-type="float" office:value="44156.600447">
                <text:p>44156.600447</text:p>
              </table:table-cell>
            </table:table-row>
            <table:table-row>
              <table:table-cell office:value-type="float" office:value="5211">
                <text:p>5210</text:p>
              </table:table-cell>
              <table:table-cell office:value-type="float" office:value="44023.75914">
                <text:p>44023.75914</text:p>
              </table:table-cell>
            </table:table-row>
            <table:table-row>
              <table:table-cell office:value-type="float" office:value="5364">
                <text:p>5360</text:p>
              </table:table-cell>
              <table:table-cell office:value-type="float" office:value="42413.577517">
                <text:p>42413.577517</text:p>
              </table:table-cell>
            </table:table-row>
            <table:table-row>
              <table:table-cell office:value-type="float" office:value="5521">
                <text:p>5520</text:p>
              </table:table-cell>
              <table:table-cell office:value-type="float" office:value="42224.836404">
                <text:p>42224.836404</text:p>
              </table:table-cell>
            </table:table-row>
            <table:table-row>
              <table:table-cell office:value-type="float" office:value="5684">
                <text:p>5680</text:p>
              </table:table-cell>
              <table:table-cell office:value-type="float" office:value="44123.615044">
                <text:p>44123.615044</text:p>
              </table:table-cell>
            </table:table-row>
            <table:table-row>
              <table:table-cell office:value-type="float" office:value="5851">
                <text:p>5850</text:p>
              </table:table-cell>
              <table:table-cell office:value-type="float" office:value="43603.131758">
                <text:p>43603.131758</text:p>
              </table:table-cell>
            </table:table-row>
            <table:table-row>
              <table:table-cell office:value-type="float" office:value="6023">
                <text:p>6020</text:p>
              </table:table-cell>
              <table:table-cell office:value-type="float" office:value="42370.792656">
                <text:p>42370.79265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3811.213625">
                <text:p>43811.213625</text:p>
              </table:table-cell>
            </table:table-row>
            <table:table-row>
              <table:table-cell office:value-type="float" office:value="6382">
                <text:p>6380</text:p>
              </table:table-cell>
              <table:table-cell office:value-type="float" office:value="44059.282077">
                <text:p>44059.282077</text:p>
              </table:table-cell>
            </table:table-row>
            <table:table-row>
              <table:table-cell office:value-type="float" office:value="6570">
                <text:p>6570</text:p>
              </table:table-cell>
              <table:table-cell office:value-type="float" office:value="44134.658948">
                <text:p>44134.658948</text:p>
              </table:table-cell>
            </table:table-row>
            <table:table-row>
              <table:table-cell office:value-type="float" office:value="6763">
                <text:p>6760</text:p>
              </table:table-cell>
              <table:table-cell office:value-type="float" office:value="43636.692517">
                <text:p>43636.692517</text:p>
              </table:table-cell>
            </table:table-row>
            <table:table-row>
              <table:table-cell office:value-type="float" office:value="6962">
                <text:p>6960</text:p>
              </table:table-cell>
              <table:table-cell office:value-type="float" office:value="43945.91879">
                <text:p>43945.91879</text:p>
              </table:table-cell>
            </table:table-row>
            <table:table-row>
              <table:table-cell office:value-type="float" office:value="7166">
                <text:p>7170</text:p>
              </table:table-cell>
              <table:table-cell office:value-type="float" office:value="43692.572686">
                <text:p>43692.572686</text:p>
              </table:table-cell>
            </table:table-row>
            <table:table-row>
              <table:table-cell office:value-type="float" office:value="7377">
                <text:p>7380</text:p>
              </table:table-cell>
              <table:table-cell office:value-type="float" office:value="43710.203087">
                <text:p>43710.203087</text:p>
              </table:table-cell>
            </table:table-row>
            <table:table-row>
              <table:table-cell office:value-type="float" office:value="7594">
                <text:p>7590</text:p>
              </table:table-cell>
              <table:table-cell office:value-type="float" office:value="43183.360707">
                <text:p>43183.360707</text:p>
              </table:table-cell>
            </table:table-row>
            <table:table-row>
              <table:table-cell office:value-type="float" office:value="7817">
                <text:p>7820</text:p>
              </table:table-cell>
              <table:table-cell office:value-type="float" office:value="42909.460705">
                <text:p>42909.460705</text:p>
              </table:table-cell>
            </table:table-row>
            <table:table-row>
              <table:table-cell office:value-type="float" office:value="8047">
                <text:p>8050</text:p>
              </table:table-cell>
              <table:table-cell office:value-type="float" office:value="43316.899309">
                <text:p>43316.899309</text:p>
              </table:table-cell>
            </table:table-row>
            <table:table-row>
              <table:table-cell office:value-type="float" office:value="8284">
                <text:p>8280</text:p>
              </table:table-cell>
              <table:table-cell office:value-type="float" office:value="43184.389677">
                <text:p>43184.389677</text:p>
              </table:table-cell>
            </table:table-row>
            <table:table-row>
              <table:table-cell office:value-type="float" office:value="8527">
                <text:p>8530</text:p>
              </table:table-cell>
              <table:table-cell office:value-type="float" office:value="43206.889723">
                <text:p>43206.889723</text:p>
              </table:table-cell>
            </table:table-row>
            <table:table-row>
              <table:table-cell office:value-type="float" office:value="8778">
                <text:p>8780</text:p>
              </table:table-cell>
              <table:table-cell office:value-type="float" office:value="42615.790321">
                <text:p>42615.790321</text:p>
              </table:table-cell>
            </table:table-row>
            <table:table-row>
              <table:table-cell office:value-type="float" office:value="9036">
                <text:p>9040</text:p>
              </table:table-cell>
              <table:table-cell office:value-type="float" office:value="42431.323047">
                <text:p>42431.323047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42557.21066">
                <text:p>42557.21066</text:p>
              </table:table-cell>
            </table:table-row>
            <table:table-row>
              <table:table-cell office:value-type="float" office:value="9575">
                <text:p>9580</text:p>
              </table:table-cell>
              <table:table-cell office:value-type="float" office:value="42607.31902">
                <text:p>42607.31902</text:p>
              </table:table-cell>
            </table:table-row>
            <table:table-row>
              <table:table-cell office:value-type="float" office:value="9856">
                <text:p>9860</text:p>
              </table:table-cell>
              <table:table-cell office:value-type="float" office:value="42124.013557">
                <text:p>42124.013557</text:p>
              </table:table-cell>
            </table:table-row>
            <table:table-row>
              <table:table-cell office:value-type="float" office:value="10146">
                <text:p>10150</text:p>
              </table:table-cell>
              <table:table-cell office:value-type="float" office:value="42477.976099">
                <text:p>42477.976099</text:p>
              </table:table-cell>
            </table:table-row>
            <table:table-row>
              <table:table-cell office:value-type="float" office:value="10444">
                <text:p>10440</text:p>
              </table:table-cell>
              <table:table-cell office:value-type="float" office:value="42129.899832">
                <text:p>42129.899832</text:p>
              </table:table-cell>
            </table:table-row>
            <table:table-row>
              <table:table-cell office:value-type="float" office:value="10751">
                <text:p>10750</text:p>
              </table:table-cell>
              <table:table-cell office:value-type="float" office:value="42187.905567">
                <text:p>42187.905567</text:p>
              </table:table-cell>
            </table:table-row>
            <table:table-row>
              <table:table-cell office:value-type="float" office:value="11067">
                <text:p>11070</text:p>
              </table:table-cell>
              <table:table-cell office:value-type="float" office:value="41756.043213">
                <text:p>41756.043213</text:p>
              </table:table-cell>
            </table:table-row>
            <table:table-row>
              <table:table-cell office:value-type="float" office:value="11393">
                <text:p>11390</text:p>
              </table:table-cell>
              <table:table-cell office:value-type="float" office:value="41081.53727">
                <text:p>41081.53727</text:p>
              </table:table-cell>
            </table:table-row>
            <table:table-row>
              <table:table-cell office:value-type="float" office:value="11728">
                <text:p>11730</text:p>
              </table:table-cell>
              <table:table-cell office:value-type="float" office:value="41500.792529">
                <text:p>41500.792529</text:p>
              </table:table-cell>
            </table:table-row>
            <table:table-row>
              <table:table-cell office:value-type="float" office:value="12072">
                <text:p>12070</text:p>
              </table:table-cell>
              <table:table-cell office:value-type="float" office:value="41872.628774">
                <text:p>41872.628774</text:p>
              </table:table-cell>
            </table:table-row>
            <table:table-row>
              <table:table-cell office:value-type="float" office:value="12427">
                <text:p>12430</text:p>
              </table:table-cell>
              <table:table-cell office:value-type="float" office:value="41479.528328">
                <text:p>41479.528328</text:p>
              </table:table-cell>
            </table:table-row>
            <table:table-row>
              <table:table-cell office:value-type="float" office:value="12793">
                <text:p>12790</text:p>
              </table:table-cell>
              <table:table-cell office:value-type="float" office:value="40386.241981">
                <text:p>40386.241981</text:p>
              </table:table-cell>
            </table:table-row>
            <table:table-row>
              <table:table-cell office:value-type="float" office:value="13169">
                <text:p>13170</text:p>
              </table:table-cell>
              <table:table-cell office:value-type="float" office:value="40231.074985">
                <text:p>40231.074985</text:p>
              </table:table-cell>
            </table:table-row>
            <table:table-row>
              <table:table-cell office:value-type="float" office:value="13556">
                <text:p>13560</text:p>
              </table:table-cell>
              <table:table-cell office:value-type="float" office:value="39983.103795">
                <text:p>39983.103795</text:p>
              </table:table-cell>
            </table:table-row>
            <table:table-row>
              <table:table-cell office:value-type="float" office:value="13954">
                <text:p>13950</text:p>
              </table:table-cell>
              <table:table-cell office:value-type="float" office:value="39571.441624">
                <text:p>39571.441624</text:p>
              </table:table-cell>
            </table:table-row>
            <table:table-row>
              <table:table-cell office:value-type="float" office:value="14365">
                <text:p>14370</text:p>
              </table:table-cell>
              <table:table-cell office:value-type="float" office:value="38281.364768">
                <text:p>38281.364768</text:p>
              </table:table-cell>
            </table:table-row>
            <table:table-row>
              <table:table-cell office:value-type="float" office:value="14787">
                <text:p>14790</text:p>
              </table:table-cell>
              <table:table-cell office:value-type="float" office:value="37471.01901">
                <text:p>37471.01901</text:p>
              </table:table-cell>
            </table:table-row>
            <table:table-row>
              <table:table-cell office:value-type="float" office:value="15221">
                <text:p>15220</text:p>
              </table:table-cell>
              <table:table-cell office:value-type="float" office:value="39009.583026">
                <text:p>39009.583026</text:p>
              </table:table-cell>
            </table:table-row>
            <table:table-row>
              <table:table-cell office:value-type="float" office:value="15669">
                <text:p>15670</text:p>
              </table:table-cell>
              <table:table-cell office:value-type="float" office:value="38478.544262">
                <text:p>38478.544262</text:p>
              </table:table-cell>
            </table:table-row>
            <table:table-row>
              <table:table-cell office:value-type="float" office:value="16130">
                <text:p>16130</text:p>
              </table:table-cell>
              <table:table-cell office:value-type="float" office:value="38830.849803">
                <text:p>38830.849803</text:p>
              </table:table-cell>
            </table:table-row>
            <table:table-row>
              <table:table-cell office:value-type="float" office:value="16604">
                <text:p>16600</text:p>
              </table:table-cell>
              <table:table-cell office:value-type="float" office:value="39103.1104">
                <text:p>39103.1104</text:p>
              </table:table-cell>
            </table:table-row>
            <table:table-row>
              <table:table-cell office:value-type="float" office:value="17092">
                <text:p>17090</text:p>
              </table:table-cell>
              <table:table-cell office:value-type="float" office:value="38295.938948">
                <text:p>38295.938948</text:p>
              </table:table-cell>
            </table:table-row>
            <table:table-row>
              <table:table-cell office:value-type="float" office:value="17594">
                <text:p>17590</text:p>
              </table:table-cell>
              <table:table-cell office:value-type="float" office:value="37709.01298">
                <text:p>37709.01298</text:p>
              </table:table-cell>
            </table:table-row>
            <table:table-row>
              <table:table-cell office:value-type="float" office:value="18112">
                <text:p>18110</text:p>
              </table:table-cell>
              <table:table-cell office:value-type="float" office:value="37683.057639">
                <text:p>37683.057639</text:p>
              </table:table-cell>
            </table:table-row>
            <table:table-row>
              <table:table-cell office:value-type="float" office:value="18644">
                <text:p>18640</text:p>
              </table:table-cell>
              <table:table-cell office:value-type="float" office:value="38424.773981">
                <text:p>38424.773981</text:p>
              </table:table-cell>
            </table:table-row>
            <table:table-row>
              <table:table-cell office:value-type="float" office:value="19192">
                <text:p>19190</text:p>
              </table:table-cell>
              <table:table-cell office:value-type="float" office:value="37084.034534">
                <text:p>37084.034534</text:p>
              </table:table-cell>
            </table:table-row>
            <table:table-row>
              <table:table-cell office:value-type="float" office:value="19756">
                <text:p>19760</text:p>
              </table:table-cell>
              <table:table-cell office:value-type="float" office:value="37953.192367">
                <text:p>37953.192367</text:p>
              </table:table-cell>
            </table:table-row>
            <table:table-row>
              <table:table-cell office:value-type="float" office:value="20337">
                <text:p>20340</text:p>
              </table:table-cell>
              <table:table-cell office:value-type="float" office:value="37396.957541">
                <text:p>37396.957541</text:p>
              </table:table-cell>
            </table:table-row>
            <table:table-row>
              <table:table-cell office:value-type="float" office:value="20935">
                <text:p>20940</text:p>
              </table:table-cell>
              <table:table-cell office:value-type="float" office:value="36098.96458">
                <text:p>36098.96458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35427.378078">
                <text:p>35427.378078</text:p>
              </table:table-cell>
            </table:table-row>
            <table:table-row>
              <table:table-cell office:value-type="float" office:value="22184">
                <text:p>22180</text:p>
              </table:table-cell>
              <table:table-cell office:value-type="float" office:value="35024.017438">
                <text:p>35024.017438</text:p>
              </table:table-cell>
            </table:table-row>
            <table:table-row>
              <table:table-cell office:value-type="float" office:value="22836">
                <text:p>22840</text:p>
              </table:table-cell>
              <table:table-cell office:value-type="float" office:value="32453.363435">
                <text:p>32453.363435</text:p>
              </table:table-cell>
            </table:table-row>
            <table:table-row>
              <table:table-cell office:value-type="float" office:value="23507">
                <text:p>23510</text:p>
              </table:table-cell>
              <table:table-cell office:value-type="float" office:value="35547.553454">
                <text:p>35547.553454</text:p>
              </table:table-cell>
            </table:table-row>
            <table:table-row>
              <table:table-cell office:value-type="float" office:value="24198">
                <text:p>24200</text:p>
              </table:table-cell>
              <table:table-cell office:value-type="float" office:value="32714.451214">
                <text:p>32714.451214</text:p>
              </table:table-cell>
            </table:table-row>
            <table:table-row>
              <table:table-cell office:value-type="float" office:value="24910">
                <text:p>24910</text:p>
              </table:table-cell>
              <table:table-cell office:value-type="float" office:value="33379.376382">
                <text:p>33379.376382</text:p>
              </table:table-cell>
            </table:table-row>
            <table:table-row>
              <table:table-cell office:value-type="float" office:value="25642">
                <text:p>25640</text:p>
              </table:table-cell>
              <table:table-cell office:value-type="float" office:value="30743.552856">
                <text:p>30743.552856</text:p>
              </table:table-cell>
            </table:table-row>
            <table:table-row>
              <table:table-cell office:value-type="float" office:value="26396">
                <text:p>26400</text:p>
              </table:table-cell>
              <table:table-cell office:value-type="float" office:value="32418.409343">
                <text:p>32418.409343</text:p>
              </table:table-cell>
            </table:table-row>
            <table:table-row>
              <table:table-cell office:value-type="float" office:value="27172">
                <text:p>27170</text:p>
              </table:table-cell>
              <table:table-cell office:value-type="float" office:value="32773.408536">
                <text:p>32773.408536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33787.331658">
                <text:p>33787.331658</text:p>
              </table:table-cell>
            </table:table-row>
            <table:table-row>
              <table:table-cell office:value-type="float" office:value="28793">
                <text:p>28790</text:p>
              </table:table-cell>
              <table:table-cell office:value-type="float" office:value="32607.453243">
                <text:p>32607.453243</text:p>
              </table:table-cell>
            </table:table-row>
            <table:table-row>
              <table:table-cell office:value-type="float" office:value="29639">
                <text:p>29640</text:p>
              </table:table-cell>
              <table:table-cell office:value-type="float" office:value="33126.405968">
                <text:p>33126.405968</text:p>
              </table:table-cell>
            </table:table-row>
            <table:table-row>
              <table:table-cell office:value-type="float" office:value="30510">
                <text:p>30510</text:p>
              </table:table-cell>
              <table:table-cell office:value-type="float" office:value="32304.806393">
                <text:p>32304.806393</text:p>
              </table:table-cell>
            </table:table-row>
            <table:table-row>
              <table:table-cell office:value-type="float" office:value="31407">
                <text:p>31410</text:p>
              </table:table-cell>
              <table:table-cell office:value-type="float" office:value="32516.442359">
                <text:p>32516.442359</text:p>
              </table:table-cell>
            </table:table-row>
            <table:table-row>
              <table:table-cell office:value-type="float" office:value="32331">
                <text:p>32330</text:p>
              </table:table-cell>
              <table:table-cell office:value-type="float" office:value="33023.269541">
                <text:p>33023.269541</text:p>
              </table:table-cell>
            </table:table-row>
            <table:table-row>
              <table:table-cell office:value-type="float" office:value="33281">
                <text:p>33280</text:p>
              </table:table-cell>
              <table:table-cell office:value-type="float" office:value="32724.862675">
                <text:p>32724.862675</text:p>
              </table:table-cell>
            </table:table-row>
            <table:table-row>
              <table:table-cell office:value-type="float" office:value="34259">
                <text:p>34260</text:p>
              </table:table-cell>
              <table:table-cell office:value-type="float" office:value="32741.882096">
                <text:p>32741.882096</text:p>
              </table:table-cell>
            </table:table-row>
            <table:table-row>
              <table:table-cell office:value-type="float" office:value="35267">
                <text:p>35270</text:p>
              </table:table-cell>
              <table:table-cell office:value-type="float" office:value="31961.839494">
                <text:p>31961.839494</text:p>
              </table:table-cell>
            </table:table-row>
            <table:table-row>
              <table:table-cell office:value-type="float" office:value="36303">
                <text:p>36300</text:p>
              </table:table-cell>
              <table:table-cell office:value-type="float" office:value="32165.717787">
                <text:p>32165.717787</text:p>
              </table:table-cell>
            </table:table-row>
            <table:table-row>
              <table:table-cell office:value-type="float" office:value="37370">
                <text:p>37370</text:p>
              </table:table-cell>
              <table:table-cell office:value-type="float" office:value="32398.248923">
                <text:p>32398.248923</text:p>
              </table:table-cell>
            </table:table-row>
            <table:table-row>
              <table:table-cell office:value-type="float" office:value="38469">
                <text:p>38470</text:p>
              </table:table-cell>
              <table:table-cell office:value-type="float" office:value="32363.497737">
                <text:p>32363.49773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31892.262973">
                <text:p>31892.262973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32143.544857">
                <text:p>32143.544857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32241.815883">
                <text:p>32241.815883</text:p>
              </table:table-cell>
            </table:table-row>
            <table:table-row>
              <table:table-cell office:value-type="float" office:value="43196">
                <text:p>43200</text:p>
              </table:table-cell>
              <table:table-cell office:value-type="float" office:value="31932.806817">
                <text:p>31932.806817</text:p>
              </table:table-cell>
            </table:table-row>
            <table:table-row>
              <table:table-cell office:value-type="float" office:value="44466">
                <text:p>44470</text:p>
              </table:table-cell>
              <table:table-cell office:value-type="float" office:value="32192.17291">
                <text:p>32192.17291</text:p>
              </table:table-cell>
            </table:table-row>
            <table:table-row>
              <table:table-cell office:value-type="float" office:value="45773">
                <text:p>45770</text:p>
              </table:table-cell>
              <table:table-cell office:value-type="float" office:value="32105.506266">
                <text:p>32105.506266</text:p>
              </table:table-cell>
            </table:table-row>
            <table:table-row>
              <table:table-cell office:value-type="float" office:value="47119">
                <text:p>47120</text:p>
              </table:table-cell>
              <table:table-cell office:value-type="float" office:value="32183.052785">
                <text:p>32183.052785</text:p>
              </table:table-cell>
            </table:table-row>
            <table:table-row>
              <table:table-cell office:value-type="float" office:value="48504">
                <text:p>48500</text:p>
              </table:table-cell>
              <table:table-cell office:value-type="float" office:value="31707.419543">
                <text:p>31707.419543</text:p>
              </table:table-cell>
            </table:table-row>
            <table:table-row>
              <table:table-cell office:value-type="float" office:value="49930">
                <text:p>49930</text:p>
              </table:table-cell>
              <table:table-cell office:value-type="float" office:value="30225.854398">
                <text:p>30225.854398</text:p>
              </table:table-cell>
            </table:table-row>
            <table:table-row>
              <table:table-cell office:value-type="float" office:value="51397">
                <text:p>51400</text:p>
              </table:table-cell>
              <table:table-cell office:value-type="float" office:value="29649.836864">
                <text:p>29649.836864</text:p>
              </table:table-cell>
            </table:table-row>
            <table:table-row>
              <table:table-cell office:value-type="float" office:value="52908">
                <text:p>52910</text:p>
              </table:table-cell>
              <table:table-cell office:value-type="float" office:value="32178.062405">
                <text:p>32178.062405</text:p>
              </table:table-cell>
            </table:table-row>
            <table:table-row>
              <table:table-cell office:value-type="float" office:value="54464">
                <text:p>54460</text:p>
              </table:table-cell>
              <table:table-cell office:value-type="float" office:value="30338.104619">
                <text:p>30338.104619</text:p>
              </table:table-cell>
            </table:table-row>
            <table:table-row>
              <table:table-cell office:value-type="float" office:value="56065">
                <text:p>56070</text:p>
              </table:table-cell>
              <table:table-cell office:value-type="float" office:value="32102.202372">
                <text:p>32102.202372</text:p>
              </table:table-cell>
            </table:table-row>
            <table:table-row>
              <table:table-cell office:value-type="float" office:value="57713">
                <text:p>57710</text:p>
              </table:table-cell>
              <table:table-cell office:value-type="float" office:value="31328.185723">
                <text:p>31328.185723</text:p>
              </table:table-cell>
            </table:table-row>
            <table:table-row>
              <table:table-cell office:value-type="float" office:value="59410">
                <text:p>59410</text:p>
              </table:table-cell>
              <table:table-cell office:value-type="float" office:value="31615.887693">
                <text:p>31615.887693</text:p>
              </table:table-cell>
            </table:table-row>
            <table:table-row>
              <table:table-cell office:value-type="float" office:value="61156">
                <text:p>61160</text:p>
              </table:table-cell>
              <table:table-cell office:value-type="float" office:value="31638.854805">
                <text:p>31638.854805</text:p>
              </table:table-cell>
            </table:table-row>
            <table:table-row>
              <table:table-cell office:value-type="float" office:value="62954">
                <text:p>62950</text:p>
              </table:table-cell>
              <table:table-cell office:value-type="float" office:value="30993.957536">
                <text:p>30993.957536</text:p>
              </table:table-cell>
            </table:table-row>
            <table:table-row>
              <table:table-cell office:value-type="float" office:value="64804">
                <text:p>64800</text:p>
              </table:table-cell>
              <table:table-cell office:value-type="float" office:value="32166.409243">
                <text:p>32166.409243</text:p>
              </table:table-cell>
            </table:table-row>
            <table:table-row>
              <table:table-cell office:value-type="float" office:value="66710">
                <text:p>66710</text:p>
              </table:table-cell>
              <table:table-cell office:value-type="float" office:value="29442.620887">
                <text:p>29442.620887</text:p>
              </table:table-cell>
            </table:table-row>
            <table:table-row>
              <table:table-cell office:value-type="float" office:value="68671">
                <text:p>68670</text:p>
              </table:table-cell>
              <table:table-cell office:value-type="float" office:value="31571.144749">
                <text:p>31571.144749</text:p>
              </table:table-cell>
            </table:table-row>
            <table:table-row>
              <table:table-cell office:value-type="float" office:value="70689">
                <text:p>70690</text:p>
              </table:table-cell>
              <table:table-cell office:value-type="float" office:value="32093.992939">
                <text:p>32093.992939</text:p>
              </table:table-cell>
            </table:table-row>
            <table:table-row>
              <table:table-cell office:value-type="float" office:value="72767">
                <text:p>72770</text:p>
              </table:table-cell>
              <table:table-cell office:value-type="float" office:value="29412.566575">
                <text:p>29412.566575</text:p>
              </table:table-cell>
            </table:table-row>
            <table:table-row>
              <table:table-cell office:value-type="float" office:value="74907">
                <text:p>74910</text:p>
              </table:table-cell>
              <table:table-cell office:value-type="float" office:value="31526.321908">
                <text:p>31526.321908</text:p>
              </table:table-cell>
            </table:table-row>
            <table:table-row>
              <table:table-cell office:value-type="float" office:value="77109">
                <text:p>77110</text:p>
              </table:table-cell>
              <table:table-cell office:value-type="float" office:value="32161.865032">
                <text:p>32161.865032</text:p>
              </table:table-cell>
            </table:table-row>
            <table:table-row>
              <table:table-cell office:value-type="float" office:value="79375">
                <text:p>79380</text:p>
              </table:table-cell>
              <table:table-cell office:value-type="float" office:value="32082.836893">
                <text:p>32082.836893</text:p>
              </table:table-cell>
            </table:table-row>
            <table:table-row>
              <table:table-cell office:value-type="float" office:value="81709">
                <text:p>81710</text:p>
              </table:table-cell>
              <table:table-cell office:value-type="float" office:value="29474.181593">
                <text:p>29474.181593</text:p>
              </table:table-cell>
            </table:table-row>
            <table:table-row>
              <table:table-cell office:value-type="float" office:value="84111">
                <text:p>84110</text:p>
              </table:table-cell>
              <table:table-cell office:value-type="float" office:value="31474.150388">
                <text:p>31474.150388</text:p>
              </table:table-cell>
            </table:table-row>
            <table:table-row>
              <table:table-cell office:value-type="float" office:value="86583">
                <text:p>86580</text:p>
              </table:table-cell>
              <table:table-cell office:value-type="float" office:value="30415.301264">
                <text:p>30415.301264</text:p>
              </table:table-cell>
            </table:table-row>
            <table:table-row>
              <table:table-cell office:value-type="float" office:value="89129">
                <text:p>89130</text:p>
              </table:table-cell>
              <table:table-cell office:value-type="float" office:value="28326.064227">
                <text:p>28326.064227</text:p>
              </table:table-cell>
            </table:table-row>
            <table:table-row>
              <table:table-cell office:value-type="float" office:value="91749">
                <text:p>91750</text:p>
              </table:table-cell>
              <table:table-cell office:value-type="float" office:value="30545.079147">
                <text:p>30545.079147</text:p>
              </table:table-cell>
            </table:table-row>
            <table:table-row>
              <table:table-cell office:value-type="float" office:value="94446">
                <text:p>94450</text:p>
              </table:table-cell>
              <table:table-cell office:value-type="float" office:value="30867.227471">
                <text:p>30867.227471</text:p>
              </table:table-cell>
            </table:table-row>
            <table:table-row>
              <table:table-cell office:value-type="float" office:value="97222">
                <text:p>97220</text:p>
              </table:table-cell>
              <table:table-cell office:value-type="float" office:value="28450.939507">
                <text:p>28450.939507</text:p>
              </table:table-cell>
            </table:table-row>
            <table:table-row>
              <table:table-cell office:value-type="float" office:value="100080">
                <text:p>100080</text:p>
              </table:table-cell>
              <table:table-cell office:value-type="float" office:value="30478.179401">
                <text:p>30478.179401</text:p>
              </table:table-cell>
            </table:table-row>
            <table:table-row>
              <table:table-cell office:value-type="float" office:value="103023">
                <text:p>103020</text:p>
              </table:table-cell>
              <table:table-cell office:value-type="float" office:value="30418.805414">
                <text:p>30418.805414</text:p>
              </table:table-cell>
            </table:table-row>
            <table:table-row>
              <table:table-cell office:value-type="float" office:value="106051">
                <text:p>106050</text:p>
              </table:table-cell>
              <table:table-cell office:value-type="float" office:value="30552.789988">
                <text:p>30552.789988</text:p>
              </table:table-cell>
            </table:table-row>
            <table:table-row>
              <table:table-cell office:value-type="float" office:value="109169">
                <text:p>109170</text:p>
              </table:table-cell>
              <table:table-cell office:value-type="float" office:value="30082.011844">
                <text:p>30082.011844</text:p>
              </table:table-cell>
            </table:table-row>
            <table:table-row>
              <table:table-cell office:value-type="float" office:value="112378">
                <text:p>112380</text:p>
              </table:table-cell>
              <table:table-cell office:value-type="float" office:value="30394.473438">
                <text:p>30394.473438</text:p>
              </table:table-cell>
            </table:table-row>
            <table:table-row>
              <table:table-cell office:value-type="float" office:value="115682">
                <text:p>115680</text:p>
              </table:table-cell>
              <table:table-cell office:value-type="float" office:value="30650.725494">
                <text:p>30650.725494</text:p>
              </table:table-cell>
            </table:table-row>
            <table:table-row>
              <table:table-cell office:value-type="float" office:value="119082">
                <text:p>119080</text:p>
              </table:table-cell>
              <table:table-cell office:value-type="float" office:value="30332.020301">
                <text:p>30332.020301</text:p>
              </table:table-cell>
            </table:table-row>
            <table:table-row>
              <table:table-cell office:value-type="float" office:value="122583">
                <text:p>122580</text:p>
              </table:table-cell>
              <table:table-cell office:value-type="float" office:value="30201.249046">
                <text:p>30201.249046</text:p>
              </table:table-cell>
            </table:table-row>
            <table:table-row>
              <table:table-cell office:value-type="float" office:value="126187">
                <text:p>126190</text:p>
              </table:table-cell>
              <table:table-cell office:value-type="float" office:value="29749.979189">
                <text:p>29749.979189</text:p>
              </table:table-cell>
            </table:table-row>
            <table:table-row>
              <table:table-cell office:value-type="float" office:value="129896">
                <text:p>129900</text:p>
              </table:table-cell>
              <table:table-cell office:value-type="float" office:value="29912.127756">
                <text:p>29912.127756</text:p>
              </table:table-cell>
            </table:table-row>
            <table:table-row>
              <table:table-cell office:value-type="float" office:value="133715">
                <text:p>133720</text:p>
              </table:table-cell>
              <table:table-cell office:value-type="float" office:value="29412.119412">
                <text:p>29412.119412</text:p>
              </table:table-cell>
            </table:table-row>
            <table:table-row>
              <table:table-cell office:value-type="float" office:value="137645">
                <text:p>137650</text:p>
              </table:table-cell>
              <table:table-cell office:value-type="float" office:value="29267.503466">
                <text:p>29267.503466</text:p>
              </table:table-cell>
            </table:table-row>
            <table:table-row>
              <table:table-cell office:value-type="float" office:value="141692">
                <text:p>141690</text:p>
              </table:table-cell>
              <table:table-cell office:value-type="float" office:value="29176.774571">
                <text:p>29176.774571</text:p>
              </table:table-cell>
            </table:table-row>
            <table:table-row>
              <table:table-cell office:value-type="float" office:value="145857">
                <text:p>145860</text:p>
              </table:table-cell>
              <table:table-cell office:value-type="float" office:value="28459.465835">
                <text:p>28459.465835</text:p>
              </table:table-cell>
            </table:table-row>
            <table:table-row>
              <table:table-cell office:value-type="float" office:value="150145">
                <text:p>150150</text:p>
              </table:table-cell>
              <table:table-cell office:value-type="float" office:value="28232.650463">
                <text:p>28232.650463</text:p>
              </table:table-cell>
            </table:table-row>
            <table:table-row>
              <table:table-cell office:value-type="float" office:value="154559">
                <text:p>154560</text:p>
              </table:table-cell>
              <table:table-cell office:value-type="float" office:value="27992.011412">
                <text:p>27992.011412</text:p>
              </table:table-cell>
            </table:table-row>
            <table:table-row>
              <table:table-cell office:value-type="float" office:value="159102">
                <text:p>159100</text:p>
              </table:table-cell>
              <table:table-cell office:value-type="float" office:value="27525.564889">
                <text:p>27525.564889</text:p>
              </table:table-cell>
            </table:table-row>
            <table:table-row>
              <table:table-cell office:value-type="float" office:value="163779">
                <text:p>163780</text:p>
              </table:table-cell>
              <table:table-cell office:value-type="float" office:value="26586.852287">
                <text:p>26586.852287</text:p>
              </table:table-cell>
            </table:table-row>
            <table:table-row>
              <table:table-cell office:value-type="float" office:value="168594">
                <text:p>168590</text:p>
              </table:table-cell>
              <table:table-cell office:value-type="float" office:value="26014.615307">
                <text:p>26014.615307</text:p>
              </table:table-cell>
            </table:table-row>
            <table:table-row>
              <table:table-cell office:value-type="float" office:value="173550">
                <text:p>173550</text:p>
              </table:table-cell>
              <table:table-cell office:value-type="float" office:value="26037.950138">
                <text:p>26037.950138</text:p>
              </table:table-cell>
            </table:table-row>
            <table:table-row>
              <table:table-cell office:value-type="float" office:value="178652">
                <text:p>178650</text:p>
              </table:table-cell>
              <table:table-cell office:value-type="float" office:value="25060.315161">
                <text:p>25060.315161</text:p>
              </table:table-cell>
            </table:table-row>
            <table:table-row>
              <table:table-cell office:value-type="float" office:value="183904">
                <text:p>183900</text:p>
              </table:table-cell>
              <table:table-cell office:value-type="float" office:value="24485.880632">
                <text:p>24485.880632</text:p>
              </table:table-cell>
            </table:table-row>
            <table:table-row>
              <table:table-cell office:value-type="float" office:value="189310">
                <text:p>189310</text:p>
              </table:table-cell>
              <table:table-cell office:value-type="float" office:value="23857.659026">
                <text:p>23857.659026</text:p>
              </table:table-cell>
            </table:table-row>
            <table:table-row>
              <table:table-cell office:value-type="float" office:value="194876">
                <text:p>194880</text:p>
              </table:table-cell>
              <table:table-cell office:value-type="float" office:value="22997.743307">
                <text:p>22997.743307</text:p>
              </table:table-cell>
            </table:table-row>
            <table:table-row>
              <table:table-cell office:value-type="float" office:value="200604">
                <text:p>200600</text:p>
              </table:table-cell>
              <table:table-cell office:value-type="float" office:value="22812.50528">
                <text:p>22812.50528</text:p>
              </table:table-cell>
            </table:table-row>
            <table:table-row>
              <table:table-cell office:value-type="float" office:value="206501">
                <text:p>206500</text:p>
              </table:table-cell>
              <table:table-cell office:value-type="float" office:value="21846.74772">
                <text:p>21846.74772</text:p>
              </table:table-cell>
            </table:table-row>
            <table:table-row>
              <table:table-cell office:value-type="float" office:value="212572">
                <text:p>212570</text:p>
              </table:table-cell>
              <table:table-cell office:value-type="float" office:value="21266.90223">
                <text:p>21266.90223</text:p>
              </table:table-cell>
            </table:table-row>
            <table:table-row>
              <table:table-cell office:value-type="float" office:value="218821">
                <text:p>218820</text:p>
              </table:table-cell>
              <table:table-cell office:value-type="float" office:value="21072.763619">
                <text:p>21072.763619</text:p>
              </table:table-cell>
            </table:table-row>
            <table:table-row>
              <table:table-cell office:value-type="float" office:value="225254">
                <text:p>225250</text:p>
              </table:table-cell>
              <table:table-cell office:value-type="float" office:value="19347.682873">
                <text:p>19347.682873</text:p>
              </table:table-cell>
            </table:table-row>
            <table:table-row>
              <table:table-cell office:value-type="float" office:value="231876">
                <text:p>231880</text:p>
              </table:table-cell>
              <table:table-cell office:value-type="float" office:value="19794.584173">
                <text:p>19794.584173</text:p>
              </table:table-cell>
            </table:table-row>
            <table:table-row>
              <table:table-cell office:value-type="float" office:value="238692">
                <text:p>238690</text:p>
              </table:table-cell>
              <table:table-cell office:value-type="float" office:value="19159.092015">
                <text:p>19159.092015</text:p>
              </table:table-cell>
            </table:table-row>
            <table:table-row>
              <table:table-cell office:value-type="float" office:value="245709">
                <text:p>245710</text:p>
              </table:table-cell>
              <table:table-cell office:value-type="float" office:value="18650.802991">
                <text:p>18650.802991</text:p>
              </table:table-cell>
            </table:table-row>
            <table:table-row>
              <table:table-cell office:value-type="float" office:value="252932">
                <text:p>252930</text:p>
              </table:table-cell>
              <table:table-cell office:value-type="float" office:value="18227.456189">
                <text:p>18227.456189</text:p>
              </table:table-cell>
            </table:table-row>
            <table:table-row>
              <table:table-cell office:value-type="float" office:value="260368">
                <text:p>260370</text:p>
              </table:table-cell>
              <table:table-cell office:value-type="float" office:value="17679.518238">
                <text:p>17679.518238</text:p>
              </table:table-cell>
            </table:table-row>
            <table:table-row>
              <table:table-cell office:value-type="float" office:value="268022">
                <text:p>268020</text:p>
              </table:table-cell>
              <table:table-cell office:value-type="float" office:value="17324.394255">
                <text:p>17324.394255</text:p>
              </table:table-cell>
            </table:table-row>
            <table:table-row>
              <table:table-cell office:value-type="float" office:value="275901">
                <text:p>275900</text:p>
              </table:table-cell>
              <table:table-cell office:value-type="float" office:value="17038.206514">
                <text:p>17038.206514</text:p>
              </table:table-cell>
            </table:table-row>
            <table:table-row>
              <table:table-cell office:value-type="float" office:value="284011">
                <text:p>284010</text:p>
              </table:table-cell>
              <table:table-cell office:value-type="float" office:value="16273.864887">
                <text:p>16273.864887</text:p>
              </table:table-cell>
            </table:table-row>
            <table:table-row>
              <table:table-cell office:value-type="float" office:value="292360">
                <text:p>292360</text:p>
              </table:table-cell>
              <table:table-cell office:value-type="float" office:value="16627.159017">
                <text:p>16627.159017</text:p>
              </table:table-cell>
            </table:table-row>
            <table:table-row>
              <table:table-cell office:value-type="float" office:value="300955">
                <text:p>300960</text:p>
              </table:table-cell>
              <table:table-cell office:value-type="float" office:value="16417.220383">
                <text:p>16417.220383</text:p>
              </table:table-cell>
            </table:table-row>
            <table:table-row>
              <table:table-cell office:value-type="float" office:value="309802">
                <text:p>309800</text:p>
              </table:table-cell>
              <table:table-cell office:value-type="float" office:value="16388.803335">
                <text:p>16388.803335</text:p>
              </table:table-cell>
            </table:table-row>
            <table:table-row>
              <table:table-cell office:value-type="float" office:value="318910">
                <text:p>318910</text:p>
              </table:table-cell>
              <table:table-cell office:value-type="float" office:value="16214.077375">
                <text:p>16214.077375</text:p>
              </table:table-cell>
            </table:table-row>
            <table:table-row>
              <table:table-cell office:value-type="float" office:value="328285">
                <text:p>328290</text:p>
              </table:table-cell>
              <table:table-cell office:value-type="float" office:value="16237.000171">
                <text:p>16237.000171</text:p>
              </table:table-cell>
            </table:table-row>
            <table:table-row>
              <table:table-cell office:value-type="float" office:value="337935">
                <text:p>337940</text:p>
              </table:table-cell>
              <table:table-cell office:value-type="float" office:value="16053.448139">
                <text:p>16053.448139</text:p>
              </table:table-cell>
            </table:table-row>
            <table:table-row>
              <table:table-cell office:value-type="float" office:value="347870">
                <text:p>347870</text:p>
              </table:table-cell>
              <table:table-cell office:value-type="float" office:value="16000.071164">
                <text:p>16000.071164</text:p>
              </table:table-cell>
            </table:table-row>
            <table:table-row>
              <table:table-cell office:value-type="float" office:value="358096">
                <text:p>358100</text:p>
              </table:table-cell>
              <table:table-cell office:value-type="float" office:value="15896.074514">
                <text:p>15896.074514</text:p>
              </table:table-cell>
            </table:table-row>
            <table:table-row>
              <table:table-cell office:value-type="float" office:value="368623">
                <text:p>368620</text:p>
              </table:table-cell>
              <table:table-cell office:value-type="float" office:value="15817.14144">
                <text:p>15817.14144</text:p>
              </table:table-cell>
            </table:table-row>
            <table:table-row>
              <table:table-cell office:value-type="float" office:value="379459">
                <text:p>379460</text:p>
              </table:table-cell>
              <table:table-cell office:value-type="float" office:value="15743.826728">
                <text:p>15743.826728</text:p>
              </table:table-cell>
            </table:table-row>
            <table:table-row>
              <table:table-cell office:value-type="float" office:value="390614">
                <text:p>390610</text:p>
              </table:table-cell>
              <table:table-cell office:value-type="float" office:value="15652.505389">
                <text:p>15652.505389</text:p>
              </table:table-cell>
            </table:table-row>
            <table:table-row>
              <table:table-cell office:value-type="float" office:value="402097">
                <text:p>402100</text:p>
              </table:table-cell>
              <table:table-cell office:value-type="float" office:value="15616.359329">
                <text:p>15616.359329</text:p>
              </table:table-cell>
            </table:table-row>
            <table:table-row>
              <table:table-cell office:value-type="float" office:value="413918">
                <text:p>413920</text:p>
              </table:table-cell>
              <table:table-cell office:value-type="float" office:value="15585.567363">
                <text:p>15585.567363</text:p>
              </table:table-cell>
            </table:table-row>
            <table:table-row>
              <table:table-cell office:value-type="float" office:value="426086">
                <text:p>426090</text:p>
              </table:table-cell>
              <table:table-cell office:value-type="float" office:value="15488.11816">
                <text:p>15488.11816</text:p>
              </table:table-cell>
            </table:table-row>
            <table:table-row>
              <table:table-cell office:value-type="float" office:value="438612">
                <text:p>438610</text:p>
              </table:table-cell>
              <table:table-cell office:value-type="float" office:value="15502.623036">
                <text:p>15502.623036</text:p>
              </table:table-cell>
            </table:table-row>
            <table:table-row>
              <table:table-cell office:value-type="float" office:value="451505">
                <text:p>451510</text:p>
              </table:table-cell>
              <table:table-cell office:value-type="float" office:value="15561.567748">
                <text:p>15561.567748</text:p>
              </table:table-cell>
            </table:table-row>
            <table:table-row>
              <table:table-cell office:value-type="float" office:value="464778">
                <text:p>464780</text:p>
              </table:table-cell>
              <table:table-cell office:value-type="float" office:value="15560.028352">
                <text:p>15560.028352</text:p>
              </table:table-cell>
            </table:table-row>
            <table:table-row>
              <table:table-cell office:value-type="float" office:value="478442">
                <text:p>478440</text:p>
              </table:table-cell>
              <table:table-cell office:value-type="float" office:value="15568.32204">
                <text:p>15568.32204</text:p>
              </table:table-cell>
            </table:table-row>
            <table:table-row>
              <table:table-cell office:value-type="float" office:value="492506">
                <text:p>492510</text:p>
              </table:table-cell>
              <table:table-cell office:value-type="float" office:value="15671.30544">
                <text:p>15671.30544</text:p>
              </table:table-cell>
            </table:table-row>
            <table:table-row>
              <table:table-cell office:value-type="float" office:value="506985">
                <text:p>506990</text:p>
              </table:table-cell>
              <table:table-cell office:value-type="float" office:value="15655.256843">
                <text:p>15655.256843</text:p>
              </table:table-cell>
            </table:table-row>
            <table:table-row>
              <table:table-cell office:value-type="float" office:value="521889">
                <text:p>521890</text:p>
              </table:table-cell>
              <table:table-cell office:value-type="float" office:value="15741.068211">
                <text:p>15741.068211</text:p>
              </table:table-cell>
            </table:table-row>
            <table:table-row>
              <table:table-cell office:value-type="float" office:value="537231">
                <text:p>537230</text:p>
              </table:table-cell>
              <table:table-cell office:value-type="float" office:value="15827.959131">
                <text:p>15827.959131</text:p>
              </table:table-cell>
            </table:table-row>
            <table:table-row>
              <table:table-cell office:value-type="float" office:value="553024">
                <text:p>553020</text:p>
              </table:table-cell>
              <table:table-cell office:value-type="float" office:value="15877.527905">
                <text:p>15877.527905</text:p>
              </table:table-cell>
            </table:table-row>
            <table:table-row>
              <table:table-cell office:value-type="float" office:value="569281">
                <text:p>569280</text:p>
              </table:table-cell>
              <table:table-cell office:value-type="float" office:value="15801.782753">
                <text:p>15801.782753</text:p>
              </table:table-cell>
            </table:table-row>
            <table:table-row>
              <table:table-cell office:value-type="float" office:value="586016">
                <text:p>586020</text:p>
              </table:table-cell>
              <table:table-cell office:value-type="float" office:value="15992.783721">
                <text:p>15992.783721</text:p>
              </table:table-cell>
            </table:table-row>
            <table:table-row>
              <table:table-cell office:value-type="float" office:value="603243">
                <text:p>603240</text:p>
              </table:table-cell>
              <table:table-cell office:value-type="float" office:value="15915.827479">
                <text:p>15915.827479</text:p>
              </table:table-cell>
            </table:table-row>
            <table:table-row>
              <table:table-cell office:value-type="float" office:value="620977">
                <text:p>620980</text:p>
              </table:table-cell>
              <table:table-cell office:value-type="float" office:value="16011.010302">
                <text:p>16011.010302</text:p>
              </table:table-cell>
            </table:table-row>
            <table:table-row>
              <table:table-cell office:value-type="float" office:value="639232">
                <text:p>639230</text:p>
              </table:table-cell>
              <table:table-cell office:value-type="float" office:value="16079.807491">
                <text:p>16079.807491</text:p>
              </table:table-cell>
            </table:table-row>
            <table:table-row>
              <table:table-cell office:value-type="float" office:value="658024">
                <text:p>658020</text:p>
              </table:table-cell>
              <table:table-cell office:value-type="float" office:value="16097.739151">
                <text:p>16097.739151</text:p>
              </table:table-cell>
            </table:table-row>
            <table:table-row>
              <table:table-cell office:value-type="float" office:value="677368">
                <text:p>677370</text:p>
              </table:table-cell>
              <table:table-cell office:value-type="float" office:value="16084.105214">
                <text:p>16084.105214</text:p>
              </table:table-cell>
            </table:table-row>
            <table:table-row>
              <table:table-cell office:value-type="float" office:value="697280">
                <text:p>697280</text:p>
              </table:table-cell>
              <table:table-cell office:value-type="float" office:value="15978.989674">
                <text:p>15978.989674</text:p>
              </table:table-cell>
            </table:table-row>
            <table:table-row>
              <table:table-cell office:value-type="float" office:value="717778">
                <text:p>717780</text:p>
              </table:table-cell>
              <table:table-cell office:value-type="float" office:value="16044.629226">
                <text:p>16044.629226</text:p>
              </table:table-cell>
            </table:table-row>
            <table:table-row>
              <table:table-cell office:value-type="float" office:value="738879">
                <text:p>738880</text:p>
              </table:table-cell>
              <table:table-cell office:value-type="float" office:value="16012.426443">
                <text:p>16012.426443</text:p>
              </table:table-cell>
            </table:table-row>
            <table:table-row>
              <table:table-cell office:value-type="float" office:value="760600">
                <text:p>760600</text:p>
              </table:table-cell>
              <table:table-cell office:value-type="float" office:value="16098.244986">
                <text:p>16098.244986</text:p>
              </table:table-cell>
            </table:table-row>
            <table:table-row>
              <table:table-cell office:value-type="float" office:value="782959">
                <text:p>782960</text:p>
              </table:table-cell>
              <table:table-cell office:value-type="float" office:value="15964.177669">
                <text:p>15964.177669</text:p>
              </table:table-cell>
            </table:table-row>
            <table:table-row>
              <table:table-cell office:value-type="float" office:value="805976">
                <text:p>805980</text:p>
              </table:table-cell>
              <table:table-cell office:value-type="float" office:value="16155.687797">
                <text:p>16155.687797</text:p>
              </table:table-cell>
            </table:table-row>
            <table:table-row>
              <table:table-cell office:value-type="float" office:value="829670">
                <text:p>829670</text:p>
              </table:table-cell>
              <table:table-cell office:value-type="float" office:value="15845.411908">
                <text:p>15845.411908</text:p>
              </table:table-cell>
            </table:table-row>
            <table:table-row>
              <table:table-cell office:value-type="float" office:value="854059">
                <text:p>854060</text:p>
              </table:table-cell>
              <table:table-cell office:value-type="float" office:value="16230.058754">
                <text:p>16230.058754</text:p>
              </table:table-cell>
            </table:table-row>
            <table:table-row>
              <table:table-cell office:value-type="float" office:value="879166">
                <text:p>879170</text:p>
              </table:table-cell>
              <table:table-cell office:value-type="float" office:value="16149.911764">
                <text:p>16149.911764</text:p>
              </table:table-cell>
            </table:table-row>
            <table:table-row>
              <table:table-cell office:value-type="float" office:value="905011">
                <text:p>905010</text:p>
              </table:table-cell>
              <table:table-cell office:value-type="float" office:value="16257.134695">
                <text:p>16257.134695</text:p>
              </table:table-cell>
            </table:table-row>
            <table:table-row>
              <table:table-cell office:value-type="float" office:value="931616">
                <text:p>931620</text:p>
              </table:table-cell>
              <table:table-cell office:value-type="float" office:value="16240.943711">
                <text:p>16240.943711</text:p>
              </table:table-cell>
            </table:table-row>
            <table:table-row>
              <table:table-cell office:value-type="float" office:value="959003">
                <text:p>959000</text:p>
              </table:table-cell>
              <table:table-cell office:value-type="float" office:value="16226.594942">
                <text:p>16226.594942</text:p>
              </table:table-cell>
            </table:table-row>
            <table:table-row>
              <table:table-cell office:value-type="float" office:value="987195">
                <text:p>987200</text:p>
              </table:table-cell>
              <table:table-cell office:value-type="float" office:value="16085.391364">
                <text:p>16085.391364</text:p>
              </table:table-cell>
            </table:table-row>
            <table:table-row>
              <table:table-cell office:value-type="float" office:value="1016216">
                <text:p>1016220</text:p>
              </table:table-cell>
              <table:table-cell office:value-type="float" office:value="16209.804514">
                <text:p>16209.804514</text:p>
              </table:table-cell>
            </table:table-row>
            <table:table-row>
              <table:table-cell office:value-type="float" office:value="1046089">
                <text:p>1046090</text:p>
              </table:table-cell>
              <table:table-cell office:value-type="float" office:value="16155.15758">
                <text:p>16155.15758</text:p>
              </table:table-cell>
            </table:table-row>
            <table:table-row>
              <table:table-cell office:value-type="float" office:value="1076841">
                <text:p>1076840</text:p>
              </table:table-cell>
              <table:table-cell office:value-type="float" office:value="16236.00105">
                <text:p>16236.00105</text:p>
              </table:table-cell>
            </table:table-row>
            <table:table-row>
              <table:table-cell office:value-type="float" office:value="1108497">
                <text:p>1108500</text:p>
              </table:table-cell>
              <table:table-cell office:value-type="float" office:value="16349.013872">
                <text:p>16349.013872</text:p>
              </table:table-cell>
            </table:table-row>
            <table:table-row>
              <table:table-cell office:value-type="float" office:value="1141084">
                <text:p>1141080</text:p>
              </table:table-cell>
              <table:table-cell office:value-type="float" office:value="16040.882478">
                <text:p>16040.882478</text:p>
              </table:table-cell>
            </table:table-row>
            <table:table-row>
              <table:table-cell office:value-type="float" office:value="1174629">
                <text:p>1174630</text:p>
              </table:table-cell>
              <table:table-cell office:value-type="float" office:value="16391.121236">
                <text:p>16391.121236</text:p>
              </table:table-cell>
            </table:table-row>
            <table:table-row>
              <table:table-cell office:value-type="float" office:value="1209159">
                <text:p>1209160</text:p>
              </table:table-cell>
              <table:table-cell office:value-type="float" office:value="16159.407157">
                <text:p>16159.407157</text:p>
              </table:table-cell>
            </table:table-row>
            <table:table-row>
              <table:table-cell office:value-type="float" office:value="1244705">
                <text:p>1244710</text:p>
              </table:table-cell>
              <table:table-cell office:value-type="float" office:value="16282.443432">
                <text:p>16282.443432</text:p>
              </table:table-cell>
            </table:table-row>
            <table:table-row>
              <table:table-cell office:value-type="float" office:value="1281296">
                <text:p>1281300</text:p>
              </table:table-cell>
              <table:table-cell office:value-type="float" office:value="16395.767585">
                <text:p>16395.767585</text:p>
              </table:table-cell>
            </table:table-row>
            <table:table-row>
              <table:table-cell office:value-type="float" office:value="1318963">
                <text:p>1318960</text:p>
              </table:table-cell>
              <table:table-cell office:value-type="float" office:value="16082.824619">
                <text:p>16082.824619</text:p>
              </table:table-cell>
            </table:table-row>
            <table:table-row>
              <table:table-cell office:value-type="float" office:value="1357736">
                <text:p>1357740</text:p>
              </table:table-cell>
              <table:table-cell office:value-type="float" office:value="16550.396149">
                <text:p>16550.396149</text:p>
              </table:table-cell>
            </table:table-row>
            <table:table-row>
              <table:table-cell office:value-type="float" office:value="1397650">
                <text:p>1397650</text:p>
              </table:table-cell>
              <table:table-cell office:value-type="float" office:value="16248.411633">
                <text:p>16248.411633</text:p>
              </table:table-cell>
            </table:table-row>
            <table:table-row>
              <table:table-cell office:value-type="float" office:value="1438737">
                <text:p>1438740</text:p>
              </table:table-cell>
              <table:table-cell office:value-type="float" office:value="16475.487672">
                <text:p>16475.487672</text:p>
              </table:table-cell>
            </table:table-row>
            <table:table-row>
              <table:table-cell office:value-type="float" office:value="1481031">
                <text:p>1481030</text:p>
              </table:table-cell>
              <table:table-cell office:value-type="float" office:value="16260.082034">
                <text:p>16260.082034</text:p>
              </table:table-cell>
            </table:table-row>
            <table:table-row>
              <table:table-cell office:value-type="float" office:value="1524570">
                <text:p>1524570</text:p>
              </table:table-cell>
              <table:table-cell office:value-type="float" office:value="16445.565373">
                <text:p>16445.565373</text:p>
              </table:table-cell>
            </table:table-row>
            <table:table-row>
              <table:table-cell office:value-type="float" office:value="1569388">
                <text:p>1569390</text:p>
              </table:table-cell>
              <table:table-cell office:value-type="float" office:value="16275.132872">
                <text:p>16275.132872</text:p>
              </table:table-cell>
            </table:table-row>
            <table:table-row>
              <table:table-cell office:value-type="float" office:value="1615523">
                <text:p>1615520</text:p>
              </table:table-cell>
              <table:table-cell office:value-type="float" office:value="16478.123243">
                <text:p>16478.123243</text:p>
              </table:table-cell>
            </table:table-row>
            <table:table-row>
              <table:table-cell office:value-type="float" office:value="1663015">
                <text:p>1663020</text:p>
              </table:table-cell>
              <table:table-cell office:value-type="float" office:value="16703.524865">
                <text:p>16703.524865</text:p>
              </table:table-cell>
            </table:table-row>
            <table:table-row>
              <table:table-cell office:value-type="float" office:value="1711903">
                <text:p>1711900</text:p>
              </table:table-cell>
              <table:table-cell office:value-type="float" office:value="16179.887723">
                <text:p>16179.887723</text:p>
              </table:table-cell>
            </table:table-row>
            <table:table-row>
              <table:table-cell office:value-type="float" office:value="1762228">
                <text:p>1762230</text:p>
              </table:table-cell>
              <table:table-cell office:value-type="float" office:value="16502.462299">
                <text:p>16502.462299</text:p>
              </table:table-cell>
            </table:table-row>
            <table:table-row>
              <table:table-cell office:value-type="float" office:value="1814032">
                <text:p>1814030</text:p>
              </table:table-cell>
              <table:table-cell office:value-type="float" office:value="16613.873856">
                <text:p>16613.873856</text:p>
              </table:table-cell>
            </table:table-row>
            <table:table-row>
              <table:table-cell office:value-type="float" office:value="1867360">
                <text:p>1867360</text:p>
              </table:table-cell>
              <table:table-cell office:value-type="float" office:value="16394.460871">
                <text:p>16394.460871</text:p>
              </table:table-cell>
            </table:table-row>
            <table:table-row>
              <table:table-cell office:value-type="float" office:value="1922255">
                <text:p>1922260</text:p>
              </table:table-cell>
              <table:table-cell office:value-type="float" office:value="16188.036207">
                <text:p>16188.036207</text:p>
              </table:table-cell>
            </table:table-row>
            <table:table-row>
              <table:table-cell office:value-type="float" office:value="1978763">
                <text:p>1978760</text:p>
              </table:table-cell>
              <table:table-cell office:value-type="float" office:value="16644.693839">
                <text:p>16644.693839</text:p>
              </table:table-cell>
            </table:table-row>
            <table:table-row>
              <table:table-cell office:value-type="float" office:value="2036933">
                <text:p>2036930</text:p>
              </table:table-cell>
              <table:table-cell office:value-type="float" office:value="16562.320905">
                <text:p>16562.320905</text:p>
              </table:table-cell>
            </table:table-row>
            <table:table-row>
              <table:table-cell office:value-type="float" office:value="2096813">
                <text:p>2096810</text:p>
              </table:table-cell>
              <table:table-cell office:value-type="float" office:value="16604.831144">
                <text:p>16604.831144</text:p>
              </table:table-cell>
            </table:table-row>
            <table:table-row>
              <table:table-cell office:value-type="float" office:value="2158454">
                <text:p>2158450</text:p>
              </table:table-cell>
              <table:table-cell office:value-type="float" office:value="16640.349366">
                <text:p>16640.349366</text:p>
              </table:table-cell>
            </table:table-row>
            <table:table-row>
              <table:table-cell office:value-type="float" office:value="2221906">
                <text:p>2221910</text:p>
              </table:table-cell>
              <table:table-cell office:value-type="float" office:value="16625.105897">
                <text:p>16625.105897</text:p>
              </table:table-cell>
            </table:table-row>
            <table:table-row>
              <table:table-cell office:value-type="float" office:value="2287224">
                <text:p>2287220</text:p>
              </table:table-cell>
              <table:table-cell office:value-type="float" office:value="16702.93233">
                <text:p>16702.93233</text:p>
              </table:table-cell>
            </table:table-row>
            <table:table-row>
              <table:table-cell office:value-type="float" office:value="2354462">
                <text:p>2354460</text:p>
              </table:table-cell>
              <table:table-cell office:value-type="float" office:value="16771.012409">
                <text:p>16771.012409</text:p>
              </table:table-cell>
            </table:table-row>
            <table:table-row>
              <table:table-cell office:value-type="float" office:value="2423676">
                <text:p>2423680</text:p>
              </table:table-cell>
              <table:table-cell office:value-type="float" office:value="16497.943487">
                <text:p>16497.943487</text:p>
              </table:table-cell>
            </table:table-row>
            <table:table-row>
              <table:table-cell office:value-type="float" office:value="2494925">
                <text:p>2494930</text:p>
              </table:table-cell>
              <table:table-cell office:value-type="float" office:value="16684.648973">
                <text:p>16684.648973</text:p>
              </table:table-cell>
            </table:table-row>
            <table:table-row>
              <table:table-cell office:value-type="float" office:value="2568269">
                <text:p>2568270</text:p>
              </table:table-cell>
              <table:table-cell office:value-type="float" office:value="16611.439914">
                <text:p>16611.439914</text:p>
              </table:table-cell>
            </table:table-row>
            <table:table-row>
              <table:table-cell office:value-type="float" office:value="2643769">
                <text:p>2643770</text:p>
              </table:table-cell>
              <table:table-cell office:value-type="float" office:value="16700.757648">
                <text:p>16700.757648</text:p>
              </table:table-cell>
            </table:table-row>
            <table:table-row>
              <table:table-cell office:value-type="float" office:value="2721488">
                <text:p>2721490</text:p>
              </table:table-cell>
              <table:table-cell office:value-type="float" office:value="16692.983943">
                <text:p>16692.983943</text:p>
              </table:table-cell>
            </table:table-row>
            <table:table-row>
              <table:table-cell office:value-type="float" office:value="2801492">
                <text:p>2801490</text:p>
              </table:table-cell>
              <table:table-cell office:value-type="float" office:value="16540.426141">
                <text:p>16540.426141</text:p>
              </table:table-cell>
            </table:table-row>
            <table:table-row>
              <table:table-cell office:value-type="float" office:value="2883848">
                <text:p>2883850</text:p>
              </table:table-cell>
              <table:table-cell office:value-type="float" office:value="16588.666395">
                <text:p>16588.666395</text:p>
              </table:table-cell>
            </table:table-row>
            <table:table-row>
              <table:table-cell office:value-type="float" office:value="2968624">
                <text:p>2968620</text:p>
              </table:table-cell>
              <table:table-cell office:value-type="float" office:value="16448.534737">
                <text:p>16448.534737</text:p>
              </table:table-cell>
            </table:table-row>
            <table:table-row>
              <table:table-cell office:value-type="float" office:value="3055893">
                <text:p>3055890</text:p>
              </table:table-cell>
              <table:table-cell office:value-type="float" office:value="16562.733609">
                <text:p>16562.733609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16501.047978">
                <text:p>16501.0479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33cm" svg:y="0.315cm" chart:style-name="ch2">
          <text:p>DOT</text:p>
        </chart:title>
        <chart:plot-area chart:style-name="ch3" table:cell-range-address="output.A2:output.A401 output.E1:output.E401" chart:data-source-has-labels="both" svg:x="1.354cm" svg:y="1.316cm" svg:width="14.326cm" svg:height="6.5cm">
          <chartooo:coordinate-region svg:x="2.589cm" svg:y="1.316cm" svg:width="12.866cm" svg:height="4.689cm"/>
          <chart:axis chart:dimension="x" chart:name="primary-x" chart:style-name="ch4" chartooo:axis-type="auto">
            <chartooo:date-scale/>
            <chart:title svg:x="7.704cm" svg:y="7.997cm" chart:style-name="ch5">
              <text:p>Array size</text:p>
            </chart:title>
            <chart:categories table:cell-range-address="output.A2:output.A401"/>
          </chart:axis>
          <chart:axis chart:dimension="y" chart:name="primary-y" chart:style-name="ch4">
            <chart:title svg:x="0.451cm" svg:y="5.787cm" chart:style-name="ch6">
              <text:p>Bandwidth (MB)</text:p>
            </chart:title>
            <chart:grid chart:style-name="ch7" chart:class="major"/>
          </chart:axis>
          <chart:series chart:style-name="ch8" chart:values-cell-range-address="output.E2:output.E401" chart:label-cell-address="output.E1:output.E1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OT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.A2:output.A401</svg:desc>
                </draw:g>
              </table:table-cell>
              <table:table-cell office:value-type="float" office:value="17223.554808">
                <text:p>17223.554808</text:p>
                <draw:g>
                  <svg:desc>output.E2:output.E401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8935.672573">
                <text:p>18935.6725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742.46165">
                <text:p>18742.4616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7912.369293">
                <text:p>17912.36929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6847.399367">
                <text:p>16847.39936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306.364855">
                <text:p>14306.36485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865.187118">
                <text:p>14865.18711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861.85383">
                <text:p>15861.8538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5214.003669">
                <text:p>15214.00366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479.530383">
                <text:p>15479.530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619.343766">
                <text:p>14619.34376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5694.452105">
                <text:p>15694.45210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880.211224">
                <text:p>15880.21122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5863.120106">
                <text:p>15863.12010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6419.16605">
                <text:p>16419.1660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524.329811">
                <text:p>16524.3298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505.586527">
                <text:p>16505.58652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6369.762401">
                <text:p>16369.76240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6564.881307">
                <text:p>16564.88130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6609.455241">
                <text:p>16609.45524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497.350987">
                <text:p>15497.35098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6191.984927">
                <text:p>16191.98492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777.929486">
                <text:p>16777.92948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6869.690638">
                <text:p>16869.6906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775.173551">
                <text:p>16775.1735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551.501808">
                <text:p>16551.50180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761.995686">
                <text:p>16761.99568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6602.410056">
                <text:p>16602.41005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510.765936">
                <text:p>16510.7659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648.950726">
                <text:p>16648.95072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228.078267">
                <text:p>16228.0782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6208.823974">
                <text:p>16208.82397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6450.843704">
                <text:p>16450.84370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6454.460155">
                <text:p>16454.4601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279.239967">
                <text:p>16279.23996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6225.232336">
                <text:p>16225.23233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6358.00634">
                <text:p>16358.0063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6245.995407">
                <text:p>16245.9954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035.613737">
                <text:p>16035.61373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823.289235">
                <text:p>15823.2892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5382.811849">
                <text:p>15382.81184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5762.999372">
                <text:p>15762.99937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4837.334144">
                <text:p>14837.33414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4897.686879">
                <text:p>14897.68687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4195.735583">
                <text:p>14195.73558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454.41776">
                <text:p>15454.4177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5594.092722">
                <text:p>15594.09272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5375.066429">
                <text:p>15375.06642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5496.660696">
                <text:p>15496.66069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5518.91899">
                <text:p>15518.918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917.163221">
                <text:p>14917.16322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5100.200578">
                <text:p>15100.20057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4900.556083">
                <text:p>14900.55608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5141.016721">
                <text:p>15141.01672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5654.990132">
                <text:p>15654.99013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5507.842862">
                <text:p>15507.84286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444.489155">
                <text:p>15444.4891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877.490455">
                <text:p>15877.49045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5589.693226">
                <text:p>15589.69322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5565.146797">
                <text:p>15565.14679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5677.406838">
                <text:p>15677.40683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5755.831944">
                <text:p>15755.83194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5687.451607">
                <text:p>15687.45160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5718.141735">
                <text:p>15718.14173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5639.334631">
                <text:p>15639.33463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5656.713934">
                <text:p>15656.71393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5638.691092">
                <text:p>15638.69109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5746.472487">
                <text:p>15746.472487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5659.42066">
                <text:p>15659.4206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5443.203966">
                <text:p>15443.20396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5499.372922">
                <text:p>15499.37292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5587.641162">
                <text:p>15587.64116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5572.758183">
                <text:p>15572.75818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5396.62398">
                <text:p>15396.623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538.457418">
                <text:p>15538.45741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5583.156318">
                <text:p>15583.15631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5551.223688">
                <text:p>15551.22368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5365.883491">
                <text:p>15365.88349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5527.549414">
                <text:p>15527.54941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5430.891128">
                <text:p>15430.89112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5459.884712">
                <text:p>15459.88471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4430.508408">
                <text:p>14430.50840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4381.738541">
                <text:p>14381.738541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4753.231595">
                <text:p>14753.23159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4694.507657">
                <text:p>14694.50765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4779.026215">
                <text:p>14779.02621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5005.789249">
                <text:p>15005.789249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4973.255771">
                <text:p>14973.25577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5309.32281">
                <text:p>15309.32281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4791.150051">
                <text:p>14791.15005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4597.306865">
                <text:p>14597.306865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5354.390694">
                <text:p>15354.3906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5388.411354">
                <text:p>15388.41135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5313.086641">
                <text:p>15313.08664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5206.171105">
                <text:p>15206.17110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5388.890992">
                <text:p>15388.89099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15218.455595">
                <text:p>15218.45559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5337.865889">
                <text:p>15337.865889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5329.292681">
                <text:p>15329.29268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5122.266978">
                <text:p>15122.26697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5277.154677">
                <text:p>15277.15467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5357.180484">
                <text:p>15357.18048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5276.557504">
                <text:p>15276.557504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4736.658553">
                <text:p>14736.658553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5162.941268">
                <text:p>15162.941268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5259.362933">
                <text:p>15259.362933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5271.938591">
                <text:p>15271.938591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5174.653699">
                <text:p>15174.653699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15145.253471">
                <text:p>15145.25347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5047.597057">
                <text:p>15047.597057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5306.632699">
                <text:p>15306.63269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5190.94124">
                <text:p>15190.9412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4522.992912">
                <text:p>14522.992912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5052.024072">
                <text:p>15052.02407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15187.282083">
                <text:p>15187.28208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5203.974677">
                <text:p>15203.974677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4523.571097">
                <text:p>14523.57109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5166.825278">
                <text:p>15166.825278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15000.395028">
                <text:p>15000.395028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5232.242023">
                <text:p>15232.242023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15019.258492">
                <text:p>15019.258492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4447.438721">
                <text:p>14447.438721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14853.48464">
                <text:p>14853.48464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15153.942434">
                <text:p>15153.94243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5137.365169">
                <text:p>15137.365169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14397.591415">
                <text:p>14397.591415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15204.32891">
                <text:p>15204.32891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14972.658906">
                <text:p>14972.658906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14612.7001">
                <text:p>14612.700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4677.175688">
                <text:p>14677.175688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14423.216258">
                <text:p>14423.216258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14983.047371">
                <text:p>14983.047371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15165.433688">
                <text:p>15165.433688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15178.490376">
                <text:p>15178.490376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14253.585637">
                <text:p>14253.585637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14927.979058">
                <text:p>14927.979058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15122.01741">
                <text:p>15122.01741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15152.027468">
                <text:p>15152.027468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14871.718497">
                <text:p>14871.718497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14670.294291">
                <text:p>14670.294291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14943.700583">
                <text:p>14943.700583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15121.254289">
                <text:p>15121.254289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15178.877211">
                <text:p>15178.87721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4366.746818">
                <text:p>14366.746818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14947.494221">
                <text:p>14947.49422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5184.401809">
                <text:p>15184.401809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15030.899819">
                <text:p>15030.899819</text:p>
              </table:table-cell>
            </table:table-row>
            <table:table-row>
              <table:table-cell office:value-type="float" office:value="2122">
                <text:p>2120</text:p>
              </table:table-cell>
              <table:table-cell office:value-type="float" office:value="14453.593091">
                <text:p>14453.593091</text:p>
              </table:table-cell>
            </table:table-row>
            <table:table-row>
              <table:table-cell office:value-type="float" office:value="2185">
                <text:p>2190</text:p>
              </table:table-cell>
              <table:table-cell office:value-type="float" office:value="14875.941442">
                <text:p>14875.941442</text:p>
              </table:table-cell>
            </table:table-row>
            <table:table-row>
              <table:table-cell office:value-type="float" office:value="2249">
                <text:p>2250</text:p>
              </table:table-cell>
              <table:table-cell office:value-type="float" office:value="14886.475013">
                <text:p>14886.475013</text:p>
              </table:table-cell>
            </table:table-row>
            <table:table-row>
              <table:table-cell office:value-type="float" office:value="2315">
                <text:p>2320</text:p>
              </table:table-cell>
              <table:table-cell office:value-type="float" office:value="15090.468682">
                <text:p>15090.468682</text:p>
              </table:table-cell>
            </table:table-row>
            <table:table-row>
              <table:table-cell office:value-type="float" office:value="2383">
                <text:p>2380</text:p>
              </table:table-cell>
              <table:table-cell office:value-type="float" office:value="15147.210927">
                <text:p>15147.210927</text:p>
              </table:table-cell>
            </table:table-row>
            <table:table-row>
              <table:table-cell office:value-type="float" office:value="2453">
                <text:p>2450</text:p>
              </table:table-cell>
              <table:table-cell office:value-type="float" office:value="14308.2669">
                <text:p>14308.2669</text:p>
              </table:table-cell>
            </table:table-row>
            <table:table-row>
              <table:table-cell office:value-type="float" office:value="2525">
                <text:p>2530</text:p>
              </table:table-cell>
              <table:table-cell office:value-type="float" office:value="14871.322062">
                <text:p>14871.32206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5117.661932">
                <text:p>15117.661932</text:p>
              </table:table-cell>
            </table:table-row>
            <table:table-row>
              <table:table-cell office:value-type="float" office:value="2676">
                <text:p>2680</text:p>
              </table:table-cell>
              <table:table-cell office:value-type="float" office:value="15078.273742">
                <text:p>15078.273742</text:p>
              </table:table-cell>
            </table:table-row>
            <table:table-row>
              <table:table-cell office:value-type="float" office:value="2755">
                <text:p>2760</text:p>
              </table:table-cell>
              <table:table-cell office:value-type="float" office:value="14937.566111">
                <text:p>14937.566111</text:p>
              </table:table-cell>
            </table:table-row>
            <table:table-row>
              <table:table-cell office:value-type="float" office:value="2836">
                <text:p>2840</text:p>
              </table:table-cell>
              <table:table-cell office:value-type="float" office:value="15002.88162">
                <text:p>15002.88162</text:p>
              </table:table-cell>
            </table:table-row>
            <table:table-row>
              <table:table-cell office:value-type="float" office:value="2919">
                <text:p>2920</text:p>
              </table:table-cell>
              <table:table-cell office:value-type="float" office:value="15004.405789">
                <text:p>15004.405789</text:p>
              </table:table-cell>
            </table:table-row>
            <table:table-row>
              <table:table-cell office:value-type="float" office:value="3005">
                <text:p>3010</text:p>
              </table:table-cell>
              <table:table-cell office:value-type="float" office:value="15069.830855">
                <text:p>15069.830855</text:p>
              </table:table-cell>
            </table:table-row>
            <table:table-row>
              <table:table-cell office:value-type="float" office:value="3093">
                <text:p>3090</text:p>
              </table:table-cell>
              <table:table-cell office:value-type="float" office:value="15129.730804">
                <text:p>15129.730804</text:p>
              </table:table-cell>
            </table:table-row>
            <table:table-row>
              <table:table-cell office:value-type="float" office:value="3184">
                <text:p>3180</text:p>
              </table:table-cell>
              <table:table-cell office:value-type="float" office:value="14910.429026">
                <text:p>14910.429026</text:p>
              </table:table-cell>
            </table:table-row>
            <table:table-row>
              <table:table-cell office:value-type="float" office:value="3278">
                <text:p>3280</text:p>
              </table:table-cell>
              <table:table-cell office:value-type="float" office:value="14771.400764">
                <text:p>14771.400764</text:p>
              </table:table-cell>
            </table:table-row>
            <table:table-row>
              <table:table-cell office:value-type="float" office:value="3374">
                <text:p>3370</text:p>
              </table:table-cell>
              <table:table-cell office:value-type="float" office:value="14418.083931">
                <text:p>14418.083931</text:p>
              </table:table-cell>
            </table:table-row>
            <table:table-row>
              <table:table-cell office:value-type="float" office:value="3473">
                <text:p>3470</text:p>
              </table:table-cell>
              <table:table-cell office:value-type="float" office:value="14746.677524">
                <text:p>14746.677524</text:p>
              </table:table-cell>
            </table:table-row>
            <table:table-row>
              <table:table-cell office:value-type="float" office:value="3575">
                <text:p>3580</text:p>
              </table:table-cell>
              <table:table-cell office:value-type="float" office:value="14937.511854">
                <text:p>14937.511854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15119.022391">
                <text:p>15119.022391</text:p>
              </table:table-cell>
            </table:table-row>
            <table:table-row>
              <table:table-cell office:value-type="float" office:value="3789">
                <text:p>3790</text:p>
              </table:table-cell>
              <table:table-cell office:value-type="float" office:value="14940.319404">
                <text:p>14940.31940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4603.355317">
                <text:p>14603.355317</text:p>
              </table:table-cell>
            </table:table-row>
            <table:table-row>
              <table:table-cell office:value-type="float" office:value="4015">
                <text:p>4020</text:p>
              </table:table-cell>
              <table:table-cell office:value-type="float" office:value="15115.210561">
                <text:p>15115.210561</text:p>
              </table:table-cell>
            </table:table-row>
            <table:table-row>
              <table:table-cell office:value-type="float" office:value="4133">
                <text:p>4130</text:p>
              </table:table-cell>
              <table:table-cell office:value-type="float" office:value="14938.25724">
                <text:p>14938.25724</text:p>
              </table:table-cell>
            </table:table-row>
            <table:table-row>
              <table:table-cell office:value-type="float" office:value="4254">
                <text:p>4250</text:p>
              </table:table-cell>
              <table:table-cell office:value-type="float" office:value="14632.217142">
                <text:p>14632.217142</text:p>
              </table:table-cell>
            </table:table-row>
            <table:table-row>
              <table:table-cell office:value-type="float" office:value="4379">
                <text:p>4380</text:p>
              </table:table-cell>
              <table:table-cell office:value-type="float" office:value="14884.689132">
                <text:p>14884.689132</text:p>
              </table:table-cell>
            </table:table-row>
            <table:table-row>
              <table:table-cell office:value-type="float" office:value="4508">
                <text:p>4510</text:p>
              </table:table-cell>
              <table:table-cell office:value-type="float" office:value="15076.267477">
                <text:p>15076.267477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14914.194808">
                <text:p>14914.194808</text:p>
              </table:table-cell>
            </table:table-row>
            <table:table-row>
              <table:table-cell office:value-type="float" office:value="4777">
                <text:p>4780</text:p>
              </table:table-cell>
              <table:table-cell office:value-type="float" office:value="15101.350365">
                <text:p>15101.350365</text:p>
              </table:table-cell>
            </table:table-row>
            <table:table-row>
              <table:table-cell office:value-type="float" office:value="4917">
                <text:p>4920</text:p>
              </table:table-cell>
              <table:table-cell office:value-type="float" office:value="14963.688692">
                <text:p>14963.688692</text:p>
              </table:table-cell>
            </table:table-row>
            <table:table-row>
              <table:table-cell office:value-type="float" office:value="5062">
                <text:p>5060</text:p>
              </table:table-cell>
              <table:table-cell office:value-type="float" office:value="15110.353809">
                <text:p>15110.353809</text:p>
              </table:table-cell>
            </table:table-row>
            <table:table-row>
              <table:table-cell office:value-type="float" office:value="5211">
                <text:p>5210</text:p>
              </table:table-cell>
              <table:table-cell office:value-type="float" office:value="15063.499899">
                <text:p>15063.499899</text:p>
              </table:table-cell>
            </table:table-row>
            <table:table-row>
              <table:table-cell office:value-type="float" office:value="5364">
                <text:p>5360</text:p>
              </table:table-cell>
              <table:table-cell office:value-type="float" office:value="14701.382052">
                <text:p>14701.382052</text:p>
              </table:table-cell>
            </table:table-row>
            <table:table-row>
              <table:table-cell office:value-type="float" office:value="5521">
                <text:p>5520</text:p>
              </table:table-cell>
              <table:table-cell office:value-type="float" office:value="14583.096687">
                <text:p>14583.096687</text:p>
              </table:table-cell>
            </table:table-row>
            <table:table-row>
              <table:table-cell office:value-type="float" office:value="5684">
                <text:p>5680</text:p>
              </table:table-cell>
              <table:table-cell office:value-type="float" office:value="15132.108088">
                <text:p>15132.108088</text:p>
              </table:table-cell>
            </table:table-row>
            <table:table-row>
              <table:table-cell office:value-type="float" office:value="5851">
                <text:p>5850</text:p>
              </table:table-cell>
              <table:table-cell office:value-type="float" office:value="14996.588052">
                <text:p>14996.588052</text:p>
              </table:table-cell>
            </table:table-row>
            <table:table-row>
              <table:table-cell office:value-type="float" office:value="6023">
                <text:p>6020</text:p>
              </table:table-cell>
              <table:table-cell office:value-type="float" office:value="14582.775018">
                <text:p>14582.775018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5018.154126">
                <text:p>15018.154126</text:p>
              </table:table-cell>
            </table:table-row>
            <table:table-row>
              <table:table-cell office:value-type="float" office:value="6382">
                <text:p>6380</text:p>
              </table:table-cell>
              <table:table-cell office:value-type="float" office:value="15051.825503">
                <text:p>15051.825503</text:p>
              </table:table-cell>
            </table:table-row>
            <table:table-row>
              <table:table-cell office:value-type="float" office:value="6570">
                <text:p>6570</text:p>
              </table:table-cell>
              <table:table-cell office:value-type="float" office:value="15119.893177">
                <text:p>15119.893177</text:p>
              </table:table-cell>
            </table:table-row>
            <table:table-row>
              <table:table-cell office:value-type="float" office:value="6763">
                <text:p>6760</text:p>
              </table:table-cell>
              <table:table-cell office:value-type="float" office:value="14965.239204">
                <text:p>14965.239204</text:p>
              </table:table-cell>
            </table:table-row>
            <table:table-row>
              <table:table-cell office:value-type="float" office:value="6962">
                <text:p>6960</text:p>
              </table:table-cell>
              <table:table-cell office:value-type="float" office:value="15090.23873">
                <text:p>15090.23873</text:p>
              </table:table-cell>
            </table:table-row>
            <table:table-row>
              <table:table-cell office:value-type="float" office:value="7166">
                <text:p>7170</text:p>
              </table:table-cell>
              <table:table-cell office:value-type="float" office:value="15062.149358">
                <text:p>15062.149358</text:p>
              </table:table-cell>
            </table:table-row>
            <table:table-row>
              <table:table-cell office:value-type="float" office:value="7377">
                <text:p>7380</text:p>
              </table:table-cell>
              <table:table-cell office:value-type="float" office:value="15132.563312">
                <text:p>15132.563312</text:p>
              </table:table-cell>
            </table:table-row>
            <table:table-row>
              <table:table-cell office:value-type="float" office:value="7594">
                <text:p>7590</text:p>
              </table:table-cell>
              <table:table-cell office:value-type="float" office:value="15028.713343">
                <text:p>15028.713343</text:p>
              </table:table-cell>
            </table:table-row>
            <table:table-row>
              <table:table-cell office:value-type="float" office:value="7817">
                <text:p>7820</text:p>
              </table:table-cell>
              <table:table-cell office:value-type="float" office:value="14933.031434">
                <text:p>14933.031434</text:p>
              </table:table-cell>
            </table:table-row>
            <table:table-row>
              <table:table-cell office:value-type="float" office:value="8047">
                <text:p>8050</text:p>
              </table:table-cell>
              <table:table-cell office:value-type="float" office:value="15077.161424">
                <text:p>15077.161424</text:p>
              </table:table-cell>
            </table:table-row>
            <table:table-row>
              <table:table-cell office:value-type="float" office:value="8284">
                <text:p>8280</text:p>
              </table:table-cell>
              <table:table-cell office:value-type="float" office:value="15087.73396">
                <text:p>15087.73396</text:p>
              </table:table-cell>
            </table:table-row>
            <table:table-row>
              <table:table-cell office:value-type="float" office:value="8527">
                <text:p>8530</text:p>
              </table:table-cell>
              <table:table-cell office:value-type="float" office:value="15082.552048">
                <text:p>15082.552048</text:p>
              </table:table-cell>
            </table:table-row>
            <table:table-row>
              <table:table-cell office:value-type="float" office:value="8778">
                <text:p>8780</text:p>
              </table:table-cell>
              <table:table-cell office:value-type="float" office:value="14915.07039">
                <text:p>14915.07039</text:p>
              </table:table-cell>
            </table:table-row>
            <table:table-row>
              <table:table-cell office:value-type="float" office:value="9036">
                <text:p>9040</text:p>
              </table:table-cell>
              <table:table-cell office:value-type="float" office:value="15037.81704">
                <text:p>15037.81704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15088.432842">
                <text:p>15088.432842</text:p>
              </table:table-cell>
            </table:table-row>
            <table:table-row>
              <table:table-cell office:value-type="float" office:value="9575">
                <text:p>9580</text:p>
              </table:table-cell>
              <table:table-cell office:value-type="float" office:value="15079.912756">
                <text:p>15079.912756</text:p>
              </table:table-cell>
            </table:table-row>
            <table:table-row>
              <table:table-cell office:value-type="float" office:value="9856">
                <text:p>9860</text:p>
              </table:table-cell>
              <table:table-cell office:value-type="float" office:value="14889.869092">
                <text:p>14889.869092</text:p>
              </table:table-cell>
            </table:table-row>
            <table:table-row>
              <table:table-cell office:value-type="float" office:value="10146">
                <text:p>10150</text:p>
              </table:table-cell>
              <table:table-cell office:value-type="float" office:value="15081.894313">
                <text:p>15081.894313</text:p>
              </table:table-cell>
            </table:table-row>
            <table:table-row>
              <table:table-cell office:value-type="float" office:value="10444">
                <text:p>10440</text:p>
              </table:table-cell>
              <table:table-cell office:value-type="float" office:value="15035.910871">
                <text:p>15035.910871</text:p>
              </table:table-cell>
            </table:table-row>
            <table:table-row>
              <table:table-cell office:value-type="float" office:value="10751">
                <text:p>10750</text:p>
              </table:table-cell>
              <table:table-cell office:value-type="float" office:value="15105.914204">
                <text:p>15105.914204</text:p>
              </table:table-cell>
            </table:table-row>
            <table:table-row>
              <table:table-cell office:value-type="float" office:value="11067">
                <text:p>11070</text:p>
              </table:table-cell>
              <table:table-cell office:value-type="float" office:value="15111.097787">
                <text:p>15111.097787</text:p>
              </table:table-cell>
            </table:table-row>
            <table:table-row>
              <table:table-cell office:value-type="float" office:value="11393">
                <text:p>11390</text:p>
              </table:table-cell>
              <table:table-cell office:value-type="float" office:value="14898.646798">
                <text:p>14898.646798</text:p>
              </table:table-cell>
            </table:table-row>
            <table:table-row>
              <table:table-cell office:value-type="float" office:value="11728">
                <text:p>11730</text:p>
              </table:table-cell>
              <table:table-cell office:value-type="float" office:value="14993.316023">
                <text:p>14993.316023</text:p>
              </table:table-cell>
            </table:table-row>
            <table:table-row>
              <table:table-cell office:value-type="float" office:value="12072">
                <text:p>12070</text:p>
              </table:table-cell>
              <table:table-cell office:value-type="float" office:value="15081.46105">
                <text:p>15081.46105</text:p>
              </table:table-cell>
            </table:table-row>
            <table:table-row>
              <table:table-cell office:value-type="float" office:value="12427">
                <text:p>12430</text:p>
              </table:table-cell>
              <table:table-cell office:value-type="float" office:value="15110.362359">
                <text:p>15110.362359</text:p>
              </table:table-cell>
            </table:table-row>
            <table:table-row>
              <table:table-cell office:value-type="float" office:value="12793">
                <text:p>12790</text:p>
              </table:table-cell>
              <table:table-cell office:value-type="float" office:value="14936.735902">
                <text:p>14936.735902</text:p>
              </table:table-cell>
            </table:table-row>
            <table:table-row>
              <table:table-cell office:value-type="float" office:value="13169">
                <text:p>13170</text:p>
              </table:table-cell>
              <table:table-cell office:value-type="float" office:value="15048.406689">
                <text:p>15048.406689</text:p>
              </table:table-cell>
            </table:table-row>
            <table:table-row>
              <table:table-cell office:value-type="float" office:value="13556">
                <text:p>13560</text:p>
              </table:table-cell>
              <table:table-cell office:value-type="float" office:value="15096.2725">
                <text:p>15096.2725</text:p>
              </table:table-cell>
            </table:table-row>
            <table:table-row>
              <table:table-cell office:value-type="float" office:value="13954">
                <text:p>13950</text:p>
              </table:table-cell>
              <table:table-cell office:value-type="float" office:value="15076.783784">
                <text:p>15076.783784</text:p>
              </table:table-cell>
            </table:table-row>
            <table:table-row>
              <table:table-cell office:value-type="float" office:value="14365">
                <text:p>14370</text:p>
              </table:table-cell>
              <table:table-cell office:value-type="float" office:value="14725.22713">
                <text:p>14725.22713</text:p>
              </table:table-cell>
            </table:table-row>
            <table:table-row>
              <table:table-cell office:value-type="float" office:value="14787">
                <text:p>14790</text:p>
              </table:table-cell>
              <table:table-cell office:value-type="float" office:value="14490.37632">
                <text:p>14490.37632</text:p>
              </table:table-cell>
            </table:table-row>
            <table:table-row>
              <table:table-cell office:value-type="float" office:value="15221">
                <text:p>15220</text:p>
              </table:table-cell>
              <table:table-cell office:value-type="float" office:value="15040.053859">
                <text:p>15040.053859</text:p>
              </table:table-cell>
            </table:table-row>
            <table:table-row>
              <table:table-cell office:value-type="float" office:value="15669">
                <text:p>15670</text:p>
              </table:table-cell>
              <table:table-cell office:value-type="float" office:value="14854.710505">
                <text:p>14854.710505</text:p>
              </table:table-cell>
            </table:table-row>
            <table:table-row>
              <table:table-cell office:value-type="float" office:value="16130">
                <text:p>16130</text:p>
              </table:table-cell>
              <table:table-cell office:value-type="float" office:value="14893.11162">
                <text:p>14893.11162</text:p>
              </table:table-cell>
            </table:table-row>
            <table:table-row>
              <table:table-cell office:value-type="float" office:value="16604">
                <text:p>16600</text:p>
              </table:table-cell>
              <table:table-cell office:value-type="float" office:value="14969.319005">
                <text:p>14969.319005</text:p>
              </table:table-cell>
            </table:table-row>
            <table:table-row>
              <table:table-cell office:value-type="float" office:value="17092">
                <text:p>17090</text:p>
              </table:table-cell>
              <table:table-cell office:value-type="float" office:value="14861.278241">
                <text:p>14861.278241</text:p>
              </table:table-cell>
            </table:table-row>
            <table:table-row>
              <table:table-cell office:value-type="float" office:value="17594">
                <text:p>17590</text:p>
              </table:table-cell>
              <table:table-cell office:value-type="float" office:value="14687.408649">
                <text:p>14687.408649</text:p>
              </table:table-cell>
            </table:table-row>
            <table:table-row>
              <table:table-cell office:value-type="float" office:value="18112">
                <text:p>18110</text:p>
              </table:table-cell>
              <table:table-cell office:value-type="float" office:value="14771.234417">
                <text:p>14771.234417</text:p>
              </table:table-cell>
            </table:table-row>
            <table:table-row>
              <table:table-cell office:value-type="float" office:value="18644">
                <text:p>18640</text:p>
              </table:table-cell>
              <table:table-cell office:value-type="float" office:value="15081.559913">
                <text:p>15081.559913</text:p>
              </table:table-cell>
            </table:table-row>
            <table:table-row>
              <table:table-cell office:value-type="float" office:value="19192">
                <text:p>19190</text:p>
              </table:table-cell>
              <table:table-cell office:value-type="float" office:value="14874.995152">
                <text:p>14874.995152</text:p>
              </table:table-cell>
            </table:table-row>
            <table:table-row>
              <table:table-cell office:value-type="float" office:value="19756">
                <text:p>19760</text:p>
              </table:table-cell>
              <table:table-cell office:value-type="float" office:value="15033.364074">
                <text:p>15033.364074</text:p>
              </table:table-cell>
            </table:table-row>
            <table:table-row>
              <table:table-cell office:value-type="float" office:value="20337">
                <text:p>20340</text:p>
              </table:table-cell>
              <table:table-cell office:value-type="float" office:value="14882.533068">
                <text:p>14882.533068</text:p>
              </table:table-cell>
            </table:table-row>
            <table:table-row>
              <table:table-cell office:value-type="float" office:value="20935">
                <text:p>20940</text:p>
              </table:table-cell>
              <table:table-cell office:value-type="float" office:value="14660.166283">
                <text:p>14660.166283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14481.142906">
                <text:p>14481.142906</text:p>
              </table:table-cell>
            </table:table-row>
            <table:table-row>
              <table:table-cell office:value-type="float" office:value="22184">
                <text:p>22180</text:p>
              </table:table-cell>
              <table:table-cell office:value-type="float" office:value="14468.083242">
                <text:p>14468.083242</text:p>
              </table:table-cell>
            </table:table-row>
            <table:table-row>
              <table:table-cell office:value-type="float" office:value="22836">
                <text:p>22840</text:p>
              </table:table-cell>
              <table:table-cell office:value-type="float" office:value="14179.149828">
                <text:p>14179.149828</text:p>
              </table:table-cell>
            </table:table-row>
            <table:table-row>
              <table:table-cell office:value-type="float" office:value="23507">
                <text:p>23510</text:p>
              </table:table-cell>
              <table:table-cell office:value-type="float" office:value="14988.141737">
                <text:p>14988.141737</text:p>
              </table:table-cell>
            </table:table-row>
            <table:table-row>
              <table:table-cell office:value-type="float" office:value="24198">
                <text:p>24200</text:p>
              </table:table-cell>
              <table:table-cell office:value-type="float" office:value="14042.660299">
                <text:p>14042.660299</text:p>
              </table:table-cell>
            </table:table-row>
            <table:table-row>
              <table:table-cell office:value-type="float" office:value="24910">
                <text:p>24910</text:p>
              </table:table-cell>
              <table:table-cell office:value-type="float" office:value="14275.683693">
                <text:p>14275.683693</text:p>
              </table:table-cell>
            </table:table-row>
            <table:table-row>
              <table:table-cell office:value-type="float" office:value="25642">
                <text:p>25640</text:p>
              </table:table-cell>
              <table:table-cell office:value-type="float" office:value="13732.734011">
                <text:p>13732.734011</text:p>
              </table:table-cell>
            </table:table-row>
            <table:table-row>
              <table:table-cell office:value-type="float" office:value="26396">
                <text:p>26400</text:p>
              </table:table-cell>
              <table:table-cell office:value-type="float" office:value="14198.275864">
                <text:p>14198.275864</text:p>
              </table:table-cell>
            </table:table-row>
            <table:table-row>
              <table:table-cell office:value-type="float" office:value="27172">
                <text:p>27170</text:p>
              </table:table-cell>
              <table:table-cell office:value-type="float" office:value="14362.296698">
                <text:p>14362.296698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4984.368678">
                <text:p>14984.368678</text:p>
              </table:table-cell>
            </table:table-row>
            <table:table-row>
              <table:table-cell office:value-type="float" office:value="28793">
                <text:p>28790</text:p>
              </table:table-cell>
              <table:table-cell office:value-type="float" office:value="14616.703576">
                <text:p>14616.703576</text:p>
              </table:table-cell>
            </table:table-row>
            <table:table-row>
              <table:table-cell office:value-type="float" office:value="29639">
                <text:p>29640</text:p>
              </table:table-cell>
              <table:table-cell office:value-type="float" office:value="14892.049495">
                <text:p>14892.049495</text:p>
              </table:table-cell>
            </table:table-row>
            <table:table-row>
              <table:table-cell office:value-type="float" office:value="30510">
                <text:p>30510</text:p>
              </table:table-cell>
              <table:table-cell office:value-type="float" office:value="14702.586653">
                <text:p>14702.586653</text:p>
              </table:table-cell>
            </table:table-row>
            <table:table-row>
              <table:table-cell office:value-type="float" office:value="31407">
                <text:p>31410</text:p>
              </table:table-cell>
              <table:table-cell office:value-type="float" office:value="14772.740136">
                <text:p>14772.740136</text:p>
              </table:table-cell>
            </table:table-row>
            <table:table-row>
              <table:table-cell office:value-type="float" office:value="32331">
                <text:p>32330</text:p>
              </table:table-cell>
              <table:table-cell office:value-type="float" office:value="15043.475867">
                <text:p>15043.475867</text:p>
              </table:table-cell>
            </table:table-row>
            <table:table-row>
              <table:table-cell office:value-type="float" office:value="33281">
                <text:p>33280</text:p>
              </table:table-cell>
              <table:table-cell office:value-type="float" office:value="14984.324821">
                <text:p>14984.324821</text:p>
              </table:table-cell>
            </table:table-row>
            <table:table-row>
              <table:table-cell office:value-type="float" office:value="34259">
                <text:p>34260</text:p>
              </table:table-cell>
              <table:table-cell office:value-type="float" office:value="15038.074901">
                <text:p>15038.074901</text:p>
              </table:table-cell>
            </table:table-row>
            <table:table-row>
              <table:table-cell office:value-type="float" office:value="35267">
                <text:p>35270</text:p>
              </table:table-cell>
              <table:table-cell office:value-type="float" office:value="14882.571586">
                <text:p>14882.571586</text:p>
              </table:table-cell>
            </table:table-row>
            <table:table-row>
              <table:table-cell office:value-type="float" office:value="36303">
                <text:p>36300</text:p>
              </table:table-cell>
              <table:table-cell office:value-type="float" office:value="14972.974862">
                <text:p>14972.974862</text:p>
              </table:table-cell>
            </table:table-row>
            <table:table-row>
              <table:table-cell office:value-type="float" office:value="37370">
                <text:p>37370</text:p>
              </table:table-cell>
              <table:table-cell office:value-type="float" office:value="15069.422567">
                <text:p>15069.422567</text:p>
              </table:table-cell>
            </table:table-row>
            <table:table-row>
              <table:table-cell office:value-type="float" office:value="38469">
                <text:p>38470</text:p>
              </table:table-cell>
              <table:table-cell office:value-type="float" office:value="15049.783062">
                <text:p>15049.783062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4856.368256">
                <text:p>14856.368256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4985.251885">
                <text:p>14985.251885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15047.721516">
                <text:p>15047.721516</text:p>
              </table:table-cell>
            </table:table-row>
            <table:table-row>
              <table:table-cell office:value-type="float" office:value="43196">
                <text:p>43200</text:p>
              </table:table-cell>
              <table:table-cell office:value-type="float" office:value="14919.432315">
                <text:p>14919.432315</text:p>
              </table:table-cell>
            </table:table-row>
            <table:table-row>
              <table:table-cell office:value-type="float" office:value="44466">
                <text:p>44470</text:p>
              </table:table-cell>
              <table:table-cell office:value-type="float" office:value="15044.300409">
                <text:p>15044.300409</text:p>
              </table:table-cell>
            </table:table-row>
            <table:table-row>
              <table:table-cell office:value-type="float" office:value="45773">
                <text:p>45770</text:p>
              </table:table-cell>
              <table:table-cell office:value-type="float" office:value="14995.998091">
                <text:p>14995.998091</text:p>
              </table:table-cell>
            </table:table-row>
            <table:table-row>
              <table:table-cell office:value-type="float" office:value="47119">
                <text:p>47120</text:p>
              </table:table-cell>
              <table:table-cell office:value-type="float" office:value="15025.225367">
                <text:p>15025.225367</text:p>
              </table:table-cell>
            </table:table-row>
            <table:table-row>
              <table:table-cell office:value-type="float" office:value="48504">
                <text:p>48500</text:p>
              </table:table-cell>
              <table:table-cell office:value-type="float" office:value="14817.00383">
                <text:p>14817.00383</text:p>
              </table:table-cell>
            </table:table-row>
            <table:table-row>
              <table:table-cell office:value-type="float" office:value="49930">
                <text:p>49930</text:p>
              </table:table-cell>
              <table:table-cell office:value-type="float" office:value="14176.662906">
                <text:p>14176.662906</text:p>
              </table:table-cell>
            </table:table-row>
            <table:table-row>
              <table:table-cell office:value-type="float" office:value="51397">
                <text:p>51400</text:p>
              </table:table-cell>
              <table:table-cell office:value-type="float" office:value="14341.684181">
                <text:p>14341.684181</text:p>
              </table:table-cell>
            </table:table-row>
            <table:table-row>
              <table:table-cell office:value-type="float" office:value="52908">
                <text:p>52910</text:p>
              </table:table-cell>
              <table:table-cell office:value-type="float" office:value="15086.525982">
                <text:p>15086.525982</text:p>
              </table:table-cell>
            </table:table-row>
            <table:table-row>
              <table:table-cell office:value-type="float" office:value="54464">
                <text:p>54460</text:p>
              </table:table-cell>
              <table:table-cell office:value-type="float" office:value="14532.991403">
                <text:p>14532.991403</text:p>
              </table:table-cell>
            </table:table-row>
            <table:table-row>
              <table:table-cell office:value-type="float" office:value="56065">
                <text:p>56070</text:p>
              </table:table-cell>
              <table:table-cell office:value-type="float" office:value="14990.429511">
                <text:p>14990.429511</text:p>
              </table:table-cell>
            </table:table-row>
            <table:table-row>
              <table:table-cell office:value-type="float" office:value="57713">
                <text:p>57710</text:p>
              </table:table-cell>
              <table:table-cell office:value-type="float" office:value="14755.600355">
                <text:p>14755.600355</text:p>
              </table:table-cell>
            </table:table-row>
            <table:table-row>
              <table:table-cell office:value-type="float" office:value="59410">
                <text:p>59410</text:p>
              </table:table-cell>
              <table:table-cell office:value-type="float" office:value="14776.608763">
                <text:p>14776.608763</text:p>
              </table:table-cell>
            </table:table-row>
            <table:table-row>
              <table:table-cell office:value-type="float" office:value="61156">
                <text:p>61160</text:p>
              </table:table-cell>
              <table:table-cell office:value-type="float" office:value="14869.889158">
                <text:p>14869.889158</text:p>
              </table:table-cell>
            </table:table-row>
            <table:table-row>
              <table:table-cell office:value-type="float" office:value="62954">
                <text:p>62950</text:p>
              </table:table-cell>
              <table:table-cell office:value-type="float" office:value="14555.843156">
                <text:p>14555.843156</text:p>
              </table:table-cell>
            </table:table-row>
            <table:table-row>
              <table:table-cell office:value-type="float" office:value="64804">
                <text:p>64800</text:p>
              </table:table-cell>
              <table:table-cell office:value-type="float" office:value="15044.506299">
                <text:p>15044.506299</text:p>
              </table:table-cell>
            </table:table-row>
            <table:table-row>
              <table:table-cell office:value-type="float" office:value="66710">
                <text:p>66710</text:p>
              </table:table-cell>
              <table:table-cell office:value-type="float" office:value="14178.675501">
                <text:p>14178.675501</text:p>
              </table:table-cell>
            </table:table-row>
            <table:table-row>
              <table:table-cell office:value-type="float" office:value="68671">
                <text:p>68670</text:p>
              </table:table-cell>
              <table:table-cell office:value-type="float" office:value="14832.591598">
                <text:p>14832.591598</text:p>
              </table:table-cell>
            </table:table-row>
            <table:table-row>
              <table:table-cell office:value-type="float" office:value="70689">
                <text:p>70690</text:p>
              </table:table-cell>
              <table:table-cell office:value-type="float" office:value="15045.457015">
                <text:p>15045.457015</text:p>
              </table:table-cell>
            </table:table-row>
            <table:table-row>
              <table:table-cell office:value-type="float" office:value="72767">
                <text:p>72770</text:p>
              </table:table-cell>
              <table:table-cell office:value-type="float" office:value="14130.585809">
                <text:p>14130.585809</text:p>
              </table:table-cell>
            </table:table-row>
            <table:table-row>
              <table:table-cell office:value-type="float" office:value="74907">
                <text:p>74910</text:p>
              </table:table-cell>
              <table:table-cell office:value-type="float" office:value="14848.480848">
                <text:p>14848.480848</text:p>
              </table:table-cell>
            </table:table-row>
            <table:table-row>
              <table:table-cell office:value-type="float" office:value="77109">
                <text:p>77110</text:p>
              </table:table-cell>
              <table:table-cell office:value-type="float" office:value="15030.554654">
                <text:p>15030.554654</text:p>
              </table:table-cell>
            </table:table-row>
            <table:table-row>
              <table:table-cell office:value-type="float" office:value="79375">
                <text:p>79380</text:p>
              </table:table-cell>
              <table:table-cell office:value-type="float" office:value="15089.045737">
                <text:p>15089.045737</text:p>
              </table:table-cell>
            </table:table-row>
            <table:table-row>
              <table:table-cell office:value-type="float" office:value="81709">
                <text:p>81710</text:p>
              </table:table-cell>
              <table:table-cell office:value-type="float" office:value="14163.154749">
                <text:p>14163.154749</text:p>
              </table:table-cell>
            </table:table-row>
            <table:table-row>
              <table:table-cell office:value-type="float" office:value="84111">
                <text:p>84110</text:p>
              </table:table-cell>
              <table:table-cell office:value-type="float" office:value="14838.971931">
                <text:p>14838.971931</text:p>
              </table:table-cell>
            </table:table-row>
            <table:table-row>
              <table:table-cell office:value-type="float" office:value="86583">
                <text:p>86580</text:p>
              </table:table-cell>
              <table:table-cell office:value-type="float" office:value="14475.539717">
                <text:p>14475.539717</text:p>
              </table:table-cell>
            </table:table-row>
            <table:table-row>
              <table:table-cell office:value-type="float" office:value="89129">
                <text:p>89130</text:p>
              </table:table-cell>
              <table:table-cell office:value-type="float" office:value="13794.906054">
                <text:p>13794.906054</text:p>
              </table:table-cell>
            </table:table-row>
            <table:table-row>
              <table:table-cell office:value-type="float" office:value="91749">
                <text:p>91750</text:p>
              </table:table-cell>
              <table:table-cell office:value-type="float" office:value="14529.776203">
                <text:p>14529.776203</text:p>
              </table:table-cell>
            </table:table-row>
            <table:table-row>
              <table:table-cell office:value-type="float" office:value="94446">
                <text:p>94450</text:p>
              </table:table-cell>
              <table:table-cell office:value-type="float" office:value="14686.431363">
                <text:p>14686.431363</text:p>
              </table:table-cell>
            </table:table-row>
            <table:table-row>
              <table:table-cell office:value-type="float" office:value="97222">
                <text:p>97220</text:p>
              </table:table-cell>
              <table:table-cell office:value-type="float" office:value="13975.501136">
                <text:p>13975.501136</text:p>
              </table:table-cell>
            </table:table-row>
            <table:table-row>
              <table:table-cell office:value-type="float" office:value="100080">
                <text:p>100080</text:p>
              </table:table-cell>
              <table:table-cell office:value-type="float" office:value="14507.645041">
                <text:p>14507.645041</text:p>
              </table:table-cell>
            </table:table-row>
            <table:table-row>
              <table:table-cell office:value-type="float" office:value="103023">
                <text:p>103020</text:p>
              </table:table-cell>
              <table:table-cell office:value-type="float" office:value="14606.595538">
                <text:p>14606.595538</text:p>
              </table:table-cell>
            </table:table-row>
            <table:table-row>
              <table:table-cell office:value-type="float" office:value="106051">
                <text:p>106050</text:p>
              </table:table-cell>
              <table:table-cell office:value-type="float" office:value="14685.747015">
                <text:p>14685.747015</text:p>
              </table:table-cell>
            </table:table-row>
            <table:table-row>
              <table:table-cell office:value-type="float" office:value="109169">
                <text:p>109170</text:p>
              </table:table-cell>
              <table:table-cell office:value-type="float" office:value="14473.229077">
                <text:p>14473.229077</text:p>
              </table:table-cell>
            </table:table-row>
            <table:table-row>
              <table:table-cell office:value-type="float" office:value="112378">
                <text:p>112380</text:p>
              </table:table-cell>
              <table:table-cell office:value-type="float" office:value="14596.748452">
                <text:p>14596.748452</text:p>
              </table:table-cell>
            </table:table-row>
            <table:table-row>
              <table:table-cell office:value-type="float" office:value="115682">
                <text:p>115680</text:p>
              </table:table-cell>
              <table:table-cell office:value-type="float" office:value="14620.958662">
                <text:p>14620.958662</text:p>
              </table:table-cell>
            </table:table-row>
            <table:table-row>
              <table:table-cell office:value-type="float" office:value="119082">
                <text:p>119080</text:p>
              </table:table-cell>
              <table:table-cell office:value-type="float" office:value="14575.551281">
                <text:p>14575.551281</text:p>
              </table:table-cell>
            </table:table-row>
            <table:table-row>
              <table:table-cell office:value-type="float" office:value="122583">
                <text:p>122580</text:p>
              </table:table-cell>
              <table:table-cell office:value-type="float" office:value="14482.033657">
                <text:p>14482.033657</text:p>
              </table:table-cell>
            </table:table-row>
            <table:table-row>
              <table:table-cell office:value-type="float" office:value="126187">
                <text:p>126190</text:p>
              </table:table-cell>
              <table:table-cell office:value-type="float" office:value="14454.554645">
                <text:p>14454.554645</text:p>
              </table:table-cell>
            </table:table-row>
            <table:table-row>
              <table:table-cell office:value-type="float" office:value="129896">
                <text:p>129900</text:p>
              </table:table-cell>
              <table:table-cell office:value-type="float" office:value="14460.628034">
                <text:p>14460.628034</text:p>
              </table:table-cell>
            </table:table-row>
            <table:table-row>
              <table:table-cell office:value-type="float" office:value="133715">
                <text:p>133720</text:p>
              </table:table-cell>
              <table:table-cell office:value-type="float" office:value="14271.759538">
                <text:p>14271.759538</text:p>
              </table:table-cell>
            </table:table-row>
            <table:table-row>
              <table:table-cell office:value-type="float" office:value="137645">
                <text:p>137650</text:p>
              </table:table-cell>
              <table:table-cell office:value-type="float" office:value="14377.831464">
                <text:p>14377.831464</text:p>
              </table:table-cell>
            </table:table-row>
            <table:table-row>
              <table:table-cell office:value-type="float" office:value="141692">
                <text:p>141690</text:p>
              </table:table-cell>
              <table:table-cell office:value-type="float" office:value="14310.513182">
                <text:p>14310.513182</text:p>
              </table:table-cell>
            </table:table-row>
            <table:table-row>
              <table:table-cell office:value-type="float" office:value="145857">
                <text:p>145860</text:p>
              </table:table-cell>
              <table:table-cell office:value-type="float" office:value="14072.507792">
                <text:p>14072.507792</text:p>
              </table:table-cell>
            </table:table-row>
            <table:table-row>
              <table:table-cell office:value-type="float" office:value="150145">
                <text:p>150150</text:p>
              </table:table-cell>
              <table:table-cell office:value-type="float" office:value="13953.184917">
                <text:p>13953.184917</text:p>
              </table:table-cell>
            </table:table-row>
            <table:table-row>
              <table:table-cell office:value-type="float" office:value="154559">
                <text:p>154560</text:p>
              </table:table-cell>
              <table:table-cell office:value-type="float" office:value="13949.167395">
                <text:p>13949.167395</text:p>
              </table:table-cell>
            </table:table-row>
            <table:table-row>
              <table:table-cell office:value-type="float" office:value="159102">
                <text:p>159100</text:p>
              </table:table-cell>
              <table:table-cell office:value-type="float" office:value="13834.918554">
                <text:p>13834.918554</text:p>
              </table:table-cell>
            </table:table-row>
            <table:table-row>
              <table:table-cell office:value-type="float" office:value="163779">
                <text:p>163780</text:p>
              </table:table-cell>
              <table:table-cell office:value-type="float" office:value="13602.874343">
                <text:p>13602.874343</text:p>
              </table:table-cell>
            </table:table-row>
            <table:table-row>
              <table:table-cell office:value-type="float" office:value="168594">
                <text:p>168590</text:p>
              </table:table-cell>
              <table:table-cell office:value-type="float" office:value="13508.692376">
                <text:p>13508.692376</text:p>
              </table:table-cell>
            </table:table-row>
            <table:table-row>
              <table:table-cell office:value-type="float" office:value="173550">
                <text:p>173550</text:p>
              </table:table-cell>
              <table:table-cell office:value-type="float" office:value="13515.673679">
                <text:p>13515.673679</text:p>
              </table:table-cell>
            </table:table-row>
            <table:table-row>
              <table:table-cell office:value-type="float" office:value="178652">
                <text:p>178650</text:p>
              </table:table-cell>
              <table:table-cell office:value-type="float" office:value="13183.837907">
                <text:p>13183.837907</text:p>
              </table:table-cell>
            </table:table-row>
            <table:table-row>
              <table:table-cell office:value-type="float" office:value="183904">
                <text:p>183900</text:p>
              </table:table-cell>
              <table:table-cell office:value-type="float" office:value="13169.395629">
                <text:p>13169.395629</text:p>
              </table:table-cell>
            </table:table-row>
            <table:table-row>
              <table:table-cell office:value-type="float" office:value="189310">
                <text:p>189310</text:p>
              </table:table-cell>
              <table:table-cell office:value-type="float" office:value="13066.883615">
                <text:p>13066.883615</text:p>
              </table:table-cell>
            </table:table-row>
            <table:table-row>
              <table:table-cell office:value-type="float" office:value="194876">
                <text:p>194880</text:p>
              </table:table-cell>
              <table:table-cell office:value-type="float" office:value="12814.426802">
                <text:p>12814.426802</text:p>
              </table:table-cell>
            </table:table-row>
            <table:table-row>
              <table:table-cell office:value-type="float" office:value="200604">
                <text:p>200600</text:p>
              </table:table-cell>
              <table:table-cell office:value-type="float" office:value="12873.297867">
                <text:p>12873.297867</text:p>
              </table:table-cell>
            </table:table-row>
            <table:table-row>
              <table:table-cell office:value-type="float" office:value="206501">
                <text:p>206500</text:p>
              </table:table-cell>
              <table:table-cell office:value-type="float" office:value="12585.002631">
                <text:p>12585.002631</text:p>
              </table:table-cell>
            </table:table-row>
            <table:table-row>
              <table:table-cell office:value-type="float" office:value="212572">
                <text:p>212570</text:p>
              </table:table-cell>
              <table:table-cell office:value-type="float" office:value="12512.334727">
                <text:p>12512.334727</text:p>
              </table:table-cell>
            </table:table-row>
            <table:table-row>
              <table:table-cell office:value-type="float" office:value="218821">
                <text:p>218820</text:p>
              </table:table-cell>
              <table:table-cell office:value-type="float" office:value="12498.912013">
                <text:p>12498.912013</text:p>
              </table:table-cell>
            </table:table-row>
            <table:table-row>
              <table:table-cell office:value-type="float" office:value="225254">
                <text:p>225250</text:p>
              </table:table-cell>
              <table:table-cell office:value-type="float" office:value="11985.22484">
                <text:p>11985.22484</text:p>
              </table:table-cell>
            </table:table-row>
            <table:table-row>
              <table:table-cell office:value-type="float" office:value="231876">
                <text:p>231880</text:p>
              </table:table-cell>
              <table:table-cell office:value-type="float" office:value="12205.978286">
                <text:p>12205.978286</text:p>
              </table:table-cell>
            </table:table-row>
            <table:table-row>
              <table:table-cell office:value-type="float" office:value="238692">
                <text:p>238690</text:p>
              </table:table-cell>
              <table:table-cell office:value-type="float" office:value="11992.173671">
                <text:p>11992.173671</text:p>
              </table:table-cell>
            </table:table-row>
            <table:table-row>
              <table:table-cell office:value-type="float" office:value="245709">
                <text:p>245710</text:p>
              </table:table-cell>
              <table:table-cell office:value-type="float" office:value="11852.574088">
                <text:p>11852.574088</text:p>
              </table:table-cell>
            </table:table-row>
            <table:table-row>
              <table:table-cell office:value-type="float" office:value="252932">
                <text:p>252930</text:p>
              </table:table-cell>
              <table:table-cell office:value-type="float" office:value="11810.691823">
                <text:p>11810.691823</text:p>
              </table:table-cell>
            </table:table-row>
            <table:table-row>
              <table:table-cell office:value-type="float" office:value="260368">
                <text:p>260370</text:p>
              </table:table-cell>
              <table:table-cell office:value-type="float" office:value="11586.521678">
                <text:p>11586.521678</text:p>
              </table:table-cell>
            </table:table-row>
            <table:table-row>
              <table:table-cell office:value-type="float" office:value="268022">
                <text:p>268020</text:p>
              </table:table-cell>
              <table:table-cell office:value-type="float" office:value="11556.155214">
                <text:p>11556.155214</text:p>
              </table:table-cell>
            </table:table-row>
            <table:table-row>
              <table:table-cell office:value-type="float" office:value="275901">
                <text:p>275900</text:p>
              </table:table-cell>
              <table:table-cell office:value-type="float" office:value="11427.321353">
                <text:p>11427.321353</text:p>
              </table:table-cell>
            </table:table-row>
            <table:table-row>
              <table:table-cell office:value-type="float" office:value="284011">
                <text:p>284010</text:p>
              </table:table-cell>
              <table:table-cell office:value-type="float" office:value="10598.273052">
                <text:p>10598.273052</text:p>
              </table:table-cell>
            </table:table-row>
            <table:table-row>
              <table:table-cell office:value-type="float" office:value="292360">
                <text:p>292360</text:p>
              </table:table-cell>
              <table:table-cell office:value-type="float" office:value="11250.59557">
                <text:p>11250.59557</text:p>
              </table:table-cell>
            </table:table-row>
            <table:table-row>
              <table:table-cell office:value-type="float" office:value="300955">
                <text:p>300960</text:p>
              </table:table-cell>
              <table:table-cell office:value-type="float" office:value="11249.244054">
                <text:p>11249.244054</text:p>
              </table:table-cell>
            </table:table-row>
            <table:table-row>
              <table:table-cell office:value-type="float" office:value="309802">
                <text:p>309800</text:p>
              </table:table-cell>
              <table:table-cell office:value-type="float" office:value="11197.168775">
                <text:p>11197.168775</text:p>
              </table:table-cell>
            </table:table-row>
            <table:table-row>
              <table:table-cell office:value-type="float" office:value="318910">
                <text:p>318910</text:p>
              </table:table-cell>
              <table:table-cell office:value-type="float" office:value="11154.286646">
                <text:p>11154.286646</text:p>
              </table:table-cell>
            </table:table-row>
            <table:table-row>
              <table:table-cell office:value-type="float" office:value="328285">
                <text:p>328290</text:p>
              </table:table-cell>
              <table:table-cell office:value-type="float" office:value="11113.08647">
                <text:p>11113.08647</text:p>
              </table:table-cell>
            </table:table-row>
            <table:table-row>
              <table:table-cell office:value-type="float" office:value="337935">
                <text:p>337940</text:p>
              </table:table-cell>
              <table:table-cell office:value-type="float" office:value="10979.991958">
                <text:p>10979.991958</text:p>
              </table:table-cell>
            </table:table-row>
            <table:table-row>
              <table:table-cell office:value-type="float" office:value="347870">
                <text:p>347870</text:p>
              </table:table-cell>
              <table:table-cell office:value-type="float" office:value="11013.405037">
                <text:p>11013.405037</text:p>
              </table:table-cell>
            </table:table-row>
            <table:table-row>
              <table:table-cell office:value-type="float" office:value="358096">
                <text:p>358100</text:p>
              </table:table-cell>
              <table:table-cell office:value-type="float" office:value="10893.868705">
                <text:p>10893.868705</text:p>
              </table:table-cell>
            </table:table-row>
            <table:table-row>
              <table:table-cell office:value-type="float" office:value="368623">
                <text:p>368620</text:p>
              </table:table-cell>
              <table:table-cell office:value-type="float" office:value="10919.732418">
                <text:p>10919.732418</text:p>
              </table:table-cell>
            </table:table-row>
            <table:table-row>
              <table:table-cell office:value-type="float" office:value="379459">
                <text:p>379460</text:p>
              </table:table-cell>
              <table:table-cell office:value-type="float" office:value="10793.542682">
                <text:p>10793.542682</text:p>
              </table:table-cell>
            </table:table-row>
            <table:table-row>
              <table:table-cell office:value-type="float" office:value="390614">
                <text:p>390610</text:p>
              </table:table-cell>
              <table:table-cell office:value-type="float" office:value="10817.417944">
                <text:p>10817.417944</text:p>
              </table:table-cell>
            </table:table-row>
            <table:table-row>
              <table:table-cell office:value-type="float" office:value="402097">
                <text:p>402100</text:p>
              </table:table-cell>
              <table:table-cell office:value-type="float" office:value="10791.05031">
                <text:p>10791.05031</text:p>
              </table:table-cell>
            </table:table-row>
            <table:table-row>
              <table:table-cell office:value-type="float" office:value="413918">
                <text:p>413920</text:p>
              </table:table-cell>
              <table:table-cell office:value-type="float" office:value="10853.933205">
                <text:p>10853.933205</text:p>
              </table:table-cell>
            </table:table-row>
            <table:table-row>
              <table:table-cell office:value-type="float" office:value="426086">
                <text:p>426090</text:p>
              </table:table-cell>
              <table:table-cell office:value-type="float" office:value="10871.696867">
                <text:p>10871.696867</text:p>
              </table:table-cell>
            </table:table-row>
            <table:table-row>
              <table:table-cell office:value-type="float" office:value="438612">
                <text:p>438610</text:p>
              </table:table-cell>
              <table:table-cell office:value-type="float" office:value="10904.647725">
                <text:p>10904.647725</text:p>
              </table:table-cell>
            </table:table-row>
            <table:table-row>
              <table:table-cell office:value-type="float" office:value="451505">
                <text:p>451510</text:p>
              </table:table-cell>
              <table:table-cell office:value-type="float" office:value="10919.995212">
                <text:p>10919.995212</text:p>
              </table:table-cell>
            </table:table-row>
            <table:table-row>
              <table:table-cell office:value-type="float" office:value="464778">
                <text:p>464780</text:p>
              </table:table-cell>
              <table:table-cell office:value-type="float" office:value="10937.123846">
                <text:p>10937.123846</text:p>
              </table:table-cell>
            </table:table-row>
            <table:table-row>
              <table:table-cell office:value-type="float" office:value="478442">
                <text:p>478440</text:p>
              </table:table-cell>
              <table:table-cell office:value-type="float" office:value="10934.640448">
                <text:p>10934.640448</text:p>
              </table:table-cell>
            </table:table-row>
            <table:table-row>
              <table:table-cell office:value-type="float" office:value="492506">
                <text:p>492510</text:p>
              </table:table-cell>
              <table:table-cell office:value-type="float" office:value="11024.670158">
                <text:p>11024.670158</text:p>
              </table:table-cell>
            </table:table-row>
            <table:table-row>
              <table:table-cell office:value-type="float" office:value="506985">
                <text:p>506990</text:p>
              </table:table-cell>
              <table:table-cell office:value-type="float" office:value="11018.397461">
                <text:p>11018.397461</text:p>
              </table:table-cell>
            </table:table-row>
            <table:table-row>
              <table:table-cell office:value-type="float" office:value="521889">
                <text:p>521890</text:p>
              </table:table-cell>
              <table:table-cell office:value-type="float" office:value="11142.940984">
                <text:p>11142.940984</text:p>
              </table:table-cell>
            </table:table-row>
            <table:table-row>
              <table:table-cell office:value-type="float" office:value="537231">
                <text:p>537230</text:p>
              </table:table-cell>
              <table:table-cell office:value-type="float" office:value="11033.943457">
                <text:p>11033.943457</text:p>
              </table:table-cell>
            </table:table-row>
            <table:table-row>
              <table:table-cell office:value-type="float" office:value="553024">
                <text:p>553020</text:p>
              </table:table-cell>
              <table:table-cell office:value-type="float" office:value="11126.586284">
                <text:p>11126.586284</text:p>
              </table:table-cell>
            </table:table-row>
            <table:table-row>
              <table:table-cell office:value-type="float" office:value="569281">
                <text:p>569280</text:p>
              </table:table-cell>
              <table:table-cell office:value-type="float" office:value="11152.852162">
                <text:p>11152.852162</text:p>
              </table:table-cell>
            </table:table-row>
            <table:table-row>
              <table:table-cell office:value-type="float" office:value="586016">
                <text:p>586020</text:p>
              </table:table-cell>
              <table:table-cell office:value-type="float" office:value="11193.515678">
                <text:p>11193.515678</text:p>
              </table:table-cell>
            </table:table-row>
            <table:table-row>
              <table:table-cell office:value-type="float" office:value="603243">
                <text:p>603240</text:p>
              </table:table-cell>
              <table:table-cell office:value-type="float" office:value="11199.794596">
                <text:p>11199.794596</text:p>
              </table:table-cell>
            </table:table-row>
            <table:table-row>
              <table:table-cell office:value-type="float" office:value="620977">
                <text:p>620980</text:p>
              </table:table-cell>
              <table:table-cell office:value-type="float" office:value="11270.774962">
                <text:p>11270.774962</text:p>
              </table:table-cell>
            </table:table-row>
            <table:table-row>
              <table:table-cell office:value-type="float" office:value="639232">
                <text:p>639230</text:p>
              </table:table-cell>
              <table:table-cell office:value-type="float" office:value="11266.350844">
                <text:p>11266.350844</text:p>
              </table:table-cell>
            </table:table-row>
            <table:table-row>
              <table:table-cell office:value-type="float" office:value="658024">
                <text:p>658020</text:p>
              </table:table-cell>
              <table:table-cell office:value-type="float" office:value="11260.095078">
                <text:p>11260.095078</text:p>
              </table:table-cell>
            </table:table-row>
            <table:table-row>
              <table:table-cell office:value-type="float" office:value="677368">
                <text:p>677370</text:p>
              </table:table-cell>
              <table:table-cell office:value-type="float" office:value="11317.451599">
                <text:p>11317.451599</text:p>
              </table:table-cell>
            </table:table-row>
            <table:table-row>
              <table:table-cell office:value-type="float" office:value="697280">
                <text:p>697280</text:p>
              </table:table-cell>
              <table:table-cell office:value-type="float" office:value="11224.252459">
                <text:p>11224.252459</text:p>
              </table:table-cell>
            </table:table-row>
            <table:table-row>
              <table:table-cell office:value-type="float" office:value="717778">
                <text:p>717780</text:p>
              </table:table-cell>
              <table:table-cell office:value-type="float" office:value="11389.652729">
                <text:p>11389.652729</text:p>
              </table:table-cell>
            </table:table-row>
            <table:table-row>
              <table:table-cell office:value-type="float" office:value="738879">
                <text:p>738880</text:p>
              </table:table-cell>
              <table:table-cell office:value-type="float" office:value="11289.867814">
                <text:p>11289.867814</text:p>
              </table:table-cell>
            </table:table-row>
            <table:table-row>
              <table:table-cell office:value-type="float" office:value="760600">
                <text:p>760600</text:p>
              </table:table-cell>
              <table:table-cell office:value-type="float" office:value="11427.683011">
                <text:p>11427.683011</text:p>
              </table:table-cell>
            </table:table-row>
            <table:table-row>
              <table:table-cell office:value-type="float" office:value="782959">
                <text:p>782960</text:p>
              </table:table-cell>
              <table:table-cell office:value-type="float" office:value="11363.659525">
                <text:p>11363.659525</text:p>
              </table:table-cell>
            </table:table-row>
            <table:table-row>
              <table:table-cell office:value-type="float" office:value="805976">
                <text:p>805980</text:p>
              </table:table-cell>
              <table:table-cell office:value-type="float" office:value="11422.942885">
                <text:p>11422.942885</text:p>
              </table:table-cell>
            </table:table-row>
            <table:table-row>
              <table:table-cell office:value-type="float" office:value="829670">
                <text:p>829670</text:p>
              </table:table-cell>
              <table:table-cell office:value-type="float" office:value="11291.87644">
                <text:p>11291.87644</text:p>
              </table:table-cell>
            </table:table-row>
            <table:table-row>
              <table:table-cell office:value-type="float" office:value="854059">
                <text:p>854060</text:p>
              </table:table-cell>
              <table:table-cell office:value-type="float" office:value="11508.499706">
                <text:p>11508.499706</text:p>
              </table:table-cell>
            </table:table-row>
            <table:table-row>
              <table:table-cell office:value-type="float" office:value="879166">
                <text:p>879170</text:p>
              </table:table-cell>
              <table:table-cell office:value-type="float" office:value="11472.339088">
                <text:p>11472.339088</text:p>
              </table:table-cell>
            </table:table-row>
            <table:table-row>
              <table:table-cell office:value-type="float" office:value="905011">
                <text:p>905010</text:p>
              </table:table-cell>
              <table:table-cell office:value-type="float" office:value="11525.116103">
                <text:p>11525.116103</text:p>
              </table:table-cell>
            </table:table-row>
            <table:table-row>
              <table:table-cell office:value-type="float" office:value="931616">
                <text:p>931620</text:p>
              </table:table-cell>
              <table:table-cell office:value-type="float" office:value="11496.942052">
                <text:p>11496.942052</text:p>
              </table:table-cell>
            </table:table-row>
            <table:table-row>
              <table:table-cell office:value-type="float" office:value="959003">
                <text:p>959000</text:p>
              </table:table-cell>
              <table:table-cell office:value-type="float" office:value="11557.143475">
                <text:p>11557.143475</text:p>
              </table:table-cell>
            </table:table-row>
            <table:table-row>
              <table:table-cell office:value-type="float" office:value="987195">
                <text:p>987200</text:p>
              </table:table-cell>
              <table:table-cell office:value-type="float" office:value="11564.714684">
                <text:p>11564.714684</text:p>
              </table:table-cell>
            </table:table-row>
            <table:table-row>
              <table:table-cell office:value-type="float" office:value="1016216">
                <text:p>1016220</text:p>
              </table:table-cell>
              <table:table-cell office:value-type="float" office:value="11627.626681">
                <text:p>11627.626681</text:p>
              </table:table-cell>
            </table:table-row>
            <table:table-row>
              <table:table-cell office:value-type="float" office:value="1046089">
                <text:p>1046090</text:p>
              </table:table-cell>
              <table:table-cell office:value-type="float" office:value="11579.603165">
                <text:p>11579.603165</text:p>
              </table:table-cell>
            </table:table-row>
            <table:table-row>
              <table:table-cell office:value-type="float" office:value="1076841">
                <text:p>1076840</text:p>
              </table:table-cell>
              <table:table-cell office:value-type="float" office:value="11498.858954">
                <text:p>11498.858954</text:p>
              </table:table-cell>
            </table:table-row>
            <table:table-row>
              <table:table-cell office:value-type="float" office:value="1108497">
                <text:p>1108500</text:p>
              </table:table-cell>
              <table:table-cell office:value-type="float" office:value="11699.349618">
                <text:p>11699.349618</text:p>
              </table:table-cell>
            </table:table-row>
            <table:table-row>
              <table:table-cell office:value-type="float" office:value="1141084">
                <text:p>1141080</text:p>
              </table:table-cell>
              <table:table-cell office:value-type="float" office:value="11121.244669">
                <text:p>11121.244669</text:p>
              </table:table-cell>
            </table:table-row>
            <table:table-row>
              <table:table-cell office:value-type="float" office:value="1174629">
                <text:p>1174630</text:p>
              </table:table-cell>
              <table:table-cell office:value-type="float" office:value="11545.405723">
                <text:p>11545.405723</text:p>
              </table:table-cell>
            </table:table-row>
            <table:table-row>
              <table:table-cell office:value-type="float" office:value="1209159">
                <text:p>1209160</text:p>
              </table:table-cell>
              <table:table-cell office:value-type="float" office:value="11223.16698">
                <text:p>11223.16698</text:p>
              </table:table-cell>
            </table:table-row>
            <table:table-row>
              <table:table-cell office:value-type="float" office:value="1244705">
                <text:p>1244710</text:p>
              </table:table-cell>
              <table:table-cell office:value-type="float" office:value="11409.825036">
                <text:p>11409.825036</text:p>
              </table:table-cell>
            </table:table-row>
            <table:table-row>
              <table:table-cell office:value-type="float" office:value="1281296">
                <text:p>1281300</text:p>
              </table:table-cell>
              <table:table-cell office:value-type="float" office:value="11664.717478">
                <text:p>11664.717478</text:p>
              </table:table-cell>
            </table:table-row>
            <table:table-row>
              <table:table-cell office:value-type="float" office:value="1318963">
                <text:p>1318960</text:p>
              </table:table-cell>
              <table:table-cell office:value-type="float" office:value="11063.440249">
                <text:p>11063.440249</text:p>
              </table:table-cell>
            </table:table-row>
            <table:table-row>
              <table:table-cell office:value-type="float" office:value="1357736">
                <text:p>1357740</text:p>
              </table:table-cell>
              <table:table-cell office:value-type="float" office:value="11712.833024">
                <text:p>11712.833024</text:p>
              </table:table-cell>
            </table:table-row>
            <table:table-row>
              <table:table-cell office:value-type="float" office:value="1397650">
                <text:p>1397650</text:p>
              </table:table-cell>
              <table:table-cell office:value-type="float" office:value="11279.264252">
                <text:p>11279.264252</text:p>
              </table:table-cell>
            </table:table-row>
            <table:table-row>
              <table:table-cell office:value-type="float" office:value="1438737">
                <text:p>1438740</text:p>
              </table:table-cell>
              <table:table-cell office:value-type="float" office:value="11652.033857">
                <text:p>11652.033857</text:p>
              </table:table-cell>
            </table:table-row>
            <table:table-row>
              <table:table-cell office:value-type="float" office:value="1481031">
                <text:p>1481030</text:p>
              </table:table-cell>
              <table:table-cell office:value-type="float" office:value="11368.078936">
                <text:p>11368.078936</text:p>
              </table:table-cell>
            </table:table-row>
            <table:table-row>
              <table:table-cell office:value-type="float" office:value="1524570">
                <text:p>1524570</text:p>
              </table:table-cell>
              <table:table-cell office:value-type="float" office:value="11701.860246">
                <text:p>11701.860246</text:p>
              </table:table-cell>
            </table:table-row>
            <table:table-row>
              <table:table-cell office:value-type="float" office:value="1569388">
                <text:p>1569390</text:p>
              </table:table-cell>
              <table:table-cell office:value-type="float" office:value="11457.745831">
                <text:p>11457.745831</text:p>
              </table:table-cell>
            </table:table-row>
            <table:table-row>
              <table:table-cell office:value-type="float" office:value="1615523">
                <text:p>1615520</text:p>
              </table:table-cell>
              <table:table-cell office:value-type="float" office:value="11503.68563">
                <text:p>11503.68563</text:p>
              </table:table-cell>
            </table:table-row>
            <table:table-row>
              <table:table-cell office:value-type="float" office:value="1663015">
                <text:p>1663020</text:p>
              </table:table-cell>
              <table:table-cell office:value-type="float" office:value="11769.18167">
                <text:p>11769.18167</text:p>
              </table:table-cell>
            </table:table-row>
            <table:table-row>
              <table:table-cell office:value-type="float" office:value="1711903">
                <text:p>1711900</text:p>
              </table:table-cell>
              <table:table-cell office:value-type="float" office:value="10964.478125">
                <text:p>10964.478125</text:p>
              </table:table-cell>
            </table:table-row>
            <table:table-row>
              <table:table-cell office:value-type="float" office:value="1762228">
                <text:p>1762230</text:p>
              </table:table-cell>
              <table:table-cell office:value-type="float" office:value="11651.868564">
                <text:p>11651.868564</text:p>
              </table:table-cell>
            </table:table-row>
            <table:table-row>
              <table:table-cell office:value-type="float" office:value="1814032">
                <text:p>1814030</text:p>
              </table:table-cell>
              <table:table-cell office:value-type="float" office:value="11804.237228">
                <text:p>11804.237228</text:p>
              </table:table-cell>
            </table:table-row>
            <table:table-row>
              <table:table-cell office:value-type="float" office:value="1867360">
                <text:p>1867360</text:p>
              </table:table-cell>
              <table:table-cell office:value-type="float" office:value="11541.192596">
                <text:p>11541.192596</text:p>
              </table:table-cell>
            </table:table-row>
            <table:table-row>
              <table:table-cell office:value-type="float" office:value="1922255">
                <text:p>1922260</text:p>
              </table:table-cell>
              <table:table-cell office:value-type="float" office:value="11186.464978">
                <text:p>11186.464978</text:p>
              </table:table-cell>
            </table:table-row>
            <table:table-row>
              <table:table-cell office:value-type="float" office:value="1978763">
                <text:p>1978760</text:p>
              </table:table-cell>
              <table:table-cell office:value-type="float" office:value="11868.279322">
                <text:p>11868.279322</text:p>
              </table:table-cell>
            </table:table-row>
            <table:table-row>
              <table:table-cell office:value-type="float" office:value="2036933">
                <text:p>2036930</text:p>
              </table:table-cell>
              <table:table-cell office:value-type="float" office:value="11830.201894">
                <text:p>11830.201894</text:p>
              </table:table-cell>
            </table:table-row>
            <table:table-row>
              <table:table-cell office:value-type="float" office:value="2096813">
                <text:p>2096810</text:p>
              </table:table-cell>
              <table:table-cell office:value-type="float" office:value="11814.000549">
                <text:p>11814.000549</text:p>
              </table:table-cell>
            </table:table-row>
            <table:table-row>
              <table:table-cell office:value-type="float" office:value="2158454">
                <text:p>2158450</text:p>
              </table:table-cell>
              <table:table-cell office:value-type="float" office:value="11915.500992">
                <text:p>11915.500992</text:p>
              </table:table-cell>
            </table:table-row>
            <table:table-row>
              <table:table-cell office:value-type="float" office:value="2221906">
                <text:p>2221910</text:p>
              </table:table-cell>
              <table:table-cell office:value-type="float" office:value="11876.102222">
                <text:p>11876.102222</text:p>
              </table:table-cell>
            </table:table-row>
            <table:table-row>
              <table:table-cell office:value-type="float" office:value="2287224">
                <text:p>2287220</text:p>
              </table:table-cell>
              <table:table-cell office:value-type="float" office:value="11887.66441">
                <text:p>11887.66441</text:p>
              </table:table-cell>
            </table:table-row>
            <table:table-row>
              <table:table-cell office:value-type="float" office:value="2354462">
                <text:p>2354460</text:p>
              </table:table-cell>
              <table:table-cell office:value-type="float" office:value="11906.754057">
                <text:p>11906.754057</text:p>
              </table:table-cell>
            </table:table-row>
            <table:table-row>
              <table:table-cell office:value-type="float" office:value="2423676">
                <text:p>2423680</text:p>
              </table:table-cell>
              <table:table-cell office:value-type="float" office:value="11836.211273">
                <text:p>11836.211273</text:p>
              </table:table-cell>
            </table:table-row>
            <table:table-row>
              <table:table-cell office:value-type="float" office:value="2494925">
                <text:p>2494930</text:p>
              </table:table-cell>
              <table:table-cell office:value-type="float" office:value="11907.950554">
                <text:p>11907.950554</text:p>
              </table:table-cell>
            </table:table-row>
            <table:table-row>
              <table:table-cell office:value-type="float" office:value="2568269">
                <text:p>2568270</text:p>
              </table:table-cell>
              <table:table-cell office:value-type="float" office:value="11907.054168">
                <text:p>11907.054168</text:p>
              </table:table-cell>
            </table:table-row>
            <table:table-row>
              <table:table-cell office:value-type="float" office:value="2643769">
                <text:p>2643770</text:p>
              </table:table-cell>
              <table:table-cell office:value-type="float" office:value="11948.364873">
                <text:p>11948.364873</text:p>
              </table:table-cell>
            </table:table-row>
            <table:table-row>
              <table:table-cell office:value-type="float" office:value="2721488">
                <text:p>2721490</text:p>
              </table:table-cell>
              <table:table-cell office:value-type="float" office:value="12002.980754">
                <text:p>12002.980754</text:p>
              </table:table-cell>
            </table:table-row>
            <table:table-row>
              <table:table-cell office:value-type="float" office:value="2801492">
                <text:p>2801490</text:p>
              </table:table-cell>
              <table:table-cell office:value-type="float" office:value="11840.212958">
                <text:p>11840.212958</text:p>
              </table:table-cell>
            </table:table-row>
            <table:table-row>
              <table:table-cell office:value-type="float" office:value="2883848">
                <text:p>2883850</text:p>
              </table:table-cell>
              <table:table-cell office:value-type="float" office:value="11927.139503">
                <text:p>11927.139503</text:p>
              </table:table-cell>
            </table:table-row>
            <table:table-row>
              <table:table-cell office:value-type="float" office:value="2968624">
                <text:p>2968620</text:p>
              </table:table-cell>
              <table:table-cell office:value-type="float" office:value="11847.457477">
                <text:p>11847.457477</text:p>
              </table:table-cell>
            </table:table-row>
            <table:table-row>
              <table:table-cell office:value-type="float" office:value="3055893">
                <text:p>3055890</text:p>
              </table:table-cell>
              <table:table-cell office:value-type="float" office:value="11871.635094">
                <text:p>11871.635094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11812.292455">
                <text:p>11812.2924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27cm" svg:height="9cm" xlink:href=".." xlink:type="simple" chart:class="chart:line" chart:style-name="ch1">
        <chart:legend chart:legend-position="end" svg:x="13.424cm" svg:y="3.4cm" style:legend-expansion="high" chart:style-name="ch2"/>
        <chart:plot-area chart:style-name="ch3" table:cell-range-address="output.A1:output.E401" chart:data-source-has-labels="both" svg:x="0.316cm" svg:y="0.18cm" svg:width="12.792cm" svg:height="8.64cm">
          <chartooo:coordinate-region svg:x="1.625cm" svg:y="0.18cm" svg:width="11.416cm" svg:height="6.828cm"/>
          <chart:axis chart:dimension="x" chart:name="primary-x" chart:style-name="ch4" chartooo:axis-type="auto">
            <chartooo:date-scale/>
            <chart:categories table:cell-range-address="output.A2:output.A4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B2:output.B401" chart:label-cell-address="output.B1:output.B1" chart:class="chart:line">
            <chart:data-point chart:repeated="400"/>
          </chart:series>
          <chart:series chart:style-name="ch8" chart:values-cell-range-address="output.C2:output.C401" chart:label-cell-address="output.C1:output.C1" chart:class="chart:line">
            <chart:data-point chart:repeated="400"/>
          </chart:series>
          <chart:series chart:style-name="ch9" chart:values-cell-range-address="output.D2:output.D401" chart:label-cell-address="output.D1:output.D1" chart:class="chart:line">
            <chart:data-point chart:repeated="400"/>
          </chart:series>
          <chart:series chart:style-name="ch10" chart:values-cell-range-address="output.E2:output.E401" chart:label-cell-address="output.E1:output.E1" chart:class="chart:line">
            <chart:data-point chart:repeated="4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ill</text:p>
                <draw:g>
                  <svg:desc>output.B1:output.B1</svg:desc>
                </draw:g>
              </table:table-cell>
              <table:table-cell office:value-type="string">
                <text:p> Copy</text:p>
                <draw:g>
                  <svg:desc>output.C1:output.C1</svg:desc>
                </draw:g>
              </table:table-cell>
              <table:table-cell office:value-type="string">
                <text:p> AXPY</text:p>
                <draw:g>
                  <svg:desc>output.D1:output.D1</svg:desc>
                </draw:g>
              </table:table-cell>
              <table:table-cell office:value-type="string">
                <text:p> DOT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.A2:output.A401</svg:desc>
                </draw:g>
              </table:table-cell>
              <table:table-cell office:value-type="float" office:value="11200.171341">
                <text:p>11200.171341</text:p>
                <draw:g>
                  <svg:desc>output.B2:output.B401</svg:desc>
                </draw:g>
              </table:table-cell>
              <table:table-cell office:value-type="float" office:value="22875.199049">
                <text:p>22875.199049</text:p>
                <draw:g>
                  <svg:desc>output.C2:output.C401</svg:desc>
                </draw:g>
              </table:table-cell>
              <table:table-cell office:value-type="float" office:value="35588.731699">
                <text:p>35588.731699</text:p>
                <draw:g>
                  <svg:desc>output.D2:output.D401</svg:desc>
                </draw:g>
              </table:table-cell>
              <table:table-cell office:value-type="float" office:value="17223.554808">
                <text:p>17223.554808</text:p>
                <draw:g>
                  <svg:desc>output.E2:output.E401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399.613344">
                <text:p>13399.613344</text:p>
              </table:table-cell>
              <table:table-cell office:value-type="float" office:value="27452.421504">
                <text:p>27452.421504</text:p>
              </table:table-cell>
              <table:table-cell office:value-type="float" office:value="40814.950707">
                <text:p>40814.950707</text:p>
              </table:table-cell>
              <table:table-cell office:value-type="float" office:value="18935.672573">
                <text:p>18935.6725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583.299872">
                <text:p>12583.299872</text:p>
              </table:table-cell>
              <table:table-cell office:value-type="float" office:value="25444.153677">
                <text:p>25444.153677</text:p>
              </table:table-cell>
              <table:table-cell office:value-type="float" office:value="39342.590342">
                <text:p>39342.590342</text:p>
              </table:table-cell>
              <table:table-cell office:value-type="float" office:value="18742.46165">
                <text:p>18742.4616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065.929705">
                <text:p>13065.929705</text:p>
              </table:table-cell>
              <table:table-cell office:value-type="float" office:value="26612.129245">
                <text:p>26612.129245</text:p>
              </table:table-cell>
              <table:table-cell office:value-type="float" office:value="39196.383938">
                <text:p>39196.383938</text:p>
              </table:table-cell>
              <table:table-cell office:value-type="float" office:value="17912.369293">
                <text:p>17912.36929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137.729548">
                <text:p>12137.729548</text:p>
              </table:table-cell>
              <table:table-cell office:value-type="float" office:value="24248.373669">
                <text:p>24248.373669</text:p>
              </table:table-cell>
              <table:table-cell office:value-type="float" office:value="37651.653595">
                <text:p>37651.653595</text:p>
              </table:table-cell>
              <table:table-cell office:value-type="float" office:value="16847.399367">
                <text:p>16847.39936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502.43265">
                <text:p>12502.43265</text:p>
              </table:table-cell>
              <table:table-cell office:value-type="float" office:value="25793.874857">
                <text:p>25793.874857</text:p>
              </table:table-cell>
              <table:table-cell office:value-type="float" office:value="38722.031289">
                <text:p>38722.031289</text:p>
              </table:table-cell>
              <table:table-cell office:value-type="float" office:value="14306.364855">
                <text:p>14306.36485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210.285985">
                <text:p>12210.285985</text:p>
              </table:table-cell>
              <table:table-cell office:value-type="float" office:value="24590.45549">
                <text:p>24590.45549</text:p>
              </table:table-cell>
              <table:table-cell office:value-type="float" office:value="37581.744831">
                <text:p>37581.744831</text:p>
              </table:table-cell>
              <table:table-cell office:value-type="float" office:value="14865.187118">
                <text:p>14865.18711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3480.145831">
                <text:p>13480.145831</text:p>
              </table:table-cell>
              <table:table-cell office:value-type="float" office:value="27510.758859">
                <text:p>27510.758859</text:p>
              </table:table-cell>
              <table:table-cell office:value-type="float" office:value="41210.909429">
                <text:p>41210.909429</text:p>
              </table:table-cell>
              <table:table-cell office:value-type="float" office:value="15861.85383">
                <text:p>15861.8538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842.635587">
                <text:p>11842.635587</text:p>
              </table:table-cell>
              <table:table-cell office:value-type="float" office:value="20220.416224">
                <text:p>20220.416224</text:p>
              </table:table-cell>
              <table:table-cell office:value-type="float" office:value="37865.369188">
                <text:p>37865.369188</text:p>
              </table:table-cell>
              <table:table-cell office:value-type="float" office:value="15214.003669">
                <text:p>15214.00366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340.880634">
                <text:p>13340.880634</text:p>
              </table:table-cell>
              <table:table-cell office:value-type="float" office:value="27060.655612">
                <text:p>27060.655612</text:p>
              </table:table-cell>
              <table:table-cell office:value-type="float" office:value="40366.439603">
                <text:p>40366.439603</text:p>
              </table:table-cell>
              <table:table-cell office:value-type="float" office:value="15479.530383">
                <text:p>15479.530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261.660226">
                <text:p>12261.660226</text:p>
              </table:table-cell>
              <table:table-cell office:value-type="float" office:value="24799.408918">
                <text:p>24799.408918</text:p>
              </table:table-cell>
              <table:table-cell office:value-type="float" office:value="37749.077247">
                <text:p>37749.077247</text:p>
              </table:table-cell>
              <table:table-cell office:value-type="float" office:value="14619.343766">
                <text:p>14619.34376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3374.243127">
                <text:p>13374.243127</text:p>
              </table:table-cell>
              <table:table-cell office:value-type="float" office:value="26248.849239">
                <text:p>26248.849239</text:p>
              </table:table-cell>
              <table:table-cell office:value-type="float" office:value="39383.86668">
                <text:p>39383.86668</text:p>
              </table:table-cell>
              <table:table-cell office:value-type="float" office:value="15694.452105">
                <text:p>15694.45210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849.265969">
                <text:p>12849.265969</text:p>
              </table:table-cell>
              <table:table-cell office:value-type="float" office:value="26236.805054">
                <text:p>26236.805054</text:p>
              </table:table-cell>
              <table:table-cell office:value-type="float" office:value="40234.358287">
                <text:p>40234.358287</text:p>
              </table:table-cell>
              <table:table-cell office:value-type="float" office:value="15880.211224">
                <text:p>15880.21122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2791.952387">
                <text:p>12791.952387</text:p>
              </table:table-cell>
              <table:table-cell office:value-type="float" office:value="25873.93556">
                <text:p>25873.93556</text:p>
              </table:table-cell>
              <table:table-cell office:value-type="float" office:value="39717.526176">
                <text:p>39717.526176</text:p>
              </table:table-cell>
              <table:table-cell office:value-type="float" office:value="15863.120106">
                <text:p>15863.12010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3796.150027">
                <text:p>13796.150027</text:p>
              </table:table-cell>
              <table:table-cell office:value-type="float" office:value="28096.559599">
                <text:p>28096.559599</text:p>
              </table:table-cell>
              <table:table-cell office:value-type="float" office:value="41848.696854">
                <text:p>41848.696854</text:p>
              </table:table-cell>
              <table:table-cell office:value-type="float" office:value="16419.16605">
                <text:p>16419.1660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3228.401818">
                <text:p>13228.401818</text:p>
              </table:table-cell>
              <table:table-cell office:value-type="float" office:value="26813.440261">
                <text:p>26813.440261</text:p>
              </table:table-cell>
              <table:table-cell office:value-type="float" office:value="40976.39617">
                <text:p>40976.39617</text:p>
              </table:table-cell>
              <table:table-cell office:value-type="float" office:value="16524.329811">
                <text:p>16524.3298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145.938995">
                <text:p>13145.938995</text:p>
              </table:table-cell>
              <table:table-cell office:value-type="float" office:value="26638.077794">
                <text:p>26638.077794</text:p>
              </table:table-cell>
              <table:table-cell office:value-type="float" office:value="40882.285602">
                <text:p>40882.285602</text:p>
              </table:table-cell>
              <table:table-cell office:value-type="float" office:value="16505.586527">
                <text:p>16505.58652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3680.648286">
                <text:p>13680.648286</text:p>
              </table:table-cell>
              <table:table-cell office:value-type="float" office:value="27786.425213">
                <text:p>27786.425213</text:p>
              </table:table-cell>
              <table:table-cell office:value-type="float" office:value="40994.36206">
                <text:p>40994.36206</text:p>
              </table:table-cell>
              <table:table-cell office:value-type="float" office:value="16369.762401">
                <text:p>16369.76240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3737.216439">
                <text:p>13737.216439</text:p>
              </table:table-cell>
              <table:table-cell office:value-type="float" office:value="27727.558245">
                <text:p>27727.558245</text:p>
              </table:table-cell>
              <table:table-cell office:value-type="float" office:value="41353.99964">
                <text:p>41353.99964</text:p>
              </table:table-cell>
              <table:table-cell office:value-type="float" office:value="16564.881307">
                <text:p>16564.88130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3384.19408">
                <text:p>13384.19408</text:p>
              </table:table-cell>
              <table:table-cell office:value-type="float" office:value="27062.643915">
                <text:p>27062.643915</text:p>
              </table:table-cell>
              <table:table-cell office:value-type="float" office:value="41062.107308">
                <text:p>41062.107308</text:p>
              </table:table-cell>
              <table:table-cell office:value-type="float" office:value="16609.455241">
                <text:p>16609.45524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2859.560964">
                <text:p>12859.560964</text:p>
              </table:table-cell>
              <table:table-cell office:value-type="float" office:value="25740.198368">
                <text:p>25740.198368</text:p>
              </table:table-cell>
              <table:table-cell office:value-type="float" office:value="37927.617259">
                <text:p>37927.617259</text:p>
              </table:table-cell>
              <table:table-cell office:value-type="float" office:value="15497.350987">
                <text:p>15497.35098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771.220725">
                <text:p>13771.220725</text:p>
              </table:table-cell>
              <table:table-cell office:value-type="float" office:value="27774.049045">
                <text:p>27774.049045</text:p>
              </table:table-cell>
              <table:table-cell office:value-type="float" office:value="40483.519728">
                <text:p>40483.519728</text:p>
              </table:table-cell>
              <table:table-cell office:value-type="float" office:value="16191.984927">
                <text:p>16191.98492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973.366364">
                <text:p>13973.366364</text:p>
              </table:table-cell>
              <table:table-cell office:value-type="float" office:value="28265.775298">
                <text:p>28265.775298</text:p>
              </table:table-cell>
              <table:table-cell office:value-type="float" office:value="42238.69216">
                <text:p>42238.69216</text:p>
              </table:table-cell>
              <table:table-cell office:value-type="float" office:value="16777.929486">
                <text:p>16777.92948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3542.1656">
                <text:p>13542.1656</text:p>
              </table:table-cell>
              <table:table-cell office:value-type="float" office:value="27287.495119">
                <text:p>27287.495119</text:p>
              </table:table-cell>
              <table:table-cell office:value-type="float" office:value="41543.242416">
                <text:p>41543.242416</text:p>
              </table:table-cell>
              <table:table-cell office:value-type="float" office:value="16869.690638">
                <text:p>16869.6906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489.426699">
                <text:p>13489.426699</text:p>
              </table:table-cell>
              <table:table-cell office:value-type="float" office:value="26986.329174">
                <text:p>26986.329174</text:p>
              </table:table-cell>
              <table:table-cell office:value-type="float" office:value="41210.917827">
                <text:p>41210.917827</text:p>
              </table:table-cell>
              <table:table-cell office:value-type="float" office:value="16775.173551">
                <text:p>16775.1735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3513.696776">
                <text:p>13513.696776</text:p>
              </table:table-cell>
              <table:table-cell office:value-type="float" office:value="24481.646636">
                <text:p>24481.646636</text:p>
              </table:table-cell>
              <table:table-cell office:value-type="float" office:value="41241.585746">
                <text:p>41241.585746</text:p>
              </table:table-cell>
              <table:table-cell office:value-type="float" office:value="16551.501808">
                <text:p>16551.50180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138.968489">
                <text:p>12138.968489</text:p>
              </table:table-cell>
              <table:table-cell office:value-type="float" office:value="24493.891647">
                <text:p>24493.891647</text:p>
              </table:table-cell>
              <table:table-cell office:value-type="float" office:value="37907.478743">
                <text:p>37907.478743</text:p>
              </table:table-cell>
              <table:table-cell office:value-type="float" office:value="16761.995686">
                <text:p>16761.99568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3654.486594">
                <text:p>13654.486594</text:p>
              </table:table-cell>
              <table:table-cell office:value-type="float" office:value="24264.918946">
                <text:p>24264.918946</text:p>
              </table:table-cell>
              <table:table-cell office:value-type="float" office:value="36044.020558">
                <text:p>36044.020558</text:p>
              </table:table-cell>
              <table:table-cell office:value-type="float" office:value="16602.410056">
                <text:p>16602.41005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601.376148">
                <text:p>13601.376148</text:p>
              </table:table-cell>
              <table:table-cell office:value-type="float" office:value="24535.140965">
                <text:p>24535.140965</text:p>
              </table:table-cell>
              <table:table-cell office:value-type="float" office:value="36226.054982">
                <text:p>36226.054982</text:p>
              </table:table-cell>
              <table:table-cell office:value-type="float" office:value="16510.765936">
                <text:p>16510.7659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571.533447">
                <text:p>13571.533447</text:p>
              </table:table-cell>
              <table:table-cell office:value-type="float" office:value="25164.451358">
                <text:p>25164.451358</text:p>
              </table:table-cell>
              <table:table-cell office:value-type="float" office:value="36562.844633">
                <text:p>36562.844633</text:p>
              </table:table-cell>
              <table:table-cell office:value-type="float" office:value="16648.950726">
                <text:p>16648.95072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042.320868">
                <text:p>12042.320868</text:p>
              </table:table-cell>
              <table:table-cell office:value-type="float" office:value="25010.494839">
                <text:p>25010.494839</text:p>
              </table:table-cell>
              <table:table-cell office:value-type="float" office:value="36349.091321">
                <text:p>36349.091321</text:p>
              </table:table-cell>
              <table:table-cell office:value-type="float" office:value="16228.078267">
                <text:p>16228.0782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300.5014">
                <text:p>12300.5014</text:p>
              </table:table-cell>
              <table:table-cell office:value-type="float" office:value="25368.217932">
                <text:p>25368.217932</text:p>
              </table:table-cell>
              <table:table-cell office:value-type="float" office:value="36305.410426">
                <text:p>36305.410426</text:p>
              </table:table-cell>
              <table:table-cell office:value-type="float" office:value="16208.823974">
                <text:p>16208.82397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643.028998">
                <text:p>12643.028998</text:p>
              </table:table-cell>
              <table:table-cell office:value-type="float" office:value="25911.697594">
                <text:p>25911.697594</text:p>
              </table:table-cell>
              <table:table-cell office:value-type="float" office:value="37066.153608">
                <text:p>37066.153608</text:p>
              </table:table-cell>
              <table:table-cell office:value-type="float" office:value="16450.843704">
                <text:p>16450.84370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2831.751078">
                <text:p>12831.751078</text:p>
              </table:table-cell>
              <table:table-cell office:value-type="float" office:value="26315.118034">
                <text:p>26315.118034</text:p>
              </table:table-cell>
              <table:table-cell office:value-type="float" office:value="37467.66369">
                <text:p>37467.66369</text:p>
              </table:table-cell>
              <table:table-cell office:value-type="float" office:value="16454.460155">
                <text:p>16454.4601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022.463674">
                <text:p>13022.463674</text:p>
              </table:table-cell>
              <table:table-cell office:value-type="float" office:value="26271.667493">
                <text:p>26271.667493</text:p>
              </table:table-cell>
              <table:table-cell office:value-type="float" office:value="36934.619175">
                <text:p>36934.619175</text:p>
              </table:table-cell>
              <table:table-cell office:value-type="float" office:value="16279.239967">
                <text:p>16279.23996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4194.532414">
                <text:p>14194.532414</text:p>
              </table:table-cell>
              <table:table-cell office:value-type="float" office:value="27162.113432">
                <text:p>27162.113432</text:p>
              </table:table-cell>
              <table:table-cell office:value-type="float" office:value="37795.358397">
                <text:p>37795.358397</text:p>
              </table:table-cell>
              <table:table-cell office:value-type="float" office:value="16225.232336">
                <text:p>16225.23233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4554.905613">
                <text:p>14554.905613</text:p>
              </table:table-cell>
              <table:table-cell office:value-type="float" office:value="27743.204735">
                <text:p>27743.204735</text:p>
              </table:table-cell>
              <table:table-cell office:value-type="float" office:value="38390.062243">
                <text:p>38390.062243</text:p>
              </table:table-cell>
              <table:table-cell office:value-type="float" office:value="16358.00634">
                <text:p>16358.0063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3917.564107">
                <text:p>13917.564107</text:p>
              </table:table-cell>
              <table:table-cell office:value-type="float" office:value="27457.535239">
                <text:p>27457.535239</text:p>
              </table:table-cell>
              <table:table-cell office:value-type="float" office:value="37922.534777">
                <text:p>37922.534777</text:p>
              </table:table-cell>
              <table:table-cell office:value-type="float" office:value="16245.995407">
                <text:p>16245.9954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906.528904">
                <text:p>13906.528904</text:p>
              </table:table-cell>
              <table:table-cell office:value-type="float" office:value="27405.221778">
                <text:p>27405.221778</text:p>
              </table:table-cell>
              <table:table-cell office:value-type="float" office:value="37685.706871">
                <text:p>37685.706871</text:p>
              </table:table-cell>
              <table:table-cell office:value-type="float" office:value="16035.613737">
                <text:p>16035.61373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034.772211">
                <text:p>15034.772211</text:p>
              </table:table-cell>
              <table:table-cell office:value-type="float" office:value="27957.483607">
                <text:p>27957.483607</text:p>
              </table:table-cell>
              <table:table-cell office:value-type="float" office:value="37924.427066">
                <text:p>37924.427066</text:p>
              </table:table-cell>
              <table:table-cell office:value-type="float" office:value="15823.289235">
                <text:p>15823.2892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984.981167">
                <text:p>13984.981167</text:p>
              </table:table-cell>
              <table:table-cell office:value-type="float" office:value="26866.746763">
                <text:p>26866.746763</text:p>
              </table:table-cell>
              <table:table-cell office:value-type="float" office:value="36286.884106">
                <text:p>36286.884106</text:p>
              </table:table-cell>
              <table:table-cell office:value-type="float" office:value="15382.811849">
                <text:p>15382.81184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559.848906">
                <text:p>14559.848906</text:p>
              </table:table-cell>
              <table:table-cell office:value-type="float" office:value="28099.191405">
                <text:p>28099.191405</text:p>
              </table:table-cell>
              <table:table-cell office:value-type="float" office:value="37579.854344">
                <text:p>37579.854344</text:p>
              </table:table-cell>
              <table:table-cell office:value-type="float" office:value="15762.999372">
                <text:p>15762.99937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4847.298595">
                <text:p>14847.298595</text:p>
              </table:table-cell>
              <table:table-cell office:value-type="float" office:value="27592.657883">
                <text:p>27592.657883</text:p>
              </table:table-cell>
              <table:table-cell office:value-type="float" office:value="35876.088614">
                <text:p>35876.088614</text:p>
              </table:table-cell>
              <table:table-cell office:value-type="float" office:value="14837.334144">
                <text:p>14837.33414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4269.261004">
                <text:p>14269.261004</text:p>
              </table:table-cell>
              <table:table-cell office:value-type="float" office:value="27304.284142">
                <text:p>27304.284142</text:p>
              </table:table-cell>
              <table:table-cell office:value-type="float" office:value="36284.719083">
                <text:p>36284.719083</text:p>
              </table:table-cell>
              <table:table-cell office:value-type="float" office:value="14897.686879">
                <text:p>14897.68687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4911.889215">
                <text:p>14911.889215</text:p>
              </table:table-cell>
              <table:table-cell office:value-type="float" office:value="27212.425535">
                <text:p>27212.425535</text:p>
              </table:table-cell>
              <table:table-cell office:value-type="float" office:value="35612.460318">
                <text:p>35612.460318</text:p>
              </table:table-cell>
              <table:table-cell office:value-type="float" office:value="14195.735583">
                <text:p>14195.73558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466.783465">
                <text:p>15466.783465</text:p>
              </table:table-cell>
              <table:table-cell office:value-type="float" office:value="29013.908237">
                <text:p>29013.908237</text:p>
              </table:table-cell>
              <table:table-cell office:value-type="float" office:value="38008.821992">
                <text:p>38008.821992</text:p>
              </table:table-cell>
              <table:table-cell office:value-type="float" office:value="15454.41776">
                <text:p>15454.4177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5893.803536">
                <text:p>15893.803536</text:p>
              </table:table-cell>
              <table:table-cell office:value-type="float" office:value="29554.086728">
                <text:p>29554.086728</text:p>
              </table:table-cell>
              <table:table-cell office:value-type="float" office:value="38518.812551">
                <text:p>38518.812551</text:p>
              </table:table-cell>
              <table:table-cell office:value-type="float" office:value="15594.092722">
                <text:p>15594.09272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6772.791599">
                <text:p>16772.791599</text:p>
              </table:table-cell>
              <table:table-cell office:value-type="float" office:value="29890.593288">
                <text:p>29890.593288</text:p>
              </table:table-cell>
              <table:table-cell office:value-type="float" office:value="38452.748658">
                <text:p>38452.748658</text:p>
              </table:table-cell>
              <table:table-cell office:value-type="float" office:value="15375.066429">
                <text:p>15375.06642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7329.440089">
                <text:p>17329.440089</text:p>
              </table:table-cell>
              <table:table-cell office:value-type="float" office:value="30554.616614">
                <text:p>30554.616614</text:p>
              </table:table-cell>
              <table:table-cell office:value-type="float" office:value="39199.62737">
                <text:p>39199.62737</text:p>
              </table:table-cell>
              <table:table-cell office:value-type="float" office:value="15496.660696">
                <text:p>15496.66069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6682.863959">
                <text:p>16682.863959</text:p>
              </table:table-cell>
              <table:table-cell office:value-type="float" office:value="30199.412464">
                <text:p>30199.412464</text:p>
              </table:table-cell>
              <table:table-cell office:value-type="float" office:value="38788.7822">
                <text:p>38788.7822</text:p>
              </table:table-cell>
              <table:table-cell office:value-type="float" office:value="15518.91899">
                <text:p>15518.918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571.037968">
                <text:p>16571.037968</text:p>
              </table:table-cell>
              <table:table-cell office:value-type="float" office:value="30009.552416">
                <text:p>30009.552416</text:p>
              </table:table-cell>
              <table:table-cell office:value-type="float" office:value="37725.172912">
                <text:p>37725.172912</text:p>
              </table:table-cell>
              <table:table-cell office:value-type="float" office:value="14917.163221">
                <text:p>14917.16322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7450.350262">
                <text:p>17450.350262</text:p>
              </table:table-cell>
              <table:table-cell office:value-type="float" office:value="30559.665458">
                <text:p>30559.665458</text:p>
              </table:table-cell>
              <table:table-cell office:value-type="float" office:value="38277.344711">
                <text:p>38277.344711</text:p>
              </table:table-cell>
              <table:table-cell office:value-type="float" office:value="15100.200578">
                <text:p>15100.20057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7816.561206">
                <text:p>17816.561206</text:p>
              </table:table-cell>
              <table:table-cell office:value-type="float" office:value="30260.325127">
                <text:p>30260.325127</text:p>
              </table:table-cell>
              <table:table-cell office:value-type="float" office:value="37979.842762">
                <text:p>37979.842762</text:p>
              </table:table-cell>
              <table:table-cell office:value-type="float" office:value="14900.556083">
                <text:p>14900.55608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8005.104614">
                <text:p>18005.104614</text:p>
              </table:table-cell>
              <table:table-cell office:value-type="float" office:value="30413.963076">
                <text:p>30413.963076</text:p>
              </table:table-cell>
              <table:table-cell office:value-type="float" office:value="38723.547731">
                <text:p>38723.547731</text:p>
              </table:table-cell>
              <table:table-cell office:value-type="float" office:value="15141.016721">
                <text:p>15141.01672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9381.154236">
                <text:p>19381.154236</text:p>
              </table:table-cell>
              <table:table-cell office:value-type="float" office:value="32693.38787">
                <text:p>32693.38787</text:p>
              </table:table-cell>
              <table:table-cell office:value-type="float" office:value="40329.781432">
                <text:p>40329.781432</text:p>
              </table:table-cell>
              <table:table-cell office:value-type="float" office:value="15654.990132">
                <text:p>15654.99013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8612.890668">
                <text:p>18612.890668</text:p>
              </table:table-cell>
              <table:table-cell office:value-type="float" office:value="32525.101658">
                <text:p>32525.101658</text:p>
              </table:table-cell>
              <table:table-cell office:value-type="float" office:value="40072.829063">
                <text:p>40072.829063</text:p>
              </table:table-cell>
              <table:table-cell office:value-type="float" office:value="15507.842862">
                <text:p>15507.84286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8630.676678">
                <text:p>18630.676678</text:p>
              </table:table-cell>
              <table:table-cell office:value-type="float" office:value="32015.263989">
                <text:p>32015.263989</text:p>
              </table:table-cell>
              <table:table-cell office:value-type="float" office:value="39727.653928">
                <text:p>39727.653928</text:p>
              </table:table-cell>
              <table:table-cell office:value-type="float" office:value="15444.489155">
                <text:p>15444.4891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9598.74035">
                <text:p>19598.74035</text:p>
              </table:table-cell>
              <table:table-cell office:value-type="float" office:value="33559.952674">
                <text:p>33559.952674</text:p>
              </table:table-cell>
              <table:table-cell office:value-type="float" office:value="41233.552286">
                <text:p>41233.552286</text:p>
              </table:table-cell>
              <table:table-cell office:value-type="float" office:value="15877.490455">
                <text:p>15877.49045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0561.153697">
                <text:p>20561.153697</text:p>
              </table:table-cell>
              <table:table-cell office:value-type="float" office:value="33651.733001">
                <text:p>33651.733001</text:p>
              </table:table-cell>
              <table:table-cell office:value-type="float" office:value="40873.684612">
                <text:p>40873.684612</text:p>
              </table:table-cell>
              <table:table-cell office:value-type="float" office:value="15589.693226">
                <text:p>15589.69322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9757.077634">
                <text:p>19757.077634</text:p>
              </table:table-cell>
              <table:table-cell office:value-type="float" office:value="33252.553678">
                <text:p>33252.553678</text:p>
              </table:table-cell>
              <table:table-cell office:value-type="float" office:value="40570.070878">
                <text:p>40570.070878</text:p>
              </table:table-cell>
              <table:table-cell office:value-type="float" office:value="15565.146797">
                <text:p>15565.14679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1245.906349">
                <text:p>21245.906349</text:p>
              </table:table-cell>
              <table:table-cell office:value-type="float" office:value="34473.915481">
                <text:p>34473.915481</text:p>
              </table:table-cell>
              <table:table-cell office:value-type="float" office:value="41557.41086">
                <text:p>41557.41086</text:p>
              </table:table-cell>
              <table:table-cell office:value-type="float" office:value="15677.406838">
                <text:p>15677.40683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0724.876382">
                <text:p>20724.876382</text:p>
              </table:table-cell>
              <table:table-cell office:value-type="float" office:value="34490.590801">
                <text:p>34490.590801</text:p>
              </table:table-cell>
              <table:table-cell office:value-type="float" office:value="41468.478409">
                <text:p>41468.478409</text:p>
              </table:table-cell>
              <table:table-cell office:value-type="float" office:value="15755.831944">
                <text:p>15755.83194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1913.953932">
                <text:p>21913.953932</text:p>
              </table:table-cell>
              <table:table-cell office:value-type="float" office:value="35045.238041">
                <text:p>35045.238041</text:p>
              </table:table-cell>
              <table:table-cell office:value-type="float" office:value="41827.033398">
                <text:p>41827.033398</text:p>
              </table:table-cell>
              <table:table-cell office:value-type="float" office:value="15687.451607">
                <text:p>15687.45160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1062.540882">
                <text:p>21062.540882</text:p>
              </table:table-cell>
              <table:table-cell office:value-type="float" office:value="35018.450075">
                <text:p>35018.450075</text:p>
              </table:table-cell>
              <table:table-cell office:value-type="float" office:value="41651.879211">
                <text:p>41651.879211</text:p>
              </table:table-cell>
              <table:table-cell office:value-type="float" office:value="15718.141735">
                <text:p>15718.14173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1311.185613">
                <text:p>21311.185613</text:p>
              </table:table-cell>
              <table:table-cell office:value-type="float" office:value="35160.369669">
                <text:p>35160.369669</text:p>
              </table:table-cell>
              <table:table-cell office:value-type="float" office:value="41526.842567">
                <text:p>41526.842567</text:p>
              </table:table-cell>
              <table:table-cell office:value-type="float" office:value="15639.334631">
                <text:p>15639.33463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2794.48688">
                <text:p>22794.48688</text:p>
              </table:table-cell>
              <table:table-cell office:value-type="float" office:value="35756.061354">
                <text:p>35756.061354</text:p>
              </table:table-cell>
              <table:table-cell office:value-type="float" office:value="42227.686045">
                <text:p>42227.686045</text:p>
              </table:table-cell>
              <table:table-cell office:value-type="float" office:value="15656.713934">
                <text:p>15656.71393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3028.779378">
                <text:p>23028.779378</text:p>
              </table:table-cell>
              <table:table-cell office:value-type="float" office:value="35976.241324">
                <text:p>35976.241324</text:p>
              </table:table-cell>
              <table:table-cell office:value-type="float" office:value="42161.14776">
                <text:p>42161.14776</text:p>
              </table:table-cell>
              <table:table-cell office:value-type="float" office:value="15638.691092">
                <text:p>15638.69109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3514.753609">
                <text:p>23514.753609</text:p>
              </table:table-cell>
              <table:table-cell office:value-type="float" office:value="36497.419662">
                <text:p>36497.419662</text:p>
              </table:table-cell>
              <table:table-cell office:value-type="float" office:value="42693.205485">
                <text:p>42693.205485</text:p>
              </table:table-cell>
              <table:table-cell office:value-type="float" office:value="15746.472487">
                <text:p>15746.472487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3673.074282">
                <text:p>23673.074282</text:p>
              </table:table-cell>
              <table:table-cell office:value-type="float" office:value="36543.244029">
                <text:p>36543.244029</text:p>
              </table:table-cell>
              <table:table-cell office:value-type="float" office:value="42556.267928">
                <text:p>42556.267928</text:p>
              </table:table-cell>
              <table:table-cell office:value-type="float" office:value="15659.42066">
                <text:p>15659.4206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3654.055055">
                <text:p>23654.055055</text:p>
              </table:table-cell>
              <table:table-cell office:value-type="float" office:value="36384.454576">
                <text:p>36384.454576</text:p>
              </table:table-cell>
              <table:table-cell office:value-type="float" office:value="41901.176314">
                <text:p>41901.176314</text:p>
              </table:table-cell>
              <table:table-cell office:value-type="float" office:value="15443.203966">
                <text:p>15443.20396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15.902729">
                <text:p>22815.902729</text:p>
              </table:table-cell>
              <table:table-cell office:value-type="float" office:value="36189.067985">
                <text:p>36189.067985</text:p>
              </table:table-cell>
              <table:table-cell office:value-type="float" office:value="41937.894926">
                <text:p>41937.894926</text:p>
              </table:table-cell>
              <table:table-cell office:value-type="float" office:value="15499.372922">
                <text:p>15499.37292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4521.937917">
                <text:p>24521.937917</text:p>
              </table:table-cell>
              <table:table-cell office:value-type="float" office:value="37212.841274">
                <text:p>37212.841274</text:p>
              </table:table-cell>
              <table:table-cell office:value-type="float" office:value="42773.509397">
                <text:p>42773.509397</text:p>
              </table:table-cell>
              <table:table-cell office:value-type="float" office:value="15587.641162">
                <text:p>15587.64116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3674.967362">
                <text:p>23674.967362</text:p>
              </table:table-cell>
              <table:table-cell office:value-type="float" office:value="36920.172789">
                <text:p>36920.172789</text:p>
              </table:table-cell>
              <table:table-cell office:value-type="float" office:value="42391.44922">
                <text:p>42391.44922</text:p>
              </table:table-cell>
              <table:table-cell office:value-type="float" office:value="15572.758183">
                <text:p>15572.75818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694.434065">
                <text:p>24694.434065</text:p>
              </table:table-cell>
              <table:table-cell office:value-type="float" office:value="37054.71955">
                <text:p>37054.71955</text:p>
              </table:table-cell>
              <table:table-cell office:value-type="float" office:value="42469.80832">
                <text:p>42469.80832</text:p>
              </table:table-cell>
              <table:table-cell office:value-type="float" office:value="15396.62398">
                <text:p>15396.623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4185.079221">
                <text:p>24185.079221</text:p>
              </table:table-cell>
              <table:table-cell office:value-type="float" office:value="37316.499031">
                <text:p>37316.499031</text:p>
              </table:table-cell>
              <table:table-cell office:value-type="float" office:value="42695.889631">
                <text:p>42695.889631</text:p>
              </table:table-cell>
              <table:table-cell office:value-type="float" office:value="15538.457418">
                <text:p>15538.45741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4480.92092">
                <text:p>24480.92092</text:p>
              </table:table-cell>
              <table:table-cell office:value-type="float" office:value="37542.282512">
                <text:p>37542.282512</text:p>
              </table:table-cell>
              <table:table-cell office:value-type="float" office:value="42880.740478">
                <text:p>42880.740478</text:p>
              </table:table-cell>
              <table:table-cell office:value-type="float" office:value="15583.156318">
                <text:p>15583.15631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5788.007047">
                <text:p>25788.007047</text:p>
              </table:table-cell>
              <table:table-cell office:value-type="float" office:value="38065.763197">
                <text:p>38065.763197</text:p>
              </table:table-cell>
              <table:table-cell office:value-type="float" office:value="43190.78332">
                <text:p>43190.78332</text:p>
              </table:table-cell>
              <table:table-cell office:value-type="float" office:value="15551.223688">
                <text:p>15551.22368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5894.852913">
                <text:p>25894.852913</text:p>
              </table:table-cell>
              <table:table-cell office:value-type="float" office:value="37828.937683">
                <text:p>37828.937683</text:p>
              </table:table-cell>
              <table:table-cell office:value-type="float" office:value="42820.942249">
                <text:p>42820.942249</text:p>
              </table:table-cell>
              <table:table-cell office:value-type="float" office:value="15365.883491">
                <text:p>15365.88349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6503.010379">
                <text:p>26503.010379</text:p>
              </table:table-cell>
              <table:table-cell office:value-type="float" office:value="38450.041215">
                <text:p>38450.041215</text:p>
              </table:table-cell>
              <table:table-cell office:value-type="float" office:value="43361.237829">
                <text:p>43361.237829</text:p>
              </table:table-cell>
              <table:table-cell office:value-type="float" office:value="15527.549414">
                <text:p>15527.54941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5426.49212">
                <text:p>25426.49212</text:p>
              </table:table-cell>
              <table:table-cell office:value-type="float" office:value="38121.026152">
                <text:p>38121.026152</text:p>
              </table:table-cell>
              <table:table-cell office:value-type="float" office:value="42936.67545">
                <text:p>42936.67545</text:p>
              </table:table-cell>
              <table:table-cell office:value-type="float" office:value="15430.891128">
                <text:p>15430.89112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6913.160544">
                <text:p>26913.160544</text:p>
              </table:table-cell>
              <table:table-cell office:value-type="float" office:value="38689.606109">
                <text:p>38689.606109</text:p>
              </table:table-cell>
              <table:table-cell office:value-type="float" office:value="43361.433133">
                <text:p>43361.433133</text:p>
              </table:table-cell>
              <table:table-cell office:value-type="float" office:value="15459.884712">
                <text:p>15459.88471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4002.731103">
                <text:p>24002.731103</text:p>
              </table:table-cell>
              <table:table-cell office:value-type="float" office:value="35966.760255">
                <text:p>35966.760255</text:p>
              </table:table-cell>
              <table:table-cell office:value-type="float" office:value="40069.6876">
                <text:p>40069.6876</text:p>
              </table:table-cell>
              <table:table-cell office:value-type="float" office:value="14430.508408">
                <text:p>14430.50840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5010.197997">
                <text:p>25010.197997</text:p>
              </table:table-cell>
              <table:table-cell office:value-type="float" office:value="35865.771936">
                <text:p>35865.771936</text:p>
              </table:table-cell>
              <table:table-cell office:value-type="float" office:value="39715.788187">
                <text:p>39715.788187</text:p>
              </table:table-cell>
              <table:table-cell office:value-type="float" office:value="14381.738541">
                <text:p>14381.738541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5322.303167">
                <text:p>25322.303167</text:p>
              </table:table-cell>
              <table:table-cell office:value-type="float" office:value="37164.299639">
                <text:p>37164.299639</text:p>
              </table:table-cell>
              <table:table-cell office:value-type="float" office:value="41133.517009">
                <text:p>41133.517009</text:p>
              </table:table-cell>
              <table:table-cell office:value-type="float" office:value="14753.231595">
                <text:p>14753.23159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5484.776666">
                <text:p>25484.776666</text:p>
              </table:table-cell>
              <table:table-cell office:value-type="float" office:value="37157.301464">
                <text:p>37157.301464</text:p>
              </table:table-cell>
              <table:table-cell office:value-type="float" office:value="41081.50331">
                <text:p>41081.50331</text:p>
              </table:table-cell>
              <table:table-cell office:value-type="float" office:value="14694.507657">
                <text:p>14694.50765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5854.501427">
                <text:p>25854.501427</text:p>
              </table:table-cell>
              <table:table-cell office:value-type="float" office:value="37543.7104">
                <text:p>37543.7104</text:p>
              </table:table-cell>
              <table:table-cell office:value-type="float" office:value="41443.430657">
                <text:p>41443.430657</text:p>
              </table:table-cell>
              <table:table-cell office:value-type="float" office:value="14779.026215">
                <text:p>14779.02621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6455.662502">
                <text:p>26455.662502</text:p>
              </table:table-cell>
              <table:table-cell office:value-type="float" office:value="38267.516956">
                <text:p>38267.516956</text:p>
              </table:table-cell>
              <table:table-cell office:value-type="float" office:value="42167.30961">
                <text:p>42167.30961</text:p>
              </table:table-cell>
              <table:table-cell office:value-type="float" office:value="15005.789249">
                <text:p>15005.789249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7821.327623">
                <text:p>27821.327623</text:p>
              </table:table-cell>
              <table:table-cell office:value-type="float" office:value="38634.145628">
                <text:p>38634.145628</text:p>
              </table:table-cell>
              <table:table-cell office:value-type="float" office:value="42401.511474">
                <text:p>42401.511474</text:p>
              </table:table-cell>
              <table:table-cell office:value-type="float" office:value="14973.255771">
                <text:p>14973.25577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7412.59255">
                <text:p>27412.59255</text:p>
              </table:table-cell>
              <table:table-cell office:value-type="float" office:value="39374.843962">
                <text:p>39374.843962</text:p>
              </table:table-cell>
              <table:table-cell office:value-type="float" office:value="43332.701197">
                <text:p>43332.701197</text:p>
              </table:table-cell>
              <table:table-cell office:value-type="float" office:value="15309.32281">
                <text:p>15309.32281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7942.268376">
                <text:p>27942.268376</text:p>
              </table:table-cell>
              <table:table-cell office:value-type="float" office:value="38431.928548">
                <text:p>38431.928548</text:p>
              </table:table-cell>
              <table:table-cell office:value-type="float" office:value="41939.06571">
                <text:p>41939.06571</text:p>
              </table:table-cell>
              <table:table-cell office:value-type="float" office:value="14791.150051">
                <text:p>14791.15005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7620.49582">
                <text:p>27620.49582</text:p>
              </table:table-cell>
              <table:table-cell office:value-type="float" office:value="37900.229829">
                <text:p>37900.229829</text:p>
              </table:table-cell>
              <table:table-cell office:value-type="float" office:value="41260.276388">
                <text:p>41260.276388</text:p>
              </table:table-cell>
              <table:table-cell office:value-type="float" office:value="14597.306865">
                <text:p>14597.306865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9595.581647">
                <text:p>29595.581647</text:p>
              </table:table-cell>
              <table:table-cell office:value-type="float" office:value="40291.545957">
                <text:p>40291.545957</text:p>
              </table:table-cell>
              <table:table-cell office:value-type="float" office:value="43732.147515">
                <text:p>43732.147515</text:p>
              </table:table-cell>
              <table:table-cell office:value-type="float" office:value="15354.390694">
                <text:p>15354.3906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9964.844595">
                <text:p>29964.844595</text:p>
              </table:table-cell>
              <table:table-cell office:value-type="float" office:value="40420.51907">
                <text:p>40420.51907</text:p>
              </table:table-cell>
              <table:table-cell office:value-type="float" office:value="43881.972106">
                <text:p>43881.972106</text:p>
              </table:table-cell>
              <table:table-cell office:value-type="float" office:value="15388.411354">
                <text:p>15388.41135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8753.678791">
                <text:p>28753.678791</text:p>
              </table:table-cell>
              <table:table-cell office:value-type="float" office:value="40253.169004">
                <text:p>40253.169004</text:p>
              </table:table-cell>
              <table:table-cell office:value-type="float" office:value="43552.953739">
                <text:p>43552.953739</text:p>
              </table:table-cell>
              <table:table-cell office:value-type="float" office:value="15313.086641">
                <text:p>15313.08664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30012.185722">
                <text:p>30012.185722</text:p>
              </table:table-cell>
              <table:table-cell office:value-type="float" office:value="40371.317265">
                <text:p>40371.317265</text:p>
              </table:table-cell>
              <table:table-cell office:value-type="float" office:value="43485.111875">
                <text:p>43485.111875</text:p>
              </table:table-cell>
              <table:table-cell office:value-type="float" office:value="15206.171105">
                <text:p>15206.17110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9446.95224">
                <text:p>29446.95224</text:p>
              </table:table-cell>
              <table:table-cell office:value-type="float" office:value="40723.645454">
                <text:p>40723.645454</text:p>
              </table:table-cell>
              <table:table-cell office:value-type="float" office:value="43997.70065">
                <text:p>43997.70065</text:p>
              </table:table-cell>
              <table:table-cell office:value-type="float" office:value="15388.890992">
                <text:p>15388.89099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9302.196457">
                <text:p>29302.196457</text:p>
              </table:table-cell>
              <table:table-cell office:value-type="float" office:value="40360.071025">
                <text:p>40360.071025</text:p>
              </table:table-cell>
              <table:table-cell office:value-type="float" office:value="43611.005473">
                <text:p>43611.005473</text:p>
              </table:table-cell>
              <table:table-cell office:value-type="float" office:value="15218.455595">
                <text:p>15218.45559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0836.875521">
                <text:p>30836.875521</text:p>
              </table:table-cell>
              <table:table-cell office:value-type="float" office:value="41095.20848">
                <text:p>41095.20848</text:p>
              </table:table-cell>
              <table:table-cell office:value-type="float" office:value="44130.120392">
                <text:p>44130.120392</text:p>
              </table:table-cell>
              <table:table-cell office:value-type="float" office:value="15337.865889">
                <text:p>15337.865889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1238.344974">
                <text:p>31238.344974</text:p>
              </table:table-cell>
              <table:table-cell office:value-type="float" office:value="41127.310826">
                <text:p>41127.310826</text:p>
              </table:table-cell>
              <table:table-cell office:value-type="float" office:value="44132.857929">
                <text:p>44132.857929</text:p>
              </table:table-cell>
              <table:table-cell office:value-type="float" office:value="15329.292681">
                <text:p>15329.29268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9716.448561">
                <text:p>29716.448561</text:p>
              </table:table-cell>
              <table:table-cell office:value-type="float" office:value="40570.730212">
                <text:p>40570.730212</text:p>
              </table:table-cell>
              <table:table-cell office:value-type="float" office:value="43387.767472">
                <text:p>43387.767472</text:p>
              </table:table-cell>
              <table:table-cell office:value-type="float" office:value="15122.266978">
                <text:p>15122.26697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30093.367014">
                <text:p>30093.367014</text:p>
              </table:table-cell>
              <table:table-cell office:value-type="float" office:value="41078.561967">
                <text:p>41078.561967</text:p>
              </table:table-cell>
              <table:table-cell office:value-type="float" office:value="43919.330686">
                <text:p>43919.330686</text:p>
              </table:table-cell>
              <table:table-cell office:value-type="float" office:value="15277.154677">
                <text:p>15277.15467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0636.299923">
                <text:p>30636.299923</text:p>
              </table:table-cell>
              <table:table-cell office:value-type="float" office:value="41412.248796">
                <text:p>41412.248796</text:p>
              </table:table-cell>
              <table:table-cell office:value-type="float" office:value="44276.537077">
                <text:p>44276.537077</text:p>
              </table:table-cell>
              <table:table-cell office:value-type="float" office:value="15357.180484">
                <text:p>15357.18048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0772.471647">
                <text:p>30772.471647</text:p>
              </table:table-cell>
              <table:table-cell office:value-type="float" office:value="41433.153844">
                <text:p>41433.153844</text:p>
              </table:table-cell>
              <table:table-cell office:value-type="float" office:value="44029.844534">
                <text:p>44029.844534</text:p>
              </table:table-cell>
              <table:table-cell office:value-type="float" office:value="15276.557504">
                <text:p>15276.557504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30449.512263">
                <text:p>30449.512263</text:p>
              </table:table-cell>
              <table:table-cell office:value-type="float" office:value="40055.987353">
                <text:p>40055.987353</text:p>
              </table:table-cell>
              <table:table-cell office:value-type="float" office:value="42617.785947">
                <text:p>42617.785947</text:p>
              </table:table-cell>
              <table:table-cell office:value-type="float" office:value="14736.658553">
                <text:p>14736.658553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31872.452742">
                <text:p>31872.452742</text:p>
              </table:table-cell>
              <table:table-cell office:value-type="float" office:value="41542.497452">
                <text:p>41542.497452</text:p>
              </table:table-cell>
              <table:table-cell office:value-type="float" office:value="44030.203432">
                <text:p>44030.203432</text:p>
              </table:table-cell>
              <table:table-cell office:value-type="float" office:value="15162.941268">
                <text:p>15162.941268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32247.169718">
                <text:p>32247.169718</text:p>
              </table:table-cell>
              <table:table-cell office:value-type="float" office:value="41841.284527">
                <text:p>41841.284527</text:p>
              </table:table-cell>
              <table:table-cell office:value-type="float" office:value="44212.559645">
                <text:p>44212.559645</text:p>
              </table:table-cell>
              <table:table-cell office:value-type="float" office:value="15259.362933">
                <text:p>15259.362933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32384.590842">
                <text:p>32384.590842</text:p>
              </table:table-cell>
              <table:table-cell office:value-type="float" office:value="42023.916528">
                <text:p>42023.916528</text:p>
              </table:table-cell>
              <table:table-cell office:value-type="float" office:value="44337.672838">
                <text:p>44337.672838</text:p>
              </table:table-cell>
              <table:table-cell office:value-type="float" office:value="15271.938591">
                <text:p>15271.938591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31516.34735">
                <text:p>31516.34735</text:p>
              </table:table-cell>
              <table:table-cell office:value-type="float" office:value="41676.291049">
                <text:p>41676.291049</text:p>
              </table:table-cell>
              <table:table-cell office:value-type="float" office:value="43991.176713">
                <text:p>43991.176713</text:p>
              </table:table-cell>
              <table:table-cell office:value-type="float" office:value="15174.653699">
                <text:p>15174.653699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31605.487954">
                <text:p>31605.487954</text:p>
              </table:table-cell>
              <table:table-cell office:value-type="float" office:value="41644.354468">
                <text:p>41644.354468</text:p>
              </table:table-cell>
              <table:table-cell office:value-type="float" office:value="43822.412915">
                <text:p>43822.412915</text:p>
              </table:table-cell>
              <table:table-cell office:value-type="float" office:value="15145.253471">
                <text:p>15145.25347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0714.186889">
                <text:p>30714.186889</text:p>
              </table:table-cell>
              <table:table-cell office:value-type="float" office:value="40762.056139">
                <text:p>40762.056139</text:p>
              </table:table-cell>
              <table:table-cell office:value-type="float" office:value="42770.869757">
                <text:p>42770.869757</text:p>
              </table:table-cell>
              <table:table-cell office:value-type="float" office:value="15047.597057">
                <text:p>15047.597057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33235.2847">
                <text:p>33235.2847</text:p>
              </table:table-cell>
              <table:table-cell office:value-type="float" office:value="42270.563278">
                <text:p>42270.563278</text:p>
              </table:table-cell>
              <table:table-cell office:value-type="float" office:value="44547.002707">
                <text:p>44547.002707</text:p>
              </table:table-cell>
              <table:table-cell office:value-type="float" office:value="15306.632699">
                <text:p>15306.63269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32274.389981">
                <text:p>32274.389981</text:p>
              </table:table-cell>
              <table:table-cell office:value-type="float" office:value="42126.71903">
                <text:p>42126.71903</text:p>
              </table:table-cell>
              <table:table-cell office:value-type="float" office:value="44303.771811">
                <text:p>44303.771811</text:p>
              </table:table-cell>
              <table:table-cell office:value-type="float" office:value="15190.94124">
                <text:p>15190.9412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8781.32831">
                <text:p>28781.32831</text:p>
              </table:table-cell>
              <table:table-cell office:value-type="float" office:value="38325.821719">
                <text:p>38325.821719</text:p>
              </table:table-cell>
              <table:table-cell office:value-type="float" office:value="39509.737566">
                <text:p>39509.737566</text:p>
              </table:table-cell>
              <table:table-cell office:value-type="float" office:value="14522.992912">
                <text:p>14522.992912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31562.881552">
                <text:p>31562.881552</text:p>
              </table:table-cell>
              <table:table-cell office:value-type="float" office:value="41305.657356">
                <text:p>41305.657356</text:p>
              </table:table-cell>
              <table:table-cell office:value-type="float" office:value="43054.311567">
                <text:p>43054.311567</text:p>
              </table:table-cell>
              <table:table-cell office:value-type="float" office:value="15052.024072">
                <text:p>15052.02407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32703.117103">
                <text:p>32703.117103</text:p>
              </table:table-cell>
              <table:table-cell office:value-type="float" office:value="42395.728722">
                <text:p>42395.728722</text:p>
              </table:table-cell>
              <table:table-cell office:value-type="float" office:value="44431.294521">
                <text:p>44431.294521</text:p>
              </table:table-cell>
              <table:table-cell office:value-type="float" office:value="15187.282083">
                <text:p>15187.28208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2931.387601">
                <text:p>32931.387601</text:p>
              </table:table-cell>
              <table:table-cell office:value-type="float" office:value="42536.763287">
                <text:p>42536.763287</text:p>
              </table:table-cell>
              <table:table-cell office:value-type="float" office:value="44518.926639">
                <text:p>44518.926639</text:p>
              </table:table-cell>
              <table:table-cell office:value-type="float" office:value="15203.974677">
                <text:p>15203.974677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29446.44677">
                <text:p>29446.44677</text:p>
              </table:table-cell>
              <table:table-cell office:value-type="float" office:value="38617.027985">
                <text:p>38617.027985</text:p>
              </table:table-cell>
              <table:table-cell office:value-type="float" office:value="39788.212819">
                <text:p>39788.212819</text:p>
              </table:table-cell>
              <table:table-cell office:value-type="float" office:value="14523.571097">
                <text:p>14523.57109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3183.120188">
                <text:p>33183.120188</text:p>
              </table:table-cell>
              <table:table-cell office:value-type="float" office:value="42646.113874">
                <text:p>42646.113874</text:p>
              </table:table-cell>
              <table:table-cell office:value-type="float" office:value="44421.893892">
                <text:p>44421.893892</text:p>
              </table:table-cell>
              <table:table-cell office:value-type="float" office:value="15166.825278">
                <text:p>15166.825278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31933.283678">
                <text:p>31933.283678</text:p>
              </table:table-cell>
              <table:table-cell office:value-type="float" office:value="41405.377599">
                <text:p>41405.377599</text:p>
              </table:table-cell>
              <table:table-cell office:value-type="float" office:value="43032.176828">
                <text:p>43032.176828</text:p>
              </table:table-cell>
              <table:table-cell office:value-type="float" office:value="15000.395028">
                <text:p>15000.395028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34584.02185">
                <text:p>34584.02185</text:p>
              </table:table-cell>
              <table:table-cell office:value-type="float" office:value="42870.764411">
                <text:p>42870.764411</text:p>
              </table:table-cell>
              <table:table-cell office:value-type="float" office:value="44634.218952">
                <text:p>44634.218952</text:p>
              </table:table-cell>
              <table:table-cell office:value-type="float" office:value="15232.242023">
                <text:p>15232.242023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34081.84833">
                <text:p>34081.84833</text:p>
              </table:table-cell>
              <table:table-cell office:value-type="float" office:value="42357.061793">
                <text:p>42357.061793</text:p>
              </table:table-cell>
              <table:table-cell office:value-type="float" office:value="44076.588396">
                <text:p>44076.588396</text:p>
              </table:table-cell>
              <table:table-cell office:value-type="float" office:value="15019.258492">
                <text:p>15019.258492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30435.451766">
                <text:p>30435.451766</text:p>
              </table:table-cell>
              <table:table-cell office:value-type="float" office:value="38634.798953">
                <text:p>38634.798953</text:p>
              </table:table-cell>
              <table:table-cell office:value-type="float" office:value="39458.793573">
                <text:p>39458.793573</text:p>
              </table:table-cell>
              <table:table-cell office:value-type="float" office:value="14447.438721">
                <text:p>14447.438721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32809.401358">
                <text:p>32809.401358</text:p>
              </table:table-cell>
              <table:table-cell office:value-type="float" office:value="41504.237624">
                <text:p>41504.237624</text:p>
              </table:table-cell>
              <table:table-cell office:value-type="float" office:value="42759.027529">
                <text:p>42759.027529</text:p>
              </table:table-cell>
              <table:table-cell office:value-type="float" office:value="14853.48464">
                <text:p>14853.48464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34632.523024">
                <text:p>34632.523024</text:p>
              </table:table-cell>
              <table:table-cell office:value-type="float" office:value="43074.752608">
                <text:p>43074.752608</text:p>
              </table:table-cell>
              <table:table-cell office:value-type="float" office:value="44649.590744">
                <text:p>44649.590744</text:p>
              </table:table-cell>
              <table:table-cell office:value-type="float" office:value="15153.942434">
                <text:p>15153.94243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33963.058929">
                <text:p>33963.058929</text:p>
              </table:table-cell>
              <table:table-cell office:value-type="float" office:value="43067.879321">
                <text:p>43067.879321</text:p>
              </table:table-cell>
              <table:table-cell office:value-type="float" office:value="44530.755856">
                <text:p>44530.755856</text:p>
              </table:table-cell>
              <table:table-cell office:value-type="float" office:value="15137.365169">
                <text:p>15137.365169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30101.421333">
                <text:p>30101.421333</text:p>
              </table:table-cell>
              <table:table-cell office:value-type="float" office:value="38737.55274">
                <text:p>38737.55274</text:p>
              </table:table-cell>
              <table:table-cell office:value-type="float" office:value="39502.124974">
                <text:p>39502.124974</text:p>
              </table:table-cell>
              <table:table-cell office:value-type="float" office:value="14397.591415">
                <text:p>14397.591415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35139.102508">
                <text:p>35139.102508</text:p>
              </table:table-cell>
              <table:table-cell office:value-type="float" office:value="43365.922546">
                <text:p>43365.922546</text:p>
              </table:table-cell>
              <table:table-cell office:value-type="float" office:value="44871.900486">
                <text:p>44871.900486</text:p>
              </table:table-cell>
              <table:table-cell office:value-type="float" office:value="15204.32891">
                <text:p>15204.32891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33830.770647">
                <text:p>33830.770647</text:p>
              </table:table-cell>
              <table:table-cell office:value-type="float" office:value="42251.660019">
                <text:p>42251.660019</text:p>
              </table:table-cell>
              <table:table-cell office:value-type="float" office:value="43292.053957">
                <text:p>43292.053957</text:p>
              </table:table-cell>
              <table:table-cell office:value-type="float" office:value="14972.658906">
                <text:p>14972.658906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33277.426112">
                <text:p>33277.426112</text:p>
              </table:table-cell>
              <table:table-cell office:value-type="float" office:value="41743.483163">
                <text:p>41743.483163</text:p>
              </table:table-cell>
              <table:table-cell office:value-type="float" office:value="42970.84584">
                <text:p>42970.84584</text:p>
              </table:table-cell>
              <table:table-cell office:value-type="float" office:value="14612.7001">
                <text:p>14612.700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33470.008417">
                <text:p>33470.008417</text:p>
              </table:table-cell>
              <table:table-cell office:value-type="float" office:value="42005.658152">
                <text:p>42005.658152</text:p>
              </table:table-cell>
              <table:table-cell office:value-type="float" office:value="43265.981387">
                <text:p>43265.981387</text:p>
              </table:table-cell>
              <table:table-cell office:value-type="float" office:value="14677.175688">
                <text:p>14677.175688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30905.087821">
                <text:p>30905.087821</text:p>
              </table:table-cell>
              <table:table-cell office:value-type="float" office:value="39011.984154">
                <text:p>39011.984154</text:p>
              </table:table-cell>
              <table:table-cell office:value-type="float" office:value="39559.996355">
                <text:p>39559.996355</text:p>
              </table:table-cell>
              <table:table-cell office:value-type="float" office:value="14423.216258">
                <text:p>14423.216258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34006.628883">
                <text:p>34006.628883</text:p>
              </table:table-cell>
              <table:table-cell office:value-type="float" office:value="42144.845591">
                <text:p>42144.845591</text:p>
              </table:table-cell>
              <table:table-cell office:value-type="float" office:value="43139.018963">
                <text:p>43139.018963</text:p>
              </table:table-cell>
              <table:table-cell office:value-type="float" office:value="14983.047371">
                <text:p>14983.047371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34816.131384">
                <text:p>34816.131384</text:p>
              </table:table-cell>
              <table:table-cell office:value-type="float" office:value="43573.348272">
                <text:p>43573.348272</text:p>
              </table:table-cell>
              <table:table-cell office:value-type="float" office:value="44842.824426">
                <text:p>44842.824426</text:p>
              </table:table-cell>
              <table:table-cell office:value-type="float" office:value="15165.433688">
                <text:p>15165.433688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35770.719809">
                <text:p>35770.719809</text:p>
              </table:table-cell>
              <table:table-cell office:value-type="float" office:value="43684.080486">
                <text:p>43684.080486</text:p>
              </table:table-cell>
              <table:table-cell office:value-type="float" office:value="44858.899936">
                <text:p>44858.899936</text:p>
              </table:table-cell>
              <table:table-cell office:value-type="float" office:value="15178.490376">
                <text:p>15178.490376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30295.585435">
                <text:p>30295.585435</text:p>
              </table:table-cell>
              <table:table-cell office:value-type="float" office:value="38591.106415">
                <text:p>38591.106415</text:p>
              </table:table-cell>
              <table:table-cell office:value-type="float" office:value="39143.140498">
                <text:p>39143.140498</text:p>
              </table:table-cell>
              <table:table-cell office:value-type="float" office:value="14253.585637">
                <text:p>14253.585637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34188.527178">
                <text:p>34188.527178</text:p>
              </table:table-cell>
              <table:table-cell office:value-type="float" office:value="42281.91892">
                <text:p>42281.91892</text:p>
              </table:table-cell>
              <table:table-cell office:value-type="float" office:value="43179.416307">
                <text:p>43179.416307</text:p>
              </table:table-cell>
              <table:table-cell office:value-type="float" office:value="14927.979058">
                <text:p>14927.979058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35977.651069">
                <text:p>35977.651069</text:p>
              </table:table-cell>
              <table:table-cell office:value-type="float" office:value="43742.640712">
                <text:p>43742.640712</text:p>
              </table:table-cell>
              <table:table-cell office:value-type="float" office:value="44807.366149">
                <text:p>44807.366149</text:p>
              </table:table-cell>
              <table:table-cell office:value-type="float" office:value="15122.01741">
                <text:p>15122.01741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35663.415752">
                <text:p>35663.415752</text:p>
              </table:table-cell>
              <table:table-cell office:value-type="float" office:value="43903.950093">
                <text:p>43903.950093</text:p>
              </table:table-cell>
              <table:table-cell office:value-type="float" office:value="45040.626271">
                <text:p>45040.626271</text:p>
              </table:table-cell>
              <table:table-cell office:value-type="float" office:value="15152.027468">
                <text:p>15152.027468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34258.333796">
                <text:p>34258.333796</text:p>
              </table:table-cell>
              <table:table-cell office:value-type="float" office:value="42039.858573">
                <text:p>42039.858573</text:p>
              </table:table-cell>
              <table:table-cell office:value-type="float" office:value="42790.920675">
                <text:p>42790.920675</text:p>
              </table:table-cell>
              <table:table-cell office:value-type="float" office:value="14871.718497">
                <text:p>14871.718497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32722.847994">
                <text:p>32722.847994</text:p>
              </table:table-cell>
              <table:table-cell office:value-type="float" office:value="40210.527108">
                <text:p>40210.527108</text:p>
              </table:table-cell>
              <table:table-cell office:value-type="float" office:value="41225.427331">
                <text:p>41225.427331</text:p>
              </table:table-cell>
              <table:table-cell office:value-type="float" office:value="14670.294291">
                <text:p>14670.294291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34641.170296">
                <text:p>34641.170296</text:p>
              </table:table-cell>
              <table:table-cell office:value-type="float" office:value="42388.00255">
                <text:p>42388.00255</text:p>
              </table:table-cell>
              <table:table-cell office:value-type="float" office:value="43101.726632">
                <text:p>43101.726632</text:p>
              </table:table-cell>
              <table:table-cell office:value-type="float" office:value="14943.700583">
                <text:p>14943.700583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35861.555475">
                <text:p>35861.555475</text:p>
              </table:table-cell>
              <table:table-cell office:value-type="float" office:value="43874.393311">
                <text:p>43874.393311</text:p>
              </table:table-cell>
              <table:table-cell office:value-type="float" office:value="44932.548299">
                <text:p>44932.548299</text:p>
              </table:table-cell>
              <table:table-cell office:value-type="float" office:value="15121.254289">
                <text:p>15121.254289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36131.194843">
                <text:p>36131.194843</text:p>
              </table:table-cell>
              <table:table-cell office:value-type="float" office:value="44110.885019">
                <text:p>44110.885019</text:p>
              </table:table-cell>
              <table:table-cell office:value-type="float" office:value="44991.203123">
                <text:p>44991.203123</text:p>
              </table:table-cell>
              <table:table-cell office:value-type="float" office:value="15178.877211">
                <text:p>15178.87721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0978.79991">
                <text:p>30978.79991</text:p>
              </table:table-cell>
              <table:table-cell office:value-type="float" office:value="38721.842659">
                <text:p>38721.842659</text:p>
              </table:table-cell>
              <table:table-cell office:value-type="float" office:value="39293.940295">
                <text:p>39293.940295</text:p>
              </table:table-cell>
              <table:table-cell office:value-type="float" office:value="14366.746818">
                <text:p>14366.746818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34675.095046">
                <text:p>34675.095046</text:p>
              </table:table-cell>
              <table:table-cell office:value-type="float" office:value="42362.774506">
                <text:p>42362.774506</text:p>
              </table:table-cell>
              <table:table-cell office:value-type="float" office:value="43132.604312">
                <text:p>43132.604312</text:p>
              </table:table-cell>
              <table:table-cell office:value-type="float" office:value="14947.494221">
                <text:p>14947.49422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6510.633986">
                <text:p>36510.633986</text:p>
              </table:table-cell>
              <table:table-cell office:value-type="float" office:value="44157.945236">
                <text:p>44157.945236</text:p>
              </table:table-cell>
              <table:table-cell office:value-type="float" office:value="45070.528862">
                <text:p>45070.528862</text:p>
              </table:table-cell>
              <table:table-cell office:value-type="float" office:value="15184.401809">
                <text:p>15184.401809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36212.150614">
                <text:p>36212.150614</text:p>
              </table:table-cell>
              <table:table-cell office:value-type="float" office:value="43929.566963">
                <text:p>43929.566963</text:p>
              </table:table-cell>
              <table:table-cell office:value-type="float" office:value="44797.7277">
                <text:p>44797.7277</text:p>
              </table:table-cell>
              <table:table-cell office:value-type="float" office:value="15030.899819">
                <text:p>15030.899819</text:p>
              </table:table-cell>
            </table:table-row>
            <table:table-row>
              <table:table-cell office:value-type="float" office:value="2122">
                <text:p>2120</text:p>
              </table:table-cell>
              <table:table-cell office:value-type="float" office:value="32561.945065">
                <text:p>32561.945065</text:p>
              </table:table-cell>
              <table:table-cell office:value-type="float" office:value="39826.907615">
                <text:p>39826.907615</text:p>
              </table:table-cell>
              <table:table-cell office:value-type="float" office:value="40395.479809">
                <text:p>40395.479809</text:p>
              </table:table-cell>
              <table:table-cell office:value-type="float" office:value="14453.593091">
                <text:p>14453.593091</text:p>
              </table:table-cell>
            </table:table-row>
            <table:table-row>
              <table:table-cell office:value-type="float" office:value="2185">
                <text:p>2190</text:p>
              </table:table-cell>
              <table:table-cell office:value-type="float" office:value="34750.773807">
                <text:p>34750.773807</text:p>
              </table:table-cell>
              <table:table-cell office:value-type="float" office:value="42303.020043">
                <text:p>42303.020043</text:p>
              </table:table-cell>
              <table:table-cell office:value-type="float" office:value="42827.319955">
                <text:p>42827.319955</text:p>
              </table:table-cell>
              <table:table-cell office:value-type="float" office:value="14875.941442">
                <text:p>14875.941442</text:p>
              </table:table-cell>
            </table:table-row>
            <table:table-row>
              <table:table-cell office:value-type="float" office:value="2249">
                <text:p>2250</text:p>
              </table:table-cell>
              <table:table-cell office:value-type="float" office:value="34997.471591">
                <text:p>34997.471591</text:p>
              </table:table-cell>
              <table:table-cell office:value-type="float" office:value="42695.339247">
                <text:p>42695.339247</text:p>
              </table:table-cell>
              <table:table-cell office:value-type="float" office:value="43132.5601">
                <text:p>43132.5601</text:p>
              </table:table-cell>
              <table:table-cell office:value-type="float" office:value="14886.475013">
                <text:p>14886.475013</text:p>
              </table:table-cell>
            </table:table-row>
            <table:table-row>
              <table:table-cell office:value-type="float" office:value="2315">
                <text:p>2320</text:p>
              </table:table-cell>
              <table:table-cell office:value-type="float" office:value="36889.165431">
                <text:p>36889.165431</text:p>
              </table:table-cell>
              <table:table-cell office:value-type="float" office:value="43980.466902">
                <text:p>43980.466902</text:p>
              </table:table-cell>
              <table:table-cell office:value-type="float" office:value="44461.739878">
                <text:p>44461.739878</text:p>
              </table:table-cell>
              <table:table-cell office:value-type="float" office:value="15090.468682">
                <text:p>15090.468682</text:p>
              </table:table-cell>
            </table:table-row>
            <table:table-row>
              <table:table-cell office:value-type="float" office:value="2383">
                <text:p>2380</text:p>
              </table:table-cell>
              <table:table-cell office:value-type="float" office:value="36921.829254">
                <text:p>36921.829254</text:p>
              </table:table-cell>
              <table:table-cell office:value-type="float" office:value="43845.623813">
                <text:p>43845.623813</text:p>
              </table:table-cell>
              <table:table-cell office:value-type="float" office:value="44698.854184">
                <text:p>44698.854184</text:p>
              </table:table-cell>
              <table:table-cell office:value-type="float" office:value="15147.210927">
                <text:p>15147.210927</text:p>
              </table:table-cell>
            </table:table-row>
            <table:table-row>
              <table:table-cell office:value-type="float" office:value="2453">
                <text:p>2450</text:p>
              </table:table-cell>
              <table:table-cell office:value-type="float" office:value="31384.210373">
                <text:p>31384.210373</text:p>
              </table:table-cell>
              <table:table-cell office:value-type="float" office:value="38115.300162">
                <text:p>38115.300162</text:p>
              </table:table-cell>
              <table:table-cell office:value-type="float" office:value="38708.863133">
                <text:p>38708.863133</text:p>
              </table:table-cell>
              <table:table-cell office:value-type="float" office:value="14308.2669">
                <text:p>14308.2669</text:p>
              </table:table-cell>
            </table:table-row>
            <table:table-row>
              <table:table-cell office:value-type="float" office:value="2525">
                <text:p>2530</text:p>
              </table:table-cell>
              <table:table-cell office:value-type="float" office:value="35252.624139">
                <text:p>35252.624139</text:p>
              </table:table-cell>
              <table:table-cell office:value-type="float" office:value="41562.132542">
                <text:p>41562.132542</text:p>
              </table:table-cell>
              <table:table-cell office:value-type="float" office:value="42597.263162">
                <text:p>42597.263162</text:p>
              </table:table-cell>
              <table:table-cell office:value-type="float" office:value="14871.322062">
                <text:p>14871.32206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6976.873525">
                <text:p>36976.873525</text:p>
              </table:table-cell>
              <table:table-cell office:value-type="float" office:value="42872.57319">
                <text:p>42872.57319</text:p>
              </table:table-cell>
              <table:table-cell office:value-type="float" office:value="44291.637223">
                <text:p>44291.637223</text:p>
              </table:table-cell>
              <table:table-cell office:value-type="float" office:value="15117.661932">
                <text:p>15117.661932</text:p>
              </table:table-cell>
            </table:table-row>
            <table:table-row>
              <table:table-cell office:value-type="float" office:value="2676">
                <text:p>2680</text:p>
              </table:table-cell>
              <table:table-cell office:value-type="float" office:value="36877.689565">
                <text:p>36877.689565</text:p>
              </table:table-cell>
              <table:table-cell office:value-type="float" office:value="42868.557856">
                <text:p>42868.557856</text:p>
              </table:table-cell>
              <table:table-cell office:value-type="float" office:value="43999.677748">
                <text:p>43999.677748</text:p>
              </table:table-cell>
              <table:table-cell office:value-type="float" office:value="15078.273742">
                <text:p>15078.273742</text:p>
              </table:table-cell>
            </table:table-row>
            <table:table-row>
              <table:table-cell office:value-type="float" office:value="2755">
                <text:p>2760</text:p>
              </table:table-cell>
              <table:table-cell office:value-type="float" office:value="36406.54079">
                <text:p>36406.54079</text:p>
              </table:table-cell>
              <table:table-cell office:value-type="float" office:value="42422.158041">
                <text:p>42422.158041</text:p>
              </table:table-cell>
              <table:table-cell office:value-type="float" office:value="43766.365003">
                <text:p>43766.365003</text:p>
              </table:table-cell>
              <table:table-cell office:value-type="float" office:value="14937.566111">
                <text:p>14937.566111</text:p>
              </table:table-cell>
            </table:table-row>
            <table:table-row>
              <table:table-cell office:value-type="float" office:value="2836">
                <text:p>2840</text:p>
              </table:table-cell>
              <table:table-cell office:value-type="float" office:value="36443.839018">
                <text:p>36443.839018</text:p>
              </table:table-cell>
              <table:table-cell office:value-type="float" office:value="42291.743698">
                <text:p>42291.743698</text:p>
              </table:table-cell>
              <table:table-cell office:value-type="float" office:value="43641.568017">
                <text:p>43641.568017</text:p>
              </table:table-cell>
              <table:table-cell office:value-type="float" office:value="15002.88162">
                <text:p>15002.88162</text:p>
              </table:table-cell>
            </table:table-row>
            <table:table-row>
              <table:table-cell office:value-type="float" office:value="2919">
                <text:p>2920</text:p>
              </table:table-cell>
              <table:table-cell office:value-type="float" office:value="36849.64205">
                <text:p>36849.64205</text:p>
              </table:table-cell>
              <table:table-cell office:value-type="float" office:value="42489.872059">
                <text:p>42489.872059</text:p>
              </table:table-cell>
              <table:table-cell office:value-type="float" office:value="43744.193528">
                <text:p>43744.193528</text:p>
              </table:table-cell>
              <table:table-cell office:value-type="float" office:value="15004.405789">
                <text:p>15004.405789</text:p>
              </table:table-cell>
            </table:table-row>
            <table:table-row>
              <table:table-cell office:value-type="float" office:value="3005">
                <text:p>3010</text:p>
              </table:table-cell>
              <table:table-cell office:value-type="float" office:value="37160.219357">
                <text:p>37160.219357</text:p>
              </table:table-cell>
              <table:table-cell office:value-type="float" office:value="42907.735088">
                <text:p>42907.735088</text:p>
              </table:table-cell>
              <table:table-cell office:value-type="float" office:value="44107.628415">
                <text:p>44107.628415</text:p>
              </table:table-cell>
              <table:table-cell office:value-type="float" office:value="15069.830855">
                <text:p>15069.830855</text:p>
              </table:table-cell>
            </table:table-row>
            <table:table-row>
              <table:table-cell office:value-type="float" office:value="3093">
                <text:p>3090</text:p>
              </table:table-cell>
              <table:table-cell office:value-type="float" office:value="37197.75659">
                <text:p>37197.75659</text:p>
              </table:table-cell>
              <table:table-cell office:value-type="float" office:value="42839.815727">
                <text:p>42839.815727</text:p>
              </table:table-cell>
              <table:table-cell office:value-type="float" office:value="44166.370541">
                <text:p>44166.370541</text:p>
              </table:table-cell>
              <table:table-cell office:value-type="float" office:value="15129.730804">
                <text:p>15129.730804</text:p>
              </table:table-cell>
            </table:table-row>
            <table:table-row>
              <table:table-cell office:value-type="float" office:value="3184">
                <text:p>3180</text:p>
              </table:table-cell>
              <table:table-cell office:value-type="float" office:value="36805.288278">
                <text:p>36805.288278</text:p>
              </table:table-cell>
              <table:table-cell office:value-type="float" office:value="42441.966209">
                <text:p>42441.966209</text:p>
              </table:table-cell>
              <table:table-cell office:value-type="float" office:value="43635.073797">
                <text:p>43635.073797</text:p>
              </table:table-cell>
              <table:table-cell office:value-type="float" office:value="14910.429026">
                <text:p>14910.429026</text:p>
              </table:table-cell>
            </table:table-row>
            <table:table-row>
              <table:table-cell office:value-type="float" office:value="3278">
                <text:p>3280</text:p>
              </table:table-cell>
              <table:table-cell office:value-type="float" office:value="36426.375038">
                <text:p>36426.375038</text:p>
              </table:table-cell>
              <table:table-cell office:value-type="float" office:value="41927.058847">
                <text:p>41927.058847</text:p>
              </table:table-cell>
              <table:table-cell office:value-type="float" office:value="43266.456016">
                <text:p>43266.456016</text:p>
              </table:table-cell>
              <table:table-cell office:value-type="float" office:value="14771.400764">
                <text:p>14771.400764</text:p>
              </table:table-cell>
            </table:table-row>
            <table:table-row>
              <table:table-cell office:value-type="float" office:value="3374">
                <text:p>3370</text:p>
              </table:table-cell>
              <table:table-cell office:value-type="float" office:value="35672.964012">
                <text:p>35672.964012</text:p>
              </table:table-cell>
              <table:table-cell office:value-type="float" office:value="41075.258847">
                <text:p>41075.258847</text:p>
              </table:table-cell>
              <table:table-cell office:value-type="float" office:value="42120.237141">
                <text:p>42120.237141</text:p>
              </table:table-cell>
              <table:table-cell office:value-type="float" office:value="14418.083931">
                <text:p>14418.083931</text:p>
              </table:table-cell>
            </table:table-row>
            <table:table-row>
              <table:table-cell office:value-type="float" office:value="3473">
                <text:p>3470</text:p>
              </table:table-cell>
              <table:table-cell office:value-type="float" office:value="36269.961898">
                <text:p>36269.961898</text:p>
              </table:table-cell>
              <table:table-cell office:value-type="float" office:value="41722.911648">
                <text:p>41722.911648</text:p>
              </table:table-cell>
              <table:table-cell office:value-type="float" office:value="42784.696814">
                <text:p>42784.696814</text:p>
              </table:table-cell>
              <table:table-cell office:value-type="float" office:value="14746.677524">
                <text:p>14746.677524</text:p>
              </table:table-cell>
            </table:table-row>
            <table:table-row>
              <table:table-cell office:value-type="float" office:value="3575">
                <text:p>3580</text:p>
              </table:table-cell>
              <table:table-cell office:value-type="float" office:value="36993.894591">
                <text:p>36993.894591</text:p>
              </table:table-cell>
              <table:table-cell office:value-type="float" office:value="42641.921452">
                <text:p>42641.921452</text:p>
              </table:table-cell>
              <table:table-cell office:value-type="float" office:value="43698.950833">
                <text:p>43698.950833</text:p>
              </table:table-cell>
              <table:table-cell office:value-type="float" office:value="14937.511854">
                <text:p>14937.511854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37541.079355">
                <text:p>37541.079355</text:p>
              </table:table-cell>
              <table:table-cell office:value-type="float" office:value="42844.859749">
                <text:p>42844.859749</text:p>
              </table:table-cell>
              <table:table-cell office:value-type="float" office:value="44095.179808">
                <text:p>44095.179808</text:p>
              </table:table-cell>
              <table:table-cell office:value-type="float" office:value="15119.022391">
                <text:p>15119.022391</text:p>
              </table:table-cell>
            </table:table-row>
            <table:table-row>
              <table:table-cell office:value-type="float" office:value="3789">
                <text:p>3790</text:p>
              </table:table-cell>
              <table:table-cell office:value-type="float" office:value="37458.87471">
                <text:p>37458.87471</text:p>
              </table:table-cell>
              <table:table-cell office:value-type="float" office:value="42360.834618">
                <text:p>42360.834618</text:p>
              </table:table-cell>
              <table:table-cell office:value-type="float" office:value="43710.596027">
                <text:p>43710.596027</text:p>
              </table:table-cell>
              <table:table-cell office:value-type="float" office:value="14940.319404">
                <text:p>14940.31940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6353.378561">
                <text:p>36353.378561</text:p>
              </table:table-cell>
              <table:table-cell office:value-type="float" office:value="41375.452101">
                <text:p>41375.452101</text:p>
              </table:table-cell>
              <table:table-cell office:value-type="float" office:value="42710.214046">
                <text:p>42710.214046</text:p>
              </table:table-cell>
              <table:table-cell office:value-type="float" office:value="14603.355317">
                <text:p>14603.355317</text:p>
              </table:table-cell>
            </table:table-row>
            <table:table-row>
              <table:table-cell office:value-type="float" office:value="4015">
                <text:p>4020</text:p>
              </table:table-cell>
              <table:table-cell office:value-type="float" office:value="37696.782722">
                <text:p>37696.782722</text:p>
              </table:table-cell>
              <table:table-cell office:value-type="float" office:value="43042.821962">
                <text:p>43042.821962</text:p>
              </table:table-cell>
              <table:table-cell office:value-type="float" office:value="44096.173977">
                <text:p>44096.173977</text:p>
              </table:table-cell>
              <table:table-cell office:value-type="float" office:value="15115.210561">
                <text:p>15115.210561</text:p>
              </table:table-cell>
            </table:table-row>
            <table:table-row>
              <table:table-cell office:value-type="float" office:value="4133">
                <text:p>4130</text:p>
              </table:table-cell>
              <table:table-cell office:value-type="float" office:value="36999.064714">
                <text:p>36999.064714</text:p>
              </table:table-cell>
              <table:table-cell office:value-type="float" office:value="42210.950983">
                <text:p>42210.950983</text:p>
              </table:table-cell>
              <table:table-cell office:value-type="float" office:value="43667.322531">
                <text:p>43667.322531</text:p>
              </table:table-cell>
              <table:table-cell office:value-type="float" office:value="14938.25724">
                <text:p>14938.25724</text:p>
              </table:table-cell>
            </table:table-row>
            <table:table-row>
              <table:table-cell office:value-type="float" office:value="4254">
                <text:p>4250</text:p>
              </table:table-cell>
              <table:table-cell office:value-type="float" office:value="33168.248396">
                <text:p>33168.248396</text:p>
              </table:table-cell>
              <table:table-cell office:value-type="float" office:value="41256.308796">
                <text:p>41256.308796</text:p>
              </table:table-cell>
              <table:table-cell office:value-type="float" office:value="42760.800292">
                <text:p>42760.800292</text:p>
              </table:table-cell>
              <table:table-cell office:value-type="float" office:value="14632.217142">
                <text:p>14632.217142</text:p>
              </table:table-cell>
            </table:table-row>
            <table:table-row>
              <table:table-cell office:value-type="float" office:value="4379">
                <text:p>4380</text:p>
              </table:table-cell>
              <table:table-cell office:value-type="float" office:value="32976.77431">
                <text:p>32976.77431</text:p>
              </table:table-cell>
              <table:table-cell office:value-type="float" office:value="41952.737565">
                <text:p>41952.737565</text:p>
              </table:table-cell>
              <table:table-cell office:value-type="float" office:value="43447.111708">
                <text:p>43447.111708</text:p>
              </table:table-cell>
              <table:table-cell office:value-type="float" office:value="14884.689132">
                <text:p>14884.689132</text:p>
              </table:table-cell>
            </table:table-row>
            <table:table-row>
              <table:table-cell office:value-type="float" office:value="4508">
                <text:p>4510</text:p>
              </table:table-cell>
              <table:table-cell office:value-type="float" office:value="29795.96722">
                <text:p>29795.96722</text:p>
              </table:table-cell>
              <table:table-cell office:value-type="float" office:value="42621.154789">
                <text:p>42621.154789</text:p>
              </table:table-cell>
              <table:table-cell office:value-type="float" office:value="44005.815172">
                <text:p>44005.815172</text:p>
              </table:table-cell>
              <table:table-cell office:value-type="float" office:value="15076.267477">
                <text:p>15076.267477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27192.816547">
                <text:p>27192.816547</text:p>
              </table:table-cell>
              <table:table-cell office:value-type="float" office:value="42167.280214">
                <text:p>42167.280214</text:p>
              </table:table-cell>
              <table:table-cell office:value-type="float" office:value="43599.890067">
                <text:p>43599.890067</text:p>
              </table:table-cell>
              <table:table-cell office:value-type="float" office:value="14914.194808">
                <text:p>14914.194808</text:p>
              </table:table-cell>
            </table:table-row>
            <table:table-row>
              <table:table-cell office:value-type="float" office:value="4777">
                <text:p>4780</text:p>
              </table:table-cell>
              <table:table-cell office:value-type="float" office:value="27474.218513">
                <text:p>27474.218513</text:p>
              </table:table-cell>
              <table:table-cell office:value-type="float" office:value="42774.659684">
                <text:p>42774.659684</text:p>
              </table:table-cell>
              <table:table-cell office:value-type="float" office:value="44017.376114">
                <text:p>44017.376114</text:p>
              </table:table-cell>
              <table:table-cell office:value-type="float" office:value="15101.350365">
                <text:p>15101.350365</text:p>
              </table:table-cell>
            </table:table-row>
            <table:table-row>
              <table:table-cell office:value-type="float" office:value="4917">
                <text:p>4920</text:p>
              </table:table-cell>
              <table:table-cell office:value-type="float" office:value="27325.034165">
                <text:p>27325.034165</text:p>
              </table:table-cell>
              <table:table-cell office:value-type="float" office:value="42325.717578">
                <text:p>42325.717578</text:p>
              </table:table-cell>
              <table:table-cell office:value-type="float" office:value="43836.607394">
                <text:p>43836.607394</text:p>
              </table:table-cell>
              <table:table-cell office:value-type="float" office:value="14963.688692">
                <text:p>14963.688692</text:p>
              </table:table-cell>
            </table:table-row>
            <table:table-row>
              <table:table-cell office:value-type="float" office:value="5062">
                <text:p>5060</text:p>
              </table:table-cell>
              <table:table-cell office:value-type="float" office:value="27496.148751">
                <text:p>27496.148751</text:p>
              </table:table-cell>
              <table:table-cell office:value-type="float" office:value="42838.70758">
                <text:p>42838.70758</text:p>
              </table:table-cell>
              <table:table-cell office:value-type="float" office:value="44156.600447">
                <text:p>44156.600447</text:p>
              </table:table-cell>
              <table:table-cell office:value-type="float" office:value="15110.353809">
                <text:p>15110.353809</text:p>
              </table:table-cell>
            </table:table-row>
            <table:table-row>
              <table:table-cell office:value-type="float" office:value="5211">
                <text:p>5210</text:p>
              </table:table-cell>
              <table:table-cell office:value-type="float" office:value="27461.133144">
                <text:p>27461.133144</text:p>
              </table:table-cell>
              <table:table-cell office:value-type="float" office:value="42785.796806">
                <text:p>42785.796806</text:p>
              </table:table-cell>
              <table:table-cell office:value-type="float" office:value="44023.75914">
                <text:p>44023.75914</text:p>
              </table:table-cell>
              <table:table-cell office:value-type="float" office:value="15063.499899">
                <text:p>15063.499899</text:p>
              </table:table-cell>
            </table:table-row>
            <table:table-row>
              <table:table-cell office:value-type="float" office:value="5364">
                <text:p>5360</text:p>
              </table:table-cell>
              <table:table-cell office:value-type="float" office:value="26729.627162">
                <text:p>26729.627162</text:p>
              </table:table-cell>
              <table:table-cell office:value-type="float" office:value="41268.826834">
                <text:p>41268.826834</text:p>
              </table:table-cell>
              <table:table-cell office:value-type="float" office:value="42413.577517">
                <text:p>42413.577517</text:p>
              </table:table-cell>
              <table:table-cell office:value-type="float" office:value="14701.382052">
                <text:p>14701.382052</text:p>
              </table:table-cell>
            </table:table-row>
            <table:table-row>
              <table:table-cell office:value-type="float" office:value="5521">
                <text:p>5520</text:p>
              </table:table-cell>
              <table:table-cell office:value-type="float" office:value="26560.168344">
                <text:p>26560.168344</text:p>
              </table:table-cell>
              <table:table-cell office:value-type="float" office:value="40479.523044">
                <text:p>40479.523044</text:p>
              </table:table-cell>
              <table:table-cell office:value-type="float" office:value="42224.836404">
                <text:p>42224.836404</text:p>
              </table:table-cell>
              <table:table-cell office:value-type="float" office:value="14583.096687">
                <text:p>14583.096687</text:p>
              </table:table-cell>
            </table:table-row>
            <table:table-row>
              <table:table-cell office:value-type="float" office:value="5684">
                <text:p>5680</text:p>
              </table:table-cell>
              <table:table-cell office:value-type="float" office:value="27514.349072">
                <text:p>27514.349072</text:p>
              </table:table-cell>
              <table:table-cell office:value-type="float" office:value="42607.725164">
                <text:p>42607.725164</text:p>
              </table:table-cell>
              <table:table-cell office:value-type="float" office:value="44123.615044">
                <text:p>44123.615044</text:p>
              </table:table-cell>
              <table:table-cell office:value-type="float" office:value="15132.108088">
                <text:p>15132.108088</text:p>
              </table:table-cell>
            </table:table-row>
            <table:table-row>
              <table:table-cell office:value-type="float" office:value="5851">
                <text:p>5850</text:p>
              </table:table-cell>
              <table:table-cell office:value-type="float" office:value="27151.619265">
                <text:p>27151.619265</text:p>
              </table:table-cell>
              <table:table-cell office:value-type="float" office:value="41858.273497">
                <text:p>41858.273497</text:p>
              </table:table-cell>
              <table:table-cell office:value-type="float" office:value="43603.131758">
                <text:p>43603.131758</text:p>
              </table:table-cell>
              <table:table-cell office:value-type="float" office:value="14996.588052">
                <text:p>14996.588052</text:p>
              </table:table-cell>
            </table:table-row>
            <table:table-row>
              <table:table-cell office:value-type="float" office:value="6023">
                <text:p>6020</text:p>
              </table:table-cell>
              <table:table-cell office:value-type="float" office:value="26475.025303">
                <text:p>26475.025303</text:p>
              </table:table-cell>
              <table:table-cell office:value-type="float" office:value="40607.118392">
                <text:p>40607.118392</text:p>
              </table:table-cell>
              <table:table-cell office:value-type="float" office:value="42370.792656">
                <text:p>42370.792656</text:p>
              </table:table-cell>
              <table:table-cell office:value-type="float" office:value="14582.775018">
                <text:p>14582.775018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7234.872647">
                <text:p>27234.872647</text:p>
              </table:table-cell>
              <table:table-cell office:value-type="float" office:value="42207.401483">
                <text:p>42207.401483</text:p>
              </table:table-cell>
              <table:table-cell office:value-type="float" office:value="43811.213625">
                <text:p>43811.213625</text:p>
              </table:table-cell>
              <table:table-cell office:value-type="float" office:value="15018.154126">
                <text:p>15018.154126</text:p>
              </table:table-cell>
            </table:table-row>
            <table:table-row>
              <table:table-cell office:value-type="float" office:value="6382">
                <text:p>6380</text:p>
              </table:table-cell>
              <table:table-cell office:value-type="float" office:value="27337.96152">
                <text:p>27337.96152</text:p>
              </table:table-cell>
              <table:table-cell office:value-type="float" office:value="42368.610411">
                <text:p>42368.610411</text:p>
              </table:table-cell>
              <table:table-cell office:value-type="float" office:value="44059.282077">
                <text:p>44059.282077</text:p>
              </table:table-cell>
              <table:table-cell office:value-type="float" office:value="15051.825503">
                <text:p>15051.825503</text:p>
              </table:table-cell>
            </table:table-row>
            <table:table-row>
              <table:table-cell office:value-type="float" office:value="6570">
                <text:p>6570</text:p>
              </table:table-cell>
              <table:table-cell office:value-type="float" office:value="27477.315522">
                <text:p>27477.315522</text:p>
              </table:table-cell>
              <table:table-cell office:value-type="float" office:value="42499.28018">
                <text:p>42499.28018</text:p>
              </table:table-cell>
              <table:table-cell office:value-type="float" office:value="44134.658948">
                <text:p>44134.658948</text:p>
              </table:table-cell>
              <table:table-cell office:value-type="float" office:value="15119.893177">
                <text:p>15119.893177</text:p>
              </table:table-cell>
            </table:table-row>
            <table:table-row>
              <table:table-cell office:value-type="float" office:value="6763">
                <text:p>6760</text:p>
              </table:table-cell>
              <table:table-cell office:value-type="float" office:value="27221.176061">
                <text:p>27221.176061</text:p>
              </table:table-cell>
              <table:table-cell office:value-type="float" office:value="42202.008279">
                <text:p>42202.008279</text:p>
              </table:table-cell>
              <table:table-cell office:value-type="float" office:value="43636.692517">
                <text:p>43636.692517</text:p>
              </table:table-cell>
              <table:table-cell office:value-type="float" office:value="14965.239204">
                <text:p>14965.239204</text:p>
              </table:table-cell>
            </table:table-row>
            <table:table-row>
              <table:table-cell office:value-type="float" office:value="6962">
                <text:p>6960</text:p>
              </table:table-cell>
              <table:table-cell office:value-type="float" office:value="27472.164001">
                <text:p>27472.164001</text:p>
              </table:table-cell>
              <table:table-cell office:value-type="float" office:value="42654.591476">
                <text:p>42654.591476</text:p>
              </table:table-cell>
              <table:table-cell office:value-type="float" office:value="43945.91879">
                <text:p>43945.91879</text:p>
              </table:table-cell>
              <table:table-cell office:value-type="float" office:value="15090.23873">
                <text:p>15090.23873</text:p>
              </table:table-cell>
            </table:table-row>
            <table:table-row>
              <table:table-cell office:value-type="float" office:value="7166">
                <text:p>7170</text:p>
              </table:table-cell>
              <table:table-cell office:value-type="float" office:value="27353.391649">
                <text:p>27353.391649</text:p>
              </table:table-cell>
              <table:table-cell office:value-type="float" office:value="42394.318937">
                <text:p>42394.318937</text:p>
              </table:table-cell>
              <table:table-cell office:value-type="float" office:value="43692.572686">
                <text:p>43692.572686</text:p>
              </table:table-cell>
              <table:table-cell office:value-type="float" office:value="15062.149358">
                <text:p>15062.149358</text:p>
              </table:table-cell>
            </table:table-row>
            <table:table-row>
              <table:table-cell office:value-type="float" office:value="7377">
                <text:p>7380</text:p>
              </table:table-cell>
              <table:table-cell office:value-type="float" office:value="27500.745309">
                <text:p>27500.745309</text:p>
              </table:table-cell>
              <table:table-cell office:value-type="float" office:value="41737.416847">
                <text:p>41737.416847</text:p>
              </table:table-cell>
              <table:table-cell office:value-type="float" office:value="43710.203087">
                <text:p>43710.203087</text:p>
              </table:table-cell>
              <table:table-cell office:value-type="float" office:value="15132.563312">
                <text:p>15132.563312</text:p>
              </table:table-cell>
            </table:table-row>
            <table:table-row>
              <table:table-cell office:value-type="float" office:value="7594">
                <text:p>7590</text:p>
              </table:table-cell>
              <table:table-cell office:value-type="float" office:value="27298.058115">
                <text:p>27298.058115</text:p>
              </table:table-cell>
              <table:table-cell office:value-type="float" office:value="41102.720264">
                <text:p>41102.720264</text:p>
              </table:table-cell>
              <table:table-cell office:value-type="float" office:value="43183.360707">
                <text:p>43183.360707</text:p>
              </table:table-cell>
              <table:table-cell office:value-type="float" office:value="15028.713343">
                <text:p>15028.713343</text:p>
              </table:table-cell>
            </table:table-row>
            <table:table-row>
              <table:table-cell office:value-type="float" office:value="7817">
                <text:p>7820</text:p>
              </table:table-cell>
              <table:table-cell office:value-type="float" office:value="27155.115096">
                <text:p>27155.115096</text:p>
              </table:table-cell>
              <table:table-cell office:value-type="float" office:value="40861.271652">
                <text:p>40861.271652</text:p>
              </table:table-cell>
              <table:table-cell office:value-type="float" office:value="42909.460705">
                <text:p>42909.460705</text:p>
              </table:table-cell>
              <table:table-cell office:value-type="float" office:value="14933.031434">
                <text:p>14933.031434</text:p>
              </table:table-cell>
            </table:table-row>
            <table:table-row>
              <table:table-cell office:value-type="float" office:value="8047">
                <text:p>8050</text:p>
              </table:table-cell>
              <table:table-cell office:value-type="float" office:value="27370.017011">
                <text:p>27370.017011</text:p>
              </table:table-cell>
              <table:table-cell office:value-type="float" office:value="41383.187271">
                <text:p>41383.187271</text:p>
              </table:table-cell>
              <table:table-cell office:value-type="float" office:value="43316.899309">
                <text:p>43316.899309</text:p>
              </table:table-cell>
              <table:table-cell office:value-type="float" office:value="15077.161424">
                <text:p>15077.161424</text:p>
              </table:table-cell>
            </table:table-row>
            <table:table-row>
              <table:table-cell office:value-type="float" office:value="8284">
                <text:p>8280</text:p>
              </table:table-cell>
              <table:table-cell office:value-type="float" office:value="27327.411191">
                <text:p>27327.411191</text:p>
              </table:table-cell>
              <table:table-cell office:value-type="float" office:value="41271.519207">
                <text:p>41271.519207</text:p>
              </table:table-cell>
              <table:table-cell office:value-type="float" office:value="43184.389677">
                <text:p>43184.389677</text:p>
              </table:table-cell>
              <table:table-cell office:value-type="float" office:value="15087.73396">
                <text:p>15087.73396</text:p>
              </table:table-cell>
            </table:table-row>
            <table:table-row>
              <table:table-cell office:value-type="float" office:value="8527">
                <text:p>8530</text:p>
              </table:table-cell>
              <table:table-cell office:value-type="float" office:value="27344.323051">
                <text:p>27344.323051</text:p>
              </table:table-cell>
              <table:table-cell office:value-type="float" office:value="41354.992493">
                <text:p>41354.992493</text:p>
              </table:table-cell>
              <table:table-cell office:value-type="float" office:value="43206.889723">
                <text:p>43206.889723</text:p>
              </table:table-cell>
              <table:table-cell office:value-type="float" office:value="15082.552048">
                <text:p>15082.552048</text:p>
              </table:table-cell>
            </table:table-row>
            <table:table-row>
              <table:table-cell office:value-type="float" office:value="8778">
                <text:p>8780</text:p>
              </table:table-cell>
              <table:table-cell office:value-type="float" office:value="27015.026903">
                <text:p>27015.026903</text:p>
              </table:table-cell>
              <table:table-cell office:value-type="float" office:value="40725.720832">
                <text:p>40725.720832</text:p>
              </table:table-cell>
              <table:table-cell office:value-type="float" office:value="42615.790321">
                <text:p>42615.790321</text:p>
              </table:table-cell>
              <table:table-cell office:value-type="float" office:value="14915.07039">
                <text:p>14915.07039</text:p>
              </table:table-cell>
            </table:table-row>
            <table:table-row>
              <table:table-cell office:value-type="float" office:value="9036">
                <text:p>9040</text:p>
              </table:table-cell>
              <table:table-cell office:value-type="float" office:value="27227.758841">
                <text:p>27227.758841</text:p>
              </table:table-cell>
              <table:table-cell office:value-type="float" office:value="40705.565197">
                <text:p>40705.565197</text:p>
              </table:table-cell>
              <table:table-cell office:value-type="float" office:value="42431.323047">
                <text:p>42431.323047</text:p>
              </table:table-cell>
              <table:table-cell office:value-type="float" office:value="15037.81704">
                <text:p>15037.81704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27327.898959">
                <text:p>27327.898959</text:p>
              </table:table-cell>
              <table:table-cell office:value-type="float" office:value="40738.699568">
                <text:p>40738.699568</text:p>
              </table:table-cell>
              <table:table-cell office:value-type="float" office:value="42557.21066">
                <text:p>42557.21066</text:p>
              </table:table-cell>
              <table:table-cell office:value-type="float" office:value="15088.432842">
                <text:p>15088.432842</text:p>
              </table:table-cell>
            </table:table-row>
            <table:table-row>
              <table:table-cell office:value-type="float" office:value="9575">
                <text:p>9580</text:p>
              </table:table-cell>
              <table:table-cell office:value-type="float" office:value="27321.789955">
                <text:p>27321.789955</text:p>
              </table:table-cell>
              <table:table-cell office:value-type="float" office:value="40805.122138">
                <text:p>40805.122138</text:p>
              </table:table-cell>
              <table:table-cell office:value-type="float" office:value="42607.31902">
                <text:p>42607.31902</text:p>
              </table:table-cell>
              <table:table-cell office:value-type="float" office:value="15079.912756">
                <text:p>15079.912756</text:p>
              </table:table-cell>
            </table:table-row>
            <table:table-row>
              <table:table-cell office:value-type="float" office:value="9856">
                <text:p>9860</text:p>
              </table:table-cell>
              <table:table-cell office:value-type="float" office:value="26945.582295">
                <text:p>26945.582295</text:p>
              </table:table-cell>
              <table:table-cell office:value-type="float" office:value="40250.049332">
                <text:p>40250.049332</text:p>
              </table:table-cell>
              <table:table-cell office:value-type="float" office:value="42124.013557">
                <text:p>42124.013557</text:p>
              </table:table-cell>
              <table:table-cell office:value-type="float" office:value="14889.869092">
                <text:p>14889.869092</text:p>
              </table:table-cell>
            </table:table-row>
            <table:table-row>
              <table:table-cell office:value-type="float" office:value="10146">
                <text:p>10150</text:p>
              </table:table-cell>
              <table:table-cell office:value-type="float" office:value="27134.347709">
                <text:p>27134.347709</text:p>
              </table:table-cell>
              <table:table-cell office:value-type="float" office:value="40776.608252">
                <text:p>40776.608252</text:p>
              </table:table-cell>
              <table:table-cell office:value-type="float" office:value="42477.976099">
                <text:p>42477.976099</text:p>
              </table:table-cell>
              <table:table-cell office:value-type="float" office:value="15081.894313">
                <text:p>15081.894313</text:p>
              </table:table-cell>
            </table:table-row>
            <table:table-row>
              <table:table-cell office:value-type="float" office:value="10444">
                <text:p>10440</text:p>
              </table:table-cell>
              <table:table-cell office:value-type="float" office:value="27124.175857">
                <text:p>27124.175857</text:p>
              </table:table-cell>
              <table:table-cell office:value-type="float" office:value="40172.971088">
                <text:p>40172.971088</text:p>
              </table:table-cell>
              <table:table-cell office:value-type="float" office:value="42129.899832">
                <text:p>42129.899832</text:p>
              </table:table-cell>
              <table:table-cell office:value-type="float" office:value="15035.910871">
                <text:p>15035.910871</text:p>
              </table:table-cell>
            </table:table-row>
            <table:table-row>
              <table:table-cell office:value-type="float" office:value="10751">
                <text:p>10750</text:p>
              </table:table-cell>
              <table:table-cell office:value-type="float" office:value="27185.792582">
                <text:p>27185.792582</text:p>
              </table:table-cell>
              <table:table-cell office:value-type="float" office:value="40051.240619">
                <text:p>40051.240619</text:p>
              </table:table-cell>
              <table:table-cell office:value-type="float" office:value="42187.905567">
                <text:p>42187.905567</text:p>
              </table:table-cell>
              <table:table-cell office:value-type="float" office:value="15105.914204">
                <text:p>15105.914204</text:p>
              </table:table-cell>
            </table:table-row>
            <table:table-row>
              <table:table-cell office:value-type="float" office:value="11067">
                <text:p>11070</text:p>
              </table:table-cell>
              <table:table-cell office:value-type="float" office:value="27314.513059">
                <text:p>27314.513059</text:p>
              </table:table-cell>
              <table:table-cell office:value-type="float" office:value="39947.34654">
                <text:p>39947.34654</text:p>
              </table:table-cell>
              <table:table-cell office:value-type="float" office:value="41756.043213">
                <text:p>41756.043213</text:p>
              </table:table-cell>
              <table:table-cell office:value-type="float" office:value="15111.097787">
                <text:p>15111.097787</text:p>
              </table:table-cell>
            </table:table-row>
            <table:table-row>
              <table:table-cell office:value-type="float" office:value="11393">
                <text:p>11390</text:p>
              </table:table-cell>
              <table:table-cell office:value-type="float" office:value="26773.475258">
                <text:p>26773.475258</text:p>
              </table:table-cell>
              <table:table-cell office:value-type="float" office:value="39226.897194">
                <text:p>39226.897194</text:p>
              </table:table-cell>
              <table:table-cell office:value-type="float" office:value="41081.53727">
                <text:p>41081.53727</text:p>
              </table:table-cell>
              <table:table-cell office:value-type="float" office:value="14898.646798">
                <text:p>14898.646798</text:p>
              </table:table-cell>
            </table:table-row>
            <table:table-row>
              <table:table-cell office:value-type="float" office:value="11728">
                <text:p>11730</text:p>
              </table:table-cell>
              <table:table-cell office:value-type="float" office:value="27033.975725">
                <text:p>27033.975725</text:p>
              </table:table-cell>
              <table:table-cell office:value-type="float" office:value="39473.655525">
                <text:p>39473.655525</text:p>
              </table:table-cell>
              <table:table-cell office:value-type="float" office:value="41500.792529">
                <text:p>41500.792529</text:p>
              </table:table-cell>
              <table:table-cell office:value-type="float" office:value="14993.316023">
                <text:p>14993.316023</text:p>
              </table:table-cell>
            </table:table-row>
            <table:table-row>
              <table:table-cell office:value-type="float" office:value="12072">
                <text:p>12070</text:p>
              </table:table-cell>
              <table:table-cell office:value-type="float" office:value="27119.419906">
                <text:p>27119.419906</text:p>
              </table:table-cell>
              <table:table-cell office:value-type="float" office:value="39931.498982">
                <text:p>39931.498982</text:p>
              </table:table-cell>
              <table:table-cell office:value-type="float" office:value="41872.628774">
                <text:p>41872.628774</text:p>
              </table:table-cell>
              <table:table-cell office:value-type="float" office:value="15081.46105">
                <text:p>15081.46105</text:p>
              </table:table-cell>
            </table:table-row>
            <table:table-row>
              <table:table-cell office:value-type="float" office:value="12427">
                <text:p>12430</text:p>
              </table:table-cell>
              <table:table-cell office:value-type="float" office:value="27141.667603">
                <text:p>27141.667603</text:p>
              </table:table-cell>
              <table:table-cell office:value-type="float" office:value="39543.0799">
                <text:p>39543.0799</text:p>
              </table:table-cell>
              <table:table-cell office:value-type="float" office:value="41479.528328">
                <text:p>41479.528328</text:p>
              </table:table-cell>
              <table:table-cell office:value-type="float" office:value="15110.362359">
                <text:p>15110.362359</text:p>
              </table:table-cell>
            </table:table-row>
            <table:table-row>
              <table:table-cell office:value-type="float" office:value="12793">
                <text:p>12790</text:p>
              </table:table-cell>
              <table:table-cell office:value-type="float" office:value="26813.330787">
                <text:p>26813.330787</text:p>
              </table:table-cell>
              <table:table-cell office:value-type="float" office:value="38763.577506">
                <text:p>38763.577506</text:p>
              </table:table-cell>
              <table:table-cell office:value-type="float" office:value="40386.241981">
                <text:p>40386.241981</text:p>
              </table:table-cell>
              <table:table-cell office:value-type="float" office:value="14936.735902">
                <text:p>14936.735902</text:p>
              </table:table-cell>
            </table:table-row>
            <table:table-row>
              <table:table-cell office:value-type="float" office:value="13169">
                <text:p>13170</text:p>
              </table:table-cell>
              <table:table-cell office:value-type="float" office:value="27027.971863">
                <text:p>27027.971863</text:p>
              </table:table-cell>
              <table:table-cell office:value-type="float" office:value="38807.774638">
                <text:p>38807.774638</text:p>
              </table:table-cell>
              <table:table-cell office:value-type="float" office:value="40231.074985">
                <text:p>40231.074985</text:p>
              </table:table-cell>
              <table:table-cell office:value-type="float" office:value="15048.406689">
                <text:p>15048.406689</text:p>
              </table:table-cell>
            </table:table-row>
            <table:table-row>
              <table:table-cell office:value-type="float" office:value="13556">
                <text:p>13560</text:p>
              </table:table-cell>
              <table:table-cell office:value-type="float" office:value="27134.96806">
                <text:p>27134.96806</text:p>
              </table:table-cell>
              <table:table-cell office:value-type="float" office:value="38804.578682">
                <text:p>38804.578682</text:p>
              </table:table-cell>
              <table:table-cell office:value-type="float" office:value="39983.103795">
                <text:p>39983.103795</text:p>
              </table:table-cell>
              <table:table-cell office:value-type="float" office:value="15096.2725">
                <text:p>15096.2725</text:p>
              </table:table-cell>
            </table:table-row>
            <table:table-row>
              <table:table-cell office:value-type="float" office:value="13954">
                <text:p>13950</text:p>
              </table:table-cell>
              <table:table-cell office:value-type="float" office:value="27070.027871">
                <text:p>27070.027871</text:p>
              </table:table-cell>
              <table:table-cell office:value-type="float" office:value="38699.080274">
                <text:p>38699.080274</text:p>
              </table:table-cell>
              <table:table-cell office:value-type="float" office:value="39571.441624">
                <text:p>39571.441624</text:p>
              </table:table-cell>
              <table:table-cell office:value-type="float" office:value="15076.783784">
                <text:p>15076.783784</text:p>
              </table:table-cell>
            </table:table-row>
            <table:table-row>
              <table:table-cell office:value-type="float" office:value="14365">
                <text:p>14370</text:p>
              </table:table-cell>
              <table:table-cell office:value-type="float" office:value="26329.100113">
                <text:p>26329.100113</text:p>
              </table:table-cell>
              <table:table-cell office:value-type="float" office:value="37181.853525">
                <text:p>37181.853525</text:p>
              </table:table-cell>
              <table:table-cell office:value-type="float" office:value="38281.364768">
                <text:p>38281.364768</text:p>
              </table:table-cell>
              <table:table-cell office:value-type="float" office:value="14725.22713">
                <text:p>14725.22713</text:p>
              </table:table-cell>
            </table:table-row>
            <table:table-row>
              <table:table-cell office:value-type="float" office:value="14787">
                <text:p>14790</text:p>
              </table:table-cell>
              <table:table-cell office:value-type="float" office:value="26002.437223">
                <text:p>26002.437223</text:p>
              </table:table-cell>
              <table:table-cell office:value-type="float" office:value="36169.410929">
                <text:p>36169.410929</text:p>
              </table:table-cell>
              <table:table-cell office:value-type="float" office:value="37471.01901">
                <text:p>37471.01901</text:p>
              </table:table-cell>
              <table:table-cell office:value-type="float" office:value="14490.37632">
                <text:p>14490.37632</text:p>
              </table:table-cell>
            </table:table-row>
            <table:table-row>
              <table:table-cell office:value-type="float" office:value="15221">
                <text:p>15220</text:p>
              </table:table-cell>
              <table:table-cell office:value-type="float" office:value="26935.792264">
                <text:p>26935.792264</text:p>
              </table:table-cell>
              <table:table-cell office:value-type="float" office:value="37683.209228">
                <text:p>37683.209228</text:p>
              </table:table-cell>
              <table:table-cell office:value-type="float" office:value="39009.583026">
                <text:p>39009.583026</text:p>
              </table:table-cell>
              <table:table-cell office:value-type="float" office:value="15040.053859">
                <text:p>15040.053859</text:p>
              </table:table-cell>
            </table:table-row>
            <table:table-row>
              <table:table-cell office:value-type="float" office:value="15669">
                <text:p>15670</text:p>
              </table:table-cell>
              <table:table-cell office:value-type="float" office:value="26711.753793">
                <text:p>26711.753793</text:p>
              </table:table-cell>
              <table:table-cell office:value-type="float" office:value="37399.877346">
                <text:p>37399.877346</text:p>
              </table:table-cell>
              <table:table-cell office:value-type="float" office:value="38478.544262">
                <text:p>38478.544262</text:p>
              </table:table-cell>
              <table:table-cell office:value-type="float" office:value="14854.710505">
                <text:p>14854.710505</text:p>
              </table:table-cell>
            </table:table-row>
            <table:table-row>
              <table:table-cell office:value-type="float" office:value="16130">
                <text:p>16130</text:p>
              </table:table-cell>
              <table:table-cell office:value-type="float" office:value="26645.509761">
                <text:p>26645.509761</text:p>
              </table:table-cell>
              <table:table-cell office:value-type="float" office:value="37431.714926">
                <text:p>37431.714926</text:p>
              </table:table-cell>
              <table:table-cell office:value-type="float" office:value="38830.849803">
                <text:p>38830.849803</text:p>
              </table:table-cell>
              <table:table-cell office:value-type="float" office:value="14893.11162">
                <text:p>14893.11162</text:p>
              </table:table-cell>
            </table:table-row>
            <table:table-row>
              <table:table-cell office:value-type="float" office:value="16604">
                <text:p>16600</text:p>
              </table:table-cell>
              <table:table-cell office:value-type="float" office:value="26604.660792">
                <text:p>26604.660792</text:p>
              </table:table-cell>
              <table:table-cell office:value-type="float" office:value="38061.032134">
                <text:p>38061.032134</text:p>
              </table:table-cell>
              <table:table-cell office:value-type="float" office:value="39103.1104">
                <text:p>39103.1104</text:p>
              </table:table-cell>
              <table:table-cell office:value-type="float" office:value="14969.319005">
                <text:p>14969.319005</text:p>
              </table:table-cell>
            </table:table-row>
            <table:table-row>
              <table:table-cell office:value-type="float" office:value="17092">
                <text:p>17090</text:p>
              </table:table-cell>
              <table:table-cell office:value-type="float" office:value="26476.448207">
                <text:p>26476.448207</text:p>
              </table:table-cell>
              <table:table-cell office:value-type="float" office:value="37462.518267">
                <text:p>37462.518267</text:p>
              </table:table-cell>
              <table:table-cell office:value-type="float" office:value="38295.938948">
                <text:p>38295.938948</text:p>
              </table:table-cell>
              <table:table-cell office:value-type="float" office:value="14861.278241">
                <text:p>14861.278241</text:p>
              </table:table-cell>
            </table:table-row>
            <table:table-row>
              <table:table-cell office:value-type="float" office:value="17594">
                <text:p>17590</text:p>
              </table:table-cell>
              <table:table-cell office:value-type="float" office:value="25931.916232">
                <text:p>25931.916232</text:p>
              </table:table-cell>
              <table:table-cell office:value-type="float" office:value="36416.876755">
                <text:p>36416.876755</text:p>
              </table:table-cell>
              <table:table-cell office:value-type="float" office:value="37709.01298">
                <text:p>37709.01298</text:p>
              </table:table-cell>
              <table:table-cell office:value-type="float" office:value="14687.408649">
                <text:p>14687.408649</text:p>
              </table:table-cell>
            </table:table-row>
            <table:table-row>
              <table:table-cell office:value-type="float" office:value="18112">
                <text:p>18110</text:p>
              </table:table-cell>
              <table:table-cell office:value-type="float" office:value="26165.698602">
                <text:p>26165.698602</text:p>
              </table:table-cell>
              <table:table-cell office:value-type="float" office:value="36303.282367">
                <text:p>36303.282367</text:p>
              </table:table-cell>
              <table:table-cell office:value-type="float" office:value="37683.057639">
                <text:p>37683.057639</text:p>
              </table:table-cell>
              <table:table-cell office:value-type="float" office:value="14771.234417">
                <text:p>14771.234417</text:p>
              </table:table-cell>
            </table:table-row>
            <table:table-row>
              <table:table-cell office:value-type="float" office:value="18644">
                <text:p>18640</text:p>
              </table:table-cell>
              <table:table-cell office:value-type="float" office:value="26748.276401">
                <text:p>26748.276401</text:p>
              </table:table-cell>
              <table:table-cell office:value-type="float" office:value="36970.076965">
                <text:p>36970.076965</text:p>
              </table:table-cell>
              <table:table-cell office:value-type="float" office:value="38424.773981">
                <text:p>38424.773981</text:p>
              </table:table-cell>
              <table:table-cell office:value-type="float" office:value="15081.559913">
                <text:p>15081.559913</text:p>
              </table:table-cell>
            </table:table-row>
            <table:table-row>
              <table:table-cell office:value-type="float" office:value="19192">
                <text:p>19190</text:p>
              </table:table-cell>
              <table:table-cell office:value-type="float" office:value="26195.07635">
                <text:p>26195.07635</text:p>
              </table:table-cell>
              <table:table-cell office:value-type="float" office:value="35240.558174">
                <text:p>35240.558174</text:p>
              </table:table-cell>
              <table:table-cell office:value-type="float" office:value="37084.034534">
                <text:p>37084.034534</text:p>
              </table:table-cell>
              <table:table-cell office:value-type="float" office:value="14874.995152">
                <text:p>14874.995152</text:p>
              </table:table-cell>
            </table:table-row>
            <table:table-row>
              <table:table-cell office:value-type="float" office:value="19756">
                <text:p>19760</text:p>
              </table:table-cell>
              <table:table-cell office:value-type="float" office:value="26565.145508">
                <text:p>26565.145508</text:p>
              </table:table-cell>
              <table:table-cell office:value-type="float" office:value="35643.724462">
                <text:p>35643.724462</text:p>
              </table:table-cell>
              <table:table-cell office:value-type="float" office:value="37953.192367">
                <text:p>37953.192367</text:p>
              </table:table-cell>
              <table:table-cell office:value-type="float" office:value="15033.364074">
                <text:p>15033.364074</text:p>
              </table:table-cell>
            </table:table-row>
            <table:table-row>
              <table:table-cell office:value-type="float" office:value="20337">
                <text:p>20340</text:p>
              </table:table-cell>
              <table:table-cell office:value-type="float" office:value="26348.278229">
                <text:p>26348.278229</text:p>
              </table:table-cell>
              <table:table-cell office:value-type="float" office:value="34621.267594">
                <text:p>34621.267594</text:p>
              </table:table-cell>
              <table:table-cell office:value-type="float" office:value="37396.957541">
                <text:p>37396.957541</text:p>
              </table:table-cell>
              <table:table-cell office:value-type="float" office:value="14882.533068">
                <text:p>14882.533068</text:p>
              </table:table-cell>
            </table:table-row>
            <table:table-row>
              <table:table-cell office:value-type="float" office:value="20935">
                <text:p>20940</text:p>
              </table:table-cell>
              <table:table-cell office:value-type="float" office:value="25796.974536">
                <text:p>25796.974536</text:p>
              </table:table-cell>
              <table:table-cell office:value-type="float" office:value="32421.084881">
                <text:p>32421.084881</text:p>
              </table:table-cell>
              <table:table-cell office:value-type="float" office:value="36098.96458">
                <text:p>36098.96458</text:p>
              </table:table-cell>
              <table:table-cell office:value-type="float" office:value="14660.166283">
                <text:p>14660.166283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25555.878013">
                <text:p>25555.878013</text:p>
              </table:table-cell>
              <table:table-cell office:value-type="float" office:value="31358.139025">
                <text:p>31358.139025</text:p>
              </table:table-cell>
              <table:table-cell office:value-type="float" office:value="35427.378078">
                <text:p>35427.378078</text:p>
              </table:table-cell>
              <table:table-cell office:value-type="float" office:value="14481.142906">
                <text:p>14481.142906</text:p>
              </table:table-cell>
            </table:table-row>
            <table:table-row>
              <table:table-cell office:value-type="float" office:value="22184">
                <text:p>22180</text:p>
              </table:table-cell>
              <table:table-cell office:value-type="float" office:value="25446.515765">
                <text:p>25446.515765</text:p>
              </table:table-cell>
              <table:table-cell office:value-type="float" office:value="30462.004617">
                <text:p>30462.004617</text:p>
              </table:table-cell>
              <table:table-cell office:value-type="float" office:value="35024.017438">
                <text:p>35024.017438</text:p>
              </table:table-cell>
              <table:table-cell office:value-type="float" office:value="14468.083242">
                <text:p>14468.083242</text:p>
              </table:table-cell>
            </table:table-row>
            <table:table-row>
              <table:table-cell office:value-type="float" office:value="22836">
                <text:p>22840</text:p>
              </table:table-cell>
              <table:table-cell office:value-type="float" office:value="24607.457567">
                <text:p>24607.457567</text:p>
              </table:table-cell>
              <table:table-cell office:value-type="float" office:value="28505.55142">
                <text:p>28505.55142</text:p>
              </table:table-cell>
              <table:table-cell office:value-type="float" office:value="32453.363435">
                <text:p>32453.363435</text:p>
              </table:table-cell>
              <table:table-cell office:value-type="float" office:value="14179.149828">
                <text:p>14179.149828</text:p>
              </table:table-cell>
            </table:table-row>
            <table:table-row>
              <table:table-cell office:value-type="float" office:value="23507">
                <text:p>23510</text:p>
              </table:table-cell>
              <table:table-cell office:value-type="float" office:value="26061.480295">
                <text:p>26061.480295</text:p>
              </table:table-cell>
              <table:table-cell office:value-type="float" office:value="31176.982721">
                <text:p>31176.982721</text:p>
              </table:table-cell>
              <table:table-cell office:value-type="float" office:value="35547.553454">
                <text:p>35547.553454</text:p>
              </table:table-cell>
              <table:table-cell office:value-type="float" office:value="14988.141737">
                <text:p>14988.141737</text:p>
              </table:table-cell>
            </table:table-row>
            <table:table-row>
              <table:table-cell office:value-type="float" office:value="24198">
                <text:p>24200</text:p>
              </table:table-cell>
              <table:table-cell office:value-type="float" office:value="24375.14862">
                <text:p>24375.14862</text:p>
              </table:table-cell>
              <table:table-cell office:value-type="float" office:value="28588.467141">
                <text:p>28588.467141</text:p>
              </table:table-cell>
              <table:table-cell office:value-type="float" office:value="32714.451214">
                <text:p>32714.451214</text:p>
              </table:table-cell>
              <table:table-cell office:value-type="float" office:value="14042.660299">
                <text:p>14042.660299</text:p>
              </table:table-cell>
            </table:table-row>
            <table:table-row>
              <table:table-cell office:value-type="float" office:value="24910">
                <text:p>24910</text:p>
              </table:table-cell>
              <table:table-cell office:value-type="float" office:value="24703.144049">
                <text:p>24703.144049</text:p>
              </table:table-cell>
              <table:table-cell office:value-type="float" office:value="27932.97444">
                <text:p>27932.97444</text:p>
              </table:table-cell>
              <table:table-cell office:value-type="float" office:value="33379.376382">
                <text:p>33379.376382</text:p>
              </table:table-cell>
              <table:table-cell office:value-type="float" office:value="14275.683693">
                <text:p>14275.683693</text:p>
              </table:table-cell>
            </table:table-row>
            <table:table-row>
              <table:table-cell office:value-type="float" office:value="25642">
                <text:p>25640</text:p>
              </table:table-cell>
              <table:table-cell office:value-type="float" office:value="23723.119284">
                <text:p>23723.119284</text:p>
              </table:table-cell>
              <table:table-cell office:value-type="float" office:value="26087.436806">
                <text:p>26087.436806</text:p>
              </table:table-cell>
              <table:table-cell office:value-type="float" office:value="30743.552856">
                <text:p>30743.552856</text:p>
              </table:table-cell>
              <table:table-cell office:value-type="float" office:value="13732.734011">
                <text:p>13732.734011</text:p>
              </table:table-cell>
            </table:table-row>
            <table:table-row>
              <table:table-cell office:value-type="float" office:value="26396">
                <text:p>26400</text:p>
              </table:table-cell>
              <table:table-cell office:value-type="float" office:value="24819.51439">
                <text:p>24819.51439</text:p>
              </table:table-cell>
              <table:table-cell office:value-type="float" office:value="27513.453742">
                <text:p>27513.453742</text:p>
              </table:table-cell>
              <table:table-cell office:value-type="float" office:value="32418.409343">
                <text:p>32418.409343</text:p>
              </table:table-cell>
              <table:table-cell office:value-type="float" office:value="14198.275864">
                <text:p>14198.275864</text:p>
              </table:table-cell>
            </table:table-row>
            <table:table-row>
              <table:table-cell office:value-type="float" office:value="27172">
                <text:p>27170</text:p>
              </table:table-cell>
              <table:table-cell office:value-type="float" office:value="25229.326335">
                <text:p>25229.326335</text:p>
              </table:table-cell>
              <table:table-cell office:value-type="float" office:value="27647.685898">
                <text:p>27647.685898</text:p>
              </table:table-cell>
              <table:table-cell office:value-type="float" office:value="32773.408536">
                <text:p>32773.408536</text:p>
              </table:table-cell>
              <table:table-cell office:value-type="float" office:value="14362.296698">
                <text:p>14362.296698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26224.027204">
                <text:p>26224.027204</text:p>
              </table:table-cell>
              <table:table-cell office:value-type="float" office:value="28321.626986">
                <text:p>28321.626986</text:p>
              </table:table-cell>
              <table:table-cell office:value-type="float" office:value="33787.331658">
                <text:p>33787.331658</text:p>
              </table:table-cell>
              <table:table-cell office:value-type="float" office:value="14984.368678">
                <text:p>14984.368678</text:p>
              </table:table-cell>
            </table:table-row>
            <table:table-row>
              <table:table-cell office:value-type="float" office:value="28793">
                <text:p>28790</text:p>
              </table:table-cell>
              <table:table-cell office:value-type="float" office:value="25423.397523">
                <text:p>25423.397523</text:p>
              </table:table-cell>
              <table:table-cell office:value-type="float" office:value="27398.128144">
                <text:p>27398.128144</text:p>
              </table:table-cell>
              <table:table-cell office:value-type="float" office:value="32607.453243">
                <text:p>32607.453243</text:p>
              </table:table-cell>
              <table:table-cell office:value-type="float" office:value="14616.703576">
                <text:p>14616.703576</text:p>
              </table:table-cell>
            </table:table-row>
            <table:table-row>
              <table:table-cell office:value-type="float" office:value="29639">
                <text:p>29640</text:p>
              </table:table-cell>
              <table:table-cell office:value-type="float" office:value="25939.57624">
                <text:p>25939.57624</text:p>
              </table:table-cell>
              <table:table-cell office:value-type="float" office:value="27824.642261">
                <text:p>27824.642261</text:p>
              </table:table-cell>
              <table:table-cell office:value-type="float" office:value="33126.405968">
                <text:p>33126.405968</text:p>
              </table:table-cell>
              <table:table-cell office:value-type="float" office:value="14892.049495">
                <text:p>14892.049495</text:p>
              </table:table-cell>
            </table:table-row>
            <table:table-row>
              <table:table-cell office:value-type="float" office:value="30510">
                <text:p>30510</text:p>
              </table:table-cell>
              <table:table-cell office:value-type="float" office:value="25464.570936">
                <text:p>25464.570936</text:p>
              </table:table-cell>
              <table:table-cell office:value-type="float" office:value="27024.498648">
                <text:p>27024.498648</text:p>
              </table:table-cell>
              <table:table-cell office:value-type="float" office:value="32304.806393">
                <text:p>32304.806393</text:p>
              </table:table-cell>
              <table:table-cell office:value-type="float" office:value="14702.586653">
                <text:p>14702.586653</text:p>
              </table:table-cell>
            </table:table-row>
            <table:table-row>
              <table:table-cell office:value-type="float" office:value="31407">
                <text:p>31410</text:p>
              </table:table-cell>
              <table:table-cell office:value-type="float" office:value="25652.526181">
                <text:p>25652.526181</text:p>
              </table:table-cell>
              <table:table-cell office:value-type="float" office:value="27069.086024">
                <text:p>27069.086024</text:p>
              </table:table-cell>
              <table:table-cell office:value-type="float" office:value="32516.442359">
                <text:p>32516.442359</text:p>
              </table:table-cell>
              <table:table-cell office:value-type="float" office:value="14772.740136">
                <text:p>14772.740136</text:p>
              </table:table-cell>
            </table:table-row>
            <table:table-row>
              <table:table-cell office:value-type="float" office:value="32331">
                <text:p>32330</text:p>
              </table:table-cell>
              <table:table-cell office:value-type="float" office:value="26022.72978">
                <text:p>26022.72978</text:p>
              </table:table-cell>
              <table:table-cell office:value-type="float" office:value="27616.709926">
                <text:p>27616.709926</text:p>
              </table:table-cell>
              <table:table-cell office:value-type="float" office:value="33023.269541">
                <text:p>33023.269541</text:p>
              </table:table-cell>
              <table:table-cell office:value-type="float" office:value="15043.475867">
                <text:p>15043.475867</text:p>
              </table:table-cell>
            </table:table-row>
            <table:table-row>
              <table:table-cell office:value-type="float" office:value="33281">
                <text:p>33280</text:p>
              </table:table-cell>
              <table:table-cell office:value-type="float" office:value="25905.670057">
                <text:p>25905.670057</text:p>
              </table:table-cell>
              <table:table-cell office:value-type="float" office:value="27206.995248">
                <text:p>27206.995248</text:p>
              </table:table-cell>
              <table:table-cell office:value-type="float" office:value="32724.862675">
                <text:p>32724.862675</text:p>
              </table:table-cell>
              <table:table-cell office:value-type="float" office:value="14984.324821">
                <text:p>14984.324821</text:p>
              </table:table-cell>
            </table:table-row>
            <table:table-row>
              <table:table-cell office:value-type="float" office:value="34259">
                <text:p>34260</text:p>
              </table:table-cell>
              <table:table-cell office:value-type="float" office:value="25844.563358">
                <text:p>25844.563358</text:p>
              </table:table-cell>
              <table:table-cell office:value-type="float" office:value="27169.355115">
                <text:p>27169.355115</text:p>
              </table:table-cell>
              <table:table-cell office:value-type="float" office:value="32741.882096">
                <text:p>32741.882096</text:p>
              </table:table-cell>
              <table:table-cell office:value-type="float" office:value="15038.074901">
                <text:p>15038.074901</text:p>
              </table:table-cell>
            </table:table-row>
            <table:table-row>
              <table:table-cell office:value-type="float" office:value="35267">
                <text:p>35270</text:p>
              </table:table-cell>
              <table:table-cell office:value-type="float" office:value="25422.937348">
                <text:p>25422.937348</text:p>
              </table:table-cell>
              <table:table-cell office:value-type="float" office:value="26644.378514">
                <text:p>26644.378514</text:p>
              </table:table-cell>
              <table:table-cell office:value-type="float" office:value="31961.839494">
                <text:p>31961.839494</text:p>
              </table:table-cell>
              <table:table-cell office:value-type="float" office:value="14882.571586">
                <text:p>14882.571586</text:p>
              </table:table-cell>
            </table:table-row>
            <table:table-row>
              <table:table-cell office:value-type="float" office:value="36303">
                <text:p>36300</text:p>
              </table:table-cell>
              <table:table-cell office:value-type="float" office:value="25507.429374">
                <text:p>25507.429374</text:p>
              </table:table-cell>
              <table:table-cell office:value-type="float" office:value="26819.12854">
                <text:p>26819.12854</text:p>
              </table:table-cell>
              <table:table-cell office:value-type="float" office:value="32165.717787">
                <text:p>32165.717787</text:p>
              </table:table-cell>
              <table:table-cell office:value-type="float" office:value="14972.974862">
                <text:p>14972.974862</text:p>
              </table:table-cell>
            </table:table-row>
            <table:table-row>
              <table:table-cell office:value-type="float" office:value="37370">
                <text:p>37370</text:p>
              </table:table-cell>
              <table:table-cell office:value-type="float" office:value="25401.077614">
                <text:p>25401.077614</text:p>
              </table:table-cell>
              <table:table-cell office:value-type="float" office:value="27021.060261">
                <text:p>27021.060261</text:p>
              </table:table-cell>
              <table:table-cell office:value-type="float" office:value="32398.248923">
                <text:p>32398.248923</text:p>
              </table:table-cell>
              <table:table-cell office:value-type="float" office:value="15069.422567">
                <text:p>15069.422567</text:p>
              </table:table-cell>
            </table:table-row>
            <table:table-row>
              <table:table-cell office:value-type="float" office:value="38469">
                <text:p>38470</text:p>
              </table:table-cell>
              <table:table-cell office:value-type="float" office:value="25154.824184">
                <text:p>25154.824184</text:p>
              </table:table-cell>
              <table:table-cell office:value-type="float" office:value="26957.446938">
                <text:p>26957.446938</text:p>
              </table:table-cell>
              <table:table-cell office:value-type="float" office:value="32363.497737">
                <text:p>32363.497737</text:p>
              </table:table-cell>
              <table:table-cell office:value-type="float" office:value="15049.783062">
                <text:p>15049.783062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24191.15203">
                <text:p>24191.15203</text:p>
              </table:table-cell>
              <table:table-cell office:value-type="float" office:value="26523.945986">
                <text:p>26523.945986</text:p>
              </table:table-cell>
              <table:table-cell office:value-type="float" office:value="31892.262973">
                <text:p>31892.262973</text:p>
              </table:table-cell>
              <table:table-cell office:value-type="float" office:value="14856.368256">
                <text:p>14856.368256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24252.349879">
                <text:p>24252.349879</text:p>
              </table:table-cell>
              <table:table-cell office:value-type="float" office:value="26862.84998">
                <text:p>26862.84998</text:p>
              </table:table-cell>
              <table:table-cell office:value-type="float" office:value="32143.544857">
                <text:p>32143.544857</text:p>
              </table:table-cell>
              <table:table-cell office:value-type="float" office:value="14985.251885">
                <text:p>14985.251885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24141.074191">
                <text:p>24141.074191</text:p>
              </table:table-cell>
              <table:table-cell office:value-type="float" office:value="26877.121483">
                <text:p>26877.121483</text:p>
              </table:table-cell>
              <table:table-cell office:value-type="float" office:value="32241.815883">
                <text:p>32241.815883</text:p>
              </table:table-cell>
              <table:table-cell office:value-type="float" office:value="15047.721516">
                <text:p>15047.721516</text:p>
              </table:table-cell>
            </table:table-row>
            <table:table-row>
              <table:table-cell office:value-type="float" office:value="43196">
                <text:p>43200</text:p>
              </table:table-cell>
              <table:table-cell office:value-type="float" office:value="23814.4995">
                <text:p>23814.4995</text:p>
              </table:table-cell>
              <table:table-cell office:value-type="float" office:value="26623.222083">
                <text:p>26623.222083</text:p>
              </table:table-cell>
              <table:table-cell office:value-type="float" office:value="31932.806817">
                <text:p>31932.806817</text:p>
              </table:table-cell>
              <table:table-cell office:value-type="float" office:value="14919.432315">
                <text:p>14919.432315</text:p>
              </table:table-cell>
            </table:table-row>
            <table:table-row>
              <table:table-cell office:value-type="float" office:value="44466">
                <text:p>44470</text:p>
              </table:table-cell>
              <table:table-cell office:value-type="float" office:value="23578.846725">
                <text:p>23578.846725</text:p>
              </table:table-cell>
              <table:table-cell office:value-type="float" office:value="26807.610106">
                <text:p>26807.610106</text:p>
              </table:table-cell>
              <table:table-cell office:value-type="float" office:value="32192.17291">
                <text:p>32192.17291</text:p>
              </table:table-cell>
              <table:table-cell office:value-type="float" office:value="15044.300409">
                <text:p>15044.300409</text:p>
              </table:table-cell>
            </table:table-row>
            <table:table-row>
              <table:table-cell office:value-type="float" office:value="45773">
                <text:p>45770</text:p>
              </table:table-cell>
              <table:table-cell office:value-type="float" office:value="23417.42695">
                <text:p>23417.42695</text:p>
              </table:table-cell>
              <table:table-cell office:value-type="float" office:value="26680.340978">
                <text:p>26680.340978</text:p>
              </table:table-cell>
              <table:table-cell office:value-type="float" office:value="32105.506266">
                <text:p>32105.506266</text:p>
              </table:table-cell>
              <table:table-cell office:value-type="float" office:value="14995.998091">
                <text:p>14995.998091</text:p>
              </table:table-cell>
            </table:table-row>
            <table:table-row>
              <table:table-cell office:value-type="float" office:value="47119">
                <text:p>47120</text:p>
              </table:table-cell>
              <table:table-cell office:value-type="float" office:value="23407.098393">
                <text:p>23407.098393</text:p>
              </table:table-cell>
              <table:table-cell office:value-type="float" office:value="26780.862232">
                <text:p>26780.862232</text:p>
              </table:table-cell>
              <table:table-cell office:value-type="float" office:value="32183.052785">
                <text:p>32183.052785</text:p>
              </table:table-cell>
              <table:table-cell office:value-type="float" office:value="15025.225367">
                <text:p>15025.225367</text:p>
              </table:table-cell>
            </table:table-row>
            <table:table-row>
              <table:table-cell office:value-type="float" office:value="48504">
                <text:p>48500</text:p>
              </table:table-cell>
              <table:table-cell office:value-type="float" office:value="22809.539935">
                <text:p>22809.539935</text:p>
              </table:table-cell>
              <table:table-cell office:value-type="float" office:value="26375.023091">
                <text:p>26375.023091</text:p>
              </table:table-cell>
              <table:table-cell office:value-type="float" office:value="31707.419543">
                <text:p>31707.419543</text:p>
              </table:table-cell>
              <table:table-cell office:value-type="float" office:value="14817.00383">
                <text:p>14817.00383</text:p>
              </table:table-cell>
            </table:table-row>
            <table:table-row>
              <table:table-cell office:value-type="float" office:value="49930">
                <text:p>49930</text:p>
              </table:table-cell>
              <table:table-cell office:value-type="float" office:value="21586.223629">
                <text:p>21586.223629</text:p>
              </table:table-cell>
              <table:table-cell office:value-type="float" office:value="24994.193952">
                <text:p>24994.193952</text:p>
              </table:table-cell>
              <table:table-cell office:value-type="float" office:value="30225.854398">
                <text:p>30225.854398</text:p>
              </table:table-cell>
              <table:table-cell office:value-type="float" office:value="14176.662906">
                <text:p>14176.662906</text:p>
              </table:table-cell>
            </table:table-row>
            <table:table-row>
              <table:table-cell office:value-type="float" office:value="51397">
                <text:p>51400</text:p>
              </table:table-cell>
              <table:table-cell office:value-type="float" office:value="21399.147114">
                <text:p>21399.147114</text:p>
              </table:table-cell>
              <table:table-cell office:value-type="float" office:value="24912.897953">
                <text:p>24912.897953</text:p>
              </table:table-cell>
              <table:table-cell office:value-type="float" office:value="29649.836864">
                <text:p>29649.836864</text:p>
              </table:table-cell>
              <table:table-cell office:value-type="float" office:value="14341.684181">
                <text:p>14341.684181</text:p>
              </table:table-cell>
            </table:table-row>
            <table:table-row>
              <table:table-cell office:value-type="float" office:value="52908">
                <text:p>52910</text:p>
              </table:table-cell>
              <table:table-cell office:value-type="float" office:value="22292.492862">
                <text:p>22292.492862</text:p>
              </table:table-cell>
              <table:table-cell office:value-type="float" office:value="26764.42931">
                <text:p>26764.42931</text:p>
              </table:table-cell>
              <table:table-cell office:value-type="float" office:value="32178.062405">
                <text:p>32178.062405</text:p>
              </table:table-cell>
              <table:table-cell office:value-type="float" office:value="15086.525982">
                <text:p>15086.525982</text:p>
              </table:table-cell>
            </table:table-row>
            <table:table-row>
              <table:table-cell office:value-type="float" office:value="54464">
                <text:p>54460</text:p>
              </table:table-cell>
              <table:table-cell office:value-type="float" office:value="21116.054111">
                <text:p>21116.054111</text:p>
              </table:table-cell>
              <table:table-cell office:value-type="float" office:value="25254.565706">
                <text:p>25254.565706</text:p>
              </table:table-cell>
              <table:table-cell office:value-type="float" office:value="30338.104619">
                <text:p>30338.104619</text:p>
              </table:table-cell>
              <table:table-cell office:value-type="float" office:value="14532.991403">
                <text:p>14532.991403</text:p>
              </table:table-cell>
            </table:table-row>
            <table:table-row>
              <table:table-cell office:value-type="float" office:value="56065">
                <text:p>56070</text:p>
              </table:table-cell>
              <table:table-cell office:value-type="float" office:value="21807.566854">
                <text:p>21807.566854</text:p>
              </table:table-cell>
              <table:table-cell office:value-type="float" office:value="26730.943373">
                <text:p>26730.943373</text:p>
              </table:table-cell>
              <table:table-cell office:value-type="float" office:value="32102.202372">
                <text:p>32102.202372</text:p>
              </table:table-cell>
              <table:table-cell office:value-type="float" office:value="14990.429511">
                <text:p>14990.429511</text:p>
              </table:table-cell>
            </table:table-row>
            <table:table-row>
              <table:table-cell office:value-type="float" office:value="57713">
                <text:p>57710</text:p>
              </table:table-cell>
              <table:table-cell office:value-type="float" office:value="21327.721158">
                <text:p>21327.721158</text:p>
              </table:table-cell>
              <table:table-cell office:value-type="float" office:value="25961.109381">
                <text:p>25961.109381</text:p>
              </table:table-cell>
              <table:table-cell office:value-type="float" office:value="31328.185723">
                <text:p>31328.185723</text:p>
              </table:table-cell>
              <table:table-cell office:value-type="float" office:value="14755.600355">
                <text:p>14755.600355</text:p>
              </table:table-cell>
            </table:table-row>
            <table:table-row>
              <table:table-cell office:value-type="float" office:value="59410">
                <text:p>59410</text:p>
              </table:table-cell>
              <table:table-cell office:value-type="float" office:value="21174.438972">
                <text:p>21174.438972</text:p>
              </table:table-cell>
              <table:table-cell office:value-type="float" office:value="26313.454035">
                <text:p>26313.454035</text:p>
              </table:table-cell>
              <table:table-cell office:value-type="float" office:value="31615.887693">
                <text:p>31615.887693</text:p>
              </table:table-cell>
              <table:table-cell office:value-type="float" office:value="14776.608763">
                <text:p>14776.608763</text:p>
              </table:table-cell>
            </table:table-row>
            <table:table-row>
              <table:table-cell office:value-type="float" office:value="61156">
                <text:p>61160</text:p>
              </table:table-cell>
              <table:table-cell office:value-type="float" office:value="21177.768529">
                <text:p>21177.768529</text:p>
              </table:table-cell>
              <table:table-cell office:value-type="float" office:value="26316.233219">
                <text:p>26316.233219</text:p>
              </table:table-cell>
              <table:table-cell office:value-type="float" office:value="31638.854805">
                <text:p>31638.854805</text:p>
              </table:table-cell>
              <table:table-cell office:value-type="float" office:value="14869.889158">
                <text:p>14869.889158</text:p>
              </table:table-cell>
            </table:table-row>
            <table:table-row>
              <table:table-cell office:value-type="float" office:value="62954">
                <text:p>62950</text:p>
              </table:table-cell>
              <table:table-cell office:value-type="float" office:value="20451.303308">
                <text:p>20451.303308</text:p>
              </table:table-cell>
              <table:table-cell office:value-type="float" office:value="25702.320411">
                <text:p>25702.320411</text:p>
              </table:table-cell>
              <table:table-cell office:value-type="float" office:value="30993.957536">
                <text:p>30993.957536</text:p>
              </table:table-cell>
              <table:table-cell office:value-type="float" office:value="14555.843156">
                <text:p>14555.843156</text:p>
              </table:table-cell>
            </table:table-row>
            <table:table-row>
              <table:table-cell office:value-type="float" office:value="64804">
                <text:p>64800</text:p>
              </table:table-cell>
              <table:table-cell office:value-type="float" office:value="21109.45023">
                <text:p>21109.45023</text:p>
              </table:table-cell>
              <table:table-cell office:value-type="float" office:value="26698.612984">
                <text:p>26698.612984</text:p>
              </table:table-cell>
              <table:table-cell office:value-type="float" office:value="32166.409243">
                <text:p>32166.409243</text:p>
              </table:table-cell>
              <table:table-cell office:value-type="float" office:value="15044.506299">
                <text:p>15044.506299</text:p>
              </table:table-cell>
            </table:table-row>
            <table:table-row>
              <table:table-cell office:value-type="float" office:value="66710">
                <text:p>66710</text:p>
              </table:table-cell>
              <table:table-cell office:value-type="float" office:value="20144.592644">
                <text:p>20144.592644</text:p>
              </table:table-cell>
              <table:table-cell office:value-type="float" office:value="24469.964878">
                <text:p>24469.964878</text:p>
              </table:table-cell>
              <table:table-cell office:value-type="float" office:value="29442.620887">
                <text:p>29442.620887</text:p>
              </table:table-cell>
              <table:table-cell office:value-type="float" office:value="14178.675501">
                <text:p>14178.675501</text:p>
              </table:table-cell>
            </table:table-row>
            <table:table-row>
              <table:table-cell office:value-type="float" office:value="68671">
                <text:p>68670</text:p>
              </table:table-cell>
              <table:table-cell office:value-type="float" office:value="20705.97215">
                <text:p>20705.97215</text:p>
              </table:table-cell>
              <table:table-cell office:value-type="float" office:value="26204.929076">
                <text:p>26204.929076</text:p>
              </table:table-cell>
              <table:table-cell office:value-type="float" office:value="31571.144749">
                <text:p>31571.144749</text:p>
              </table:table-cell>
              <table:table-cell office:value-type="float" office:value="14832.591598">
                <text:p>14832.591598</text:p>
              </table:table-cell>
            </table:table-row>
            <table:table-row>
              <table:table-cell office:value-type="float" office:value="70689">
                <text:p>70690</text:p>
              </table:table-cell>
              <table:table-cell office:value-type="float" office:value="20672.232855">
                <text:p>20672.232855</text:p>
              </table:table-cell>
              <table:table-cell office:value-type="float" office:value="26666.982838">
                <text:p>26666.982838</text:p>
              </table:table-cell>
              <table:table-cell office:value-type="float" office:value="32093.992939">
                <text:p>32093.992939</text:p>
              </table:table-cell>
              <table:table-cell office:value-type="float" office:value="15045.457015">
                <text:p>15045.457015</text:p>
              </table:table-cell>
            </table:table-row>
            <table:table-row>
              <table:table-cell office:value-type="float" office:value="72767">
                <text:p>72770</text:p>
              </table:table-cell>
              <table:table-cell office:value-type="float" office:value="19840.824574">
                <text:p>19840.824574</text:p>
              </table:table-cell>
              <table:table-cell office:value-type="float" office:value="24429.347041">
                <text:p>24429.347041</text:p>
              </table:table-cell>
              <table:table-cell office:value-type="float" office:value="29412.566575">
                <text:p>29412.566575</text:p>
              </table:table-cell>
              <table:table-cell office:value-type="float" office:value="14130.585809">
                <text:p>14130.585809</text:p>
              </table:table-cell>
            </table:table-row>
            <table:table-row>
              <table:table-cell office:value-type="float" office:value="74907">
                <text:p>74910</text:p>
              </table:table-cell>
              <table:table-cell office:value-type="float" office:value="20537.415115">
                <text:p>20537.415115</text:p>
              </table:table-cell>
              <table:table-cell office:value-type="float" office:value="26333.433219">
                <text:p>26333.433219</text:p>
              </table:table-cell>
              <table:table-cell office:value-type="float" office:value="31526.321908">
                <text:p>31526.321908</text:p>
              </table:table-cell>
              <table:table-cell office:value-type="float" office:value="14848.480848">
                <text:p>14848.480848</text:p>
              </table:table-cell>
            </table:table-row>
            <table:table-row>
              <table:table-cell office:value-type="float" office:value="77109">
                <text:p>77110</text:p>
              </table:table-cell>
              <table:table-cell office:value-type="float" office:value="20532.582775">
                <text:p>20532.582775</text:p>
              </table:table-cell>
              <table:table-cell office:value-type="float" office:value="26693.393543">
                <text:p>26693.393543</text:p>
              </table:table-cell>
              <table:table-cell office:value-type="float" office:value="32161.865032">
                <text:p>32161.865032</text:p>
              </table:table-cell>
              <table:table-cell office:value-type="float" office:value="15030.554654">
                <text:p>15030.554654</text:p>
              </table:table-cell>
            </table:table-row>
            <table:table-row>
              <table:table-cell office:value-type="float" office:value="79375">
                <text:p>79380</text:p>
              </table:table-cell>
              <table:table-cell office:value-type="float" office:value="20504.429215">
                <text:p>20504.429215</text:p>
              </table:table-cell>
              <table:table-cell office:value-type="float" office:value="26674.691425">
                <text:p>26674.691425</text:p>
              </table:table-cell>
              <table:table-cell office:value-type="float" office:value="32082.836893">
                <text:p>32082.836893</text:p>
              </table:table-cell>
              <table:table-cell office:value-type="float" office:value="15089.045737">
                <text:p>15089.045737</text:p>
              </table:table-cell>
            </table:table-row>
            <table:table-row>
              <table:table-cell office:value-type="float" office:value="81709">
                <text:p>81710</text:p>
              </table:table-cell>
              <table:table-cell office:value-type="float" office:value="19702.464352">
                <text:p>19702.464352</text:p>
              </table:table-cell>
              <table:table-cell office:value-type="float" office:value="24328.643968">
                <text:p>24328.643968</text:p>
              </table:table-cell>
              <table:table-cell office:value-type="float" office:value="29474.181593">
                <text:p>29474.181593</text:p>
              </table:table-cell>
              <table:table-cell office:value-type="float" office:value="14163.154749">
                <text:p>14163.154749</text:p>
              </table:table-cell>
            </table:table-row>
            <table:table-row>
              <table:table-cell office:value-type="float" office:value="84111">
                <text:p>84110</text:p>
              </table:table-cell>
              <table:table-cell office:value-type="float" office:value="20281.739692">
                <text:p>20281.739692</text:p>
              </table:table-cell>
              <table:table-cell office:value-type="float" office:value="26037.131556">
                <text:p>26037.131556</text:p>
              </table:table-cell>
              <table:table-cell office:value-type="float" office:value="31474.150388">
                <text:p>31474.150388</text:p>
              </table:table-cell>
              <table:table-cell office:value-type="float" office:value="14838.971931">
                <text:p>14838.971931</text:p>
              </table:table-cell>
            </table:table-row>
            <table:table-row>
              <table:table-cell office:value-type="float" office:value="86583">
                <text:p>86580</text:p>
              </table:table-cell>
              <table:table-cell office:value-type="float" office:value="19776.496864">
                <text:p>19776.496864</text:p>
              </table:table-cell>
              <table:table-cell office:value-type="float" office:value="25047.063519">
                <text:p>25047.063519</text:p>
              </table:table-cell>
              <table:table-cell office:value-type="float" office:value="30415.301264">
                <text:p>30415.301264</text:p>
              </table:table-cell>
              <table:table-cell office:value-type="float" office:value="14475.539717">
                <text:p>14475.539717</text:p>
              </table:table-cell>
            </table:table-row>
            <table:table-row>
              <table:table-cell office:value-type="float" office:value="89129">
                <text:p>89130</text:p>
              </table:table-cell>
              <table:table-cell office:value-type="float" office:value="19419.436051">
                <text:p>19419.436051</text:p>
              </table:table-cell>
              <table:table-cell office:value-type="float" office:value="23396.931389">
                <text:p>23396.931389</text:p>
              </table:table-cell>
              <table:table-cell office:value-type="float" office:value="28326.064227">
                <text:p>28326.064227</text:p>
              </table:table-cell>
              <table:table-cell office:value-type="float" office:value="13794.906054">
                <text:p>13794.906054</text:p>
              </table:table-cell>
            </table:table-row>
            <table:table-row>
              <table:table-cell office:value-type="float" office:value="91749">
                <text:p>91750</text:p>
              </table:table-cell>
              <table:table-cell office:value-type="float" office:value="20274.561139">
                <text:p>20274.561139</text:p>
              </table:table-cell>
              <table:table-cell office:value-type="float" office:value="24886.063449">
                <text:p>24886.063449</text:p>
              </table:table-cell>
              <table:table-cell office:value-type="float" office:value="30545.079147">
                <text:p>30545.079147</text:p>
              </table:table-cell>
              <table:table-cell office:value-type="float" office:value="14529.776203">
                <text:p>14529.776203</text:p>
              </table:table-cell>
            </table:table-row>
            <table:table-row>
              <table:table-cell office:value-type="float" office:value="94446">
                <text:p>94450</text:p>
              </table:table-cell>
              <table:table-cell office:value-type="float" office:value="20344.376705">
                <text:p>20344.376705</text:p>
              </table:table-cell>
              <table:table-cell office:value-type="float" office:value="25053.733029">
                <text:p>25053.733029</text:p>
              </table:table-cell>
              <table:table-cell office:value-type="float" office:value="30867.227471">
                <text:p>30867.227471</text:p>
              </table:table-cell>
              <table:table-cell office:value-type="float" office:value="14686.431363">
                <text:p>14686.431363</text:p>
              </table:table-cell>
            </table:table-row>
            <table:table-row>
              <table:table-cell office:value-type="float" office:value="97222">
                <text:p>97220</text:p>
              </table:table-cell>
              <table:table-cell office:value-type="float" office:value="19745.420979">
                <text:p>19745.420979</text:p>
              </table:table-cell>
              <table:table-cell office:value-type="float" office:value="23068.432378">
                <text:p>23068.432378</text:p>
              </table:table-cell>
              <table:table-cell office:value-type="float" office:value="28450.939507">
                <text:p>28450.939507</text:p>
              </table:table-cell>
              <table:table-cell office:value-type="float" office:value="13975.501136">
                <text:p>13975.501136</text:p>
              </table:table-cell>
            </table:table-row>
            <table:table-row>
              <table:table-cell office:value-type="float" office:value="100080">
                <text:p>100080</text:p>
              </table:table-cell>
              <table:table-cell office:value-type="float" office:value="20220.249747">
                <text:p>20220.249747</text:p>
              </table:table-cell>
              <table:table-cell office:value-type="float" office:value="24506.564496">
                <text:p>24506.564496</text:p>
              </table:table-cell>
              <table:table-cell office:value-type="float" office:value="30478.179401">
                <text:p>30478.179401</text:p>
              </table:table-cell>
              <table:table-cell office:value-type="float" office:value="14507.645041">
                <text:p>14507.645041</text:p>
              </table:table-cell>
            </table:table-row>
            <table:table-row>
              <table:table-cell office:value-type="float" office:value="103023">
                <text:p>103020</text:p>
              </table:table-cell>
              <table:table-cell office:value-type="float" office:value="20380.081997">
                <text:p>20380.081997</text:p>
              </table:table-cell>
              <table:table-cell office:value-type="float" office:value="24220.262907">
                <text:p>24220.262907</text:p>
              </table:table-cell>
              <table:table-cell office:value-type="float" office:value="30418.805414">
                <text:p>30418.805414</text:p>
              </table:table-cell>
              <table:table-cell office:value-type="float" office:value="14606.595538">
                <text:p>14606.595538</text:p>
              </table:table-cell>
            </table:table-row>
            <table:table-row>
              <table:table-cell office:value-type="float" office:value="106051">
                <text:p>106050</text:p>
              </table:table-cell>
              <table:table-cell office:value-type="float" office:value="20456.941241">
                <text:p>20456.941241</text:p>
              </table:table-cell>
              <table:table-cell office:value-type="float" office:value="24461.889491">
                <text:p>24461.889491</text:p>
              </table:table-cell>
              <table:table-cell office:value-type="float" office:value="30552.789988">
                <text:p>30552.789988</text:p>
              </table:table-cell>
              <table:table-cell office:value-type="float" office:value="14685.747015">
                <text:p>14685.747015</text:p>
              </table:table-cell>
            </table:table-row>
            <table:table-row>
              <table:table-cell office:value-type="float" office:value="109169">
                <text:p>109170</text:p>
              </table:table-cell>
              <table:table-cell office:value-type="float" office:value="20168.965339">
                <text:p>20168.965339</text:p>
              </table:table-cell>
              <table:table-cell office:value-type="float" office:value="23777.572447">
                <text:p>23777.572447</text:p>
              </table:table-cell>
              <table:table-cell office:value-type="float" office:value="30082.011844">
                <text:p>30082.011844</text:p>
              </table:table-cell>
              <table:table-cell office:value-type="float" office:value="14473.229077">
                <text:p>14473.229077</text:p>
              </table:table-cell>
            </table:table-row>
            <table:table-row>
              <table:table-cell office:value-type="float" office:value="112378">
                <text:p>112380</text:p>
              </table:table-cell>
              <table:table-cell office:value-type="float" office:value="20370.639916">
                <text:p>20370.639916</text:p>
              </table:table-cell>
              <table:table-cell office:value-type="float" office:value="24075.47005">
                <text:p>24075.47005</text:p>
              </table:table-cell>
              <table:table-cell office:value-type="float" office:value="30394.473438">
                <text:p>30394.473438</text:p>
              </table:table-cell>
              <table:table-cell office:value-type="float" office:value="14596.748452">
                <text:p>14596.748452</text:p>
              </table:table-cell>
            </table:table-row>
            <table:table-row>
              <table:table-cell office:value-type="float" office:value="115682">
                <text:p>115680</text:p>
              </table:table-cell>
              <table:table-cell office:value-type="float" office:value="20363.97527">
                <text:p>20363.97527</text:p>
              </table:table-cell>
              <table:table-cell office:value-type="float" office:value="24090.849256">
                <text:p>24090.849256</text:p>
              </table:table-cell>
              <table:table-cell office:value-type="float" office:value="30650.725494">
                <text:p>30650.725494</text:p>
              </table:table-cell>
              <table:table-cell office:value-type="float" office:value="14620.958662">
                <text:p>14620.958662</text:p>
              </table:table-cell>
            </table:table-row>
            <table:table-row>
              <table:table-cell office:value-type="float" office:value="119082">
                <text:p>119080</text:p>
              </table:table-cell>
              <table:table-cell office:value-type="float" office:value="20378.830354">
                <text:p>20378.830354</text:p>
              </table:table-cell>
              <table:table-cell office:value-type="float" office:value="23952.980719">
                <text:p>23952.980719</text:p>
              </table:table-cell>
              <table:table-cell office:value-type="float" office:value="30332.020301">
                <text:p>30332.020301</text:p>
              </table:table-cell>
              <table:table-cell office:value-type="float" office:value="14575.551281">
                <text:p>14575.551281</text:p>
              </table:table-cell>
            </table:table-row>
            <table:table-row>
              <table:table-cell office:value-type="float" office:value="122583">
                <text:p>122580</text:p>
              </table:table-cell>
              <table:table-cell office:value-type="float" office:value="20296.371742">
                <text:p>20296.371742</text:p>
              </table:table-cell>
              <table:table-cell office:value-type="float" office:value="23599.4698">
                <text:p>23599.4698</text:p>
              </table:table-cell>
              <table:table-cell office:value-type="float" office:value="30201.249046">
                <text:p>30201.249046</text:p>
              </table:table-cell>
              <table:table-cell office:value-type="float" office:value="14482.033657">
                <text:p>14482.033657</text:p>
              </table:table-cell>
            </table:table-row>
            <table:table-row>
              <table:table-cell office:value-type="float" office:value="126187">
                <text:p>126190</text:p>
              </table:table-cell>
              <table:table-cell office:value-type="float" office:value="20357.84938">
                <text:p>20357.84938</text:p>
              </table:table-cell>
              <table:table-cell office:value-type="float" office:value="23357.810489">
                <text:p>23357.810489</text:p>
              </table:table-cell>
              <table:table-cell office:value-type="float" office:value="29749.979189">
                <text:p>29749.979189</text:p>
              </table:table-cell>
              <table:table-cell office:value-type="float" office:value="14454.554645">
                <text:p>14454.554645</text:p>
              </table:table-cell>
            </table:table-row>
            <table:table-row>
              <table:table-cell office:value-type="float" office:value="129896">
                <text:p>129900</text:p>
              </table:table-cell>
              <table:table-cell office:value-type="float" office:value="20343.060521">
                <text:p>20343.060521</text:p>
              </table:table-cell>
              <table:table-cell office:value-type="float" office:value="23374.014352">
                <text:p>23374.014352</text:p>
              </table:table-cell>
              <table:table-cell office:value-type="float" office:value="29912.127756">
                <text:p>29912.127756</text:p>
              </table:table-cell>
              <table:table-cell office:value-type="float" office:value="14460.628034">
                <text:p>14460.628034</text:p>
              </table:table-cell>
            </table:table-row>
            <table:table-row>
              <table:table-cell office:value-type="float" office:value="133715">
                <text:p>133720</text:p>
              </table:table-cell>
              <table:table-cell office:value-type="float" office:value="20123.251995">
                <text:p>20123.251995</text:p>
              </table:table-cell>
              <table:table-cell office:value-type="float" office:value="22711.127747">
                <text:p>22711.127747</text:p>
              </table:table-cell>
              <table:table-cell office:value-type="float" office:value="29412.119412">
                <text:p>29412.119412</text:p>
              </table:table-cell>
              <table:table-cell office:value-type="float" office:value="14271.759538">
                <text:p>14271.759538</text:p>
              </table:table-cell>
            </table:table-row>
            <table:table-row>
              <table:table-cell office:value-type="float" office:value="137645">
                <text:p>137650</text:p>
              </table:table-cell>
              <table:table-cell office:value-type="float" office:value="20314.798797">
                <text:p>20314.798797</text:p>
              </table:table-cell>
              <table:table-cell office:value-type="float" office:value="22897.237189">
                <text:p>22897.237189</text:p>
              </table:table-cell>
              <table:table-cell office:value-type="float" office:value="29267.503466">
                <text:p>29267.503466</text:p>
              </table:table-cell>
              <table:table-cell office:value-type="float" office:value="14377.831464">
                <text:p>14377.831464</text:p>
              </table:table-cell>
            </table:table-row>
            <table:table-row>
              <table:table-cell office:value-type="float" office:value="141692">
                <text:p>141690</text:p>
              </table:table-cell>
              <table:table-cell office:value-type="float" office:value="20405.384315">
                <text:p>20405.384315</text:p>
              </table:table-cell>
              <table:table-cell office:value-type="float" office:value="22534.609353">
                <text:p>22534.609353</text:p>
              </table:table-cell>
              <table:table-cell office:value-type="float" office:value="29176.774571">
                <text:p>29176.774571</text:p>
              </table:table-cell>
              <table:table-cell office:value-type="float" office:value="14310.513182">
                <text:p>14310.513182</text:p>
              </table:table-cell>
            </table:table-row>
            <table:table-row>
              <table:table-cell office:value-type="float" office:value="145857">
                <text:p>145860</text:p>
              </table:table-cell>
              <table:table-cell office:value-type="float" office:value="20180.722903">
                <text:p>20180.722903</text:p>
              </table:table-cell>
              <table:table-cell office:value-type="float" office:value="21677.531047">
                <text:p>21677.531047</text:p>
              </table:table-cell>
              <table:table-cell office:value-type="float" office:value="28459.465835">
                <text:p>28459.465835</text:p>
              </table:table-cell>
              <table:table-cell office:value-type="float" office:value="14072.507792">
                <text:p>14072.507792</text:p>
              </table:table-cell>
            </table:table-row>
            <table:table-row>
              <table:table-cell office:value-type="float" office:value="150145">
                <text:p>150150</text:p>
              </table:table-cell>
              <table:table-cell office:value-type="float" office:value="20280.659868">
                <text:p>20280.659868</text:p>
              </table:table-cell>
              <table:table-cell office:value-type="float" office:value="21377.80627">
                <text:p>21377.80627</text:p>
              </table:table-cell>
              <table:table-cell office:value-type="float" office:value="28232.650463">
                <text:p>28232.650463</text:p>
              </table:table-cell>
              <table:table-cell office:value-type="float" office:value="13953.184917">
                <text:p>13953.184917</text:p>
              </table:table-cell>
            </table:table-row>
            <table:table-row>
              <table:table-cell office:value-type="float" office:value="154559">
                <text:p>154560</text:p>
              </table:table-cell>
              <table:table-cell office:value-type="float" office:value="20337.53213">
                <text:p>20337.53213</text:p>
              </table:table-cell>
              <table:table-cell office:value-type="float" office:value="21063.376751">
                <text:p>21063.376751</text:p>
              </table:table-cell>
              <table:table-cell office:value-type="float" office:value="27992.011412">
                <text:p>27992.011412</text:p>
              </table:table-cell>
              <table:table-cell office:value-type="float" office:value="13949.167395">
                <text:p>13949.167395</text:p>
              </table:table-cell>
            </table:table-row>
            <table:table-row>
              <table:table-cell office:value-type="float" office:value="159102">
                <text:p>159100</text:p>
              </table:table-cell>
              <table:table-cell office:value-type="float" office:value="20186.646276">
                <text:p>20186.646276</text:p>
              </table:table-cell>
              <table:table-cell office:value-type="float" office:value="20541.678553">
                <text:p>20541.678553</text:p>
              </table:table-cell>
              <table:table-cell office:value-type="float" office:value="27525.564889">
                <text:p>27525.564889</text:p>
              </table:table-cell>
              <table:table-cell office:value-type="float" office:value="13834.918554">
                <text:p>13834.918554</text:p>
              </table:table-cell>
            </table:table-row>
            <table:table-row>
              <table:table-cell office:value-type="float" office:value="163779">
                <text:p>163780</text:p>
              </table:table-cell>
              <table:table-cell office:value-type="float" office:value="20122.435688">
                <text:p>20122.435688</text:p>
              </table:table-cell>
              <table:table-cell office:value-type="float" office:value="19596.756332">
                <text:p>19596.756332</text:p>
              </table:table-cell>
              <table:table-cell office:value-type="float" office:value="26586.852287">
                <text:p>26586.852287</text:p>
              </table:table-cell>
              <table:table-cell office:value-type="float" office:value="13602.874343">
                <text:p>13602.874343</text:p>
              </table:table-cell>
            </table:table-row>
            <table:table-row>
              <table:table-cell office:value-type="float" office:value="168594">
                <text:p>168590</text:p>
              </table:table-cell>
              <table:table-cell office:value-type="float" office:value="20251.001027">
                <text:p>20251.001027</text:p>
              </table:table-cell>
              <table:table-cell office:value-type="float" office:value="19463.870583">
                <text:p>19463.870583</text:p>
              </table:table-cell>
              <table:table-cell office:value-type="float" office:value="26014.615307">
                <text:p>26014.615307</text:p>
              </table:table-cell>
              <table:table-cell office:value-type="float" office:value="13508.692376">
                <text:p>13508.692376</text:p>
              </table:table-cell>
            </table:table-row>
            <table:table-row>
              <table:table-cell office:value-type="float" office:value="173550">
                <text:p>173550</text:p>
              </table:table-cell>
              <table:table-cell office:value-type="float" office:value="20312.980649">
                <text:p>20312.980649</text:p>
              </table:table-cell>
              <table:table-cell office:value-type="float" office:value="19032.68477">
                <text:p>19032.68477</text:p>
              </table:table-cell>
              <table:table-cell office:value-type="float" office:value="26037.950138">
                <text:p>26037.950138</text:p>
              </table:table-cell>
              <table:table-cell office:value-type="float" office:value="13515.673679">
                <text:p>13515.673679</text:p>
              </table:table-cell>
            </table:table-row>
            <table:table-row>
              <table:table-cell office:value-type="float" office:value="178652">
                <text:p>178650</text:p>
              </table:table-cell>
              <table:table-cell office:value-type="float" office:value="20007.005017">
                <text:p>20007.005017</text:p>
              </table:table-cell>
              <table:table-cell office:value-type="float" office:value="18371.849592">
                <text:p>18371.849592</text:p>
              </table:table-cell>
              <table:table-cell office:value-type="float" office:value="25060.315161">
                <text:p>25060.315161</text:p>
              </table:table-cell>
              <table:table-cell office:value-type="float" office:value="13183.837907">
                <text:p>13183.837907</text:p>
              </table:table-cell>
            </table:table-row>
            <table:table-row>
              <table:table-cell office:value-type="float" office:value="183904">
                <text:p>183900</text:p>
              </table:table-cell>
              <table:table-cell office:value-type="float" office:value="20103.664854">
                <text:p>20103.664854</text:p>
              </table:table-cell>
              <table:table-cell office:value-type="float" office:value="17896.172758">
                <text:p>17896.172758</text:p>
              </table:table-cell>
              <table:table-cell office:value-type="float" office:value="24485.880632">
                <text:p>24485.880632</text:p>
              </table:table-cell>
              <table:table-cell office:value-type="float" office:value="13169.395629">
                <text:p>13169.395629</text:p>
              </table:table-cell>
            </table:table-row>
            <table:table-row>
              <table:table-cell office:value-type="float" office:value="189310">
                <text:p>189310</text:p>
              </table:table-cell>
              <table:table-cell office:value-type="float" office:value="20083.44831">
                <text:p>20083.44831</text:p>
              </table:table-cell>
              <table:table-cell office:value-type="float" office:value="17241.260257">
                <text:p>17241.260257</text:p>
              </table:table-cell>
              <table:table-cell office:value-type="float" office:value="23857.659026">
                <text:p>23857.659026</text:p>
              </table:table-cell>
              <table:table-cell office:value-type="float" office:value="13066.883615">
                <text:p>13066.883615</text:p>
              </table:table-cell>
            </table:table-row>
            <table:table-row>
              <table:table-cell office:value-type="float" office:value="194876">
                <text:p>194880</text:p>
              </table:table-cell>
              <table:table-cell office:value-type="float" office:value="19873.552037">
                <text:p>19873.552037</text:p>
              </table:table-cell>
              <table:table-cell office:value-type="float" office:value="16289.204809">
                <text:p>16289.204809</text:p>
              </table:table-cell>
              <table:table-cell office:value-type="float" office:value="22997.743307">
                <text:p>22997.743307</text:p>
              </table:table-cell>
              <table:table-cell office:value-type="float" office:value="12814.426802">
                <text:p>12814.426802</text:p>
              </table:table-cell>
            </table:table-row>
            <table:table-row>
              <table:table-cell office:value-type="float" office:value="200604">
                <text:p>200600</text:p>
              </table:table-cell>
              <table:table-cell office:value-type="float" office:value="20118.056821">
                <text:p>20118.056821</text:p>
              </table:table-cell>
              <table:table-cell office:value-type="float" office:value="16401.085658">
                <text:p>16401.085658</text:p>
              </table:table-cell>
              <table:table-cell office:value-type="float" office:value="22812.50528">
                <text:p>22812.50528</text:p>
              </table:table-cell>
              <table:table-cell office:value-type="float" office:value="12873.297867">
                <text:p>12873.297867</text:p>
              </table:table-cell>
            </table:table-row>
            <table:table-row>
              <table:table-cell office:value-type="float" office:value="206501">
                <text:p>206500</text:p>
              </table:table-cell>
              <table:table-cell office:value-type="float" office:value="19931.93921">
                <text:p>19931.93921</text:p>
              </table:table-cell>
              <table:table-cell office:value-type="float" office:value="15446.444982">
                <text:p>15446.444982</text:p>
              </table:table-cell>
              <table:table-cell office:value-type="float" office:value="21846.74772">
                <text:p>21846.74772</text:p>
              </table:table-cell>
              <table:table-cell office:value-type="float" office:value="12585.002631">
                <text:p>12585.002631</text:p>
              </table:table-cell>
            </table:table-row>
            <table:table-row>
              <table:table-cell office:value-type="float" office:value="212572">
                <text:p>212570</text:p>
              </table:table-cell>
              <table:table-cell office:value-type="float" office:value="19979.352678">
                <text:p>19979.352678</text:p>
              </table:table-cell>
              <table:table-cell office:value-type="float" office:value="15094.636097">
                <text:p>15094.636097</text:p>
              </table:table-cell>
              <table:table-cell office:value-type="float" office:value="21266.90223">
                <text:p>21266.90223</text:p>
              </table:table-cell>
              <table:table-cell office:value-type="float" office:value="12512.334727">
                <text:p>12512.334727</text:p>
              </table:table-cell>
            </table:table-row>
            <table:table-row>
              <table:table-cell office:value-type="float" office:value="218821">
                <text:p>218820</text:p>
              </table:table-cell>
              <table:table-cell office:value-type="float" office:value="20039.804692">
                <text:p>20039.804692</text:p>
              </table:table-cell>
              <table:table-cell office:value-type="float" office:value="14825.984739">
                <text:p>14825.984739</text:p>
              </table:table-cell>
              <table:table-cell office:value-type="float" office:value="21072.763619">
                <text:p>21072.763619</text:p>
              </table:table-cell>
              <table:table-cell office:value-type="float" office:value="12498.912013">
                <text:p>12498.912013</text:p>
              </table:table-cell>
            </table:table-row>
            <table:table-row>
              <table:table-cell office:value-type="float" office:value="225254">
                <text:p>225250</text:p>
              </table:table-cell>
              <table:table-cell office:value-type="float" office:value="19263.357694">
                <text:p>19263.357694</text:p>
              </table:table-cell>
              <table:table-cell office:value-type="float" office:value="13609.222191">
                <text:p>13609.222191</text:p>
              </table:table-cell>
              <table:table-cell office:value-type="float" office:value="19347.682873">
                <text:p>19347.682873</text:p>
              </table:table-cell>
              <table:table-cell office:value-type="float" office:value="11985.22484">
                <text:p>11985.22484</text:p>
              </table:table-cell>
            </table:table-row>
            <table:table-row>
              <table:table-cell office:value-type="float" office:value="231876">
                <text:p>231880</text:p>
              </table:table-cell>
              <table:table-cell office:value-type="float" office:value="19794.794531">
                <text:p>19794.794531</text:p>
              </table:table-cell>
              <table:table-cell office:value-type="float" office:value="13906.814344">
                <text:p>13906.814344</text:p>
              </table:table-cell>
              <table:table-cell office:value-type="float" office:value="19794.584173">
                <text:p>19794.584173</text:p>
              </table:table-cell>
              <table:table-cell office:value-type="float" office:value="12205.978286">
                <text:p>12205.978286</text:p>
              </table:table-cell>
            </table:table-row>
            <table:table-row>
              <table:table-cell office:value-type="float" office:value="238692">
                <text:p>238690</text:p>
              </table:table-cell>
              <table:table-cell office:value-type="float" office:value="19423.157444">
                <text:p>19423.157444</text:p>
              </table:table-cell>
              <table:table-cell office:value-type="float" office:value="13294.192075">
                <text:p>13294.192075</text:p>
              </table:table-cell>
              <table:table-cell office:value-type="float" office:value="19159.092015">
                <text:p>19159.092015</text:p>
              </table:table-cell>
              <table:table-cell office:value-type="float" office:value="11992.173671">
                <text:p>11992.173671</text:p>
              </table:table-cell>
            </table:table-row>
            <table:table-row>
              <table:table-cell office:value-type="float" office:value="245709">
                <text:p>245710</text:p>
              </table:table-cell>
              <table:table-cell office:value-type="float" office:value="19172.463864">
                <text:p>19172.463864</text:p>
              </table:table-cell>
              <table:table-cell office:value-type="float" office:value="12890.961732">
                <text:p>12890.961732</text:p>
              </table:table-cell>
              <table:table-cell office:value-type="float" office:value="18650.802991">
                <text:p>18650.802991</text:p>
              </table:table-cell>
              <table:table-cell office:value-type="float" office:value="11852.574088">
                <text:p>11852.574088</text:p>
              </table:table-cell>
            </table:table-row>
            <table:table-row>
              <table:table-cell office:value-type="float" office:value="252932">
                <text:p>252930</text:p>
              </table:table-cell>
              <table:table-cell office:value-type="float" office:value="19222.982347">
                <text:p>19222.982347</text:p>
              </table:table-cell>
              <table:table-cell office:value-type="float" office:value="12528.171621">
                <text:p>12528.171621</text:p>
              </table:table-cell>
              <table:table-cell office:value-type="float" office:value="18227.456189">
                <text:p>18227.456189</text:p>
              </table:table-cell>
              <table:table-cell office:value-type="float" office:value="11810.691823">
                <text:p>11810.691823</text:p>
              </table:table-cell>
            </table:table-row>
            <table:table-row>
              <table:table-cell office:value-type="float" office:value="260368">
                <text:p>260370</text:p>
              </table:table-cell>
              <table:table-cell office:value-type="float" office:value="18948.44235">
                <text:p>18948.44235</text:p>
              </table:table-cell>
              <table:table-cell office:value-type="float" office:value="12240.605503">
                <text:p>12240.605503</text:p>
              </table:table-cell>
              <table:table-cell office:value-type="float" office:value="17679.518238">
                <text:p>17679.518238</text:p>
              </table:table-cell>
              <table:table-cell office:value-type="float" office:value="11586.521678">
                <text:p>11586.521678</text:p>
              </table:table-cell>
            </table:table-row>
            <table:table-row>
              <table:table-cell office:value-type="float" office:value="268022">
                <text:p>268020</text:p>
              </table:table-cell>
              <table:table-cell office:value-type="float" office:value="18756.132438">
                <text:p>18756.132438</text:p>
              </table:table-cell>
              <table:table-cell office:value-type="float" office:value="11906.960445">
                <text:p>11906.960445</text:p>
              </table:table-cell>
              <table:table-cell office:value-type="float" office:value="17324.394255">
                <text:p>17324.394255</text:p>
              </table:table-cell>
              <table:table-cell office:value-type="float" office:value="11556.155214">
                <text:p>11556.155214</text:p>
              </table:table-cell>
            </table:table-row>
            <table:table-row>
              <table:table-cell office:value-type="float" office:value="275901">
                <text:p>275900</text:p>
              </table:table-cell>
              <table:table-cell office:value-type="float" office:value="18148.821316">
                <text:p>18148.821316</text:p>
              </table:table-cell>
              <table:table-cell office:value-type="float" office:value="11641.949949">
                <text:p>11641.949949</text:p>
              </table:table-cell>
              <table:table-cell office:value-type="float" office:value="17038.206514">
                <text:p>17038.206514</text:p>
              </table:table-cell>
              <table:table-cell office:value-type="float" office:value="11427.321353">
                <text:p>11427.321353</text:p>
              </table:table-cell>
            </table:table-row>
            <table:table-row>
              <table:table-cell office:value-type="float" office:value="284011">
                <text:p>284010</text:p>
              </table:table-cell>
              <table:table-cell office:value-type="float" office:value="16919.122603">
                <text:p>16919.122603</text:p>
              </table:table-cell>
              <table:table-cell office:value-type="float" office:value="11212.256191">
                <text:p>11212.256191</text:p>
              </table:table-cell>
              <table:table-cell office:value-type="float" office:value="16273.864887">
                <text:p>16273.864887</text:p>
              </table:table-cell>
              <table:table-cell office:value-type="float" office:value="10598.273052">
                <text:p>10598.273052</text:p>
              </table:table-cell>
            </table:table-row>
            <table:table-row>
              <table:table-cell office:value-type="float" office:value="292360">
                <text:p>292360</text:p>
              </table:table-cell>
              <table:table-cell office:value-type="float" office:value="17861.468454">
                <text:p>17861.468454</text:p>
              </table:table-cell>
              <table:table-cell office:value-type="float" office:value="11378.620477">
                <text:p>11378.620477</text:p>
              </table:table-cell>
              <table:table-cell office:value-type="float" office:value="16627.159017">
                <text:p>16627.159017</text:p>
              </table:table-cell>
              <table:table-cell office:value-type="float" office:value="11250.59557">
                <text:p>11250.59557</text:p>
              </table:table-cell>
            </table:table-row>
            <table:table-row>
              <table:table-cell office:value-type="float" office:value="300955">
                <text:p>300960</text:p>
              </table:table-cell>
              <table:table-cell office:value-type="float" office:value="18222.494676">
                <text:p>18222.494676</text:p>
              </table:table-cell>
              <table:table-cell office:value-type="float" office:value="11303.94067">
                <text:p>11303.94067</text:p>
              </table:table-cell>
              <table:table-cell office:value-type="float" office:value="16417.220383">
                <text:p>16417.220383</text:p>
              </table:table-cell>
              <table:table-cell office:value-type="float" office:value="11249.244054">
                <text:p>11249.244054</text:p>
              </table:table-cell>
            </table:table-row>
            <table:table-row>
              <table:table-cell office:value-type="float" office:value="309802">
                <text:p>309800</text:p>
              </table:table-cell>
              <table:table-cell office:value-type="float" office:value="17859.847347">
                <text:p>17859.847347</text:p>
              </table:table-cell>
              <table:table-cell office:value-type="float" office:value="11193.87079">
                <text:p>11193.87079</text:p>
              </table:table-cell>
              <table:table-cell office:value-type="float" office:value="16388.803335">
                <text:p>16388.803335</text:p>
              </table:table-cell>
              <table:table-cell office:value-type="float" office:value="11197.168775">
                <text:p>11197.168775</text:p>
              </table:table-cell>
            </table:table-row>
            <table:table-row>
              <table:table-cell office:value-type="float" office:value="318910">
                <text:p>318910</text:p>
              </table:table-cell>
              <table:table-cell office:value-type="float" office:value="17012.75999">
                <text:p>17012.75999</text:p>
              </table:table-cell>
              <table:table-cell office:value-type="float" office:value="11075.183358">
                <text:p>11075.183358</text:p>
              </table:table-cell>
              <table:table-cell office:value-type="float" office:value="16214.077375">
                <text:p>16214.077375</text:p>
              </table:table-cell>
              <table:table-cell office:value-type="float" office:value="11154.286646">
                <text:p>11154.286646</text:p>
              </table:table-cell>
            </table:table-row>
            <table:table-row>
              <table:table-cell office:value-type="float" office:value="328285">
                <text:p>328290</text:p>
              </table:table-cell>
              <table:table-cell office:value-type="float" office:value="17157.336776">
                <text:p>17157.336776</text:p>
              </table:table-cell>
              <table:table-cell office:value-type="float" office:value="11082.626649">
                <text:p>11082.626649</text:p>
              </table:table-cell>
              <table:table-cell office:value-type="float" office:value="16237.000171">
                <text:p>16237.000171</text:p>
              </table:table-cell>
              <table:table-cell office:value-type="float" office:value="11113.08647">
                <text:p>11113.08647</text:p>
              </table:table-cell>
            </table:table-row>
            <table:table-row>
              <table:table-cell office:value-type="float" office:value="337935">
                <text:p>337940</text:p>
              </table:table-cell>
              <table:table-cell office:value-type="float" office:value="16335.514362">
                <text:p>16335.514362</text:p>
              </table:table-cell>
              <table:table-cell office:value-type="float" office:value="10960.533224">
                <text:p>10960.533224</text:p>
              </table:table-cell>
              <table:table-cell office:value-type="float" office:value="16053.448139">
                <text:p>16053.448139</text:p>
              </table:table-cell>
              <table:table-cell office:value-type="float" office:value="10979.991958">
                <text:p>10979.991958</text:p>
              </table:table-cell>
            </table:table-row>
            <table:table-row>
              <table:table-cell office:value-type="float" office:value="347870">
                <text:p>347870</text:p>
              </table:table-cell>
              <table:table-cell office:value-type="float" office:value="16187.627445">
                <text:p>16187.627445</text:p>
              </table:table-cell>
              <table:table-cell office:value-type="float" office:value="10898.747523">
                <text:p>10898.747523</text:p>
              </table:table-cell>
              <table:table-cell office:value-type="float" office:value="16000.071164">
                <text:p>16000.071164</text:p>
              </table:table-cell>
              <table:table-cell office:value-type="float" office:value="11013.405037">
                <text:p>11013.405037</text:p>
              </table:table-cell>
            </table:table-row>
            <table:table-row>
              <table:table-cell office:value-type="float" office:value="358096">
                <text:p>358100</text:p>
              </table:table-cell>
              <table:table-cell office:value-type="float" office:value="15238.520136">
                <text:p>15238.520136</text:p>
              </table:table-cell>
              <table:table-cell office:value-type="float" office:value="10799.789161">
                <text:p>10799.789161</text:p>
              </table:table-cell>
              <table:table-cell office:value-type="float" office:value="15896.074514">
                <text:p>15896.074514</text:p>
              </table:table-cell>
              <table:table-cell office:value-type="float" office:value="10893.868705">
                <text:p>10893.868705</text:p>
              </table:table-cell>
            </table:table-row>
            <table:table-row>
              <table:table-cell office:value-type="float" office:value="368623">
                <text:p>368620</text:p>
              </table:table-cell>
              <table:table-cell office:value-type="float" office:value="14802.613216">
                <text:p>14802.613216</text:p>
              </table:table-cell>
              <table:table-cell office:value-type="float" office:value="10821.950783">
                <text:p>10821.950783</text:p>
              </table:table-cell>
              <table:table-cell office:value-type="float" office:value="15817.14144">
                <text:p>15817.14144</text:p>
              </table:table-cell>
              <table:table-cell office:value-type="float" office:value="10919.732418">
                <text:p>10919.732418</text:p>
              </table:table-cell>
            </table:table-row>
            <table:table-row>
              <table:table-cell office:value-type="float" office:value="379459">
                <text:p>379460</text:p>
              </table:table-cell>
              <table:table-cell office:value-type="float" office:value="14150.662323">
                <text:p>14150.662323</text:p>
              </table:table-cell>
              <table:table-cell office:value-type="float" office:value="10686.248926">
                <text:p>10686.248926</text:p>
              </table:table-cell>
              <table:table-cell office:value-type="float" office:value="15743.826728">
                <text:p>15743.826728</text:p>
              </table:table-cell>
              <table:table-cell office:value-type="float" office:value="10793.542682">
                <text:p>10793.542682</text:p>
              </table:table-cell>
            </table:table-row>
            <table:table-row>
              <table:table-cell office:value-type="float" office:value="390614">
                <text:p>390610</text:p>
              </table:table-cell>
              <table:table-cell office:value-type="float" office:value="13876.514644">
                <text:p>13876.514644</text:p>
              </table:table-cell>
              <table:table-cell office:value-type="float" office:value="10641.902343">
                <text:p>10641.902343</text:p>
              </table:table-cell>
              <table:table-cell office:value-type="float" office:value="15652.505389">
                <text:p>15652.505389</text:p>
              </table:table-cell>
              <table:table-cell office:value-type="float" office:value="10817.417944">
                <text:p>10817.417944</text:p>
              </table:table-cell>
            </table:table-row>
            <table:table-row>
              <table:table-cell office:value-type="float" office:value="402097">
                <text:p>402100</text:p>
              </table:table-cell>
              <table:table-cell office:value-type="float" office:value="12849.058544">
                <text:p>12849.058544</text:p>
              </table:table-cell>
              <table:table-cell office:value-type="float" office:value="10572.519409">
                <text:p>10572.519409</text:p>
              </table:table-cell>
              <table:table-cell office:value-type="float" office:value="15616.359329">
                <text:p>15616.359329</text:p>
              </table:table-cell>
              <table:table-cell office:value-type="float" office:value="10791.05031">
                <text:p>10791.05031</text:p>
              </table:table-cell>
            </table:table-row>
            <table:table-row>
              <table:table-cell office:value-type="float" office:value="413918">
                <text:p>413920</text:p>
              </table:table-cell>
              <table:table-cell office:value-type="float" office:value="12445.121267">
                <text:p>12445.121267</text:p>
              </table:table-cell>
              <table:table-cell office:value-type="float" office:value="10529.870506">
                <text:p>10529.870506</text:p>
              </table:table-cell>
              <table:table-cell office:value-type="float" office:value="15585.567363">
                <text:p>15585.567363</text:p>
              </table:table-cell>
              <table:table-cell office:value-type="float" office:value="10853.933205">
                <text:p>10853.933205</text:p>
              </table:table-cell>
            </table:table-row>
            <table:table-row>
              <table:table-cell office:value-type="float" office:value="426086">
                <text:p>426090</text:p>
              </table:table-cell>
              <table:table-cell office:value-type="float" office:value="11964.771435">
                <text:p>11964.771435</text:p>
              </table:table-cell>
              <table:table-cell office:value-type="float" office:value="10457.126125">
                <text:p>10457.126125</text:p>
              </table:table-cell>
              <table:table-cell office:value-type="float" office:value="15488.11816">
                <text:p>15488.11816</text:p>
              </table:table-cell>
              <table:table-cell office:value-type="float" office:value="10871.696867">
                <text:p>10871.696867</text:p>
              </table:table-cell>
            </table:table-row>
            <table:table-row>
              <table:table-cell office:value-type="float" office:value="438612">
                <text:p>438610</text:p>
              </table:table-cell>
              <table:table-cell office:value-type="float" office:value="11472.86892">
                <text:p>11472.86892</text:p>
              </table:table-cell>
              <table:table-cell office:value-type="float" office:value="10477.810223">
                <text:p>10477.810223</text:p>
              </table:table-cell>
              <table:table-cell office:value-type="float" office:value="15502.623036">
                <text:p>15502.623036</text:p>
              </table:table-cell>
              <table:table-cell office:value-type="float" office:value="10904.647725">
                <text:p>10904.647725</text:p>
              </table:table-cell>
            </table:table-row>
            <table:table-row>
              <table:table-cell office:value-type="float" office:value="451505">
                <text:p>451510</text:p>
              </table:table-cell>
              <table:table-cell office:value-type="float" office:value="10743.618205">
                <text:p>10743.618205</text:p>
              </table:table-cell>
              <table:table-cell office:value-type="float" office:value="10379.025625">
                <text:p>10379.025625</text:p>
              </table:table-cell>
              <table:table-cell office:value-type="float" office:value="15561.567748">
                <text:p>15561.567748</text:p>
              </table:table-cell>
              <table:table-cell office:value-type="float" office:value="10919.995212">
                <text:p>10919.995212</text:p>
              </table:table-cell>
            </table:table-row>
            <table:table-row>
              <table:table-cell office:value-type="float" office:value="464778">
                <text:p>464780</text:p>
              </table:table-cell>
              <table:table-cell office:value-type="float" office:value="10472.433202">
                <text:p>10472.433202</text:p>
              </table:table-cell>
              <table:table-cell office:value-type="float" office:value="10453.555952">
                <text:p>10453.555952</text:p>
              </table:table-cell>
              <table:table-cell office:value-type="float" office:value="15560.028352">
                <text:p>15560.028352</text:p>
              </table:table-cell>
              <table:table-cell office:value-type="float" office:value="10937.123846">
                <text:p>10937.123846</text:p>
              </table:table-cell>
            </table:table-row>
            <table:table-row>
              <table:table-cell office:value-type="float" office:value="478442">
                <text:p>478440</text:p>
              </table:table-cell>
              <table:table-cell office:value-type="float" office:value="10197.146902">
                <text:p>10197.146902</text:p>
              </table:table-cell>
              <table:table-cell office:value-type="float" office:value="10439.711829">
                <text:p>10439.711829</text:p>
              </table:table-cell>
              <table:table-cell office:value-type="float" office:value="15568.32204">
                <text:p>15568.32204</text:p>
              </table:table-cell>
              <table:table-cell office:value-type="float" office:value="10934.640448">
                <text:p>10934.640448</text:p>
              </table:table-cell>
            </table:table-row>
            <table:table-row>
              <table:table-cell office:value-type="float" office:value="492506">
                <text:p>492510</text:p>
              </table:table-cell>
              <table:table-cell office:value-type="float" office:value="10024.539809">
                <text:p>10024.539809</text:p>
              </table:table-cell>
              <table:table-cell office:value-type="float" office:value="10516.871702">
                <text:p>10516.871702</text:p>
              </table:table-cell>
              <table:table-cell office:value-type="float" office:value="15671.30544">
                <text:p>15671.30544</text:p>
              </table:table-cell>
              <table:table-cell office:value-type="float" office:value="11024.670158">
                <text:p>11024.670158</text:p>
              </table:table-cell>
            </table:table-row>
            <table:table-row>
              <table:table-cell office:value-type="float" office:value="506985">
                <text:p>506990</text:p>
              </table:table-cell>
              <table:table-cell office:value-type="float" office:value="9749.222981">
                <text:p>9749.222981</text:p>
              </table:table-cell>
              <table:table-cell office:value-type="float" office:value="10532.508136">
                <text:p>10532.508136</text:p>
              </table:table-cell>
              <table:table-cell office:value-type="float" office:value="15655.256843">
                <text:p>15655.256843</text:p>
              </table:table-cell>
              <table:table-cell office:value-type="float" office:value="11018.397461">
                <text:p>11018.397461</text:p>
              </table:table-cell>
            </table:table-row>
            <table:table-row>
              <table:table-cell office:value-type="float" office:value="521889">
                <text:p>521890</text:p>
              </table:table-cell>
              <table:table-cell office:value-type="float" office:value="9590.686823">
                <text:p>9590.686823</text:p>
              </table:table-cell>
              <table:table-cell office:value-type="float" office:value="10548.259571">
                <text:p>10548.259571</text:p>
              </table:table-cell>
              <table:table-cell office:value-type="float" office:value="15741.068211">
                <text:p>15741.068211</text:p>
              </table:table-cell>
              <table:table-cell office:value-type="float" office:value="11142.940984">
                <text:p>11142.940984</text:p>
              </table:table-cell>
            </table:table-row>
            <table:table-row>
              <table:table-cell office:value-type="float" office:value="537231">
                <text:p>537230</text:p>
              </table:table-cell>
              <table:table-cell office:value-type="float" office:value="9402.600199">
                <text:p>9402.600199</text:p>
              </table:table-cell>
              <table:table-cell office:value-type="float" office:value="10488.019883">
                <text:p>10488.019883</text:p>
              </table:table-cell>
              <table:table-cell office:value-type="float" office:value="15827.959131">
                <text:p>15827.959131</text:p>
              </table:table-cell>
              <table:table-cell office:value-type="float" office:value="11033.943457">
                <text:p>11033.943457</text:p>
              </table:table-cell>
            </table:table-row>
            <table:table-row>
              <table:table-cell office:value-type="float" office:value="553024">
                <text:p>553020</text:p>
              </table:table-cell>
              <table:table-cell office:value-type="float" office:value="9315.472725">
                <text:p>9315.472725</text:p>
              </table:table-cell>
              <table:table-cell office:value-type="float" office:value="10544.261388">
                <text:p>10544.261388</text:p>
              </table:table-cell>
              <table:table-cell office:value-type="float" office:value="15877.527905">
                <text:p>15877.527905</text:p>
              </table:table-cell>
              <table:table-cell office:value-type="float" office:value="11126.586284">
                <text:p>11126.586284</text:p>
              </table:table-cell>
            </table:table-row>
            <table:table-row>
              <table:table-cell office:value-type="float" office:value="569281">
                <text:p>569280</text:p>
              </table:table-cell>
              <table:table-cell office:value-type="float" office:value="9183.718122">
                <text:p>9183.718122</text:p>
              </table:table-cell>
              <table:table-cell office:value-type="float" office:value="10534.600789">
                <text:p>10534.600789</text:p>
              </table:table-cell>
              <table:table-cell office:value-type="float" office:value="15801.782753">
                <text:p>15801.782753</text:p>
              </table:table-cell>
              <table:table-cell office:value-type="float" office:value="11152.852162">
                <text:p>11152.852162</text:p>
              </table:table-cell>
            </table:table-row>
            <table:table-row>
              <table:table-cell office:value-type="float" office:value="586016">
                <text:p>586020</text:p>
              </table:table-cell>
              <table:table-cell office:value-type="float" office:value="9182.123339">
                <text:p>9182.123339</text:p>
              </table:table-cell>
              <table:table-cell office:value-type="float" office:value="10575.618686">
                <text:p>10575.618686</text:p>
              </table:table-cell>
              <table:table-cell office:value-type="float" office:value="15992.783721">
                <text:p>15992.783721</text:p>
              </table:table-cell>
              <table:table-cell office:value-type="float" office:value="11193.515678">
                <text:p>11193.515678</text:p>
              </table:table-cell>
            </table:table-row>
            <table:table-row>
              <table:table-cell office:value-type="float" office:value="603243">
                <text:p>603240</text:p>
              </table:table-cell>
              <table:table-cell office:value-type="float" office:value="9067.282813">
                <text:p>9067.282813</text:p>
              </table:table-cell>
              <table:table-cell office:value-type="float" office:value="10550.286834">
                <text:p>10550.286834</text:p>
              </table:table-cell>
              <table:table-cell office:value-type="float" office:value="15915.827479">
                <text:p>15915.827479</text:p>
              </table:table-cell>
              <table:table-cell office:value-type="float" office:value="11199.794596">
                <text:p>11199.794596</text:p>
              </table:table-cell>
            </table:table-row>
            <table:table-row>
              <table:table-cell office:value-type="float" office:value="620977">
                <text:p>620980</text:p>
              </table:table-cell>
              <table:table-cell office:value-type="float" office:value="9021.073167">
                <text:p>9021.073167</text:p>
              </table:table-cell>
              <table:table-cell office:value-type="float" office:value="10675.213281">
                <text:p>10675.213281</text:p>
              </table:table-cell>
              <table:table-cell office:value-type="float" office:value="16011.010302">
                <text:p>16011.010302</text:p>
              </table:table-cell>
              <table:table-cell office:value-type="float" office:value="11270.774962">
                <text:p>11270.774962</text:p>
              </table:table-cell>
            </table:table-row>
            <table:table-row>
              <table:table-cell office:value-type="float" office:value="639232">
                <text:p>639230</text:p>
              </table:table-cell>
              <table:table-cell office:value-type="float" office:value="8954.47092">
                <text:p>8954.47092</text:p>
              </table:table-cell>
              <table:table-cell office:value-type="float" office:value="10557.352614">
                <text:p>10557.352614</text:p>
              </table:table-cell>
              <table:table-cell office:value-type="float" office:value="16079.807491">
                <text:p>16079.807491</text:p>
              </table:table-cell>
              <table:table-cell office:value-type="float" office:value="11266.350844">
                <text:p>11266.350844</text:p>
              </table:table-cell>
            </table:table-row>
            <table:table-row>
              <table:table-cell office:value-type="float" office:value="658024">
                <text:p>658020</text:p>
              </table:table-cell>
              <table:table-cell office:value-type="float" office:value="8880.728731">
                <text:p>8880.728731</text:p>
              </table:table-cell>
              <table:table-cell office:value-type="float" office:value="10624.479518">
                <text:p>10624.479518</text:p>
              </table:table-cell>
              <table:table-cell office:value-type="float" office:value="16097.739151">
                <text:p>16097.739151</text:p>
              </table:table-cell>
              <table:table-cell office:value-type="float" office:value="11260.095078">
                <text:p>11260.095078</text:p>
              </table:table-cell>
            </table:table-row>
            <table:table-row>
              <table:table-cell office:value-type="float" office:value="677368">
                <text:p>677370</text:p>
              </table:table-cell>
              <table:table-cell office:value-type="float" office:value="8933.86477">
                <text:p>8933.86477</text:p>
              </table:table-cell>
              <table:table-cell office:value-type="float" office:value="10610.214979">
                <text:p>10610.214979</text:p>
              </table:table-cell>
              <table:table-cell office:value-type="float" office:value="16084.105214">
                <text:p>16084.105214</text:p>
              </table:table-cell>
              <table:table-cell office:value-type="float" office:value="11317.451599">
                <text:p>11317.451599</text:p>
              </table:table-cell>
            </table:table-row>
            <table:table-row>
              <table:table-cell office:value-type="float" office:value="697280">
                <text:p>697280</text:p>
              </table:table-cell>
              <table:table-cell office:value-type="float" office:value="8913.176789">
                <text:p>8913.176789</text:p>
              </table:table-cell>
              <table:table-cell office:value-type="float" office:value="10627.447994">
                <text:p>10627.447994</text:p>
              </table:table-cell>
              <table:table-cell office:value-type="float" office:value="15978.989674">
                <text:p>15978.989674</text:p>
              </table:table-cell>
              <table:table-cell office:value-type="float" office:value="11224.252459">
                <text:p>11224.252459</text:p>
              </table:table-cell>
            </table:table-row>
            <table:table-row>
              <table:table-cell office:value-type="float" office:value="717778">
                <text:p>717780</text:p>
              </table:table-cell>
              <table:table-cell office:value-type="float" office:value="8876.664681">
                <text:p>8876.664681</text:p>
              </table:table-cell>
              <table:table-cell office:value-type="float" office:value="10642.356703">
                <text:p>10642.356703</text:p>
              </table:table-cell>
              <table:table-cell office:value-type="float" office:value="16044.629226">
                <text:p>16044.629226</text:p>
              </table:table-cell>
              <table:table-cell office:value-type="float" office:value="11389.652729">
                <text:p>11389.652729</text:p>
              </table:table-cell>
            </table:table-row>
            <table:table-row>
              <table:table-cell office:value-type="float" office:value="738879">
                <text:p>738880</text:p>
              </table:table-cell>
              <table:table-cell office:value-type="float" office:value="8819.850367">
                <text:p>8819.850367</text:p>
              </table:table-cell>
              <table:table-cell office:value-type="float" office:value="10619.640714">
                <text:p>10619.640714</text:p>
              </table:table-cell>
              <table:table-cell office:value-type="float" office:value="16012.426443">
                <text:p>16012.426443</text:p>
              </table:table-cell>
              <table:table-cell office:value-type="float" office:value="11289.867814">
                <text:p>11289.867814</text:p>
              </table:table-cell>
            </table:table-row>
            <table:table-row>
              <table:table-cell office:value-type="float" office:value="760600">
                <text:p>760600</text:p>
              </table:table-cell>
              <table:table-cell office:value-type="float" office:value="8859.845872">
                <text:p>8859.845872</text:p>
              </table:table-cell>
              <table:table-cell office:value-type="float" office:value="10688.445005">
                <text:p>10688.445005</text:p>
              </table:table-cell>
              <table:table-cell office:value-type="float" office:value="16098.244986">
                <text:p>16098.244986</text:p>
              </table:table-cell>
              <table:table-cell office:value-type="float" office:value="11427.683011">
                <text:p>11427.683011</text:p>
              </table:table-cell>
            </table:table-row>
            <table:table-row>
              <table:table-cell office:value-type="float" office:value="782959">
                <text:p>782960</text:p>
              </table:table-cell>
              <table:table-cell office:value-type="float" office:value="8720.508286">
                <text:p>8720.508286</text:p>
              </table:table-cell>
              <table:table-cell office:value-type="float" office:value="10668.7863">
                <text:p>10668.7863</text:p>
              </table:table-cell>
              <table:table-cell office:value-type="float" office:value="15964.177669">
                <text:p>15964.177669</text:p>
              </table:table-cell>
              <table:table-cell office:value-type="float" office:value="11363.659525">
                <text:p>11363.659525</text:p>
              </table:table-cell>
            </table:table-row>
            <table:table-row>
              <table:table-cell office:value-type="float" office:value="805976">
                <text:p>805980</text:p>
              </table:table-cell>
              <table:table-cell office:value-type="float" office:value="8711.834926">
                <text:p>8711.834926</text:p>
              </table:table-cell>
              <table:table-cell office:value-type="float" office:value="10617.048337">
                <text:p>10617.048337</text:p>
              </table:table-cell>
              <table:table-cell office:value-type="float" office:value="16155.687797">
                <text:p>16155.687797</text:p>
              </table:table-cell>
              <table:table-cell office:value-type="float" office:value="11422.942885">
                <text:p>11422.942885</text:p>
              </table:table-cell>
            </table:table-row>
            <table:table-row>
              <table:table-cell office:value-type="float" office:value="829670">
                <text:p>829670</text:p>
              </table:table-cell>
              <table:table-cell office:value-type="float" office:value="8580.15209">
                <text:p>8580.15209</text:p>
              </table:table-cell>
              <table:table-cell office:value-type="float" office:value="10528.099375">
                <text:p>10528.099375</text:p>
              </table:table-cell>
              <table:table-cell office:value-type="float" office:value="15845.411908">
                <text:p>15845.411908</text:p>
              </table:table-cell>
              <table:table-cell office:value-type="float" office:value="11291.87644">
                <text:p>11291.87644</text:p>
              </table:table-cell>
            </table:table-row>
            <table:table-row>
              <table:table-cell office:value-type="float" office:value="854059">
                <text:p>854060</text:p>
              </table:table-cell>
              <table:table-cell office:value-type="float" office:value="8689.690187">
                <text:p>8689.690187</text:p>
              </table:table-cell>
              <table:table-cell office:value-type="float" office:value="10679.728266">
                <text:p>10679.728266</text:p>
              </table:table-cell>
              <table:table-cell office:value-type="float" office:value="16230.058754">
                <text:p>16230.058754</text:p>
              </table:table-cell>
              <table:table-cell office:value-type="float" office:value="11508.499706">
                <text:p>11508.499706</text:p>
              </table:table-cell>
            </table:table-row>
            <table:table-row>
              <table:table-cell office:value-type="float" office:value="879166">
                <text:p>879170</text:p>
              </table:table-cell>
              <table:table-cell office:value-type="float" office:value="8670.19498">
                <text:p>8670.19498</text:p>
              </table:table-cell>
              <table:table-cell office:value-type="float" office:value="10683.871096">
                <text:p>10683.871096</text:p>
              </table:table-cell>
              <table:table-cell office:value-type="float" office:value="16149.911764">
                <text:p>16149.911764</text:p>
              </table:table-cell>
              <table:table-cell office:value-type="float" office:value="11472.339088">
                <text:p>11472.339088</text:p>
              </table:table-cell>
            </table:table-row>
            <table:table-row>
              <table:table-cell office:value-type="float" office:value="905011">
                <text:p>905010</text:p>
              </table:table-cell>
              <table:table-cell office:value-type="float" office:value="8640.145048">
                <text:p>8640.145048</text:p>
              </table:table-cell>
              <table:table-cell office:value-type="float" office:value="10754.768672">
                <text:p>10754.768672</text:p>
              </table:table-cell>
              <table:table-cell office:value-type="float" office:value="16257.134695">
                <text:p>16257.134695</text:p>
              </table:table-cell>
              <table:table-cell office:value-type="float" office:value="11525.116103">
                <text:p>11525.116103</text:p>
              </table:table-cell>
            </table:table-row>
            <table:table-row>
              <table:table-cell office:value-type="float" office:value="931616">
                <text:p>931620</text:p>
              </table:table-cell>
              <table:table-cell office:value-type="float" office:value="8644.814799">
                <text:p>8644.814799</text:p>
              </table:table-cell>
              <table:table-cell office:value-type="float" office:value="10677.1567">
                <text:p>10677.1567</text:p>
              </table:table-cell>
              <table:table-cell office:value-type="float" office:value="16240.943711">
                <text:p>16240.943711</text:p>
              </table:table-cell>
              <table:table-cell office:value-type="float" office:value="11496.942052">
                <text:p>11496.942052</text:p>
              </table:table-cell>
            </table:table-row>
            <table:table-row>
              <table:table-cell office:value-type="float" office:value="959003">
                <text:p>959000</text:p>
              </table:table-cell>
              <table:table-cell office:value-type="float" office:value="8730.998042">
                <text:p>8730.998042</text:p>
              </table:table-cell>
              <table:table-cell office:value-type="float" office:value="10743.295624">
                <text:p>10743.295624</text:p>
              </table:table-cell>
              <table:table-cell office:value-type="float" office:value="16226.594942">
                <text:p>16226.594942</text:p>
              </table:table-cell>
              <table:table-cell office:value-type="float" office:value="11557.143475">
                <text:p>11557.143475</text:p>
              </table:table-cell>
            </table:table-row>
            <table:table-row>
              <table:table-cell office:value-type="float" office:value="987195">
                <text:p>987200</text:p>
              </table:table-cell>
              <table:table-cell office:value-type="float" office:value="8691.909548">
                <text:p>8691.909548</text:p>
              </table:table-cell>
              <table:table-cell office:value-type="float" office:value="10725.544397">
                <text:p>10725.544397</text:p>
              </table:table-cell>
              <table:table-cell office:value-type="float" office:value="16085.391364">
                <text:p>16085.391364</text:p>
              </table:table-cell>
              <table:table-cell office:value-type="float" office:value="11564.714684">
                <text:p>11564.714684</text:p>
              </table:table-cell>
            </table:table-row>
            <table:table-row>
              <table:table-cell office:value-type="float" office:value="1016216">
                <text:p>1016220</text:p>
              </table:table-cell>
              <table:table-cell office:value-type="float" office:value="8737.345952">
                <text:p>8737.345952</text:p>
              </table:table-cell>
              <table:table-cell office:value-type="float" office:value="10810.387136">
                <text:p>10810.387136</text:p>
              </table:table-cell>
              <table:table-cell office:value-type="float" office:value="16209.804514">
                <text:p>16209.804514</text:p>
              </table:table-cell>
              <table:table-cell office:value-type="float" office:value="11627.626681">
                <text:p>11627.626681</text:p>
              </table:table-cell>
            </table:table-row>
            <table:table-row>
              <table:table-cell office:value-type="float" office:value="1046089">
                <text:p>1046090</text:p>
              </table:table-cell>
              <table:table-cell office:value-type="float" office:value="8663.141128">
                <text:p>8663.141128</text:p>
              </table:table-cell>
              <table:table-cell office:value-type="float" office:value="10825.864675">
                <text:p>10825.864675</text:p>
              </table:table-cell>
              <table:table-cell office:value-type="float" office:value="16155.15758">
                <text:p>16155.15758</text:p>
              </table:table-cell>
              <table:table-cell office:value-type="float" office:value="11579.603165">
                <text:p>11579.603165</text:p>
              </table:table-cell>
            </table:table-row>
            <table:table-row>
              <table:table-cell office:value-type="float" office:value="1076841">
                <text:p>1076840</text:p>
              </table:table-cell>
              <table:table-cell office:value-type="float" office:value="8807.506121">
                <text:p>8807.506121</text:p>
              </table:table-cell>
              <table:table-cell office:value-type="float" office:value="10668.752803">
                <text:p>10668.752803</text:p>
              </table:table-cell>
              <table:table-cell office:value-type="float" office:value="16236.00105">
                <text:p>16236.00105</text:p>
              </table:table-cell>
              <table:table-cell office:value-type="float" office:value="11498.858954">
                <text:p>11498.858954</text:p>
              </table:table-cell>
            </table:table-row>
            <table:table-row>
              <table:table-cell office:value-type="float" office:value="1108497">
                <text:p>1108500</text:p>
              </table:table-cell>
              <table:table-cell office:value-type="float" office:value="8813.197149">
                <text:p>8813.197149</text:p>
              </table:table-cell>
              <table:table-cell office:value-type="float" office:value="10725.454163">
                <text:p>10725.454163</text:p>
              </table:table-cell>
              <table:table-cell office:value-type="float" office:value="16349.013872">
                <text:p>16349.013872</text:p>
              </table:table-cell>
              <table:table-cell office:value-type="float" office:value="11699.349618">
                <text:p>11699.349618</text:p>
              </table:table-cell>
            </table:table-row>
            <table:table-row>
              <table:table-cell office:value-type="float" office:value="1141084">
                <text:p>1141080</text:p>
              </table:table-cell>
              <table:table-cell office:value-type="float" office:value="8640.741642">
                <text:p>8640.741642</text:p>
              </table:table-cell>
              <table:table-cell office:value-type="float" office:value="10691.361088">
                <text:p>10691.361088</text:p>
              </table:table-cell>
              <table:table-cell office:value-type="float" office:value="16040.882478">
                <text:p>16040.882478</text:p>
              </table:table-cell>
              <table:table-cell office:value-type="float" office:value="11121.244669">
                <text:p>11121.244669</text:p>
              </table:table-cell>
            </table:table-row>
            <table:table-row>
              <table:table-cell office:value-type="float" office:value="1174629">
                <text:p>1174630</text:p>
              </table:table-cell>
              <table:table-cell office:value-type="float" office:value="8650.828647">
                <text:p>8650.828647</text:p>
              </table:table-cell>
              <table:table-cell office:value-type="float" office:value="10784.201058">
                <text:p>10784.201058</text:p>
              </table:table-cell>
              <table:table-cell office:value-type="float" office:value="16391.121236">
                <text:p>16391.121236</text:p>
              </table:table-cell>
              <table:table-cell office:value-type="float" office:value="11545.405723">
                <text:p>11545.405723</text:p>
              </table:table-cell>
            </table:table-row>
            <table:table-row>
              <table:table-cell office:value-type="float" office:value="1209159">
                <text:p>1209160</text:p>
              </table:table-cell>
              <table:table-cell office:value-type="float" office:value="8719.829488">
                <text:p>8719.829488</text:p>
              </table:table-cell>
              <table:table-cell office:value-type="float" office:value="10700.076799">
                <text:p>10700.076799</text:p>
              </table:table-cell>
              <table:table-cell office:value-type="float" office:value="16159.407157">
                <text:p>16159.407157</text:p>
              </table:table-cell>
              <table:table-cell office:value-type="float" office:value="11223.16698">
                <text:p>11223.16698</text:p>
              </table:table-cell>
            </table:table-row>
            <table:table-row>
              <table:table-cell office:value-type="float" office:value="1244705">
                <text:p>1244710</text:p>
              </table:table-cell>
              <table:table-cell office:value-type="float" office:value="8776.532137">
                <text:p>8776.532137</text:p>
              </table:table-cell>
              <table:table-cell office:value-type="float" office:value="10763.218808">
                <text:p>10763.218808</text:p>
              </table:table-cell>
              <table:table-cell office:value-type="float" office:value="16282.443432">
                <text:p>16282.443432</text:p>
              </table:table-cell>
              <table:table-cell office:value-type="float" office:value="11409.825036">
                <text:p>11409.825036</text:p>
              </table:table-cell>
            </table:table-row>
            <table:table-row>
              <table:table-cell office:value-type="float" office:value="1281296">
                <text:p>1281300</text:p>
              </table:table-cell>
              <table:table-cell office:value-type="float" office:value="8725.16051">
                <text:p>8725.16051</text:p>
              </table:table-cell>
              <table:table-cell office:value-type="float" office:value="10789.007784">
                <text:p>10789.007784</text:p>
              </table:table-cell>
              <table:table-cell office:value-type="float" office:value="16395.767585">
                <text:p>16395.767585</text:p>
              </table:table-cell>
              <table:table-cell office:value-type="float" office:value="11664.717478">
                <text:p>11664.717478</text:p>
              </table:table-cell>
            </table:table-row>
            <table:table-row>
              <table:table-cell office:value-type="float" office:value="1318963">
                <text:p>1318960</text:p>
              </table:table-cell>
              <table:table-cell office:value-type="float" office:value="8709.784832">
                <text:p>8709.784832</text:p>
              </table:table-cell>
              <table:table-cell office:value-type="float" office:value="10754.390119">
                <text:p>10754.390119</text:p>
              </table:table-cell>
              <table:table-cell office:value-type="float" office:value="16082.824619">
                <text:p>16082.824619</text:p>
              </table:table-cell>
              <table:table-cell office:value-type="float" office:value="11063.440249">
                <text:p>11063.440249</text:p>
              </table:table-cell>
            </table:table-row>
            <table:table-row>
              <table:table-cell office:value-type="float" office:value="1357736">
                <text:p>1357740</text:p>
              </table:table-cell>
              <table:table-cell office:value-type="float" office:value="8743.296889">
                <text:p>8743.296889</text:p>
              </table:table-cell>
              <table:table-cell office:value-type="float" office:value="10879.525197">
                <text:p>10879.525197</text:p>
              </table:table-cell>
              <table:table-cell office:value-type="float" office:value="16550.396149">
                <text:p>16550.396149</text:p>
              </table:table-cell>
              <table:table-cell office:value-type="float" office:value="11712.833024">
                <text:p>11712.833024</text:p>
              </table:table-cell>
            </table:table-row>
            <table:table-row>
              <table:table-cell office:value-type="float" office:value="1397650">
                <text:p>1397650</text:p>
              </table:table-cell>
              <table:table-cell office:value-type="float" office:value="8721.227364">
                <text:p>8721.227364</text:p>
              </table:table-cell>
              <table:table-cell office:value-type="float" office:value="10858.380809">
                <text:p>10858.380809</text:p>
              </table:table-cell>
              <table:table-cell office:value-type="float" office:value="16248.411633">
                <text:p>16248.411633</text:p>
              </table:table-cell>
              <table:table-cell office:value-type="float" office:value="11279.264252">
                <text:p>11279.264252</text:p>
              </table:table-cell>
            </table:table-row>
            <table:table-row>
              <table:table-cell office:value-type="float" office:value="1438737">
                <text:p>1438740</text:p>
              </table:table-cell>
              <table:table-cell office:value-type="float" office:value="8731.923146">
                <text:p>8731.923146</text:p>
              </table:table-cell>
              <table:table-cell office:value-type="float" office:value="10900.402977">
                <text:p>10900.402977</text:p>
              </table:table-cell>
              <table:table-cell office:value-type="float" office:value="16475.487672">
                <text:p>16475.487672</text:p>
              </table:table-cell>
              <table:table-cell office:value-type="float" office:value="11652.033857">
                <text:p>11652.033857</text:p>
              </table:table-cell>
            </table:table-row>
            <table:table-row>
              <table:table-cell office:value-type="float" office:value="1481031">
                <text:p>1481030</text:p>
              </table:table-cell>
              <table:table-cell office:value-type="float" office:value="8735.896471">
                <text:p>8735.896471</text:p>
              </table:table-cell>
              <table:table-cell office:value-type="float" office:value="10817.373269">
                <text:p>10817.373269</text:p>
              </table:table-cell>
              <table:table-cell office:value-type="float" office:value="16260.082034">
                <text:p>16260.082034</text:p>
              </table:table-cell>
              <table:table-cell office:value-type="float" office:value="11368.078936">
                <text:p>11368.078936</text:p>
              </table:table-cell>
            </table:table-row>
            <table:table-row>
              <table:table-cell office:value-type="float" office:value="1524570">
                <text:p>1524570</text:p>
              </table:table-cell>
              <table:table-cell office:value-type="float" office:value="8774.949325">
                <text:p>8774.949325</text:p>
              </table:table-cell>
              <table:table-cell office:value-type="float" office:value="10923.173367">
                <text:p>10923.173367</text:p>
              </table:table-cell>
              <table:table-cell office:value-type="float" office:value="16445.565373">
                <text:p>16445.565373</text:p>
              </table:table-cell>
              <table:table-cell office:value-type="float" office:value="11701.860246">
                <text:p>11701.860246</text:p>
              </table:table-cell>
            </table:table-row>
            <table:table-row>
              <table:table-cell office:value-type="float" office:value="1569388">
                <text:p>1569390</text:p>
              </table:table-cell>
              <table:table-cell office:value-type="float" office:value="8750.682169">
                <text:p>8750.682169</text:p>
              </table:table-cell>
              <table:table-cell office:value-type="float" office:value="10865.958643">
                <text:p>10865.958643</text:p>
              </table:table-cell>
              <table:table-cell office:value-type="float" office:value="16275.132872">
                <text:p>16275.132872</text:p>
              </table:table-cell>
              <table:table-cell office:value-type="float" office:value="11457.745831">
                <text:p>11457.745831</text:p>
              </table:table-cell>
            </table:table-row>
            <table:table-row>
              <table:table-cell office:value-type="float" office:value="1615523">
                <text:p>1615520</text:p>
              </table:table-cell>
              <table:table-cell office:value-type="float" office:value="8941.549157">
                <text:p>8941.549157</text:p>
              </table:table-cell>
              <table:table-cell office:value-type="float" office:value="10745.02853">
                <text:p>10745.02853</text:p>
              </table:table-cell>
              <table:table-cell office:value-type="float" office:value="16478.123243">
                <text:p>16478.123243</text:p>
              </table:table-cell>
              <table:table-cell office:value-type="float" office:value="11503.68563">
                <text:p>11503.68563</text:p>
              </table:table-cell>
            </table:table-row>
            <table:table-row>
              <table:table-cell office:value-type="float" office:value="1663015">
                <text:p>1663020</text:p>
              </table:table-cell>
              <table:table-cell office:value-type="float" office:value="9008.463821">
                <text:p>9008.463821</text:p>
              </table:table-cell>
              <table:table-cell office:value-type="float" office:value="10756.883315">
                <text:p>10756.883315</text:p>
              </table:table-cell>
              <table:table-cell office:value-type="float" office:value="16703.524865">
                <text:p>16703.524865</text:p>
              </table:table-cell>
              <table:table-cell office:value-type="float" office:value="11769.18167">
                <text:p>11769.18167</text:p>
              </table:table-cell>
            </table:table-row>
            <table:table-row>
              <table:table-cell office:value-type="float" office:value="1711903">
                <text:p>1711900</text:p>
              </table:table-cell>
              <table:table-cell office:value-type="float" office:value="8858.561303">
                <text:p>8858.561303</text:p>
              </table:table-cell>
              <table:table-cell office:value-type="float" office:value="10631.14497">
                <text:p>10631.14497</text:p>
              </table:table-cell>
              <table:table-cell office:value-type="float" office:value="16179.887723">
                <text:p>16179.887723</text:p>
              </table:table-cell>
              <table:table-cell office:value-type="float" office:value="10964.478125">
                <text:p>10964.478125</text:p>
              </table:table-cell>
            </table:table-row>
            <table:table-row>
              <table:table-cell office:value-type="float" office:value="1762228">
                <text:p>1762230</text:p>
              </table:table-cell>
              <table:table-cell office:value-type="float" office:value="8981.008157">
                <text:p>8981.008157</text:p>
              </table:table-cell>
              <table:table-cell office:value-type="float" office:value="10797.054852">
                <text:p>10797.054852</text:p>
              </table:table-cell>
              <table:table-cell office:value-type="float" office:value="16502.462299">
                <text:p>16502.462299</text:p>
              </table:table-cell>
              <table:table-cell office:value-type="float" office:value="11651.868564">
                <text:p>11651.868564</text:p>
              </table:table-cell>
            </table:table-row>
            <table:table-row>
              <table:table-cell office:value-type="float" office:value="1814032">
                <text:p>1814030</text:p>
              </table:table-cell>
              <table:table-cell office:value-type="float" office:value="8933.537089">
                <text:p>8933.537089</text:p>
              </table:table-cell>
              <table:table-cell office:value-type="float" office:value="10791.839679">
                <text:p>10791.839679</text:p>
              </table:table-cell>
              <table:table-cell office:value-type="float" office:value="16613.873856">
                <text:p>16613.873856</text:p>
              </table:table-cell>
              <table:table-cell office:value-type="float" office:value="11804.237228">
                <text:p>11804.237228</text:p>
              </table:table-cell>
            </table:table-row>
            <table:table-row>
              <table:table-cell office:value-type="float" office:value="1867360">
                <text:p>1867360</text:p>
              </table:table-cell>
              <table:table-cell office:value-type="float" office:value="8978.675277">
                <text:p>8978.675277</text:p>
              </table:table-cell>
              <table:table-cell office:value-type="float" office:value="10764.048115">
                <text:p>10764.048115</text:p>
              </table:table-cell>
              <table:table-cell office:value-type="float" office:value="16394.460871">
                <text:p>16394.460871</text:p>
              </table:table-cell>
              <table:table-cell office:value-type="float" office:value="11541.192596">
                <text:p>11541.192596</text:p>
              </table:table-cell>
            </table:table-row>
            <table:table-row>
              <table:table-cell office:value-type="float" office:value="1922255">
                <text:p>1922260</text:p>
              </table:table-cell>
              <table:table-cell office:value-type="float" office:value="8796.398377">
                <text:p>8796.398377</text:p>
              </table:table-cell>
              <table:table-cell office:value-type="float" office:value="10678.77567">
                <text:p>10678.77567</text:p>
              </table:table-cell>
              <table:table-cell office:value-type="float" office:value="16188.036207">
                <text:p>16188.036207</text:p>
              </table:table-cell>
              <table:table-cell office:value-type="float" office:value="11186.464978">
                <text:p>11186.464978</text:p>
              </table:table-cell>
            </table:table-row>
            <table:table-row>
              <table:table-cell office:value-type="float" office:value="1978763">
                <text:p>1978760</text:p>
              </table:table-cell>
              <table:table-cell office:value-type="float" office:value="8941.875661">
                <text:p>8941.875661</text:p>
              </table:table-cell>
              <table:table-cell office:value-type="float" office:value="10791.572493">
                <text:p>10791.572493</text:p>
              </table:table-cell>
              <table:table-cell office:value-type="float" office:value="16644.693839">
                <text:p>16644.693839</text:p>
              </table:table-cell>
              <table:table-cell office:value-type="float" office:value="11868.279322">
                <text:p>11868.279322</text:p>
              </table:table-cell>
            </table:table-row>
            <table:table-row>
              <table:table-cell office:value-type="float" office:value="2036933">
                <text:p>2036930</text:p>
              </table:table-cell>
              <table:table-cell office:value-type="float" office:value="8887.755231">
                <text:p>8887.755231</text:p>
              </table:table-cell>
              <table:table-cell office:value-type="float" office:value="10779.549626">
                <text:p>10779.549626</text:p>
              </table:table-cell>
              <table:table-cell office:value-type="float" office:value="16562.320905">
                <text:p>16562.320905</text:p>
              </table:table-cell>
              <table:table-cell office:value-type="float" office:value="11830.201894">
                <text:p>11830.201894</text:p>
              </table:table-cell>
            </table:table-row>
            <table:table-row>
              <table:table-cell office:value-type="float" office:value="2096813">
                <text:p>2096810</text:p>
              </table:table-cell>
              <table:table-cell office:value-type="float" office:value="8839.473713">
                <text:p>8839.473713</text:p>
              </table:table-cell>
              <table:table-cell office:value-type="float" office:value="10796.392205">
                <text:p>10796.392205</text:p>
              </table:table-cell>
              <table:table-cell office:value-type="float" office:value="16604.831144">
                <text:p>16604.831144</text:p>
              </table:table-cell>
              <table:table-cell office:value-type="float" office:value="11814.000549">
                <text:p>11814.000549</text:p>
              </table:table-cell>
            </table:table-row>
            <table:table-row>
              <table:table-cell office:value-type="float" office:value="2158454">
                <text:p>2158450</text:p>
              </table:table-cell>
              <table:table-cell office:value-type="float" office:value="8836.083934">
                <text:p>8836.083934</text:p>
              </table:table-cell>
              <table:table-cell office:value-type="float" office:value="10912.039396">
                <text:p>10912.039396</text:p>
              </table:table-cell>
              <table:table-cell office:value-type="float" office:value="16640.349366">
                <text:p>16640.349366</text:p>
              </table:table-cell>
              <table:table-cell office:value-type="float" office:value="11915.500992">
                <text:p>11915.500992</text:p>
              </table:table-cell>
            </table:table-row>
            <table:table-row>
              <table:table-cell office:value-type="float" office:value="2221906">
                <text:p>2221910</text:p>
              </table:table-cell>
              <table:table-cell office:value-type="float" office:value="8793.640863">
                <text:p>8793.640863</text:p>
              </table:table-cell>
              <table:table-cell office:value-type="float" office:value="10863.633404">
                <text:p>10863.633404</text:p>
              </table:table-cell>
              <table:table-cell office:value-type="float" office:value="16625.105897">
                <text:p>16625.105897</text:p>
              </table:table-cell>
              <table:table-cell office:value-type="float" office:value="11876.102222">
                <text:p>11876.102222</text:p>
              </table:table-cell>
            </table:table-row>
            <table:table-row>
              <table:table-cell office:value-type="float" office:value="2287224">
                <text:p>2287220</text:p>
              </table:table-cell>
              <table:table-cell office:value-type="float" office:value="8792.420597">
                <text:p>8792.420597</text:p>
              </table:table-cell>
              <table:table-cell office:value-type="float" office:value="10866.770186">
                <text:p>10866.770186</text:p>
              </table:table-cell>
              <table:table-cell office:value-type="float" office:value="16702.93233">
                <text:p>16702.93233</text:p>
              </table:table-cell>
              <table:table-cell office:value-type="float" office:value="11887.66441">
                <text:p>11887.66441</text:p>
              </table:table-cell>
            </table:table-row>
            <table:table-row>
              <table:table-cell office:value-type="float" office:value="2354462">
                <text:p>2354460</text:p>
              </table:table-cell>
              <table:table-cell office:value-type="float" office:value="8844.719516">
                <text:p>8844.719516</text:p>
              </table:table-cell>
              <table:table-cell office:value-type="float" office:value="10894.702">
                <text:p>10894.702</text:p>
              </table:table-cell>
              <table:table-cell office:value-type="float" office:value="16771.012409">
                <text:p>16771.012409</text:p>
              </table:table-cell>
              <table:table-cell office:value-type="float" office:value="11906.754057">
                <text:p>11906.754057</text:p>
              </table:table-cell>
            </table:table-row>
            <table:table-row>
              <table:table-cell office:value-type="float" office:value="2423676">
                <text:p>2423680</text:p>
              </table:table-cell>
              <table:table-cell office:value-type="float" office:value="8815.781205">
                <text:p>8815.781205</text:p>
              </table:table-cell>
              <table:table-cell office:value-type="float" office:value="10903.198038">
                <text:p>10903.198038</text:p>
              </table:table-cell>
              <table:table-cell office:value-type="float" office:value="16497.943487">
                <text:p>16497.943487</text:p>
              </table:table-cell>
              <table:table-cell office:value-type="float" office:value="11836.211273">
                <text:p>11836.211273</text:p>
              </table:table-cell>
            </table:table-row>
            <table:table-row>
              <table:table-cell office:value-type="float" office:value="2494925">
                <text:p>2494930</text:p>
              </table:table-cell>
              <table:table-cell office:value-type="float" office:value="8778.345346">
                <text:p>8778.345346</text:p>
              </table:table-cell>
              <table:table-cell office:value-type="float" office:value="10975.245903">
                <text:p>10975.245903</text:p>
              </table:table-cell>
              <table:table-cell office:value-type="float" office:value="16684.648973">
                <text:p>16684.648973</text:p>
              </table:table-cell>
              <table:table-cell office:value-type="float" office:value="11907.950554">
                <text:p>11907.950554</text:p>
              </table:table-cell>
            </table:table-row>
            <table:table-row>
              <table:table-cell office:value-type="float" office:value="2568269">
                <text:p>2568270</text:p>
              </table:table-cell>
              <table:table-cell office:value-type="float" office:value="8776.230968">
                <text:p>8776.230968</text:p>
              </table:table-cell>
              <table:table-cell office:value-type="float" office:value="10959.358048">
                <text:p>10959.358048</text:p>
              </table:table-cell>
              <table:table-cell office:value-type="float" office:value="16611.439914">
                <text:p>16611.439914</text:p>
              </table:table-cell>
              <table:table-cell office:value-type="float" office:value="11907.054168">
                <text:p>11907.054168</text:p>
              </table:table-cell>
            </table:table-row>
            <table:table-row>
              <table:table-cell office:value-type="float" office:value="2643769">
                <text:p>2643770</text:p>
              </table:table-cell>
              <table:table-cell office:value-type="float" office:value="8776.886998">
                <text:p>8776.886998</text:p>
              </table:table-cell>
              <table:table-cell office:value-type="float" office:value="10997.760559">
                <text:p>10997.760559</text:p>
              </table:table-cell>
              <table:table-cell office:value-type="float" office:value="16700.757648">
                <text:p>16700.757648</text:p>
              </table:table-cell>
              <table:table-cell office:value-type="float" office:value="11948.364873">
                <text:p>11948.364873</text:p>
              </table:table-cell>
            </table:table-row>
            <table:table-row>
              <table:table-cell office:value-type="float" office:value="2721488">
                <text:p>2721490</text:p>
              </table:table-cell>
              <table:table-cell office:value-type="float" office:value="8854.116484">
                <text:p>8854.116484</text:p>
              </table:table-cell>
              <table:table-cell office:value-type="float" office:value="11072.849378">
                <text:p>11072.849378</text:p>
              </table:table-cell>
              <table:table-cell office:value-type="float" office:value="16692.983943">
                <text:p>16692.983943</text:p>
              </table:table-cell>
              <table:table-cell office:value-type="float" office:value="12002.980754">
                <text:p>12002.980754</text:p>
              </table:table-cell>
            </table:table-row>
            <table:table-row>
              <table:table-cell office:value-type="float" office:value="2801492">
                <text:p>2801490</text:p>
              </table:table-cell>
              <table:table-cell office:value-type="float" office:value="8768.295667">
                <text:p>8768.295667</text:p>
              </table:table-cell>
              <table:table-cell office:value-type="float" office:value="10968.527673">
                <text:p>10968.527673</text:p>
              </table:table-cell>
              <table:table-cell office:value-type="float" office:value="16540.426141">
                <text:p>16540.426141</text:p>
              </table:table-cell>
              <table:table-cell office:value-type="float" office:value="11840.212958">
                <text:p>11840.212958</text:p>
              </table:table-cell>
            </table:table-row>
            <table:table-row>
              <table:table-cell office:value-type="float" office:value="2883848">
                <text:p>2883850</text:p>
              </table:table-cell>
              <table:table-cell office:value-type="float" office:value="8817.372731">
                <text:p>8817.372731</text:p>
              </table:table-cell>
              <table:table-cell office:value-type="float" office:value="11024.980183">
                <text:p>11024.980183</text:p>
              </table:table-cell>
              <table:table-cell office:value-type="float" office:value="16588.666395">
                <text:p>16588.666395</text:p>
              </table:table-cell>
              <table:table-cell office:value-type="float" office:value="11927.139503">
                <text:p>11927.139503</text:p>
              </table:table-cell>
            </table:table-row>
            <table:table-row>
              <table:table-cell office:value-type="float" office:value="2968624">
                <text:p>2968620</text:p>
              </table:table-cell>
              <table:table-cell office:value-type="float" office:value="8793.392656">
                <text:p>8793.392656</text:p>
              </table:table-cell>
              <table:table-cell office:value-type="float" office:value="10944.587803">
                <text:p>10944.587803</text:p>
              </table:table-cell>
              <table:table-cell office:value-type="float" office:value="16448.534737">
                <text:p>16448.534737</text:p>
              </table:table-cell>
              <table:table-cell office:value-type="float" office:value="11847.457477">
                <text:p>11847.457477</text:p>
              </table:table-cell>
            </table:table-row>
            <table:table-row>
              <table:table-cell office:value-type="float" office:value="3055893">
                <text:p>3055890</text:p>
              </table:table-cell>
              <table:table-cell office:value-type="float" office:value="8761.241365">
                <text:p>8761.241365</text:p>
              </table:table-cell>
              <table:table-cell office:value-type="float" office:value="10959.852664">
                <text:p>10959.852664</text:p>
              </table:table-cell>
              <table:table-cell office:value-type="float" office:value="16562.733609">
                <text:p>16562.733609</text:p>
              </table:table-cell>
              <table:table-cell office:value-type="float" office:value="11871.635094">
                <text:p>11871.635094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8713.266263">
                <text:p>8713.266263</text:p>
              </table:table-cell>
              <table:table-cell office:value-type="float" office:value="10904.233395">
                <text:p>10904.233395</text:p>
              </table:table-cell>
              <table:table-cell office:value-type="float" office:value="16501.047978">
                <text:p>16501.047978</text:p>
              </table:table-cell>
              <table:table-cell office:value-type="float" office:value="11812.292455">
                <text:p>11812.292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cm" svg:y="4.187cm" style:legend-expansion="high" chart:style-name="ch2"/>
        <chart:plot-area chart:style-name="ch3" table:cell-range-address="output.A1:output.A401 output.G1:output.G401" chart:data-source-has-labels="both" svg:x="0.32cm" svg:y="0.18cm" svg:width="12.05cm" svg:height="8.64cm">
          <chartooo:coordinate-region svg:x="1.629cm" svg:y="0.18cm" svg:width="10.741cm" svg:height="6.829cm"/>
          <chart:axis chart:dimension="x" chart:name="primary-x" chart:style-name="ch4" chartooo:axis-type="auto">
            <chartooo:date-scale/>
            <chart:categories table:cell-range-address="output.A2:output.A4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G2:output.G401" chart:label-cell-address="output.G1:output.G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Uncertainty</text:p>
                <draw:g>
                  <svg:desc>output.G1:output.G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.A2:output.A401</svg:desc>
                </draw:g>
              </table:table-cell>
              <table:table-cell office:value-type="float" office:value="0.049">
                <text:p>0.049</text:p>
                <draw:g>
                  <svg:desc>output.G2:output.G401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122">
                <text:p>21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185">
                <text:p>219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249">
                <text:p>225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315">
                <text:p>23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383">
                <text:p>238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453">
                <text:p>245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525">
                <text:p>253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676">
                <text:p>268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755">
                <text:p>276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836">
                <text:p>284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919">
                <text:p>29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005">
                <text:p>30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093">
                <text:p>309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184">
                <text:p>318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278">
                <text:p>32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374">
                <text:p>337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473">
                <text:p>347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575">
                <text:p>35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789">
                <text:p>379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015">
                <text:p>402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133">
                <text:p>413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254">
                <text:p>42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379">
                <text:p>43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508">
                <text:p>45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777">
                <text:p>47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917">
                <text:p>492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062">
                <text:p>506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211">
                <text:p>52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364">
                <text:p>536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521">
                <text:p>552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684">
                <text:p>56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851">
                <text:p>58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023">
                <text:p>602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382">
                <text:p>63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570">
                <text:p>657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763">
                <text:p>676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962">
                <text:p>696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166">
                <text:p>717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377">
                <text:p>7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4">
                <text:p>7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7">
                <text:p>7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7">
                <text:p>8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4">
                <text:p>8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27">
                <text:p>8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78">
                <text:p>8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36">
                <text:p>9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5">
                <text:p>9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6">
                <text:p>9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6">
                <text:p>10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44">
                <text:p>10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51">
                <text:p>10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67">
                <text:p>1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93">
                <text:p>1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28">
                <text:p>1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72">
                <text:p>1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27">
                <text:p>1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93">
                <text:p>12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69">
                <text:p>1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56">
                <text:p>13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54">
                <text:p>1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65">
                <text:p>14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87">
                <text:p>14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21">
                <text:p>15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69">
                <text:p>15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30">
                <text:p>16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04">
                <text:p>16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92">
                <text:p>17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94">
                <text:p>17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12">
                <text:p>18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44">
                <text:p>18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92">
                <text:p>19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56">
                <text:p>19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37">
                <text:p>20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35">
                <text:p>20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84">
                <text:p>2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36">
                <text:p>22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07">
                <text:p>23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98">
                <text:p>2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10">
                <text:p>24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42">
                <text:p>25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96">
                <text:p>26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72">
                <text:p>27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93">
                <text:p>28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39">
                <text:p>29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10">
                <text:p>30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07">
                <text:p>3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31">
                <text:p>3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81">
                <text:p>33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59">
                <text:p>34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67">
                <text:p>35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03">
                <text:p>36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70">
                <text:p>37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69">
                <text:p>38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96">
                <text:p>4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6">
                <text:p>44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73">
                <text:p>45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19">
                <text:p>47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504">
                <text:p>48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30">
                <text:p>49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97">
                <text:p>5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08">
                <text:p>52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464">
                <text:p>54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65">
                <text:p>56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713">
                <text:p>57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410">
                <text:p>59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56">
                <text:p>6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54">
                <text:p>62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04">
                <text:p>6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10">
                <text:p>66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71">
                <text:p>68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89">
                <text:p>70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67">
                <text:p>72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907">
                <text:p>74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09">
                <text:p>77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75">
                <text:p>79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09">
                <text:p>8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111">
                <text:p>8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583">
                <text:p>86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129">
                <text:p>89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49">
                <text:p>9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46">
                <text:p>94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22">
                <text:p>97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80">
                <text:p>100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023">
                <text:p>103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051">
                <text:p>106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169">
                <text:p>109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78">
                <text:p>11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682">
                <text:p>115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82">
                <text:p>119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583">
                <text:p>122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187">
                <text:p>126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896">
                <text:p>129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715">
                <text:p>133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645">
                <text:p>137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692">
                <text:p>14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857">
                <text:p>145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145">
                <text:p>150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559">
                <text:p>154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102">
                <text:p>159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779">
                <text:p>163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594">
                <text:p>168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550">
                <text:p>173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652">
                <text:p>178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904">
                <text:p>183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310">
                <text:p>189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876">
                <text:p>194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04">
                <text:p>200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501">
                <text:p>206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572">
                <text:p>21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821">
                <text:p>218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254">
                <text:p>225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876">
                <text:p>23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692">
                <text:p>238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709">
                <text:p>245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932">
                <text:p>252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368">
                <text:p>260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022">
                <text:p>26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901">
                <text:p>275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011">
                <text:p>28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360">
                <text:p>29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955">
                <text:p>300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802">
                <text:p>309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910">
                <text:p>318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285">
                <text:p>328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935">
                <text:p>337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870">
                <text:p>347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096">
                <text:p>358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623">
                <text:p>368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459">
                <text:p>379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614">
                <text:p>390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097">
                <text:p>40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918">
                <text:p>41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86">
                <text:p>426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2">
                <text:p>438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505">
                <text:p>45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778">
                <text:p>464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442">
                <text:p>478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2506">
                <text:p>492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985">
                <text:p>506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1889">
                <text:p>52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231">
                <text:p>537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024">
                <text:p>553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9281">
                <text:p>569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6016">
                <text:p>586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3243">
                <text:p>603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977">
                <text:p>620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232">
                <text:p>639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024">
                <text:p>65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368">
                <text:p>677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280">
                <text:p>697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7778">
                <text:p>717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8879">
                <text:p>738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600">
                <text:p>760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959">
                <text:p>782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976">
                <text:p>805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670">
                <text:p>829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059">
                <text:p>85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166">
                <text:p>879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011">
                <text:p>905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616">
                <text:p>93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003">
                <text:p>95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195">
                <text:p>987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216">
                <text:p>1016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089">
                <text:p>1046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841">
                <text:p>1076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8497">
                <text:p>1108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1084">
                <text:p>114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4629">
                <text:p>1174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9159">
                <text:p>1209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4705">
                <text:p>1244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1296">
                <text:p>128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8963">
                <text:p>1318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7736">
                <text:p>1357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7650">
                <text:p>1397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8737">
                <text:p>1438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1031">
                <text:p>148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4570">
                <text:p>1524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9388">
                <text:p>1569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5523">
                <text:p>1615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3015">
                <text:p>1663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1903">
                <text:p>171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2228">
                <text:p>176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4032">
                <text:p>181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7360">
                <text:p>1867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2255">
                <text:p>192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8763">
                <text:p>1978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6933">
                <text:p>2036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6813">
                <text:p>2096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8454">
                <text:p>2158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1906">
                <text:p>222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7224">
                <text:p>2287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4462">
                <text:p>2354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3676">
                <text:p>2423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4925">
                <text:p>2494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8269">
                <text:p>2568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3769">
                <text:p>2643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1488">
                <text:p>272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1492">
                <text:p>280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3848">
                <text:p>2883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8624">
                <text:p>2968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5893">
                <text:p>3055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